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notracking_cam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ilename</text:p>
          </table:table-cell>
          <table:table-cell office:value-type="string" table:style-name="ce1">
            <text:p>U</text:p>
          </table:table-cell>
          <table:table-cell office:value-type="string" table:style-name="ce1">
            <text:p>V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19" table:style-name="ce1">
            <text:p>519</text:p>
          </table:table-cell>
          <table:table-cell office:value-type="float" office:value="967" table:style-name="ce1">
            <text:p>967</text:p>
          </table:table-cell>
          <table:table-cell office:value-type="float" office:value="-0.24631900000000001" table:style-name="ce1">
            <text:p>-0.246319</text:p>
          </table:table-cell>
          <table:table-cell office:value-type="float" office:value="2.8100800000000001" table:style-name="ce1">
            <text:p>2.81008</text:p>
          </table:table-cell>
          <table:table-cell office:value-type="float" office:value="-3.9500500000000001E-2" table:style-name="ce1">
            <text:p>-0.039500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624" table:style-name="ce1">
            <text:p>624</text:p>
          </table:table-cell>
          <table:table-cell office:value-type="float" office:value="1304" table:style-name="ce1">
            <text:p>1304</text:p>
          </table:table-cell>
          <table:table-cell office:value-type="float" office:value="1.60118" table:style-name="ce1">
            <text:p>1.60118</text:p>
          </table:table-cell>
          <table:table-cell office:value-type="float" office:value="2.2130700000000001" table:style-name="ce1">
            <text:p>2.21307</text:p>
          </table:table-cell>
          <table:table-cell office:value-type="float" office:value="-3.4666799999999998E-2" table:style-name="ce1">
            <text:p>-0.034666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448" table:style-name="ce1">
            <text:p>448</text:p>
          </table:table-cell>
          <table:table-cell office:value-type="float" office:value="404" table:style-name="ce1">
            <text:p>404</text:p>
          </table:table-cell>
          <table:table-cell office:value-type="float" office:value="-3.3388399999999998" table:style-name="ce1">
            <text:p>-3.33884</text:p>
          </table:table-cell>
          <table:table-cell office:value-type="float" office:value="3.2332200000000002" table:style-name="ce1">
            <text:p>3.23322</text:p>
          </table:table-cell>
          <table:table-cell office:value-type="float" office:value="-3.9391900000000001E-2" table:style-name="ce1">
            <text:p>-0.039391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88" table:style-name="ce1">
            <text:p>388</text:p>
          </table:table-cell>
          <table:table-cell office:value-type="float" office:value="552" table:style-name="ce1">
            <text:p>552</text:p>
          </table:table-cell>
          <table:table-cell office:value-type="float" office:value="-2.5213399999999999" table:style-name="ce1">
            <text:p>-2.52134</text:p>
          </table:table-cell>
          <table:table-cell office:value-type="float" office:value="3.5546199999999999" table:style-name="ce1">
            <text:p>3.55462</text:p>
          </table:table-cell>
          <table:table-cell office:value-type="float" office:value="-4.5586000000000002E-2" table:style-name="ce1">
            <text:p>-0.04558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432" table:style-name="ce1">
            <text:p>432</text:p>
          </table:table-cell>
          <table:table-cell office:value-type="float" office:value="336" table:style-name="ce1">
            <text:p>336</text:p>
          </table:table-cell>
          <table:table-cell office:value-type="float" office:value="-3.7119300000000002" table:style-name="ce1">
            <text:p>-3.71193</text:p>
          </table:table-cell>
          <table:table-cell office:value-type="float" office:value="3.3251599999999999" table:style-name="ce1">
            <text:p>3.32516</text:p>
          </table:table-cell>
          <table:table-cell office:value-type="float" office:value="-3.9960700000000002E-2" table:style-name="ce1">
            <text:p>-0.0399607</text:p>
          </table:table-cell>
          <table:table-cell table:number-columns-repeated="1635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27" table:style-name="ce1">
            <text:p>527</text:p>
          </table:table-cell>
          <table:table-cell office:value-type="float" office:value="975" table:style-name="ce1">
            <text:p>975</text:p>
          </table:table-cell>
          <table:table-cell office:value-type="float" office:value="-0.20277999999999999" table:style-name="ce1">
            <text:p>-0.20278</text:p>
          </table:table-cell>
          <table:table-cell office:value-type="float" office:value="2.7656200000000002" table:style-name="ce1">
            <text:p>2.76562</text:p>
          </table:table-cell>
          <table:table-cell office:value-type="float" office:value="-3.8954099999999998E-2" table:style-name="ce1">
            <text:p>-0.038954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491" table:style-name="ce1">
            <text:p>491</text:p>
          </table:table-cell>
          <table:table-cell office:value-type="float" office:value="576" table:style-name="ce1">
            <text:p>576</text:p>
          </table:table-cell>
          <table:table-cell office:value-type="float" office:value="-2.3952900000000001" table:style-name="ce1">
            <text:p>-2.39529</text:p>
          </table:table-cell>
          <table:table-cell office:value-type="float" office:value="2.9867599999999999" table:style-name="ce1">
            <text:p>2.98676</text:p>
          </table:table-cell>
          <table:table-cell office:value-type="float" office:value="-3.7754900000000001E-2" table:style-name="ce1">
            <text:p>-0.0377549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391" table:style-name="ce1">
            <text:p>391</text:p>
          </table:table-cell>
          <table:table-cell office:value-type="float" office:value="784" table:style-name="ce1">
            <text:p>784</text:p>
          </table:table-cell>
          <table:table-cell office:value-type="float" office:value="-1.24546" table:style-name="ce1">
            <text:p>-1.24546</text:p>
          </table:table-cell>
          <table:table-cell office:value-type="float" office:value="3.5246599999999999" table:style-name="ce1">
            <text:p>3.52466</text:p>
          </table:table-cell>
          <table:table-cell office:value-type="float" office:value="-4.7688800000000003E-2" table:style-name="ce1">
            <text:p>-0.0476888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615" table:style-name="ce1">
            <text:p>615</text:p>
          </table:table-cell>
          <table:table-cell office:value-type="float" office:value="1327" table:style-name="ce1">
            <text:p>1327</text:p>
          </table:table-cell>
          <table:table-cell office:value-type="float" office:value="1.72821" table:style-name="ce1">
            <text:p>1.72821</text:p>
          </table:table-cell>
          <table:table-cell office:value-type="float" office:value="2.2612299999999999" table:style-name="ce1">
            <text:p>2.26123</text:p>
          </table:table-cell>
          <table:table-cell office:value-type="float" office:value="-3.5603999999999997E-2" table:style-name="ce1">
            <text:p>-0.035604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491" table:style-name="ce1">
            <text:p>491</text:p>
          </table:table-cell>
          <table:table-cell office:value-type="float" office:value="391" table:style-name="ce1">
            <text:p>391</text:p>
          </table:table-cell>
          <table:table-cell office:value-type="float" office:value="-3.41283" table:style-name="ce1">
            <text:p>-3.41283</text:p>
          </table:table-cell>
          <table:table-cell office:value-type="float" office:value="2.99749" table:style-name="ce1">
            <text:p>2.99749</text:p>
          </table:table-cell>
          <table:table-cell office:value-type="float" office:value="-3.5890699999999998E-2" table:style-name="ce1">
            <text:p>-0.0358907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31" table:style-name="ce1">
            <text:p>531</text:p>
          </table:table-cell>
          <table:table-cell office:value-type="float" office:value="971" table:style-name="ce1">
            <text:p>971</text:p>
          </table:table-cell>
          <table:table-cell office:value-type="float" office:value="-0.22501199999999999" table:style-name="ce1">
            <text:p>-0.225012</text:p>
          </table:table-cell>
          <table:table-cell office:value-type="float" office:value="2.7438500000000001" table:style-name="ce1">
            <text:p>2.74385</text:p>
          </table:table-cell>
          <table:table-cell office:value-type="float" office:value="-3.8600299999999997E-2" table:style-name="ce1">
            <text:p>-0.0386003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447" table:style-name="ce1">
            <text:p>447</text:p>
          </table:table-cell>
          <table:table-cell office:value-type="float" office:value="644" table:style-name="ce1">
            <text:p>644</text:p>
          </table:table-cell>
          <table:table-cell office:value-type="float" office:value="-2.0187300000000001" table:style-name="ce1">
            <text:p>-2.01873</text:p>
          </table:table-cell>
          <table:table-cell office:value-type="float" office:value="3.2248000000000001" table:style-name="ce1">
            <text:p>3.2248</text:p>
          </table:table-cell>
          <table:table-cell office:value-type="float" office:value="-4.1888799999999997E-2" table:style-name="ce1">
            <text:p>-0.0418888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612" table:style-name="ce1">
            <text:p>612</text:p>
          </table:table-cell>
          <table:table-cell office:value-type="float" office:value="1400" table:style-name="ce1">
            <text:p>1400</text:p>
          </table:table-cell>
          <table:table-cell office:value-type="float" office:value="2.1299000000000001" table:style-name="ce1">
            <text:p>2.1299</text:p>
          </table:table-cell>
          <table:table-cell office:value-type="float" office:value="2.2734899999999998" table:style-name="ce1">
            <text:p>2.27349</text:p>
          </table:table-cell>
          <table:table-cell office:value-type="float" office:value="-3.6574799999999998E-2" table:style-name="ce1">
            <text:p>-0.0365748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395" table:style-name="ce1">
            <text:p>395</text:p>
          </table:table-cell>
          <table:table-cell office:value-type="float" office:value="432" table:style-name="ce1">
            <text:p>432</text:p>
          </table:table-cell>
          <table:table-cell office:value-type="float" office:value="-3.1817700000000002" table:style-name="ce1">
            <text:p>-3.18177</text:p>
          </table:table-cell>
          <table:table-cell office:value-type="float" office:value="3.5230800000000002" table:style-name="ce1">
            <text:p>3.52308</text:p>
          </table:table-cell>
          <table:table-cell office:value-type="float" office:value="-4.3828100000000002E-2" table:style-name="ce1">
            <text:p>-0.0438281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384" table:style-name="ce1">
            <text:p>384</text:p>
          </table:table-cell>
          <table:table-cell office:value-type="float" office:value="388" table:style-name="ce1">
            <text:p>388</text:p>
          </table:table-cell>
          <table:table-cell office:value-type="float" office:value="-3.4231400000000001" table:style-name="ce1">
            <text:p>-3.42314</text:p>
          </table:table-cell>
          <table:table-cell office:value-type="float" office:value="3.5861299999999998" table:style-name="ce1">
            <text:p>3.58613</text:p>
          </table:table-cell>
          <table:table-cell office:value-type="float" office:value="-4.4246899999999999E-2" table:style-name="ce1">
            <text:p>-0.0442469</text:p>
          </table:table-cell>
          <table:table-cell table:number-columns-repeated="1635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48" table:style-name="ce1">
            <text:p>548</text:p>
          </table:table-cell>
          <table:table-cell office:value-type="float" office:value="976" table:style-name="ce1">
            <text:p>976</text:p>
          </table:table-cell>
          <table:table-cell office:value-type="float" office:value="-0.198495" table:style-name="ce1">
            <text:p>-0.198495</text:p>
          </table:table-cell>
          <table:table-cell office:value-type="float" office:value="2.6500699999999999" table:style-name="ce1">
            <text:p>2.65007</text:p>
          </table:table-cell>
          <table:table-cell office:value-type="float" office:value="-3.7318299999999999E-2" table:style-name="ce1">
            <text:p>-0.0373183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539" table:style-name="ce1">
            <text:p>539</text:p>
          </table:table-cell>
          <table:table-cell office:value-type="float" office:value="1452" table:style-name="ce1">
            <text:p>1452</text:p>
          </table:table-cell>
          <table:table-cell office:value-type="float" office:value="2.42014" table:style-name="ce1">
            <text:p>2.42014</text:p>
          </table:table-cell>
          <table:table-cell office:value-type="float" office:value="2.6719499999999998" table:style-name="ce1">
            <text:p>2.67195</text:p>
          </table:table-cell>
          <table:table-cell office:value-type="float" office:value="-4.2820400000000002E-2" table:style-name="ce1">
            <text:p>-0.0428204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528" table:style-name="ce1">
            <text:p>528</text:p>
          </table:table-cell>
          <table:table-cell office:value-type="float" office:value="476" table:style-name="ce1">
            <text:p>476</text:p>
          </table:table-cell>
          <table:table-cell office:value-type="float" office:value="-2.9474499999999999" table:style-name="ce1">
            <text:p>-2.94745</text:p>
          </table:table-cell>
          <table:table-cell office:value-type="float" office:value="2.7890700000000002" table:style-name="ce1">
            <text:p>2.78907</text:p>
          </table:table-cell>
          <table:table-cell office:value-type="float" office:value="-3.3847299999999997E-2" table:style-name="ce1">
            <text:p>-0.0338473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532" table:style-name="ce1">
            <text:p>532</text:p>
          </table:table-cell>
          <table:table-cell office:value-type="float" office:value="391" table:style-name="ce1">
            <text:p>391</text:p>
          </table:table-cell>
          <table:table-cell office:value-type="float" office:value="-3.4152100000000001" table:style-name="ce1">
            <text:p>-3.41521</text:p>
          </table:table-cell>
          <table:table-cell office:value-type="float" office:value="2.7719999999999998" table:style-name="ce1">
            <text:p>2.772</text:p>
          </table:table-cell>
          <table:table-cell office:value-type="float" office:value="-3.2677200000000003E-2" table:style-name="ce1">
            <text:p>-0.032677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540" table:style-name="ce1">
            <text:p>540</text:p>
          </table:table-cell>
          <table:table-cell office:value-type="float" office:value="1604" table:style-name="ce1">
            <text:p>1604</text:p>
          </table:table-cell>
          <table:table-cell office:value-type="float" office:value="3.2561200000000001" table:style-name="ce1">
            <text:p>3.25612</text:p>
          </table:table-cell>
          <table:table-cell office:value-type="float" office:value="2.6576399999999998" table:style-name="ce1">
            <text:p>2.65764</text:p>
          </table:table-cell>
          <table:table-cell office:value-type="float" office:value="-4.4273699999999999E-2" table:style-name="ce1">
            <text:p>-0.0442737</text:p>
          </table:table-cell>
          <table:table-cell table:number-columns-repeated="1635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52" table:style-name="ce1">
            <text:p>552</text:p>
          </table:table-cell>
          <table:table-cell office:value-type="float" office:value="976" table:style-name="ce1">
            <text:p>976</text:p>
          </table:table-cell>
          <table:table-cell office:value-type="float" office:value="-0.19872600000000001" table:style-name="ce1">
            <text:p>-0.198726</text:p>
          </table:table-cell>
          <table:table-cell office:value-type="float" office:value="2.6280700000000001" table:style-name="ce1">
            <text:p>2.62807</text:p>
          </table:table-cell>
          <table:table-cell office:value-type="float" office:value="-3.7004700000000001E-2" table:style-name="ce1">
            <text:p>-0.0370047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523" table:style-name="ce1">
            <text:p>523</text:p>
          </table:table-cell>
          <table:table-cell office:value-type="float" office:value="444" table:style-name="ce1">
            <text:p>444</text:p>
          </table:table-cell>
          <table:table-cell office:value-type="float" office:value="-3.12317" table:style-name="ce1">
            <text:p>-3.12317</text:p>
          </table:table-cell>
          <table:table-cell office:value-type="float" office:value="2.8184200000000001" table:style-name="ce1">
            <text:p>2.81842</text:p>
          </table:table-cell>
          <table:table-cell office:value-type="float" office:value="-3.3916700000000001E-2" table:style-name="ce1">
            <text:p>-0.0339167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519" table:style-name="ce1">
            <text:p>519</text:p>
          </table:table-cell>
          <table:table-cell office:value-type="float" office:value="388" table:style-name="ce1">
            <text:p>388</text:p>
          </table:table-cell>
          <table:table-cell office:value-type="float" office:value="-3.4309500000000002" table:style-name="ce1">
            <text:p>-3.43095</text:p>
          </table:table-cell>
          <table:table-cell office:value-type="float" office:value="2.8436699999999999" table:style-name="ce1">
            <text:p>2.84367</text:p>
          </table:table-cell>
          <table:table-cell office:value-type="float" office:value="-3.3665899999999999E-2" table:style-name="ce1">
            <text:p>-0.0336659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591" table:style-name="ce1">
            <text:p>591</text:p>
          </table:table-cell>
          <table:table-cell office:value-type="float" office:value="1511" table:style-name="ce1">
            <text:p>1511</text:p>
          </table:table-cell>
          <table:table-cell office:value-type="float" office:value="2.7416399999999999" table:style-name="ce1">
            <text:p>2.74164</text:p>
          </table:table-cell>
          <table:table-cell office:value-type="float" office:value="2.3825500000000002" table:style-name="ce1">
            <text:p>2.38255</text:p>
          </table:table-cell>
          <table:table-cell office:value-type="float" office:value="-3.9339300000000001E-2" table:style-name="ce1">
            <text:p>-0.0393393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571" table:style-name="ce1">
            <text:p>571</text:p>
          </table:table-cell>
          <table:table-cell office:value-type="float" office:value="1608" table:style-name="ce1">
            <text:p>1608</text:p>
          </table:table-cell>
          <table:table-cell office:value-type="float" office:value="3.2763200000000001" table:style-name="ce1">
            <text:p>3.27632</text:p>
          </table:table-cell>
          <table:table-cell office:value-type="float" office:value="2.48692" table:style-name="ce1">
            <text:p>2.48692</text:p>
          </table:table-cell>
          <table:table-cell office:value-type="float" office:value="-4.1884299999999999E-2" table:style-name="ce1">
            <text:p>-0.0418843</text:p>
          </table:table-cell>
          <table:table-cell table:number-columns-repeated="1635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51" table:style-name="ce1">
            <text:p>551</text:p>
          </table:table-cell>
          <table:table-cell office:value-type="float" office:value="975" table:style-name="ce1">
            <text:p>975</text:p>
          </table:table-cell>
          <table:table-cell office:value-type="float" office:value="-0.20416899999999999" table:style-name="ce1">
            <text:p>-0.204169</text:p>
          </table:table-cell>
          <table:table-cell office:value-type="float" office:value="2.6336300000000001" table:style-name="ce1">
            <text:p>2.63363</text:p>
          </table:table-cell>
          <table:table-cell office:value-type="float" office:value="-3.7073000000000002E-2" table:style-name="ce1">
            <text:p>-0.03707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16" table:style-name="ce1">
            <text:p>516</text:p>
          </table:table-cell>
          <table:table-cell office:value-type="float" office:value="408" table:style-name="ce1">
            <text:p>408</text:p>
          </table:table-cell>
          <table:table-cell office:value-type="float" office:value="-3.3207800000000001" table:style-name="ce1">
            <text:p>-3.32078</text:p>
          </table:table-cell>
          <table:table-cell office:value-type="float" office:value="2.8590100000000001" table:style-name="ce1">
            <text:p>2.85901</text:p>
          </table:table-cell>
          <table:table-cell office:value-type="float" office:value="-3.4102500000000001E-2" table:style-name="ce1">
            <text:p>-0.0341025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15" table:style-name="ce1">
            <text:p>515</text:p>
          </table:table-cell>
          <table:table-cell office:value-type="float" office:value="388" table:style-name="ce1">
            <text:p>388</text:p>
          </table:table-cell>
          <table:table-cell office:value-type="float" office:value="-3.43072" table:style-name="ce1">
            <text:p>-3.43072</text:p>
          </table:table-cell>
          <table:table-cell office:value-type="float" office:value="2.8656700000000002" table:style-name="ce1">
            <text:p>2.86567</text:p>
          </table:table-cell>
          <table:table-cell office:value-type="float" office:value="-3.39794E-2" table:style-name="ce1">
            <text:p>-0.033979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79" table:style-name="ce1">
            <text:p>579</text:p>
          </table:table-cell>
          <table:table-cell office:value-type="float" office:value="1468" table:style-name="ce1">
            <text:p>1468</text:p>
          </table:table-cell>
          <table:table-cell office:value-type="float" office:value="2.50583" table:style-name="ce1">
            <text:p>2.50583</text:p>
          </table:table-cell>
          <table:table-cell office:value-type="float" office:value="2.4510399999999999" table:style-name="ce1">
            <text:p>2.45104</text:p>
          </table:table-cell>
          <table:table-cell office:value-type="float" office:value="-3.98465E-2" table:style-name="ce1">
            <text:p>-0.0398465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80" table:style-name="ce1">
            <text:p>580</text:p>
          </table:table-cell>
          <table:table-cell office:value-type="float" office:value="1600" table:style-name="ce1">
            <text:p>1600</text:p>
          </table:table-cell>
          <table:table-cell office:value-type="float" office:value="3.2317999999999998" table:style-name="ce1">
            <text:p>3.2318</text:p>
          </table:table-cell>
          <table:table-cell office:value-type="float" office:value="2.4378799999999998" table:style-name="ce1">
            <text:p>2.43788</text:p>
          </table:table-cell>
          <table:table-cell office:value-type="float" office:value="-4.1098299999999997E-2" table:style-name="ce1">
            <text:p>-0.0410983</text:p>
          </table:table-cell>
          <table:table-cell table:number-columns-repeated="1635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60" table:style-name="ce1">
            <text:p>560</text:p>
          </table:table-cell>
          <table:table-cell office:value-type="float" office:value="979" table:style-name="ce1">
            <text:p>979</text:p>
          </table:table-cell>
          <table:table-cell office:value-type="float" office:value="-0.18268799999999999" table:style-name="ce1">
            <text:p>-0.182688</text:p>
          </table:table-cell>
          <table:table-cell office:value-type="float" office:value="2.5838999999999999" table:style-name="ce1">
            <text:p>2.5839</text:p>
          </table:table-cell>
          <table:table-cell office:value-type="float" office:value="-3.6408000000000003E-2" table:style-name="ce1">
            <text:p>-0.036408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552" table:style-name="ce1">
            <text:p>552</text:p>
          </table:table-cell>
          <table:table-cell office:value-type="float" office:value="471" table:style-name="ce1">
            <text:p>471</text:p>
          </table:table-cell>
          <table:table-cell office:value-type="float" office:value="-2.97634" table:style-name="ce1">
            <text:p>-2.97634</text:p>
          </table:table-cell>
          <table:table-cell office:value-type="float" office:value="2.6573699999999998" table:style-name="ce1">
            <text:p>2.65737</text:p>
          </table:table-cell>
          <table:table-cell office:value-type="float" office:value="-3.1915800000000001E-2" table:style-name="ce1">
            <text:p>-0.0319158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599" table:style-name="ce1">
            <text:p>599</text:p>
          </table:table-cell>
          <table:table-cell office:value-type="float" office:value="1472" table:style-name="ce1">
            <text:p>1472</text:p>
          </table:table-cell>
          <table:table-cell office:value-type="float" office:value="2.5266700000000002" table:style-name="ce1">
            <text:p>2.52667</text:p>
          </table:table-cell>
          <table:table-cell office:value-type="float" office:value="2.3408099999999998" table:style-name="ce1">
            <text:p>2.34081</text:p>
          </table:table-cell>
          <table:table-cell office:value-type="float" office:value="-3.8319199999999998E-2" table:style-name="ce1">
            <text:p>-0.038319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559" table:style-name="ce1">
            <text:p>559</text:p>
          </table:table-cell>
          <table:table-cell office:value-type="float" office:value="376" table:style-name="ce1">
            <text:p>376</text:p>
          </table:table-cell>
          <table:table-cell office:value-type="float" office:value="-3.4992700000000001" table:style-name="ce1">
            <text:p>-3.49927</text:p>
          </table:table-cell>
          <table:table-cell office:value-type="float" office:value="2.6243799999999999" table:style-name="ce1">
            <text:p>2.62438</text:p>
          </table:table-cell>
          <table:table-cell office:value-type="float" office:value="-3.0409800000000001E-2" table:style-name="ce1">
            <text:p>-0.0304098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520" table:style-name="ce1">
            <text:p>520</text:p>
          </table:table-cell>
          <table:table-cell office:value-type="float" office:value="1600" table:style-name="ce1">
            <text:p>1600</text:p>
          </table:table-cell>
          <table:table-cell office:value-type="float" office:value="3.2352699999999999" table:style-name="ce1">
            <text:p>3.23527</text:p>
          </table:table-cell>
          <table:table-cell office:value-type="float" office:value="2.7678600000000002" table:style-name="ce1">
            <text:p>2.76786</text:p>
          </table:table-cell>
          <table:table-cell office:value-type="float" office:value="-4.5801000000000001E-2" table:style-name="ce1">
            <text:p>-0.045801</text:p>
          </table:table-cell>
          <table:table-cell table:number-columns-repeated="1635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64" table:style-name="ce1">
            <text:p>564</text:p>
          </table:table-cell>
          <table:table-cell office:value-type="float" office:value="979" table:style-name="ce1">
            <text:p>979</text:p>
          </table:table-cell>
          <table:table-cell office:value-type="float" office:value="-0.18292" table:style-name="ce1">
            <text:p>-0.18292</text:p>
          </table:table-cell>
          <table:table-cell office:value-type="float" office:value="2.5619000000000001" table:style-name="ce1">
            <text:p>2.5619</text:p>
          </table:table-cell>
          <table:table-cell office:value-type="float" office:value="-3.6094399999999999E-2" table:style-name="ce1">
            <text:p>-0.0360944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500" table:style-name="ce1">
            <text:p>500</text:p>
          </table:table-cell>
          <table:table-cell office:value-type="float" office:value="476" table:style-name="ce1">
            <text:p>476</text:p>
          </table:table-cell>
          <table:table-cell office:value-type="float" office:value="-2.9458299999999999" table:style-name="ce1">
            <text:p>-2.94583</text:p>
          </table:table-cell>
          <table:table-cell office:value-type="float" office:value="2.94306" table:style-name="ce1">
            <text:p>2.94306</text:p>
          </table:table-cell>
          <table:table-cell office:value-type="float" office:value="-3.6041799999999999E-2" table:style-name="ce1">
            <text:p>-0.0360418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483" table:style-name="ce1">
            <text:p>483</text:p>
          </table:table-cell>
          <table:table-cell office:value-type="float" office:value="396" table:style-name="ce1">
            <text:p>396</text:p>
          </table:table-cell>
          <table:table-cell office:value-type="float" office:value="-3.3848699999999998" table:style-name="ce1">
            <text:p>-3.38487</text:p>
          </table:table-cell>
          <table:table-cell office:value-type="float" office:value="3.0411999999999999" table:style-name="ce1">
            <text:p>3.0412</text:p>
          </table:table-cell>
          <table:table-cell office:value-type="float" office:value="-3.6568099999999999E-2" table:style-name="ce1">
            <text:p>-0.0365681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547" table:style-name="ce1">
            <text:p>547</text:p>
          </table:table-cell>
          <table:table-cell office:value-type="float" office:value="1512" table:style-name="ce1">
            <text:p>1512</text:p>
          </table:table-cell>
          <table:table-cell office:value-type="float" office:value="2.7496900000000002" table:style-name="ce1">
            <text:p>2.74969</text:p>
          </table:table-cell>
          <table:table-cell office:value-type="float" office:value="2.6244800000000001" table:style-name="ce1">
            <text:p>2.62448</text:p>
          </table:table-cell>
          <table:table-cell office:value-type="float" office:value="-4.2798000000000003E-2" table:style-name="ce1">
            <text:p>-0.042798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544" table:style-name="ce1">
            <text:p>544</text:p>
          </table:table-cell>
          <table:table-cell office:value-type="float" office:value="1599" table:style-name="ce1">
            <text:p>1599</text:p>
          </table:table-cell>
          <table:table-cell office:value-type="float" office:value="3.22838" table:style-name="ce1">
            <text:p>3.22838</text:p>
          </table:table-cell>
          <table:table-cell office:value-type="float" office:value="2.6359300000000001" table:style-name="ce1">
            <text:p>2.63593</text:p>
          </table:table-cell>
          <table:table-cell office:value-type="float" office:value="-4.3909799999999999E-2" table:style-name="ce1">
            <text:p>-0.0439098</text:p>
          </table:table-cell>
          <table:table-cell table:number-columns-repeated="1635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64" table:style-name="ce1">
            <text:p>564</text:p>
          </table:table-cell>
          <table:table-cell office:value-type="float" office:value="983" table:style-name="ce1">
            <text:p>983</text:p>
          </table:table-cell>
          <table:table-cell office:value-type="float" office:value="-0.16091900000000001" table:style-name="ce1">
            <text:p>-0.160919</text:p>
          </table:table-cell>
          <table:table-cell office:value-type="float" office:value="2.5616699999999999" table:style-name="ce1">
            <text:p>2.56167</text:p>
          </table:table-cell>
          <table:table-cell office:value-type="float" office:value="-3.6134800000000002E-2" table:style-name="ce1">
            <text:p>-0.0361348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579" table:style-name="ce1">
            <text:p>579</text:p>
          </table:table-cell>
          <table:table-cell office:value-type="float" office:value="1471" table:style-name="ce1">
            <text:p>1471</text:p>
          </table:table-cell>
          <table:table-cell office:value-type="float" office:value="2.5223300000000002" table:style-name="ce1">
            <text:p>2.52233</text:p>
          </table:table-cell>
          <table:table-cell office:value-type="float" office:value="2.4508700000000001" table:style-name="ce1">
            <text:p>2.45087</text:p>
          </table:table-cell>
          <table:table-cell office:value-type="float" office:value="-3.9876700000000001E-2" table:style-name="ce1">
            <text:p>-0.039876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491" table:style-name="ce1">
            <text:p>491</text:p>
          </table:table-cell>
          <table:table-cell office:value-type="float" office:value="495" table:style-name="ce1">
            <text:p>495</text:p>
          </table:table-cell>
          <table:table-cell office:value-type="float" office:value="-2.8408099999999998" table:style-name="ce1">
            <text:p>-2.84081</text:p>
          </table:table-cell>
          <table:table-cell office:value-type="float" office:value="2.9914499999999999" table:style-name="ce1">
            <text:p>2.99145</text:p>
          </table:table-cell>
          <table:table-cell office:value-type="float" office:value="-3.6938699999999998E-2" table:style-name="ce1">
            <text:p>-0.036938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579" table:style-name="ce1">
            <text:p>579</text:p>
          </table:table-cell>
          <table:table-cell office:value-type="float" office:value="1607" table:style-name="ce1">
            <text:p>1607</text:p>
          </table:table-cell>
          <table:table-cell office:value-type="float" office:value="3.2703600000000002" table:style-name="ce1">
            <text:p>3.27036</text:p>
          </table:table-cell>
          <table:table-cell office:value-type="float" office:value="2.4429799999999999" table:style-name="ce1">
            <text:p>2.44298</text:p>
          </table:table-cell>
          <table:table-cell office:value-type="float" office:value="-4.1247199999999998E-2" table:style-name="ce1">
            <text:p>-0.0412472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475" table:style-name="ce1">
            <text:p>475</text:p>
          </table:table-cell>
          <table:table-cell office:value-type="float" office:value="384" table:style-name="ce1">
            <text:p>384</text:p>
          </table:table-cell>
          <table:table-cell office:value-type="float" office:value="-3.4504100000000002" table:style-name="ce1">
            <text:p>-3.45041</text:p>
          </table:table-cell>
          <table:table-cell office:value-type="float" office:value="3.08589" table:style-name="ce1">
            <text:p>3.08589</text:p>
          </table:table-cell>
          <table:table-cell office:value-type="float" office:value="-3.7074200000000002E-2" table:style-name="ce1">
            <text:p>-0.0370742</text:p>
          </table:table-cell>
          <table:table-cell table:number-columns-repeated="1635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67" table:style-name="ce1">
            <text:p>567</text:p>
          </table:table-cell>
          <table:table-cell office:value-type="float" office:value="979" table:style-name="ce1">
            <text:p>979</text:p>
          </table:table-cell>
          <table:table-cell office:value-type="float" office:value="-0.18309300000000001" table:style-name="ce1">
            <text:p>-0.183093</text:p>
          </table:table-cell>
          <table:table-cell office:value-type="float" office:value="2.5453999999999999" table:style-name="ce1">
            <text:p>2.5454</text:p>
          </table:table-cell>
          <table:table-cell office:value-type="float" office:value="-3.5859299999999997E-2" table:style-name="ce1">
            <text:p>-0.0358593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551" table:style-name="ce1">
            <text:p>551</text:p>
          </table:table-cell>
          <table:table-cell office:value-type="float" office:value="1400" table:style-name="ce1">
            <text:p>1400</text:p>
          </table:table-cell>
          <table:table-cell office:value-type="float" office:value="2.1334300000000002" table:style-name="ce1">
            <text:p>2.13343</text:p>
          </table:table-cell>
          <table:table-cell office:value-type="float" office:value="2.6089699999999998" table:style-name="ce1">
            <text:p>2.60897</text:p>
          </table:table-cell>
          <table:table-cell office:value-type="float" office:value="-4.1355799999999998E-2" table:style-name="ce1">
            <text:p>-0.0413558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495" table:style-name="ce1">
            <text:p>495</text:p>
          </table:table-cell>
          <table:table-cell office:value-type="float" office:value="396" table:style-name="ce1">
            <text:p>396</text:p>
          </table:table-cell>
          <table:table-cell office:value-type="float" office:value="-3.3855599999999999" table:style-name="ce1">
            <text:p>-3.38556</text:p>
          </table:table-cell>
          <table:table-cell office:value-type="float" office:value="2.9752000000000001" table:style-name="ce1">
            <text:p>2.9752</text:p>
          </table:table-cell>
          <table:table-cell office:value-type="float" office:value="-3.5627499999999999E-2" table:style-name="ce1">
            <text:p>-0.0356275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487" table:style-name="ce1">
            <text:p>487</text:p>
          </table:table-cell>
          <table:table-cell office:value-type="float" office:value="399" table:style-name="ce1">
            <text:p>399</text:p>
          </table:table-cell>
          <table:table-cell office:value-type="float" office:value="-3.3685999999999998" table:style-name="ce1">
            <text:p>-3.3686</text:p>
          </table:table-cell>
          <table:table-cell office:value-type="float" office:value="3.0190199999999998" table:style-name="ce1">
            <text:p>3.01902</text:p>
          </table:table-cell>
          <table:table-cell office:value-type="float" office:value="-3.6284799999999999E-2" table:style-name="ce1">
            <text:p>-0.0362848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540" table:style-name="ce1">
            <text:p>540</text:p>
          </table:table-cell>
          <table:table-cell office:value-type="float" office:value="1600" table:style-name="ce1">
            <text:p>1600</text:p>
          </table:table-cell>
          <table:table-cell office:value-type="float" office:value="3.2341099999999998" table:style-name="ce1">
            <text:p>3.23411</text:p>
          </table:table-cell>
          <table:table-cell office:value-type="float" office:value="2.65787" table:style-name="ce1">
            <text:p>2.65787</text:p>
          </table:table-cell>
          <table:table-cell office:value-type="float" office:value="-4.4233399999999999E-2" table:style-name="ce1">
            <text:p>-0.0442334</text:p>
          </table:table-cell>
          <table:table-cell table:number-columns-repeated="1635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76" table:style-name="ce1">
            <text:p>576</text:p>
          </table:table-cell>
          <table:table-cell office:value-type="float" office:value="979" table:style-name="ce1">
            <text:p>979</text:p>
          </table:table-cell>
          <table:table-cell office:value-type="float" office:value="-0.183614" table:style-name="ce1">
            <text:p>-0.183614</text:p>
          </table:table-cell>
          <table:table-cell office:value-type="float" office:value="2.4958999999999998" table:style-name="ce1">
            <text:p>2.4959</text:p>
          </table:table-cell>
          <table:table-cell office:value-type="float" office:value="-3.5153900000000002E-2" table:style-name="ce1">
            <text:p>-0.0351539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615" table:style-name="ce1">
            <text:p>615</text:p>
          </table:table-cell>
          <table:table-cell office:value-type="float" office:value="1463" table:style-name="ce1">
            <text:p>1463</text:p>
          </table:table-cell>
          <table:table-cell office:value-type="float" office:value="2.4762400000000002" table:style-name="ce1">
            <text:p>2.47624</text:p>
          </table:table-cell>
          <table:table-cell office:value-type="float" office:value="2.2533400000000001" table:style-name="ce1">
            <text:p>2.25334</text:p>
          </table:table-cell>
          <table:table-cell office:value-type="float" office:value="-3.69745E-2" table:style-name="ce1">
            <text:p>-0.0369745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548" table:style-name="ce1">
            <text:p>548</text:p>
          </table:table-cell>
          <table:table-cell office:value-type="float" office:value="456" table:style-name="ce1">
            <text:p>456</text:p>
          </table:table-cell>
          <table:table-cell office:value-type="float" office:value="-3.0586199999999999" table:style-name="ce1">
            <text:p>-3.05862</text:p>
          </table:table-cell>
          <table:table-cell office:value-type="float" office:value="2.68024" table:style-name="ce1">
            <text:p>2.68024</text:p>
          </table:table-cell>
          <table:table-cell office:value-type="float" office:value="-3.2078200000000001E-2" table:style-name="ce1">
            <text:p>-0.032078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543" table:style-name="ce1">
            <text:p>543</text:p>
          </table:table-cell>
          <table:table-cell office:value-type="float" office:value="392" table:style-name="ce1">
            <text:p>392</text:p>
          </table:table-cell>
          <table:table-cell office:value-type="float" office:value="-3.4103400000000001" table:style-name="ce1">
            <text:p>-3.41034</text:p>
          </table:table-cell>
          <table:table-cell office:value-type="float" office:value="2.7114500000000001" table:style-name="ce1">
            <text:p>2.71145</text:p>
          </table:table-cell>
          <table:table-cell office:value-type="float" office:value="-3.1825100000000002E-2" table:style-name="ce1">
            <text:p>-0.0318251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623" table:style-name="ce1">
            <text:p>623</text:p>
          </table:table-cell>
          <table:table-cell office:value-type="float" office:value="1599" table:style-name="ce1">
            <text:p>1599</text:p>
          </table:table-cell>
          <table:table-cell office:value-type="float" office:value="3.2238099999999998" table:style-name="ce1">
            <text:p>3.22381</text:p>
          </table:table-cell>
          <table:table-cell office:value-type="float" office:value="2.2014499999999999" table:style-name="ce1">
            <text:p>2.20145</text:p>
          </table:table-cell>
          <table:table-cell office:value-type="float" office:value="-3.7718000000000002E-2" table:style-name="ce1">
            <text:p>-0.037718</text:p>
          </table:table-cell>
          <table:table-cell table:number-columns-repeated="1635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79" table:style-name="ce1">
            <text:p>579</text:p>
          </table:table-cell>
          <table:table-cell office:value-type="float" office:value="984" table:style-name="ce1">
            <text:p>984</text:p>
          </table:table-cell>
          <table:table-cell office:value-type="float" office:value="-0.15628700000000001" table:style-name="ce1">
            <text:p>-0.156287</text:p>
          </table:table-cell>
          <table:table-cell office:value-type="float" office:value="2.47912" table:style-name="ce1">
            <text:p>2.47912</text:p>
          </table:table-cell>
          <table:table-cell office:value-type="float" office:value="-3.4969199999999999E-2" table:style-name="ce1">
            <text:p>-0.0349692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636" table:style-name="ce1">
            <text:p>636</text:p>
          </table:table-cell>
          <table:table-cell office:value-type="float" office:value="1460" table:style-name="ce1">
            <text:p>1460</text:p>
          </table:table-cell>
          <table:table-cell office:value-type="float" office:value="2.4585300000000001" table:style-name="ce1">
            <text:p>2.45853</text:p>
          </table:table-cell>
          <table:table-cell office:value-type="float" office:value="2.13802" table:style-name="ce1">
            <text:p>2.13802</text:p>
          </table:table-cell>
          <table:table-cell office:value-type="float" office:value="-3.5298299999999998E-2" table:style-name="ce1">
            <text:p>-0.0352983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511" table:style-name="ce1">
            <text:p>511</text:p>
          </table:table-cell>
          <table:table-cell office:value-type="float" office:value="356" table:style-name="ce1">
            <text:p>356</text:p>
          </table:table-cell>
          <table:table-cell office:value-type="float" office:value="-3.6065" table:style-name="ce1">
            <text:p>-3.6065</text:p>
          </table:table-cell>
          <table:table-cell office:value-type="float" office:value="2.8895200000000001" table:style-name="ce1">
            <text:p>2.88952</text:p>
          </table:table-cell>
          <table:table-cell office:value-type="float" office:value="-3.3970399999999998E-2" table:style-name="ce1">
            <text:p>-0.0339704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655" table:style-name="ce1">
            <text:p>655</text:p>
          </table:table-cell>
          <table:table-cell office:value-type="float" office:value="1599" table:style-name="ce1">
            <text:p>1599</text:p>
          </table:table-cell>
          <table:table-cell office:value-type="float" office:value="3.2219600000000002" table:style-name="ce1">
            <text:p>3.22196</text:p>
          </table:table-cell>
          <table:table-cell office:value-type="float" office:value="2.0254599999999998" table:style-name="ce1">
            <text:p>2.02546</text:p>
          </table:table-cell>
          <table:table-cell office:value-type="float" office:value="-3.5209900000000002E-2" table:style-name="ce1">
            <text:p>-0.0352099</text:p>
          </table:table-cell>
          <table:table-cell table:number-columns-repeated="16357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92" table:style-name="ce1">
            <text:p>592</text:p>
          </table:table-cell>
          <table:table-cell office:value-type="float" office:value="988" table:style-name="ce1">
            <text:p>988</text:p>
          </table:table-cell>
          <table:table-cell office:value-type="float" office:value="-0.13503799999999999" table:style-name="ce1">
            <text:p>-0.135038</text:p>
          </table:table-cell>
          <table:table-cell office:value-type="float" office:value="2.4073899999999999" table:style-name="ce1">
            <text:p>2.40739</text:p>
          </table:table-cell>
          <table:table-cell office:value-type="float" office:value="-3.3990600000000003E-2" table:style-name="ce1">
            <text:p>-0.0339906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527" table:style-name="ce1">
            <text:p>527</text:p>
          </table:table-cell>
          <table:table-cell office:value-type="float" office:value="607" table:style-name="ce1">
            <text:p>607</text:p>
          </table:table-cell>
          <table:table-cell office:value-type="float" office:value="-2.2268699999999999" table:style-name="ce1">
            <text:p>-2.22687</text:p>
          </table:table-cell>
          <table:table-cell office:value-type="float" office:value="2.7869700000000002" table:style-name="ce1">
            <text:p>2.78697</text:p>
          </table:table-cell>
          <table:table-cell office:value-type="float" office:value="-3.5245699999999998E-2" table:style-name="ce1">
            <text:p>-0.0352457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595" table:style-name="ce1">
            <text:p>595</text:p>
          </table:table-cell>
          <table:table-cell office:value-type="float" office:value="1535" table:style-name="ce1">
            <text:p>1535</text:p>
          </table:table-cell>
          <table:table-cell office:value-type="float" office:value="2.8734199999999999" table:style-name="ce1">
            <text:p>2.87342</text:p>
          </table:table-cell>
          <table:table-cell office:value-type="float" office:value="2.3591600000000001" table:style-name="ce1">
            <text:p>2.35916</text:p>
          </table:table-cell>
          <table:table-cell office:value-type="float" office:value="-3.92676E-2" table:style-name="ce1">
            <text:p>-0.0392676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596" table:style-name="ce1">
            <text:p>596</text:p>
          </table:table-cell>
          <table:table-cell office:value-type="float" office:value="1612" table:style-name="ce1">
            <text:p>1612</text:p>
          </table:table-cell>
          <table:table-cell office:value-type="float" office:value="3.2968799999999998" table:style-name="ce1">
            <text:p>3.29688</text:p>
          </table:table-cell>
          <table:table-cell office:value-type="float" office:value="2.3491900000000001" table:style-name="ce1">
            <text:p>2.34919</text:p>
          </table:table-cell>
          <table:table-cell office:value-type="float" office:value="-3.9965199999999999E-2" table:style-name="ce1">
            <text:p>-0.0399652</text:p>
          </table:table-cell>
          <table:table-cell table:number-columns-repeated="16357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91" table:style-name="ce1">
            <text:p>591</text:p>
          </table:table-cell>
          <table:table-cell office:value-type="float" office:value="984" table:style-name="ce1">
            <text:p>984</text:p>
          </table:table-cell>
          <table:table-cell office:value-type="float" office:value="-0.15698100000000001" table:style-name="ce1">
            <text:p>-0.156981</text:p>
          </table:table-cell>
          <table:table-cell office:value-type="float" office:value="2.4131200000000002" table:style-name="ce1">
            <text:p>2.41312</text:p>
          </table:table-cell>
          <table:table-cell office:value-type="float" office:value="-3.4028599999999999E-2" table:style-name="ce1">
            <text:p>-0.034028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511" table:style-name="ce1">
            <text:p>511</text:p>
          </table:table-cell>
          <table:table-cell office:value-type="float" office:value="531" table:style-name="ce1">
            <text:p>531</text:p>
          </table:table-cell>
          <table:table-cell office:value-type="float" office:value="-2.6439599999999999" table:style-name="ce1">
            <text:p>-2.64396</text:p>
          </table:table-cell>
          <table:table-cell office:value-type="float" office:value="2.8793700000000002" table:style-name="ce1">
            <text:p>2.87937</text:p>
          </table:table-cell>
          <table:table-cell office:value-type="float" office:value="-3.5733899999999999E-2" table:style-name="ce1">
            <text:p>-0.0357339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656" table:style-name="ce1">
            <text:p>656</text:p>
          </table:table-cell>
          <table:table-cell office:value-type="float" office:value="1467" table:style-name="ce1">
            <text:p>1467</text:p>
          </table:table-cell>
          <table:table-cell office:value-type="float" office:value="2.49587" table:style-name="ce1">
            <text:p>2.49587</text:p>
          </table:table-cell>
          <table:table-cell office:value-type="float" office:value="2.0276200000000002" table:style-name="ce1">
            <text:p>2.02762</text:p>
          </table:table-cell>
          <table:table-cell office:value-type="float" office:value="-3.3801299999999999E-2" table:style-name="ce1">
            <text:p>-0.0338013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487" table:style-name="ce1">
            <text:p>487</text:p>
          </table:table-cell>
          <table:table-cell office:value-type="float" office:value="392" table:style-name="ce1">
            <text:p>392</text:p>
          </table:table-cell>
          <table:table-cell office:value-type="float" office:value="-3.4070999999999998" table:style-name="ce1">
            <text:p>-3.4071</text:p>
          </table:table-cell>
          <table:table-cell office:value-type="float" office:value="3.0194299999999998" table:style-name="ce1">
            <text:p>3.01943</text:p>
          </table:table-cell>
          <table:table-cell office:value-type="float" office:value="-3.6214299999999998E-2" table:style-name="ce1">
            <text:p>-0.0362143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683" table:style-name="ce1">
            <text:p>683</text:p>
          </table:table-cell>
          <table:table-cell office:value-type="float" office:value="1599" table:style-name="ce1">
            <text:p>1599</text:p>
          </table:table-cell>
          <table:table-cell office:value-type="float" office:value="3.2203400000000002" table:style-name="ce1">
            <text:p>3.22034</text:p>
          </table:table-cell>
          <table:table-cell office:value-type="float" office:value="1.87147" table:style-name="ce1">
            <text:p>1.87147</text:p>
          </table:table-cell>
          <table:table-cell office:value-type="float" office:value="-3.3015299999999997E-2" table:style-name="ce1">
            <text:p>-0.0330153</text:p>
          </table:table-cell>
          <table:table-cell table:number-columns-repeated="1635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95" table:style-name="ce1">
            <text:p>595</text:p>
          </table:table-cell>
          <table:table-cell office:value-type="float" office:value="988" table:style-name="ce1">
            <text:p>988</text:p>
          </table:table-cell>
          <table:table-cell office:value-type="float" office:value="-0.135211" table:style-name="ce1">
            <text:p>-0.135211</text:p>
          </table:table-cell>
          <table:table-cell office:value-type="float" office:value="2.3908900000000002" table:style-name="ce1">
            <text:p>2.39089</text:p>
          </table:table-cell>
          <table:table-cell office:value-type="float" office:value="-3.3755399999999998E-2" table:style-name="ce1">
            <text:p>-0.0337554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511" table:style-name="ce1">
            <text:p>511</text:p>
          </table:table-cell>
          <table:table-cell office:value-type="float" office:value="395" table:style-name="ce1">
            <text:p>395</text:p>
          </table:table-cell>
          <table:table-cell office:value-type="float" office:value="-3.3919899999999998" table:style-name="ce1">
            <text:p>-3.39199</text:p>
          </table:table-cell>
          <table:table-cell office:value-type="float" office:value="2.8872599999999999" table:style-name="ce1">
            <text:p>2.88726</text:p>
          </table:table-cell>
          <table:table-cell office:value-type="float" office:value="-3.4363400000000002E-2" table:style-name="ce1">
            <text:p>-0.0343634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635" table:style-name="ce1">
            <text:p>635</text:p>
          </table:table-cell>
          <table:table-cell office:value-type="float" office:value="1479" table:style-name="ce1">
            <text:p>1479</text:p>
          </table:table-cell>
          <table:table-cell office:value-type="float" office:value="2.5630899999999999" table:style-name="ce1">
            <text:p>2.56309</text:p>
          </table:table-cell>
          <table:table-cell office:value-type="float" office:value="2.14242" table:style-name="ce1">
            <text:p>2.14242</text:p>
          </table:table-cell>
          <table:table-cell office:value-type="float" office:value="-3.5568200000000001E-2" table:style-name="ce1">
            <text:p>-0.0355682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635" table:style-name="ce1">
            <text:p>635</text:p>
          </table:table-cell>
          <table:table-cell office:value-type="float" office:value="1607" table:style-name="ce1">
            <text:p>1607</text:p>
          </table:table-cell>
          <table:table-cell office:value-type="float" office:value="3.2671199999999998" table:style-name="ce1">
            <text:p>3.26712</text:p>
          </table:table-cell>
          <table:table-cell office:value-type="float" office:value="2.1349900000000002" table:style-name="ce1">
            <text:p>2.13499</text:p>
          </table:table-cell>
          <table:table-cell office:value-type="float" office:value="-3.6858099999999998E-2" table:style-name="ce1">
            <text:p>-0.0368581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808" table:style-name="ce1">
            <text:p>808</text:p>
          </table:table-cell>
          <table:table-cell office:value-type="float" office:value="1879" table:style-name="ce1">
            <text:p>1879</text:p>
          </table:table-cell>
          <table:table-cell office:value-type="float" office:value="4.7531699999999999" table:style-name="ce1">
            <text:p>4.75317</text:p>
          </table:table-cell>
          <table:table-cell office:value-type="float" office:value="1.16777" table:style-name="ce1">
            <text:p>1.16777</text:p>
          </table:table-cell>
          <table:table-cell office:value-type="float" office:value="-2.6039699999999999E-2" table:style-name="ce1">
            <text:p>-0.0260397</text:p>
          </table:table-cell>
          <table:table-cell table:number-columns-repeated="1635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95" table:style-name="ce1">
            <text:p>595</text:p>
          </table:table-cell>
          <table:table-cell office:value-type="float" office:value="980" table:style-name="ce1">
            <text:p>980</text:p>
          </table:table-cell>
          <table:table-cell office:value-type="float" office:value="-0.17921300000000001" table:style-name="ce1">
            <text:p>-0.179213</text:p>
          </table:table-cell>
          <table:table-cell office:value-type="float" office:value="2.3913500000000001" table:style-name="ce1">
            <text:p>2.39135</text:p>
          </table:table-cell>
          <table:table-cell office:value-type="float" office:value="-3.3674799999999998E-2" table:style-name="ce1">
            <text:p>-0.0336748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55" table:style-name="ce1">
            <text:p>555</text:p>
          </table:table-cell>
          <table:table-cell office:value-type="float" office:value="500" table:style-name="ce1">
            <text:p>500</text:p>
          </table:table-cell>
          <table:table-cell office:value-type="float" office:value="-2.8170099999999998" table:style-name="ce1">
            <text:p>-2.81701</text:p>
          </table:table-cell>
          <table:table-cell office:value-type="float" office:value="2.6391800000000001" table:style-name="ce1">
            <text:p>2.63918</text:p>
          </table:table-cell>
          <table:table-cell office:value-type="float" office:value="-3.1972899999999999E-2" table:style-name="ce1">
            <text:p>-0.031972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47" table:style-name="ce1">
            <text:p>547</text:p>
          </table:table-cell>
          <table:table-cell office:value-type="float" office:value="396" table:style-name="ce1">
            <text:p>396</text:p>
          </table:table-cell>
          <table:table-cell office:value-type="float" office:value="-3.3885700000000001" table:style-name="ce1">
            <text:p>-3.38857</text:p>
          </table:table-cell>
          <table:table-cell office:value-type="float" office:value="2.6892200000000002" table:style-name="ce1">
            <text:p>2.68922</text:p>
          </table:table-cell>
          <table:table-cell office:value-type="float" office:value="-3.1551900000000001E-2" table:style-name="ce1">
            <text:p>-0.031551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87" table:style-name="ce1">
            <text:p>587</text:p>
          </table:table-cell>
          <table:table-cell office:value-type="float" office:value="1460" table:style-name="ce1">
            <text:p>1460</text:p>
          </table:table-cell>
          <table:table-cell office:value-type="float" office:value="2.46136" table:style-name="ce1">
            <text:p>2.46136</text:p>
          </table:table-cell>
          <table:table-cell office:value-type="float" office:value="2.4075099999999998" table:style-name="ce1">
            <text:p>2.40751</text:p>
          </table:table-cell>
          <table:table-cell office:value-type="float" office:value="-3.9138899999999997E-2" table:style-name="ce1">
            <text:p>-0.039138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71" table:style-name="ce1">
            <text:p>571</text:p>
          </table:table-cell>
          <table:table-cell office:value-type="float" office:value="1603" table:style-name="ce1">
            <text:p>1603</text:p>
          </table:table-cell>
          <table:table-cell office:value-type="float" office:value="3.2488199999999998" table:style-name="ce1">
            <text:p>3.24882</text:p>
          </table:table-cell>
          <table:table-cell office:value-type="float" office:value="2.4872100000000001" table:style-name="ce1">
            <text:p>2.48721</text:p>
          </table:table-cell>
          <table:table-cell office:value-type="float" office:value="-4.18339E-2" table:style-name="ce1">
            <text:p>-0.0418339</text:p>
          </table:table-cell>
          <table:table-cell table:number-columns-repeated="1635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99" table:style-name="ce1">
            <text:p>599</text:p>
          </table:table-cell>
          <table:table-cell office:value-type="float" office:value="980" table:style-name="ce1">
            <text:p>980</text:p>
          </table:table-cell>
          <table:table-cell office:value-type="float" office:value="-0.17944499999999999" table:style-name="ce1">
            <text:p>-0.179445</text:p>
          </table:table-cell>
          <table:table-cell office:value-type="float" office:value="2.3693499999999998" table:style-name="ce1">
            <text:p>2.36935</text:p>
          </table:table-cell>
          <table:table-cell office:value-type="float" office:value="-3.3361300000000003E-2" table:style-name="ce1">
            <text:p>-0.0333613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612" table:style-name="ce1">
            <text:p>612</text:p>
          </table:table-cell>
          <table:table-cell office:value-type="float" office:value="508" table:style-name="ce1">
            <text:p>508</text:p>
          </table:table-cell>
          <table:table-cell office:value-type="float" office:value="-2.7763100000000001" table:style-name="ce1">
            <text:p>-2.77631</text:p>
          </table:table-cell>
          <table:table-cell office:value-type="float" office:value="2.32524" table:style-name="ce1">
            <text:p>2.32524</text:p>
          </table:table-cell>
          <table:table-cell office:value-type="float" office:value="-2.7585999999999999E-2" table:style-name="ce1">
            <text:p>-0.02758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568" table:style-name="ce1">
            <text:p>568</text:p>
          </table:table-cell>
          <table:table-cell office:value-type="float" office:value="1468" table:style-name="ce1">
            <text:p>1468</text:p>
          </table:table-cell>
          <table:table-cell office:value-type="float" office:value="2.5064600000000001" table:style-name="ce1">
            <text:p>2.50646</text:p>
          </table:table-cell>
          <table:table-cell office:value-type="float" office:value="2.5115400000000001" table:style-name="ce1">
            <text:p>2.51154</text:p>
          </table:table-cell>
          <table:table-cell office:value-type="float" office:value="-4.0708599999999998E-2" table:style-name="ce1">
            <text:p>-0.040708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628" table:style-name="ce1">
            <text:p>628</text:p>
          </table:table-cell>
          <table:table-cell office:value-type="float" office:value="343" table:style-name="ce1">
            <text:p>343</text:p>
          </table:table-cell>
          <table:table-cell office:value-type="float" office:value="-3.6847699999999999" table:style-name="ce1">
            <text:p>-3.68477</text:p>
          </table:table-cell>
          <table:table-cell office:value-type="float" office:value="2.24682" table:style-name="ce1">
            <text:p>2.24682</text:p>
          </table:table-cell>
          <table:table-cell office:value-type="float" office:value="-2.4669199999999999E-2" table:style-name="ce1">
            <text:p>-0.0246692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547" table:style-name="ce1">
            <text:p>547</text:p>
          </table:table-cell>
          <table:table-cell office:value-type="float" office:value="1599" table:style-name="ce1">
            <text:p>1599</text:p>
          </table:table-cell>
          <table:table-cell office:value-type="float" office:value="3.2282099999999998" table:style-name="ce1">
            <text:p>3.22821</text:p>
          </table:table-cell>
          <table:table-cell office:value-type="float" office:value="2.6194299999999999" table:style-name="ce1">
            <text:p>2.61943</text:p>
          </table:table-cell>
          <table:table-cell office:value-type="float" office:value="-4.3674699999999997E-2" table:style-name="ce1">
            <text:p>-0.0436747</text:p>
          </table:table-cell>
          <table:table-cell table:number-columns-repeated="1635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08" table:style-name="ce1">
            <text:p>608</text:p>
          </table:table-cell>
          <table:table-cell office:value-type="float" office:value="991" table:style-name="ce1">
            <text:p>991</text:p>
          </table:table-cell>
          <table:table-cell office:value-type="float" office:value="-0.119463" table:style-name="ce1">
            <text:p>-0.119463</text:p>
          </table:table-cell>
          <table:table-cell office:value-type="float" office:value="2.3192200000000001" table:style-name="ce1">
            <text:p>2.31922</text:p>
          </table:table-cell>
          <table:table-cell office:value-type="float" office:value="-3.2766700000000003E-2" table:style-name="ce1">
            <text:p>-0.0327667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544" table:style-name="ce1">
            <text:p>544</text:p>
          </table:table-cell>
          <table:table-cell office:value-type="float" office:value="463" table:style-name="ce1">
            <text:p>463</text:p>
          </table:table-cell>
          <table:table-cell office:value-type="float" office:value="-3.0198800000000001" table:style-name="ce1">
            <text:p>-3.01988</text:p>
          </table:table-cell>
          <table:table-cell office:value-type="float" office:value="2.7018300000000002" table:style-name="ce1">
            <text:p>2.70183</text:p>
          </table:table-cell>
          <table:table-cell office:value-type="float" office:value="-3.2462199999999997E-2" table:style-name="ce1">
            <text:p>-0.0324622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635" table:style-name="ce1">
            <text:p>635</text:p>
          </table:table-cell>
          <table:table-cell office:value-type="float" office:value="1483" table:style-name="ce1">
            <text:p>1483</text:p>
          </table:table-cell>
          <table:table-cell office:value-type="float" office:value="2.5850900000000001" table:style-name="ce1">
            <text:p>2.58509</text:p>
          </table:table-cell>
          <table:table-cell office:value-type="float" office:value="2.1421899999999998" table:style-name="ce1">
            <text:p>2.14219</text:p>
          </table:table-cell>
          <table:table-cell office:value-type="float" office:value="-3.5608500000000001E-2" table:style-name="ce1">
            <text:p>-0.0356085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547" table:style-name="ce1">
            <text:p>547</text:p>
          </table:table-cell>
          <table:table-cell office:value-type="float" office:value="372" table:style-name="ce1">
            <text:p>372</text:p>
          </table:table-cell>
          <table:table-cell office:value-type="float" office:value="-3.5205799999999998" table:style-name="ce1">
            <text:p>-3.52058</text:p>
          </table:table-cell>
          <table:table-cell office:value-type="float" office:value="2.6906099999999999" table:style-name="ce1">
            <text:p>2.69061</text:p>
          </table:table-cell>
          <table:table-cell office:value-type="float" office:value="-3.13101E-2" table:style-name="ce1">
            <text:p>-0.0313101</text:p>
          </table:table-cell>
          <table:table-cell table:number-columns-repeated="16357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08" table:style-name="ce1">
            <text:p>608</text:p>
          </table:table-cell>
          <table:table-cell office:value-type="float" office:value="988" table:style-name="ce1">
            <text:p>988</text:p>
          </table:table-cell>
          <table:table-cell office:value-type="float" office:value="-0.135964" table:style-name="ce1">
            <text:p>-0.135964</text:p>
          </table:table-cell>
          <table:table-cell office:value-type="float" office:value="2.3193899999999998" table:style-name="ce1">
            <text:p>2.31939</text:p>
          </table:table-cell>
          <table:table-cell office:value-type="float" office:value="-3.2736500000000002E-2" table:style-name="ce1">
            <text:p>-0.0327365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532" table:style-name="ce1">
            <text:p>532</text:p>
          </table:table-cell>
          <table:table-cell office:value-type="float" office:value="475" table:style-name="ce1">
            <text:p>475</text:p>
          </table:table-cell>
          <table:table-cell office:value-type="float" office:value="-2.9531900000000002" table:style-name="ce1">
            <text:p>-2.95319</text:p>
          </table:table-cell>
          <table:table-cell office:value-type="float" office:value="2.7671299999999999" table:style-name="ce1">
            <text:p>2.76713</text:p>
          </table:table-cell>
          <table:table-cell office:value-type="float" office:value="-3.3523699999999997E-2" table:style-name="ce1">
            <text:p>-0.0335237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676" table:style-name="ce1">
            <text:p>676</text:p>
          </table:table-cell>
          <table:table-cell office:value-type="float" office:value="1460" table:style-name="ce1">
            <text:p>1460</text:p>
          </table:table-cell>
          <table:table-cell office:value-type="float" office:value="2.45621" table:style-name="ce1">
            <text:p>2.45621</text:p>
          </table:table-cell>
          <table:table-cell office:value-type="float" office:value="1.9180299999999999" table:style-name="ce1">
            <text:p>1.91803</text:p>
          </table:table-cell>
          <table:table-cell office:value-type="float" office:value="-3.2163200000000003E-2" table:style-name="ce1">
            <text:p>-0.0321632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535" table:style-name="ce1">
            <text:p>535</text:p>
          </table:table-cell>
          <table:table-cell office:value-type="float" office:value="395" table:style-name="ce1">
            <text:p>395</text:p>
          </table:table-cell>
          <table:table-cell office:value-type="float" office:value="-3.3933800000000001" table:style-name="ce1">
            <text:p>-3.39338</text:p>
          </table:table-cell>
          <table:table-cell office:value-type="float" office:value="2.7552699999999999" table:style-name="ce1">
            <text:p>2.75527</text:p>
          </table:table-cell>
          <table:table-cell office:value-type="float" office:value="-3.2482400000000002E-2" table:style-name="ce1">
            <text:p>-0.0324824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747" table:style-name="ce1">
            <text:p>747</text:p>
          </table:table-cell>
          <table:table-cell office:value-type="float" office:value="1599" table:style-name="ce1">
            <text:p>1599</text:p>
          </table:table-cell>
          <table:table-cell office:value-type="float" office:value="3.2166399999999999" table:style-name="ce1">
            <text:p>3.21664</text:p>
          </table:table-cell>
          <table:table-cell office:value-type="float" office:value="1.51949" table:style-name="ce1">
            <text:p>1.51949</text:p>
          </table:table-cell>
          <table:table-cell office:value-type="float" office:value="-2.7999099999999999E-2" table:style-name="ce1">
            <text:p>-0.0279991</text:p>
          </table:table-cell>
          <table:table-cell table:number-columns-repeated="1635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16" table:style-name="ce1">
            <text:p>616</text:p>
          </table:table-cell>
          <table:table-cell office:value-type="float" office:value="996" table:style-name="ce1">
            <text:p>996</text:p>
          </table:table-cell>
          <table:table-cell office:value-type="float" office:value="-9.2424599999999996E-2" table:style-name="ce1">
            <text:p>-0.0924246</text:p>
          </table:table-cell>
          <table:table-cell office:value-type="float" office:value="2.2749299999999999" table:style-name="ce1">
            <text:p>2.27493</text:p>
          </table:table-cell>
          <table:table-cell office:value-type="float" office:value="-3.2190099999999999E-2" table:style-name="ce1">
            <text:p>-0.0321901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531" table:style-name="ce1">
            <text:p>531</text:p>
          </table:table-cell>
          <table:table-cell office:value-type="float" office:value="599" table:style-name="ce1">
            <text:p>599</text:p>
          </table:table-cell>
          <table:table-cell office:value-type="float" office:value="-2.2711000000000001" table:style-name="ce1">
            <text:p>-2.2711</text:p>
          </table:table-cell>
          <table:table-cell office:value-type="float" office:value="2.7654299999999998" table:style-name="ce1">
            <text:p>2.76543</text:p>
          </table:table-cell>
          <table:table-cell office:value-type="float" office:value="-3.4851600000000003E-2" table:style-name="ce1">
            <text:p>-0.0348516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667" table:style-name="ce1">
            <text:p>667</text:p>
          </table:table-cell>
          <table:table-cell office:value-type="float" office:value="1583" table:style-name="ce1">
            <text:p>1583</text:p>
          </table:table-cell>
          <table:table-cell office:value-type="float" office:value="3.1332599999999999" table:style-name="ce1">
            <text:p>3.13326</text:p>
          </table:table-cell>
          <table:table-cell office:value-type="float" office:value="1.9603999999999999" table:style-name="ce1">
            <text:p>1.9604</text:p>
          </table:table-cell>
          <table:table-cell office:value-type="float" office:value="-3.4108100000000002E-2" table:style-name="ce1">
            <text:p>-0.0341081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664" table:style-name="ce1">
            <text:p>664</text:p>
          </table:table-cell>
          <table:table-cell office:value-type="float" office:value="1599" table:style-name="ce1">
            <text:p>1599</text:p>
          </table:table-cell>
          <table:table-cell office:value-type="float" office:value="3.2214399999999999" table:style-name="ce1">
            <text:p>3.22144</text:p>
          </table:table-cell>
          <table:table-cell office:value-type="float" office:value="1.97597" table:style-name="ce1">
            <text:p>1.97597</text:p>
          </table:table-cell>
          <table:table-cell office:value-type="float" office:value="-3.45045E-2" table:style-name="ce1">
            <text:p>-0.0345045</text:p>
          </table:table-cell>
          <table:table-cell table:number-columns-repeated="16357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20" table:style-name="ce1">
            <text:p>620</text:p>
          </table:table-cell>
          <table:table-cell office:value-type="float" office:value="987" table:style-name="ce1">
            <text:p>987</text:p>
          </table:table-cell>
          <table:table-cell office:value-type="float" office:value="-0.14215800000000001" table:style-name="ce1">
            <text:p>-0.142158</text:p>
          </table:table-cell>
          <table:table-cell office:value-type="float" office:value="2.25345" table:style-name="ce1">
            <text:p>2.25345</text:p>
          </table:table-cell>
          <table:table-cell office:value-type="float" office:value="-3.1785899999999999E-2" table:style-name="ce1">
            <text:p>-0.0317859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59" table:style-name="ce1">
            <text:p>559</text:p>
          </table:table-cell>
          <table:table-cell office:value-type="float" office:value="499" table:style-name="ce1">
            <text:p>499</text:p>
          </table:table-cell>
          <table:table-cell office:value-type="float" office:value="-2.82274" table:style-name="ce1">
            <text:p>-2.82274</text:p>
          </table:table-cell>
          <table:table-cell office:value-type="float" office:value="2.6172399999999998" table:style-name="ce1">
            <text:p>2.61724</text:p>
          </table:table-cell>
          <table:table-cell office:value-type="float" office:value="-3.1649299999999998E-2" table:style-name="ce1">
            <text:p>-0.0316493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663" table:style-name="ce1">
            <text:p>663</text:p>
          </table:table-cell>
          <table:table-cell office:value-type="float" office:value="1491" table:style-name="ce1">
            <text:p>1491</text:p>
          </table:table-cell>
          <table:table-cell office:value-type="float" office:value="2.6274700000000002" table:style-name="ce1">
            <text:p>2.62747</text:p>
          </table:table-cell>
          <table:table-cell office:value-type="float" office:value="1.98773" table:style-name="ce1">
            <text:p>1.98773</text:p>
          </table:table-cell>
          <table:table-cell office:value-type="float" office:value="-3.3494500000000003E-2" table:style-name="ce1">
            <text:p>-0.0334945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55" table:style-name="ce1">
            <text:p>555</text:p>
          </table:table-cell>
          <table:table-cell office:value-type="float" office:value="387" table:style-name="ce1">
            <text:p>387</text:p>
          </table:table-cell>
          <table:table-cell office:value-type="float" office:value="-3.4385400000000002" table:style-name="ce1">
            <text:p>-3.43854</text:p>
          </table:table-cell>
          <table:table-cell office:value-type="float" office:value="2.64574" table:style-name="ce1">
            <text:p>2.64574</text:p>
          </table:table-cell>
          <table:table-cell office:value-type="float" office:value="-3.0834199999999999E-2" table:style-name="ce1">
            <text:p>-0.030834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740" table:style-name="ce1">
            <text:p>740</text:p>
          </table:table-cell>
          <table:table-cell office:value-type="float" office:value="1620" table:style-name="ce1">
            <text:p>1620</text:p>
          </table:table-cell>
          <table:table-cell office:value-type="float" office:value="3.3325499999999999" table:style-name="ce1">
            <text:p>3.33255</text:p>
          </table:table-cell>
          <table:table-cell office:value-type="float" office:value="1.55677" table:style-name="ce1">
            <text:p>1.55677</text:p>
          </table:table-cell>
          <table:table-cell office:value-type="float" office:value="-2.8759400000000001E-2" table:style-name="ce1">
            <text:p>-0.0287594</text:p>
          </table:table-cell>
          <table:table-cell table:number-columns-repeated="1635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19" table:style-name="ce1">
            <text:p>619</text:p>
          </table:table-cell>
          <table:table-cell office:value-type="float" office:value="983" table:style-name="ce1">
            <text:p>983</text:p>
          </table:table-cell>
          <table:table-cell office:value-type="float" office:value="-0.164101" table:style-name="ce1">
            <text:p>-0.164101</text:p>
          </table:table-cell>
          <table:table-cell office:value-type="float" office:value="2.2591899999999998" table:style-name="ce1">
            <text:p>2.25919</text:p>
          </table:table-cell>
          <table:table-cell office:value-type="float" office:value="-3.1823999999999998E-2" table:style-name="ce1">
            <text:p>-0.031824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692" table:style-name="ce1">
            <text:p>692</text:p>
          </table:table-cell>
          <table:table-cell office:value-type="float" office:value="1472" table:style-name="ce1">
            <text:p>1472</text:p>
          </table:table-cell>
          <table:table-cell office:value-type="float" office:value="2.52129" table:style-name="ce1">
            <text:p>2.52129</text:p>
          </table:table-cell>
          <table:table-cell office:value-type="float" office:value="1.82934" table:style-name="ce1">
            <text:p>1.82934</text:p>
          </table:table-cell>
          <table:table-cell office:value-type="float" office:value="-3.1030100000000001E-2" table:style-name="ce1">
            <text:p>-0.0310301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563" table:style-name="ce1">
            <text:p>563</text:p>
          </table:table-cell>
          <table:table-cell office:value-type="float" office:value="515" table:style-name="ce1">
            <text:p>515</text:p>
          </table:table-cell>
          <table:table-cell office:value-type="float" office:value="-2.7349700000000001" table:style-name="ce1">
            <text:p>-2.73497</text:p>
          </table:table-cell>
          <table:table-cell office:value-type="float" office:value="2.5943200000000002" table:style-name="ce1">
            <text:p>2.59432</text:p>
          </table:table-cell>
          <table:table-cell office:value-type="float" office:value="-3.1496999999999997E-2" table:style-name="ce1">
            <text:p>-0.031497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711" table:style-name="ce1">
            <text:p>711</text:p>
          </table:table-cell>
          <table:table-cell office:value-type="float" office:value="1607" table:style-name="ce1">
            <text:p>1607</text:p>
          </table:table-cell>
          <table:table-cell office:value-type="float" office:value="3.2627199999999998" table:style-name="ce1">
            <text:p>3.26272</text:p>
          </table:table-cell>
          <table:table-cell office:value-type="float" office:value="1.71702" table:style-name="ce1">
            <text:p>1.71702</text:p>
          </table:table-cell>
          <table:table-cell office:value-type="float" office:value="-3.09013E-2" table:style-name="ce1">
            <text:p>-0.0309013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556" table:style-name="ce1">
            <text:p>556</text:p>
          </table:table-cell>
          <table:table-cell office:value-type="float" office:value="384" table:style-name="ce1">
            <text:p>384</text:p>
          </table:table-cell>
          <table:table-cell office:value-type="float" office:value="-3.4550999999999998" table:style-name="ce1">
            <text:p>-3.4551</text:p>
          </table:table-cell>
          <table:table-cell office:value-type="float" office:value="2.6404100000000001" table:style-name="ce1">
            <text:p>2.64041</text:p>
          </table:table-cell>
          <table:table-cell office:value-type="float" office:value="-3.0725599999999999E-2" table:style-name="ce1">
            <text:p>-0.0307256</text:p>
          </table:table-cell>
          <table:table-cell table:number-columns-repeated="1635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27" table:style-name="ce1">
            <text:p>627</text:p>
          </table:table-cell>
          <table:table-cell office:value-type="float" office:value="992" table:style-name="ce1">
            <text:p>992</text:p>
          </table:table-cell>
          <table:table-cell office:value-type="float" office:value="-0.115062" table:style-name="ce1">
            <text:p>-0.115062</text:p>
          </table:table-cell>
          <table:table-cell office:value-type="float" office:value="2.2146699999999999" table:style-name="ce1">
            <text:p>2.21467</text:p>
          </table:table-cell>
          <table:table-cell office:value-type="float" office:value="-3.1287599999999999E-2" table:style-name="ce1">
            <text:p>-0.0312876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548" table:style-name="ce1">
            <text:p>548</text:p>
          </table:table-cell>
          <table:table-cell office:value-type="float" office:value="467" table:style-name="ce1">
            <text:p>467</text:p>
          </table:table-cell>
          <table:table-cell office:value-type="float" office:value="-2.9981100000000001" table:style-name="ce1">
            <text:p>-2.99811</text:p>
          </table:table-cell>
          <table:table-cell office:value-type="float" office:value="2.6796000000000002" table:style-name="ce1">
            <text:p>2.6796</text:p>
          </table:table-cell>
          <table:table-cell office:value-type="float" office:value="-3.2189000000000002E-2" table:style-name="ce1">
            <text:p>-0.032189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519" table:style-name="ce1">
            <text:p>519</text:p>
          </table:table-cell>
          <table:table-cell office:value-type="float" office:value="376" table:style-name="ce1">
            <text:p>376</text:p>
          </table:table-cell>
          <table:table-cell office:value-type="float" office:value="-3.4969600000000001" table:style-name="ce1">
            <text:p>-3.49696</text:p>
          </table:table-cell>
          <table:table-cell office:value-type="float" office:value="2.8443700000000001" table:style-name="ce1">
            <text:p>2.84437</text:p>
          </table:table-cell>
          <table:table-cell office:value-type="float" office:value="-3.3544900000000002E-2" table:style-name="ce1">
            <text:p>-0.0335449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708" table:style-name="ce1">
            <text:p>708</text:p>
          </table:table-cell>
          <table:table-cell office:value-type="float" office:value="1560" table:style-name="ce1">
            <text:p>1560</text:p>
          </table:table-cell>
          <table:table-cell office:value-type="float" office:value="3.0043799999999998" table:style-name="ce1">
            <text:p>3.00438</text:p>
          </table:table-cell>
          <table:table-cell office:value-type="float" office:value="1.73624" table:style-name="ce1">
            <text:p>1.73624</text:p>
          </table:table-cell>
          <table:table-cell office:value-type="float" office:value="-3.06629E-2" table:style-name="ce1">
            <text:p>-0.0306629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655" table:style-name="ce1">
            <text:p>655</text:p>
          </table:table-cell>
          <table:table-cell office:value-type="float" office:value="1604" table:style-name="ce1">
            <text:p>1604</text:p>
          </table:table-cell>
          <table:table-cell office:value-type="float" office:value="3.24946" table:style-name="ce1">
            <text:p>3.24946</text:p>
          </table:table-cell>
          <table:table-cell office:value-type="float" office:value="2.0251700000000001" table:style-name="ce1">
            <text:p>2.02517</text:p>
          </table:table-cell>
          <table:table-cell office:value-type="float" office:value="-3.5260300000000001E-2" table:style-name="ce1">
            <text:p>-0.0352603</text:p>
          </table:table-cell>
          <table:table-cell table:number-columns-repeated="1635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27" table:style-name="ce1">
            <text:p>627</text:p>
          </table:table-cell>
          <table:table-cell office:value-type="float" office:value="992" table:style-name="ce1">
            <text:p>992</text:p>
          </table:table-cell>
          <table:table-cell office:value-type="float" office:value="-0.115062" table:style-name="ce1">
            <text:p>-0.115062</text:p>
          </table:table-cell>
          <table:table-cell office:value-type="float" office:value="2.2146699999999999" table:style-name="ce1">
            <text:p>2.21467</text:p>
          </table:table-cell>
          <table:table-cell office:value-type="float" office:value="-3.1287599999999999E-2" table:style-name="ce1">
            <text:p>-0.0312876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555" table:style-name="ce1">
            <text:p>555</text:p>
          </table:table-cell>
          <table:table-cell office:value-type="float" office:value="460" table:style-name="ce1">
            <text:p>460</text:p>
          </table:table-cell>
          <table:table-cell office:value-type="float" office:value="-3.0370200000000001" table:style-name="ce1">
            <text:p>-3.03702</text:p>
          </table:table-cell>
          <table:table-cell office:value-type="float" office:value="2.6415099999999998" table:style-name="ce1">
            <text:p>2.64151</text:p>
          </table:table-cell>
          <table:table-cell office:value-type="float" office:value="-3.1569800000000002E-2" table:style-name="ce1">
            <text:p>-0.0315698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691" table:style-name="ce1">
            <text:p>691</text:p>
          </table:table-cell>
          <table:table-cell office:value-type="float" office:value="1471" table:style-name="ce1">
            <text:p>1471</text:p>
          </table:table-cell>
          <table:table-cell office:value-type="float" office:value="2.5158499999999999" table:style-name="ce1">
            <text:p>2.51585</text:p>
          </table:table-cell>
          <table:table-cell office:value-type="float" office:value="1.8349" table:style-name="ce1">
            <text:p>1.8349</text:p>
          </table:table-cell>
          <table:table-cell office:value-type="float" office:value="-3.1098399999999998E-2" table:style-name="ce1">
            <text:p>-0.0310984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716" table:style-name="ce1">
            <text:p>716</text:p>
          </table:table-cell>
          <table:table-cell office:value-type="float" office:value="1607" table:style-name="ce1">
            <text:p>1607</text:p>
          </table:table-cell>
          <table:table-cell office:value-type="float" office:value="3.2624300000000002" table:style-name="ce1">
            <text:p>3.26243</text:p>
          </table:table-cell>
          <table:table-cell office:value-type="float" office:value="1.6895199999999999" table:style-name="ce1">
            <text:p>1.68952</text:p>
          </table:table-cell>
          <table:table-cell office:value-type="float" office:value="-3.0509499999999998E-2" table:style-name="ce1">
            <text:p>-0.0305095</text:p>
          </table:table-cell>
          <table:table-cell table:number-columns-repeated="16357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32" table:style-name="ce1">
            <text:p>632</text:p>
          </table:table-cell>
          <table:table-cell office:value-type="float" office:value="992" table:style-name="ce1">
            <text:p>992</text:p>
          </table:table-cell>
          <table:table-cell office:value-type="float" office:value="-0.115351" table:style-name="ce1">
            <text:p>-0.115351</text:p>
          </table:table-cell>
          <table:table-cell office:value-type="float" office:value="2.1871700000000001" table:style-name="ce1">
            <text:p>2.18717</text:p>
          </table:table-cell>
          <table:table-cell office:value-type="float" office:value="-3.0895800000000001E-2" table:style-name="ce1">
            <text:p>-0.0308958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539" table:style-name="ce1">
            <text:p>539</text:p>
          </table:table-cell>
          <table:table-cell office:value-type="float" office:value="516" table:style-name="ce1">
            <text:p>516</text:p>
          </table:table-cell>
          <table:table-cell office:value-type="float" office:value="-2.7280799999999998" table:style-name="ce1">
            <text:p>-2.72808</text:p>
          </table:table-cell>
          <table:table-cell office:value-type="float" office:value="2.7262499999999998" table:style-name="ce1">
            <text:p>2.72625</text:p>
          </table:table-cell>
          <table:table-cell office:value-type="float" office:value="-3.33882E-2" table:style-name="ce1">
            <text:p>-0.0333882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516" table:style-name="ce1">
            <text:p>516</text:p>
          </table:table-cell>
          <table:table-cell office:value-type="float" office:value="395" table:style-name="ce1">
            <text:p>395</text:p>
          </table:table-cell>
          <table:table-cell office:value-type="float" office:value="-3.39228" table:style-name="ce1">
            <text:p>-3.39228</text:p>
          </table:table-cell>
          <table:table-cell office:value-type="float" office:value="2.8597600000000001" table:style-name="ce1">
            <text:p>2.85976</text:p>
          </table:table-cell>
          <table:table-cell office:value-type="float" office:value="-3.3971500000000002E-2" table:style-name="ce1">
            <text:p>-0.0339715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732" table:style-name="ce1">
            <text:p>732</text:p>
          </table:table-cell>
          <table:table-cell office:value-type="float" office:value="1523" table:style-name="ce1">
            <text:p>1523</text:p>
          </table:table-cell>
          <table:table-cell office:value-type="float" office:value="2.79949" table:style-name="ce1">
            <text:p>2.79949</text:p>
          </table:table-cell>
          <table:table-cell office:value-type="float" office:value="1.6064000000000001" table:style-name="ce1">
            <text:p>1.6064</text:p>
          </table:table-cell>
          <table:table-cell office:value-type="float" office:value="-2.8408900000000001E-2" table:style-name="ce1">
            <text:p>-0.0284089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751" table:style-name="ce1">
            <text:p>751</text:p>
          </table:table-cell>
          <table:table-cell office:value-type="float" office:value="1608" table:style-name="ce1">
            <text:p>1608</text:p>
          </table:table-cell>
          <table:table-cell office:value-type="float" office:value="3.2659099999999999" table:style-name="ce1">
            <text:p>3.26591</text:p>
          </table:table-cell>
          <table:table-cell office:value-type="float" office:value="1.4969699999999999" table:style-name="ce1">
            <text:p>1.49697</text:p>
          </table:table-cell>
          <table:table-cell office:value-type="float" office:value="-2.77763E-2" table:style-name="ce1">
            <text:p>-0.0277763</text:p>
          </table:table-cell>
          <table:table-cell table:number-columns-repeated="1635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36" table:style-name="ce1">
            <text:p>636</text:p>
          </table:table-cell>
          <table:table-cell office:value-type="float" office:value="991" table:style-name="ce1">
            <text:p>991</text:p>
          </table:table-cell>
          <table:table-cell office:value-type="float" office:value="-0.121083" table:style-name="ce1">
            <text:p>-0.121083</text:p>
          </table:table-cell>
          <table:table-cell office:value-type="float" office:value="2.1652300000000002" table:style-name="ce1">
            <text:p>2.16523</text:p>
          </table:table-cell>
          <table:table-cell office:value-type="float" office:value="-3.0572200000000001E-2" table:style-name="ce1">
            <text:p>-0.0305722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708" table:style-name="ce1">
            <text:p>708</text:p>
          </table:table-cell>
          <table:table-cell office:value-type="float" office:value="1399" table:style-name="ce1">
            <text:p>1399</text:p>
          </table:table-cell>
          <table:table-cell office:value-type="float" office:value="2.1188500000000001" table:style-name="ce1">
            <text:p>2.11885</text:p>
          </table:table-cell>
          <table:table-cell office:value-type="float" office:value="1.7455799999999999" table:style-name="ce1">
            <text:p>1.74558</text:p>
          </table:table-cell>
          <table:table-cell office:value-type="float" office:value="-2.9040400000000001E-2" table:style-name="ce1">
            <text:p>-0.0290404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548" table:style-name="ce1">
            <text:p>548</text:p>
          </table:table-cell>
          <table:table-cell office:value-type="float" office:value="447" table:style-name="ce1">
            <text:p>447</text:p>
          </table:table-cell>
          <table:table-cell office:value-type="float" office:value="-3.10812" table:style-name="ce1">
            <text:p>-3.10812</text:p>
          </table:table-cell>
          <table:table-cell office:value-type="float" office:value="2.6807599999999998" table:style-name="ce1">
            <text:p>2.68076</text:p>
          </table:table-cell>
          <table:table-cell office:value-type="float" office:value="-3.1987500000000002E-2" table:style-name="ce1">
            <text:p>-0.0319875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579" table:style-name="ce1">
            <text:p>579</text:p>
          </table:table-cell>
          <table:table-cell office:value-type="float" office:value="392" table:style-name="ce1">
            <text:p>392</text:p>
          </table:table-cell>
          <table:table-cell office:value-type="float" office:value="-3.4124300000000001" table:style-name="ce1">
            <text:p>-3.41243</text:p>
          </table:table-cell>
          <table:table-cell office:value-type="float" office:value="2.5134599999999998" table:style-name="ce1">
            <text:p>2.51346</text:p>
          </table:table-cell>
          <table:table-cell office:value-type="float" office:value="-2.9003500000000002E-2" table:style-name="ce1">
            <text:p>-0.0290035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747" table:style-name="ce1">
            <text:p>747</text:p>
          </table:table-cell>
          <table:table-cell office:value-type="float" office:value="1600" table:style-name="ce1">
            <text:p>1600</text:p>
          </table:table-cell>
          <table:table-cell office:value-type="float" office:value="3.22214" table:style-name="ce1">
            <text:p>3.22214</text:p>
          </table:table-cell>
          <table:table-cell office:value-type="float" office:value="1.5194300000000001" table:style-name="ce1">
            <text:p>1.51943</text:p>
          </table:table-cell>
          <table:table-cell office:value-type="float" office:value="-2.8009200000000001E-2" table:style-name="ce1">
            <text:p>-0.0280092</text:p>
          </table:table-cell>
          <table:table-cell table:number-columns-repeated="1635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43" table:style-name="ce1">
            <text:p>643</text:p>
          </table:table-cell>
          <table:table-cell office:value-type="float" office:value="999" table:style-name="ce1">
            <text:p>999</text:p>
          </table:table-cell>
          <table:table-cell office:value-type="float" office:value="-7.7486100000000002E-2" table:style-name="ce1">
            <text:p>-0.0774861</text:p>
          </table:table-cell>
          <table:table-cell office:value-type="float" office:value="2.1262699999999999" table:style-name="ce1">
            <text:p>2.12627</text:p>
          </table:table-cell>
          <table:table-cell office:value-type="float" office:value="-3.0104100000000002E-2" table:style-name="ce1">
            <text:p>-0.0301041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576" table:style-name="ce1">
            <text:p>576</text:p>
          </table:table-cell>
          <table:table-cell office:value-type="float" office:value="484" table:style-name="ce1">
            <text:p>484</text:p>
          </table:table-cell>
          <table:table-cell office:value-type="float" office:value="-2.9062299999999999" table:style-name="ce1">
            <text:p>-2.90623</text:p>
          </table:table-cell>
          <table:table-cell office:value-type="float" office:value="2.5246200000000001" table:style-name="ce1">
            <text:p>2.52462</text:p>
          </table:table-cell>
          <table:table-cell office:value-type="float" office:value="-3.01657E-2" table:style-name="ce1">
            <text:p>-0.0301657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711" table:style-name="ce1">
            <text:p>711</text:p>
          </table:table-cell>
          <table:table-cell office:value-type="float" office:value="1431" table:style-name="ce1">
            <text:p>1431</text:p>
          </table:table-cell>
          <table:table-cell office:value-type="float" office:value="2.2946800000000001" table:style-name="ce1">
            <text:p>2.29468</text:p>
          </table:table-cell>
          <table:table-cell office:value-type="float" office:value="1.72723" table:style-name="ce1">
            <text:p>1.72723</text:p>
          </table:table-cell>
          <table:table-cell office:value-type="float" office:value="-2.9127799999999999E-2" table:style-name="ce1">
            <text:p>-0.0291278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567" table:style-name="ce1">
            <text:p>567</text:p>
          </table:table-cell>
          <table:table-cell office:value-type="float" office:value="383" table:style-name="ce1">
            <text:p>383</text:p>
          </table:table-cell>
          <table:table-cell office:value-type="float" office:value="-3.46123" table:style-name="ce1">
            <text:p>-3.46123</text:p>
          </table:table-cell>
          <table:table-cell office:value-type="float" office:value="2.5799799999999999" table:style-name="ce1">
            <text:p>2.57998</text:p>
          </table:table-cell>
          <table:table-cell office:value-type="float" office:value="-2.9853299999999999E-2" table:style-name="ce1">
            <text:p>-0.0298533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751" table:style-name="ce1">
            <text:p>751</text:p>
          </table:table-cell>
          <table:table-cell office:value-type="float" office:value="1600" table:style-name="ce1">
            <text:p>1600</text:p>
          </table:table-cell>
          <table:table-cell office:value-type="float" office:value="3.2219099999999998" table:style-name="ce1">
            <text:p>3.22191</text:p>
          </table:table-cell>
          <table:table-cell office:value-type="float" office:value="1.4974400000000001" table:style-name="ce1">
            <text:p>1.49744</text:p>
          </table:table-cell>
          <table:table-cell office:value-type="float" office:value="-2.76957E-2" table:style-name="ce1">
            <text:p>-0.0276957</text:p>
          </table:table-cell>
          <table:table-cell table:number-columns-repeated="1635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43" table:style-name="ce1">
            <text:p>643</text:p>
          </table:table-cell>
          <table:table-cell office:value-type="float" office:value="996" table:style-name="ce1">
            <text:p>996</text:p>
          </table:table-cell>
          <table:table-cell office:value-type="float" office:value="-9.3986799999999995E-2" table:style-name="ce1">
            <text:p>-0.0939868</text:p>
          </table:table-cell>
          <table:table-cell office:value-type="float" office:value="2.1264400000000001" table:style-name="ce1">
            <text:p>2.12644</text:p>
          </table:table-cell>
          <table:table-cell office:value-type="float" office:value="-3.0073900000000001E-2" table:style-name="ce1">
            <text:p>-0.0300739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580" table:style-name="ce1">
            <text:p>580</text:p>
          </table:table-cell>
          <table:table-cell office:value-type="float" office:value="544" table:style-name="ce1">
            <text:p>544</text:p>
          </table:table-cell>
          <table:table-cell office:value-type="float" office:value="-2.5764499999999999" table:style-name="ce1">
            <text:p>-2.57645</text:p>
          </table:table-cell>
          <table:table-cell office:value-type="float" office:value="2.4991400000000001" table:style-name="ce1">
            <text:p>2.49914</text:p>
          </table:table-cell>
          <table:table-cell office:value-type="float" office:value="-3.0456899999999999E-2" table:style-name="ce1">
            <text:p>-0.0304569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680" table:style-name="ce1">
            <text:p>680</text:p>
          </table:table-cell>
          <table:table-cell office:value-type="float" office:value="1512" table:style-name="ce1">
            <text:p>1512</text:p>
          </table:table-cell>
          <table:table-cell office:value-type="float" office:value="2.7419899999999999" table:style-name="ce1">
            <text:p>2.74199</text:p>
          </table:table-cell>
          <table:table-cell office:value-type="float" office:value="1.8930199999999999" table:style-name="ce1">
            <text:p>1.89302</text:p>
          </table:table-cell>
          <table:table-cell office:value-type="float" office:value="-3.2373699999999998E-2" table:style-name="ce1">
            <text:p>-0.0323737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551" table:style-name="ce1">
            <text:p>551</text:p>
          </table:table-cell>
          <table:table-cell office:value-type="float" office:value="396" table:style-name="ce1">
            <text:p>396</text:p>
          </table:table-cell>
          <table:table-cell office:value-type="float" office:value="-3.3887999999999998" table:style-name="ce1">
            <text:p>-3.3888</text:p>
          </table:table-cell>
          <table:table-cell office:value-type="float" office:value="2.6672199999999999" table:style-name="ce1">
            <text:p>2.66722</text:p>
          </table:table-cell>
          <table:table-cell office:value-type="float" office:value="-3.12384E-2" table:style-name="ce1">
            <text:p>-0.0312384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680" table:style-name="ce1">
            <text:p>680</text:p>
          </table:table-cell>
          <table:table-cell office:value-type="float" office:value="1599" table:style-name="ce1">
            <text:p>1599</text:p>
          </table:table-cell>
          <table:table-cell office:value-type="float" office:value="3.22051" table:style-name="ce1">
            <text:p>3.22051</text:p>
          </table:table-cell>
          <table:table-cell office:value-type="float" office:value="1.8879699999999999" table:style-name="ce1">
            <text:p>1.88797</text:p>
          </table:table-cell>
          <table:table-cell office:value-type="float" office:value="-3.3250399999999999E-2" table:style-name="ce1">
            <text:p>-0.0332504</text:p>
          </table:table-cell>
          <table:table-cell table:number-columns-repeated="1635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48" table:style-name="ce1">
            <text:p>648</text:p>
          </table:table-cell>
          <table:table-cell office:value-type="float" office:value="996" table:style-name="ce1">
            <text:p>996</text:p>
          </table:table-cell>
          <table:table-cell office:value-type="float" office:value="-9.4276100000000002E-2" table:style-name="ce1">
            <text:p>-0.0942761</text:p>
          </table:table-cell>
          <table:table-cell office:value-type="float" office:value="2.0989399999999998" table:style-name="ce1">
            <text:p>2.09894</text:p>
          </table:table-cell>
          <table:table-cell office:value-type="float" office:value="-2.9682E-2" table:style-name="ce1">
            <text:p>-0.029682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575" table:style-name="ce1">
            <text:p>575</text:p>
          </table:table-cell>
          <table:table-cell office:value-type="float" office:value="496" table:style-name="ce1">
            <text:p>496</text:p>
          </table:table-cell>
          <table:table-cell office:value-type="float" office:value="-2.8401700000000001" table:style-name="ce1">
            <text:p>-2.84017</text:p>
          </table:table-cell>
          <table:table-cell office:value-type="float" office:value="2.52942" table:style-name="ce1">
            <text:p>2.52942</text:p>
          </table:table-cell>
          <table:table-cell office:value-type="float" office:value="-3.0365E-2" table:style-name="ce1">
            <text:p>-0.030365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727" table:style-name="ce1">
            <text:p>727</text:p>
          </table:table-cell>
          <table:table-cell office:value-type="float" office:value="1507" table:style-name="ce1">
            <text:p>1507</text:p>
          </table:table-cell>
          <table:table-cell office:value-type="float" office:value="2.71177" table:style-name="ce1">
            <text:p>2.71177</text:p>
          </table:table-cell>
          <table:table-cell office:value-type="float" office:value="1.6348199999999999" table:style-name="ce1">
            <text:p>1.63482</text:p>
          </table:table-cell>
          <table:table-cell office:value-type="float" office:value="-2.8639600000000001E-2" table:style-name="ce1">
            <text:p>-0.0286396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572" table:style-name="ce1">
            <text:p>572</text:p>
          </table:table-cell>
          <table:table-cell office:value-type="float" office:value="396" table:style-name="ce1">
            <text:p>396</text:p>
          </table:table-cell>
          <table:table-cell office:value-type="float" office:value="-3.3900199999999998" table:style-name="ce1">
            <text:p>-3.39002</text:p>
          </table:table-cell>
          <table:table-cell office:value-type="float" office:value="2.55172" table:style-name="ce1">
            <text:p>2.55172</text:p>
          </table:table-cell>
          <table:table-cell office:value-type="float" office:value="-2.9592500000000001E-2" table:style-name="ce1">
            <text:p>-0.0295925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736" table:style-name="ce1">
            <text:p>736</text:p>
          </table:table-cell>
          <table:table-cell office:value-type="float" office:value="1603" table:style-name="ce1">
            <text:p>1603</text:p>
          </table:table-cell>
          <table:table-cell office:value-type="float" office:value="3.2392699999999999" table:style-name="ce1">
            <text:p>3.23927</text:p>
          </table:table-cell>
          <table:table-cell office:value-type="float" office:value="1.5797600000000001" table:style-name="ce1">
            <text:p>1.57976</text:p>
          </table:table-cell>
          <table:table-cell office:value-type="float" office:value="-2.89016E-2" table:style-name="ce1">
            <text:p>-0.0289016</text:p>
          </table:table-cell>
          <table:table-cell table:number-columns-repeated="1635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52" table:style-name="ce1">
            <text:p>652</text:p>
          </table:table-cell>
          <table:table-cell office:value-type="float" office:value="996" table:style-name="ce1">
            <text:p>996</text:p>
          </table:table-cell>
          <table:table-cell office:value-type="float" office:value="-9.4507599999999997E-2" table:style-name="ce1">
            <text:p>-0.0945076</text:p>
          </table:table-cell>
          <table:table-cell office:value-type="float" office:value="2.07694" table:style-name="ce1">
            <text:p>2.07694</text:p>
          </table:table-cell>
          <table:table-cell office:value-type="float" office:value="-2.9368499999999999E-2" table:style-name="ce1">
            <text:p>-0.0293685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588" table:style-name="ce1">
            <text:p>588</text:p>
          </table:table-cell>
          <table:table-cell office:value-type="float" office:value="531" table:style-name="ce1">
            <text:p>531</text:p>
          </table:table-cell>
          <table:table-cell office:value-type="float" office:value="-2.6484100000000002" table:style-name="ce1">
            <text:p>-2.64841</text:p>
          </table:table-cell>
          <table:table-cell office:value-type="float" office:value="2.4559000000000002" table:style-name="ce1">
            <text:p>2.4559</text:p>
          </table:table-cell>
          <table:table-cell office:value-type="float" office:value="-2.9698800000000001E-2" table:style-name="ce1">
            <text:p>-0.0296988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712" table:style-name="ce1">
            <text:p>712</text:p>
          </table:table-cell>
          <table:table-cell office:value-type="float" office:value="1415" table:style-name="ce1">
            <text:p>1415</text:p>
          </table:table-cell>
          <table:table-cell office:value-type="float" office:value="2.20662" table:style-name="ce1">
            <text:p>2.20662</text:p>
          </table:table-cell>
          <table:table-cell office:value-type="float" office:value="1.7226600000000001" table:style-name="ce1">
            <text:p>1.72266</text:p>
          </table:table-cell>
          <table:table-cell office:value-type="float" office:value="-2.8888199999999999E-2" table:style-name="ce1">
            <text:p>-0.0288882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563" table:style-name="ce1">
            <text:p>563</text:p>
          </table:table-cell>
          <table:table-cell office:value-type="float" office:value="384" table:style-name="ce1">
            <text:p>384</text:p>
          </table:table-cell>
          <table:table-cell office:value-type="float" office:value="-3.4554999999999998" table:style-name="ce1">
            <text:p>-3.4555</text:p>
          </table:table-cell>
          <table:table-cell office:value-type="float" office:value="2.6019199999999998" table:style-name="ce1">
            <text:p>2.60192</text:p>
          </table:table-cell>
          <table:table-cell office:value-type="float" office:value="-3.01769E-2" table:style-name="ce1">
            <text:p>-0.0301769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751" table:style-name="ce1">
            <text:p>751</text:p>
          </table:table-cell>
          <table:table-cell office:value-type="float" office:value="1603" table:style-name="ce1">
            <text:p>1603</text:p>
          </table:table-cell>
          <table:table-cell office:value-type="float" office:value="3.23841" table:style-name="ce1">
            <text:p>3.23841</text:p>
          </table:table-cell>
          <table:table-cell office:value-type="float" office:value="1.49726" table:style-name="ce1">
            <text:p>1.49726</text:p>
          </table:table-cell>
          <table:table-cell office:value-type="float" office:value="-2.7725900000000001E-2" table:style-name="ce1">
            <text:p>-0.0277259</text:p>
          </table:table-cell>
          <table:table-cell table:number-columns-repeated="1635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55" table:style-name="ce1">
            <text:p>655</text:p>
          </table:table-cell>
          <table:table-cell office:value-type="float" office:value="999" table:style-name="ce1">
            <text:p>999</text:p>
          </table:table-cell>
          <table:table-cell office:value-type="float" office:value="-7.8180399999999997E-2" table:style-name="ce1">
            <text:p>-0.0781804</text:p>
          </table:table-cell>
          <table:table-cell office:value-type="float" office:value="2.06027" table:style-name="ce1">
            <text:p>2.06027</text:p>
          </table:table-cell>
          <table:table-cell office:value-type="float" office:value="-2.9163600000000001E-2" table:style-name="ce1">
            <text:p>-0.0291636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64" table:style-name="ce1">
            <text:p>564</text:p>
          </table:table-cell>
          <table:table-cell office:value-type="float" office:value="495" table:style-name="ce1">
            <text:p>495</text:p>
          </table:table-cell>
          <table:table-cell office:value-type="float" office:value="-2.8450299999999999" table:style-name="ce1">
            <text:p>-2.84503</text:p>
          </table:table-cell>
          <table:table-cell office:value-type="float" office:value="2.5899800000000002" table:style-name="ce1">
            <text:p>2.58998</text:p>
          </table:table-cell>
          <table:table-cell office:value-type="float" office:value="-3.1217100000000001E-2" table:style-name="ce1">
            <text:p>-0.031217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36" table:style-name="ce1">
            <text:p>536</text:p>
          </table:table-cell>
          <table:table-cell office:value-type="float" office:value="364" table:style-name="ce1">
            <text:p>364</text:p>
          </table:table-cell>
          <table:table-cell office:value-type="float" office:value="-3.5639400000000001" table:style-name="ce1">
            <text:p>-3.56394</text:p>
          </table:table-cell>
          <table:table-cell office:value-type="float" office:value="2.7515700000000001" table:style-name="ce1">
            <text:p>2.75157</text:p>
          </table:table-cell>
          <table:table-cell office:value-type="float" office:value="-3.2091599999999998E-2" table:style-name="ce1">
            <text:p>-0.0320916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747" table:style-name="ce1">
            <text:p>747</text:p>
          </table:table-cell>
          <table:table-cell office:value-type="float" office:value="1520" table:style-name="ce1">
            <text:p>1520</text:p>
          </table:table-cell>
          <table:table-cell office:value-type="float" office:value="2.7821199999999999" table:style-name="ce1">
            <text:p>2.78212</text:p>
          </table:table-cell>
          <table:table-cell office:value-type="float" office:value="1.5240800000000001" table:style-name="ce1">
            <text:p>1.52408</text:p>
          </table:table-cell>
          <table:table-cell office:value-type="float" office:value="-2.7203000000000001E-2" table:style-name="ce1">
            <text:p>-0.027203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763" table:style-name="ce1">
            <text:p>763</text:p>
          </table:table-cell>
          <table:table-cell office:value-type="float" office:value="1600" table:style-name="ce1">
            <text:p>1600</text:p>
          </table:table-cell>
          <table:table-cell office:value-type="float" office:value="3.2212100000000001" table:style-name="ce1">
            <text:p>3.22121</text:p>
          </table:table-cell>
          <table:table-cell office:value-type="float" office:value="1.43144" table:style-name="ce1">
            <text:p>1.43144</text:p>
          </table:table-cell>
          <table:table-cell office:value-type="float" office:value="-2.67552E-2" table:style-name="ce1">
            <text:p>-0.0267552</text:p>
          </table:table-cell>
          <table:table-cell table:number-columns-repeated="1635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91" table:style-name="ce1">
            <text:p>591</text:p>
          </table:table-cell>
          <table:table-cell office:value-type="float" office:value="988" table:style-name="ce1">
            <text:p>988</text:p>
          </table:table-cell>
          <table:table-cell office:value-type="float" office:value="-0.13497999999999999" table:style-name="ce1">
            <text:p>-0.13498</text:p>
          </table:table-cell>
          <table:table-cell office:value-type="float" office:value="2.41289" table:style-name="ce1">
            <text:p>2.41289</text:p>
          </table:table-cell>
          <table:table-cell office:value-type="float" office:value="-3.4068899999999999E-2" table:style-name="ce1">
            <text:p>-0.0340689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652" table:style-name="ce1">
            <text:p>652</text:p>
          </table:table-cell>
          <table:table-cell office:value-type="float" office:value="1468" table:style-name="ce1">
            <text:p>1468</text:p>
          </table:table-cell>
          <table:table-cell office:value-type="float" office:value="2.5015999999999998" table:style-name="ce1">
            <text:p>2.5016</text:p>
          </table:table-cell>
          <table:table-cell office:value-type="float" office:value="2.04956" table:style-name="ce1">
            <text:p>2.04956</text:p>
          </table:table-cell>
          <table:table-cell office:value-type="float" office:value="-3.41249E-2" table:style-name="ce1">
            <text:p>-0.0341249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511" table:style-name="ce1">
            <text:p>511</text:p>
          </table:table-cell>
          <table:table-cell office:value-type="float" office:value="519" table:style-name="ce1">
            <text:p>519</text:p>
          </table:table-cell>
          <table:table-cell office:value-type="float" office:value="-2.7099600000000001" table:style-name="ce1">
            <text:p>-2.70996</text:p>
          </table:table-cell>
          <table:table-cell office:value-type="float" office:value="2.8800699999999999" table:style-name="ce1">
            <text:p>2.88007</text:p>
          </table:table-cell>
          <table:table-cell office:value-type="float" office:value="-3.5612999999999999E-2" table:style-name="ce1">
            <text:p>-0.035613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547" table:style-name="ce1">
            <text:p>547</text:p>
          </table:table-cell>
          <table:table-cell office:value-type="float" office:value="1599" table:style-name="ce1">
            <text:p>1599</text:p>
          </table:table-cell>
          <table:table-cell office:value-type="float" office:value="3.2282099999999998" table:style-name="ce1">
            <text:p>3.22821</text:p>
          </table:table-cell>
          <table:table-cell office:value-type="float" office:value="2.6194299999999999" table:style-name="ce1">
            <text:p>2.61943</text:p>
          </table:table-cell>
          <table:table-cell office:value-type="float" office:value="-4.3674699999999997E-2" table:style-name="ce1">
            <text:p>-0.0436747</text:p>
          </table:table-cell>
          <table:table-cell table:number-columns-repeated="16357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60" table:style-name="ce1">
            <text:p>660</text:p>
          </table:table-cell>
          <table:table-cell office:value-type="float" office:value="1000" table:style-name="ce1">
            <text:p>1000</text:p>
          </table:table-cell>
          <table:table-cell office:value-type="float" office:value="-7.2969500000000007E-2" table:style-name="ce1">
            <text:p>-0.0729695</text:p>
          </table:table-cell>
          <table:table-cell office:value-type="float" office:value="2.0327099999999998" table:style-name="ce1">
            <text:p>2.03271</text:p>
          </table:table-cell>
          <table:table-cell office:value-type="float" office:value="-2.87818E-2" table:style-name="ce1">
            <text:p>-0.0287818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588" table:style-name="ce1">
            <text:p>588</text:p>
          </table:table-cell>
          <table:table-cell office:value-type="float" office:value="516" table:style-name="ce1">
            <text:p>516</text:p>
          </table:table-cell>
          <table:table-cell office:value-type="float" office:value="-2.7309199999999998" table:style-name="ce1">
            <text:p>-2.73092</text:p>
          </table:table-cell>
          <table:table-cell office:value-type="float" office:value="2.4567700000000001" table:style-name="ce1">
            <text:p>2.45677</text:p>
          </table:table-cell>
          <table:table-cell office:value-type="float" office:value="-2.95477E-2" table:style-name="ce1">
            <text:p>-0.0295477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719" table:style-name="ce1">
            <text:p>719</text:p>
          </table:table-cell>
          <table:table-cell office:value-type="float" office:value="1428" table:style-name="ce1">
            <text:p>1428</text:p>
          </table:table-cell>
          <table:table-cell office:value-type="float" office:value="2.27772" table:style-name="ce1">
            <text:p>2.27772</text:p>
          </table:table-cell>
          <table:table-cell office:value-type="float" office:value="1.6834" table:style-name="ce1">
            <text:p>1.6834</text:p>
          </table:table-cell>
          <table:table-cell office:value-type="float" office:value="-2.8470499999999999E-2" table:style-name="ce1">
            <text:p>-0.0284705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767" table:style-name="ce1">
            <text:p>767</text:p>
          </table:table-cell>
          <table:table-cell office:value-type="float" office:value="1599" table:style-name="ce1">
            <text:p>1599</text:p>
          </table:table-cell>
          <table:table-cell office:value-type="float" office:value="3.2154799999999999" table:style-name="ce1">
            <text:p>3.21548</text:p>
          </table:table-cell>
          <table:table-cell office:value-type="float" office:value="1.4095" table:style-name="ce1">
            <text:p>1.4095</text:p>
          </table:table-cell>
          <table:table-cell office:value-type="float" office:value="-2.64316E-2" table:style-name="ce1">
            <text:p>-0.0264316</text:p>
          </table:table-cell>
          <table:table-cell table:number-columns-repeated="16357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64" table:style-name="ce1">
            <text:p>664</text:p>
          </table:table-cell>
          <table:table-cell office:value-type="float" office:value="1003" table:style-name="ce1">
            <text:p>1003</text:p>
          </table:table-cell>
          <table:table-cell office:value-type="float" office:value="-5.6700199999999999E-2" table:style-name="ce1">
            <text:p>-0.0567002</text:p>
          </table:table-cell>
          <table:table-cell office:value-type="float" office:value="2.0105400000000002" table:style-name="ce1">
            <text:p>2.01054</text:p>
          </table:table-cell>
          <table:table-cell office:value-type="float" office:value="-2.84985E-2" table:style-name="ce1">
            <text:p>-0.0284985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611" table:style-name="ce1">
            <text:p>611</text:p>
          </table:table-cell>
          <table:table-cell office:value-type="float" office:value="480" table:style-name="ce1">
            <text:p>480</text:p>
          </table:table-cell>
          <table:table-cell office:value-type="float" office:value="-2.9302600000000001" table:style-name="ce1">
            <text:p>-2.93026</text:p>
          </table:table-cell>
          <table:table-cell office:value-type="float" office:value="2.33236" table:style-name="ce1">
            <text:p>2.33236</text:p>
          </table:table-cell>
          <table:table-cell office:value-type="float" office:value="-2.7382199999999999E-2" table:style-name="ce1">
            <text:p>-0.0273822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604" table:style-name="ce1">
            <text:p>604</text:p>
          </table:table-cell>
          <table:table-cell office:value-type="float" office:value="379" table:style-name="ce1">
            <text:p>379</text:p>
          </table:table-cell>
          <table:table-cell office:value-type="float" office:value="-3.4853700000000001" table:style-name="ce1">
            <text:p>-3.48537</text:p>
          </table:table-cell>
          <table:table-cell office:value-type="float" office:value="2.3767200000000002" table:style-name="ce1">
            <text:p>2.37672</text:p>
          </table:table-cell>
          <table:table-cell office:value-type="float" office:value="-2.6913099999999999E-2" table:style-name="ce1">
            <text:p>-0.0269131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704" table:style-name="ce1">
            <text:p>704</text:p>
          </table:table-cell>
          <table:table-cell office:value-type="float" office:value="1524" table:style-name="ce1">
            <text:p>1524</text:p>
          </table:table-cell>
          <table:table-cell office:value-type="float" office:value="2.80661" table:style-name="ce1">
            <text:p>2.80661</text:p>
          </table:table-cell>
          <table:table-cell office:value-type="float" office:value="1.76033" table:style-name="ce1">
            <text:p>1.76033</text:p>
          </table:table-cell>
          <table:table-cell office:value-type="float" office:value="-3.0613600000000001E-2" table:style-name="ce1">
            <text:p>-0.0306136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716" table:style-name="ce1">
            <text:p>716</text:p>
          </table:table-cell>
          <table:table-cell office:value-type="float" office:value="1607" table:style-name="ce1">
            <text:p>1607</text:p>
          </table:table-cell>
          <table:table-cell office:value-type="float" office:value="3.2624300000000002" table:style-name="ce1">
            <text:p>3.26243</text:p>
          </table:table-cell>
          <table:table-cell office:value-type="float" office:value="1.6895199999999999" table:style-name="ce1">
            <text:p>1.68952</text:p>
          </table:table-cell>
          <table:table-cell office:value-type="float" office:value="-3.0509499999999998E-2" table:style-name="ce1">
            <text:p>-0.0305095</text:p>
          </table:table-cell>
          <table:table-cell table:number-columns-repeated="1635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68" table:style-name="ce1">
            <text:p>668</text:p>
          </table:table-cell>
          <table:table-cell office:value-type="float" office:value="1000" table:style-name="ce1">
            <text:p>1000</text:p>
          </table:table-cell>
          <table:table-cell office:value-type="float" office:value="-7.3432399999999995E-2" table:style-name="ce1">
            <text:p>-0.0734324</text:p>
          </table:table-cell>
          <table:table-cell office:value-type="float" office:value="1.98872" table:style-name="ce1">
            <text:p>1.98872</text:p>
          </table:table-cell>
          <table:table-cell office:value-type="float" office:value="-2.8154800000000001E-2" table:style-name="ce1">
            <text:p>-0.0281548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611" table:style-name="ce1">
            <text:p>611</text:p>
          </table:table-cell>
          <table:table-cell office:value-type="float" office:value="548" table:style-name="ce1">
            <text:p>548</text:p>
          </table:table-cell>
          <table:table-cell office:value-type="float" office:value="-2.5562399999999998" table:style-name="ce1">
            <text:p>-2.55624</text:p>
          </table:table-cell>
          <table:table-cell office:value-type="float" office:value="2.3284199999999999" table:style-name="ce1">
            <text:p>2.32842</text:p>
          </table:table-cell>
          <table:table-cell office:value-type="float" office:value="-2.8067499999999999E-2" table:style-name="ce1">
            <text:p>-0.0280675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704" table:style-name="ce1">
            <text:p>704</text:p>
          </table:table-cell>
          <table:table-cell office:value-type="float" office:value="1511" table:style-name="ce1">
            <text:p>1511</text:p>
          </table:table-cell>
          <table:table-cell office:value-type="float" office:value="2.7351000000000001" table:style-name="ce1">
            <text:p>2.7351</text:p>
          </table:table-cell>
          <table:table-cell office:value-type="float" office:value="1.76108" table:style-name="ce1">
            <text:p>1.76108</text:p>
          </table:table-cell>
          <table:table-cell office:value-type="float" office:value="-3.0482599999999999E-2" table:style-name="ce1">
            <text:p>-0.0304826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715" table:style-name="ce1">
            <text:p>715</text:p>
          </table:table-cell>
          <table:table-cell office:value-type="float" office:value="1604" table:style-name="ce1">
            <text:p>1604</text:p>
          </table:table-cell>
          <table:table-cell office:value-type="float" office:value="3.2459899999999999" table:style-name="ce1">
            <text:p>3.24599</text:p>
          </table:table-cell>
          <table:table-cell office:value-type="float" office:value="1.69519" table:style-name="ce1">
            <text:p>1.69519</text:p>
          </table:table-cell>
          <table:table-cell office:value-type="float" office:value="-3.0557600000000001E-2" table:style-name="ce1">
            <text:p>-0.0305576</text:p>
          </table:table-cell>
          <table:table-cell table:number-columns-repeated="16357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68" table:style-name="ce1">
            <text:p>668</text:p>
          </table:table-cell>
          <table:table-cell office:value-type="float" office:value="1000" table:style-name="ce1">
            <text:p>1000</text:p>
          </table:table-cell>
          <table:table-cell office:value-type="float" office:value="-7.3432399999999995E-2" table:style-name="ce1">
            <text:p>-0.0734324</text:p>
          </table:table-cell>
          <table:table-cell office:value-type="float" office:value="1.98872" table:style-name="ce1">
            <text:p>1.98872</text:p>
          </table:table-cell>
          <table:table-cell office:value-type="float" office:value="-2.8154800000000001E-2" table:style-name="ce1">
            <text:p>-0.0281548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19" table:style-name="ce1">
            <text:p>619</text:p>
          </table:table-cell>
          <table:table-cell office:value-type="float" office:value="552" table:style-name="ce1">
            <text:p>552</text:p>
          </table:table-cell>
          <table:table-cell office:value-type="float" office:value="-2.5347" table:style-name="ce1">
            <text:p>-2.5347</text:p>
          </table:table-cell>
          <table:table-cell office:value-type="float" office:value="2.2841900000000002" table:style-name="ce1">
            <text:p>2.28419</text:p>
          </table:table-cell>
          <table:table-cell office:value-type="float" office:value="-2.74807E-2" table:style-name="ce1">
            <text:p>-0.0274807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711" table:style-name="ce1">
            <text:p>711</text:p>
          </table:table-cell>
          <table:table-cell office:value-type="float" office:value="1407" table:style-name="ce1">
            <text:p>1407</text:p>
          </table:table-cell>
          <table:table-cell office:value-type="float" office:value="2.1626799999999999" table:style-name="ce1">
            <text:p>2.16268</text:p>
          </table:table-cell>
          <table:table-cell office:value-type="float" office:value="1.72862" table:style-name="ce1">
            <text:p>1.72862</text:p>
          </table:table-cell>
          <table:table-cell office:value-type="float" office:value="-2.8885899999999999E-2" table:style-name="ce1">
            <text:p>-0.0288859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00" table:style-name="ce1">
            <text:p>600</text:p>
          </table:table-cell>
          <table:table-cell office:value-type="float" office:value="396" table:style-name="ce1">
            <text:p>396</text:p>
          </table:table-cell>
          <table:table-cell office:value-type="float" office:value="-3.3916400000000002" table:style-name="ce1">
            <text:p>-3.39164</text:p>
          </table:table-cell>
          <table:table-cell office:value-type="float" office:value="2.3977300000000001" table:style-name="ce1">
            <text:p>2.39773</text:p>
          </table:table-cell>
          <table:table-cell office:value-type="float" office:value="-2.7397899999999999E-2" table:style-name="ce1">
            <text:p>-0.0273979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728" table:style-name="ce1">
            <text:p>728</text:p>
          </table:table-cell>
          <table:table-cell office:value-type="float" office:value="1599" table:style-name="ce1">
            <text:p>1599</text:p>
          </table:table-cell>
          <table:table-cell office:value-type="float" office:value="3.21774" table:style-name="ce1">
            <text:p>3.21774</text:p>
          </table:table-cell>
          <table:table-cell office:value-type="float" office:value="1.62399" table:style-name="ce1">
            <text:p>1.62399</text:p>
          </table:table-cell>
          <table:table-cell office:value-type="float" office:value="-2.9488299999999999E-2" table:style-name="ce1">
            <text:p>-0.0294883</text:p>
          </table:table-cell>
          <table:table-cell table:number-columns-repeated="1635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71" table:style-name="ce1">
            <text:p>671</text:p>
          </table:table-cell>
          <table:table-cell office:value-type="float" office:value="999" table:style-name="ce1">
            <text:p>999</text:p>
          </table:table-cell>
          <table:table-cell office:value-type="float" office:value="-7.9106200000000002E-2" table:style-name="ce1">
            <text:p>-0.0791062</text:p>
          </table:table-cell>
          <table:table-cell office:value-type="float" office:value="1.97227" table:style-name="ce1">
            <text:p>1.97227</text:p>
          </table:table-cell>
          <table:table-cell office:value-type="float" office:value="-2.79096E-2" table:style-name="ce1">
            <text:p>-0.0279096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616" table:style-name="ce1">
            <text:p>616</text:p>
          </table:table-cell>
          <table:table-cell office:value-type="float" office:value="539" table:style-name="ce1">
            <text:p>539</text:p>
          </table:table-cell>
          <table:table-cell office:value-type="float" office:value="-2.6060300000000001" table:style-name="ce1">
            <text:p>-2.60603</text:p>
          </table:table-cell>
          <table:table-cell office:value-type="float" office:value="2.3014399999999999" table:style-name="ce1">
            <text:p>2.30144</text:p>
          </table:table-cell>
          <table:table-cell office:value-type="float" office:value="-2.7584899999999999E-2" table:style-name="ce1">
            <text:p>-0.0275849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591" table:style-name="ce1">
            <text:p>591</text:p>
          </table:table-cell>
          <table:table-cell office:value-type="float" office:value="332" table:style-name="ce1">
            <text:p>332</text:p>
          </table:table-cell>
          <table:table-cell office:value-type="float" office:value="-3.7431299999999998" table:style-name="ce1">
            <text:p>-3.74313</text:p>
          </table:table-cell>
          <table:table-cell office:value-type="float" office:value="2.4509400000000001" table:style-name="ce1">
            <text:p>2.45094</text:p>
          </table:table-cell>
          <table:table-cell office:value-type="float" office:value="-2.7458300000000001E-2" table:style-name="ce1">
            <text:p>-0.0274583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736" table:style-name="ce1">
            <text:p>736</text:p>
          </table:table-cell>
          <table:table-cell office:value-type="float" office:value="1511" table:style-name="ce1">
            <text:p>1511</text:p>
          </table:table-cell>
          <table:table-cell office:value-type="float" office:value="2.73325" table:style-name="ce1">
            <text:p>2.73325</text:p>
          </table:table-cell>
          <table:table-cell office:value-type="float" office:value="1.5850900000000001" table:style-name="ce1">
            <text:p>1.58509</text:p>
          </table:table-cell>
          <table:table-cell office:value-type="float" office:value="-2.7974499999999999E-2" table:style-name="ce1">
            <text:p>-0.0279745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736" table:style-name="ce1">
            <text:p>736</text:p>
          </table:table-cell>
          <table:table-cell office:value-type="float" office:value="1600" table:style-name="ce1">
            <text:p>1600</text:p>
          </table:table-cell>
          <table:table-cell office:value-type="float" office:value="3.2227700000000001" table:style-name="ce1">
            <text:p>3.22277</text:p>
          </table:table-cell>
          <table:table-cell office:value-type="float" office:value="1.5799300000000001" table:style-name="ce1">
            <text:p>1.57993</text:p>
          </table:table-cell>
          <table:table-cell office:value-type="float" office:value="-2.8871399999999998E-2" table:style-name="ce1">
            <text:p>-0.0288714</text:p>
          </table:table-cell>
          <table:table-cell table:number-columns-repeated="1635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79" table:style-name="ce1">
            <text:p>679</text:p>
          </table:table-cell>
          <table:table-cell office:value-type="float" office:value="1008" table:style-name="ce1">
            <text:p>1008</text:p>
          </table:table-cell>
          <table:table-cell office:value-type="float" office:value="-3.0067E-2" table:style-name="ce1">
            <text:p>-0.030067</text:p>
          </table:table-cell>
          <table:table-cell office:value-type="float" office:value="1.9277500000000001" table:style-name="ce1">
            <text:p>1.92775</text:p>
          </table:table-cell>
          <table:table-cell office:value-type="float" office:value="-2.73732E-2" table:style-name="ce1">
            <text:p>-0.0273732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735" table:style-name="ce1">
            <text:p>735</text:p>
          </table:table-cell>
          <table:table-cell office:value-type="float" office:value="1367" table:style-name="ce1">
            <text:p>1367</text:p>
          </table:table-cell>
          <table:table-cell office:value-type="float" office:value="1.9412799999999999" table:style-name="ce1">
            <text:p>1.94128</text:p>
          </table:table-cell>
          <table:table-cell office:value-type="float" office:value="1.5989500000000001" table:style-name="ce1">
            <text:p>1.59895</text:p>
          </table:table-cell>
          <table:table-cell office:value-type="float" office:value="-2.6601799999999998E-2" table:style-name="ce1">
            <text:p>-0.0266018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652" table:style-name="ce1">
            <text:p>652</text:p>
          </table:table-cell>
          <table:table-cell office:value-type="float" office:value="564" table:style-name="ce1">
            <text:p>564</text:p>
          </table:table-cell>
          <table:table-cell office:value-type="float" office:value="-2.4706100000000002" table:style-name="ce1">
            <text:p>-2.47061</text:p>
          </table:table-cell>
          <table:table-cell office:value-type="float" office:value="2.1019999999999999" table:style-name="ce1">
            <text:p>2.102</text:p>
          </table:table-cell>
          <table:table-cell office:value-type="float" office:value="-2.5015200000000001E-2" table:style-name="ce1">
            <text:p>-0.0250152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663" table:style-name="ce1">
            <text:p>663</text:p>
          </table:table-cell>
          <table:table-cell office:value-type="float" office:value="391" table:style-name="ce1">
            <text:p>391</text:p>
          </table:table-cell>
          <table:table-cell office:value-type="float" office:value="-3.42279" table:style-name="ce1">
            <text:p>-3.42279</text:p>
          </table:table-cell>
          <table:table-cell office:value-type="float" office:value="2.0515400000000001" table:style-name="ce1">
            <text:p>2.05154</text:p>
          </table:table-cell>
          <table:table-cell office:value-type="float" office:value="-2.2409700000000001E-2" table:style-name="ce1">
            <text:p>-0.0224097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776" table:style-name="ce1">
            <text:p>776</text:p>
          </table:table-cell>
          <table:table-cell office:value-type="float" office:value="1600" table:style-name="ce1">
            <text:p>1600</text:p>
          </table:table-cell>
          <table:table-cell office:value-type="float" office:value="3.2204600000000001" table:style-name="ce1">
            <text:p>3.22046</text:p>
          </table:table-cell>
          <table:table-cell office:value-type="float" office:value="1.3599399999999999" table:style-name="ce1">
            <text:p>1.35994</text:p>
          </table:table-cell>
          <table:table-cell office:value-type="float" office:value="-2.5736200000000001E-2" table:style-name="ce1">
            <text:p>-0.0257362</text:p>
          </table:table-cell>
          <table:table-cell table:number-columns-repeated="1635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79" table:style-name="ce1">
            <text:p>679</text:p>
          </table:table-cell>
          <table:table-cell office:value-type="float" office:value="1003" table:style-name="ce1">
            <text:p>1003</text:p>
          </table:table-cell>
          <table:table-cell office:value-type="float" office:value="-5.75682E-2" table:style-name="ce1">
            <text:p>-0.0575682</text:p>
          </table:table-cell>
          <table:table-cell office:value-type="float" office:value="1.92804" table:style-name="ce1">
            <text:p>1.92804</text:p>
          </table:table-cell>
          <table:table-cell office:value-type="float" office:value="-2.7322900000000001E-2" table:style-name="ce1">
            <text:p>-0.0273229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608" table:style-name="ce1">
            <text:p>608</text:p>
          </table:table-cell>
          <table:table-cell office:value-type="float" office:value="503" table:style-name="ce1">
            <text:p>503</text:p>
          </table:table-cell>
          <table:table-cell office:value-type="float" office:value="-2.8035800000000002" table:style-name="ce1">
            <text:p>-2.80358</text:p>
          </table:table-cell>
          <table:table-cell office:value-type="float" office:value="2.3475299999999999" table:style-name="ce1">
            <text:p>2.34753</text:p>
          </table:table-cell>
          <table:table-cell office:value-type="float" office:value="-2.7849100000000002E-2" table:style-name="ce1">
            <text:p>-0.0278491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728" table:style-name="ce1">
            <text:p>728</text:p>
          </table:table-cell>
          <table:table-cell office:value-type="float" office:value="1543" table:style-name="ce1">
            <text:p>1543</text:p>
          </table:table-cell>
          <table:table-cell office:value-type="float" office:value="2.9097200000000001" table:style-name="ce1">
            <text:p>2.90972</text:p>
          </table:table-cell>
          <table:table-cell office:value-type="float" office:value="1.62723" table:style-name="ce1">
            <text:p>1.62723</text:p>
          </table:table-cell>
          <table:table-cell office:value-type="float" office:value="-2.8923999999999998E-2" table:style-name="ce1">
            <text:p>-0.028924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587" table:style-name="ce1">
            <text:p>587</text:p>
          </table:table-cell>
          <table:table-cell office:value-type="float" office:value="387" table:style-name="ce1">
            <text:p>387</text:p>
          </table:table-cell>
          <table:table-cell office:value-type="float" office:value="-3.4403899999999998" table:style-name="ce1">
            <text:p>-3.44039</text:p>
          </table:table-cell>
          <table:table-cell office:value-type="float" office:value="2.4697499999999999" table:style-name="ce1">
            <text:p>2.46975</text:p>
          </table:table-cell>
          <table:table-cell office:value-type="float" office:value="-2.83261E-2" table:style-name="ce1">
            <text:p>-0.0283261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736" table:style-name="ce1">
            <text:p>736</text:p>
          </table:table-cell>
          <table:table-cell office:value-type="float" office:value="1600" table:style-name="ce1">
            <text:p>1600</text:p>
          </table:table-cell>
          <table:table-cell office:value-type="float" office:value="3.2227700000000001" table:style-name="ce1">
            <text:p>3.22277</text:p>
          </table:table-cell>
          <table:table-cell office:value-type="float" office:value="1.5799300000000001" table:style-name="ce1">
            <text:p>1.57993</text:p>
          </table:table-cell>
          <table:table-cell office:value-type="float" office:value="-2.8871399999999998E-2" table:style-name="ce1">
            <text:p>-0.0288714</text:p>
          </table:table-cell>
          <table:table-cell table:number-columns-repeated="1635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83" table:style-name="ce1">
            <text:p>683</text:p>
          </table:table-cell>
          <table:table-cell office:value-type="float" office:value="1012" table:style-name="ce1">
            <text:p>1012</text:p>
          </table:table-cell>
          <table:table-cell office:value-type="float" office:value="-8.2974799999999994E-3" table:style-name="ce1">
            <text:p>-0.00829748</text:p>
          </table:table-cell>
          <table:table-cell office:value-type="float" office:value="1.9055200000000001" table:style-name="ce1">
            <text:p>1.90552</text:p>
          </table:table-cell>
          <table:table-cell office:value-type="float" office:value="-2.7099999999999999E-2" table:style-name="ce1">
            <text:p>-0.0271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715" table:style-name="ce1">
            <text:p>715</text:p>
          </table:table-cell>
          <table:table-cell office:value-type="float" office:value="1420" table:style-name="ce1">
            <text:p>1420</text:p>
          </table:table-cell>
          <table:table-cell office:value-type="float" office:value="2.2339500000000001" table:style-name="ce1">
            <text:p>2.23395</text:p>
          </table:table-cell>
          <table:table-cell office:value-type="float" office:value="1.70587" table:style-name="ce1">
            <text:p>1.70587</text:p>
          </table:table-cell>
          <table:table-cell office:value-type="float" office:value="-2.87034E-2" table:style-name="ce1">
            <text:p>-0.0287034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612" table:style-name="ce1">
            <text:p>612</text:p>
          </table:table-cell>
          <table:table-cell office:value-type="float" office:value="472" table:style-name="ce1">
            <text:p>472</text:p>
          </table:table-cell>
          <table:table-cell office:value-type="float" office:value="-2.9743200000000001" table:style-name="ce1">
            <text:p>-2.97432</text:p>
          </table:table-cell>
          <table:table-cell office:value-type="float" office:value="2.3273299999999999" table:style-name="ce1">
            <text:p>2.32733</text:p>
          </table:table-cell>
          <table:table-cell office:value-type="float" office:value="-2.7223199999999999E-2" table:style-name="ce1">
            <text:p>-0.0272232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576" table:style-name="ce1">
            <text:p>576</text:p>
          </table:table-cell>
          <table:table-cell office:value-type="float" office:value="331" table:style-name="ce1">
            <text:p>331</text:p>
          </table:table-cell>
          <table:table-cell office:value-type="float" office:value="-3.74777" table:style-name="ce1">
            <text:p>-3.74777</text:p>
          </table:table-cell>
          <table:table-cell office:value-type="float" office:value="2.5335000000000001" table:style-name="ce1">
            <text:p>2.5335</text:p>
          </table:table-cell>
          <table:table-cell office:value-type="float" office:value="-2.8623900000000001E-2" table:style-name="ce1">
            <text:p>-0.0286239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743" table:style-name="ce1">
            <text:p>743</text:p>
          </table:table-cell>
          <table:table-cell office:value-type="float" office:value="1604" table:style-name="ce1">
            <text:p>1604</text:p>
          </table:table-cell>
          <table:table-cell office:value-type="float" office:value="3.24437" table:style-name="ce1">
            <text:p>3.24437</text:p>
          </table:table-cell>
          <table:table-cell office:value-type="float" office:value="1.5411999999999999" table:style-name="ce1">
            <text:p>1.5412</text:p>
          </table:table-cell>
          <table:table-cell office:value-type="float" office:value="-2.8362999999999999E-2" table:style-name="ce1">
            <text:p>-0.028363</text:p>
          </table:table-cell>
          <table:table-cell table:number-columns-repeated="1635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88" table:style-name="ce1">
            <text:p>688</text:p>
          </table:table-cell>
          <table:table-cell office:value-type="float" office:value="1015" table:style-name="ce1">
            <text:p>1015</text:p>
          </table:table-cell>
          <table:table-cell office:value-type="float" office:value="7.9139199999999996E-3" table:style-name="ce1">
            <text:p>0.00791392</text:p>
          </table:table-cell>
          <table:table-cell office:value-type="float" office:value="1.87785" table:style-name="ce1">
            <text:p>1.87785</text:p>
          </table:table-cell>
          <table:table-cell office:value-type="float" office:value="-2.6738399999999999E-2" table:style-name="ce1">
            <text:p>-0.0267384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63" table:style-name="ce1">
            <text:p>663</text:p>
          </table:table-cell>
          <table:table-cell office:value-type="float" office:value="607" table:style-name="ce1">
            <text:p>607</text:p>
          </table:table-cell>
          <table:table-cell office:value-type="float" office:value="-2.2347399999999999" table:style-name="ce1">
            <text:p>-2.23474</text:p>
          </table:table-cell>
          <table:table-cell office:value-type="float" office:value="2.0390100000000002" table:style-name="ce1">
            <text:p>2.03901</text:p>
          </table:table-cell>
          <table:table-cell office:value-type="float" office:value="-2.4586400000000001E-2" table:style-name="ce1">
            <text:p>-0.0245864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96" table:style-name="ce1">
            <text:p>696</text:p>
          </table:table-cell>
          <table:table-cell office:value-type="float" office:value="1572" table:style-name="ce1">
            <text:p>1572</text:p>
          </table:table-cell>
          <table:table-cell office:value-type="float" office:value="3.0710799999999998" table:style-name="ce1">
            <text:p>3.07108</text:p>
          </table:table-cell>
          <table:table-cell office:value-type="float" office:value="1.8015399999999999" table:style-name="ce1">
            <text:p>1.80154</text:p>
          </table:table-cell>
          <table:table-cell office:value-type="float" office:value="-3.1724299999999997E-2" table:style-name="ce1">
            <text:p>-0.0317243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31" table:style-name="ce1">
            <text:p>731</text:p>
          </table:table-cell>
          <table:table-cell office:value-type="float" office:value="1600" table:style-name="ce1">
            <text:p>1600</text:p>
          </table:table-cell>
          <table:table-cell office:value-type="float" office:value="3.2230599999999998" table:style-name="ce1">
            <text:p>3.22306</text:p>
          </table:table-cell>
          <table:table-cell office:value-type="float" office:value="1.6074299999999999" table:style-name="ce1">
            <text:p>1.60743</text:p>
          </table:table-cell>
          <table:table-cell office:value-type="float" office:value="-2.9263299999999999E-2" table:style-name="ce1">
            <text:p>-0.0292633</text:p>
          </table:table-cell>
          <table:table-cell table:number-columns-repeated="16357" table:style-name="ce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88" table:style-name="ce1">
            <text:p>688</text:p>
          </table:table-cell>
          <table:table-cell office:value-type="float" office:value="1012" table:style-name="ce1">
            <text:p>1012</text:p>
          </table:table-cell>
          <table:table-cell office:value-type="float" office:value="-8.5867800000000005E-3" table:style-name="ce1">
            <text:p>-0.00858678</text:p>
          </table:table-cell>
          <table:table-cell office:value-type="float" office:value="1.8780300000000001" table:style-name="ce1">
            <text:p>1.87803</text:p>
          </table:table-cell>
          <table:table-cell office:value-type="float" office:value="-2.6708099999999999E-2" table:style-name="ce1">
            <text:p>-0.0267081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616" table:style-name="ce1">
            <text:p>616</text:p>
          </table:table-cell>
          <table:table-cell office:value-type="float" office:value="579" table:style-name="ce1">
            <text:p>579</text:p>
          </table:table-cell>
          <table:table-cell office:value-type="float" office:value="-2.3860199999999998" table:style-name="ce1">
            <text:p>-2.38602</text:p>
          </table:table-cell>
          <table:table-cell office:value-type="float" office:value="2.2991199999999998" table:style-name="ce1">
            <text:p>2.29912</text:p>
          </table:table-cell>
          <table:table-cell office:value-type="float" office:value="-2.7987999999999999E-2" table:style-name="ce1">
            <text:p>-0.027988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724" table:style-name="ce1">
            <text:p>724</text:p>
          </table:table-cell>
          <table:table-cell office:value-type="float" office:value="1507" table:style-name="ce1">
            <text:p>1507</text:p>
          </table:table-cell>
          <table:table-cell office:value-type="float" office:value="2.7119499999999999" table:style-name="ce1">
            <text:p>2.71195</text:p>
          </table:table-cell>
          <table:table-cell office:value-type="float" office:value="1.6513199999999999" table:style-name="ce1">
            <text:p>1.65132</text:p>
          </table:table-cell>
          <table:table-cell office:value-type="float" office:value="-2.88747E-2" table:style-name="ce1">
            <text:p>-0.0288747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652" table:style-name="ce1">
            <text:p>652</text:p>
          </table:table-cell>
          <table:table-cell office:value-type="float" office:value="1599" table:style-name="ce1">
            <text:p>1599</text:p>
          </table:table-cell>
          <table:table-cell office:value-type="float" office:value="3.2221299999999999" table:style-name="ce1">
            <text:p>3.22213</text:p>
          </table:table-cell>
          <table:table-cell office:value-type="float" office:value="2.04196" table:style-name="ce1">
            <text:p>2.04196</text:p>
          </table:table-cell>
          <table:table-cell office:value-type="float" office:value="-3.5444999999999997E-2" table:style-name="ce1">
            <text:p>-0.035445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632" table:style-name="ce1">
            <text:p>632</text:p>
          </table:table-cell>
          <table:table-cell office:value-type="float" office:value="396" table:style-name="ce1">
            <text:p>396</text:p>
          </table:table-cell>
          <table:table-cell office:value-type="float" office:value="-3.3934899999999999" table:style-name="ce1">
            <text:p>-3.39349</text:p>
          </table:table-cell>
          <table:table-cell office:value-type="float" office:value="2.22174" table:style-name="ce1">
            <text:p>2.22174</text:p>
          </table:table-cell>
          <table:table-cell office:value-type="float" office:value="-2.48898E-2" table:style-name="ce1">
            <text:p>-0.0248898</text:p>
          </table:table-cell>
          <table:table-cell table:number-columns-repeated="1635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91" table:style-name="ce1">
            <text:p>691</text:p>
          </table:table-cell>
          <table:table-cell office:value-type="float" office:value="1012" table:style-name="ce1">
            <text:p>1012</text:p>
          </table:table-cell>
          <table:table-cell office:value-type="float" office:value="-8.76037E-3" table:style-name="ce1">
            <text:p>-0.00876037</text:p>
          </table:table-cell>
          <table:table-cell office:value-type="float" office:value="1.8615299999999999" table:style-name="ce1">
            <text:p>1.86153</text:p>
          </table:table-cell>
          <table:table-cell office:value-type="float" office:value="-2.6473E-2" table:style-name="ce1">
            <text:p>-0.026473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732" table:style-name="ce1">
            <text:p>732</text:p>
          </table:table-cell>
          <table:table-cell office:value-type="float" office:value="1512" table:style-name="ce1">
            <text:p>1512</text:p>
          </table:table-cell>
          <table:table-cell office:value-type="float" office:value="2.7389800000000002" table:style-name="ce1">
            <text:p>2.73898</text:p>
          </table:table-cell>
          <table:table-cell office:value-type="float" office:value="1.60703" table:style-name="ce1">
            <text:p>1.60703</text:p>
          </table:table-cell>
          <table:table-cell office:value-type="float" office:value="-2.82981E-2" table:style-name="ce1">
            <text:p>-0.0282981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667" table:style-name="ce1">
            <text:p>667</text:p>
          </table:table-cell>
          <table:table-cell office:value-type="float" office:value="516" table:style-name="ce1">
            <text:p>516</text:p>
          </table:table-cell>
          <table:table-cell office:value-type="float" office:value="-2.73549" table:style-name="ce1">
            <text:p>-2.73549</text:p>
          </table:table-cell>
          <table:table-cell office:value-type="float" office:value="2.0222899999999999" table:style-name="ce1">
            <text:p>2.02229</text:p>
          </table:table-cell>
          <table:table-cell office:value-type="float" office:value="-2.3355799999999999E-2" table:style-name="ce1">
            <text:p>-0.0233558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744" table:style-name="ce1">
            <text:p>744</text:p>
          </table:table-cell>
          <table:table-cell office:value-type="float" office:value="1619" table:style-name="ce1">
            <text:p>1619</text:p>
          </table:table-cell>
          <table:table-cell office:value-type="float" office:value="3.3268200000000001" table:style-name="ce1">
            <text:p>3.32682</text:p>
          </table:table-cell>
          <table:table-cell office:value-type="float" office:value="1.5348299999999999" table:style-name="ce1">
            <text:p>1.53483</text:p>
          </table:table-cell>
          <table:table-cell office:value-type="float" office:value="-2.8435800000000001E-2" table:style-name="ce1">
            <text:p>-0.0284358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660" table:style-name="ce1">
            <text:p>660</text:p>
          </table:table-cell>
          <table:table-cell office:value-type="float" office:value="391" table:style-name="ce1">
            <text:p>391</text:p>
          </table:table-cell>
          <table:table-cell office:value-type="float" office:value="-3.4226100000000002" table:style-name="ce1">
            <text:p>-3.42261</text:p>
          </table:table-cell>
          <table:table-cell office:value-type="float" office:value="2.0680399999999999" table:style-name="ce1">
            <text:p>2.06804</text:p>
          </table:table-cell>
          <table:table-cell office:value-type="float" office:value="-2.26448E-2" table:style-name="ce1">
            <text:p>-0.0226448</text:p>
          </table:table-cell>
          <table:table-cell table:number-columns-repeated="1635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96" table:style-name="ce1">
            <text:p>696</text:p>
          </table:table-cell>
          <table:table-cell office:value-type="float" office:value="1012" table:style-name="ce1">
            <text:p>1012</text:p>
          </table:table-cell>
          <table:table-cell office:value-type="float" office:value="-9.0496699999999992E-3" table:style-name="ce1">
            <text:p>-0.00904967</text:p>
          </table:table-cell>
          <table:table-cell office:value-type="float" office:value="1.83403" table:style-name="ce1">
            <text:p>1.83403</text:p>
          </table:table-cell>
          <table:table-cell office:value-type="float" office:value="-2.6081099999999999E-2" table:style-name="ce1">
            <text:p>-0.0260811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691" table:style-name="ce1">
            <text:p>691</text:p>
          </table:table-cell>
          <table:table-cell office:value-type="float" office:value="560" table:style-name="ce1">
            <text:p>560</text:p>
          </table:table-cell>
          <table:table-cell office:value-type="float" office:value="-2.4948700000000001" table:style-name="ce1">
            <text:p>-2.49487</text:p>
          </table:table-cell>
          <table:table-cell office:value-type="float" office:value="1.88775" table:style-name="ce1">
            <text:p>1.88775</text:p>
          </table:table-cell>
          <table:table-cell office:value-type="float" office:value="-2.1918199999999999E-2" table:style-name="ce1">
            <text:p>-0.0219182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695" table:style-name="ce1">
            <text:p>695</text:p>
          </table:table-cell>
          <table:table-cell office:value-type="float" office:value="1540" table:style-name="ce1">
            <text:p>1540</text:p>
          </table:table-cell>
          <table:table-cell office:value-type="float" office:value="2.89513" table:style-name="ce1">
            <text:p>2.89513</text:p>
          </table:table-cell>
          <table:table-cell office:value-type="float" office:value="1.8089" table:style-name="ce1">
            <text:p>1.8089</text:p>
          </table:table-cell>
          <table:table-cell office:value-type="float" office:value="-3.14802E-2" table:style-name="ce1">
            <text:p>-0.0314802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612" table:style-name="ce1">
            <text:p>612</text:p>
          </table:table-cell>
          <table:table-cell office:value-type="float" office:value="391" table:style-name="ce1">
            <text:p>391</text:p>
          </table:table-cell>
          <table:table-cell office:value-type="float" office:value="-3.4198400000000002" table:style-name="ce1">
            <text:p>-3.41984</text:p>
          </table:table-cell>
          <table:table-cell office:value-type="float" office:value="2.33203" table:style-name="ce1">
            <text:p>2.33203</text:p>
          </table:table-cell>
          <table:table-cell office:value-type="float" office:value="-2.6407E-2" table:style-name="ce1">
            <text:p>-0.026407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684" table:style-name="ce1">
            <text:p>684</text:p>
          </table:table-cell>
          <table:table-cell office:value-type="float" office:value="1607" table:style-name="ce1">
            <text:p>1607</text:p>
          </table:table-cell>
          <table:table-cell office:value-type="float" office:value="3.2642799999999998" table:style-name="ce1">
            <text:p>3.26428</text:p>
          </table:table-cell>
          <table:table-cell office:value-type="float" office:value="1.86551" table:style-name="ce1">
            <text:p>1.86551</text:p>
          </table:table-cell>
          <table:table-cell office:value-type="float" office:value="-3.3017499999999998E-2" table:style-name="ce1">
            <text:p>-0.0330175</text:p>
          </table:table-cell>
          <table:table-cell table:number-columns-repeated="1635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03" table:style-name="ce1">
            <text:p>703</text:p>
          </table:table-cell>
          <table:table-cell office:value-type="float" office:value="1020" table:style-name="ce1">
            <text:p>1020</text:p>
          </table:table-cell>
          <table:table-cell office:value-type="float" office:value="3.45472E-2" table:style-name="ce1">
            <text:p>0.0345472</text:p>
          </table:table-cell>
          <table:table-cell office:value-type="float" office:value="1.7950699999999999" table:style-name="ce1">
            <text:p>1.79507</text:p>
          </table:table-cell>
          <table:table-cell office:value-type="float" office:value="-2.56131E-2" table:style-name="ce1">
            <text:p>-0.0256131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688" table:style-name="ce1">
            <text:p>688</text:p>
          </table:table-cell>
          <table:table-cell office:value-type="float" office:value="579" table:style-name="ce1">
            <text:p>579</text:p>
          </table:table-cell>
          <table:table-cell office:value-type="float" office:value="-2.39019" table:style-name="ce1">
            <text:p>-2.39019</text:p>
          </table:table-cell>
          <table:table-cell office:value-type="float" office:value="1.9031400000000001" table:style-name="ce1">
            <text:p>1.90314</text:p>
          </table:table-cell>
          <table:table-cell office:value-type="float" office:value="-2.2344800000000001E-2" table:style-name="ce1">
            <text:p>-0.0223448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688" table:style-name="ce1">
            <text:p>688</text:p>
          </table:table-cell>
          <table:table-cell office:value-type="float" office:value="1467" table:style-name="ce1">
            <text:p>1467</text:p>
          </table:table-cell>
          <table:table-cell office:value-type="float" office:value="2.4940199999999999" table:style-name="ce1">
            <text:p>2.49402</text:p>
          </table:table-cell>
          <table:table-cell office:value-type="float" office:value="1.8516300000000001" table:style-name="ce1">
            <text:p>1.85163</text:p>
          </table:table-cell>
          <table:table-cell office:value-type="float" office:value="-3.12932E-2" table:style-name="ce1">
            <text:p>-0.0312932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680" table:style-name="ce1">
            <text:p>680</text:p>
          </table:table-cell>
          <table:table-cell office:value-type="float" office:value="1600" table:style-name="ce1">
            <text:p>1600</text:p>
          </table:table-cell>
          <table:table-cell office:value-type="float" office:value="3.22601" table:style-name="ce1">
            <text:p>3.22601</text:p>
          </table:table-cell>
          <table:table-cell office:value-type="float" office:value="1.88791" table:style-name="ce1">
            <text:p>1.88791</text:p>
          </table:table-cell>
          <table:table-cell office:value-type="float" office:value="-3.3260499999999998E-2" table:style-name="ce1">
            <text:p>-0.0332605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695" table:style-name="ce1">
            <text:p>695</text:p>
          </table:table-cell>
          <table:table-cell office:value-type="float" office:value="383" table:style-name="ce1">
            <text:p>383</text:p>
          </table:table-cell>
          <table:table-cell office:value-type="float" office:value="-3.4686400000000002" table:style-name="ce1">
            <text:p>-3.46864</text:p>
          </table:table-cell>
          <table:table-cell office:value-type="float" office:value="1.87602" table:style-name="ce1">
            <text:p>1.87602</text:p>
          </table:table-cell>
          <table:table-cell office:value-type="float" office:value="-1.9820999999999998E-2" table:style-name="ce1">
            <text:p>-0.019821</text:p>
          </table:table-cell>
          <table:table-cell table:number-columns-repeated="1635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04" table:style-name="ce1">
            <text:p>704</text:p>
          </table:table-cell>
          <table:table-cell office:value-type="float" office:value="1016" table:style-name="ce1">
            <text:p>1016</text:p>
          </table:table-cell>
          <table:table-cell office:value-type="float" office:value="1.24884E-2" table:style-name="ce1">
            <text:p>0.0124884</text:p>
          </table:table-cell>
          <table:table-cell office:value-type="float" office:value="1.7898000000000001" table:style-name="ce1">
            <text:p>1.7898</text:p>
          </table:table-cell>
          <table:table-cell office:value-type="float" office:value="-2.54944E-2" table:style-name="ce1">
            <text:p>-0.0254944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52" table:style-name="ce1">
            <text:p>652</text:p>
          </table:table-cell>
          <table:table-cell office:value-type="float" office:value="527" table:style-name="ce1">
            <text:p>527</text:p>
          </table:table-cell>
          <table:table-cell office:value-type="float" office:value="-2.6741199999999998" table:style-name="ce1">
            <text:p>-2.67412</text:p>
          </table:table-cell>
          <table:table-cell office:value-type="float" office:value="2.1041500000000002" table:style-name="ce1">
            <text:p>2.10415</text:p>
          </table:table-cell>
          <table:table-cell office:value-type="float" office:value="-2.4642299999999999E-2" table:style-name="ce1">
            <text:p>-0.0246423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771" table:style-name="ce1">
            <text:p>771</text:p>
          </table:table-cell>
          <table:table-cell office:value-type="float" office:value="1496" table:style-name="ce1">
            <text:p>1496</text:p>
          </table:table-cell>
          <table:table-cell office:value-type="float" office:value="2.64872" table:style-name="ce1">
            <text:p>2.64872</text:p>
          </table:table-cell>
          <table:table-cell office:value-type="float" office:value="1.39347" table:style-name="ce1">
            <text:p>1.39347</text:p>
          </table:table-cell>
          <table:table-cell office:value-type="float" office:value="-2.5080100000000001E-2" table:style-name="ce1">
            <text:p>-0.0250801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780" table:style-name="ce1">
            <text:p>780</text:p>
          </table:table-cell>
          <table:table-cell office:value-type="float" office:value="1599" table:style-name="ce1">
            <text:p>1599</text:p>
          </table:table-cell>
          <table:table-cell office:value-type="float" office:value="3.2147299999999999" table:style-name="ce1">
            <text:p>3.21473</text:p>
          </table:table-cell>
          <table:table-cell office:value-type="float" office:value="1.3380000000000001" table:style-name="ce1">
            <text:p>1.338</text:p>
          </table:table-cell>
          <table:table-cell office:value-type="float" office:value="-2.54127E-2" table:style-name="ce1">
            <text:p>-0.0254127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28" table:style-name="ce1">
            <text:p>628</text:p>
          </table:table-cell>
          <table:table-cell office:value-type="float" office:value="396" table:style-name="ce1">
            <text:p>396</text:p>
          </table:table-cell>
          <table:table-cell office:value-type="float" office:value="-3.3932600000000002" table:style-name="ce1">
            <text:p>-3.39326</text:p>
          </table:table-cell>
          <table:table-cell office:value-type="float" office:value="2.2437399999999998" table:style-name="ce1">
            <text:p>2.24374</text:p>
          </table:table-cell>
          <table:table-cell office:value-type="float" office:value="-2.5203300000000001E-2" table:style-name="ce1">
            <text:p>-0.0252033</text:p>
          </table:table-cell>
          <table:table-cell table:number-columns-repeated="1635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03" table:style-name="ce1">
            <text:p>703</text:p>
          </table:table-cell>
          <table:table-cell office:value-type="float" office:value="1019" table:style-name="ce1">
            <text:p>1019</text:p>
          </table:table-cell>
          <table:table-cell office:value-type="float" office:value="2.90469E-2" table:style-name="ce1">
            <text:p>0.0290469</text:p>
          </table:table-cell>
          <table:table-cell office:value-type="float" office:value="1.79512" table:style-name="ce1">
            <text:p>1.79512</text:p>
          </table:table-cell>
          <table:table-cell office:value-type="float" office:value="-2.5603000000000001E-2" table:style-name="ce1">
            <text:p>-0.025603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671" table:style-name="ce1">
            <text:p>671</text:p>
          </table:table-cell>
          <table:table-cell office:value-type="float" office:value="567" table:style-name="ce1">
            <text:p>567</text:p>
          </table:table-cell>
          <table:table-cell office:value-type="float" office:value="-2.4552100000000001" table:style-name="ce1">
            <text:p>-2.45521</text:p>
          </table:table-cell>
          <table:table-cell office:value-type="float" office:value="1.99733" table:style-name="ce1">
            <text:p>1.99733</text:p>
          </table:table-cell>
          <table:table-cell office:value-type="float" office:value="-2.3556199999999999E-2" table:style-name="ce1">
            <text:p>-0.0235562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720" table:style-name="ce1">
            <text:p>720</text:p>
          </table:table-cell>
          <table:table-cell office:value-type="float" office:value="1527" table:style-name="ce1">
            <text:p>1527</text:p>
          </table:table-cell>
          <table:table-cell office:value-type="float" office:value="2.8221799999999999" table:style-name="ce1">
            <text:p>2.82218</text:p>
          </table:table-cell>
          <table:table-cell office:value-type="float" office:value="1.6721600000000001" table:style-name="ce1">
            <text:p>1.67216</text:p>
          </table:table-cell>
          <table:table-cell office:value-type="float" office:value="-2.9389800000000001E-2" table:style-name="ce1">
            <text:p>-0.0293898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707" table:style-name="ce1">
            <text:p>707</text:p>
          </table:table-cell>
          <table:table-cell office:value-type="float" office:value="1608" table:style-name="ce1">
            <text:p>1608</text:p>
          </table:table-cell>
          <table:table-cell office:value-type="float" office:value="3.2684500000000001" table:style-name="ce1">
            <text:p>3.26845</text:p>
          </table:table-cell>
          <table:table-cell office:value-type="float" office:value="1.7389600000000001" table:style-name="ce1">
            <text:p>1.73896</text:p>
          </table:table-cell>
          <table:table-cell office:value-type="float" office:value="-3.12249E-2" table:style-name="ce1">
            <text:p>-0.0312249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659" table:style-name="ce1">
            <text:p>659</text:p>
          </table:table-cell>
          <table:table-cell office:value-type="float" office:value="391" table:style-name="ce1">
            <text:p>391</text:p>
          </table:table-cell>
          <table:table-cell office:value-type="float" office:value="-3.4225500000000002" table:style-name="ce1">
            <text:p>-3.42255</text:p>
          </table:table-cell>
          <table:table-cell office:value-type="float" office:value="2.0735399999999999" table:style-name="ce1">
            <text:p>2.07354</text:p>
          </table:table-cell>
          <table:table-cell office:value-type="float" office:value="-2.2723199999999999E-2" table:style-name="ce1">
            <text:p>-0.0227232</text:p>
          </table:table-cell>
          <table:table-cell table:number-columns-repeated="1635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712" table:style-name="ce1">
            <text:p>712</text:p>
          </table:table-cell>
          <table:table-cell office:value-type="float" office:value="1027" table:style-name="ce1">
            <text:p>1027</text:p>
          </table:table-cell>
          <table:table-cell office:value-type="float" office:value="7.2528099999999998E-2" table:style-name="ce1">
            <text:p>0.0725281</text:p>
          </table:table-cell>
          <table:table-cell office:value-type="float" office:value="1.74516" table:style-name="ce1">
            <text:p>1.74516</text:p>
          </table:table-cell>
          <table:table-cell office:value-type="float" office:value="-2.4978199999999999E-2" table:style-name="ce1">
            <text:p>-0.0249782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743" table:style-name="ce1">
            <text:p>743</text:p>
          </table:table-cell>
          <table:table-cell office:value-type="float" office:value="1500" table:style-name="ce1">
            <text:p>1500</text:p>
          </table:table-cell>
          <table:table-cell office:value-type="float" office:value="2.6723499999999998" table:style-name="ce1">
            <text:p>2.67235</text:p>
          </table:table-cell>
          <table:table-cell office:value-type="float" office:value="1.5472300000000001" table:style-name="ce1">
            <text:p>1.54723</text:p>
          </table:table-cell>
          <table:table-cell office:value-type="float" office:value="-2.7314999999999999E-2" table:style-name="ce1">
            <text:p>-0.027315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648" table:style-name="ce1">
            <text:p>648</text:p>
          </table:table-cell>
          <table:table-cell office:value-type="float" office:value="587" table:style-name="ce1">
            <text:p>587</text:p>
          </table:table-cell>
          <table:table-cell office:value-type="float" office:value="-2.3438699999999999" table:style-name="ce1">
            <text:p>-2.34387</text:p>
          </table:table-cell>
          <table:table-cell office:value-type="float" office:value="2.1226699999999998" table:style-name="ce1">
            <text:p>2.12267</text:p>
          </table:table-cell>
          <table:table-cell office:value-type="float" office:value="-2.55605E-2" table:style-name="ce1">
            <text:p>-0.0255605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755" table:style-name="ce1">
            <text:p>755</text:p>
          </table:table-cell>
          <table:table-cell office:value-type="float" office:value="1608" table:style-name="ce1">
            <text:p>1608</text:p>
          </table:table-cell>
          <table:table-cell office:value-type="float" office:value="3.2656800000000001" table:style-name="ce1">
            <text:p>3.26568</text:p>
          </table:table-cell>
          <table:table-cell office:value-type="float" office:value="1.4749699999999999" table:style-name="ce1">
            <text:p>1.47497</text:p>
          </table:table-cell>
          <table:table-cell office:value-type="float" office:value="-2.7462799999999999E-2" table:style-name="ce1">
            <text:p>-0.0274628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696" table:style-name="ce1">
            <text:p>696</text:p>
          </table:table-cell>
          <table:table-cell office:value-type="float" office:value="388" table:style-name="ce1">
            <text:p>388</text:p>
          </table:table-cell>
          <table:table-cell office:value-type="float" office:value="-3.4411999999999998" table:style-name="ce1">
            <text:p>-3.4412</text:p>
          </table:table-cell>
          <table:table-cell office:value-type="float" office:value="1.8702300000000001" table:style-name="ce1">
            <text:p>1.87023</text:p>
          </table:table-cell>
          <table:table-cell office:value-type="float" office:value="-1.9793000000000002E-2" table:style-name="ce1">
            <text:p>-0.019793</text:p>
          </table:table-cell>
          <table:table-cell table:number-columns-repeated="1635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16" table:style-name="ce1">
            <text:p>716</text:p>
          </table:table-cell>
          <table:table-cell office:value-type="float" office:value="1023" table:style-name="ce1">
            <text:p>1023</text:p>
          </table:table-cell>
          <table:table-cell office:value-type="float" office:value="5.0295699999999999E-2" table:style-name="ce1">
            <text:p>0.0502957</text:p>
          </table:table-cell>
          <table:table-cell office:value-type="float" office:value="1.7234" table:style-name="ce1">
            <text:p>1.7234</text:p>
          </table:table-cell>
          <table:table-cell office:value-type="float" office:value="-2.4624400000000001E-2" table:style-name="ce1">
            <text:p>-0.0246244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672" table:style-name="ce1">
            <text:p>672</text:p>
          </table:table-cell>
          <table:table-cell office:value-type="float" office:value="595" table:style-name="ce1">
            <text:p>595</text:p>
          </table:table-cell>
          <table:table-cell office:value-type="float" office:value="-2.3012600000000001" table:style-name="ce1">
            <text:p>-2.30126</text:p>
          </table:table-cell>
          <table:table-cell office:value-type="float" office:value="1.99021" table:style-name="ce1">
            <text:p>1.99021</text:p>
          </table:table-cell>
          <table:table-cell office:value-type="float" office:value="-2.376E-2" table:style-name="ce1">
            <text:p>-0.02376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751" table:style-name="ce1">
            <text:p>751</text:p>
          </table:table-cell>
          <table:table-cell office:value-type="float" office:value="1491" table:style-name="ce1">
            <text:p>1491</text:p>
          </table:table-cell>
          <table:table-cell office:value-type="float" office:value="2.6223800000000002" table:style-name="ce1">
            <text:p>2.62238</text:p>
          </table:table-cell>
          <table:table-cell office:value-type="float" office:value="1.50376" table:style-name="ce1">
            <text:p>1.50376</text:p>
          </table:table-cell>
          <table:table-cell office:value-type="float" office:value="-2.6597300000000001E-2" table:style-name="ce1">
            <text:p>-0.0265973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659" table:style-name="ce1">
            <text:p>659</text:p>
          </table:table-cell>
          <table:table-cell office:value-type="float" office:value="379" table:style-name="ce1">
            <text:p>379</text:p>
          </table:table-cell>
          <table:table-cell office:value-type="float" office:value="-3.4885600000000001" table:style-name="ce1">
            <text:p>-3.48856</text:p>
          </table:table-cell>
          <table:table-cell office:value-type="float" office:value="2.0742400000000001" table:style-name="ce1">
            <text:p>2.07424</text:p>
          </table:table-cell>
          <table:table-cell office:value-type="float" office:value="-2.2602299999999999E-2" table:style-name="ce1">
            <text:p>-0.0226023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764" table:style-name="ce1">
            <text:p>764</text:p>
          </table:table-cell>
          <table:table-cell office:value-type="float" office:value="1599" table:style-name="ce1">
            <text:p>1599</text:p>
          </table:table-cell>
          <table:table-cell office:value-type="float" office:value="3.2156500000000001" table:style-name="ce1">
            <text:p>3.21565</text:p>
          </table:table-cell>
          <table:table-cell office:value-type="float" office:value="1.4259999999999999" table:style-name="ce1">
            <text:p>1.426</text:p>
          </table:table-cell>
          <table:table-cell office:value-type="float" office:value="-2.6666700000000002E-2" table:style-name="ce1">
            <text:p>-0.0266667</text:p>
          </table:table-cell>
          <table:table-cell table:number-columns-repeated="1635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16" table:style-name="ce1">
            <text:p>716</text:p>
          </table:table-cell>
          <table:table-cell office:value-type="float" office:value="1020" table:style-name="ce1">
            <text:p>1020</text:p>
          </table:table-cell>
          <table:table-cell office:value-type="float" office:value="3.3794999999999999E-2" table:style-name="ce1">
            <text:p>0.033795</text:p>
          </table:table-cell>
          <table:table-cell office:value-type="float" office:value="1.72357" table:style-name="ce1">
            <text:p>1.72357</text:p>
          </table:table-cell>
          <table:table-cell office:value-type="float" office:value="-2.45942E-2" table:style-name="ce1">
            <text:p>-0.0245942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692" table:style-name="ce1">
            <text:p>692</text:p>
          </table:table-cell>
          <table:table-cell office:value-type="float" office:value="631" table:style-name="ce1">
            <text:p>631</text:p>
          </table:table-cell>
          <table:table-cell office:value-type="float" office:value="-2.1044100000000001" table:style-name="ce1">
            <text:p>-2.10441</text:p>
          </table:table-cell>
          <table:table-cell office:value-type="float" office:value="1.8781300000000001" table:style-name="ce1">
            <text:p>1.87813</text:p>
          </table:table-cell>
          <table:table-cell office:value-type="float" office:value="-2.25553E-2" table:style-name="ce1">
            <text:p>-0.0225553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792" table:style-name="ce1">
            <text:p>792</text:p>
          </table:table-cell>
          <table:table-cell office:value-type="float" office:value="1463" table:style-name="ce1">
            <text:p>1463</text:p>
          </table:table-cell>
          <table:table-cell office:value-type="float" office:value="2.4660000000000002" table:style-name="ce1">
            <text:p>2.466</text:p>
          </table:table-cell>
          <table:table-cell office:value-type="float" office:value="1.2799" table:style-name="ce1">
            <text:p>1.2799</text:p>
          </table:table-cell>
          <table:table-cell office:value-type="float" office:value="-2.31016E-2" table:style-name="ce1">
            <text:p>-0.0231016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800" table:style-name="ce1">
            <text:p>800</text:p>
          </table:table-cell>
          <table:table-cell office:value-type="float" office:value="1484" table:style-name="ce1">
            <text:p>1484</text:p>
          </table:table-cell>
          <table:table-cell office:value-type="float" office:value="2.5810399999999998" table:style-name="ce1">
            <text:p>2.58104</text:p>
          </table:table-cell>
          <table:table-cell office:value-type="float" office:value="1.23468" table:style-name="ce1">
            <text:p>1.23468</text:p>
          </table:table-cell>
          <table:table-cell office:value-type="float" office:value="-2.26862E-2" table:style-name="ce1">
            <text:p>-0.0226862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700" table:style-name="ce1">
            <text:p>700</text:p>
          </table:table-cell>
          <table:table-cell office:value-type="float" office:value="391" table:style-name="ce1">
            <text:p>391</text:p>
          </table:table-cell>
          <table:table-cell office:value-type="float" office:value="-3.4249299999999998" table:style-name="ce1">
            <text:p>-3.42493</text:p>
          </table:table-cell>
          <table:table-cell office:value-type="float" office:value="1.84805" table:style-name="ce1">
            <text:p>1.84805</text:p>
          </table:table-cell>
          <table:table-cell office:value-type="float" office:value="-1.9509700000000001E-2" table:style-name="ce1">
            <text:p>-0.0195097</text:p>
          </table:table-cell>
          <table:table-cell table:number-columns-repeated="1635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24" table:style-name="ce1">
            <text:p>724</text:p>
          </table:table-cell>
          <table:table-cell office:value-type="float" office:value="1024" table:style-name="ce1">
            <text:p>1024</text:p>
          </table:table-cell>
          <table:table-cell office:value-type="float" office:value="5.5333100000000003E-2" table:style-name="ce1">
            <text:p>0.0553331</text:p>
          </table:table-cell>
          <table:table-cell office:value-type="float" office:value="1.6793400000000001" table:style-name="ce1">
            <text:p>1.67934</text:p>
          </table:table-cell>
          <table:table-cell office:value-type="float" office:value="-2.4007500000000001E-2" table:style-name="ce1">
            <text:p>-0.024007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644" table:style-name="ce1">
            <text:p>644</text:p>
          </table:table-cell>
          <table:table-cell office:value-type="float" office:value="487" table:style-name="ce1">
            <text:p>487</text:p>
          </table:table-cell>
          <table:table-cell office:value-type="float" office:value="-2.8936600000000001" table:style-name="ce1">
            <text:p>-2.89366</text:p>
          </table:table-cell>
          <table:table-cell office:value-type="float" office:value="2.1504699999999999" table:style-name="ce1">
            <text:p>2.15047</text:p>
          </table:table-cell>
          <table:table-cell office:value-type="float" office:value="-2.4866300000000001E-2" table:style-name="ce1">
            <text:p>-0.024866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635" table:style-name="ce1">
            <text:p>635</text:p>
          </table:table-cell>
          <table:table-cell office:value-type="float" office:value="396" table:style-name="ce1">
            <text:p>396</text:p>
          </table:table-cell>
          <table:table-cell office:value-type="float" office:value="-3.3936600000000001" table:style-name="ce1">
            <text:p>-3.39366</text:p>
          </table:table-cell>
          <table:table-cell office:value-type="float" office:value="2.2052399999999999" table:style-name="ce1">
            <text:p>2.20524</text:p>
          </table:table-cell>
          <table:table-cell office:value-type="float" office:value="-2.4654700000000002E-2" table:style-name="ce1">
            <text:p>-0.0246547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56" table:style-name="ce1">
            <text:p>756</text:p>
          </table:table-cell>
          <table:table-cell office:value-type="float" office:value="1599" table:style-name="ce1">
            <text:p>1599</text:p>
          </table:table-cell>
          <table:table-cell office:value-type="float" office:value="3.2161200000000001" table:style-name="ce1">
            <text:p>3.21612</text:p>
          </table:table-cell>
          <table:table-cell office:value-type="float" office:value="1.47" table:style-name="ce1">
            <text:p>1.47</text:p>
          </table:table-cell>
          <table:table-cell office:value-type="float" office:value="-2.7293700000000001E-2" table:style-name="ce1">
            <text:p>-0.0272937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99" table:style-name="ce1">
            <text:p>799</text:p>
          </table:table-cell>
          <table:table-cell office:value-type="float" office:value="1656" table:style-name="ce1">
            <text:p>1656</text:p>
          </table:table-cell>
          <table:table-cell office:value-type="float" office:value="3.5271400000000002" table:style-name="ce1">
            <text:p>3.52714</text:p>
          </table:table-cell>
          <table:table-cell office:value-type="float" office:value="1.2302" table:style-name="ce1">
            <text:p>1.2302</text:p>
          </table:table-cell>
          <table:table-cell office:value-type="float" office:value="-2.44979E-2" table:style-name="ce1">
            <text:p>-0.0244979</text:p>
          </table:table-cell>
          <table:table-cell table:number-columns-repeated="1635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724" table:style-name="ce1">
            <text:p>724</text:p>
          </table:table-cell>
          <table:table-cell office:value-type="float" office:value="1020" table:style-name="ce1">
            <text:p>1020</text:p>
          </table:table-cell>
          <table:table-cell office:value-type="float" office:value="3.3332100000000003E-2" table:style-name="ce1">
            <text:p>0.0333321</text:p>
          </table:table-cell>
          <table:table-cell office:value-type="float" office:value="1.67957" table:style-name="ce1">
            <text:p>1.67957</text:p>
          </table:table-cell>
          <table:table-cell office:value-type="float" office:value="-2.3967200000000001E-2" table:style-name="ce1">
            <text:p>-0.0239672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659" table:style-name="ce1">
            <text:p>659</text:p>
          </table:table-cell>
          <table:table-cell office:value-type="float" office:value="632" table:style-name="ce1">
            <text:p>632</text:p>
          </table:table-cell>
          <table:table-cell office:value-type="float" office:value="-2.097" table:style-name="ce1">
            <text:p>-2.097</text:p>
          </table:table-cell>
          <table:table-cell office:value-type="float" office:value="2.0595599999999998" table:style-name="ce1">
            <text:p>2.05956</text:p>
          </table:table-cell>
          <table:table-cell office:value-type="float" office:value="-2.5151799999999998E-2" table:style-name="ce1">
            <text:p>-0.0251518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799" table:style-name="ce1">
            <text:p>799</text:p>
          </table:table-cell>
          <table:table-cell office:value-type="float" office:value="1427" table:style-name="ce1">
            <text:p>1427</text:p>
          </table:table-cell>
          <table:table-cell office:value-type="float" office:value="2.2675900000000002" table:style-name="ce1">
            <text:p>2.26759</text:p>
          </table:table-cell>
          <table:table-cell office:value-type="float" office:value="1.24349" table:style-name="ce1">
            <text:p>1.24349</text:p>
          </table:table-cell>
          <table:table-cell office:value-type="float" office:value="-2.21902E-2" table:style-name="ce1">
            <text:p>-0.0221902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796" table:style-name="ce1">
            <text:p>796</text:p>
          </table:table-cell>
          <table:table-cell office:value-type="float" office:value="1427" table:style-name="ce1">
            <text:p>1427</text:p>
          </table:table-cell>
          <table:table-cell office:value-type="float" office:value="2.26776" table:style-name="ce1">
            <text:p>2.26776</text:p>
          </table:table-cell>
          <table:table-cell office:value-type="float" office:value="1.2599899999999999" table:style-name="ce1">
            <text:p>1.25999</text:p>
          </table:table-cell>
          <table:table-cell office:value-type="float" office:value="-2.2425400000000002E-2" table:style-name="ce1">
            <text:p>-0.0224254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623" table:style-name="ce1">
            <text:p>623</text:p>
          </table:table-cell>
          <table:table-cell office:value-type="float" office:value="392" table:style-name="ce1">
            <text:p>392</text:p>
          </table:table-cell>
          <table:table-cell office:value-type="float" office:value="-3.4149699999999998" table:style-name="ce1">
            <text:p>-3.41497</text:p>
          </table:table-cell>
          <table:table-cell office:value-type="float" office:value="2.2714699999999999" table:style-name="ce1">
            <text:p>2.27147</text:p>
          </table:table-cell>
          <table:table-cell office:value-type="float" office:value="-2.5554899999999998E-2" table:style-name="ce1">
            <text:p>-0.0255549</text:p>
          </table:table-cell>
          <table:table-cell table:number-columns-repeated="1635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27" table:style-name="ce1">
            <text:p>727</text:p>
          </table:table-cell>
          <table:table-cell office:value-type="float" office:value="1023" table:style-name="ce1">
            <text:p>1023</text:p>
          </table:table-cell>
          <table:table-cell office:value-type="float" office:value="4.9659200000000001E-2" table:style-name="ce1">
            <text:p>0.0496592</text:p>
          </table:table-cell>
          <table:table-cell office:value-type="float" office:value="1.6629" table:style-name="ce1">
            <text:p>1.6629</text:p>
          </table:table-cell>
          <table:table-cell office:value-type="float" office:value="-2.37623E-2" table:style-name="ce1">
            <text:p>-0.0237623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76" table:style-name="ce1">
            <text:p>676</text:p>
          </table:table-cell>
          <table:table-cell office:value-type="float" office:value="440" table:style-name="ce1">
            <text:p>440</text:p>
          </table:table-cell>
          <table:table-cell office:value-type="float" office:value="-3.1540300000000001" table:style-name="ce1">
            <text:p>-3.15403</text:p>
          </table:table-cell>
          <table:table-cell office:value-type="float" office:value="1.9772000000000001" table:style-name="ce1">
            <text:p>1.9772</text:p>
          </table:table-cell>
          <table:table-cell office:value-type="float" office:value="-2.1884600000000001E-2" table:style-name="ce1">
            <text:p>-0.0218846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763" table:style-name="ce1">
            <text:p>763</text:p>
          </table:table-cell>
          <table:table-cell office:value-type="float" office:value="1524" table:style-name="ce1">
            <text:p>1524</text:p>
          </table:table-cell>
          <table:table-cell office:value-type="float" office:value="2.8031899999999998" table:style-name="ce1">
            <text:p>2.80319</text:p>
          </table:table-cell>
          <table:table-cell office:value-type="float" office:value="1.4358500000000001" table:style-name="ce1">
            <text:p>1.43585</text:p>
          </table:table-cell>
          <table:table-cell office:value-type="float" office:value="-2.59893E-2" table:style-name="ce1">
            <text:p>-0.0259893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72" table:style-name="ce1">
            <text:p>672</text:p>
          </table:table-cell>
          <table:table-cell office:value-type="float" office:value="355" table:style-name="ce1">
            <text:p>355</text:p>
          </table:table-cell>
          <table:table-cell office:value-type="float" office:value="-3.6213199999999999" table:style-name="ce1">
            <text:p>-3.62132</text:p>
          </table:table-cell>
          <table:table-cell office:value-type="float" office:value="2.00413" table:style-name="ce1">
            <text:p>2.00413</text:p>
          </table:table-cell>
          <table:table-cell office:value-type="float" office:value="-2.1341499999999999E-2" table:style-name="ce1">
            <text:p>-0.0213415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755" table:style-name="ce1">
            <text:p>755</text:p>
          </table:table-cell>
          <table:table-cell office:value-type="float" office:value="1607" table:style-name="ce1">
            <text:p>1607</text:p>
          </table:table-cell>
          <table:table-cell office:value-type="float" office:value="3.2601800000000001" table:style-name="ce1">
            <text:p>3.26018</text:p>
          </table:table-cell>
          <table:table-cell office:value-type="float" office:value="1.4750300000000001" table:style-name="ce1">
            <text:p>1.47503</text:p>
          </table:table-cell>
          <table:table-cell office:value-type="float" office:value="-2.74527E-2" table:style-name="ce1">
            <text:p>-0.0274527</text:p>
          </table:table-cell>
          <table:table-cell table:number-columns-repeated="1635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28" table:style-name="ce1">
            <text:p>728</text:p>
          </table:table-cell>
          <table:table-cell office:value-type="float" office:value="1015" table:style-name="ce1">
            <text:p>1015</text:p>
          </table:table-cell>
          <table:table-cell office:value-type="float" office:value="5.5995000000000003E-3" table:style-name="ce1">
            <text:p>0.0055995</text:p>
          </table:table-cell>
          <table:table-cell office:value-type="float" office:value="1.6578599999999999" table:style-name="ce1">
            <text:p>1.65786</text:p>
          </table:table-cell>
          <table:table-cell office:value-type="float" office:value="-2.3603300000000001E-2" table:style-name="ce1">
            <text:p>-0.0236033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680" table:style-name="ce1">
            <text:p>680</text:p>
          </table:table-cell>
          <table:table-cell office:value-type="float" office:value="508" table:style-name="ce1">
            <text:p>508</text:p>
          </table:table-cell>
          <table:table-cell office:value-type="float" office:value="-2.78024" table:style-name="ce1">
            <text:p>-2.78024</text:p>
          </table:table-cell>
          <table:table-cell office:value-type="float" office:value="1.95126" table:style-name="ce1">
            <text:p>1.95126</text:p>
          </table:table-cell>
          <table:table-cell office:value-type="float" office:value="-2.22563E-2" table:style-name="ce1">
            <text:p>-0.0222563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756" table:style-name="ce1">
            <text:p>756</text:p>
          </table:table-cell>
          <table:table-cell office:value-type="float" office:value="1599" table:style-name="ce1">
            <text:p>1599</text:p>
          </table:table-cell>
          <table:table-cell office:value-type="float" office:value="3.2161200000000001" table:style-name="ce1">
            <text:p>3.21612</text:p>
          </table:table-cell>
          <table:table-cell office:value-type="float" office:value="1.47" table:style-name="ce1">
            <text:p>1.47</text:p>
          </table:table-cell>
          <table:table-cell office:value-type="float" office:value="-2.7293700000000001E-2" table:style-name="ce1">
            <text:p>-0.0272937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667" table:style-name="ce1">
            <text:p>667</text:p>
          </table:table-cell>
          <table:table-cell office:value-type="float" office:value="396" table:style-name="ce1">
            <text:p>396</text:p>
          </table:table-cell>
          <table:table-cell office:value-type="float" office:value="-3.3955199999999999" table:style-name="ce1">
            <text:p>-3.39552</text:p>
          </table:table-cell>
          <table:table-cell office:value-type="float" office:value="2.0292500000000002" table:style-name="ce1">
            <text:p>2.02925</text:p>
          </table:table-cell>
          <table:table-cell office:value-type="float" office:value="-2.2146599999999999E-2" table:style-name="ce1">
            <text:p>-0.0221466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836" table:style-name="ce1">
            <text:p>836</text:p>
          </table:table-cell>
          <table:table-cell office:value-type="float" office:value="1612" table:style-name="ce1">
            <text:p>1612</text:p>
          </table:table-cell>
          <table:table-cell office:value-type="float" office:value="3.2829899999999999" table:style-name="ce1">
            <text:p>3.28299</text:p>
          </table:table-cell>
          <table:table-cell office:value-type="float" office:value="1.0292699999999999" table:style-name="ce1">
            <text:p>1.02927</text:p>
          </table:table-cell>
          <table:table-cell office:value-type="float" office:value="-2.11545E-2" table:style-name="ce1">
            <text:p>-0.0211545</text:p>
          </table:table-cell>
          <table:table-cell table:number-columns-repeated="1635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36" table:style-name="ce1">
            <text:p>736</text:p>
          </table:table-cell>
          <table:table-cell office:value-type="float" office:value="1023" table:style-name="ce1">
            <text:p>1023</text:p>
          </table:table-cell>
          <table:table-cell office:value-type="float" office:value="4.9138500000000002E-2" table:style-name="ce1">
            <text:p>0.0491385</text:p>
          </table:table-cell>
          <table:table-cell office:value-type="float" office:value="1.6133999999999999" table:style-name="ce1">
            <text:p>1.6134</text:p>
          </table:table-cell>
          <table:table-cell office:value-type="float" office:value="-2.3056900000000002E-2" table:style-name="ce1">
            <text:p>-0.0230569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696" table:style-name="ce1">
            <text:p>696</text:p>
          </table:table-cell>
          <table:table-cell office:value-type="float" office:value="475" table:style-name="ce1">
            <text:p>475</text:p>
          </table:table-cell>
          <table:table-cell office:value-type="float" office:value="-2.9626800000000002" table:style-name="ce1">
            <text:p>-2.96268</text:p>
          </table:table-cell>
          <table:table-cell office:value-type="float" office:value="1.8651800000000001" table:style-name="ce1">
            <text:p>1.86518</text:p>
          </table:table-cell>
          <table:table-cell office:value-type="float" office:value="-2.0669699999999999E-2" table:style-name="ce1">
            <text:p>-0.0206697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756" table:style-name="ce1">
            <text:p>756</text:p>
          </table:table-cell>
          <table:table-cell office:value-type="float" office:value="1603" table:style-name="ce1">
            <text:p>1603</text:p>
          </table:table-cell>
          <table:table-cell office:value-type="float" office:value="3.2381199999999999" table:style-name="ce1">
            <text:p>3.23812</text:p>
          </table:table-cell>
          <table:table-cell office:value-type="float" office:value="1.46976" table:style-name="ce1">
            <text:p>1.46976</text:p>
          </table:table-cell>
          <table:table-cell office:value-type="float" office:value="-2.7334000000000001E-2" table:style-name="ce1">
            <text:p>-0.027334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687" table:style-name="ce1">
            <text:p>687</text:p>
          </table:table-cell>
          <table:table-cell office:value-type="float" office:value="368" table:style-name="ce1">
            <text:p>368</text:p>
          </table:table-cell>
          <table:table-cell office:value-type="float" office:value="-3.5506799999999998" table:style-name="ce1">
            <text:p>-3.55068</text:p>
          </table:table-cell>
          <table:table-cell office:value-type="float" office:value="1.9208799999999999" table:style-name="ce1">
            <text:p>1.92088</text:p>
          </table:table-cell>
          <table:table-cell office:value-type="float" office:value="-2.02969E-2" table:style-name="ce1">
            <text:p>-0.0202969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823" table:style-name="ce1">
            <text:p>823</text:p>
          </table:table-cell>
          <table:table-cell office:value-type="float" office:value="1836" table:style-name="ce1">
            <text:p>1836</text:p>
          </table:table-cell>
          <table:table-cell office:value-type="float" office:value="4.5157999999999996" table:style-name="ce1">
            <text:p>4.5158</text:p>
          </table:table-cell>
          <table:table-cell office:value-type="float" office:value="1.0877699999999999" table:style-name="ce1">
            <text:p>1.08777</text:p>
          </table:table-cell>
          <table:table-cell office:value-type="float" office:value="-2.44307E-2" table:style-name="ce1">
            <text:p>-0.0244307</text:p>
          </table:table-cell>
          <table:table-cell table:number-columns-repeated="1635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36" table:style-name="ce1">
            <text:p>736</text:p>
          </table:table-cell>
          <table:table-cell office:value-type="float" office:value="1024" table:style-name="ce1">
            <text:p>1024</text:p>
          </table:table-cell>
          <table:table-cell office:value-type="float" office:value="5.4638699999999998E-2" table:style-name="ce1">
            <text:p>0.0546387</text:p>
          </table:table-cell>
          <table:table-cell office:value-type="float" office:value="1.61334" table:style-name="ce1">
            <text:p>1.61334</text:p>
          </table:table-cell>
          <table:table-cell office:value-type="float" office:value="-2.3066900000000001E-2" table:style-name="ce1">
            <text:p>-0.0230669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31" table:style-name="ce1">
            <text:p>631</text:p>
          </table:table-cell>
          <table:table-cell office:value-type="float" office:value="511" table:style-name="ce1">
            <text:p>511</text:p>
          </table:table-cell>
          <table:table-cell office:value-type="float" office:value="-2.76091" table:style-name="ce1">
            <text:p>-2.76091</text:p>
          </table:table-cell>
          <table:table-cell office:value-type="float" office:value="2.2205699999999999" table:style-name="ce1">
            <text:p>2.22057</text:p>
          </table:table-cell>
          <table:table-cell office:value-type="float" office:value="-2.6127000000000001E-2" table:style-name="ce1">
            <text:p>-0.026127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816" table:style-name="ce1">
            <text:p>816</text:p>
          </table:table-cell>
          <table:table-cell office:value-type="float" office:value="1583" table:style-name="ce1">
            <text:p>1583</text:p>
          </table:table-cell>
          <table:table-cell office:value-type="float" office:value="3.1246399999999999" table:style-name="ce1">
            <text:p>3.12464</text:p>
          </table:table-cell>
          <table:table-cell office:value-type="float" office:value="1.1409400000000001" table:style-name="ce1">
            <text:p>1.14094</text:p>
          </table:table-cell>
          <table:table-cell office:value-type="float" office:value="-2.24298E-2" table:style-name="ce1">
            <text:p>-0.0224298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808" table:style-name="ce1">
            <text:p>808</text:p>
          </table:table-cell>
          <table:table-cell office:value-type="float" office:value="1599" table:style-name="ce1">
            <text:p>1599</text:p>
          </table:table-cell>
          <table:table-cell office:value-type="float" office:value="3.2131099999999999" table:style-name="ce1">
            <text:p>3.21311</text:p>
          </table:table-cell>
          <table:table-cell office:value-type="float" office:value="1.18401" table:style-name="ce1">
            <text:p>1.18401</text:p>
          </table:table-cell>
          <table:table-cell office:value-type="float" office:value="-2.3218099999999998E-2" table:style-name="ce1">
            <text:p>-0.0232181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00" table:style-name="ce1">
            <text:p>600</text:p>
          </table:table-cell>
          <table:table-cell office:value-type="float" office:value="380" table:style-name="ce1">
            <text:p>380</text:p>
          </table:table-cell>
          <table:table-cell office:value-type="float" office:value="-3.4796399999999998" table:style-name="ce1">
            <text:p>-3.47964</text:p>
          </table:table-cell>
          <table:table-cell office:value-type="float" office:value="2.39866" table:style-name="ce1">
            <text:p>2.39866</text:p>
          </table:table-cell>
          <table:table-cell office:value-type="float" office:value="-2.72366E-2" table:style-name="ce1">
            <text:p>-0.0272366</text:p>
          </table:table-cell>
          <table:table-cell table:number-columns-repeated="1635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40" table:style-name="ce1">
            <text:p>740</text:p>
          </table:table-cell>
          <table:table-cell office:value-type="float" office:value="1027" table:style-name="ce1">
            <text:p>1027</text:p>
          </table:table-cell>
          <table:table-cell office:value-type="float" office:value="7.0907999999999999E-2" table:style-name="ce1">
            <text:p>0.070908</text:p>
          </table:table-cell>
          <table:table-cell office:value-type="float" office:value="1.59117" table:style-name="ce1">
            <text:p>1.59117</text:p>
          </table:table-cell>
          <table:table-cell office:value-type="float" office:value="-2.27837E-2" table:style-name="ce1">
            <text:p>-0.0227837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675" table:style-name="ce1">
            <text:p>675</text:p>
          </table:table-cell>
          <table:table-cell office:value-type="float" office:value="543" table:style-name="ce1">
            <text:p>543</text:p>
          </table:table-cell>
          <table:table-cell office:value-type="float" office:value="-2.58744" table:style-name="ce1">
            <text:p>-2.58744</text:p>
          </table:table-cell>
          <table:table-cell office:value-type="float" office:value="1.9767300000000001" table:style-name="ce1">
            <text:p>1.97673</text:p>
          </table:table-cell>
          <table:table-cell office:value-type="float" office:value="-2.3000900000000001E-2" table:style-name="ce1">
            <text:p>-0.0230009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783" table:style-name="ce1">
            <text:p>783</text:p>
          </table:table-cell>
          <table:table-cell office:value-type="float" office:value="1515" table:style-name="ce1">
            <text:p>1515</text:p>
          </table:table-cell>
          <table:table-cell office:value-type="float" office:value="2.7525300000000001" table:style-name="ce1">
            <text:p>2.75253</text:p>
          </table:table-cell>
          <table:table-cell office:value-type="float" office:value="1.3263799999999999" table:style-name="ce1">
            <text:p>1.32638</text:p>
          </table:table-cell>
          <table:table-cell office:value-type="float" office:value="-2.4331100000000001E-2" table:style-name="ce1">
            <text:p>-0.0243311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664" table:style-name="ce1">
            <text:p>664</text:p>
          </table:table-cell>
          <table:table-cell office:value-type="float" office:value="395" table:style-name="ce1">
            <text:p>395</text:p>
          </table:table-cell>
          <table:table-cell office:value-type="float" office:value="-3.4008400000000001" table:style-name="ce1">
            <text:p>-3.40084</text:p>
          </table:table-cell>
          <table:table-cell office:value-type="float" office:value="2.0458099999999999" table:style-name="ce1">
            <text:p>2.04581</text:p>
          </table:table-cell>
          <table:table-cell office:value-type="float" office:value="-2.2371599999999998E-2" table:style-name="ce1">
            <text:p>-0.0223716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796" table:style-name="ce1">
            <text:p>796</text:p>
          </table:table-cell>
          <table:table-cell office:value-type="float" office:value="1603" table:style-name="ce1">
            <text:p>1603</text:p>
          </table:table-cell>
          <table:table-cell office:value-type="float" office:value="3.2357999999999998" table:style-name="ce1">
            <text:p>3.2358</text:p>
          </table:table-cell>
          <table:table-cell office:value-type="float" office:value="1.2497799999999999" table:style-name="ce1">
            <text:p>1.24978</text:p>
          </table:table-cell>
          <table:table-cell office:value-type="float" office:value="-2.4198899999999999E-2" table:style-name="ce1">
            <text:p>-0.0241989</text:p>
          </table:table-cell>
          <table:table-cell table:number-columns-repeated="1635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43" table:style-name="ce1">
            <text:p>743</text:p>
          </table:table-cell>
          <table:table-cell office:value-type="float" office:value="1023" table:style-name="ce1">
            <text:p>1023</text:p>
          </table:table-cell>
          <table:table-cell office:value-type="float" office:value="4.8733499999999999E-2" table:style-name="ce1">
            <text:p>0.0487335</text:p>
          </table:table-cell>
          <table:table-cell office:value-type="float" office:value="1.5749" table:style-name="ce1">
            <text:p>1.5749</text:p>
          </table:table-cell>
          <table:table-cell office:value-type="float" office:value="-2.2508199999999999E-2" table:style-name="ce1">
            <text:p>-0.0225082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691" table:style-name="ce1">
            <text:p>691</text:p>
          </table:table-cell>
          <table:table-cell office:value-type="float" office:value="484" table:style-name="ce1">
            <text:p>484</text:p>
          </table:table-cell>
          <table:table-cell office:value-type="float" office:value="-2.9128799999999999" table:style-name="ce1">
            <text:p>-2.91288</text:p>
          </table:table-cell>
          <table:table-cell office:value-type="float" office:value="1.8921600000000001" table:style-name="ce1">
            <text:p>1.89216</text:p>
          </table:table-cell>
          <table:table-cell office:value-type="float" office:value="-2.1152299999999999E-2" table:style-name="ce1">
            <text:p>-0.0211523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676" table:style-name="ce1">
            <text:p>676</text:p>
          </table:table-cell>
          <table:table-cell office:value-type="float" office:value="352" table:style-name="ce1">
            <text:p>352</text:p>
          </table:table-cell>
          <table:table-cell office:value-type="float" office:value="-3.6380499999999998" table:style-name="ce1">
            <text:p>-3.63805</text:p>
          </table:table-cell>
          <table:table-cell office:value-type="float" office:value="1.98231" table:style-name="ce1">
            <text:p>1.98231</text:p>
          </table:table-cell>
          <table:table-cell office:value-type="float" office:value="-2.09978E-2" table:style-name="ce1">
            <text:p>-0.0209978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796" table:style-name="ce1">
            <text:p>796</text:p>
          </table:table-cell>
          <table:table-cell office:value-type="float" office:value="1560" table:style-name="ce1">
            <text:p>1560</text:p>
          </table:table-cell>
          <table:table-cell office:value-type="float" office:value="2.9992899999999998" table:style-name="ce1">
            <text:p>2.99929</text:p>
          </table:table-cell>
          <table:table-cell office:value-type="float" office:value="1.25227" table:style-name="ce1">
            <text:p>1.25227</text:p>
          </table:table-cell>
          <table:table-cell office:value-type="float" office:value="-2.3765600000000001E-2" table:style-name="ce1">
            <text:p>-0.0237656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800" table:style-name="ce1">
            <text:p>800</text:p>
          </table:table-cell>
          <table:table-cell office:value-type="float" office:value="1572" table:style-name="ce1">
            <text:p>1572</text:p>
          </table:table-cell>
          <table:table-cell office:value-type="float" office:value="3.0650599999999999" table:style-name="ce1">
            <text:p>3.06506</text:p>
          </table:table-cell>
          <table:table-cell office:value-type="float" office:value="1.2295799999999999" table:style-name="ce1">
            <text:p>1.22958</text:p>
          </table:table-cell>
          <table:table-cell office:value-type="float" office:value="-2.3573E-2" table:style-name="ce1">
            <text:p>-0.023573</text:p>
          </table:table-cell>
          <table:table-cell table:number-columns-repeated="1635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52" table:style-name="ce1">
            <text:p>752</text:p>
          </table:table-cell>
          <table:table-cell office:value-type="float" office:value="1027" table:style-name="ce1">
            <text:p>1027</text:p>
          </table:table-cell>
          <table:table-cell office:value-type="float" office:value="7.0213700000000004E-2" table:style-name="ce1">
            <text:p>0.0702137</text:p>
          </table:table-cell>
          <table:table-cell office:value-type="float" office:value="1.52518" table:style-name="ce1">
            <text:p>1.52518</text:p>
          </table:table-cell>
          <table:table-cell office:value-type="float" office:value="-2.1843100000000001E-2" table:style-name="ce1">
            <text:p>-0.0218431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87" table:style-name="ce1">
            <text:p>687</text:p>
          </table:table-cell>
          <table:table-cell office:value-type="float" office:value="444" table:style-name="ce1">
            <text:p>444</text:p>
          </table:table-cell>
          <table:table-cell office:value-type="float" office:value="-3.13266" table:style-name="ce1">
            <text:p>-3.13266</text:p>
          </table:table-cell>
          <table:table-cell office:value-type="float" office:value="1.9164699999999999" table:style-name="ce1">
            <text:p>1.91647</text:p>
          </table:table-cell>
          <table:table-cell office:value-type="float" office:value="-2.10627E-2" table:style-name="ce1">
            <text:p>-0.0210627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84" table:style-name="ce1">
            <text:p>684</text:p>
          </table:table-cell>
          <table:table-cell office:value-type="float" office:value="396" table:style-name="ce1">
            <text:p>396</text:p>
          </table:table-cell>
          <table:table-cell office:value-type="float" office:value="-3.3965000000000001" table:style-name="ce1">
            <text:p>-3.3965</text:p>
          </table:table-cell>
          <table:table-cell office:value-type="float" office:value="1.9357599999999999" table:style-name="ce1">
            <text:p>1.93576</text:p>
          </table:table-cell>
          <table:table-cell office:value-type="float" office:value="-2.0814200000000001E-2" table:style-name="ce1">
            <text:p>-0.0208142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804" table:style-name="ce1">
            <text:p>804</text:p>
          </table:table-cell>
          <table:table-cell office:value-type="float" office:value="1559" table:style-name="ce1">
            <text:p>1559</text:p>
          </table:table-cell>
          <table:table-cell office:value-type="float" office:value="2.9933299999999998" table:style-name="ce1">
            <text:p>2.99333</text:p>
          </table:table-cell>
          <table:table-cell office:value-type="float" office:value="1.2083299999999999" table:style-name="ce1">
            <text:p>1.20833</text:p>
          </table:table-cell>
          <table:table-cell office:value-type="float" office:value="-2.31285E-2" table:style-name="ce1">
            <text:p>-0.0231285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812" table:style-name="ce1">
            <text:p>812</text:p>
          </table:table-cell>
          <table:table-cell office:value-type="float" office:value="1603" table:style-name="ce1">
            <text:p>1603</text:p>
          </table:table-cell>
          <table:table-cell office:value-type="float" office:value="3.23488" table:style-name="ce1">
            <text:p>3.23488</text:p>
          </table:table-cell>
          <table:table-cell office:value-type="float" office:value="1.16178" table:style-name="ce1">
            <text:p>1.16178</text:p>
          </table:table-cell>
          <table:table-cell office:value-type="float" office:value="-2.2944900000000001E-2" table:style-name="ce1">
            <text:p>-0.0229449</text:p>
          </table:table-cell>
          <table:table-cell table:number-columns-repeated="1635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52" table:style-name="ce1">
            <text:p>752</text:p>
          </table:table-cell>
          <table:table-cell office:value-type="float" office:value="1023" table:style-name="ce1">
            <text:p>1023</text:p>
          </table:table-cell>
          <table:table-cell office:value-type="float" office:value="4.8212699999999997E-2" table:style-name="ce1">
            <text:p>0.0482127</text:p>
          </table:table-cell>
          <table:table-cell office:value-type="float" office:value="1.5254099999999999" table:style-name="ce1">
            <text:p>1.52541</text:p>
          </table:table-cell>
          <table:table-cell office:value-type="float" office:value="-2.1802800000000001E-2" table:style-name="ce1">
            <text:p>-0.0218028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664" table:style-name="ce1">
            <text:p>664</text:p>
          </table:table-cell>
          <table:table-cell office:value-type="float" office:value="532" table:style-name="ce1">
            <text:p>532</text:p>
          </table:table-cell>
          <table:table-cell office:value-type="float" office:value="-2.6473100000000001" table:style-name="ce1">
            <text:p>-2.64731</text:p>
          </table:table-cell>
          <table:table-cell office:value-type="float" office:value="2.0378599999999998" table:style-name="ce1">
            <text:p>2.03786</text:p>
          </table:table-cell>
          <table:table-cell office:value-type="float" office:value="-2.3752200000000001E-2" table:style-name="ce1">
            <text:p>-0.0237522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812" table:style-name="ce1">
            <text:p>812</text:p>
          </table:table-cell>
          <table:table-cell office:value-type="float" office:value="1527" table:style-name="ce1">
            <text:p>1527</text:p>
          </table:table-cell>
          <table:table-cell office:value-type="float" office:value="2.8168600000000001" table:style-name="ce1">
            <text:p>2.81686</text:p>
          </table:table-cell>
          <table:table-cell office:value-type="float" office:value="1.1661900000000001" table:style-name="ce1">
            <text:p>1.16619</text:p>
          </table:table-cell>
          <table:table-cell office:value-type="float" office:value="-2.2179000000000001E-2" table:style-name="ce1">
            <text:p>-0.022179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635" table:style-name="ce1">
            <text:p>635</text:p>
          </table:table-cell>
          <table:table-cell office:value-type="float" office:value="384" table:style-name="ce1">
            <text:p>384</text:p>
          </table:table-cell>
          <table:table-cell office:value-type="float" office:value="-3.45967" table:style-name="ce1">
            <text:p>-3.45967</text:p>
          </table:table-cell>
          <table:table-cell office:value-type="float" office:value="2.20594" table:style-name="ce1">
            <text:p>2.20594</text:p>
          </table:table-cell>
          <table:table-cell office:value-type="float" office:value="-2.4533699999999999E-2" table:style-name="ce1">
            <text:p>-0.0245337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824" table:style-name="ce1">
            <text:p>824</text:p>
          </table:table-cell>
          <table:table-cell office:value-type="float" office:value="1607" table:style-name="ce1">
            <text:p>1607</text:p>
          </table:table-cell>
          <table:table-cell office:value-type="float" office:value="3.2561800000000001" table:style-name="ce1">
            <text:p>3.25618</text:p>
          </table:table-cell>
          <table:table-cell office:value-type="float" office:value="1.09555" table:style-name="ce1">
            <text:p>1.09555</text:p>
          </table:table-cell>
          <table:table-cell office:value-type="float" office:value="-2.20447E-2" table:style-name="ce1">
            <text:p>-0.0220447</text:p>
          </table:table-cell>
          <table:table-cell table:number-columns-repeated="1635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55" table:style-name="ce1">
            <text:p>755</text:p>
          </table:table-cell>
          <table:table-cell office:value-type="float" office:value="1032" table:style-name="ce1">
            <text:p>1032</text:p>
          </table:table-cell>
          <table:table-cell office:value-type="float" office:value="9.7541299999999997E-2" table:style-name="ce1">
            <text:p>0.0975413</text:p>
          </table:table-cell>
          <table:table-cell office:value-type="float" office:value="1.5083899999999999" table:style-name="ce1">
            <text:p>1.50839</text:p>
          </table:table-cell>
          <table:table-cell office:value-type="float" office:value="-2.1658400000000001E-2" table:style-name="ce1">
            <text:p>-0.0216584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76" table:style-name="ce1">
            <text:p>676</text:p>
          </table:table-cell>
          <table:table-cell office:value-type="float" office:value="591" table:style-name="ce1">
            <text:p>591</text:p>
          </table:table-cell>
          <table:table-cell office:value-type="float" office:value="-2.3234900000000001" table:style-name="ce1">
            <text:p>-2.32349</text:p>
          </table:table-cell>
          <table:table-cell office:value-type="float" office:value="1.96844" table:style-name="ce1">
            <text:p>1.96844</text:p>
          </table:table-cell>
          <table:table-cell office:value-type="float" office:value="-2.3406199999999999E-2" table:style-name="ce1">
            <text:p>-0.0234062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827" table:style-name="ce1">
            <text:p>827</text:p>
          </table:table-cell>
          <table:table-cell office:value-type="float" office:value="1515" table:style-name="ce1">
            <text:p>1515</text:p>
          </table:table-cell>
          <table:table-cell office:value-type="float" office:value="2.7499899999999999" table:style-name="ce1">
            <text:p>2.74999</text:p>
          </table:table-cell>
          <table:table-cell office:value-type="float" office:value="1.08439" table:style-name="ce1">
            <text:p>1.08439</text:p>
          </table:table-cell>
          <table:table-cell office:value-type="float" office:value="-2.0882399999999999E-2" table:style-name="ce1">
            <text:p>-0.0208824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839" table:style-name="ce1">
            <text:p>839</text:p>
          </table:table-cell>
          <table:table-cell office:value-type="float" office:value="1600" table:style-name="ce1">
            <text:p>1600</text:p>
          </table:table-cell>
          <table:table-cell office:value-type="float" office:value="3.2168100000000002" table:style-name="ce1">
            <text:p>3.21681</text:p>
          </table:table-cell>
          <table:table-cell office:value-type="float" office:value="1.01346" table:style-name="ce1">
            <text:p>1.01346</text:p>
          </table:table-cell>
          <table:table-cell office:value-type="float" office:value="-2.0798500000000001E-2" table:style-name="ce1">
            <text:p>-0.0207985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31" table:style-name="ce1">
            <text:p>631</text:p>
          </table:table-cell>
          <table:table-cell office:value-type="float" office:value="383" table:style-name="ce1">
            <text:p>383</text:p>
          </table:table-cell>
          <table:table-cell office:value-type="float" office:value="-3.4649399999999999" table:style-name="ce1">
            <text:p>-3.46494</text:p>
          </table:table-cell>
          <table:table-cell office:value-type="float" office:value="2.2280000000000002" table:style-name="ce1">
            <text:p>2.228</text:p>
          </table:table-cell>
          <table:table-cell office:value-type="float" office:value="-2.48372E-2" table:style-name="ce1">
            <text:p>-0.0248372</text:p>
          </table:table-cell>
          <table:table-cell table:number-columns-repeated="1635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60" table:style-name="ce1">
            <text:p>760</text:p>
          </table:table-cell>
          <table:table-cell office:value-type="float" office:value="1027" table:style-name="ce1">
            <text:p>1027</text:p>
          </table:table-cell>
          <table:table-cell office:value-type="float" office:value="6.9750800000000002E-2" table:style-name="ce1">
            <text:p>0.0697508</text:p>
          </table:table-cell>
          <table:table-cell office:value-type="float" office:value="1.4811799999999999" table:style-name="ce1">
            <text:p>1.48118</text:p>
          </table:table-cell>
          <table:table-cell office:value-type="float" office:value="-2.1216100000000002E-2" table:style-name="ce1">
            <text:p>-0.0212161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720" table:style-name="ce1">
            <text:p>720</text:p>
          </table:table-cell>
          <table:table-cell office:value-type="float" office:value="468" table:style-name="ce1">
            <text:p>468</text:p>
          </table:table-cell>
          <table:table-cell office:value-type="float" office:value="-3.00257" table:style-name="ce1">
            <text:p>-3.00257</text:p>
          </table:table-cell>
          <table:table-cell office:value-type="float" office:value="1.73359" table:style-name="ce1">
            <text:p>1.73359</text:p>
          </table:table-cell>
          <table:table-cell office:value-type="float" office:value="-1.8718100000000001E-2" table:style-name="ce1">
            <text:p>-0.0187181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716" table:style-name="ce1">
            <text:p>716</text:p>
          </table:table-cell>
          <table:table-cell office:value-type="float" office:value="391" table:style-name="ce1">
            <text:p>391</text:p>
          </table:table-cell>
          <table:table-cell office:value-type="float" office:value="-3.4258500000000001" table:style-name="ce1">
            <text:p>-3.42585</text:p>
          </table:table-cell>
          <table:table-cell office:value-type="float" office:value="1.76006" table:style-name="ce1">
            <text:p>1.76006</text:p>
          </table:table-cell>
          <table:table-cell office:value-type="float" office:value="-1.82557E-2" table:style-name="ce1">
            <text:p>-0.0182557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847" table:style-name="ce1">
            <text:p>847</text:p>
          </table:table-cell>
          <table:table-cell office:value-type="float" office:value="1556" table:style-name="ce1">
            <text:p>1556</text:p>
          </table:table-cell>
          <table:table-cell office:value-type="float" office:value="2.9743400000000002" table:style-name="ce1">
            <text:p>2.97434</text:p>
          </table:table-cell>
          <table:table-cell office:value-type="float" office:value="0.97201800000000005" table:style-name="ce1">
            <text:p>0.972018</text:p>
          </table:table-cell>
          <table:table-cell office:value-type="float" office:value="-1.9727999999999999E-2" table:style-name="ce1">
            <text:p>-0.019728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792" table:style-name="ce1">
            <text:p>792</text:p>
          </table:table-cell>
          <table:table-cell office:value-type="float" office:value="1567" table:style-name="ce1">
            <text:p>1567</text:p>
          </table:table-cell>
          <table:table-cell office:value-type="float" office:value="3.03803" table:style-name="ce1">
            <text:p>3.03803</text:p>
          </table:table-cell>
          <table:table-cell office:value-type="float" office:value="1.27386" table:style-name="ce1">
            <text:p>1.27386</text:p>
          </table:table-cell>
          <table:table-cell office:value-type="float" office:value="-2.41497E-2" table:style-name="ce1">
            <text:p>-0.0241497</text:p>
          </table:table-cell>
          <table:table-cell table:number-columns-repeated="1635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63" table:style-name="ce1">
            <text:p>763</text:p>
          </table:table-cell>
          <table:table-cell office:value-type="float" office:value="1027" table:style-name="ce1">
            <text:p>1027</text:p>
          </table:table-cell>
          <table:table-cell office:value-type="float" office:value="6.9577200000000006E-2" table:style-name="ce1">
            <text:p>0.0695772</text:p>
          </table:table-cell>
          <table:table-cell office:value-type="float" office:value="1.46468" table:style-name="ce1">
            <text:p>1.46468</text:p>
          </table:table-cell>
          <table:table-cell office:value-type="float" office:value="-2.0981E-2" table:style-name="ce1">
            <text:p>-0.020981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08" table:style-name="ce1">
            <text:p>708</text:p>
          </table:table-cell>
          <table:table-cell office:value-type="float" office:value="588" table:style-name="ce1">
            <text:p>588</text:p>
          </table:table-cell>
          <table:table-cell office:value-type="float" office:value="-2.3418399999999999" table:style-name="ce1">
            <text:p>-2.34184</text:p>
          </table:table-cell>
          <table:table-cell office:value-type="float" office:value="1.7926299999999999" table:style-name="ce1">
            <text:p>1.79263</text:p>
          </table:table-cell>
          <table:table-cell office:value-type="float" office:value="-2.0867900000000002E-2" table:style-name="ce1">
            <text:p>-0.0208679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80" table:style-name="ce1">
            <text:p>780</text:p>
          </table:table-cell>
          <table:table-cell office:value-type="float" office:value="1544" table:style-name="ce1">
            <text:p>1544</text:p>
          </table:table-cell>
          <table:table-cell office:value-type="float" office:value="2.91221" table:style-name="ce1">
            <text:p>2.91221</text:p>
          </table:table-cell>
          <table:table-cell office:value-type="float" office:value="1.3411900000000001" table:style-name="ce1">
            <text:p>1.34119</text:p>
          </table:table-cell>
          <table:table-cell office:value-type="float" office:value="-2.4858399999999999E-2" table:style-name="ce1">
            <text:p>-0.0248584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684" table:style-name="ce1">
            <text:p>684</text:p>
          </table:table-cell>
          <table:table-cell office:value-type="float" office:value="380" table:style-name="ce1">
            <text:p>380</text:p>
          </table:table-cell>
          <table:table-cell office:value-type="float" office:value="-3.4845000000000002" table:style-name="ce1">
            <text:p>-3.4845</text:p>
          </table:table-cell>
          <table:table-cell office:value-type="float" office:value="1.93669" table:style-name="ce1">
            <text:p>1.93669</text:p>
          </table:table-cell>
          <table:table-cell office:value-type="float" office:value="-2.0652899999999998E-2" table:style-name="ce1">
            <text:p>-0.0206529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71" table:style-name="ce1">
            <text:p>771</text:p>
          </table:table-cell>
          <table:table-cell office:value-type="float" office:value="1604" table:style-name="ce1">
            <text:p>1604</text:p>
          </table:table-cell>
          <table:table-cell office:value-type="float" office:value="3.24275" table:style-name="ce1">
            <text:p>3.24275</text:p>
          </table:table-cell>
          <table:table-cell office:value-type="float" office:value="1.3872100000000001" table:style-name="ce1">
            <text:p>1.38721</text:p>
          </table:table-cell>
          <table:table-cell office:value-type="float" office:value="-2.6168400000000001E-2" table:style-name="ce1">
            <text:p>-0.0261684</text:p>
          </table:table-cell>
          <table:table-cell table:number-columns-repeated="1635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71" table:style-name="ce1">
            <text:p>771</text:p>
          </table:table-cell>
          <table:table-cell office:value-type="float" office:value="1031" table:style-name="ce1">
            <text:p>1031</text:p>
          </table:table-cell>
          <table:table-cell office:value-type="float" office:value="9.1115299999999996E-2" table:style-name="ce1">
            <text:p>0.0911153</text:p>
          </table:table-cell>
          <table:table-cell office:value-type="float" office:value="1.42045" table:style-name="ce1">
            <text:p>1.42045</text:p>
          </table:table-cell>
          <table:table-cell office:value-type="float" office:value="-2.0394300000000001E-2" table:style-name="ce1">
            <text:p>-0.0203943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687" table:style-name="ce1">
            <text:p>687</text:p>
          </table:table-cell>
          <table:table-cell office:value-type="float" office:value="548" table:style-name="ce1">
            <text:p>548</text:p>
          </table:table-cell>
          <table:table-cell office:value-type="float" office:value="-2.5606399999999998" table:style-name="ce1">
            <text:p>-2.56064</text:p>
          </table:table-cell>
          <table:table-cell office:value-type="float" office:value="1.9104399999999999" table:style-name="ce1">
            <text:p>1.91044</text:p>
          </table:table-cell>
          <table:table-cell office:value-type="float" office:value="-2.21107E-2" table:style-name="ce1">
            <text:p>-0.0221107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811" table:style-name="ce1">
            <text:p>811</text:p>
          </table:table-cell>
          <table:table-cell office:value-type="float" office:value="1559" table:style-name="ce1">
            <text:p>1559</text:p>
          </table:table-cell>
          <table:table-cell office:value-type="float" office:value="2.9929199999999998" table:style-name="ce1">
            <text:p>2.99292</text:p>
          </table:table-cell>
          <table:table-cell office:value-type="float" office:value="1.1698299999999999" table:style-name="ce1">
            <text:p>1.16983</text:p>
          </table:table-cell>
          <table:table-cell office:value-type="float" office:value="-2.25799E-2" table:style-name="ce1">
            <text:p>-0.0225799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816" table:style-name="ce1">
            <text:p>816</text:p>
          </table:table-cell>
          <table:table-cell office:value-type="float" office:value="1604" table:style-name="ce1">
            <text:p>1604</text:p>
          </table:table-cell>
          <table:table-cell office:value-type="float" office:value="3.2401499999999999" table:style-name="ce1">
            <text:p>3.24015</text:p>
          </table:table-cell>
          <table:table-cell office:value-type="float" office:value="1.1397200000000001" table:style-name="ce1">
            <text:p>1.13972</text:p>
          </table:table-cell>
          <table:table-cell office:value-type="float" office:value="-2.2641499999999998E-2" table:style-name="ce1">
            <text:p>-0.0226415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655" table:style-name="ce1">
            <text:p>655</text:p>
          </table:table-cell>
          <table:table-cell office:value-type="float" office:value="383" table:style-name="ce1">
            <text:p>383</text:p>
          </table:table-cell>
          <table:table-cell office:value-type="float" office:value="-3.4663300000000001" table:style-name="ce1">
            <text:p>-3.46633</text:p>
          </table:table-cell>
          <table:table-cell office:value-type="float" office:value="2.0960000000000001" table:style-name="ce1">
            <text:p>2.096</text:p>
          </table:table-cell>
          <table:table-cell office:value-type="float" office:value="-2.29561E-2" table:style-name="ce1">
            <text:p>-0.0229561</text:p>
          </table:table-cell>
          <table:table-cell table:number-columns-repeated="1635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71" table:style-name="ce1">
            <text:p>771</text:p>
          </table:table-cell>
          <table:table-cell office:value-type="float" office:value="1031" table:style-name="ce1">
            <text:p>1031</text:p>
          </table:table-cell>
          <table:table-cell office:value-type="float" office:value="9.1115299999999996E-2" table:style-name="ce1">
            <text:p>0.0911153</text:p>
          </table:table-cell>
          <table:table-cell office:value-type="float" office:value="1.42045" table:style-name="ce1">
            <text:p>1.42045</text:p>
          </table:table-cell>
          <table:table-cell office:value-type="float" office:value="-2.0394300000000001E-2" table:style-name="ce1">
            <text:p>-0.0203943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739" table:style-name="ce1">
            <text:p>739</text:p>
          </table:table-cell>
          <table:table-cell office:value-type="float" office:value="560" table:style-name="ce1">
            <text:p>560</text:p>
          </table:table-cell>
          <table:table-cell office:value-type="float" office:value="-2.4976400000000001" table:style-name="ce1">
            <text:p>-2.49764</text:p>
          </table:table-cell>
          <table:table-cell office:value-type="float" office:value="1.6237600000000001" table:style-name="ce1">
            <text:p>1.62376</text:p>
          </table:table-cell>
          <table:table-cell office:value-type="float" office:value="-1.8155999999999999E-2" table:style-name="ce1">
            <text:p>-0.018156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839" table:style-name="ce1">
            <text:p>839</text:p>
          </table:table-cell>
          <table:table-cell office:value-type="float" office:value="1555" table:style-name="ce1">
            <text:p>1555</text:p>
          </table:table-cell>
          <table:table-cell office:value-type="float" office:value="2.9693000000000001" table:style-name="ce1">
            <text:p>2.9693</text:p>
          </table:table-cell>
          <table:table-cell office:value-type="float" office:value="1.01607" table:style-name="ce1">
            <text:p>1.01607</text:p>
          </table:table-cell>
          <table:table-cell office:value-type="float" office:value="-2.0344999999999999E-2" table:style-name="ce1">
            <text:p>-0.020345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647" table:style-name="ce1">
            <text:p>647</text:p>
          </table:table-cell>
          <table:table-cell office:value-type="float" office:value="380" table:style-name="ce1">
            <text:p>380</text:p>
          </table:table-cell>
          <table:table-cell office:value-type="float" office:value="-3.4823599999999999" table:style-name="ce1">
            <text:p>-3.48236</text:p>
          </table:table-cell>
          <table:table-cell office:value-type="float" office:value="2.1401699999999999" table:style-name="ce1">
            <text:p>2.14017</text:p>
          </table:table-cell>
          <table:table-cell office:value-type="float" office:value="-2.3552900000000002E-2" table:style-name="ce1">
            <text:p>-0.0235529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832" table:style-name="ce1">
            <text:p>832</text:p>
          </table:table-cell>
          <table:table-cell office:value-type="float" office:value="1599" table:style-name="ce1">
            <text:p>1599</text:p>
          </table:table-cell>
          <table:table-cell office:value-type="float" office:value="3.2117200000000001" table:style-name="ce1">
            <text:p>3.21172</text:p>
          </table:table-cell>
          <table:table-cell office:value-type="float" office:value="1.05202" table:style-name="ce1">
            <text:p>1.05202</text:p>
          </table:table-cell>
          <table:table-cell office:value-type="float" office:value="-2.1336999999999998E-2" table:style-name="ce1">
            <text:p>-0.021337</text:p>
          </table:table-cell>
          <table:table-cell table:number-columns-repeated="1635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76" table:style-name="ce1">
            <text:p>776</text:p>
          </table:table-cell>
          <table:table-cell office:value-type="float" office:value="1031" table:style-name="ce1">
            <text:p>1031</text:p>
          </table:table-cell>
          <table:table-cell office:value-type="float" office:value="9.0825900000000001E-2" table:style-name="ce1">
            <text:p>0.0908259</text:p>
          </table:table-cell>
          <table:table-cell office:value-type="float" office:value="1.3929499999999999" table:style-name="ce1">
            <text:p>1.39295</text:p>
          </table:table-cell>
          <table:table-cell office:value-type="float" office:value="-2.00024E-2" table:style-name="ce1">
            <text:p>-0.0200024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699" table:style-name="ce1">
            <text:p>699</text:p>
          </table:table-cell>
          <table:table-cell office:value-type="float" office:value="639" table:style-name="ce1">
            <text:p>639</text:p>
          </table:table-cell>
          <table:table-cell office:value-type="float" office:value="-2.06081" table:style-name="ce1">
            <text:p>-2.06081</text:p>
          </table:table-cell>
          <table:table-cell office:value-type="float" office:value="1.83917" table:style-name="ce1">
            <text:p>1.83917</text:p>
          </table:table-cell>
          <table:table-cell office:value-type="float" office:value="-2.2087200000000001E-2" table:style-name="ce1">
            <text:p>-0.0220872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779" table:style-name="ce1">
            <text:p>779</text:p>
          </table:table-cell>
          <table:table-cell office:value-type="float" office:value="1508" table:style-name="ce1">
            <text:p>1508</text:p>
          </table:table-cell>
          <table:table-cell office:value-type="float" office:value="2.7142599999999999" table:style-name="ce1">
            <text:p>2.71426</text:p>
          </table:table-cell>
          <table:table-cell office:value-type="float" office:value="1.3487800000000001" table:style-name="ce1">
            <text:p>1.34878</text:p>
          </table:table-cell>
          <table:table-cell office:value-type="float" office:value="-2.4573999999999999E-2" table:style-name="ce1">
            <text:p>-0.024574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844" table:style-name="ce1">
            <text:p>844</text:p>
          </table:table-cell>
          <table:table-cell office:value-type="float" office:value="1472" table:style-name="ce1">
            <text:p>1472</text:p>
          </table:table-cell>
          <table:table-cell office:value-type="float" office:value="2.5125000000000002" table:style-name="ce1">
            <text:p>2.5125</text:p>
          </table:table-cell>
          <table:table-cell office:value-type="float" office:value="0.99339" table:style-name="ce1">
            <text:p>0.99339</text:p>
          </table:table-cell>
          <table:table-cell office:value-type="float" office:value="-1.91167E-2" table:style-name="ce1">
            <text:p>-0.0191167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780" table:style-name="ce1">
            <text:p>780</text:p>
          </table:table-cell>
          <table:table-cell office:value-type="float" office:value="1599" table:style-name="ce1">
            <text:p>1599</text:p>
          </table:table-cell>
          <table:table-cell office:value-type="float" office:value="3.2147299999999999" table:style-name="ce1">
            <text:p>3.21473</text:p>
          </table:table-cell>
          <table:table-cell office:value-type="float" office:value="1.3380000000000001" table:style-name="ce1">
            <text:p>1.338</text:p>
          </table:table-cell>
          <table:table-cell office:value-type="float" office:value="-2.54127E-2" table:style-name="ce1">
            <text:p>-0.0254127</text:p>
          </table:table-cell>
          <table:table-cell table:number-columns-repeated="1635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80" table:style-name="ce1">
            <text:p>780</text:p>
          </table:table-cell>
          <table:table-cell office:value-type="float" office:value="1036" table:style-name="ce1">
            <text:p>1036</text:p>
          </table:table-cell>
          <table:table-cell office:value-type="float" office:value="0.11809600000000001" table:style-name="ce1">
            <text:p>0.118096</text:p>
          </table:table-cell>
          <table:table-cell office:value-type="float" office:value="1.37066" table:style-name="ce1">
            <text:p>1.37066</text:p>
          </table:table-cell>
          <table:table-cell office:value-type="float" office:value="-1.9739199999999998E-2" table:style-name="ce1">
            <text:p>-0.0197392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755" table:style-name="ce1">
            <text:p>755</text:p>
          </table:table-cell>
          <table:table-cell office:value-type="float" office:value="603" table:style-name="ce1">
            <text:p>603</text:p>
          </table:table-cell>
          <table:table-cell office:value-type="float" office:value="-2.26206" table:style-name="ce1">
            <text:p>-2.26206</text:p>
          </table:table-cell>
          <table:table-cell office:value-type="float" office:value="1.5332699999999999" table:style-name="ce1">
            <text:p>1.53327</text:p>
          </table:table-cell>
          <table:table-cell office:value-type="float" office:value="-1.7335300000000001E-2" table:style-name="ce1">
            <text:p>-0.0173353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791" table:style-name="ce1">
            <text:p>791</text:p>
          </table:table-cell>
          <table:table-cell office:value-type="float" office:value="1519" table:style-name="ce1">
            <text:p>1519</text:p>
          </table:table-cell>
          <table:table-cell office:value-type="float" office:value="2.77407" table:style-name="ce1">
            <text:p>2.77407</text:p>
          </table:table-cell>
          <table:table-cell office:value-type="float" office:value="1.2821499999999999" table:style-name="ce1">
            <text:p>1.28215</text:p>
          </table:table-cell>
          <table:table-cell office:value-type="float" office:value="-2.3744299999999999E-2" table:style-name="ce1">
            <text:p>-0.0237443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799" table:style-name="ce1">
            <text:p>799</text:p>
          </table:table-cell>
          <table:table-cell office:value-type="float" office:value="1543" table:style-name="ce1">
            <text:p>1543</text:p>
          </table:table-cell>
          <table:table-cell office:value-type="float" office:value="2.9056199999999999" table:style-name="ce1">
            <text:p>2.90562</text:p>
          </table:table-cell>
          <table:table-cell office:value-type="float" office:value="1.2367600000000001" table:style-name="ce1">
            <text:p>1.23676</text:p>
          </table:table-cell>
          <table:table-cell office:value-type="float" office:value="-2.33592E-2" table:style-name="ce1">
            <text:p>-0.0233592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756" table:style-name="ce1">
            <text:p>756</text:p>
          </table:table-cell>
          <table:table-cell office:value-type="float" office:value="391" table:style-name="ce1">
            <text:p>391</text:p>
          </table:table-cell>
          <table:table-cell office:value-type="float" office:value="-3.4281700000000002" table:style-name="ce1">
            <text:p>-3.42817</text:p>
          </table:table-cell>
          <table:table-cell office:value-type="float" office:value="1.5400700000000001" table:style-name="ce1">
            <text:p>1.54007</text:p>
          </table:table-cell>
          <table:table-cell office:value-type="float" office:value="-1.51206E-2" table:style-name="ce1">
            <text:p>-0.0151206</text:p>
          </table:table-cell>
          <table:table-cell table:number-columns-repeated="1635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84" table:style-name="ce1">
            <text:p>784</text:p>
          </table:table-cell>
          <table:table-cell office:value-type="float" office:value="1035" table:style-name="ce1">
            <text:p>1035</text:p>
          </table:table-cell>
          <table:table-cell office:value-type="float" office:value="0.11236400000000001" table:style-name="ce1">
            <text:p>0.112364</text:p>
          </table:table-cell>
          <table:table-cell office:value-type="float" office:value="1.3487199999999999" table:style-name="ce1">
            <text:p>1.34872</text:p>
          </table:table-cell>
          <table:table-cell office:value-type="float" office:value="-1.9415700000000001E-2" table:style-name="ce1">
            <text:p>-0.0194157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720" table:style-name="ce1">
            <text:p>720</text:p>
          </table:table-cell>
          <table:table-cell office:value-type="float" office:value="596" table:style-name="ce1">
            <text:p>596</text:p>
          </table:table-cell>
          <table:table-cell office:value-type="float" office:value="-2.29854" table:style-name="ce1">
            <text:p>-2.29854</text:p>
          </table:table-cell>
          <table:table-cell office:value-type="float" office:value="1.72617" table:style-name="ce1">
            <text:p>1.72617</text:p>
          </table:table-cell>
          <table:table-cell office:value-type="float" office:value="-2.0008000000000001E-2" table:style-name="ce1">
            <text:p>-0.020008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848" table:style-name="ce1">
            <text:p>848</text:p>
          </table:table-cell>
          <table:table-cell office:value-type="float" office:value="1496" table:style-name="ce1">
            <text:p>1496</text:p>
          </table:table-cell>
          <table:table-cell office:value-type="float" office:value="2.6442700000000001" table:style-name="ce1">
            <text:p>2.64427</text:p>
          </table:table-cell>
          <table:table-cell office:value-type="float" office:value="0.96999899999999994" table:style-name="ce1">
            <text:p>0.969999</text:p>
          </table:table-cell>
          <table:table-cell office:value-type="float" office:value="-1.9044999999999999E-2" table:style-name="ce1">
            <text:p>-0.019045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775" table:style-name="ce1">
            <text:p>775</text:p>
          </table:table-cell>
          <table:table-cell office:value-type="float" office:value="1527" table:style-name="ce1">
            <text:p>1527</text:p>
          </table:table-cell>
          <table:table-cell office:value-type="float" office:value="2.819" table:style-name="ce1">
            <text:p>2.819</text:p>
          </table:table-cell>
          <table:table-cell office:value-type="float" office:value="1.36968" table:style-name="ce1">
            <text:p>1.36968</text:p>
          </table:table-cell>
          <table:table-cell office:value-type="float" office:value="-2.5079000000000001E-2" table:style-name="ce1">
            <text:p>-0.025079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799" table:style-name="ce1">
            <text:p>799</text:p>
          </table:table-cell>
          <table:table-cell office:value-type="float" office:value="547" table:style-name="ce1">
            <text:p>547</text:p>
          </table:table-cell>
          <table:table-cell office:value-type="float" office:value="-2.5726200000000001" table:style-name="ce1">
            <text:p>-2.57262</text:p>
          </table:table-cell>
          <table:table-cell office:value-type="float" office:value="1.29453" table:style-name="ce1">
            <text:p>1.29453</text:p>
          </table:table-cell>
          <table:table-cell office:value-type="float" office:value="-1.33224E-2" table:style-name="ce1">
            <text:p>-0.0133224</text:p>
          </table:table-cell>
          <table:table-cell table:number-columns-repeated="1635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88" table:style-name="ce1">
            <text:p>788</text:p>
          </table:table-cell>
          <table:table-cell office:value-type="float" office:value="1036" table:style-name="ce1">
            <text:p>1036</text:p>
          </table:table-cell>
          <table:table-cell office:value-type="float" office:value="0.117633" table:style-name="ce1">
            <text:p>0.117633</text:p>
          </table:table-cell>
          <table:table-cell office:value-type="float" office:value="1.32666" table:style-name="ce1">
            <text:p>1.32666</text:p>
          </table:table-cell>
          <table:table-cell office:value-type="float" office:value="-1.9112199999999999E-2" table:style-name="ce1">
            <text:p>-0.0191122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780" table:style-name="ce1">
            <text:p>780</text:p>
          </table:table-cell>
          <table:table-cell office:value-type="float" office:value="595" table:style-name="ce1">
            <text:p>595</text:p>
          </table:table-cell>
          <table:table-cell office:value-type="float" office:value="-2.3075100000000002" table:style-name="ce1">
            <text:p>-2.30751</text:p>
          </table:table-cell>
          <table:table-cell office:value-type="float" office:value="1.3962399999999999" table:style-name="ce1">
            <text:p>1.39624</text:p>
          </table:table-cell>
          <table:table-cell office:value-type="float" office:value="-1.52952E-2" table:style-name="ce1">
            <text:p>-0.0152952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808" table:style-name="ce1">
            <text:p>808</text:p>
          </table:table-cell>
          <table:table-cell office:value-type="float" office:value="1555" table:style-name="ce1">
            <text:p>1555</text:p>
          </table:table-cell>
          <table:table-cell office:value-type="float" office:value="2.9710999999999999" table:style-name="ce1">
            <text:p>2.9711</text:p>
          </table:table-cell>
          <table:table-cell office:value-type="float" office:value="1.1865600000000001" table:style-name="ce1">
            <text:p>1.18656</text:p>
          </table:table-cell>
          <table:table-cell office:value-type="float" office:value="-2.2774699999999998E-2" table:style-name="ce1">
            <text:p>-0.0227747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795" table:style-name="ce1">
            <text:p>795</text:p>
          </table:table-cell>
          <table:table-cell office:value-type="float" office:value="1567" table:style-name="ce1">
            <text:p>1567</text:p>
          </table:table-cell>
          <table:table-cell office:value-type="float" office:value="3.0378500000000002" table:style-name="ce1">
            <text:p>3.03785</text:p>
          </table:table-cell>
          <table:table-cell office:value-type="float" office:value="1.25736" table:style-name="ce1">
            <text:p>1.25736</text:p>
          </table:table-cell>
          <table:table-cell office:value-type="float" office:value="-2.3914500000000002E-2" table:style-name="ce1">
            <text:p>-0.0239145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799" table:style-name="ce1">
            <text:p>799</text:p>
          </table:table-cell>
          <table:table-cell office:value-type="float" office:value="1599" table:style-name="ce1">
            <text:p>1599</text:p>
          </table:table-cell>
          <table:table-cell office:value-type="float" office:value="3.2136300000000002" table:style-name="ce1">
            <text:p>3.21363</text:p>
          </table:table-cell>
          <table:table-cell office:value-type="float" office:value="1.2335100000000001" table:style-name="ce1">
            <text:p>1.23351</text:p>
          </table:table-cell>
          <table:table-cell office:value-type="float" office:value="-2.39235E-2" table:style-name="ce1">
            <text:p>-0.0239235</text:p>
          </table:table-cell>
          <table:table-cell table:number-columns-repeated="1635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91" table:style-name="ce1">
            <text:p>791</text:p>
          </table:table-cell>
          <table:table-cell office:value-type="float" office:value="1036" table:style-name="ce1">
            <text:p>1036</text:p>
          </table:table-cell>
          <table:table-cell office:value-type="float" office:value="0.11745899999999999" table:style-name="ce1">
            <text:p>0.117459</text:p>
          </table:table-cell>
          <table:table-cell office:value-type="float" office:value="1.3101700000000001" table:style-name="ce1">
            <text:p>1.31017</text:p>
          </table:table-cell>
          <table:table-cell office:value-type="float" office:value="-1.8877100000000001E-2" table:style-name="ce1">
            <text:p>-0.0188771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699" table:style-name="ce1">
            <text:p>699</text:p>
          </table:table-cell>
          <table:table-cell office:value-type="float" office:value="619" table:style-name="ce1">
            <text:p>619</text:p>
          </table:table-cell>
          <table:table-cell office:value-type="float" office:value="-2.17082" table:style-name="ce1">
            <text:p>-2.17082</text:p>
          </table:table-cell>
          <table:table-cell office:value-type="float" office:value="1.84033" table:style-name="ce1">
            <text:p>1.84033</text:p>
          </table:table-cell>
          <table:table-cell office:value-type="float" office:value="-2.1885700000000001E-2" table:style-name="ce1">
            <text:p>-0.0218857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768" table:style-name="ce1">
            <text:p>768</text:p>
          </table:table-cell>
          <table:table-cell office:value-type="float" office:value="1544" table:style-name="ce1">
            <text:p>1544</text:p>
          </table:table-cell>
          <table:table-cell office:value-type="float" office:value="2.9129100000000001" table:style-name="ce1">
            <text:p>2.91291</text:p>
          </table:table-cell>
          <table:table-cell office:value-type="float" office:value="1.4071899999999999" table:style-name="ce1">
            <text:p>1.40719</text:p>
          </table:table-cell>
          <table:table-cell office:value-type="float" office:value="-2.5798999999999999E-2" table:style-name="ce1">
            <text:p>-0.025799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799" table:style-name="ce1">
            <text:p>799</text:p>
          </table:table-cell>
          <table:table-cell office:value-type="float" office:value="587" table:style-name="ce1">
            <text:p>587</text:p>
          </table:table-cell>
          <table:table-cell office:value-type="float" office:value="-2.3526099999999999" table:style-name="ce1">
            <text:p>-2.35261</text:p>
          </table:table-cell>
          <table:table-cell office:value-type="float" office:value="1.2922100000000001" table:style-name="ce1">
            <text:p>1.29221</text:p>
          </table:table-cell>
          <table:table-cell office:value-type="float" office:value="-1.37254E-2" table:style-name="ce1">
            <text:p>-0.0137254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771" table:style-name="ce1">
            <text:p>771</text:p>
          </table:table-cell>
          <table:table-cell office:value-type="float" office:value="1600" table:style-name="ce1">
            <text:p>1600</text:p>
          </table:table-cell>
          <table:table-cell office:value-type="float" office:value="3.2207499999999998" table:style-name="ce1">
            <text:p>3.22075</text:p>
          </table:table-cell>
          <table:table-cell office:value-type="float" office:value="1.38744" table:style-name="ce1">
            <text:p>1.38744</text:p>
          </table:table-cell>
          <table:table-cell office:value-type="float" office:value="-2.6128100000000001E-2" table:style-name="ce1">
            <text:p>-0.0261281</text:p>
          </table:table-cell>
          <table:table-cell table:number-columns-repeated="1635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95" table:style-name="ce1">
            <text:p>795</text:p>
          </table:table-cell>
          <table:table-cell office:value-type="float" office:value="1040" table:style-name="ce1">
            <text:p>1040</text:p>
          </table:table-cell>
          <table:table-cell office:value-type="float" office:value="0.13922899999999999" table:style-name="ce1">
            <text:p>0.139229</text:p>
          </table:table-cell>
          <table:table-cell office:value-type="float" office:value="1.28793" table:style-name="ce1">
            <text:p>1.28793</text:p>
          </table:table-cell>
          <table:table-cell office:value-type="float" office:value="-1.86039E-2" table:style-name="ce1">
            <text:p>-0.0186039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07" table:style-name="ce1">
            <text:p>707</text:p>
          </table:table-cell>
          <table:table-cell office:value-type="float" office:value="600" table:style-name="ce1">
            <text:p>600</text:p>
          </table:table-cell>
          <table:table-cell office:value-type="float" office:value="-2.2757800000000001" table:style-name="ce1">
            <text:p>-2.27578</text:p>
          </table:table-cell>
          <table:table-cell office:value-type="float" office:value="1.7974300000000001" table:style-name="ce1">
            <text:p>1.79743</text:p>
          </table:table-cell>
          <table:table-cell office:value-type="float" office:value="-2.1067200000000001E-2" table:style-name="ce1">
            <text:p>-0.0210672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48" table:style-name="ce1">
            <text:p>848</text:p>
          </table:table-cell>
          <table:table-cell office:value-type="float" office:value="1535" table:style-name="ce1">
            <text:p>1535</text:p>
          </table:table-cell>
          <table:table-cell office:value-type="float" office:value="2.8587799999999999" table:style-name="ce1">
            <text:p>2.85878</text:p>
          </table:table-cell>
          <table:table-cell office:value-type="float" office:value="0.96773699999999996" table:style-name="ce1">
            <text:p>0.967737</text:p>
          </table:table-cell>
          <table:table-cell office:value-type="float" office:value="-1.9438E-2" table:style-name="ce1">
            <text:p>-0.019438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47" table:style-name="ce1">
            <text:p>847</text:p>
          </table:table-cell>
          <table:table-cell office:value-type="float" office:value="1607" table:style-name="ce1">
            <text:p>1607</text:p>
          </table:table-cell>
          <table:table-cell office:value-type="float" office:value="3.2548499999999998" table:style-name="ce1">
            <text:p>3.25485</text:p>
          </table:table-cell>
          <table:table-cell office:value-type="float" office:value="0.96906000000000003" table:style-name="ce1">
            <text:p>0.96906</text:p>
          </table:table-cell>
          <table:table-cell office:value-type="float" office:value="-2.0242E-2" table:style-name="ce1">
            <text:p>-0.020242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96" table:style-name="ce1">
            <text:p>796</text:p>
          </table:table-cell>
          <table:table-cell office:value-type="float" office:value="1568" table:style-name="ce1">
            <text:p>1568</text:p>
          </table:table-cell>
          <table:table-cell office:value-type="float" office:value="3.0432899999999998" table:style-name="ce1">
            <text:p>3.04329</text:p>
          </table:table-cell>
          <table:table-cell office:value-type="float" office:value="1.2518100000000001" table:style-name="ce1">
            <text:p>1.25181</text:p>
          </table:table-cell>
          <table:table-cell office:value-type="float" office:value="-2.3846200000000001E-2" table:style-name="ce1">
            <text:p>-0.0238462</text:p>
          </table:table-cell>
          <table:table-cell table:number-columns-repeated="1635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99" table:style-name="ce1">
            <text:p>799</text:p>
          </table:table-cell>
          <table:table-cell office:value-type="float" office:value="1043" table:style-name="ce1">
            <text:p>1043</text:p>
          </table:table-cell>
          <table:table-cell office:value-type="float" office:value="0.155498" table:style-name="ce1">
            <text:p>0.155498</text:p>
          </table:table-cell>
          <table:table-cell office:value-type="float" office:value="1.26576" table:style-name="ce1">
            <text:p>1.26576</text:p>
          </table:table-cell>
          <table:table-cell office:value-type="float" office:value="-1.8320599999999999E-2" table:style-name="ce1">
            <text:p>-0.0183206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719" table:style-name="ce1">
            <text:p>719</text:p>
          </table:table-cell>
          <table:table-cell office:value-type="float" office:value="560" table:style-name="ce1">
            <text:p>560</text:p>
          </table:table-cell>
          <table:table-cell office:value-type="float" office:value="-2.4964900000000001" table:style-name="ce1">
            <text:p>-2.49649</text:p>
          </table:table-cell>
          <table:table-cell office:value-type="float" office:value="1.73376" table:style-name="ce1">
            <text:p>1.73376</text:p>
          </table:table-cell>
          <table:table-cell office:value-type="float" office:value="-1.9723600000000001E-2" table:style-name="ce1">
            <text:p>-0.0197236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863" table:style-name="ce1">
            <text:p>863</text:p>
          </table:table-cell>
          <table:table-cell office:value-type="float" office:value="1507" table:style-name="ce1">
            <text:p>1507</text:p>
          </table:table-cell>
          <table:table-cell office:value-type="float" office:value="2.7039" table:style-name="ce1">
            <text:p>2.7039</text:p>
          </table:table-cell>
          <table:table-cell office:value-type="float" office:value="0.88686600000000004" table:style-name="ce1">
            <text:p>0.886866</text:p>
          </table:table-cell>
          <table:table-cell office:value-type="float" office:value="-1.7980199999999998E-2" table:style-name="ce1">
            <text:p>-0.0179802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867" table:style-name="ce1">
            <text:p>867</text:p>
          </table:table-cell>
          <table:table-cell office:value-type="float" office:value="1608" table:style-name="ce1">
            <text:p>1608</text:p>
          </table:table-cell>
          <table:table-cell office:value-type="float" office:value="3.2591999999999999" table:style-name="ce1">
            <text:p>3.2592</text:p>
          </table:table-cell>
          <table:table-cell office:value-type="float" office:value="0.85900799999999999" table:style-name="ce1">
            <text:p>0.859008</text:p>
          </table:table-cell>
          <table:table-cell office:value-type="float" office:value="-1.86845E-2" table:style-name="ce1">
            <text:p>-0.0186845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699" table:style-name="ce1">
            <text:p>699</text:p>
          </table:table-cell>
          <table:table-cell office:value-type="float" office:value="383" table:style-name="ce1">
            <text:p>383</text:p>
          </table:table-cell>
          <table:table-cell office:value-type="float" office:value="-3.4688699999999999" table:style-name="ce1">
            <text:p>-3.46887</text:p>
          </table:table-cell>
          <table:table-cell office:value-type="float" office:value="1.85402" table:style-name="ce1">
            <text:p>1.85402</text:p>
          </table:table-cell>
          <table:table-cell office:value-type="float" office:value="-1.9507500000000001E-2" table:style-name="ce1">
            <text:p>-0.0195075</text:p>
          </table:table-cell>
          <table:table-cell table:number-columns-repeated="1635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04" table:style-name="ce1">
            <text:p>804</text:p>
          </table:table-cell>
          <table:table-cell office:value-type="float" office:value="1048" table:style-name="ce1">
            <text:p>1048</text:p>
          </table:table-cell>
          <table:table-cell office:value-type="float" office:value="0.18271000000000001" table:style-name="ce1">
            <text:p>0.18271</text:p>
          </table:table-cell>
          <table:table-cell office:value-type="float" office:value="1.23797" table:style-name="ce1">
            <text:p>1.23797</text:p>
          </table:table-cell>
          <table:table-cell office:value-type="float" office:value="-1.7979100000000001E-2" table:style-name="ce1">
            <text:p>-0.0179791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887" table:style-name="ce1">
            <text:p>887</text:p>
          </table:table-cell>
          <table:table-cell office:value-type="float" office:value="1540" table:style-name="ce1">
            <text:p>1540</text:p>
          </table:table-cell>
          <table:table-cell office:value-type="float" office:value="2.88402" table:style-name="ce1">
            <text:p>2.88402</text:p>
          </table:table-cell>
          <table:table-cell office:value-type="float" office:value="0.75295900000000004" table:style-name="ce1">
            <text:p>0.752959</text:p>
          </table:table-cell>
          <table:table-cell office:value-type="float" office:value="-1.64317E-2" table:style-name="ce1">
            <text:p>-0.0164317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712" table:style-name="ce1">
            <text:p>712</text:p>
          </table:table-cell>
          <table:table-cell office:value-type="float" office:value="555" table:style-name="ce1">
            <text:p>555</text:p>
          </table:table-cell>
          <table:table-cell office:value-type="float" office:value="-2.5235799999999999" table:style-name="ce1">
            <text:p>-2.52358</text:p>
          </table:table-cell>
          <table:table-cell office:value-type="float" office:value="1.77254" table:style-name="ce1">
            <text:p>1.77254</text:p>
          </table:table-cell>
          <table:table-cell office:value-type="float" office:value="-2.0221800000000002E-2" table:style-name="ce1">
            <text:p>-0.0202218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887" table:style-name="ce1">
            <text:p>887</text:p>
          </table:table-cell>
          <table:table-cell office:value-type="float" office:value="1608" table:style-name="ce1">
            <text:p>1608</text:p>
          </table:table-cell>
          <table:table-cell office:value-type="float" office:value="3.2580399999999998" table:style-name="ce1">
            <text:p>3.25804</text:p>
          </table:table-cell>
          <table:table-cell office:value-type="float" office:value="0.74901399999999996" table:style-name="ce1">
            <text:p>0.749014</text:p>
          </table:table-cell>
          <table:table-cell office:value-type="float" office:value="-1.7116900000000001E-2" table:style-name="ce1">
            <text:p>-0.0171169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808" table:style-name="ce1">
            <text:p>808</text:p>
          </table:table-cell>
          <table:table-cell office:value-type="float" office:value="524" table:style-name="ce1">
            <text:p>524</text:p>
          </table:table-cell>
          <table:table-cell office:value-type="float" office:value="-2.69964" table:style-name="ce1">
            <text:p>-2.69964</text:p>
          </table:table-cell>
          <table:table-cell office:value-type="float" office:value="1.24637" table:style-name="ce1">
            <text:p>1.24637</text:p>
          </table:table-cell>
          <table:table-cell office:value-type="float" office:value="-1.2385200000000001E-2" table:style-name="ce1">
            <text:p>-0.0123852</text:p>
          </table:table-cell>
          <table:table-cell table:number-columns-repeated="1635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03" table:style-name="ce1">
            <text:p>803</text:p>
          </table:table-cell>
          <table:table-cell office:value-type="float" office:value="1044" table:style-name="ce1">
            <text:p>1044</text:p>
          </table:table-cell>
          <table:table-cell office:value-type="float" office:value="0.16076699999999999" table:style-name="ce1">
            <text:p>0.160767</text:p>
          </table:table-cell>
          <table:table-cell office:value-type="float" office:value="1.2437100000000001" table:style-name="ce1">
            <text:p>1.24371</text:p>
          </table:table-cell>
          <table:table-cell office:value-type="float" office:value="-1.8017200000000001E-2" table:style-name="ce1">
            <text:p>-0.0180172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767" table:style-name="ce1">
            <text:p>767</text:p>
          </table:table-cell>
          <table:table-cell office:value-type="float" office:value="528" table:style-name="ce1">
            <text:p>528</text:p>
          </table:table-cell>
          <table:table-cell office:value-type="float" office:value="-2.6752699999999998" table:style-name="ce1">
            <text:p>-2.67527</text:p>
          </table:table-cell>
          <table:table-cell office:value-type="float" office:value="1.47163" table:style-name="ce1">
            <text:p>1.47163</text:p>
          </table:table-cell>
          <table:table-cell office:value-type="float" office:value="-1.5639E-2" table:style-name="ce1">
            <text:p>-0.015639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844" table:style-name="ce1">
            <text:p>844</text:p>
          </table:table-cell>
          <table:table-cell office:value-type="float" office:value="1520" table:style-name="ce1">
            <text:p>1520</text:p>
          </table:table-cell>
          <table:table-cell office:value-type="float" office:value="2.77651" table:style-name="ce1">
            <text:p>2.77651</text:p>
          </table:table-cell>
          <table:table-cell office:value-type="float" office:value="0.99060599999999999" table:style-name="ce1">
            <text:p>0.990606</text:p>
          </table:table-cell>
          <table:table-cell office:value-type="float" office:value="-1.96004E-2" table:style-name="ce1">
            <text:p>-0.0196004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843" table:style-name="ce1">
            <text:p>843</text:p>
          </table:table-cell>
          <table:table-cell office:value-type="float" office:value="1600" table:style-name="ce1">
            <text:p>1600</text:p>
          </table:table-cell>
          <table:table-cell office:value-type="float" office:value="3.21658" table:style-name="ce1">
            <text:p>3.21658</text:p>
          </table:table-cell>
          <table:table-cell office:value-type="float" office:value="0.99146400000000001" table:style-name="ce1">
            <text:p>0.991464</text:p>
          </table:table-cell>
          <table:table-cell office:value-type="float" office:value="-2.04849E-2" table:style-name="ce1">
            <text:p>-0.0204849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763" table:style-name="ce1">
            <text:p>763</text:p>
          </table:table-cell>
          <table:table-cell office:value-type="float" office:value="396" table:style-name="ce1">
            <text:p>396</text:p>
          </table:table-cell>
          <table:table-cell office:value-type="float" office:value="-3.4010699999999998" table:style-name="ce1">
            <text:p>-3.40107</text:p>
          </table:table-cell>
          <table:table-cell office:value-type="float" office:value="1.5012799999999999" table:style-name="ce1">
            <text:p>1.50128</text:p>
          </table:table-cell>
          <table:table-cell office:value-type="float" office:value="-1.46223E-2" table:style-name="ce1">
            <text:p>-0.0146223</text:p>
          </table:table-cell>
          <table:table-cell table:number-columns-repeated="1635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11" table:style-name="ce1">
            <text:p>811</text:p>
          </table:table-cell>
          <table:table-cell office:value-type="float" office:value="1044" table:style-name="ce1">
            <text:p>1044</text:p>
          </table:table-cell>
          <table:table-cell office:value-type="float" office:value="0.160304" table:style-name="ce1">
            <text:p>0.160304</text:p>
          </table:table-cell>
          <table:table-cell office:value-type="float" office:value="1.1997100000000001" table:style-name="ce1">
            <text:p>1.19971</text:p>
          </table:table-cell>
          <table:table-cell office:value-type="float" office:value="-1.7390200000000001E-2" table:style-name="ce1">
            <text:p>-0.0173902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844" table:style-name="ce1">
            <text:p>844</text:p>
          </table:table-cell>
          <table:table-cell office:value-type="float" office:value="1512" table:style-name="ce1">
            <text:p>1512</text:p>
          </table:table-cell>
          <table:table-cell office:value-type="float" office:value="2.7324999999999999" table:style-name="ce1">
            <text:p>2.7325</text:p>
          </table:table-cell>
          <table:table-cell office:value-type="float" office:value="0.99107000000000001" table:style-name="ce1">
            <text:p>0.99107</text:p>
          </table:table-cell>
          <table:table-cell office:value-type="float" office:value="-1.95198E-2" table:style-name="ce1">
            <text:p>-0.0195198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859" table:style-name="ce1">
            <text:p>859</text:p>
          </table:table-cell>
          <table:table-cell office:value-type="float" office:value="1612" table:style-name="ce1">
            <text:p>1612</text:p>
          </table:table-cell>
          <table:table-cell office:value-type="float" office:value="3.28166" table:style-name="ce1">
            <text:p>3.28166</text:p>
          </table:table-cell>
          <table:table-cell office:value-type="float" office:value="0.90277300000000005" table:style-name="ce1">
            <text:p>0.902773</text:p>
          </table:table-cell>
          <table:table-cell office:value-type="float" office:value="-1.9351799999999999E-2" table:style-name="ce1">
            <text:p>-0.0193518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763" table:style-name="ce1">
            <text:p>763</text:p>
          </table:table-cell>
          <table:table-cell office:value-type="float" office:value="423" table:style-name="ce1">
            <text:p>423</text:p>
          </table:table-cell>
          <table:table-cell office:value-type="float" office:value="-3.2525599999999999" table:style-name="ce1">
            <text:p>-3.25256</text:p>
          </table:table-cell>
          <table:table-cell office:value-type="float" office:value="1.4997199999999999" table:style-name="ce1">
            <text:p>1.49972</text:p>
          </table:table-cell>
          <table:table-cell office:value-type="float" office:value="-1.48944E-2" table:style-name="ce1">
            <text:p>-0.0148944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763" table:style-name="ce1">
            <text:p>763</text:p>
          </table:table-cell>
          <table:table-cell office:value-type="float" office:value="384" table:style-name="ce1">
            <text:p>384</text:p>
          </table:table-cell>
          <table:table-cell office:value-type="float" office:value="-3.4670700000000001" table:style-name="ce1">
            <text:p>-3.46707</text:p>
          </table:table-cell>
          <table:table-cell office:value-type="float" office:value="1.5019800000000001" table:style-name="ce1">
            <text:p>1.50198</text:p>
          </table:table-cell>
          <table:table-cell office:value-type="float" office:value="-1.4501399999999999E-2" table:style-name="ce1">
            <text:p>-0.0145014</text:p>
          </table:table-cell>
          <table:table-cell table:number-columns-repeated="1635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11" table:style-name="ce1">
            <text:p>811</text:p>
          </table:table-cell>
          <table:table-cell office:value-type="float" office:value="1047" table:style-name="ce1">
            <text:p>1047</text:p>
          </table:table-cell>
          <table:table-cell office:value-type="float" office:value="0.17680499999999999" table:style-name="ce1">
            <text:p>0.176805</text:p>
          </table:table-cell>
          <table:table-cell office:value-type="float" office:value="1.19953" table:style-name="ce1">
            <text:p>1.19953</text:p>
          </table:table-cell>
          <table:table-cell office:value-type="float" office:value="-1.7420399999999999E-2" table:style-name="ce1">
            <text:p>-0.0174204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799" table:style-name="ce1">
            <text:p>799</text:p>
          </table:table-cell>
          <table:table-cell office:value-type="float" office:value="531" table:style-name="ce1">
            <text:p>531</text:p>
          </table:table-cell>
          <table:table-cell office:value-type="float" office:value="-2.6606200000000002" table:style-name="ce1">
            <text:p>-2.66062</text:p>
          </table:table-cell>
          <table:table-cell office:value-type="float" office:value="1.2954600000000001" table:style-name="ce1">
            <text:p>1.29546</text:p>
          </table:table-cell>
          <table:table-cell office:value-type="float" office:value="-1.31611E-2" table:style-name="ce1">
            <text:p>-0.0131611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795" table:style-name="ce1">
            <text:p>795</text:p>
          </table:table-cell>
          <table:table-cell office:value-type="float" office:value="535" table:style-name="ce1">
            <text:p>535</text:p>
          </table:table-cell>
          <table:table-cell office:value-type="float" office:value="-2.6383899999999998" table:style-name="ce1">
            <text:p>-2.63839</text:p>
          </table:table-cell>
          <table:table-cell office:value-type="float" office:value="1.3172299999999999" table:style-name="ce1">
            <text:p>1.31723</text:p>
          </table:table-cell>
          <table:table-cell office:value-type="float" office:value="-1.35149E-2" table:style-name="ce1">
            <text:p>-0.0135149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811" table:style-name="ce1">
            <text:p>811</text:p>
          </table:table-cell>
          <table:table-cell office:value-type="float" office:value="1568" table:style-name="ce1">
            <text:p>1568</text:p>
          </table:table-cell>
          <table:table-cell office:value-type="float" office:value="3.04243" table:style-name="ce1">
            <text:p>3.04243</text:p>
          </table:table-cell>
          <table:table-cell office:value-type="float" office:value="1.1693100000000001" table:style-name="ce1">
            <text:p>1.16931</text:p>
          </table:table-cell>
          <table:table-cell office:value-type="float" office:value="-2.2670599999999999E-2" table:style-name="ce1">
            <text:p>-0.0226706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803" table:style-name="ce1">
            <text:p>803</text:p>
          </table:table-cell>
          <table:table-cell office:value-type="float" office:value="1608" table:style-name="ce1">
            <text:p>1608</text:p>
          </table:table-cell>
          <table:table-cell office:value-type="float" office:value="3.2629000000000001" table:style-name="ce1">
            <text:p>3.2629</text:p>
          </table:table-cell>
          <table:table-cell office:value-type="float" office:value="1.21099" table:style-name="ce1">
            <text:p>1.21099</text:p>
          </table:table-cell>
          <table:table-cell office:value-type="float" office:value="-2.3700700000000002E-2" table:style-name="ce1">
            <text:p>-0.0237007</text:p>
          </table:table-cell>
          <table:table-cell table:number-columns-repeated="1635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15" table:style-name="ce1">
            <text:p>815</text:p>
          </table:table-cell>
          <table:table-cell office:value-type="float" office:value="1051" table:style-name="ce1">
            <text:p>1051</text:p>
          </table:table-cell>
          <table:table-cell office:value-type="float" office:value="0.198574" table:style-name="ce1">
            <text:p>0.198574</text:p>
          </table:table-cell>
          <table:table-cell office:value-type="float" office:value="1.1773" table:style-name="ce1">
            <text:p>1.1773</text:p>
          </table:table-cell>
          <table:table-cell office:value-type="float" office:value="-1.7147200000000001E-2" table:style-name="ce1">
            <text:p>-0.0171472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855" table:style-name="ce1">
            <text:p>855</text:p>
          </table:table-cell>
          <table:table-cell office:value-type="float" office:value="1579" table:style-name="ce1">
            <text:p>1579</text:p>
          </table:table-cell>
          <table:table-cell office:value-type="float" office:value="3.1003799999999999" table:style-name="ce1">
            <text:p>3.10038</text:p>
          </table:table-cell>
          <table:table-cell office:value-type="float" office:value="0.92668600000000001" table:style-name="ce1">
            <text:p>0.926686</text:p>
          </table:table-cell>
          <table:table-cell office:value-type="float" office:value="-1.9332800000000001E-2" table:style-name="ce1">
            <text:p>-0.0193328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855" table:style-name="ce1">
            <text:p>855</text:p>
          </table:table-cell>
          <table:table-cell office:value-type="float" office:value="1612" table:style-name="ce1">
            <text:p>1612</text:p>
          </table:table-cell>
          <table:table-cell office:value-type="float" office:value="3.2818900000000002" table:style-name="ce1">
            <text:p>3.28189</text:p>
          </table:table-cell>
          <table:table-cell office:value-type="float" office:value="0.92477200000000004" table:style-name="ce1">
            <text:p>0.924772</text:p>
          </table:table-cell>
          <table:table-cell office:value-type="float" office:value="-1.96653E-2" table:style-name="ce1">
            <text:p>-0.0196653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792" table:style-name="ce1">
            <text:p>792</text:p>
          </table:table-cell>
          <table:table-cell office:value-type="float" office:value="540" table:style-name="ce1">
            <text:p>540</text:p>
          </table:table-cell>
          <table:table-cell office:value-type="float" office:value="-2.6107200000000002" table:style-name="ce1">
            <text:p>-2.61072</text:p>
          </table:table-cell>
          <table:table-cell office:value-type="float" office:value="1.33344" table:style-name="ce1">
            <text:p>1.33344</text:p>
          </table:table-cell>
          <table:table-cell office:value-type="float" office:value="-1.38005E-2" table:style-name="ce1">
            <text:p>-0.0138005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800" table:style-name="ce1">
            <text:p>800</text:p>
          </table:table-cell>
          <table:table-cell office:value-type="float" office:value="523" table:style-name="ce1">
            <text:p>523</text:p>
          </table:table-cell>
          <table:table-cell office:value-type="float" office:value="-2.7046800000000002" table:style-name="ce1">
            <text:p>-2.70468</text:p>
          </table:table-cell>
          <table:table-cell office:value-type="float" office:value="1.29043" table:style-name="ce1">
            <text:p>1.29043</text:p>
          </table:table-cell>
          <table:table-cell office:value-type="float" office:value="-1.3002100000000001E-2" table:style-name="ce1">
            <text:p>-0.0130021</text:p>
          </table:table-cell>
          <table:table-cell table:number-columns-repeated="1635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20" table:style-name="ce1">
            <text:p>820</text:p>
          </table:table-cell>
          <table:table-cell office:value-type="float" office:value="1047" table:style-name="ce1">
            <text:p>1047</text:p>
          </table:table-cell>
          <table:table-cell office:value-type="float" office:value="0.176284" table:style-name="ce1">
            <text:p>0.176284</text:p>
          </table:table-cell>
          <table:table-cell office:value-type="float" office:value="1.15004" table:style-name="ce1">
            <text:p>1.15004</text:p>
          </table:table-cell>
          <table:table-cell office:value-type="float" office:value="-1.6715000000000001E-2" table:style-name="ce1">
            <text:p>-0.016715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839" table:style-name="ce1">
            <text:p>839</text:p>
          </table:table-cell>
          <table:table-cell office:value-type="float" office:value="576" table:style-name="ce1">
            <text:p>576</text:p>
          </table:table-cell>
          <table:table-cell office:value-type="float" office:value="-2.4154300000000002" table:style-name="ce1">
            <text:p>-2.41543</text:p>
          </table:table-cell>
          <table:table-cell office:value-type="float" office:value="1.07287" table:style-name="ce1">
            <text:p>1.07287</text:p>
          </table:table-cell>
          <table:table-cell office:value-type="float" office:value="-1.0479499999999999E-2" table:style-name="ce1">
            <text:p>-0.0104795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767" table:style-name="ce1">
            <text:p>767</text:p>
          </table:table-cell>
          <table:table-cell office:value-type="float" office:value="531" table:style-name="ce1">
            <text:p>531</text:p>
          </table:table-cell>
          <table:table-cell office:value-type="float" office:value="-2.6587700000000001" table:style-name="ce1">
            <text:p>-2.65877</text:p>
          </table:table-cell>
          <table:table-cell office:value-type="float" office:value="1.4714499999999999" table:style-name="ce1">
            <text:p>1.47145</text:p>
          </table:table-cell>
          <table:table-cell office:value-type="float" office:value="-1.5669200000000001E-2" table:style-name="ce1">
            <text:p>-0.0156692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828" table:style-name="ce1">
            <text:p>828</text:p>
          </table:table-cell>
          <table:table-cell office:value-type="float" office:value="1627" table:style-name="ce1">
            <text:p>1627</text:p>
          </table:table-cell>
          <table:table-cell office:value-type="float" office:value="3.3659599999999998" table:style-name="ce1">
            <text:p>3.36596</text:p>
          </table:table-cell>
          <table:table-cell office:value-type="float" office:value="1.07239" table:style-name="ce1">
            <text:p>1.07239</text:p>
          </table:table-cell>
          <table:table-cell office:value-type="float" office:value="-2.1932699999999999E-2" table:style-name="ce1">
            <text:p>-0.0219327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748" table:style-name="ce1">
            <text:p>748</text:p>
          </table:table-cell>
          <table:table-cell office:value-type="float" office:value="375" table:style-name="ce1">
            <text:p>375</text:p>
          </table:table-cell>
          <table:table-cell office:value-type="float" office:value="-3.5157099999999999" table:style-name="ce1">
            <text:p>-3.51571</text:p>
          </table:table-cell>
          <table:table-cell office:value-type="float" office:value="1.585" table:style-name="ce1">
            <text:p>1.585</text:p>
          </table:table-cell>
          <table:table-cell office:value-type="float" office:value="-1.55864E-2" table:style-name="ce1">
            <text:p>-0.0155864</text:p>
          </table:table-cell>
          <table:table-cell table:number-columns-repeated="1635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27" table:style-name="ce1">
            <text:p>827</text:p>
          </table:table-cell>
          <table:table-cell office:value-type="float" office:value="1060" table:style-name="ce1">
            <text:p>1060</text:p>
          </table:table-cell>
          <table:table-cell office:value-type="float" office:value="0.24738199999999999" table:style-name="ce1">
            <text:p>0.247382</text:p>
          </table:table-cell>
          <table:table-cell office:value-type="float" office:value="1.1107800000000001" table:style-name="ce1">
            <text:p>1.11078</text:p>
          </table:table-cell>
          <table:table-cell office:value-type="float" office:value="-1.6297300000000001E-2" table:style-name="ce1">
            <text:p>-0.0162973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768" table:style-name="ce1">
            <text:p>768</text:p>
          </table:table-cell>
          <table:table-cell office:value-type="float" office:value="572" table:style-name="ce1">
            <text:p>572</text:p>
          </table:table-cell>
          <table:table-cell office:value-type="float" office:value="-2.4333200000000001" table:style-name="ce1">
            <text:p>-2.43332</text:p>
          </table:table-cell>
          <table:table-cell office:value-type="float" office:value="1.4635800000000001" table:style-name="ce1">
            <text:p>1.46358</text:p>
          </table:table-cell>
          <table:table-cell office:value-type="float" office:value="-1.6004000000000001E-2" table:style-name="ce1">
            <text:p>-0.016004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820" table:style-name="ce1">
            <text:p>820</text:p>
          </table:table-cell>
          <table:table-cell office:value-type="float" office:value="508" table:style-name="ce1">
            <text:p>508</text:p>
          </table:table-cell>
          <table:table-cell office:value-type="float" office:value="-2.7883399999999998" table:style-name="ce1">
            <text:p>-2.78834</text:p>
          </table:table-cell>
          <table:table-cell office:value-type="float" office:value="1.1813" table:style-name="ce1">
            <text:p>1.1813</text:p>
          </table:table-cell>
          <table:table-cell office:value-type="float" office:value="-1.1283400000000001E-2" table:style-name="ce1">
            <text:p>-0.0112834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751" table:style-name="ce1">
            <text:p>751</text:p>
          </table:table-cell>
          <table:table-cell office:value-type="float" office:value="1444" table:style-name="ce1">
            <text:p>1444</text:p>
          </table:table-cell>
          <table:table-cell office:value-type="float" office:value="2.3638699999999999" table:style-name="ce1">
            <text:p>2.36387</text:p>
          </table:table-cell>
          <table:table-cell office:value-type="float" office:value="1.5064900000000001" table:style-name="ce1">
            <text:p>1.50649</text:p>
          </table:table-cell>
          <table:table-cell office:value-type="float" office:value="-2.61237E-2" table:style-name="ce1">
            <text:p>-0.0261237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871" table:style-name="ce1">
            <text:p>871</text:p>
          </table:table-cell>
          <table:table-cell office:value-type="float" office:value="1568" table:style-name="ce1">
            <text:p>1568</text:p>
          </table:table-cell>
          <table:table-cell office:value-type="float" office:value="3.0389599999999999" table:style-name="ce1">
            <text:p>3.03896</text:p>
          </table:table-cell>
          <table:table-cell office:value-type="float" office:value="0.83933000000000002" table:style-name="ce1">
            <text:p>0.83933</text:p>
          </table:table-cell>
          <table:table-cell office:value-type="float" office:value="-1.7967899999999998E-2" table:style-name="ce1">
            <text:p>-0.0179679</text:p>
          </table:table-cell>
          <table:table-cell table:number-columns-repeated="1635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31" table:style-name="ce1">
            <text:p>831</text:p>
          </table:table-cell>
          <table:table-cell office:value-type="float" office:value="1056" table:style-name="ce1">
            <text:p>1056</text:p>
          </table:table-cell>
          <table:table-cell office:value-type="float" office:value="0.22514899999999999" table:style-name="ce1">
            <text:p>0.225149</text:p>
          </table:table-cell>
          <table:table-cell office:value-type="float" office:value="1.0890200000000001" table:style-name="ce1">
            <text:p>1.08902</text:p>
          </table:table-cell>
          <table:table-cell office:value-type="float" office:value="-1.5943499999999999E-2" table:style-name="ce1">
            <text:p>-0.0159435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767" table:style-name="ce1">
            <text:p>767</text:p>
          </table:table-cell>
          <table:table-cell office:value-type="float" office:value="523" table:style-name="ce1">
            <text:p>523</text:p>
          </table:table-cell>
          <table:table-cell office:value-type="float" office:value="-2.7027700000000001" table:style-name="ce1">
            <text:p>-2.70277</text:p>
          </table:table-cell>
          <table:table-cell office:value-type="float" office:value="1.4719199999999999" table:style-name="ce1">
            <text:p>1.47192</text:p>
          </table:table-cell>
          <table:table-cell office:value-type="float" office:value="-1.5588599999999999E-2" table:style-name="ce1">
            <text:p>-0.0155886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815" table:style-name="ce1">
            <text:p>815</text:p>
          </table:table-cell>
          <table:table-cell office:value-type="float" office:value="1511" table:style-name="ce1">
            <text:p>1511</text:p>
          </table:table-cell>
          <table:table-cell office:value-type="float" office:value="2.7286800000000002" table:style-name="ce1">
            <text:p>2.72868</text:p>
          </table:table-cell>
          <table:table-cell office:value-type="float" office:value="1.15062" table:style-name="ce1">
            <text:p>1.15062</text:p>
          </table:table-cell>
          <table:table-cell office:value-type="float" office:value="-2.1782699999999999E-2" table:style-name="ce1">
            <text:p>-0.0217827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760" table:style-name="ce1">
            <text:p>760</text:p>
          </table:table-cell>
          <table:table-cell office:value-type="float" office:value="375" table:style-name="ce1">
            <text:p>375</text:p>
          </table:table-cell>
          <table:table-cell office:value-type="float" office:value="-3.5164" table:style-name="ce1">
            <text:p>-3.5164</text:p>
          </table:table-cell>
          <table:table-cell office:value-type="float" office:value="1.5189999999999999" table:style-name="ce1">
            <text:p>1.519</text:p>
          </table:table-cell>
          <table:table-cell office:value-type="float" office:value="-1.46458E-2" table:style-name="ce1">
            <text:p>-0.0146458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791" table:style-name="ce1">
            <text:p>791</text:p>
          </table:table-cell>
          <table:table-cell office:value-type="float" office:value="1584" table:style-name="ce1">
            <text:p>1584</text:p>
          </table:table-cell>
          <table:table-cell office:value-type="float" office:value="3.1315900000000001" table:style-name="ce1">
            <text:p>3.13159</text:p>
          </table:table-cell>
          <table:table-cell office:value-type="float" office:value="1.2783800000000001" table:style-name="ce1">
            <text:p>1.27838</text:p>
          </table:table-cell>
          <table:table-cell office:value-type="float" office:value="-2.4399400000000002E-2" table:style-name="ce1">
            <text:p>-0.0243994</text:p>
          </table:table-cell>
          <table:table-cell table:number-columns-repeated="1635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32" table:style-name="ce1">
            <text:p>832</text:p>
          </table:table-cell>
          <table:table-cell office:value-type="float" office:value="1051" table:style-name="ce1">
            <text:p>1051</text:p>
          </table:table-cell>
          <table:table-cell office:value-type="float" office:value="0.19758999999999999" table:style-name="ce1">
            <text:p>0.19759</text:p>
          </table:table-cell>
          <table:table-cell office:value-type="float" office:value="1.0838099999999999" table:style-name="ce1">
            <text:p>1.08381</text:p>
          </table:table-cell>
          <table:table-cell office:value-type="float" office:value="-1.58148E-2" table:style-name="ce1">
            <text:p>-0.0158148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759" table:style-name="ce1">
            <text:p>759</text:p>
          </table:table-cell>
          <table:table-cell office:value-type="float" office:value="1471" table:style-name="ce1">
            <text:p>1471</text:p>
          </table:table-cell>
          <table:table-cell office:value-type="float" office:value="2.5119099999999999" table:style-name="ce1">
            <text:p>2.51191</text:p>
          </table:table-cell>
          <table:table-cell office:value-type="float" office:value="1.46092" table:style-name="ce1">
            <text:p>1.46092</text:p>
          </table:table-cell>
          <table:table-cell office:value-type="float" office:value="-2.5768699999999999E-2" table:style-name="ce1">
            <text:p>-0.0257687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752" table:style-name="ce1">
            <text:p>752</text:p>
          </table:table-cell>
          <table:table-cell office:value-type="float" office:value="563" table:style-name="ce1">
            <text:p>563</text:p>
          </table:table-cell>
          <table:table-cell office:value-type="float" office:value="-2.4819" table:style-name="ce1">
            <text:p>-2.4819</text:p>
          </table:table-cell>
          <table:table-cell office:value-type="float" office:value="1.55209" table:style-name="ce1">
            <text:p>1.55209</text:p>
          </table:table-cell>
          <table:table-cell office:value-type="float" office:value="-1.71673E-2" table:style-name="ce1">
            <text:p>-0.0171673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892" table:style-name="ce1">
            <text:p>892</text:p>
          </table:table-cell>
          <table:table-cell office:value-type="float" office:value="1464" table:style-name="ce1">
            <text:p>1464</text:p>
          </table:table-cell>
          <table:table-cell office:value-type="float" office:value="2.4657200000000001" table:style-name="ce1">
            <text:p>2.46572</text:p>
          </table:table-cell>
          <table:table-cell office:value-type="float" office:value="0.72986899999999999" table:style-name="ce1">
            <text:p>0.729869</text:p>
          </table:table-cell>
          <table:table-cell office:value-type="float" office:value="-1.52739E-2" table:style-name="ce1">
            <text:p>-0.0152739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836" table:style-name="ce1">
            <text:p>836</text:p>
          </table:table-cell>
          <table:table-cell office:value-type="float" office:value="572" table:style-name="ce1">
            <text:p>572</text:p>
          </table:table-cell>
          <table:table-cell office:value-type="float" office:value="-2.4372500000000001" table:style-name="ce1">
            <text:p>-2.43725</text:p>
          </table:table-cell>
          <table:table-cell office:value-type="float" office:value="1.0895999999999999" table:style-name="ce1">
            <text:p>1.0896</text:p>
          </table:table-cell>
          <table:table-cell office:value-type="float" office:value="-1.0674299999999999E-2" table:style-name="ce1">
            <text:p>-0.0106743</text:p>
          </table:table-cell>
          <table:table-cell table:number-columns-repeated="1635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35" table:style-name="ce1">
            <text:p>835</text:p>
          </table:table-cell>
          <table:table-cell office:value-type="float" office:value="1056" table:style-name="ce1">
            <text:p>1056</text:p>
          </table:table-cell>
          <table:table-cell office:value-type="float" office:value="0.22491800000000001" table:style-name="ce1">
            <text:p>0.224918</text:p>
          </table:table-cell>
          <table:table-cell office:value-type="float" office:value="1.0670200000000001" table:style-name="ce1">
            <text:p>1.06702</text:p>
          </table:table-cell>
          <table:table-cell office:value-type="float" office:value="-1.5630000000000002E-2" table:style-name="ce1">
            <text:p>-0.01563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776" table:style-name="ce1">
            <text:p>776</text:p>
          </table:table-cell>
          <table:table-cell office:value-type="float" office:value="643" table:style-name="ce1">
            <text:p>643</text:p>
          </table:table-cell>
          <table:table-cell office:value-type="float" office:value="-2.0432700000000001" table:style-name="ce1">
            <text:p>-2.04327</text:p>
          </table:table-cell>
          <table:table-cell office:value-type="float" office:value="1.4154599999999999" table:style-name="ce1">
            <text:p>1.41546</text:p>
          </table:table-cell>
          <table:table-cell office:value-type="float" office:value="-1.60924E-2" table:style-name="ce1">
            <text:p>-0.0160924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908" table:style-name="ce1">
            <text:p>908</text:p>
          </table:table-cell>
          <table:table-cell office:value-type="float" office:value="1495" table:style-name="ce1">
            <text:p>1495</text:p>
          </table:table-cell>
          <table:table-cell office:value-type="float" office:value="2.6353" table:style-name="ce1">
            <text:p>2.6353</text:p>
          </table:table-cell>
          <table:table-cell office:value-type="float" office:value="0.64007599999999998" table:style-name="ce1">
            <text:p>0.640076</text:p>
          </table:table-cell>
          <table:table-cell office:value-type="float" office:value="-1.4332299999999999E-2" table:style-name="ce1">
            <text:p>-0.0143323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796" table:style-name="ce1">
            <text:p>796</text:p>
          </table:table-cell>
          <table:table-cell office:value-type="float" office:value="1519" table:style-name="ce1">
            <text:p>1519</text:p>
          </table:table-cell>
          <table:table-cell office:value-type="float" office:value="2.7737799999999999" table:style-name="ce1">
            <text:p>2.77378</text:p>
          </table:table-cell>
          <table:table-cell office:value-type="float" office:value="1.25465" table:style-name="ce1">
            <text:p>1.25465</text:p>
          </table:table-cell>
          <table:table-cell office:value-type="float" office:value="-2.3352399999999999E-2" table:style-name="ce1">
            <text:p>-0.0233524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847" table:style-name="ce1">
            <text:p>847</text:p>
          </table:table-cell>
          <table:table-cell office:value-type="float" office:value="535" table:style-name="ce1">
            <text:p>535</text:p>
          </table:table-cell>
          <table:table-cell office:value-type="float" office:value="-2.6414" table:style-name="ce1">
            <text:p>-2.6414</text:p>
          </table:table-cell>
          <table:table-cell office:value-type="float" office:value="1.03125" table:style-name="ce1">
            <text:p>1.03125</text:p>
          </table:table-cell>
          <table:table-cell office:value-type="float" office:value="-9.4392999999999994E-3" table:style-name="ce1">
            <text:p>-0.0094393</text:p>
          </table:table-cell>
          <table:table-cell table:number-columns-repeated="1635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35" table:style-name="ce1">
            <text:p>835</text:p>
          </table:table-cell>
          <table:table-cell office:value-type="float" office:value="1055" table:style-name="ce1">
            <text:p>1055</text:p>
          </table:table-cell>
          <table:table-cell office:value-type="float" office:value="0.219418" table:style-name="ce1">
            <text:p>0.219418</text:p>
          </table:table-cell>
          <table:table-cell office:value-type="float" office:value="1.06708" table:style-name="ce1">
            <text:p>1.06708</text:p>
          </table:table-cell>
          <table:table-cell office:value-type="float" office:value="-1.5619900000000001E-2" table:style-name="ce1">
            <text:p>-0.0156199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840" table:style-name="ce1">
            <text:p>840</text:p>
          </table:table-cell>
          <table:table-cell office:value-type="float" office:value="552" table:style-name="ce1">
            <text:p>552</text:p>
          </table:table-cell>
          <table:table-cell office:value-type="float" office:value="-2.5474899999999998" table:style-name="ce1">
            <text:p>-2.54749</text:p>
          </table:table-cell>
          <table:table-cell office:value-type="float" office:value="1.0687599999999999" table:style-name="ce1">
            <text:p>1.06876</text:p>
          </table:table-cell>
          <table:table-cell office:value-type="float" office:value="-1.01593E-2" table:style-name="ce1">
            <text:p>-0.0101593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775" table:style-name="ce1">
            <text:p>775</text:p>
          </table:table-cell>
          <table:table-cell office:value-type="float" office:value="1555" table:style-name="ce1">
            <text:p>1555</text:p>
          </table:table-cell>
          <table:table-cell office:value-type="float" office:value="2.9730099999999999" table:style-name="ce1">
            <text:p>2.97301</text:p>
          </table:table-cell>
          <table:table-cell office:value-type="float" office:value="1.36805" table:style-name="ce1">
            <text:p>1.36805</text:p>
          </table:table-cell>
          <table:table-cell office:value-type="float" office:value="-2.53612E-2" table:style-name="ce1">
            <text:p>-0.0253612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836" table:style-name="ce1">
            <text:p>836</text:p>
          </table:table-cell>
          <table:table-cell office:value-type="float" office:value="1543" table:style-name="ce1">
            <text:p>1543</text:p>
          </table:table-cell>
          <table:table-cell office:value-type="float" office:value="2.90347" table:style-name="ce1">
            <text:p>2.90347</text:p>
          </table:table-cell>
          <table:table-cell office:value-type="float" office:value="1.0332699999999999" table:style-name="ce1">
            <text:p>1.03327</text:p>
          </table:table-cell>
          <table:table-cell office:value-type="float" office:value="-2.04592E-2" table:style-name="ce1">
            <text:p>-0.0204592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860" table:style-name="ce1">
            <text:p>860</text:p>
          </table:table-cell>
          <table:table-cell office:value-type="float" office:value="395" table:style-name="ce1">
            <text:p>395</text:p>
          </table:table-cell>
          <table:table-cell office:value-type="float" office:value="-3.4121800000000002" table:style-name="ce1">
            <text:p>-3.41218</text:p>
          </table:table-cell>
          <table:table-cell office:value-type="float" office:value="0.96787199999999995" table:style-name="ce1">
            <text:p>0.967872</text:p>
          </table:table-cell>
          <table:table-cell office:value-type="float" office:value="-7.0095899999999996E-3" table:style-name="ce1">
            <text:p>-0.00700959</text:p>
          </table:table-cell>
          <table:table-cell table:number-columns-repeated="1635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64" table:style-name="ce1">
            <text:p>864</text:p>
          </table:table-cell>
          <table:table-cell office:value-type="float" office:value="1071" table:style-name="ce1">
            <text:p>1071</text:p>
          </table:table-cell>
          <table:table-cell office:value-type="float" office:value="0.30574400000000002" table:style-name="ce1">
            <text:p>0.305744</text:p>
          </table:table-cell>
          <table:table-cell office:value-type="float" office:value="0.90665799999999996" table:style-name="ce1">
            <text:p>0.906658</text:p>
          </table:table-cell>
          <table:table-cell office:value-type="float" office:value="-1.35082E-2" table:style-name="ce1">
            <text:p>-0.0135082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860" table:style-name="ce1">
            <text:p>860</text:p>
          </table:table-cell>
          <table:table-cell office:value-type="float" office:value="615" table:style-name="ce1">
            <text:p>615</text:p>
          </table:table-cell>
          <table:table-cell office:value-type="float" office:value="-2.2021299999999999" table:style-name="ce1">
            <text:p>-2.20213</text:p>
          </table:table-cell>
          <table:table-cell office:value-type="float" office:value="0.95510899999999999" table:style-name="ce1">
            <text:p>0.955109</text:p>
          </table:table-cell>
          <table:table-cell office:value-type="float" office:value="-9.22656E-3" table:style-name="ce1">
            <text:p>-0.00922656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811" table:style-name="ce1">
            <text:p>811</text:p>
          </table:table-cell>
          <table:table-cell office:value-type="float" office:value="1579" table:style-name="ce1">
            <text:p>1579</text:p>
          </table:table-cell>
          <table:table-cell office:value-type="float" office:value="3.1029300000000002" table:style-name="ce1">
            <text:p>3.10293</text:p>
          </table:table-cell>
          <table:table-cell office:value-type="float" office:value="1.1686700000000001" table:style-name="ce1">
            <text:p>1.16867</text:p>
          </table:table-cell>
          <table:table-cell office:value-type="float" office:value="-2.27814E-2" table:style-name="ce1">
            <text:p>-0.0227814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816" table:style-name="ce1">
            <text:p>816</text:p>
          </table:table-cell>
          <table:table-cell office:value-type="float" office:value="1607" table:style-name="ce1">
            <text:p>1607</text:p>
          </table:table-cell>
          <table:table-cell office:value-type="float" office:value="3.25665" table:style-name="ce1">
            <text:p>3.25665</text:p>
          </table:table-cell>
          <table:table-cell office:value-type="float" office:value="1.1395500000000001" table:style-name="ce1">
            <text:p>1.13955</text:p>
          </table:table-cell>
          <table:table-cell office:value-type="float" office:value="-2.2671699999999999E-2" table:style-name="ce1">
            <text:p>-0.0226717</text:p>
          </table:table-cell>
          <table:table-cell table:number-columns-repeated="16357" table:style-name="ce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67" table:style-name="ce1">
            <text:p>867</text:p>
          </table:table-cell>
          <table:table-cell office:value-type="float" office:value="1076" table:style-name="ce1">
            <text:p>1076</text:p>
          </table:table-cell>
          <table:table-cell office:value-type="float" office:value="0.33307100000000001" table:style-name="ce1">
            <text:p>0.333071</text:p>
          </table:table-cell>
          <table:table-cell office:value-type="float" office:value="0.88986900000000002" table:style-name="ce1">
            <text:p>0.889869</text:p>
          </table:table-cell>
          <table:table-cell office:value-type="float" office:value="-1.33235E-2" table:style-name="ce1">
            <text:p>-0.0133235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871" table:style-name="ce1">
            <text:p>871</text:p>
          </table:table-cell>
          <table:table-cell office:value-type="float" office:value="548" table:style-name="ce1">
            <text:p>548</text:p>
          </table:table-cell>
          <table:table-cell office:value-type="float" office:value="-2.5712799999999998" table:style-name="ce1">
            <text:p>-2.57128</text:p>
          </table:table-cell>
          <table:table-cell office:value-type="float" office:value="0.89849999999999997" table:style-name="ce1">
            <text:p>0.8985</text:p>
          </table:table-cell>
          <table:table-cell office:value-type="float" office:value="-7.68923E-3" table:style-name="ce1">
            <text:p>-0.00768923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831" table:style-name="ce1">
            <text:p>831</text:p>
          </table:table-cell>
          <table:table-cell office:value-type="float" office:value="1596" table:style-name="ce1">
            <text:p>1596</text:p>
          </table:table-cell>
          <table:table-cell office:value-type="float" office:value="3.1952799999999999" table:style-name="ce1">
            <text:p>3.19528</text:p>
          </table:table-cell>
          <table:table-cell office:value-type="float" office:value="1.05769" table:style-name="ce1">
            <text:p>1.05769</text:p>
          </table:table-cell>
          <table:table-cell office:value-type="float" office:value="-2.13852E-2" table:style-name="ce1">
            <text:p>-0.0213852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835" table:style-name="ce1">
            <text:p>835</text:p>
          </table:table-cell>
          <table:table-cell office:value-type="float" office:value="1611" table:style-name="ce1">
            <text:p>1611</text:p>
          </table:table-cell>
          <table:table-cell office:value-type="float" office:value="3.2775500000000002" table:style-name="ce1">
            <text:p>3.27755</text:p>
          </table:table-cell>
          <table:table-cell office:value-type="float" office:value="1.0348200000000001" table:style-name="ce1">
            <text:p>1.03482</text:p>
          </table:table-cell>
          <table:table-cell office:value-type="float" office:value="-2.12228E-2" table:style-name="ce1">
            <text:p>-0.0212228</text:p>
          </table:table-cell>
          <table:table-cell table:number-columns-repeated="16357" table:style-name="ce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44" table:style-name="ce1">
            <text:p>844</text:p>
          </table:table-cell>
          <table:table-cell office:value-type="float" office:value="1056" table:style-name="ce1">
            <text:p>1056</text:p>
          </table:table-cell>
          <table:table-cell office:value-type="float" office:value="0.22439700000000001" table:style-name="ce1">
            <text:p>0.224397</text:p>
          </table:table-cell>
          <table:table-cell office:value-type="float" office:value="1.01752" table:style-name="ce1">
            <text:p>1.01752</text:p>
          </table:table-cell>
          <table:table-cell office:value-type="float" office:value="-1.49246E-2" table:style-name="ce1">
            <text:p>-0.0149246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792" table:style-name="ce1">
            <text:p>792</text:p>
          </table:table-cell>
          <table:table-cell office:value-type="float" office:value="591" table:style-name="ce1">
            <text:p>591</text:p>
          </table:table-cell>
          <table:table-cell office:value-type="float" office:value="-2.3302" table:style-name="ce1">
            <text:p>-2.3302</text:p>
          </table:table-cell>
          <table:table-cell office:value-type="float" office:value="1.3304800000000001" table:style-name="ce1">
            <text:p>1.33048</text:p>
          </table:table-cell>
          <table:table-cell office:value-type="float" office:value="-1.43144E-2" table:style-name="ce1">
            <text:p>-0.0143144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915" table:style-name="ce1">
            <text:p>915</text:p>
          </table:table-cell>
          <table:table-cell office:value-type="float" office:value="1456" table:style-name="ce1">
            <text:p>1456</text:p>
          </table:table-cell>
          <table:table-cell office:value-type="float" office:value="2.4203800000000002" table:style-name="ce1">
            <text:p>2.42038</text:p>
          </table:table-cell>
          <table:table-cell office:value-type="float" office:value="0.60384000000000004" table:style-name="ce1">
            <text:p>0.60384</text:p>
          </table:table-cell>
          <table:table-cell office:value-type="float" office:value="-1.3390600000000001E-2" table:style-name="ce1">
            <text:p>-0.0133906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795" table:style-name="ce1">
            <text:p>795</text:p>
          </table:table-cell>
          <table:table-cell office:value-type="float" office:value="1536" table:style-name="ce1">
            <text:p>1536</text:p>
          </table:table-cell>
          <table:table-cell office:value-type="float" office:value="2.8673500000000001" table:style-name="ce1">
            <text:p>2.86735</text:p>
          </table:table-cell>
          <table:table-cell office:value-type="float" office:value="1.2591600000000001" table:style-name="ce1">
            <text:p>1.25916</text:p>
          </table:table-cell>
          <table:table-cell office:value-type="float" office:value="-2.3602100000000001E-2" table:style-name="ce1">
            <text:p>-0.0236021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856" table:style-name="ce1">
            <text:p>856</text:p>
          </table:table-cell>
          <table:table-cell office:value-type="float" office:value="552" table:style-name="ce1">
            <text:p>552</text:p>
          </table:table-cell>
          <table:table-cell office:value-type="float" office:value="-2.5484200000000001" table:style-name="ce1">
            <text:p>-2.54842</text:p>
          </table:table-cell>
          <table:table-cell office:value-type="float" office:value="0.98076300000000005" table:style-name="ce1">
            <text:p>0.980763</text:p>
          </table:table-cell>
          <table:table-cell office:value-type="float" office:value="-8.9052100000000002E-3" table:style-name="ce1">
            <text:p>-0.00890521</text:p>
          </table:table-cell>
          <table:table-cell table:number-columns-repeated="1635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43" table:style-name="ce1">
            <text:p>843</text:p>
          </table:table-cell>
          <table:table-cell office:value-type="float" office:value="1059" table:style-name="ce1">
            <text:p>1059</text:p>
          </table:table-cell>
          <table:table-cell office:value-type="float" office:value="0.240956" table:style-name="ce1">
            <text:p>0.240956</text:p>
          </table:table-cell>
          <table:table-cell office:value-type="float" office:value="1.02285" table:style-name="ce1">
            <text:p>1.02285</text:p>
          </table:table-cell>
          <table:table-cell office:value-type="float" office:value="-1.50332E-2" table:style-name="ce1">
            <text:p>-0.0150332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823" table:style-name="ce1">
            <text:p>823</text:p>
          </table:table-cell>
          <table:table-cell office:value-type="float" office:value="579" table:style-name="ce1">
            <text:p>579</text:p>
          </table:table-cell>
          <table:table-cell office:value-type="float" office:value="-2.3980000000000001" table:style-name="ce1">
            <text:p>-2.398</text:p>
          </table:table-cell>
          <table:table-cell office:value-type="float" office:value="1.16069" table:style-name="ce1">
            <text:p>1.16069</text:p>
          </table:table-cell>
          <table:table-cell office:value-type="float" office:value="-1.17638E-2" table:style-name="ce1">
            <text:p>-0.0117638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924" table:style-name="ce1">
            <text:p>924</text:p>
          </table:table-cell>
          <table:table-cell office:value-type="float" office:value="1540" table:style-name="ce1">
            <text:p>1540</text:p>
          </table:table-cell>
          <table:table-cell office:value-type="float" office:value="2.8818800000000002" table:style-name="ce1">
            <text:p>2.88188</text:p>
          </table:table-cell>
          <table:table-cell office:value-type="float" office:value="0.54947000000000001" table:style-name="ce1">
            <text:p>0.54947</text:p>
          </table:table-cell>
          <table:table-cell office:value-type="float" office:value="-1.3531700000000001E-2" table:style-name="ce1">
            <text:p>-0.0135317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868" table:style-name="ce1">
            <text:p>868</text:p>
          </table:table-cell>
          <table:table-cell office:value-type="float" office:value="1603" table:style-name="ce1">
            <text:p>1603</text:p>
          </table:table-cell>
          <table:table-cell office:value-type="float" office:value="3.2316400000000001" table:style-name="ce1">
            <text:p>3.23164</text:p>
          </table:table-cell>
          <table:table-cell office:value-type="float" office:value="0.85379799999999995" table:style-name="ce1">
            <text:p>0.853798</text:p>
          </table:table-cell>
          <table:table-cell office:value-type="float" office:value="-1.8555700000000001E-2" table:style-name="ce1">
            <text:p>-0.0185557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763" table:style-name="ce1">
            <text:p>763</text:p>
          </table:table-cell>
          <table:table-cell office:value-type="float" office:value="528" table:style-name="ce1">
            <text:p>528</text:p>
          </table:table-cell>
          <table:table-cell office:value-type="float" office:value="-2.6750400000000001" table:style-name="ce1">
            <text:p>-2.67504</text:p>
          </table:table-cell>
          <table:table-cell office:value-type="float" office:value="1.49363" table:style-name="ce1">
            <text:p>1.49363</text:p>
          </table:table-cell>
          <table:table-cell office:value-type="float" office:value="-1.5952500000000001E-2" table:style-name="ce1">
            <text:p>-0.0159525</text:p>
          </table:table-cell>
          <table:table-cell table:number-columns-repeated="1635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48" table:style-name="ce1">
            <text:p>848</text:p>
          </table:table-cell>
          <table:table-cell office:value-type="float" office:value="1067" table:style-name="ce1">
            <text:p>1067</text:p>
          </table:table-cell>
          <table:table-cell office:value-type="float" office:value="0.28466799999999998" table:style-name="ce1">
            <text:p>0.284668</text:p>
          </table:table-cell>
          <table:table-cell office:value-type="float" office:value="0.99488500000000002" table:style-name="ce1">
            <text:p>0.994885</text:p>
          </table:table-cell>
          <table:table-cell office:value-type="float" office:value="-1.47219E-2" table:style-name="ce1">
            <text:p>-0.0147219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788" table:style-name="ce1">
            <text:p>788</text:p>
          </table:table-cell>
          <table:table-cell office:value-type="float" office:value="615" table:style-name="ce1">
            <text:p>615</text:p>
          </table:table-cell>
          <table:table-cell office:value-type="float" office:value="-2.1979700000000002" table:style-name="ce1">
            <text:p>-2.19797</text:p>
          </table:table-cell>
          <table:table-cell office:value-type="float" office:value="1.3510899999999999" table:style-name="ce1">
            <text:p>1.35109</text:p>
          </table:table-cell>
          <table:table-cell office:value-type="float" office:value="-1.4869800000000001E-2" table:style-name="ce1">
            <text:p>-0.0148698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859" table:style-name="ce1">
            <text:p>859</text:p>
          </table:table-cell>
          <table:table-cell office:value-type="float" office:value="580" table:style-name="ce1">
            <text:p>580</text:p>
          </table:table-cell>
          <table:table-cell office:value-type="float" office:value="-2.3945799999999999" table:style-name="ce1">
            <text:p>-2.39458</text:p>
          </table:table-cell>
          <table:table-cell office:value-type="float" office:value="0.96263900000000002" table:style-name="ce1">
            <text:p>0.962639</text:p>
          </table:table-cell>
          <table:table-cell office:value-type="float" office:value="-8.9522300000000003E-3" table:style-name="ce1">
            <text:p>-0.00895223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875" table:style-name="ce1">
            <text:p>875</text:p>
          </table:table-cell>
          <table:table-cell office:value-type="float" office:value="1568" table:style-name="ce1">
            <text:p>1568</text:p>
          </table:table-cell>
          <table:table-cell office:value-type="float" office:value="3.0387200000000001" table:style-name="ce1">
            <text:p>3.03872</text:p>
          </table:table-cell>
          <table:table-cell office:value-type="float" office:value="0.81733100000000003" table:style-name="ce1">
            <text:p>0.817331</text:p>
          </table:table-cell>
          <table:table-cell office:value-type="float" office:value="-1.7654400000000001E-2" table:style-name="ce1">
            <text:p>-0.0176544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864" table:style-name="ce1">
            <text:p>864</text:p>
          </table:table-cell>
          <table:table-cell office:value-type="float" office:value="1599" table:style-name="ce1">
            <text:p>1599</text:p>
          </table:table-cell>
          <table:table-cell office:value-type="float" office:value="3.20987" table:style-name="ce1">
            <text:p>3.20987</text:p>
          </table:table-cell>
          <table:table-cell office:value-type="float" office:value="0.87602899999999995" table:style-name="ce1">
            <text:p>0.876029</text:p>
          </table:table-cell>
          <table:table-cell office:value-type="float" office:value="-1.8828899999999999E-2" table:style-name="ce1">
            <text:p>-0.0188289</text:p>
          </table:table-cell>
          <table:table-cell table:number-columns-repeated="1635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51" table:style-name="ce1">
            <text:p>851</text:p>
          </table:table-cell>
          <table:table-cell office:value-type="float" office:value="1064" table:style-name="ce1">
            <text:p>1064</text:p>
          </table:table-cell>
          <table:table-cell office:value-type="float" office:value="0.26799400000000001" table:style-name="ce1">
            <text:p>0.267994</text:p>
          </table:table-cell>
          <table:table-cell office:value-type="float" office:value="0.97855999999999999" table:style-name="ce1">
            <text:p>0.97856</text:p>
          </table:table-cell>
          <table:table-cell office:value-type="float" office:value="-1.44566E-2" table:style-name="ce1">
            <text:p>-0.0144566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804" table:style-name="ce1">
            <text:p>804</text:p>
          </table:table-cell>
          <table:table-cell office:value-type="float" office:value="543" table:style-name="ce1">
            <text:p>543</text:p>
          </table:table-cell>
          <table:table-cell office:value-type="float" office:value="-2.59491" table:style-name="ce1">
            <text:p>-2.59491</text:p>
          </table:table-cell>
          <table:table-cell office:value-type="float" office:value="1.2672699999999999" table:style-name="ce1">
            <text:p>1.26727</text:p>
          </table:table-cell>
          <table:table-cell office:value-type="float" office:value="-1.2890199999999999E-2" table:style-name="ce1">
            <text:p>-0.0128902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883" table:style-name="ce1">
            <text:p>883</text:p>
          </table:table-cell>
          <table:table-cell office:value-type="float" office:value="1563" table:style-name="ce1">
            <text:p>1563</text:p>
          </table:table-cell>
          <table:table-cell office:value-type="float" office:value="3.0107599999999999" table:style-name="ce1">
            <text:p>3.01076</text:p>
          </table:table-cell>
          <table:table-cell office:value-type="float" office:value="0.77362299999999995" table:style-name="ce1">
            <text:p>0.773623</text:p>
          </table:table-cell>
          <table:table-cell office:value-type="float" office:value="-1.6976999999999999E-2" table:style-name="ce1">
            <text:p>-0.016977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796" table:style-name="ce1">
            <text:p>796</text:p>
          </table:table-cell>
          <table:table-cell office:value-type="float" office:value="531" table:style-name="ce1">
            <text:p>531</text:p>
          </table:table-cell>
          <table:table-cell office:value-type="float" office:value="-2.66045" table:style-name="ce1">
            <text:p>-2.66045</text:p>
          </table:table-cell>
          <table:table-cell office:value-type="float" office:value="1.31196" table:style-name="ce1">
            <text:p>1.31196</text:p>
          </table:table-cell>
          <table:table-cell office:value-type="float" office:value="-1.33963E-2" table:style-name="ce1">
            <text:p>-0.0133963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876" table:style-name="ce1">
            <text:p>876</text:p>
          </table:table-cell>
          <table:table-cell office:value-type="float" office:value="1600" table:style-name="ce1">
            <text:p>1600</text:p>
          </table:table-cell>
          <table:table-cell office:value-type="float" office:value="3.2146699999999999" table:style-name="ce1">
            <text:p>3.21467</text:p>
          </table:table-cell>
          <table:table-cell office:value-type="float" office:value="0.809975" table:style-name="ce1">
            <text:p>0.809975</text:p>
          </table:table-cell>
          <table:table-cell office:value-type="float" office:value="-1.7898500000000001E-2" table:style-name="ce1">
            <text:p>-0.0178985</text:p>
          </table:table-cell>
          <table:table-cell table:number-columns-repeated="1635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55" table:style-name="ce1">
            <text:p>855</text:p>
          </table:table-cell>
          <table:table-cell office:value-type="float" office:value="1067" table:style-name="ce1">
            <text:p>1067</text:p>
          </table:table-cell>
          <table:table-cell office:value-type="float" office:value="0.28426299999999999" table:style-name="ce1">
            <text:p>0.284263</text:p>
          </table:table-cell>
          <table:table-cell office:value-type="float" office:value="0.95638699999999999" table:style-name="ce1">
            <text:p>0.956387</text:p>
          </table:table-cell>
          <table:table-cell office:value-type="float" office:value="-1.41733E-2" table:style-name="ce1">
            <text:p>-0.0141733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807" table:style-name="ce1">
            <text:p>807</text:p>
          </table:table-cell>
          <table:table-cell office:value-type="float" office:value="663" table:style-name="ce1">
            <text:p>663</text:p>
          </table:table-cell>
          <table:table-cell office:value-type="float" office:value="-1.9350499999999999" table:style-name="ce1">
            <text:p>-1.93505</text:p>
          </table:table-cell>
          <table:table-cell office:value-type="float" office:value="1.2438100000000001" table:style-name="ce1">
            <text:p>1.24381</text:p>
          </table:table-cell>
          <table:table-cell office:value-type="float" office:value="-1.38643E-2" table:style-name="ce1">
            <text:p>-0.0138643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779" table:style-name="ce1">
            <text:p>779</text:p>
          </table:table-cell>
          <table:table-cell office:value-type="float" office:value="467" table:style-name="ce1">
            <text:p>467</text:p>
          </table:table-cell>
          <table:table-cell office:value-type="float" office:value="-3.0114800000000002" table:style-name="ce1">
            <text:p>-3.01148</text:p>
          </table:table-cell>
          <table:table-cell office:value-type="float" office:value="1.40917" table:style-name="ce1">
            <text:p>1.40917</text:p>
          </table:table-cell>
          <table:table-cell office:value-type="float" office:value="-1.4083699999999999E-2" table:style-name="ce1">
            <text:p>-0.0140837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772" table:style-name="ce1">
            <text:p>772</text:p>
          </table:table-cell>
          <table:table-cell office:value-type="float" office:value="383" table:style-name="ce1">
            <text:p>383</text:p>
          </table:table-cell>
          <table:table-cell office:value-type="float" office:value="-3.47309" table:style-name="ce1">
            <text:p>-3.47309</text:p>
          </table:table-cell>
          <table:table-cell office:value-type="float" office:value="1.4525399999999999" table:style-name="ce1">
            <text:p>1.45254</text:p>
          </table:table-cell>
          <table:table-cell office:value-type="float" office:value="-1.37859E-2" table:style-name="ce1">
            <text:p>-0.0137859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912" table:style-name="ce1">
            <text:p>912</text:p>
          </table:table-cell>
          <table:table-cell office:value-type="float" office:value="1575" table:style-name="ce1">
            <text:p>1575</text:p>
          </table:table-cell>
          <table:table-cell office:value-type="float" office:value="3.0750799999999998" table:style-name="ce1">
            <text:p>3.07508</text:p>
          </table:table-cell>
          <table:table-cell office:value-type="float" office:value="0.61343599999999998" table:style-name="ce1">
            <text:p>0.613436</text:p>
          </table:table-cell>
          <table:table-cell office:value-type="float" office:value="-1.48249E-2" table:style-name="ce1">
            <text:p>-0.0148249</text:p>
          </table:table-cell>
          <table:table-cell table:number-columns-repeated="1635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56" table:style-name="ce1">
            <text:p>856</text:p>
          </table:table-cell>
          <table:table-cell office:value-type="float" office:value="1068" table:style-name="ce1">
            <text:p>1068</text:p>
          </table:table-cell>
          <table:table-cell office:value-type="float" office:value="0.28970600000000002" table:style-name="ce1">
            <text:p>0.289706</text:p>
          </table:table-cell>
          <table:table-cell office:value-type="float" office:value="0.95082999999999995" table:style-name="ce1">
            <text:p>0.95083</text:p>
          </table:table-cell>
          <table:table-cell office:value-type="float" office:value="-1.4104999999999999E-2" table:style-name="ce1">
            <text:p>-0.014105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819" table:style-name="ce1">
            <text:p>819</text:p>
          </table:table-cell>
          <table:table-cell office:value-type="float" office:value="608" table:style-name="ce1">
            <text:p>608</text:p>
          </table:table-cell>
          <table:table-cell office:value-type="float" office:value="-2.2382599999999999" table:style-name="ce1">
            <text:p>-2.23826</text:p>
          </table:table-cell>
          <table:table-cell office:value-type="float" office:value="1.181" table:style-name="ce1">
            <text:p>1.181</text:p>
          </table:table-cell>
          <table:table-cell office:value-type="float" office:value="-1.23695E-2" table:style-name="ce1">
            <text:p>-0.0123695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851" table:style-name="ce1">
            <text:p>851</text:p>
          </table:table-cell>
          <table:table-cell office:value-type="float" office:value="1535" table:style-name="ce1">
            <text:p>1535</text:p>
          </table:table-cell>
          <table:table-cell office:value-type="float" office:value="2.8586" table:style-name="ce1">
            <text:p>2.8586</text:p>
          </table:table-cell>
          <table:table-cell office:value-type="float" office:value="0.95123800000000003" table:style-name="ce1">
            <text:p>0.951238</text:p>
          </table:table-cell>
          <table:table-cell office:value-type="float" office:value="-1.9202899999999998E-2" table:style-name="ce1">
            <text:p>-0.019202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899" table:style-name="ce1">
            <text:p>899</text:p>
          </table:table-cell>
          <table:table-cell office:value-type="float" office:value="1600" table:style-name="ce1">
            <text:p>1600</text:p>
          </table:table-cell>
          <table:table-cell office:value-type="float" office:value="3.2133400000000001" table:style-name="ce1">
            <text:p>3.21334</text:p>
          </table:table-cell>
          <table:table-cell office:value-type="float" office:value="0.68348200000000003" table:style-name="ce1">
            <text:p>0.683482</text:p>
          </table:table-cell>
          <table:table-cell office:value-type="float" office:value="-1.60958E-2" table:style-name="ce1">
            <text:p>-0.016095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796" table:style-name="ce1">
            <text:p>796</text:p>
          </table:table-cell>
          <table:table-cell office:value-type="float" office:value="407" table:style-name="ce1">
            <text:p>407</text:p>
          </table:table-cell>
          <table:table-cell office:value-type="float" office:value="-3.3424800000000001" table:style-name="ce1">
            <text:p>-3.34248</text:p>
          </table:table-cell>
          <table:table-cell office:value-type="float" office:value="1.3191600000000001" table:style-name="ce1">
            <text:p>1.31916</text:p>
          </table:table-cell>
          <table:table-cell office:value-type="float" office:value="-1.21467E-2" table:style-name="ce1">
            <text:p>-0.0121467</text:p>
          </table:table-cell>
          <table:table-cell table:number-columns-repeated="1635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864" table:style-name="ce1">
            <text:p>864</text:p>
          </table:table-cell>
          <table:table-cell office:value-type="float" office:value="1075" table:style-name="ce1">
            <text:p>1075</text:p>
          </table:table-cell>
          <table:table-cell office:value-type="float" office:value="0.32774500000000001" table:style-name="ce1">
            <text:p>0.327745</text:p>
          </table:table-cell>
          <table:table-cell office:value-type="float" office:value="0.90642599999999995" table:style-name="ce1">
            <text:p>0.906426</text:p>
          </table:table-cell>
          <table:table-cell office:value-type="float" office:value="-1.35485E-2" table:style-name="ce1">
            <text:p>-0.0135485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863" table:style-name="ce1">
            <text:p>863</text:p>
          </table:table-cell>
          <table:table-cell office:value-type="float" office:value="603" table:style-name="ce1">
            <text:p>603</text:p>
          </table:table-cell>
          <table:table-cell office:value-type="float" office:value="-2.26831" table:style-name="ce1">
            <text:p>-2.26831</text:p>
          </table:table-cell>
          <table:table-cell office:value-type="float" office:value="0.93930599999999997" table:style-name="ce1">
            <text:p>0.939306</text:p>
          </table:table-cell>
          <table:table-cell office:value-type="float" office:value="-8.8704999999999999E-3" table:style-name="ce1">
            <text:p>-0.0088705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843" table:style-name="ce1">
            <text:p>843</text:p>
          </table:table-cell>
          <table:table-cell office:value-type="float" office:value="1596" table:style-name="ce1">
            <text:p>1596</text:p>
          </table:table-cell>
          <table:table-cell office:value-type="float" office:value="3.1945800000000002" table:style-name="ce1">
            <text:p>3.19458</text:p>
          </table:table-cell>
          <table:table-cell office:value-type="float" office:value="0.99169700000000005" table:style-name="ce1">
            <text:p>0.991697</text:p>
          </table:table-cell>
          <table:table-cell office:value-type="float" office:value="-2.04446E-2" table:style-name="ce1">
            <text:p>-0.0204446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796" table:style-name="ce1">
            <text:p>796</text:p>
          </table:table-cell>
          <table:table-cell office:value-type="float" office:value="551" table:style-name="ce1">
            <text:p>551</text:p>
          </table:table-cell>
          <table:table-cell office:value-type="float" office:value="-2.55044" table:style-name="ce1">
            <text:p>-2.55044</text:p>
          </table:table-cell>
          <table:table-cell office:value-type="float" office:value="1.3108" table:style-name="ce1">
            <text:p>1.3108</text:p>
          </table:table-cell>
          <table:table-cell office:value-type="float" office:value="-1.35978E-2" table:style-name="ce1">
            <text:p>-0.0135978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847" table:style-name="ce1">
            <text:p>847</text:p>
          </table:table-cell>
          <table:table-cell office:value-type="float" office:value="1623" table:style-name="ce1">
            <text:p>1623</text:p>
          </table:table-cell>
          <table:table-cell office:value-type="float" office:value="3.3428599999999999" table:style-name="ce1">
            <text:p>3.34286</text:p>
          </table:table-cell>
          <table:table-cell office:value-type="float" office:value="0.96813099999999996" table:style-name="ce1">
            <text:p>0.968131</text:p>
          </table:table-cell>
          <table:table-cell office:value-type="float" office:value="-2.04032E-2" table:style-name="ce1">
            <text:p>-0.0204032</text:p>
          </table:table-cell>
          <table:table-cell table:number-columns-repeated="1635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871" table:style-name="ce1">
            <text:p>871</text:p>
          </table:table-cell>
          <table:table-cell office:value-type="float" office:value="1071" table:style-name="ce1">
            <text:p>1071</text:p>
          </table:table-cell>
          <table:table-cell office:value-type="float" office:value="0.30533900000000003" table:style-name="ce1">
            <text:p>0.305339</text:p>
          </table:table-cell>
          <table:table-cell office:value-type="float" office:value="0.86816000000000004" table:style-name="ce1">
            <text:p>0.86816</text:p>
          </table:table-cell>
          <table:table-cell office:value-type="float" office:value="-1.29596E-2" table:style-name="ce1">
            <text:p>-0.0129596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884" table:style-name="ce1">
            <text:p>884</text:p>
          </table:table-cell>
          <table:table-cell office:value-type="float" office:value="1591" table:style-name="ce1">
            <text:p>1591</text:p>
          </table:table-cell>
          <table:table-cell office:value-type="float" office:value="3.1647099999999999" table:style-name="ce1">
            <text:p>3.16471</text:p>
          </table:table-cell>
          <table:table-cell office:value-type="float" office:value="0.76649900000000004" table:style-name="ce1">
            <text:p>0.766499</text:p>
          </table:table-cell>
          <table:table-cell office:value-type="float" office:value="-1.71808E-2" table:style-name="ce1">
            <text:p>-0.0171808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888" table:style-name="ce1">
            <text:p>888</text:p>
          </table:table-cell>
          <table:table-cell office:value-type="float" office:value="1615" table:style-name="ce1">
            <text:p>1615</text:p>
          </table:table-cell>
          <table:table-cell office:value-type="float" office:value="3.2964799999999999" table:style-name="ce1">
            <text:p>3.29648</text:p>
          </table:table-cell>
          <table:table-cell office:value-type="float" office:value="0.74310799999999999" table:style-name="ce1">
            <text:p>0.743108</text:p>
          </table:table-cell>
          <table:table-cell office:value-type="float" office:value="-1.7109099999999999E-2" table:style-name="ce1">
            <text:p>-0.0171091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847" table:style-name="ce1">
            <text:p>847</text:p>
          </table:table-cell>
          <table:table-cell office:value-type="float" office:value="540" table:style-name="ce1">
            <text:p>540</text:p>
          </table:table-cell>
          <table:table-cell office:value-type="float" office:value="-2.6139000000000001" table:style-name="ce1">
            <text:p>-2.6139</text:p>
          </table:table-cell>
          <table:table-cell office:value-type="float" office:value="1.0309600000000001" table:style-name="ce1">
            <text:p>1.03096</text:p>
          </table:table-cell>
          <table:table-cell office:value-type="float" office:value="-9.4896800000000003E-3" table:style-name="ce1">
            <text:p>-0.00948968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840" table:style-name="ce1">
            <text:p>840</text:p>
          </table:table-cell>
          <table:table-cell office:value-type="float" office:value="392" table:style-name="ce1">
            <text:p>392</text:p>
          </table:table-cell>
          <table:table-cell office:value-type="float" office:value="-3.42753" table:style-name="ce1">
            <text:p>-3.42753</text:p>
          </table:table-cell>
          <table:table-cell office:value-type="float" office:value="1.0780400000000001" table:style-name="ce1">
            <text:p>1.07804</text:p>
          </table:table-cell>
          <table:table-cell office:value-type="float" office:value="-8.5469099999999996E-3" table:style-name="ce1">
            <text:p>-0.00854691</text:p>
          </table:table-cell>
          <table:table-cell table:number-columns-repeated="1635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871" table:style-name="ce1">
            <text:p>871</text:p>
          </table:table-cell>
          <table:table-cell office:value-type="float" office:value="1072" table:style-name="ce1">
            <text:p>1072</text:p>
          </table:table-cell>
          <table:table-cell office:value-type="float" office:value="0.31083899999999998" table:style-name="ce1">
            <text:p>0.310839</text:p>
          </table:table-cell>
          <table:table-cell office:value-type="float" office:value="0.86810200000000004" table:style-name="ce1">
            <text:p>0.868102</text:p>
          </table:table-cell>
          <table:table-cell office:value-type="float" office:value="-1.29696E-2" table:style-name="ce1">
            <text:p>-0.0129696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927" table:style-name="ce1">
            <text:p>927</text:p>
          </table:table-cell>
          <table:table-cell office:value-type="float" office:value="1524" table:style-name="ce1">
            <text:p>1524</text:p>
          </table:table-cell>
          <table:table-cell office:value-type="float" office:value="2.7936999999999999" table:style-name="ce1">
            <text:p>2.7937</text:p>
          </table:table-cell>
          <table:table-cell office:value-type="float" office:value="0.53390000000000004" table:style-name="ce1">
            <text:p>0.5339</text:p>
          </table:table-cell>
          <table:table-cell office:value-type="float" office:value="-1.3135300000000001E-2" table:style-name="ce1">
            <text:p>-0.0131353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828" table:style-name="ce1">
            <text:p>828</text:p>
          </table:table-cell>
          <table:table-cell office:value-type="float" office:value="551" table:style-name="ce1">
            <text:p>551</text:p>
          </table:table-cell>
          <table:table-cell office:value-type="float" office:value="-2.5522999999999998" table:style-name="ce1">
            <text:p>-2.5523</text:p>
          </table:table-cell>
          <table:table-cell office:value-type="float" office:value="1.1348100000000001" table:style-name="ce1">
            <text:p>1.13481</text:p>
          </table:table-cell>
          <table:table-cell office:value-type="float" office:value="-1.1089699999999999E-2" table:style-name="ce1">
            <text:p>-0.0110897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939" table:style-name="ce1">
            <text:p>939</text:p>
          </table:table-cell>
          <table:table-cell office:value-type="float" office:value="1599" table:style-name="ce1">
            <text:p>1599</text:p>
          </table:table-cell>
          <table:table-cell office:value-type="float" office:value="3.20553" table:style-name="ce1">
            <text:p>3.20553</text:p>
          </table:table-cell>
          <table:table-cell office:value-type="float" office:value="0.46355299999999999" table:style-name="ce1">
            <text:p>0.463553</text:p>
          </table:table-cell>
          <table:table-cell office:value-type="float" office:value="-1.29506E-2" table:style-name="ce1">
            <text:p>-0.0129506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796" table:style-name="ce1">
            <text:p>796</text:p>
          </table:table-cell>
          <table:table-cell office:value-type="float" office:value="460" table:style-name="ce1">
            <text:p>460</text:p>
          </table:table-cell>
          <table:table-cell office:value-type="float" office:value="-3.05097" table:style-name="ce1">
            <text:p>-3.05097</text:p>
          </table:table-cell>
          <table:table-cell office:value-type="float" office:value="1.3160799999999999" table:style-name="ce1">
            <text:p>1.31608</text:p>
          </table:table-cell>
          <table:table-cell office:value-type="float" office:value="-1.2680800000000001E-2" table:style-name="ce1">
            <text:p>-0.0126808</text:p>
          </table:table-cell>
          <table:table-cell table:number-columns-repeated="1635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880" table:style-name="ce1">
            <text:p>880</text:p>
          </table:table-cell>
          <table:table-cell office:value-type="float" office:value="1079" table:style-name="ce1">
            <text:p>1079</text:p>
          </table:table-cell>
          <table:table-cell office:value-type="float" office:value="0.34882000000000002" table:style-name="ce1">
            <text:p>0.34882</text:p>
          </table:table-cell>
          <table:table-cell office:value-type="float" office:value="0.81819900000000001" table:style-name="ce1">
            <text:p>0.818199</text:p>
          </table:table-cell>
          <table:table-cell office:value-type="float" office:value="-1.23348E-2" table:style-name="ce1">
            <text:p>-0.0123348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860" table:style-name="ce1">
            <text:p>860</text:p>
          </table:table-cell>
          <table:table-cell office:value-type="float" office:value="580" table:style-name="ce1">
            <text:p>580</text:p>
          </table:table-cell>
          <table:table-cell office:value-type="float" office:value="-2.3946399999999999" table:style-name="ce1">
            <text:p>-2.39464</text:p>
          </table:table-cell>
          <table:table-cell office:value-type="float" office:value="0.95713999999999999" table:style-name="ce1">
            <text:p>0.95714</text:p>
          </table:table-cell>
          <table:table-cell office:value-type="float" office:value="-8.8738600000000008E-3" table:style-name="ce1">
            <text:p>-0.00887386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911" table:style-name="ce1">
            <text:p>911</text:p>
          </table:table-cell>
          <table:table-cell office:value-type="float" office:value="1584" table:style-name="ce1">
            <text:p>1584</text:p>
          </table:table-cell>
          <table:table-cell office:value-type="float" office:value="3.1246399999999999" table:style-name="ce1">
            <text:p>3.12464</text:p>
          </table:table-cell>
          <table:table-cell office:value-type="float" office:value="0.61841400000000002" table:style-name="ce1">
            <text:p>0.618414</text:p>
          </table:table-cell>
          <table:table-cell office:value-type="float" office:value="-1.4994E-2" table:style-name="ce1">
            <text:p>-0.014994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912" table:style-name="ce1">
            <text:p>912</text:p>
          </table:table-cell>
          <table:table-cell office:value-type="float" office:value="1599" table:style-name="ce1">
            <text:p>1599</text:p>
          </table:table-cell>
          <table:table-cell office:value-type="float" office:value="3.20709" table:style-name="ce1">
            <text:p>3.20709</text:p>
          </table:table-cell>
          <table:table-cell office:value-type="float" office:value="0.61204400000000003" table:style-name="ce1">
            <text:p>0.612044</text:p>
          </table:table-cell>
          <table:table-cell office:value-type="float" office:value="-1.50668E-2" table:style-name="ce1">
            <text:p>-0.0150668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855" table:style-name="ce1">
            <text:p>855</text:p>
          </table:table-cell>
          <table:table-cell office:value-type="float" office:value="395" table:style-name="ce1">
            <text:p>395</text:p>
          </table:table-cell>
          <table:table-cell office:value-type="float" office:value="-3.4118900000000001" table:style-name="ce1">
            <text:p>-3.41189</text:p>
          </table:table-cell>
          <table:table-cell office:value-type="float" office:value="0.99536999999999998" table:style-name="ce1">
            <text:p>0.99537</text:p>
          </table:table-cell>
          <table:table-cell office:value-type="float" office:value="-7.4014800000000002E-3" table:style-name="ce1">
            <text:p>-0.00740148</text:p>
          </table:table-cell>
          <table:table-cell table:number-columns-repeated="1635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883" table:style-name="ce1">
            <text:p>883</text:p>
          </table:table-cell>
          <table:table-cell office:value-type="float" office:value="1080" table:style-name="ce1">
            <text:p>1080</text:p>
          </table:table-cell>
          <table:table-cell office:value-type="float" office:value="0.35414600000000002" table:style-name="ce1">
            <text:p>0.354146</text:p>
          </table:table-cell>
          <table:table-cell office:value-type="float" office:value="0.80164199999999997" table:style-name="ce1">
            <text:p>0.801642</text:p>
          </table:table-cell>
          <table:table-cell office:value-type="float" office:value="-1.2109699999999999E-2" table:style-name="ce1">
            <text:p>-0.0121097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800" table:style-name="ce1">
            <text:p>800</text:p>
          </table:table-cell>
          <table:table-cell office:value-type="float" office:value="515" table:style-name="ce1">
            <text:p>515</text:p>
          </table:table-cell>
          <table:table-cell office:value-type="float" office:value="-2.7486799999999998" table:style-name="ce1">
            <text:p>-2.74868</text:p>
          </table:table-cell>
          <table:table-cell office:value-type="float" office:value="1.2908900000000001" table:style-name="ce1">
            <text:p>1.29089</text:p>
          </table:table-cell>
          <table:table-cell office:value-type="float" office:value="-1.2921500000000001E-2" table:style-name="ce1">
            <text:p>-0.0129215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952" table:style-name="ce1">
            <text:p>952</text:p>
          </table:table-cell>
          <table:table-cell office:value-type="float" office:value="1584" table:style-name="ce1">
            <text:p>1584</text:p>
          </table:table-cell>
          <table:table-cell office:value-type="float" office:value="3.1222699999999999" table:style-name="ce1">
            <text:p>3.12227</text:p>
          </table:table-cell>
          <table:table-cell office:value-type="float" office:value="0.39292700000000003" table:style-name="ce1">
            <text:p>0.392927</text:p>
          </table:table-cell>
          <table:table-cell office:value-type="float" office:value="-1.1780499999999999E-2" table:style-name="ce1">
            <text:p>-0.0117805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795" table:style-name="ce1">
            <text:p>795</text:p>
          </table:table-cell>
          <table:table-cell office:value-type="float" office:value="504" table:style-name="ce1">
            <text:p>504</text:p>
          </table:table-cell>
          <table:table-cell office:value-type="float" office:value="-2.8089" table:style-name="ce1">
            <text:p>-2.8089</text:p>
          </table:table-cell>
          <table:table-cell office:value-type="float" office:value="1.3190299999999999" table:style-name="ce1">
            <text:p>1.31903</text:p>
          </table:table-cell>
          <table:table-cell office:value-type="float" office:value="-1.3202500000000001E-2" table:style-name="ce1">
            <text:p>-0.0132025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956" table:style-name="ce1">
            <text:p>956</text:p>
          </table:table-cell>
          <table:table-cell office:value-type="float" office:value="1620" table:style-name="ce1">
            <text:p>1620</text:p>
          </table:table-cell>
          <table:table-cell office:value-type="float" office:value="3.3200500000000002" table:style-name="ce1">
            <text:p>3.32005</text:p>
          </table:table-cell>
          <table:table-cell office:value-type="float" office:value="0.36884" table:style-name="ce1">
            <text:p>0.36884</text:p>
          </table:table-cell>
          <table:table-cell office:value-type="float" office:value="-1.18298E-2" table:style-name="ce1">
            <text:p>-0.0118298</text:p>
          </table:table-cell>
          <table:table-cell table:number-columns-repeated="1635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883" table:style-name="ce1">
            <text:p>883</text:p>
          </table:table-cell>
          <table:table-cell office:value-type="float" office:value="1068" table:style-name="ce1">
            <text:p>1068</text:p>
          </table:table-cell>
          <table:table-cell office:value-type="float" office:value="0.28814400000000001" table:style-name="ce1">
            <text:p>0.288144</text:p>
          </table:table-cell>
          <table:table-cell office:value-type="float" office:value="0.802338" table:style-name="ce1">
            <text:p>0.802338</text:p>
          </table:table-cell>
          <table:table-cell office:value-type="float" office:value="-1.1988800000000001E-2" table:style-name="ce1">
            <text:p>-0.0119888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819" table:style-name="ce1">
            <text:p>819</text:p>
          </table:table-cell>
          <table:table-cell office:value-type="float" office:value="579" table:style-name="ce1">
            <text:p>579</text:p>
          </table:table-cell>
          <table:table-cell office:value-type="float" office:value="-2.39777" table:style-name="ce1">
            <text:p>-2.39777</text:p>
          </table:table-cell>
          <table:table-cell office:value-type="float" office:value="1.18269" table:style-name="ce1">
            <text:p>1.18269</text:p>
          </table:table-cell>
          <table:table-cell office:value-type="float" office:value="-1.2077299999999999E-2" table:style-name="ce1">
            <text:p>-0.0120773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935" table:style-name="ce1">
            <text:p>935</text:p>
          </table:table-cell>
          <table:table-cell office:value-type="float" office:value="1595" table:style-name="ce1">
            <text:p>1595</text:p>
          </table:table-cell>
          <table:table-cell office:value-type="float" office:value="3.1837599999999999" table:style-name="ce1">
            <text:p>3.18376</text:p>
          </table:table-cell>
          <table:table-cell office:value-type="float" office:value="0.48578300000000002" table:style-name="ce1">
            <text:p>0.485783</text:p>
          </table:table-cell>
          <table:table-cell office:value-type="float" office:value="-1.3223800000000001E-2" table:style-name="ce1">
            <text:p>-0.0132238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939" table:style-name="ce1">
            <text:p>939</text:p>
          </table:table-cell>
          <table:table-cell office:value-type="float" office:value="1608" table:style-name="ce1">
            <text:p>1608</text:p>
          </table:table-cell>
          <table:table-cell office:value-type="float" office:value="3.2550300000000001" table:style-name="ce1">
            <text:p>3.25503</text:p>
          </table:table-cell>
          <table:table-cell office:value-type="float" office:value="0.46303" table:style-name="ce1">
            <text:p>0.46303</text:p>
          </table:table-cell>
          <table:table-cell office:value-type="float" office:value="-1.30413E-2" table:style-name="ce1">
            <text:p>-0.0130413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795" table:style-name="ce1">
            <text:p>795</text:p>
          </table:table-cell>
          <table:table-cell office:value-type="float" office:value="383" table:style-name="ce1">
            <text:p>383</text:p>
          </table:table-cell>
          <table:table-cell office:value-type="float" office:value="-3.4744299999999999" table:style-name="ce1">
            <text:p>-3.47443</text:p>
          </table:table-cell>
          <table:table-cell office:value-type="float" office:value="1.32605" table:style-name="ce1">
            <text:p>1.32605</text:p>
          </table:table-cell>
          <table:table-cell office:value-type="float" office:value="-1.1983199999999999E-2" table:style-name="ce1">
            <text:p>-0.0119832</text:p>
          </table:table-cell>
          <table:table-cell table:number-columns-repeated="1635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891" table:style-name="ce1">
            <text:p>891</text:p>
          </table:table-cell>
          <table:table-cell office:value-type="float" office:value="1076" table:style-name="ce1">
            <text:p>1076</text:p>
          </table:table-cell>
          <table:table-cell office:value-type="float" office:value="0.33168300000000001" table:style-name="ce1">
            <text:p>0.331683</text:p>
          </table:table-cell>
          <table:table-cell office:value-type="float" office:value="0.75787700000000002" table:style-name="ce1">
            <text:p>0.757877</text:p>
          </table:table-cell>
          <table:table-cell office:value-type="float" office:value="-1.14424E-2" table:style-name="ce1">
            <text:p>-0.0114424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860" table:style-name="ce1">
            <text:p>860</text:p>
          </table:table-cell>
          <table:table-cell office:value-type="float" office:value="612" table:style-name="ce1">
            <text:p>612</text:p>
          </table:table-cell>
          <table:table-cell office:value-type="float" office:value="-2.2186300000000001" table:style-name="ce1">
            <text:p>-2.21863</text:p>
          </table:table-cell>
          <table:table-cell office:value-type="float" office:value="0.95528299999999999" table:style-name="ce1">
            <text:p>0.955283</text:p>
          </table:table-cell>
          <table:table-cell office:value-type="float" office:value="-9.1963199999999991E-3" table:style-name="ce1">
            <text:p>-0.00919632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991" table:style-name="ce1">
            <text:p>991</text:p>
          </table:table-cell>
          <table:table-cell office:value-type="float" office:value="1543" table:style-name="ce1">
            <text:p>1543</text:p>
          </table:table-cell>
          <table:table-cell office:value-type="float" office:value="2.8945099999999999" table:style-name="ce1">
            <text:p>2.89451</text:p>
          </table:table-cell>
          <table:table-cell office:value-type="float" office:value="0.18081700000000001" table:style-name="ce1">
            <text:p>0.180817</text:p>
          </table:table-cell>
          <table:table-cell office:value-type="float" office:value="-8.3106399999999993E-3" table:style-name="ce1">
            <text:p>-0.00831064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1004" table:style-name="ce1">
            <text:p>1004</text:p>
          </table:table-cell>
          <table:table-cell office:value-type="float" office:value="1600" table:style-name="ce1">
            <text:p>1600</text:p>
          </table:table-cell>
          <table:table-cell office:value-type="float" office:value="3.2072699999999998" table:style-name="ce1">
            <text:p>3.20727</text:p>
          </table:table-cell>
          <table:table-cell office:value-type="float" office:value="0.106015" table:style-name="ce1">
            <text:p>0.106015</text:p>
          </table:table-cell>
          <table:table-cell office:value-type="float" office:value="-7.8661200000000008E-3" table:style-name="ce1">
            <text:p>-0.00786612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796" table:style-name="ce1">
            <text:p>796</text:p>
          </table:table-cell>
          <table:table-cell office:value-type="float" office:value="567" table:style-name="ce1">
            <text:p>567</text:p>
          </table:table-cell>
          <table:table-cell office:value-type="float" office:value="-2.46244" table:style-name="ce1">
            <text:p>-2.46244</text:p>
          </table:table-cell>
          <table:table-cell office:value-type="float" office:value="1.3098700000000001" table:style-name="ce1">
            <text:p>1.30987</text:p>
          </table:table-cell>
          <table:table-cell office:value-type="float" office:value="-1.3759E-2" table:style-name="ce1">
            <text:p>-0.013759</text:p>
          </table:table-cell>
          <table:table-cell table:number-columns-repeated="1635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891" table:style-name="ce1">
            <text:p>891</text:p>
          </table:table-cell>
          <table:table-cell office:value-type="float" office:value="1080" table:style-name="ce1">
            <text:p>1080</text:p>
          </table:table-cell>
          <table:table-cell office:value-type="float" office:value="0.35368300000000003" table:style-name="ce1">
            <text:p>0.353683</text:p>
          </table:table-cell>
          <table:table-cell office:value-type="float" office:value="0.75764500000000001" table:style-name="ce1">
            <text:p>0.757645</text:p>
          </table:table-cell>
          <table:table-cell office:value-type="float" office:value="-1.14827E-2" table:style-name="ce1">
            <text:p>-0.0114827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815" table:style-name="ce1">
            <text:p>815</text:p>
          </table:table-cell>
          <table:table-cell office:value-type="float" office:value="523" table:style-name="ce1">
            <text:p>523</text:p>
          </table:table-cell>
          <table:table-cell office:value-type="float" office:value="-2.7055500000000001" table:style-name="ce1">
            <text:p>-2.70555</text:p>
          </table:table-cell>
          <table:table-cell office:value-type="float" office:value="1.2079299999999999" table:style-name="ce1">
            <text:p>1.20793</text:p>
          </table:table-cell>
          <table:table-cell office:value-type="float" office:value="-1.18265E-2" table:style-name="ce1">
            <text:p>-0.0118265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947" table:style-name="ce1">
            <text:p>947</text:p>
          </table:table-cell>
          <table:table-cell office:value-type="float" office:value="1600" table:style-name="ce1">
            <text:p>1600</text:p>
          </table:table-cell>
          <table:table-cell office:value-type="float" office:value="3.2105700000000001" table:style-name="ce1">
            <text:p>3.21057</text:p>
          </table:table-cell>
          <table:table-cell office:value-type="float" office:value="0.41949700000000001" table:style-name="ce1">
            <text:p>0.419497</text:p>
          </table:table-cell>
          <table:table-cell office:value-type="float" office:value="-1.23337E-2" table:style-name="ce1">
            <text:p>-0.0123337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783" table:style-name="ce1">
            <text:p>783</text:p>
          </table:table-cell>
          <table:table-cell office:value-type="float" office:value="363" table:style-name="ce1">
            <text:p>363</text:p>
          </table:table-cell>
          <table:table-cell office:value-type="float" office:value="-3.5837400000000001" table:style-name="ce1">
            <text:p>-3.58374</text:p>
          </table:table-cell>
          <table:table-cell office:value-type="float" office:value="1.3932" table:style-name="ce1">
            <text:p>1.3932</text:p>
          </table:table-cell>
          <table:table-cell office:value-type="float" office:value="-1.2722199999999999E-2" table:style-name="ce1">
            <text:p>-0.0127222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824" table:style-name="ce1">
            <text:p>824</text:p>
          </table:table-cell>
          <table:table-cell office:value-type="float" office:value="299" table:style-name="ce1">
            <text:p>299</text:p>
          </table:table-cell>
          <table:table-cell office:value-type="float" office:value="-3.9381200000000001" table:style-name="ce1">
            <text:p>-3.93812</text:p>
          </table:table-cell>
          <table:table-cell office:value-type="float" office:value="1.17143" table:style-name="ce1">
            <text:p>1.17143</text:p>
          </table:table-cell>
          <table:table-cell office:value-type="float" office:value="-8.8637799999999999E-3" table:style-name="ce1">
            <text:p>-0.00886378</text:p>
          </table:table-cell>
          <table:table-cell table:number-columns-repeated="1635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895" table:style-name="ce1">
            <text:p>895</text:p>
          </table:table-cell>
          <table:table-cell office:value-type="float" office:value="1079" table:style-name="ce1">
            <text:p>1079</text:p>
          </table:table-cell>
          <table:table-cell office:value-type="float" office:value="0.34795199999999998" table:style-name="ce1">
            <text:p>0.347952</text:p>
          </table:table-cell>
          <table:table-cell office:value-type="float" office:value="0.73570400000000002" table:style-name="ce1">
            <text:p>0.735704</text:p>
          </table:table-cell>
          <table:table-cell office:value-type="float" office:value="-1.11591E-2" table:style-name="ce1">
            <text:p>-0.0111591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832" table:style-name="ce1">
            <text:p>832</text:p>
          </table:table-cell>
          <table:table-cell office:value-type="float" office:value="563" table:style-name="ce1">
            <text:p>563</text:p>
          </table:table-cell>
          <table:table-cell office:value-type="float" office:value="-2.4865200000000001" table:style-name="ce1">
            <text:p>-2.48652</text:p>
          </table:table-cell>
          <table:table-cell office:value-type="float" office:value="1.11212" table:style-name="ce1">
            <text:p>1.11212</text:p>
          </table:table-cell>
          <table:table-cell office:value-type="float" office:value="-1.08971E-2" table:style-name="ce1">
            <text:p>-0.0108971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808" table:style-name="ce1">
            <text:p>808</text:p>
          </table:table-cell>
          <table:table-cell office:value-type="float" office:value="384" table:style-name="ce1">
            <text:p>384</text:p>
          </table:table-cell>
          <table:table-cell office:value-type="float" office:value="-3.4696799999999999" table:style-name="ce1">
            <text:p>-3.46968</text:p>
          </table:table-cell>
          <table:table-cell office:value-type="float" office:value="1.2544900000000001" table:style-name="ce1">
            <text:p>1.25449</text:p>
          </table:table-cell>
          <table:table-cell office:value-type="float" office:value="-1.09744E-2" table:style-name="ce1">
            <text:p>-0.0109744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1000" table:style-name="ce1">
            <text:p>1000</text:p>
          </table:table-cell>
          <table:table-cell office:value-type="float" office:value="1640" table:style-name="ce1">
            <text:p>1640</text:p>
          </table:table-cell>
          <table:table-cell office:value-type="float" office:value="3.4275099999999998" table:style-name="ce1">
            <text:p>3.42751</text:p>
          </table:table-cell>
          <table:table-cell office:value-type="float" office:value="0.125693" table:style-name="ce1">
            <text:p>0.125693</text:p>
          </table:table-cell>
          <table:table-cell office:value-type="float" office:value="-8.5827200000000003E-3" table:style-name="ce1">
            <text:p>-0.00858272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795" table:style-name="ce1">
            <text:p>795</text:p>
          </table:table-cell>
          <table:table-cell office:value-type="float" office:value="295" table:style-name="ce1">
            <text:p>295</text:p>
          </table:table-cell>
          <table:table-cell office:value-type="float" office:value="-3.95845" table:style-name="ce1">
            <text:p>-3.95845</text:p>
          </table:table-cell>
          <table:table-cell office:value-type="float" office:value="1.3311500000000001" table:style-name="ce1">
            <text:p>1.33115</text:p>
          </table:table-cell>
          <table:table-cell office:value-type="float" office:value="-1.1096399999999999E-2" table:style-name="ce1">
            <text:p>-0.0110964</text:p>
          </table:table-cell>
          <table:table-cell table:number-columns-repeated="1635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904" table:style-name="ce1">
            <text:p>904</text:p>
          </table:table-cell>
          <table:table-cell office:value-type="float" office:value="1083" table:style-name="ce1">
            <text:p>1083</text:p>
          </table:table-cell>
          <table:table-cell office:value-type="float" office:value="0.36943199999999998" table:style-name="ce1">
            <text:p>0.369432</text:p>
          </table:table-cell>
          <table:table-cell office:value-type="float" office:value="0.685975" table:style-name="ce1">
            <text:p>0.685975</text:p>
          </table:table-cell>
          <table:table-cell office:value-type="float" office:value="-1.0494E-2" table:style-name="ce1">
            <text:p>-0.010494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896" table:style-name="ce1">
            <text:p>896</text:p>
          </table:table-cell>
          <table:table-cell office:value-type="float" office:value="568" table:style-name="ce1">
            <text:p>568</text:p>
          </table:table-cell>
          <table:table-cell office:value-type="float" office:value="-2.4627300000000001" table:style-name="ce1">
            <text:p>-2.46273</text:p>
          </table:table-cell>
          <table:table-cell office:value-type="float" office:value="0.75984700000000005" table:style-name="ce1">
            <text:p>0.759847</text:p>
          </table:table-cell>
          <table:table-cell office:value-type="float" office:value="-5.9313300000000003E-3" table:style-name="ce1">
            <text:p>-0.00593133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892" table:style-name="ce1">
            <text:p>892</text:p>
          </table:table-cell>
          <table:table-cell office:value-type="float" office:value="1639" table:style-name="ce1">
            <text:p>1639</text:p>
          </table:table-cell>
          <table:table-cell office:value-type="float" office:value="3.4282599999999999" table:style-name="ce1">
            <text:p>3.42826</text:p>
          </table:table-cell>
          <table:table-cell office:value-type="float" office:value="0.71971700000000005" table:style-name="ce1">
            <text:p>0.719717</text:p>
          </table:table-cell>
          <table:table-cell office:value-type="float" office:value="-1.7037400000000001E-2" table:style-name="ce1">
            <text:p>-0.0170374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795" table:style-name="ce1">
            <text:p>795</text:p>
          </table:table-cell>
          <table:table-cell office:value-type="float" office:value="464" table:style-name="ce1">
            <text:p>464</text:p>
          </table:table-cell>
          <table:table-cell office:value-type="float" office:value="-3.0289100000000002" table:style-name="ce1">
            <text:p>-3.02891</text:p>
          </table:table-cell>
          <table:table-cell office:value-type="float" office:value="1.32135" table:style-name="ce1">
            <text:p>1.32135</text:p>
          </table:table-cell>
          <table:table-cell office:value-type="float" office:value="-1.27995E-2" table:style-name="ce1">
            <text:p>-0.0127995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1019" table:style-name="ce1">
            <text:p>1019</text:p>
          </table:table-cell>
          <table:table-cell office:value-type="float" office:value="1524" table:style-name="ce1">
            <text:p>1524</text:p>
          </table:table-cell>
          <table:table-cell office:value-type="float" office:value="2.7883800000000001" table:style-name="ce1">
            <text:p>2.78838</text:p>
          </table:table-cell>
          <table:table-cell office:value-type="float" office:value="2.7928399999999999E-2" table:style-name="ce1">
            <text:p>0.0279284</text:p>
          </table:table-cell>
          <table:table-cell office:value-type="float" office:value="-5.9245900000000004E-3" table:style-name="ce1">
            <text:p>-0.00592459</text:p>
          </table:table-cell>
          <table:table-cell table:number-columns-repeated="1635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908" table:style-name="ce1">
            <text:p>908</text:p>
          </table:table-cell>
          <table:table-cell office:value-type="float" office:value="1083" table:style-name="ce1">
            <text:p>1083</text:p>
          </table:table-cell>
          <table:table-cell office:value-type="float" office:value="0.369201" table:style-name="ce1">
            <text:p>0.369201</text:p>
          </table:table-cell>
          <table:table-cell office:value-type="float" office:value="0.66397600000000001" table:style-name="ce1">
            <text:p>0.663976</text:p>
          </table:table-cell>
          <table:table-cell office:value-type="float" office:value="-1.01805E-2" table:style-name="ce1">
            <text:p>-0.0101805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819" table:style-name="ce1">
            <text:p>819</text:p>
          </table:table-cell>
          <table:table-cell office:value-type="float" office:value="583" table:style-name="ce1">
            <text:p>583</text:p>
          </table:table-cell>
          <table:table-cell office:value-type="float" office:value="-2.3757700000000002" table:style-name="ce1">
            <text:p>-2.37577</text:p>
          </table:table-cell>
          <table:table-cell office:value-type="float" office:value="1.18245" table:style-name="ce1">
            <text:p>1.18245</text:p>
          </table:table-cell>
          <table:table-cell office:value-type="float" office:value="-1.2117599999999999E-2" table:style-name="ce1">
            <text:p>-0.0121176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995" table:style-name="ce1">
            <text:p>995</text:p>
          </table:table-cell>
          <table:table-cell office:value-type="float" office:value="1551" table:style-name="ce1">
            <text:p>1551</text:p>
          </table:table-cell>
          <table:table-cell office:value-type="float" office:value="2.9382799999999998" table:style-name="ce1">
            <text:p>2.93828</text:p>
          </table:table-cell>
          <table:table-cell office:value-type="float" office:value="0.158355" table:style-name="ce1">
            <text:p>0.158355</text:p>
          </table:table-cell>
          <table:table-cell office:value-type="float" office:value="-8.0777399999999999E-3" table:style-name="ce1">
            <text:p>-0.00807774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1003" table:style-name="ce1">
            <text:p>1003</text:p>
          </table:table-cell>
          <table:table-cell office:value-type="float" office:value="1599" table:style-name="ce1">
            <text:p>1599</text:p>
          </table:table-cell>
          <table:table-cell office:value-type="float" office:value="3.2018200000000001" table:style-name="ce1">
            <text:p>3.20182</text:p>
          </table:table-cell>
          <table:table-cell office:value-type="float" office:value="0.11157300000000001" table:style-name="ce1">
            <text:p>0.111573</text:p>
          </table:table-cell>
          <table:table-cell office:value-type="float" office:value="-7.9344199999999993E-3" table:style-name="ce1">
            <text:p>-0.00793442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795" table:style-name="ce1">
            <text:p>795</text:p>
          </table:table-cell>
          <table:table-cell office:value-type="float" office:value="404" table:style-name="ce1">
            <text:p>404</text:p>
          </table:table-cell>
          <table:table-cell office:value-type="float" office:value="-3.3589199999999999" table:style-name="ce1">
            <text:p>-3.35892</text:p>
          </table:table-cell>
          <table:table-cell office:value-type="float" office:value="1.32483" table:style-name="ce1">
            <text:p>1.32483</text:p>
          </table:table-cell>
          <table:table-cell office:value-type="float" office:value="-1.21948E-2" table:style-name="ce1">
            <text:p>-0.0121948</text:p>
          </table:table-cell>
          <table:table-cell table:number-columns-repeated="1635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907" table:style-name="ce1">
            <text:p>907</text:p>
          </table:table-cell>
          <table:table-cell office:value-type="float" office:value="1080" table:style-name="ce1">
            <text:p>1080</text:p>
          </table:table-cell>
          <table:table-cell office:value-type="float" office:value="0.35275800000000002" table:style-name="ce1">
            <text:p>0.352758</text:p>
          </table:table-cell>
          <table:table-cell office:value-type="float" office:value="0.66964999999999997" table:style-name="ce1">
            <text:p>0.66965</text:p>
          </table:table-cell>
          <table:table-cell office:value-type="float" office:value="-1.02287E-2" table:style-name="ce1">
            <text:p>-0.0102287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964" table:style-name="ce1">
            <text:p>964</text:p>
          </table:table-cell>
          <table:table-cell office:value-type="float" office:value="1600" table:style-name="ce1">
            <text:p>1600</text:p>
          </table:table-cell>
          <table:table-cell office:value-type="float" office:value="3.2095799999999999" table:style-name="ce1">
            <text:p>3.20958</text:p>
          </table:table-cell>
          <table:table-cell office:value-type="float" office:value="0.32600200000000001" table:style-name="ce1">
            <text:p>0.326002</text:p>
          </table:table-cell>
          <table:table-cell office:value-type="float" office:value="-1.1001199999999999E-2" table:style-name="ce1">
            <text:p>-0.0110012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968" table:style-name="ce1">
            <text:p>968</text:p>
          </table:table-cell>
          <table:table-cell office:value-type="float" office:value="1595" table:style-name="ce1">
            <text:p>1595</text:p>
          </table:table-cell>
          <table:table-cell office:value-type="float" office:value="3.1818499999999998" table:style-name="ce1">
            <text:p>3.18185</text:p>
          </table:table-cell>
          <table:table-cell office:value-type="float" office:value="0.30429400000000001" table:style-name="ce1">
            <text:p>0.304294</text:p>
          </table:table-cell>
          <table:table-cell office:value-type="float" office:value="-1.0637300000000001E-2" table:style-name="ce1">
            <text:p>-0.0106373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851" table:style-name="ce1">
            <text:p>851</text:p>
          </table:table-cell>
          <table:table-cell office:value-type="float" office:value="564" table:style-name="ce1">
            <text:p>564</text:p>
          </table:table-cell>
          <table:table-cell office:value-type="float" office:value="-2.4821200000000001" table:style-name="ce1">
            <text:p>-2.48212</text:p>
          </table:table-cell>
          <table:table-cell office:value-type="float" office:value="1.0075700000000001" table:style-name="ce1">
            <text:p>1.00757</text:p>
          </table:table-cell>
          <table:table-cell office:value-type="float" office:value="-9.4180199999999992E-3" table:style-name="ce1">
            <text:p>-0.00941802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832" table:style-name="ce1">
            <text:p>832</text:p>
          </table:table-cell>
          <table:table-cell office:value-type="float" office:value="380" table:style-name="ce1">
            <text:p>380</text:p>
          </table:table-cell>
          <table:table-cell office:value-type="float" office:value="-3.4930699999999999" table:style-name="ce1">
            <text:p>-3.49307</text:p>
          </table:table-cell>
          <table:table-cell office:value-type="float" office:value="1.12273" table:style-name="ce1">
            <text:p>1.12273</text:p>
          </table:table-cell>
          <table:table-cell office:value-type="float" office:value="-9.0530100000000002E-3" table:style-name="ce1">
            <text:p>-0.00905301</text:p>
          </table:table-cell>
          <table:table-cell table:number-columns-repeated="1635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912" table:style-name="ce1">
            <text:p>912</text:p>
          </table:table-cell>
          <table:table-cell office:value-type="float" office:value="1079" table:style-name="ce1">
            <text:p>1079</text:p>
          </table:table-cell>
          <table:table-cell office:value-type="float" office:value="0.346968" table:style-name="ce1">
            <text:p>0.346968</text:p>
          </table:table-cell>
          <table:table-cell office:value-type="float" office:value="0.64220900000000003" table:style-name="ce1">
            <text:p>0.642209</text:p>
          </table:table-cell>
          <table:table-cell office:value-type="float" office:value="-9.8267000000000007E-3" table:style-name="ce1">
            <text:p>-0.0098267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864" table:style-name="ce1">
            <text:p>864</text:p>
          </table:table-cell>
          <table:table-cell office:value-type="float" office:value="559" table:style-name="ce1">
            <text:p>559</text:p>
          </table:table-cell>
          <table:table-cell office:value-type="float" office:value="-2.5103800000000001" table:style-name="ce1">
            <text:p>-2.51038</text:p>
          </table:table-cell>
          <table:table-cell office:value-type="float" office:value="0.93635900000000005" table:style-name="ce1">
            <text:p>0.936359</text:p>
          </table:table-cell>
          <table:table-cell office:value-type="float" office:value="-8.3487300000000004E-3" table:style-name="ce1">
            <text:p>-0.00834873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932" table:style-name="ce1">
            <text:p>932</text:p>
          </table:table-cell>
          <table:table-cell office:value-type="float" office:value="1639" table:style-name="ce1">
            <text:p>1639</text:p>
          </table:table-cell>
          <table:table-cell office:value-type="float" office:value="3.4259400000000002" table:style-name="ce1">
            <text:p>3.42594</text:p>
          </table:table-cell>
          <table:table-cell office:value-type="float" office:value="0.49973000000000001" table:style-name="ce1">
            <text:p>0.49973</text:p>
          </table:table-cell>
          <table:table-cell office:value-type="float" office:value="-1.3902299999999999E-2" table:style-name="ce1">
            <text:p>-0.0139023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999" table:style-name="ce1">
            <text:p>999</text:p>
          </table:table-cell>
          <table:table-cell office:value-type="float" office:value="1595" table:style-name="ce1">
            <text:p>1595</text:p>
          </table:table-cell>
          <table:table-cell office:value-type="float" office:value="3.1800600000000001" table:style-name="ce1">
            <text:p>3.18006</text:p>
          </table:table-cell>
          <table:table-cell office:value-type="float" office:value="0.13380300000000001" table:style-name="ce1">
            <text:p>0.133803</text:p>
          </table:table-cell>
          <table:table-cell office:value-type="float" office:value="-8.2076300000000005E-3" table:style-name="ce1">
            <text:p>-0.00820763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852" table:style-name="ce1">
            <text:p>852</text:p>
          </table:table-cell>
          <table:table-cell office:value-type="float" office:value="376" table:style-name="ce1">
            <text:p>376</text:p>
          </table:table-cell>
          <table:table-cell office:value-type="float" office:value="-3.5162300000000002" table:style-name="ce1">
            <text:p>-3.51623</text:p>
          </table:table-cell>
          <table:table-cell office:value-type="float" office:value="1.0129699999999999" table:style-name="ce1">
            <text:p>1.01297</text:p>
          </table:table-cell>
          <table:table-cell office:value-type="float" office:value="-7.4451500000000002E-3" table:style-name="ce1">
            <text:p>-0.00744515</text:p>
          </table:table-cell>
          <table:table-cell table:number-columns-repeated="1635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919" table:style-name="ce1">
            <text:p>919</text:p>
          </table:table-cell>
          <table:table-cell office:value-type="float" office:value="1083" table:style-name="ce1">
            <text:p>1083</text:p>
          </table:table-cell>
          <table:table-cell office:value-type="float" office:value="0.368564" table:style-name="ce1">
            <text:p>0.368564</text:p>
          </table:table-cell>
          <table:table-cell office:value-type="float" office:value="0.60347899999999999" table:style-name="ce1">
            <text:p>0.603479</text:p>
          </table:table-cell>
          <table:table-cell office:value-type="float" office:value="-9.3183599999999995E-3" table:style-name="ce1">
            <text:p>-0.00931836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995" table:style-name="ce1">
            <text:p>995</text:p>
          </table:table-cell>
          <table:table-cell office:value-type="float" office:value="1512" table:style-name="ce1">
            <text:p>1512</text:p>
          </table:table-cell>
          <table:table-cell office:value-type="float" office:value="2.72377" table:style-name="ce1">
            <text:p>2.72377</text:p>
          </table:table-cell>
          <table:table-cell office:value-type="float" office:value="0.16061700000000001" table:style-name="ce1">
            <text:p>0.160617</text:p>
          </table:table-cell>
          <table:table-cell office:value-type="float" office:value="-7.6847399999999998E-3" table:style-name="ce1">
            <text:p>-0.00768474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836" table:style-name="ce1">
            <text:p>836</text:p>
          </table:table-cell>
          <table:table-cell office:value-type="float" office:value="583" table:style-name="ce1">
            <text:p>583</text:p>
          </table:table-cell>
          <table:table-cell office:value-type="float" office:value="-2.3767499999999999" table:style-name="ce1">
            <text:p>-2.37675</text:p>
          </table:table-cell>
          <table:table-cell office:value-type="float" office:value="1.0889599999999999" table:style-name="ce1">
            <text:p>1.08896</text:p>
          </table:table-cell>
          <table:table-cell office:value-type="float" office:value="-1.07852E-2" table:style-name="ce1">
            <text:p>-0.0107852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1012" table:style-name="ce1">
            <text:p>1012</text:p>
          </table:table-cell>
          <table:table-cell office:value-type="float" office:value="1599" table:style-name="ce1">
            <text:p>1599</text:p>
          </table:table-cell>
          <table:table-cell office:value-type="float" office:value="3.2012999999999998" table:style-name="ce1">
            <text:p>3.2013</text:p>
          </table:table-cell>
          <table:table-cell office:value-type="float" office:value="6.2075400000000003E-2" table:style-name="ce1">
            <text:p>0.0620754</text:p>
          </table:table-cell>
          <table:table-cell office:value-type="float" office:value="-7.2290200000000001E-3" table:style-name="ce1">
            <text:p>-0.00722902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804" table:style-name="ce1">
            <text:p>804</text:p>
          </table:table-cell>
          <table:table-cell office:value-type="float" office:value="384" table:style-name="ce1">
            <text:p>384</text:p>
          </table:table-cell>
          <table:table-cell office:value-type="float" office:value="-3.4694500000000001" table:style-name="ce1">
            <text:p>-3.46945</text:p>
          </table:table-cell>
          <table:table-cell office:value-type="float" office:value="1.2764899999999999" table:style-name="ce1">
            <text:p>1.27649</text:p>
          </table:table-cell>
          <table:table-cell office:value-type="float" office:value="-1.12879E-2" table:style-name="ce1">
            <text:p>-0.0112879</text:p>
          </table:table-cell>
          <table:table-cell table:number-columns-repeated="1635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924" table:style-name="ce1">
            <text:p>924</text:p>
          </table:table-cell>
          <table:table-cell office:value-type="float" office:value="1091" table:style-name="ce1">
            <text:p>1091</text:p>
          </table:table-cell>
          <table:table-cell office:value-type="float" office:value="0.412277" table:style-name="ce1">
            <text:p>0.412277</text:p>
          </table:table-cell>
          <table:table-cell office:value-type="float" office:value="0.57551699999999995" table:style-name="ce1">
            <text:p>0.575517</text:p>
          </table:table-cell>
          <table:table-cell office:value-type="float" office:value="-9.0070900000000006E-3" table:style-name="ce1">
            <text:p>-0.00900709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995" table:style-name="ce1">
            <text:p>995</text:p>
          </table:table-cell>
          <table:table-cell office:value-type="float" office:value="1504" table:style-name="ce1">
            <text:p>1504</text:p>
          </table:table-cell>
          <table:table-cell office:value-type="float" office:value="2.67977" table:style-name="ce1">
            <text:p>2.67977</text:p>
          </table:table-cell>
          <table:table-cell office:value-type="float" office:value="0.161081" table:style-name="ce1">
            <text:p>0.161081</text:p>
          </table:table-cell>
          <table:table-cell office:value-type="float" office:value="-7.6041199999999998E-3" table:style-name="ce1">
            <text:p>-0.00760412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883" table:style-name="ce1">
            <text:p>883</text:p>
          </table:table-cell>
          <table:table-cell office:value-type="float" office:value="579" table:style-name="ce1">
            <text:p>579</text:p>
          </table:table-cell>
          <table:table-cell office:value-type="float" office:value="-2.4014700000000002" table:style-name="ce1">
            <text:p>-2.40147</text:p>
          </table:table-cell>
          <table:table-cell office:value-type="float" office:value="0.83070500000000003" table:style-name="ce1">
            <text:p>0.830705</text:p>
          </table:table-cell>
          <table:table-cell office:value-type="float" office:value="-7.0610899999999999E-3" table:style-name="ce1">
            <text:p>-0.00706109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1016" table:style-name="ce1">
            <text:p>1016</text:p>
          </table:table-cell>
          <table:table-cell office:value-type="float" office:value="1599" table:style-name="ce1">
            <text:p>1599</text:p>
          </table:table-cell>
          <table:table-cell office:value-type="float" office:value="3.2010700000000001" table:style-name="ce1">
            <text:p>3.20107</text:p>
          </table:table-cell>
          <table:table-cell office:value-type="float" office:value="4.00767E-2" table:style-name="ce1">
            <text:p>0.0400767</text:p>
          </table:table-cell>
          <table:table-cell office:value-type="float" office:value="-6.9155099999999997E-3" table:style-name="ce1">
            <text:p>-0.00691551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795" table:style-name="ce1">
            <text:p>795</text:p>
          </table:table-cell>
          <table:table-cell office:value-type="float" office:value="603" table:style-name="ce1">
            <text:p>603</text:p>
          </table:table-cell>
          <table:table-cell office:value-type="float" office:value="-2.26437" table:style-name="ce1">
            <text:p>-2.26437</text:p>
          </table:table-cell>
          <table:table-cell office:value-type="float" office:value="1.3132900000000001" table:style-name="ce1">
            <text:p>1.31329</text:p>
          </table:table-cell>
          <table:table-cell office:value-type="float" office:value="-1.42002E-2" table:style-name="ce1">
            <text:p>-0.0142002</text:p>
          </table:table-cell>
          <table:table-cell table:number-columns-repeated="1635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924" table:style-name="ce1">
            <text:p>924</text:p>
          </table:table-cell>
          <table:table-cell office:value-type="float" office:value="1087" table:style-name="ce1">
            <text:p>1087</text:p>
          </table:table-cell>
          <table:table-cell office:value-type="float" office:value="0.39027600000000001" table:style-name="ce1">
            <text:p>0.390276</text:p>
          </table:table-cell>
          <table:table-cell office:value-type="float" office:value="0.57574899999999996" table:style-name="ce1">
            <text:p>0.575749</text:p>
          </table:table-cell>
          <table:table-cell office:value-type="float" office:value="-8.9667800000000006E-3" table:style-name="ce1">
            <text:p>-0.00896678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867" table:style-name="ce1">
            <text:p>867</text:p>
          </table:table-cell>
          <table:table-cell office:value-type="float" office:value="580" table:style-name="ce1">
            <text:p>580</text:p>
          </table:table-cell>
          <table:table-cell office:value-type="float" office:value="-2.3950499999999999" table:style-name="ce1">
            <text:p>-2.39505</text:p>
          </table:table-cell>
          <table:table-cell office:value-type="float" office:value="0.91864199999999996" table:style-name="ce1">
            <text:p>0.918642</text:p>
          </table:table-cell>
          <table:table-cell office:value-type="float" office:value="-8.3252099999999996E-3" table:style-name="ce1">
            <text:p>-0.00832521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983" table:style-name="ce1">
            <text:p>983</text:p>
          </table:table-cell>
          <table:table-cell office:value-type="float" office:value="1571" table:style-name="ce1">
            <text:p>1571</text:p>
          </table:table-cell>
          <table:table-cell office:value-type="float" office:value="3.0489799999999998" table:style-name="ce1">
            <text:p>3.04898</text:p>
          </table:table-cell>
          <table:table-cell office:value-type="float" office:value="0.223191" table:style-name="ce1">
            <text:p>0.223191</text:p>
          </table:table-cell>
          <table:table-cell office:value-type="float" office:value="-9.2198200000000001E-3" table:style-name="ce1">
            <text:p>-0.00921982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988" table:style-name="ce1">
            <text:p>988</text:p>
          </table:table-cell>
          <table:table-cell office:value-type="float" office:value="1632" table:style-name="ce1">
            <text:p>1632</text:p>
          </table:table-cell>
          <table:table-cell office:value-type="float" office:value="3.3841999999999999" table:style-name="ce1">
            <text:p>3.3842</text:p>
          </table:table-cell>
          <table:table-cell office:value-type="float" office:value="0.19215399999999999" table:style-name="ce1">
            <text:p>0.192154</text:p>
          </table:table-cell>
          <table:table-cell office:value-type="float" office:value="-9.4426300000000005E-3" table:style-name="ce1">
            <text:p>-0.00944263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847" table:style-name="ce1">
            <text:p>847</text:p>
          </table:table-cell>
          <table:table-cell office:value-type="float" office:value="388" table:style-name="ce1">
            <text:p>388</text:p>
          </table:table-cell>
          <table:table-cell office:value-type="float" office:value="-3.4499300000000002" table:style-name="ce1">
            <text:p>-3.44993</text:p>
          </table:table-cell>
          <table:table-cell office:value-type="float" office:value="1.0397700000000001" table:style-name="ce1">
            <text:p>1.03977</text:p>
          </table:table-cell>
          <table:table-cell office:value-type="float" office:value="-7.95796E-3" table:style-name="ce1">
            <text:p>-0.00795796</text:p>
          </table:table-cell>
          <table:table-cell table:number-columns-repeated="1635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928" table:style-name="ce1">
            <text:p>928</text:p>
          </table:table-cell>
          <table:table-cell office:value-type="float" office:value="1092" table:style-name="ce1">
            <text:p>1092</text:p>
          </table:table-cell>
          <table:table-cell office:value-type="float" office:value="0.417545" table:style-name="ce1">
            <text:p>0.417545</text:p>
          </table:table-cell>
          <table:table-cell office:value-type="float" office:value="0.55345999999999995" table:style-name="ce1">
            <text:p>0.55346</text:p>
          </table:table-cell>
          <table:table-cell office:value-type="float" office:value="-8.7036500000000003E-3" table:style-name="ce1">
            <text:p>-0.00870365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903" table:style-name="ce1">
            <text:p>903</text:p>
          </table:table-cell>
          <table:table-cell office:value-type="float" office:value="592" table:style-name="ce1">
            <text:p>592</text:p>
          </table:table-cell>
          <table:table-cell office:value-type="float" office:value="-2.3311299999999999" table:style-name="ce1">
            <text:p>-2.33113</text:p>
          </table:table-cell>
          <table:table-cell office:value-type="float" office:value="0.71995699999999996" table:style-name="ce1">
            <text:p>0.719957</text:p>
          </table:table-cell>
          <table:table-cell office:value-type="float" office:value="-5.6245399999999999E-3" table:style-name="ce1">
            <text:p>-0.00562454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971" table:style-name="ce1">
            <text:p>971</text:p>
          </table:table-cell>
          <table:table-cell office:value-type="float" office:value="1600" table:style-name="ce1">
            <text:p>1600</text:p>
          </table:table-cell>
          <table:table-cell office:value-type="float" office:value="3.2091799999999999" table:style-name="ce1">
            <text:p>3.20918</text:p>
          </table:table-cell>
          <table:table-cell office:value-type="float" office:value="0.28750500000000001" table:style-name="ce1">
            <text:p>0.287505</text:p>
          </table:table-cell>
          <table:table-cell office:value-type="float" office:value="-1.0452599999999999E-2" table:style-name="ce1">
            <text:p>-0.0104526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983" table:style-name="ce1">
            <text:p>983</text:p>
          </table:table-cell>
          <table:table-cell office:value-type="float" office:value="1595" table:style-name="ce1">
            <text:p>1595</text:p>
          </table:table-cell>
          <table:table-cell office:value-type="float" office:value="3.1809799999999999" table:style-name="ce1">
            <text:p>3.18098</text:p>
          </table:table-cell>
          <table:table-cell office:value-type="float" office:value="0.221798" table:style-name="ce1">
            <text:p>0.221798</text:p>
          </table:table-cell>
          <table:table-cell office:value-type="float" office:value="-9.4616700000000001E-3" table:style-name="ce1">
            <text:p>-0.00946167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904" table:style-name="ce1">
            <text:p>904</text:p>
          </table:table-cell>
          <table:table-cell office:value-type="float" office:value="391" table:style-name="ce1">
            <text:p>391</text:p>
          </table:table-cell>
          <table:table-cell office:value-type="float" office:value="-3.4367299999999998" table:style-name="ce1">
            <text:p>-3.43673</text:p>
          </table:table-cell>
          <table:table-cell office:value-type="float" office:value="0.72611700000000001" table:style-name="ce1">
            <text:p>0.726117</text:p>
          </table:table-cell>
          <table:table-cell office:value-type="float" office:value="-3.5206600000000001E-3" table:style-name="ce1">
            <text:p>-0.00352066</text:p>
          </table:table-cell>
          <table:table-cell table:number-columns-repeated="1635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931" table:style-name="ce1">
            <text:p>931</text:p>
          </table:table-cell>
          <table:table-cell office:value-type="float" office:value="1088" table:style-name="ce1">
            <text:p>1088</text:p>
          </table:table-cell>
          <table:table-cell office:value-type="float" office:value="0.39537099999999997" table:style-name="ce1">
            <text:p>0.395371</text:p>
          </table:table-cell>
          <table:table-cell office:value-type="float" office:value="0.53719300000000003" table:style-name="ce1">
            <text:p>0.537193</text:p>
          </table:table-cell>
          <table:table-cell office:value-type="float" office:value="-8.4282100000000002E-3" table:style-name="ce1">
            <text:p>-0.00842821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1003" table:style-name="ce1">
            <text:p>1003</text:p>
          </table:table-cell>
          <table:table-cell office:value-type="float" office:value="1595" table:style-name="ce1">
            <text:p>1595</text:p>
          </table:table-cell>
          <table:table-cell office:value-type="float" office:value="3.1798199999999999" table:style-name="ce1">
            <text:p>3.17982</text:p>
          </table:table-cell>
          <table:table-cell office:value-type="float" office:value="0.111805" table:style-name="ce1">
            <text:p>0.111805</text:p>
          </table:table-cell>
          <table:table-cell office:value-type="float" office:value="-7.8941099999999993E-3" table:style-name="ce1">
            <text:p>-0.00789411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883" table:style-name="ce1">
            <text:p>883</text:p>
          </table:table-cell>
          <table:table-cell office:value-type="float" office:value="568" table:style-name="ce1">
            <text:p>568</text:p>
          </table:table-cell>
          <table:table-cell office:value-type="float" office:value="-2.46197" table:style-name="ce1">
            <text:p>-2.46197</text:p>
          </table:table-cell>
          <table:table-cell office:value-type="float" office:value="0.83134300000000005" table:style-name="ce1">
            <text:p>0.831343</text:p>
          </table:table-cell>
          <table:table-cell office:value-type="float" office:value="-6.9502399999999999E-3" table:style-name="ce1">
            <text:p>-0.00695024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1011" table:style-name="ce1">
            <text:p>1011</text:p>
          </table:table-cell>
          <table:table-cell office:value-type="float" office:value="1628" table:style-name="ce1">
            <text:p>1628</text:p>
          </table:table-cell>
          <table:table-cell office:value-type="float" office:value="3.3608699999999998" table:style-name="ce1">
            <text:p>3.36087</text:p>
          </table:table-cell>
          <table:table-cell office:value-type="float" office:value="6.5892800000000001E-2" table:style-name="ce1">
            <text:p>0.0658928</text:p>
          </table:table-cell>
          <table:table-cell office:value-type="float" office:value="-7.5996400000000004E-3" table:style-name="ce1">
            <text:p>-0.00759964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872" table:style-name="ce1">
            <text:p>872</text:p>
          </table:table-cell>
          <table:table-cell office:value-type="float" office:value="384" table:style-name="ce1">
            <text:p>384</text:p>
          </table:table-cell>
          <table:table-cell office:value-type="float" office:value="-3.4733800000000001" table:style-name="ce1">
            <text:p>-3.47338</text:p>
          </table:table-cell>
          <table:table-cell office:value-type="float" office:value="0.90251400000000004" table:style-name="ce1">
            <text:p>0.902514</text:p>
          </table:table-cell>
          <table:table-cell office:value-type="float" office:value="-5.9582100000000002E-3" table:style-name="ce1">
            <text:p>-0.00595821</text:p>
          </table:table-cell>
          <table:table-cell table:number-columns-repeated="1635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936" table:style-name="ce1">
            <text:p>936</text:p>
          </table:table-cell>
          <table:table-cell office:value-type="float" office:value="1096" table:style-name="ce1">
            <text:p>1096</text:p>
          </table:table-cell>
          <table:table-cell office:value-type="float" office:value="0.439083" table:style-name="ce1">
            <text:p>0.439083</text:p>
          </table:table-cell>
          <table:table-cell office:value-type="float" office:value="0.50923099999999999" table:style-name="ce1">
            <text:p>0.509231</text:p>
          </table:table-cell>
          <table:table-cell office:value-type="float" office:value="-8.1169399999999996E-3" table:style-name="ce1">
            <text:p>-0.00811694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904" table:style-name="ce1">
            <text:p>904</text:p>
          </table:table-cell>
          <table:table-cell office:value-type="float" office:value="599" table:style-name="ce1">
            <text:p>599</text:p>
          </table:table-cell>
          <table:table-cell office:value-type="float" office:value="-2.2926799999999998" table:style-name="ce1">
            <text:p>-2.29268</text:p>
          </table:table-cell>
          <table:table-cell office:value-type="float" office:value="0.71405099999999999" table:style-name="ce1">
            <text:p>0.714051</text:p>
          </table:table-cell>
          <table:table-cell office:value-type="float" office:value="-5.6166999999999996E-3" table:style-name="ce1">
            <text:p>-0.0056167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960" table:style-name="ce1">
            <text:p>960</text:p>
          </table:table-cell>
          <table:table-cell office:value-type="float" office:value="1648" table:style-name="ce1">
            <text:p>1648</text:p>
          </table:table-cell>
          <table:table-cell office:value-type="float" office:value="3.4738199999999999" table:style-name="ce1">
            <text:p>3.47382</text:p>
          </table:table-cell>
          <table:table-cell office:value-type="float" office:value="0.345217" table:style-name="ce1">
            <text:p>0.345217</text:p>
          </table:table-cell>
          <table:table-cell office:value-type="float" office:value="-1.1798400000000001E-2" table:style-name="ce1">
            <text:p>-0.0117984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880" table:style-name="ce1">
            <text:p>880</text:p>
          </table:table-cell>
          <table:table-cell office:value-type="float" office:value="376" table:style-name="ce1">
            <text:p>376</text:p>
          </table:table-cell>
          <table:table-cell office:value-type="float" office:value="-3.5178500000000001" table:style-name="ce1">
            <text:p>-3.51785</text:p>
          </table:table-cell>
          <table:table-cell office:value-type="float" office:value="0.85897999999999997" table:style-name="ce1">
            <text:p>0.85898</text:p>
          </table:table-cell>
          <table:table-cell office:value-type="float" office:value="-5.2505700000000004E-3" table:style-name="ce1">
            <text:p>-0.00525057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1084" table:style-name="ce1">
            <text:p>1084</text:p>
          </table:table-cell>
          <table:table-cell office:value-type="float" office:value="1295" table:style-name="ce1">
            <text:p>1295</text:p>
          </table:table-cell>
          <table:table-cell office:value-type="float" office:value="1.5250699999999999" table:style-name="ce1">
            <text:p>1.52507</text:p>
          </table:table-cell>
          <table:table-cell office:value-type="float" office:value="-0.31626700000000002" table:style-name="ce1">
            <text:p>-0.316267</text:p>
          </table:table-cell>
          <table:table-cell office:value-type="float" office:value="1.47762E-3" table:style-name="ce1">
            <text:p>0.00147762</text:p>
          </table:table-cell>
          <table:table-cell table:number-columns-repeated="1635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940" table:style-name="ce1">
            <text:p>940</text:p>
          </table:table-cell>
          <table:table-cell office:value-type="float" office:value="1095" table:style-name="ce1">
            <text:p>1095</text:p>
          </table:table-cell>
          <table:table-cell office:value-type="float" office:value="0.43335200000000001" table:style-name="ce1">
            <text:p>0.433352</text:p>
          </table:table-cell>
          <table:table-cell office:value-type="float" office:value="0.48729" table:style-name="ce1">
            <text:p>0.48729</text:p>
          </table:table-cell>
          <table:table-cell office:value-type="float" office:value="-7.7933500000000001E-3" table:style-name="ce1">
            <text:p>-0.00779335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951" table:style-name="ce1">
            <text:p>951</text:p>
          </table:table-cell>
          <table:table-cell office:value-type="float" office:value="548" table:style-name="ce1">
            <text:p>548</text:p>
          </table:table-cell>
          <table:table-cell office:value-type="float" office:value="-2.5759099999999999" table:style-name="ce1">
            <text:p>-2.57591</text:p>
          </table:table-cell>
          <table:table-cell office:value-type="float" office:value="0.45852500000000002" table:style-name="ce1">
            <text:p>0.458525</text:p>
          </table:table-cell>
          <table:table-cell office:value-type="float" office:value="-1.4190100000000001E-3" table:style-name="ce1">
            <text:p>-0.00141901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959" table:style-name="ce1">
            <text:p>959</text:p>
          </table:table-cell>
          <table:table-cell office:value-type="float" office:value="1639" table:style-name="ce1">
            <text:p>1639</text:p>
          </table:table-cell>
          <table:table-cell office:value-type="float" office:value="3.4243800000000002" table:style-name="ce1">
            <text:p>3.42438</text:p>
          </table:table-cell>
          <table:table-cell office:value-type="float" office:value="0.35123799999999999" table:style-name="ce1">
            <text:p>0.351238</text:p>
          </table:table-cell>
          <table:table-cell office:value-type="float" office:value="-1.1786100000000001E-2" table:style-name="ce1">
            <text:p>-0.0117861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891" table:style-name="ce1">
            <text:p>891</text:p>
          </table:table-cell>
          <table:table-cell office:value-type="float" office:value="1580" table:style-name="ce1">
            <text:p>1580</text:p>
          </table:table-cell>
          <table:table-cell office:value-type="float" office:value="3.1038000000000001" table:style-name="ce1">
            <text:p>3.1038</text:p>
          </table:table-cell>
          <table:table-cell office:value-type="float" office:value="0.72863999999999995" table:style-name="ce1">
            <text:p>0.72864</text:p>
          </table:table-cell>
          <table:table-cell office:value-type="float" office:value="-1.6521299999999999E-2" table:style-name="ce1">
            <text:p>-0.0165213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956" table:style-name="ce1">
            <text:p>956</text:p>
          </table:table-cell>
          <table:table-cell office:value-type="float" office:value="367" table:style-name="ce1">
            <text:p>367</text:p>
          </table:table-cell>
          <table:table-cell office:value-type="float" office:value="-3.5717400000000001" table:style-name="ce1">
            <text:p>-3.57174</text:p>
          </table:table-cell>
          <table:table-cell office:value-type="float" office:value="0.44152599999999997" table:style-name="ce1">
            <text:p>0.441526</text:p>
          </table:table-cell>
          <table:table-cell office:value-type="float" office:value="7.9683599999999999E-4" table:style-name="ce1">
            <text:p>0.000796836</text:p>
          </table:table-cell>
          <table:table-cell table:number-columns-repeated="1635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939" table:style-name="ce1">
            <text:p>939</text:p>
          </table:table-cell>
          <table:table-cell office:value-type="float" office:value="1091" table:style-name="ce1">
            <text:p>1091</text:p>
          </table:table-cell>
          <table:table-cell office:value-type="float" office:value="0.41140900000000002" table:style-name="ce1">
            <text:p>0.411409</text:p>
          </table:table-cell>
          <table:table-cell office:value-type="float" office:value="0.49302200000000002" table:style-name="ce1">
            <text:p>0.493022</text:p>
          </table:table-cell>
          <table:table-cell office:value-type="float" office:value="-7.8314200000000004E-3" table:style-name="ce1">
            <text:p>-0.00783142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948" table:style-name="ce1">
            <text:p>948</text:p>
          </table:table-cell>
          <table:table-cell office:value-type="float" office:value="564" table:style-name="ce1">
            <text:p>564</text:p>
          </table:table-cell>
          <table:table-cell office:value-type="float" office:value="-2.4877400000000001" table:style-name="ce1">
            <text:p>-2.48774</text:p>
          </table:table-cell>
          <table:table-cell office:value-type="float" office:value="0.47409600000000002" table:style-name="ce1">
            <text:p>0.474096</text:p>
          </table:table-cell>
          <table:table-cell office:value-type="float" office:value="-1.8153799999999999E-3" table:style-name="ce1">
            <text:p>-0.00181538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931" table:style-name="ce1">
            <text:p>931</text:p>
          </table:table-cell>
          <table:table-cell office:value-type="float" office:value="1575" table:style-name="ce1">
            <text:p>1575</text:p>
          </table:table-cell>
          <table:table-cell office:value-type="float" office:value="3.0739899999999998" table:style-name="ce1">
            <text:p>3.07399</text:p>
          </table:table-cell>
          <table:table-cell office:value-type="float" office:value="0.50894200000000001" table:style-name="ce1">
            <text:p>0.508942</text:p>
          </table:table-cell>
          <table:table-cell office:value-type="float" office:value="-1.33358E-2" table:style-name="ce1">
            <text:p>-0.0133358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923" table:style-name="ce1">
            <text:p>923</text:p>
          </table:table-cell>
          <table:table-cell office:value-type="float" office:value="1604" table:style-name="ce1">
            <text:p>1604</text:p>
          </table:table-cell>
          <table:table-cell office:value-type="float" office:value="3.2339500000000001" table:style-name="ce1">
            <text:p>3.23395</text:p>
          </table:table-cell>
          <table:table-cell office:value-type="float" office:value="0.551257" table:style-name="ce1">
            <text:p>0.551257</text:p>
          </table:table-cell>
          <table:table-cell office:value-type="float" office:value="-1.4255E-2" table:style-name="ce1">
            <text:p>-0.014255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956" table:style-name="ce1">
            <text:p>956</text:p>
          </table:table-cell>
          <table:table-cell office:value-type="float" office:value="372" table:style-name="ce1">
            <text:p>372</text:p>
          </table:table-cell>
          <table:table-cell office:value-type="float" office:value="-3.5442399999999998" table:style-name="ce1">
            <text:p>-3.54424</text:p>
          </table:table-cell>
          <table:table-cell office:value-type="float" office:value="0.44123600000000002" table:style-name="ce1">
            <text:p>0.441236</text:p>
          </table:table-cell>
          <table:table-cell office:value-type="float" office:value="7.4644999999999996E-4" table:style-name="ce1">
            <text:p>0.00074645</text:p>
          </table:table-cell>
          <table:table-cell table:number-columns-repeated="1635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943" table:style-name="ce1">
            <text:p>943</text:p>
          </table:table-cell>
          <table:table-cell office:value-type="float" office:value="1100" table:style-name="ce1">
            <text:p>1100</text:p>
          </table:table-cell>
          <table:table-cell office:value-type="float" office:value="0.46067900000000001" table:style-name="ce1">
            <text:p>0.460679</text:p>
          </table:table-cell>
          <table:table-cell office:value-type="float" office:value="0.470501" table:style-name="ce1">
            <text:p>0.470501</text:p>
          </table:table-cell>
          <table:table-cell office:value-type="float" office:value="-7.60861E-3" table:style-name="ce1">
            <text:p>-0.00760861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979" table:style-name="ce1">
            <text:p>979</text:p>
          </table:table-cell>
          <table:table-cell office:value-type="float" office:value="1560" table:style-name="ce1">
            <text:p>1560</text:p>
          </table:table-cell>
          <table:table-cell office:value-type="float" office:value="2.9887000000000001" table:style-name="ce1">
            <text:p>2.9887</text:p>
          </table:table-cell>
          <table:table-cell office:value-type="float" office:value="0.24582699999999999" table:style-name="ce1">
            <text:p>0.245827</text:p>
          </table:table-cell>
          <table:table-cell office:value-type="float" office:value="-9.4224800000000004E-3" table:style-name="ce1">
            <text:p>-0.00942248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979" table:style-name="ce1">
            <text:p>979</text:p>
          </table:table-cell>
          <table:table-cell office:value-type="float" office:value="1599" table:style-name="ce1">
            <text:p>1599</text:p>
          </table:table-cell>
          <table:table-cell office:value-type="float" office:value="3.2032099999999999" table:style-name="ce1">
            <text:p>3.20321</text:p>
          </table:table-cell>
          <table:table-cell office:value-type="float" office:value="0.243565" table:style-name="ce1">
            <text:p>0.243565</text:p>
          </table:table-cell>
          <table:table-cell office:value-type="float" office:value="-9.8154899999999996E-3" table:style-name="ce1">
            <text:p>-0.00981549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1007" table:style-name="ce1">
            <text:p>1007</text:p>
          </table:table-cell>
          <table:table-cell office:value-type="float" office:value="664" table:style-name="ce1">
            <text:p>664</text:p>
          </table:table-cell>
          <table:table-cell office:value-type="float" office:value="-1.94113" table:style-name="ce1">
            <text:p>-1.94113</text:p>
          </table:table-cell>
          <table:table-cell office:value-type="float" office:value="0.143813" table:style-name="ce1">
            <text:p>0.143813</text:p>
          </table:table-cell>
          <table:table-cell office:value-type="float" office:value="1.8012E-3" table:style-name="ce1">
            <text:p>0.0018012</text:p>
          </table:table-cell>
          <table:table-cell table:number-columns-repeated="16357" table:style-name="ce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948" table:style-name="ce1">
            <text:p>948</text:p>
          </table:table-cell>
          <table:table-cell office:value-type="float" office:value="1103" table:style-name="ce1">
            <text:p>1103</text:p>
          </table:table-cell>
          <table:table-cell office:value-type="float" office:value="0.47689100000000001" table:style-name="ce1">
            <text:p>0.476891</text:p>
          </table:table-cell>
          <table:table-cell office:value-type="float" office:value="0.442828" table:style-name="ce1">
            <text:p>0.442828</text:p>
          </table:table-cell>
          <table:table-cell office:value-type="float" office:value="-7.2469500000000003E-3" table:style-name="ce1">
            <text:p>-0.00724695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976" table:style-name="ce1">
            <text:p>976</text:p>
          </table:table-cell>
          <table:table-cell office:value-type="float" office:value="564" table:style-name="ce1">
            <text:p>564</text:p>
          </table:table-cell>
          <table:table-cell office:value-type="float" office:value="-2.48936" table:style-name="ce1">
            <text:p>-2.48936</text:p>
          </table:table-cell>
          <table:table-cell office:value-type="float" office:value="0.320104" table:style-name="ce1">
            <text:p>0.320104</text:p>
          </table:table-cell>
          <table:table-cell office:value-type="float" office:value="3.7919800000000002E-4" table:style-name="ce1">
            <text:p>0.000379198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915" table:style-name="ce1">
            <text:p>915</text:p>
          </table:table-cell>
          <table:table-cell office:value-type="float" office:value="1615" table:style-name="ce1">
            <text:p>1615</text:p>
          </table:table-cell>
          <table:table-cell office:value-type="float" office:value="3.2949199999999998" table:style-name="ce1">
            <text:p>3.29492</text:p>
          </table:table-cell>
          <table:table-cell office:value-type="float" office:value="0.59461699999999995" table:style-name="ce1">
            <text:p>0.594617</text:p>
          </table:table-cell>
          <table:table-cell office:value-type="float" office:value="-1.49929E-2" table:style-name="ce1">
            <text:p>-0.0149929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995" table:style-name="ce1">
            <text:p>995</text:p>
          </table:table-cell>
          <table:table-cell office:value-type="float" office:value="359" table:style-name="ce1">
            <text:p>359</text:p>
          </table:table-cell>
          <table:table-cell office:value-type="float" office:value="-3.6179999999999999" table:style-name="ce1">
            <text:p>-3.618</text:p>
          </table:table-cell>
          <table:table-cell office:value-type="float" office:value="0.22750200000000001" table:style-name="ce1">
            <text:p>0.227502</text:p>
          </table:table-cell>
          <table:table-cell office:value-type="float" office:value="3.9341899999999997E-3" table:style-name="ce1">
            <text:p>0.00393419</text:p>
          </table:table-cell>
          <table:table-cell table:number-columns-repeated="16357" table:style-name="ce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951" table:style-name="ce1">
            <text:p>951</text:p>
          </table:table-cell>
          <table:table-cell office:value-type="float" office:value="1108" table:style-name="ce1">
            <text:p>1108</text:p>
          </table:table-cell>
          <table:table-cell office:value-type="float" office:value="0.50421800000000006" table:style-name="ce1">
            <text:p>0.504218</text:p>
          </table:table-cell>
          <table:table-cell office:value-type="float" office:value="0.426039" table:style-name="ce1">
            <text:p>0.426039</text:p>
          </table:table-cell>
          <table:table-cell office:value-type="float" office:value="-7.0622000000000002E-3" table:style-name="ce1">
            <text:p>-0.0070622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932" table:style-name="ce1">
            <text:p>932</text:p>
          </table:table-cell>
          <table:table-cell office:value-type="float" office:value="604" table:style-name="ce1">
            <text:p>604</text:p>
          </table:table-cell>
          <table:table-cell office:value-type="float" office:value="-2.2667999999999999" table:style-name="ce1">
            <text:p>-2.2668</text:p>
          </table:table-cell>
          <table:table-cell office:value-type="float" office:value="0.55976999999999999" table:style-name="ce1">
            <text:p>0.55977</text:p>
          </table:table-cell>
          <table:table-cell office:value-type="float" office:value="-3.4725099999999998E-3" table:style-name="ce1">
            <text:p>-0.00347251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935" table:style-name="ce1">
            <text:p>935</text:p>
          </table:table-cell>
          <table:table-cell office:value-type="float" office:value="1647" table:style-name="ce1">
            <text:p>1647</text:p>
          </table:table-cell>
          <table:table-cell office:value-type="float" office:value="3.46977" table:style-name="ce1">
            <text:p>3.46977</text:p>
          </table:table-cell>
          <table:table-cell office:value-type="float" office:value="0.482767" table:style-name="ce1">
            <text:p>0.482767</text:p>
          </table:table-cell>
          <table:table-cell office:value-type="float" office:value="-1.3747799999999999E-2" table:style-name="ce1">
            <text:p>-0.0137478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928" table:style-name="ce1">
            <text:p>928</text:p>
          </table:table-cell>
          <table:table-cell office:value-type="float" office:value="396" table:style-name="ce1">
            <text:p>396</text:p>
          </table:table-cell>
          <table:table-cell office:value-type="float" office:value="-3.4106200000000002" table:style-name="ce1">
            <text:p>-3.41062</text:p>
          </table:table-cell>
          <table:table-cell office:value-type="float" office:value="0.593835" table:style-name="ce1">
            <text:p>0.593835</text:p>
          </table:table-cell>
          <table:table-cell office:value-type="float" office:value="-1.68998E-3" table:style-name="ce1">
            <text:p>-0.00168998</text:p>
          </table:table-cell>
          <table:table-cell table:number-columns-repeated="16357" table:style-name="ce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956" table:style-name="ce1">
            <text:p>956</text:p>
          </table:table-cell>
          <table:table-cell office:value-type="float" office:value="1112" table:style-name="ce1">
            <text:p>1112</text:p>
          </table:table-cell>
          <table:table-cell office:value-type="float" office:value="0.52593000000000001" table:style-name="ce1">
            <text:p>0.52593</text:p>
          </table:table-cell>
          <table:table-cell office:value-type="float" office:value="0.39830900000000002" table:style-name="ce1">
            <text:p>0.398309</text:p>
          </table:table-cell>
          <table:table-cell office:value-type="float" office:value="-6.7106199999999996E-3" table:style-name="ce1">
            <text:p>-0.00671062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911" table:style-name="ce1">
            <text:p>911</text:p>
          </table:table-cell>
          <table:table-cell office:value-type="float" office:value="628" table:style-name="ce1">
            <text:p>628</text:p>
          </table:table-cell>
          <table:table-cell office:value-type="float" office:value="-2.1335799999999998" table:style-name="ce1">
            <text:p>-2.13358</text:p>
          </table:table-cell>
          <table:table-cell office:value-type="float" office:value="0.673871" table:style-name="ce1">
            <text:p>0.673871</text:p>
          </table:table-cell>
          <table:table-cell office:value-type="float" office:value="-5.3602900000000002E-3" table:style-name="ce1">
            <text:p>-0.00536029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984" table:style-name="ce1">
            <text:p>984</text:p>
          </table:table-cell>
          <table:table-cell office:value-type="float" office:value="1703" table:style-name="ce1">
            <text:p>1703</text:p>
          </table:table-cell>
          <table:table-cell office:value-type="float" office:value="3.77495" table:style-name="ce1">
            <text:p>3.77495</text:p>
          </table:table-cell>
          <table:table-cell office:value-type="float" office:value="0.210034" table:style-name="ce1">
            <text:p>0.210034</text:p>
          </table:table-cell>
          <table:table-cell office:value-type="float" office:value="-1.0471599999999999E-2" table:style-name="ce1">
            <text:p>-0.0104716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907" table:style-name="ce1">
            <text:p>907</text:p>
          </table:table-cell>
          <table:table-cell office:value-type="float" office:value="328" table:style-name="ce1">
            <text:p>328</text:p>
          </table:table-cell>
          <table:table-cell office:value-type="float" office:value="-3.78342" table:style-name="ce1">
            <text:p>-3.78342</text:p>
          </table:table-cell>
          <table:table-cell office:value-type="float" office:value="0.71327300000000005" table:style-name="ce1">
            <text:p>0.713273</text:p>
          </table:table-cell>
          <table:table-cell office:value-type="float" office:value="-2.6506699999999999E-3" table:style-name="ce1">
            <text:p>-0.00265067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796" table:style-name="ce1">
            <text:p>796</text:p>
          </table:table-cell>
          <table:table-cell office:value-type="float" office:value="220" table:style-name="ce1">
            <text:p>220</text:p>
          </table:table-cell>
          <table:table-cell office:value-type="float" office:value="-4.3710199999999997" table:style-name="ce1">
            <text:p>-4.37102</text:p>
          </table:table-cell>
          <table:table-cell office:value-type="float" office:value="1.33" table:style-name="ce1">
            <text:p>1.33</text:p>
          </table:table-cell>
          <table:table-cell office:value-type="float" office:value="-1.02623E-2" table:style-name="ce1">
            <text:p>-0.0102623</text:p>
          </table:table-cell>
          <table:table-cell table:number-columns-repeated="1635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959" table:style-name="ce1">
            <text:p>959</text:p>
          </table:table-cell>
          <table:table-cell office:value-type="float" office:value="1107" table:style-name="ce1">
            <text:p>1107</text:p>
          </table:table-cell>
          <table:table-cell office:value-type="float" office:value="0.498255" table:style-name="ce1">
            <text:p>0.498255</text:p>
          </table:table-cell>
          <table:table-cell office:value-type="float" office:value="0.3821" table:style-name="ce1">
            <text:p>0.3821</text:p>
          </table:table-cell>
          <table:table-cell office:value-type="float" office:value="-6.4251000000000004E-3" table:style-name="ce1">
            <text:p>-0.0064251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983" table:style-name="ce1">
            <text:p>983</text:p>
          </table:table-cell>
          <table:table-cell office:value-type="float" office:value="667" table:style-name="ce1">
            <text:p>667</text:p>
          </table:table-cell>
          <table:table-cell office:value-type="float" office:value="-1.9232400000000001" table:style-name="ce1">
            <text:p>-1.92324</text:p>
          </table:table-cell>
          <table:table-cell office:value-type="float" office:value="0.27563100000000001" table:style-name="ce1">
            <text:p>0.275631</text:p>
          </table:table-cell>
          <table:table-cell office:value-type="float" office:value="-1.1010099999999999E-4" table:style-name="ce1">
            <text:p>-0.000110101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1008" table:style-name="ce1">
            <text:p>1008</text:p>
          </table:table-cell>
          <table:table-cell office:value-type="float" office:value="1592" table:style-name="ce1">
            <text:p>1592</text:p>
          </table:table-cell>
          <table:table-cell office:value-type="float" office:value="3.16303" table:style-name="ce1">
            <text:p>3.16303</text:p>
          </table:table-cell>
          <table:table-cell office:value-type="float" office:value="8.4480299999999994E-2" table:style-name="ce1">
            <text:p>0.0844803</text:p>
          </table:table-cell>
          <table:table-cell office:value-type="float" office:value="-7.4719900000000004E-3" table:style-name="ce1">
            <text:p>-0.00747199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1008" table:style-name="ce1">
            <text:p>1008</text:p>
          </table:table-cell>
          <table:table-cell office:value-type="float" office:value="1607" table:style-name="ce1">
            <text:p>1607</text:p>
          </table:table-cell>
          <table:table-cell office:value-type="float" office:value="3.2455400000000001" table:style-name="ce1">
            <text:p>3.24554</text:p>
          </table:table-cell>
          <table:table-cell office:value-type="float" office:value="8.3610100000000007E-2" table:style-name="ce1">
            <text:p>0.0836101</text:p>
          </table:table-cell>
          <table:table-cell office:value-type="float" office:value="-7.6231500000000004E-3" table:style-name="ce1">
            <text:p>-0.00762315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864" table:style-name="ce1">
            <text:p>864</text:p>
          </table:table-cell>
          <table:table-cell office:value-type="float" office:value="347" table:style-name="ce1">
            <text:p>347</text:p>
          </table:table-cell>
          <table:table-cell office:value-type="float" office:value="-3.6764299999999999" table:style-name="ce1">
            <text:p>-3.67643</text:p>
          </table:table-cell>
          <table:table-cell office:value-type="float" office:value="0.94865699999999997" table:style-name="ce1">
            <text:p>0.948657</text:p>
          </table:table-cell>
          <table:table-cell office:value-type="float" office:value="-6.21238E-3" table:style-name="ce1">
            <text:p>-0.00621238</text:p>
          </table:table-cell>
          <table:table-cell table:number-columns-repeated="1635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960" table:style-name="ce1">
            <text:p>960</text:p>
          </table:table-cell>
          <table:table-cell office:value-type="float" office:value="1104" table:style-name="ce1">
            <text:p>1104</text:p>
          </table:table-cell>
          <table:table-cell office:value-type="float" office:value="0.48169699999999999" table:style-name="ce1">
            <text:p>0.481697</text:p>
          </table:table-cell>
          <table:table-cell office:value-type="float" office:value="0.376774" table:style-name="ce1">
            <text:p>0.376774</text:p>
          </table:table-cell>
          <table:table-cell office:value-type="float" office:value="-6.3164900000000001E-3" table:style-name="ce1">
            <text:p>-0.00631649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951" table:style-name="ce1">
            <text:p>951</text:p>
          </table:table-cell>
          <table:table-cell office:value-type="float" office:value="599" table:style-name="ce1">
            <text:p>599</text:p>
          </table:table-cell>
          <table:table-cell office:value-type="float" office:value="-2.2953999999999999" table:style-name="ce1">
            <text:p>-2.2954</text:p>
          </table:table-cell>
          <table:table-cell office:value-type="float" office:value="0.45556600000000003" table:style-name="ce1">
            <text:p>0.455566</text:p>
          </table:table-cell>
          <table:table-cell office:value-type="float" office:value="-1.9329499999999999E-3" table:style-name="ce1">
            <text:p>-0.00193295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979" table:style-name="ce1">
            <text:p>979</text:p>
          </table:table-cell>
          <table:table-cell office:value-type="float" office:value="1707" table:style-name="ce1">
            <text:p>1707</text:p>
          </table:table-cell>
          <table:table-cell office:value-type="float" office:value="3.7972399999999999" table:style-name="ce1">
            <text:p>3.79724</text:p>
          </table:table-cell>
          <table:table-cell office:value-type="float" office:value="0.23730000000000001" table:style-name="ce1">
            <text:p>0.2373</text:p>
          </table:table-cell>
          <table:table-cell office:value-type="float" office:value="-1.09038E-2" table:style-name="ce1">
            <text:p>-0.0109038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955" table:style-name="ce1">
            <text:p>955</text:p>
          </table:table-cell>
          <table:table-cell office:value-type="float" office:value="391" table:style-name="ce1">
            <text:p>391</text:p>
          </table:table-cell>
          <table:table-cell office:value-type="float" office:value="-3.4396800000000001" table:style-name="ce1">
            <text:p>-3.43968</text:p>
          </table:table-cell>
          <table:table-cell office:value-type="float" office:value="0.445633" table:style-name="ce1">
            <text:p>0.445633</text:p>
          </table:table-cell>
          <table:table-cell office:value-type="float" office:value="4.7660699999999999E-4" table:style-name="ce1">
            <text:p>0.000476607</text:p>
          </table:table-cell>
          <table:table-cell table:number-columns-repeated="16357" table:style-name="ce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967" table:style-name="ce1">
            <text:p>967</text:p>
          </table:table-cell>
          <table:table-cell office:value-type="float" office:value="1108" table:style-name="ce1">
            <text:p>1108</text:p>
          </table:table-cell>
          <table:table-cell office:value-type="float" office:value="0.50329299999999999" table:style-name="ce1">
            <text:p>0.503293</text:p>
          </table:table-cell>
          <table:table-cell office:value-type="float" office:value="0.33804400000000001" table:style-name="ce1">
            <text:p>0.338044</text:p>
          </table:table-cell>
          <table:table-cell office:value-type="float" office:value="-5.8081599999999997E-3" table:style-name="ce1">
            <text:p>-0.00580816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939" table:style-name="ce1">
            <text:p>939</text:p>
          </table:table-cell>
          <table:table-cell office:value-type="float" office:value="611" table:style-name="ce1">
            <text:p>611</text:p>
          </table:table-cell>
          <table:table-cell office:value-type="float" office:value="-2.2286999999999999" table:style-name="ce1">
            <text:p>-2.2287</text:p>
          </table:table-cell>
          <table:table-cell office:value-type="float" office:value="0.52086600000000005" table:style-name="ce1">
            <text:p>0.520866</text:p>
          </table:table-cell>
          <table:table-cell office:value-type="float" office:value="-2.9943999999999999E-3" table:style-name="ce1">
            <text:p>-0.0029944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955" table:style-name="ce1">
            <text:p>955</text:p>
          </table:table-cell>
          <table:table-cell office:value-type="float" office:value="1683" table:style-name="ce1">
            <text:p>1683</text:p>
          </table:table-cell>
          <table:table-cell office:value-type="float" office:value="3.66662" table:style-name="ce1">
            <text:p>3.66662</text:p>
          </table:table-cell>
          <table:table-cell office:value-type="float" office:value="0.37068499999999999" table:style-name="ce1">
            <text:p>0.370685</text:p>
          </table:table-cell>
          <table:table-cell office:value-type="float" office:value="-1.2543E-2" table:style-name="ce1">
            <text:p>-0.012543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928" table:style-name="ce1">
            <text:p>928</text:p>
          </table:table-cell>
          <table:table-cell office:value-type="float" office:value="395" table:style-name="ce1">
            <text:p>395</text:p>
          </table:table-cell>
          <table:table-cell office:value-type="float" office:value="-3.4161199999999998" table:style-name="ce1">
            <text:p>-3.41612</text:p>
          </table:table-cell>
          <table:table-cell office:value-type="float" office:value="0.593893" table:style-name="ce1">
            <text:p>0.593893</text:p>
          </table:table-cell>
          <table:table-cell office:value-type="float" office:value="-1.6799E-3" table:style-name="ce1">
            <text:p>-0.0016799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779" table:style-name="ce1">
            <text:p>779</text:p>
          </table:table-cell>
          <table:table-cell office:value-type="float" office:value="107" table:style-name="ce1">
            <text:p>107</text:p>
          </table:table-cell>
          <table:table-cell office:value-type="float" office:value="-4.9915599999999998" table:style-name="ce1">
            <text:p>-4.99156</text:p>
          </table:table-cell>
          <table:table-cell office:value-type="float" office:value="1.43005" table:style-name="ce1">
            <text:p>1.43005</text:p>
          </table:table-cell>
          <table:table-cell office:value-type="float" office:value="-1.0456E-2" table:style-name="ce1">
            <text:p>-0.010456</text:p>
          </table:table-cell>
          <table:table-cell table:number-columns-repeated="1635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968" table:style-name="ce1">
            <text:p>968</text:p>
          </table:table-cell>
          <table:table-cell office:value-type="float" office:value="1111" table:style-name="ce1">
            <text:p>1111</text:p>
          </table:table-cell>
          <table:table-cell office:value-type="float" office:value="0.51973599999999998" table:style-name="ce1">
            <text:p>0.519736</text:p>
          </table:table-cell>
          <table:table-cell office:value-type="float" office:value="0.33237" table:style-name="ce1">
            <text:p>0.33237</text:p>
          </table:table-cell>
          <table:table-cell office:value-type="float" office:value="-5.7600100000000003E-3" table:style-name="ce1">
            <text:p>-0.00576001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988" table:style-name="ce1">
            <text:p>988</text:p>
          </table:table-cell>
          <table:table-cell office:value-type="float" office:value="1628" table:style-name="ce1">
            <text:p>1628</text:p>
          </table:table-cell>
          <table:table-cell office:value-type="float" office:value="3.3622000000000001" table:style-name="ce1">
            <text:p>3.3622</text:p>
          </table:table-cell>
          <table:table-cell office:value-type="float" office:value="0.192386" table:style-name="ce1">
            <text:p>0.192386</text:p>
          </table:table-cell>
          <table:table-cell office:value-type="float" office:value="-9.4023300000000004E-3" table:style-name="ce1">
            <text:p>-0.00940233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932" table:style-name="ce1">
            <text:p>932</text:p>
          </table:table-cell>
          <table:table-cell office:value-type="float" office:value="660" table:style-name="ce1">
            <text:p>660</text:p>
          </table:table-cell>
          <table:table-cell office:value-type="float" office:value="-1.95879" table:style-name="ce1">
            <text:p>-1.95879</text:p>
          </table:table-cell>
          <table:table-cell office:value-type="float" office:value="0.55652199999999996" table:style-name="ce1">
            <text:p>0.556522</text:p>
          </table:table-cell>
          <table:table-cell office:value-type="float" office:value="-4.0368299999999999E-3" table:style-name="ce1">
            <text:p>-0.00403683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899" table:style-name="ce1">
            <text:p>899</text:p>
          </table:table-cell>
          <table:table-cell office:value-type="float" office:value="311" table:style-name="ce1">
            <text:p>311</text:p>
          </table:table-cell>
          <table:table-cell office:value-type="float" office:value="-3.8764599999999998" table:style-name="ce1">
            <text:p>-3.87646</text:p>
          </table:table-cell>
          <table:table-cell office:value-type="float" office:value="0.75825699999999996" table:style-name="ce1">
            <text:p>0.758257</text:p>
          </table:table-cell>
          <table:table-cell office:value-type="float" office:value="-3.1063800000000002E-3" table:style-name="ce1">
            <text:p>-0.00310638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1096" table:style-name="ce1">
            <text:p>1096</text:p>
          </table:table-cell>
          <table:table-cell office:value-type="float" office:value="1436" table:style-name="ce1">
            <text:p>1436</text:p>
          </table:table-cell>
          <table:table-cell office:value-type="float" office:value="2.2999100000000001" table:style-name="ce1">
            <text:p>2.29991</text:p>
          </table:table-cell>
          <table:table-cell office:value-type="float" office:value="-0.39044299999999998" table:style-name="ce1">
            <text:p>-0.390443</text:p>
          </table:table-cell>
          <table:table-cell office:value-type="float" office:value="9.97279E-4" table:style-name="ce1">
            <text:p>0.000997279</text:p>
          </table:table-cell>
          <table:table-cell table:number-columns-repeated="1635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976" table:style-name="ce1">
            <text:p>976</text:p>
          </table:table-cell>
          <table:table-cell office:value-type="float" office:value="1111" table:style-name="ce1">
            <text:p>1111</text:p>
          </table:table-cell>
          <table:table-cell office:value-type="float" office:value="0.51927299999999998" table:style-name="ce1">
            <text:p>0.519273</text:p>
          </table:table-cell>
          <table:table-cell office:value-type="float" office:value="0.28837299999999999" table:style-name="ce1">
            <text:p>0.288373</text:p>
          </table:table-cell>
          <table:table-cell office:value-type="float" office:value="-5.1329899999999996E-3" table:style-name="ce1">
            <text:p>-0.00513299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935" table:style-name="ce1">
            <text:p>935</text:p>
          </table:table-cell>
          <table:table-cell office:value-type="float" office:value="688" table:style-name="ce1">
            <text:p>688</text:p>
          </table:table-cell>
          <table:table-cell office:value-type="float" office:value="-1.8049500000000001" table:style-name="ce1">
            <text:p>-1.80495</text:p>
          </table:table-cell>
          <table:table-cell office:value-type="float" office:value="0.53839800000000004" table:style-name="ce1">
            <text:p>0.538398</text:p>
          </table:table-cell>
          <table:table-cell office:value-type="float" office:value="-4.08385E-3" table:style-name="ce1">
            <text:p>-0.00408385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1036" table:style-name="ce1">
            <text:p>1036</text:p>
          </table:table-cell>
          <table:table-cell office:value-type="float" office:value="1604" table:style-name="ce1">
            <text:p>1604</text:p>
          </table:table-cell>
          <table:table-cell office:value-type="float" office:value="3.22742" table:style-name="ce1">
            <text:p>3.22742</text:p>
          </table:table-cell>
          <table:table-cell office:value-type="float" office:value="-7.0207099999999995E-2" table:style-name="ce1">
            <text:p>-0.0702071</text:p>
          </table:table-cell>
          <table:table-cell office:value-type="float" office:value="-5.3983399999999997E-3" table:style-name="ce1">
            <text:p>-0.00539834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915" table:style-name="ce1">
            <text:p>915</text:p>
          </table:table-cell>
          <table:table-cell office:value-type="float" office:value="395" table:style-name="ce1">
            <text:p>395</text:p>
          </table:table-cell>
          <table:table-cell office:value-type="float" office:value="-3.4153699999999998" table:style-name="ce1">
            <text:p>-3.41537</text:p>
          </table:table-cell>
          <table:table-cell office:value-type="float" office:value="0.66538900000000001" table:style-name="ce1">
            <text:p>0.665389</text:p>
          </table:table-cell>
          <table:table-cell office:value-type="float" office:value="-2.6988099999999998E-3" table:style-name="ce1">
            <text:p>-0.00269881</text:p>
          </table:table-cell>
          <table:table-cell table:number-columns-repeated="16357" table:style-name="ce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976" table:style-name="ce1">
            <text:p>976</text:p>
          </table:table-cell>
          <table:table-cell office:value-type="float" office:value="1115" table:style-name="ce1">
            <text:p>1115</text:p>
          </table:table-cell>
          <table:table-cell office:value-type="float" office:value="0.54127400000000003" table:style-name="ce1">
            <text:p>0.541274</text:p>
          </table:table-cell>
          <table:table-cell office:value-type="float" office:value="0.28814099999999998" table:style-name="ce1">
            <text:p>0.288141</text:p>
          </table:table-cell>
          <table:table-cell office:value-type="float" office:value="-5.1732999999999996E-3" table:style-name="ce1">
            <text:p>-0.0051733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911" table:style-name="ce1">
            <text:p>911</text:p>
          </table:table-cell>
          <table:table-cell office:value-type="float" office:value="627" table:style-name="ce1">
            <text:p>627</text:p>
          </table:table-cell>
          <table:table-cell office:value-type="float" office:value="-2.1390799999999999" table:style-name="ce1">
            <text:p>-2.13908</text:p>
          </table:table-cell>
          <table:table-cell office:value-type="float" office:value="0.673929" table:style-name="ce1">
            <text:p>0.673929</text:p>
          </table:table-cell>
          <table:table-cell office:value-type="float" office:value="-5.3502200000000001E-3" table:style-name="ce1">
            <text:p>-0.00535022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1035" table:style-name="ce1">
            <text:p>1035</text:p>
          </table:table-cell>
          <table:table-cell office:value-type="float" office:value="1671" table:style-name="ce1">
            <text:p>1671</text:p>
          </table:table-cell>
          <table:table-cell office:value-type="float" office:value="3.59599" table:style-name="ce1">
            <text:p>3.59599</text:p>
          </table:table-cell>
          <table:table-cell office:value-type="float" office:value="-6.8594100000000005E-2" table:style-name="ce1">
            <text:p>-0.0685941</text:p>
          </table:table-cell>
          <table:table-cell office:value-type="float" office:value="-6.1518900000000001E-3" table:style-name="ce1">
            <text:p>-0.00615189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884" table:style-name="ce1">
            <text:p>884</text:p>
          </table:table-cell>
          <table:table-cell office:value-type="float" office:value="383" table:style-name="ce1">
            <text:p>383</text:p>
          </table:table-cell>
          <table:table-cell office:value-type="float" office:value="-3.4795799999999999" table:style-name="ce1">
            <text:p>-3.47958</text:p>
          </table:table-cell>
          <table:table-cell office:value-type="float" office:value="0.83657499999999996" table:style-name="ce1">
            <text:p>0.836575</text:p>
          </table:table-cell>
          <table:table-cell office:value-type="float" office:value="-5.0076000000000001E-3" table:style-name="ce1">
            <text:p>-0.0050076</text:p>
          </table:table-cell>
          <table:table-cell table:number-columns-repeated="16357" table:style-name="ce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979" table:style-name="ce1">
            <text:p>979</text:p>
          </table:table-cell>
          <table:table-cell office:value-type="float" office:value="1116" table:style-name="ce1">
            <text:p>1116</text:p>
          </table:table-cell>
          <table:table-cell office:value-type="float" office:value="0.54659999999999997" table:style-name="ce1">
            <text:p>0.5466</text:p>
          </table:table-cell>
          <table:table-cell office:value-type="float" office:value="0.27158399999999999" table:style-name="ce1">
            <text:p>0.271584</text:p>
          </table:table-cell>
          <table:table-cell office:value-type="float" office:value="-4.9482399999999996E-3" table:style-name="ce1">
            <text:p>-0.00494824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968" table:style-name="ce1">
            <text:p>968</text:p>
          </table:table-cell>
          <table:table-cell office:value-type="float" office:value="504" table:style-name="ce1">
            <text:p>504</text:p>
          </table:table-cell>
          <table:table-cell office:value-type="float" office:value="-2.8189099999999998" table:style-name="ce1">
            <text:p>-2.81891</text:p>
          </table:table-cell>
          <table:table-cell office:value-type="float" office:value="0.36758200000000002" table:style-name="ce1">
            <text:p>0.367582</text:p>
          </table:table-cell>
          <table:table-cell office:value-type="float" office:value="3.5680299999999999E-4" table:style-name="ce1">
            <text:p>0.000356803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987" table:style-name="ce1">
            <text:p>987</text:p>
          </table:table-cell>
          <table:table-cell office:value-type="float" office:value="1688" table:style-name="ce1">
            <text:p>1688</text:p>
          </table:table-cell>
          <table:table-cell office:value-type="float" office:value="3.6922700000000002" table:style-name="ce1">
            <text:p>3.69227</text:p>
          </table:table-cell>
          <table:table-cell office:value-type="float" office:value="0.19440499999999999" table:style-name="ce1">
            <text:p>0.194405</text:p>
          </table:table-cell>
          <table:table-cell office:value-type="float" office:value="-1.00853E-2" table:style-name="ce1">
            <text:p>-0.0100853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971" table:style-name="ce1">
            <text:p>971</text:p>
          </table:table-cell>
          <table:table-cell office:value-type="float" office:value="388" table:style-name="ce1">
            <text:p>388</text:p>
          </table:table-cell>
          <table:table-cell office:value-type="float" office:value="-3.4571100000000001" table:style-name="ce1">
            <text:p>-3.45711</text:p>
          </table:table-cell>
          <table:table-cell office:value-type="float" office:value="0.35781200000000002" table:style-name="ce1">
            <text:p>0.357812</text:p>
          </table:table-cell>
          <table:table-cell office:value-type="float" office:value="1.76088E-3" table:style-name="ce1">
            <text:p>0.00176088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1120" table:style-name="ce1">
            <text:p>1120</text:p>
          </table:table-cell>
          <table:table-cell office:value-type="float" office:value="1516" table:style-name="ce1">
            <text:p>1516</text:p>
          </table:table-cell>
          <table:table-cell office:value-type="float" office:value="2.73854" table:style-name="ce1">
            <text:p>2.73854</text:p>
          </table:table-cell>
          <table:table-cell office:value-type="float" office:value="-0.52707599999999999" table:style-name="ce1">
            <text:p>-0.527076</text:p>
          </table:table-cell>
          <table:table-cell office:value-type="float" office:value="2.0721799999999999E-3" table:style-name="ce1">
            <text:p>0.00207218</text:p>
          </table:table-cell>
          <table:table-cell table:number-columns-repeated="1635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984" table:style-name="ce1">
            <text:p>984</text:p>
          </table:table-cell>
          <table:table-cell office:value-type="float" office:value="1120" table:style-name="ce1">
            <text:p>1120</text:p>
          </table:table-cell>
          <table:table-cell office:value-type="float" office:value="0.56831200000000004" table:style-name="ce1">
            <text:p>0.568312</text:p>
          </table:table-cell>
          <table:table-cell office:value-type="float" office:value="0.24385299999999999" table:style-name="ce1">
            <text:p>0.243853</text:p>
          </table:table-cell>
          <table:table-cell office:value-type="float" office:value="-4.5966599999999998E-3" table:style-name="ce1">
            <text:p>-0.00459666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932" table:style-name="ce1">
            <text:p>932</text:p>
          </table:table-cell>
          <table:table-cell office:value-type="float" office:value="523" table:style-name="ce1">
            <text:p>523</text:p>
          </table:table-cell>
          <table:table-cell office:value-type="float" office:value="-2.7123200000000001" table:style-name="ce1">
            <text:p>-2.71232</text:p>
          </table:table-cell>
          <table:table-cell office:value-type="float" office:value="0.564469" table:style-name="ce1">
            <text:p>0.564469</text:p>
          </table:table-cell>
          <table:table-cell office:value-type="float" office:value="-2.6562600000000001E-3" table:style-name="ce1">
            <text:p>-0.00265626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1011" table:style-name="ce1">
            <text:p>1011</text:p>
          </table:table-cell>
          <table:table-cell office:value-type="float" office:value="1664" table:style-name="ce1">
            <text:p>1664</text:p>
          </table:table-cell>
          <table:table-cell office:value-type="float" office:value="3.5588799999999998" table:style-name="ce1">
            <text:p>3.55888</text:p>
          </table:table-cell>
          <table:table-cell office:value-type="float" office:value="6.38045E-2" table:style-name="ce1">
            <text:p>0.0638045</text:p>
          </table:table-cell>
          <table:table-cell office:value-type="float" office:value="-7.9624099999999996E-3" table:style-name="ce1">
            <text:p>-0.00796241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924" table:style-name="ce1">
            <text:p>924</text:p>
          </table:table-cell>
          <table:table-cell office:value-type="float" office:value="379" table:style-name="ce1">
            <text:p>379</text:p>
          </table:table-cell>
          <table:table-cell office:value-type="float" office:value="-3.5038900000000002" table:style-name="ce1">
            <text:p>-3.50389</text:p>
          </table:table-cell>
          <table:table-cell office:value-type="float" office:value="0.61682000000000003" table:style-name="ce1">
            <text:p>0.61682</text:p>
          </table:table-cell>
          <table:table-cell office:value-type="float" office:value="-1.8321800000000001E-3" table:style-name="ce1">
            <text:p>-0.00183218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1119" table:style-name="ce1">
            <text:p>1119</text:p>
          </table:table-cell>
          <table:table-cell office:value-type="float" office:value="1383" table:style-name="ce1">
            <text:p>1383</text:p>
          </table:table-cell>
          <table:table-cell office:value-type="float" office:value="2.0070600000000001" table:style-name="ce1">
            <text:p>2.00706</text:p>
          </table:table-cell>
          <table:table-cell office:value-type="float" office:value="-0.51386100000000001" table:style-name="ce1">
            <text:p>-0.513861</text:p>
          </table:table-cell>
          <table:table-cell office:value-type="float" office:value="3.3340499999999999E-3" table:style-name="ce1">
            <text:p>0.00333405</text:p>
          </table:table-cell>
          <table:table-cell table:number-columns-repeated="1635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988" table:style-name="ce1">
            <text:p>988</text:p>
          </table:table-cell>
          <table:table-cell office:value-type="float" office:value="1124" table:style-name="ce1">
            <text:p>1124</text:p>
          </table:table-cell>
          <table:table-cell office:value-type="float" office:value="0.59008099999999997" table:style-name="ce1">
            <text:p>0.590081</text:p>
          </table:table-cell>
          <table:table-cell office:value-type="float" office:value="0.22162299999999999" table:style-name="ce1">
            <text:p>0.221623</text:p>
          </table:table-cell>
          <table:table-cell office:value-type="float" office:value="-4.3234600000000003E-3" table:style-name="ce1">
            <text:p>-0.00432346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987" table:style-name="ce1">
            <text:p>987</text:p>
          </table:table-cell>
          <table:table-cell office:value-type="float" office:value="1632" table:style-name="ce1">
            <text:p>1632</text:p>
          </table:table-cell>
          <table:table-cell office:value-type="float" office:value="3.3842599999999998" table:style-name="ce1">
            <text:p>3.38426</text:p>
          </table:table-cell>
          <table:table-cell office:value-type="float" office:value="0.197653" table:style-name="ce1">
            <text:p>0.197653</text:p>
          </table:table-cell>
          <table:table-cell office:value-type="float" office:value="-9.5210099999999999E-3" table:style-name="ce1">
            <text:p>-0.00952101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984" table:style-name="ce1">
            <text:p>984</text:p>
          </table:table-cell>
          <table:table-cell office:value-type="float" office:value="604" table:style-name="ce1">
            <text:p>604</text:p>
          </table:table-cell>
          <table:table-cell office:value-type="float" office:value="-2.2698100000000001" table:style-name="ce1">
            <text:p>-2.26981</text:p>
          </table:table-cell>
          <table:table-cell office:value-type="float" office:value="0.27378599999999997" table:style-name="ce1">
            <text:p>0.273786</text:p>
          </table:table-cell>
          <table:table-cell office:value-type="float" office:value="6.0313499999999998E-4" table:style-name="ce1">
            <text:p>0.000603135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1044" table:style-name="ce1">
            <text:p>1044</text:p>
          </table:table-cell>
          <table:table-cell office:value-type="float" office:value="1587" table:style-name="ce1">
            <text:p>1587</text:p>
          </table:table-cell>
          <table:table-cell office:value-type="float" office:value="3.1334499999999998" table:style-name="ce1">
            <text:p>3.13345</text:p>
          </table:table-cell>
          <table:table-cell office:value-type="float" office:value="-0.113218" table:style-name="ce1">
            <text:p>-0.113218</text:p>
          </table:table-cell>
          <table:table-cell office:value-type="float" office:value="-4.6000099999999999E-3" table:style-name="ce1">
            <text:p>-0.00460001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991" table:style-name="ce1">
            <text:p>991</text:p>
          </table:table-cell>
          <table:table-cell office:value-type="float" office:value="380" table:style-name="ce1">
            <text:p>380</text:p>
          </table:table-cell>
          <table:table-cell office:value-type="float" office:value="-3.5022700000000002" table:style-name="ce1">
            <text:p>-3.50227</text:p>
          </table:table-cell>
          <table:table-cell office:value-type="float" office:value="0.248283" table:style-name="ce1">
            <text:p>0.248283</text:p>
          </table:table-cell>
          <table:table-cell office:value-type="float" office:value="3.4090499999999998E-3" table:style-name="ce1">
            <text:p>0.00340905</text:p>
          </table:table-cell>
          <table:table-cell table:number-columns-repeated="1635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988" table:style-name="ce1">
            <text:p>988</text:p>
          </table:table-cell>
          <table:table-cell office:value-type="float" office:value="1119" table:style-name="ce1">
            <text:p>1119</text:p>
          </table:table-cell>
          <table:table-cell office:value-type="float" office:value="0.56257999999999997" table:style-name="ce1">
            <text:p>0.56258</text:p>
          </table:table-cell>
          <table:table-cell office:value-type="float" office:value="0.221913" table:style-name="ce1">
            <text:p>0.221913</text:p>
          </table:table-cell>
          <table:table-cell office:value-type="float" office:value="-4.2730700000000003E-3" table:style-name="ce1">
            <text:p>-0.00427307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956" table:style-name="ce1">
            <text:p>956</text:p>
          </table:table-cell>
          <table:table-cell office:value-type="float" office:value="635" table:style-name="ce1">
            <text:p>635</text:p>
          </table:table-cell>
          <table:table-cell office:value-type="float" office:value="-2.09768" table:style-name="ce1">
            <text:p>-2.09768</text:p>
          </table:table-cell>
          <table:table-cell office:value-type="float" office:value="0.425979" table:style-name="ce1">
            <text:p>0.425979</text:p>
          </table:table-cell>
          <table:table-cell office:value-type="float" office:value="-1.90383E-3" table:style-name="ce1">
            <text:p>-0.00190383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1024" table:style-name="ce1">
            <text:p>1024</text:p>
          </table:table-cell>
          <table:table-cell office:value-type="float" office:value="1668" table:style-name="ce1">
            <text:p>1668</text:p>
          </table:table-cell>
          <table:table-cell office:value-type="float" office:value="3.58013" table:style-name="ce1">
            <text:p>3.58013</text:p>
          </table:table-cell>
          <table:table-cell office:value-type="float" office:value="-7.9234800000000001E-3" table:style-name="ce1">
            <text:p>-0.00792348</text:p>
          </table:table-cell>
          <table:table-cell office:value-type="float" office:value="-6.98381E-3" table:style-name="ce1">
            <text:p>-0.00698381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940" table:style-name="ce1">
            <text:p>940</text:p>
          </table:table-cell>
          <table:table-cell office:value-type="float" office:value="351" table:style-name="ce1">
            <text:p>351</text:p>
          </table:table-cell>
          <table:table-cell office:value-type="float" office:value="-3.65882" table:style-name="ce1">
            <text:p>-3.65882</text:p>
          </table:table-cell>
          <table:table-cell office:value-type="float" office:value="0.53044899999999995" table:style-name="ce1">
            <text:p>0.530449</text:p>
          </table:table-cell>
          <table:table-cell office:value-type="float" office:value="-2.9597500000000002E-4" table:style-name="ce1">
            <text:p>-0.000295975</text:p>
          </table:table-cell>
          <table:table-cell table:number-columns-repeated="16357" table:style-name="ce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991" table:style-name="ce1">
            <text:p>991</text:p>
          </table:table-cell>
          <table:table-cell office:value-type="float" office:value="1115" table:style-name="ce1">
            <text:p>1115</text:p>
          </table:table-cell>
          <table:table-cell office:value-type="float" office:value="0.54040600000000005" table:style-name="ce1">
            <text:p>0.540406</text:p>
          </table:table-cell>
          <table:table-cell office:value-type="float" office:value="0.205646" table:style-name="ce1">
            <text:p>0.205646</text:p>
          </table:table-cell>
          <table:table-cell office:value-type="float" office:value="-3.9976300000000003E-3" table:style-name="ce1">
            <text:p>-0.00399763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948" table:style-name="ce1">
            <text:p>948</text:p>
          </table:table-cell>
          <table:table-cell office:value-type="float" office:value="639" table:style-name="ce1">
            <text:p>639</text:p>
          </table:table-cell>
          <table:table-cell office:value-type="float" office:value="-2.0752199999999998" table:style-name="ce1">
            <text:p>-2.07522</text:p>
          </table:table-cell>
          <table:table-cell office:value-type="float" office:value="0.46974500000000002" table:style-name="ce1">
            <text:p>0.469745</text:p>
          </table:table-cell>
          <table:table-cell office:value-type="float" office:value="-2.5711599999999999E-3" table:style-name="ce1">
            <text:p>-0.00257116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1060" table:style-name="ce1">
            <text:p>1060</text:p>
          </table:table-cell>
          <table:table-cell office:value-type="float" office:value="1632" table:style-name="ce1">
            <text:p>1632</text:p>
          </table:table-cell>
          <table:table-cell office:value-type="float" office:value="3.3800300000000001" table:style-name="ce1">
            <text:p>3.38003</text:p>
          </table:table-cell>
          <table:table-cell office:value-type="float" office:value="-0.20382400000000001" table:style-name="ce1">
            <text:p>-0.203824</text:p>
          </table:table-cell>
          <table:table-cell office:value-type="float" office:value="-3.7994399999999998E-3" table:style-name="ce1">
            <text:p>-0.00379944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1024" table:style-name="ce1">
            <text:p>1024</text:p>
          </table:table-cell>
          <table:table-cell office:value-type="float" office:value="360" table:style-name="ce1">
            <text:p>360</text:p>
          </table:table-cell>
          <table:table-cell office:value-type="float" office:value="-3.6141800000000002" table:style-name="ce1">
            <text:p>-3.61418</text:p>
          </table:table-cell>
          <table:table-cell office:value-type="float" office:value="6.7953299999999994E-2" table:style-name="ce1">
            <text:p>0.0679533</text:p>
          </table:table-cell>
          <table:table-cell office:value-type="float" office:value="6.1970599999999999E-3" table:style-name="ce1">
            <text:p>0.00619706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795" table:style-name="ce1">
            <text:p>795</text:p>
          </table:table-cell>
          <table:table-cell office:value-type="float" office:value="236" table:style-name="ce1">
            <text:p>236</text:p>
          </table:table-cell>
          <table:table-cell office:value-type="float" office:value="-4.2829600000000001" table:style-name="ce1">
            <text:p>-4.28296</text:p>
          </table:table-cell>
          <table:table-cell office:value-type="float" office:value="1.33457" table:style-name="ce1">
            <text:p>1.33457</text:p>
          </table:table-cell>
          <table:table-cell office:value-type="float" office:value="-1.05019E-2" table:style-name="ce1">
            <text:p>-0.0105019</text:p>
          </table:table-cell>
          <table:table-cell table:number-columns-repeated="1635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000" table:style-name="ce1">
            <text:p>1000</text:p>
          </table:table-cell>
          <table:table-cell office:value-type="float" office:value="1127" table:style-name="ce1">
            <text:p>1127</text:p>
          </table:table-cell>
          <table:table-cell office:value-type="float" office:value="0.60588799999999998" table:style-name="ce1">
            <text:p>0.605888</text:p>
          </table:table-cell>
          <table:table-cell office:value-type="float" office:value="0.15545200000000001" table:style-name="ce1">
            <text:p>0.155452</text:p>
          </table:table-cell>
          <table:table-cell office:value-type="float" office:value="-3.4131600000000002E-3" table:style-name="ce1">
            <text:p>-0.00341316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984" table:style-name="ce1">
            <text:p>984</text:p>
          </table:table-cell>
          <table:table-cell office:value-type="float" office:value="588" table:style-name="ce1">
            <text:p>588</text:p>
          </table:table-cell>
          <table:table-cell office:value-type="float" office:value="-2.3578100000000002" table:style-name="ce1">
            <text:p>-2.35781</text:p>
          </table:table-cell>
          <table:table-cell office:value-type="float" office:value="0.27471499999999999" table:style-name="ce1">
            <text:p>0.274715</text:p>
          </table:table-cell>
          <table:table-cell office:value-type="float" office:value="7.6436899999999999E-4" table:style-name="ce1">
            <text:p>0.000764369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1068" table:style-name="ce1">
            <text:p>1068</text:p>
          </table:table-cell>
          <table:table-cell office:value-type="float" office:value="1648" table:style-name="ce1">
            <text:p>1648</text:p>
          </table:table-cell>
          <table:table-cell office:value-type="float" office:value="3.4675799999999999" table:style-name="ce1">
            <text:p>3.46758</text:p>
          </table:table-cell>
          <table:table-cell office:value-type="float" office:value="-0.248749" table:style-name="ce1">
            <text:p>-0.248749</text:p>
          </table:table-cell>
          <table:table-cell office:value-type="float" office:value="-3.3336500000000001E-3" table:style-name="ce1">
            <text:p>-0.00333365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979" table:style-name="ce1">
            <text:p>979</text:p>
          </table:table-cell>
          <table:table-cell office:value-type="float" office:value="391" table:style-name="ce1">
            <text:p>391</text:p>
          </table:table-cell>
          <table:table-cell office:value-type="float" office:value="-3.4410699999999999" table:style-name="ce1">
            <text:p>-3.44107</text:p>
          </table:table-cell>
          <table:table-cell office:value-type="float" office:value="0.313641" table:style-name="ce1">
            <text:p>0.313641</text:p>
          </table:table-cell>
          <table:table-cell office:value-type="float" office:value="2.3576700000000001E-3" table:style-name="ce1">
            <text:p>0.00235767</text:p>
          </table:table-cell>
          <table:table-cell table:number-columns-repeated="16357" table:style-name="ce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000" table:style-name="ce1">
            <text:p>1000</text:p>
          </table:table-cell>
          <table:table-cell office:value-type="float" office:value="1120" table:style-name="ce1">
            <text:p>1120</text:p>
          </table:table-cell>
          <table:table-cell office:value-type="float" office:value="0.56738599999999995" table:style-name="ce1">
            <text:p>0.567386</text:p>
          </table:table-cell>
          <table:table-cell office:value-type="float" office:value="0.155858" table:style-name="ce1">
            <text:p>0.155858</text:p>
          </table:table-cell>
          <table:table-cell office:value-type="float" office:value="-3.3426200000000001E-3" table:style-name="ce1">
            <text:p>-0.00334262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1068" table:style-name="ce1">
            <text:p>1068</text:p>
          </table:table-cell>
          <table:table-cell office:value-type="float" office:value="1592" table:style-name="ce1">
            <text:p>1592</text:p>
          </table:table-cell>
          <table:table-cell office:value-type="float" office:value="3.1595599999999999" table:style-name="ce1">
            <text:p>3.15956</text:p>
          </table:table-cell>
          <table:table-cell office:value-type="float" office:value="-0.245501" table:style-name="ce1">
            <text:p>-0.245501</text:p>
          </table:table-cell>
          <table:table-cell office:value-type="float" office:value="-2.76933E-3" table:style-name="ce1">
            <text:p>-0.00276933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1071" table:style-name="ce1">
            <text:p>1071</text:p>
          </table:table-cell>
          <table:table-cell office:value-type="float" office:value="1615" table:style-name="ce1">
            <text:p>1615</text:p>
          </table:table-cell>
          <table:table-cell office:value-type="float" office:value="3.2858900000000002" table:style-name="ce1">
            <text:p>3.28589</text:p>
          </table:table-cell>
          <table:table-cell office:value-type="float" office:value="-0.26333400000000001" table:style-name="ce1">
            <text:p>-0.263334</text:p>
          </table:table-cell>
          <table:table-cell office:value-type="float" office:value="-2.76597E-3" table:style-name="ce1">
            <text:p>-0.00276597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924" table:style-name="ce1">
            <text:p>924</text:p>
          </table:table-cell>
          <table:table-cell office:value-type="float" office:value="583" table:style-name="ce1">
            <text:p>583</text:p>
          </table:table-cell>
          <table:table-cell office:value-type="float" office:value="-2.38184" table:style-name="ce1">
            <text:p>-2.38184</text:p>
          </table:table-cell>
          <table:table-cell office:value-type="float" office:value="0.60498600000000002" table:style-name="ce1">
            <text:p>0.604986</text:p>
          </table:table-cell>
          <table:table-cell office:value-type="float" office:value="-3.8879100000000001E-3" table:style-name="ce1">
            <text:p>-0.00388791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891" table:style-name="ce1">
            <text:p>891</text:p>
          </table:table-cell>
          <table:table-cell office:value-type="float" office:value="395" table:style-name="ce1">
            <text:p>395</text:p>
          </table:table-cell>
          <table:table-cell office:value-type="float" office:value="-3.41398" table:style-name="ce1">
            <text:p>-3.41398</text:p>
          </table:table-cell>
          <table:table-cell office:value-type="float" office:value="0.79738100000000001" table:style-name="ce1">
            <text:p>0.797381</text:p>
          </table:table-cell>
          <table:table-cell office:value-type="float" office:value="-4.5798799999999997E-3" table:style-name="ce1">
            <text:p>-0.00457988</text:p>
          </table:table-cell>
          <table:table-cell table:number-columns-repeated="1635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004" table:style-name="ce1">
            <text:p>1004</text:p>
          </table:table-cell>
          <table:table-cell office:value-type="float" office:value="1124" table:style-name="ce1">
            <text:p>1124</text:p>
          </table:table-cell>
          <table:table-cell office:value-type="float" office:value="0.58915600000000001" table:style-name="ce1">
            <text:p>0.589156</text:p>
          </table:table-cell>
          <table:table-cell office:value-type="float" office:value="0.133628" table:style-name="ce1">
            <text:p>0.133628</text:p>
          </table:table-cell>
          <table:table-cell office:value-type="float" office:value="-3.0694099999999998E-3" table:style-name="ce1">
            <text:p>-0.00306941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952" table:style-name="ce1">
            <text:p>952</text:p>
          </table:table-cell>
          <table:table-cell office:value-type="float" office:value="563" table:style-name="ce1">
            <text:p>563</text:p>
          </table:table-cell>
          <table:table-cell office:value-type="float" office:value="-2.4934699999999999" table:style-name="ce1">
            <text:p>-2.49347</text:p>
          </table:table-cell>
          <table:table-cell office:value-type="float" office:value="0.45215499999999997" table:style-name="ce1">
            <text:p>0.452155</text:p>
          </table:table-cell>
          <table:table-cell office:value-type="float" office:value="-1.49179E-3" table:style-name="ce1">
            <text:p>-0.00149179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1019" table:style-name="ce1">
            <text:p>1019</text:p>
          </table:table-cell>
          <table:table-cell office:value-type="float" office:value="1639" table:style-name="ce1">
            <text:p>1639</text:p>
          </table:table-cell>
          <table:table-cell office:value-type="float" office:value="3.4209100000000001" table:style-name="ce1">
            <text:p>3.42091</text:p>
          </table:table-cell>
          <table:table-cell office:value-type="float" office:value="2.12572E-2" table:style-name="ce1">
            <text:p>0.0212572</text:p>
          </table:table-cell>
          <table:table-cell office:value-type="float" office:value="-7.0834599999999998E-3" table:style-name="ce1">
            <text:p>-0.00708346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943" table:style-name="ce1">
            <text:p>943</text:p>
          </table:table-cell>
          <table:table-cell office:value-type="float" office:value="395" table:style-name="ce1">
            <text:p>395</text:p>
          </table:table-cell>
          <table:table-cell office:value-type="float" office:value="-3.4169900000000002" table:style-name="ce1">
            <text:p>-3.41699</text:p>
          </table:table-cell>
          <table:table-cell office:value-type="float" office:value="0.51139800000000002" table:style-name="ce1">
            <text:p>0.511398</text:p>
          </table:table-cell>
          <table:table-cell office:value-type="float" office:value="-5.0423500000000001E-4" table:style-name="ce1">
            <text:p>-0.000504235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759" table:style-name="ce1">
            <text:p>759</text:p>
          </table:table-cell>
          <table:table-cell office:value-type="float" office:value="100" table:style-name="ce1">
            <text:p>100</text:p>
          </table:table-cell>
          <table:table-cell office:value-type="float" office:value="-5.0289099999999998" table:style-name="ce1">
            <text:p>-5.02891</text:p>
          </table:table-cell>
          <table:table-cell office:value-type="float" office:value="1.5404500000000001" table:style-name="ce1">
            <text:p>1.54045</text:p>
          </table:table-cell>
          <table:table-cell office:value-type="float" office:value="-1.1953E-2" table:style-name="ce1">
            <text:p>-0.011953</text:p>
          </table:table-cell>
          <table:table-cell table:number-columns-repeated="1635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007" table:style-name="ce1">
            <text:p>1007</text:p>
          </table:table-cell>
          <table:table-cell office:value-type="float" office:value="1123" table:style-name="ce1">
            <text:p>1123</text:p>
          </table:table-cell>
          <table:table-cell office:value-type="float" office:value="0.58348199999999995" table:style-name="ce1">
            <text:p>0.583482</text:p>
          </table:table-cell>
          <table:table-cell office:value-type="float" office:value="0.117187" table:style-name="ce1">
            <text:p>0.117187</text:p>
          </table:table-cell>
          <table:table-cell office:value-type="float" office:value="-2.8241999999999998E-3" table:style-name="ce1">
            <text:p>-0.0028242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991" table:style-name="ce1">
            <text:p>991</text:p>
          </table:table-cell>
          <table:table-cell office:value-type="float" office:value="563" table:style-name="ce1">
            <text:p>563</text:p>
          </table:table-cell>
          <table:table-cell office:value-type="float" office:value="-2.4957199999999999" table:style-name="ce1">
            <text:p>-2.49572</text:p>
          </table:table-cell>
          <table:table-cell office:value-type="float" office:value="0.23766699999999999" table:style-name="ce1">
            <text:p>0.237667</text:p>
          </table:table-cell>
          <table:table-cell office:value-type="float" office:value="1.5649399999999999E-3" table:style-name="ce1">
            <text:p>0.00156494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1031" table:style-name="ce1">
            <text:p>1031</text:p>
          </table:table-cell>
          <table:table-cell office:value-type="float" office:value="1672" table:style-name="ce1">
            <text:p>1672</text:p>
          </table:table-cell>
          <table:table-cell office:value-type="float" office:value="3.6017199999999998" table:style-name="ce1">
            <text:p>3.60172</text:p>
          </table:table-cell>
          <table:table-cell office:value-type="float" office:value="-4.6653300000000002E-2" table:style-name="ce1">
            <text:p>-0.0466533</text:p>
          </table:table-cell>
          <table:table-cell office:value-type="float" office:value="-6.4754799999999996E-3" table:style-name="ce1">
            <text:p>-0.00647548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991" table:style-name="ce1">
            <text:p>991</text:p>
          </table:table-cell>
          <table:table-cell office:value-type="float" office:value="387" table:style-name="ce1">
            <text:p>387</text:p>
          </table:table-cell>
          <table:table-cell office:value-type="float" office:value="-3.4637699999999998" table:style-name="ce1">
            <text:p>-3.46377</text:p>
          </table:table-cell>
          <table:table-cell office:value-type="float" office:value="0.24787699999999999" table:style-name="ce1">
            <text:p>0.247877</text:p>
          </table:table-cell>
          <table:table-cell office:value-type="float" office:value="3.3385099999999998E-3" table:style-name="ce1">
            <text:p>0.00333851</text:p>
          </table:table-cell>
          <table:table-cell table:number-columns-repeated="16357" table:style-name="ce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011" table:style-name="ce1">
            <text:p>1011</text:p>
          </table:table-cell>
          <table:table-cell office:value-type="float" office:value="1128" table:style-name="ce1">
            <text:p>1128</text:p>
          </table:table-cell>
          <table:table-cell office:value-type="float" office:value="0.61075100000000004" table:style-name="ce1">
            <text:p>0.610751</text:p>
          </table:table-cell>
          <table:table-cell office:value-type="float" office:value="9.4897700000000001E-2" table:style-name="ce1">
            <text:p>0.0948977</text:p>
          </table:table-cell>
          <table:table-cell office:value-type="float" office:value="-2.5610799999999999E-3" table:style-name="ce1">
            <text:p>-0.00256108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979" table:style-name="ce1">
            <text:p>979</text:p>
          </table:table-cell>
          <table:table-cell office:value-type="float" office:value="620" table:style-name="ce1">
            <text:p>620</text:p>
          </table:table-cell>
          <table:table-cell office:value-type="float" office:value="-2.1815199999999999" table:style-name="ce1">
            <text:p>-2.18152</text:p>
          </table:table-cell>
          <table:table-cell office:value-type="float" office:value="0.30035699999999999" table:style-name="ce1">
            <text:p>0.300357</text:p>
          </table:table-cell>
          <table:table-cell office:value-type="float" office:value="5.0012500000000003E-5" table:style-name="ce2">
            <text:p>5.00E-05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1036" table:style-name="ce1">
            <text:p>1036</text:p>
          </table:table-cell>
          <table:table-cell office:value-type="float" office:value="1696" table:style-name="ce1">
            <text:p>1696</text:p>
          </table:table-cell>
          <table:table-cell office:value-type="float" office:value="3.7334399999999999" table:style-name="ce1">
            <text:p>3.73344</text:p>
          </table:table-cell>
          <table:table-cell office:value-type="float" office:value="-7.5544E-2" table:style-name="ce1">
            <text:p>-0.075544</text:p>
          </table:table-cell>
          <table:table-cell office:value-type="float" office:value="-6.3254399999999999E-3" table:style-name="ce1">
            <text:p>-0.00632544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964" table:style-name="ce1">
            <text:p>964</text:p>
          </table:table-cell>
          <table:table-cell office:value-type="float" office:value="387" table:style-name="ce1">
            <text:p>387</text:p>
          </table:table-cell>
          <table:table-cell office:value-type="float" office:value="-3.4622000000000002" table:style-name="ce1">
            <text:p>-3.4622</text:p>
          </table:table-cell>
          <table:table-cell office:value-type="float" office:value="0.396368" table:style-name="ce1">
            <text:p>0.396368</text:p>
          </table:table-cell>
          <table:table-cell office:value-type="float" office:value="1.22232E-3" table:style-name="ce1">
            <text:p>0.00122232</text:p>
          </table:table-cell>
          <table:table-cell table:number-columns-repeated="16357" table:style-name="ce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015" table:style-name="ce1">
            <text:p>1015</text:p>
          </table:table-cell>
          <table:table-cell office:value-type="float" office:value="1127" table:style-name="ce1">
            <text:p>1127</text:p>
          </table:table-cell>
          <table:table-cell office:value-type="float" office:value="0.60502" table:style-name="ce1">
            <text:p>0.60502</text:p>
          </table:table-cell>
          <table:table-cell office:value-type="float" office:value="7.2956999999999994E-2" table:style-name="ce1">
            <text:p>0.072957</text:p>
          </table:table-cell>
          <table:table-cell office:value-type="float" office:value="-2.23749E-3" table:style-name="ce1">
            <text:p>-0.00223749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1036" table:style-name="ce1">
            <text:p>1036</text:p>
          </table:table-cell>
          <table:table-cell office:value-type="float" office:value="1639" table:style-name="ce1">
            <text:p>1639</text:p>
          </table:table-cell>
          <table:table-cell office:value-type="float" office:value="3.4199199999999998" table:style-name="ce1">
            <text:p>3.41992</text:p>
          </table:table-cell>
          <table:table-cell office:value-type="float" office:value="-7.2237399999999993E-2" table:style-name="ce1">
            <text:p>-0.0722374</text:p>
          </table:table-cell>
          <table:table-cell office:value-type="float" office:value="-5.7510399999999998E-3" table:style-name="ce1">
            <text:p>-0.00575104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939" table:style-name="ce1">
            <text:p>939</text:p>
          </table:table-cell>
          <table:table-cell office:value-type="float" office:value="576" table:style-name="ce1">
            <text:p>576</text:p>
          </table:table-cell>
          <table:table-cell office:value-type="float" office:value="-2.4212099999999999" table:style-name="ce1">
            <text:p>-2.42121</text:p>
          </table:table-cell>
          <table:table-cell office:value-type="float" office:value="0.52289699999999995" table:style-name="ce1">
            <text:p>0.522897</text:p>
          </table:table-cell>
          <table:table-cell office:value-type="float" office:value="-2.6416999999999999E-3" table:style-name="ce1">
            <text:p>-0.0026417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895" table:style-name="ce1">
            <text:p>895</text:p>
          </table:table-cell>
          <table:table-cell office:value-type="float" office:value="391" table:style-name="ce1">
            <text:p>391</text:p>
          </table:table-cell>
          <table:table-cell office:value-type="float" office:value="-3.43621" table:style-name="ce1">
            <text:p>-3.43621</text:p>
          </table:table-cell>
          <table:table-cell office:value-type="float" office:value="0.77561500000000005" table:style-name="ce1">
            <text:p>0.775615</text:p>
          </table:table-cell>
          <table:table-cell office:value-type="float" office:value="-4.2260600000000002E-3" table:style-name="ce1">
            <text:p>-0.00422606</text:p>
          </table:table-cell>
          <table:table-cell table:number-columns-repeated="16357" table:style-name="ce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019" table:style-name="ce1">
            <text:p>1019</text:p>
          </table:table-cell>
          <table:table-cell office:value-type="float" office:value="1124" table:style-name="ce1">
            <text:p>1124</text:p>
          </table:table-cell>
          <table:table-cell office:value-type="float" office:value="0.58828800000000003" table:style-name="ce1">
            <text:p>0.588288</text:p>
          </table:table-cell>
          <table:table-cell office:value-type="float" office:value="5.1132299999999999E-2" table:style-name="ce1">
            <text:p>0.0511323</text:p>
          </table:table-cell>
          <table:table-cell office:value-type="float" office:value="-1.89375E-3" table:style-name="ce1">
            <text:p>-0.00189375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963" table:style-name="ce1">
            <text:p>963</text:p>
          </table:table-cell>
          <table:table-cell office:value-type="float" office:value="652" table:style-name="ce1">
            <text:p>652</text:p>
          </table:table-cell>
          <table:table-cell office:value-type="float" office:value="-2.0045799999999998" table:style-name="ce1">
            <text:p>-2.00458</text:p>
          </table:table-cell>
          <table:table-cell office:value-type="float" office:value="0.38649499999999998" table:style-name="ce1">
            <text:p>0.386495</text:p>
          </table:table-cell>
          <table:table-cell office:value-type="float" office:value="-1.5265000000000001E-3" table:style-name="ce1">
            <text:p>-0.0015265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1071" table:style-name="ce1">
            <text:p>1071</text:p>
          </table:table-cell>
          <table:table-cell office:value-type="float" office:value="1612" table:style-name="ce1">
            <text:p>1612</text:p>
          </table:table-cell>
          <table:table-cell office:value-type="float" office:value="3.26939" table:style-name="ce1">
            <text:p>3.26939</text:p>
          </table:table-cell>
          <table:table-cell office:value-type="float" office:value="-0.26316000000000001" table:style-name="ce1">
            <text:p>-0.26316</text:p>
          </table:table-cell>
          <table:table-cell office:value-type="float" office:value="-2.73574E-3" table:style-name="ce1">
            <text:p>-0.00273574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936" table:style-name="ce1">
            <text:p>936</text:p>
          </table:table-cell>
          <table:table-cell office:value-type="float" office:value="388" table:style-name="ce1">
            <text:p>388</text:p>
          </table:table-cell>
          <table:table-cell office:value-type="float" office:value="-3.4550800000000002" table:style-name="ce1">
            <text:p>-3.45508</text:p>
          </table:table-cell>
          <table:table-cell office:value-type="float" office:value="0.55030100000000004" table:style-name="ce1">
            <text:p>0.550301</text:p>
          </table:table-cell>
          <table:table-cell office:value-type="float" office:value="-9.8233900000000004E-4" table:style-name="ce1">
            <text:p>-0.000982339</text:p>
          </table:table-cell>
          <table:table-cell table:number-columns-repeated="16357" table:style-name="ce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023" table:style-name="ce1">
            <text:p>1023</text:p>
          </table:table-cell>
          <table:table-cell office:value-type="float" office:value="1128" table:style-name="ce1">
            <text:p>1128</text:p>
          </table:table-cell>
          <table:table-cell office:value-type="float" office:value="0.61005699999999996" table:style-name="ce1">
            <text:p>0.610057</text:p>
          </table:table-cell>
          <table:table-cell office:value-type="float" office:value="2.89015E-2" table:style-name="ce1">
            <text:p>0.0289015</text:p>
          </table:table-cell>
          <table:table-cell office:value-type="float" office:value="-1.62054E-3" table:style-name="ce1">
            <text:p>-0.00162054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967" table:style-name="ce1">
            <text:p>967</text:p>
          </table:table-cell>
          <table:table-cell office:value-type="float" office:value="583" table:style-name="ce1">
            <text:p>583</text:p>
          </table:table-cell>
          <table:table-cell office:value-type="float" office:value="-2.3843299999999998" table:style-name="ce1">
            <text:p>-2.38433</text:p>
          </table:table-cell>
          <table:table-cell office:value-type="float" office:value="0.36849900000000002" table:style-name="ce1">
            <text:p>0.368499</text:p>
          </table:table-cell>
          <table:table-cell office:value-type="float" office:value="-5.1766699999999998E-4" table:style-name="ce1">
            <text:p>-0.000517667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1068" table:style-name="ce1">
            <text:p>1068</text:p>
          </table:table-cell>
          <table:table-cell office:value-type="float" office:value="1624" table:style-name="ce1">
            <text:p>1624</text:p>
          </table:table-cell>
          <table:table-cell office:value-type="float" office:value="3.3355700000000001" table:style-name="ce1">
            <text:p>3.33557</text:p>
          </table:table-cell>
          <table:table-cell office:value-type="float" office:value="-0.24735699999999999" table:style-name="ce1">
            <text:p>-0.247357</text:p>
          </table:table-cell>
          <table:table-cell office:value-type="float" office:value="-3.0918E-3" table:style-name="ce1">
            <text:p>-0.0030918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971" table:style-name="ce1">
            <text:p>971</text:p>
          </table:table-cell>
          <table:table-cell office:value-type="float" office:value="376" table:style-name="ce1">
            <text:p>376</text:p>
          </table:table-cell>
          <table:table-cell office:value-type="float" office:value="-3.52311" table:style-name="ce1">
            <text:p>-3.52311</text:p>
          </table:table-cell>
          <table:table-cell office:value-type="float" office:value="0.35850900000000002" table:style-name="ce1">
            <text:p>0.358509</text:p>
          </table:table-cell>
          <table:table-cell office:value-type="float" office:value="1.88181E-3" table:style-name="ce1">
            <text:p>0.00188181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955" table:style-name="ce1">
            <text:p>955</text:p>
          </table:table-cell>
          <table:table-cell office:value-type="float" office:value="1583" table:style-name="ce1">
            <text:p>1583</text:p>
          </table:table-cell>
          <table:table-cell office:value-type="float" office:value="3.1166" table:style-name="ce1">
            <text:p>3.1166</text:p>
          </table:table-cell>
          <table:table-cell office:value-type="float" office:value="0.37648599999999999" table:style-name="ce1">
            <text:p>0.376486</text:p>
          </table:table-cell>
          <table:table-cell office:value-type="float" office:value="-1.15353E-2" table:style-name="ce1">
            <text:p>-0.0115353</text:p>
          </table:table-cell>
          <table:table-cell table:number-columns-repeated="1635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023" table:style-name="ce1">
            <text:p>1023</text:p>
          </table:table-cell>
          <table:table-cell office:value-type="float" office:value="1127" table:style-name="ce1">
            <text:p>1127</text:p>
          </table:table-cell>
          <table:table-cell office:value-type="float" office:value="0.60455700000000001" table:style-name="ce1">
            <text:p>0.604557</text:p>
          </table:table-cell>
          <table:table-cell office:value-type="float" office:value="2.8959499999999999E-2" table:style-name="ce1">
            <text:p>0.0289595</text:p>
          </table:table-cell>
          <table:table-cell office:value-type="float" office:value="-1.6104699999999999E-3" table:style-name="ce1">
            <text:p>-0.00161047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971" table:style-name="ce1">
            <text:p>971</text:p>
          </table:table-cell>
          <table:table-cell office:value-type="float" office:value="579" table:style-name="ce1">
            <text:p>579</text:p>
          </table:table-cell>
          <table:table-cell office:value-type="float" office:value="-2.4065599999999998" table:style-name="ce1">
            <text:p>-2.40656</text:p>
          </table:table-cell>
          <table:table-cell office:value-type="float" office:value="0.34673300000000001" table:style-name="ce1">
            <text:p>0.346733</text:p>
          </table:table-cell>
          <table:table-cell office:value-type="float" office:value="-1.6384799999999999E-4" table:style-name="ce1">
            <text:p>-0.000163848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1052" table:style-name="ce1">
            <text:p>1052</text:p>
          </table:table-cell>
          <table:table-cell office:value-type="float" office:value="1659" table:style-name="ce1">
            <text:p>1659</text:p>
          </table:table-cell>
          <table:table-cell office:value-type="float" office:value="3.5289999999999999" table:style-name="ce1">
            <text:p>3.529</text:p>
          </table:table-cell>
          <table:table-cell office:value-type="float" office:value="-0.16139300000000001" table:style-name="ce1">
            <text:p>-0.161393</text:p>
          </table:table-cell>
          <table:table-cell office:value-type="float" office:value="-4.6985400000000002E-3" table:style-name="ce1">
            <text:p>-0.00469854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944" table:style-name="ce1">
            <text:p>944</text:p>
          </table:table-cell>
          <table:table-cell office:value-type="float" office:value="388" table:style-name="ce1">
            <text:p>388</text:p>
          </table:table-cell>
          <table:table-cell office:value-type="float" office:value="-3.4555500000000001" table:style-name="ce1">
            <text:p>-3.45555</text:p>
          </table:table-cell>
          <table:table-cell office:value-type="float" office:value="0.50630399999999998" table:style-name="ce1">
            <text:p>0.506304</text:p>
          </table:table-cell>
          <table:table-cell office:value-type="float" office:value="-3.5531700000000001E-4" table:style-name="ce1">
            <text:p>-0.000355317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795" table:style-name="ce1">
            <text:p>795</text:p>
          </table:table-cell>
          <table:table-cell office:value-type="float" office:value="132" table:style-name="ce1">
            <text:p>132</text:p>
          </table:table-cell>
          <table:table-cell office:value-type="float" office:value="-4.8549800000000003" table:style-name="ce1">
            <text:p>-4.85498</text:p>
          </table:table-cell>
          <table:table-cell office:value-type="float" office:value="1.3406100000000001" table:style-name="ce1">
            <text:p>1.34061</text:p>
          </table:table-cell>
          <table:table-cell office:value-type="float" office:value="-9.4538599999999997E-3" table:style-name="ce1">
            <text:p>-0.00945386</text:p>
          </table:table-cell>
          <table:table-cell table:number-columns-repeated="1635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031" table:style-name="ce1">
            <text:p>1031</text:p>
          </table:table-cell>
          <table:table-cell office:value-type="float" office:value="1127" table:style-name="ce1">
            <text:p>1127</text:p>
          </table:table-cell>
          <table:table-cell office:value-type="float" office:value="0.60409400000000002" table:style-name="ce1">
            <text:p>0.604094</text:p>
          </table:table-cell>
          <table:table-cell office:value-type="float" office:value="-1.5037999999999999E-2" table:style-name="ce1">
            <text:p>-0.015038</text:p>
          </table:table-cell>
          <table:table-cell office:value-type="float" office:value="-9.8344499999999989E-4" table:style-name="ce1">
            <text:p>-0.000983445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963" table:style-name="ce1">
            <text:p>963</text:p>
          </table:table-cell>
          <table:table-cell office:value-type="float" office:value="624" table:style-name="ce1">
            <text:p>624</text:p>
          </table:table-cell>
          <table:table-cell office:value-type="float" office:value="-2.1585899999999998" table:style-name="ce1">
            <text:p>-2.15859</text:p>
          </table:table-cell>
          <table:table-cell office:value-type="float" office:value="0.38812000000000002" table:style-name="ce1">
            <text:p>0.38812</text:p>
          </table:table-cell>
          <table:table-cell office:value-type="float" office:value="-1.24434E-3" table:style-name="ce1">
            <text:p>-0.00124434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1083" table:style-name="ce1">
            <text:p>1083</text:p>
          </table:table-cell>
          <table:table-cell office:value-type="float" office:value="1628" table:style-name="ce1">
            <text:p>1628</text:p>
          </table:table-cell>
          <table:table-cell office:value-type="float" office:value="3.3567" table:style-name="ce1">
            <text:p>3.3567</text:p>
          </table:table-cell>
          <table:table-cell office:value-type="float" office:value="-0.33008500000000002" table:style-name="ce1">
            <text:p>-0.330085</text:p>
          </table:table-cell>
          <table:table-cell office:value-type="float" office:value="-1.9564399999999998E-3" table:style-name="ce1">
            <text:p>-0.00195644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927" table:style-name="ce1">
            <text:p>927</text:p>
          </table:table-cell>
          <table:table-cell office:value-type="float" office:value="380" table:style-name="ce1">
            <text:p>380</text:p>
          </table:table-cell>
          <table:table-cell office:value-type="float" office:value="-3.4985599999999999" table:style-name="ce1">
            <text:p>-3.49856</text:p>
          </table:table-cell>
          <table:table-cell office:value-type="float" office:value="0.60026299999999999" table:style-name="ce1">
            <text:p>0.600263</text:p>
          </table:table-cell>
          <table:table-cell office:value-type="float" office:value="-1.6071200000000001E-3" table:style-name="ce1">
            <text:p>-0.00160712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1199" table:style-name="ce1">
            <text:p>1199</text:p>
          </table:table-cell>
          <table:table-cell office:value-type="float" office:value="1671" table:style-name="ce1">
            <text:p>1671</text:p>
          </table:table-cell>
          <table:table-cell office:value-type="float" office:value="3.5865" table:style-name="ce1">
            <text:p>3.5865</text:p>
          </table:table-cell>
          <table:table-cell office:value-type="float" office:value="-0.97054300000000004" table:style-name="ce1">
            <text:p>-0.970543</text:p>
          </table:table-cell>
          <table:table-cell office:value-type="float" office:value="6.7020700000000001E-3" table:style-name="ce1">
            <text:p>0.00670207</text:p>
          </table:table-cell>
          <table:table-cell table:number-columns-repeated="1635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036" table:style-name="ce1">
            <text:p>1036</text:p>
          </table:table-cell>
          <table:table-cell office:value-type="float" office:value="1131" table:style-name="ce1">
            <text:p>1131</text:p>
          </table:table-cell>
          <table:table-cell office:value-type="float" office:value="0.62580599999999997" table:style-name="ce1">
            <text:p>0.625806</text:p>
          </table:table-cell>
          <table:table-cell office:value-type="float" office:value="-4.2768399999999998E-2" table:style-name="ce1">
            <text:p>-0.0427684</text:p>
          </table:table-cell>
          <table:table-cell office:value-type="float" office:value="-6.3186399999999999E-4" table:style-name="ce1">
            <text:p>-0.000631864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1031" table:style-name="ce1">
            <text:p>1031</text:p>
          </table:table-cell>
          <table:table-cell office:value-type="float" office:value="1628" table:style-name="ce1">
            <text:p>1628</text:p>
          </table:table-cell>
          <table:table-cell office:value-type="float" office:value="3.3597100000000002" table:style-name="ce1">
            <text:p>3.35971</text:p>
          </table:table-cell>
          <table:table-cell office:value-type="float" office:value="-4.4100899999999998E-2" table:style-name="ce1">
            <text:p>-0.0441009</text:p>
          </table:table-cell>
          <table:table-cell office:value-type="float" office:value="-6.0320800000000004E-3" table:style-name="ce1">
            <text:p>-0.00603208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1111" table:style-name="ce1">
            <text:p>1111</text:p>
          </table:table-cell>
          <table:table-cell office:value-type="float" office:value="1584" table:style-name="ce1">
            <text:p>1584</text:p>
          </table:table-cell>
          <table:table-cell office:value-type="float" office:value="3.11307" table:style-name="ce1">
            <text:p>3.11307</text:p>
          </table:table-cell>
          <table:table-cell office:value-type="float" office:value="-0.48152299999999998" table:style-name="ce1">
            <text:p>-0.481523</text:p>
          </table:table-cell>
          <table:table-cell office:value-type="float" office:value="6.8153099999999998E-4" table:style-name="ce1">
            <text:p>0.000681531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968" table:style-name="ce1">
            <text:p>968</text:p>
          </table:table-cell>
          <table:table-cell office:value-type="float" office:value="623" table:style-name="ce1">
            <text:p>623</text:p>
          </table:table-cell>
          <table:table-cell office:value-type="float" office:value="-2.16438" table:style-name="ce1">
            <text:p>-2.16438</text:p>
          </table:table-cell>
          <table:table-cell office:value-type="float" office:value="0.36067900000000003" table:style-name="ce1">
            <text:p>0.360679</text:p>
          </table:table-cell>
          <table:table-cell office:value-type="float" office:value="-8.4237400000000001E-4" table:style-name="ce1">
            <text:p>-0.000842374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1036" table:style-name="ce1">
            <text:p>1036</text:p>
          </table:table-cell>
          <table:table-cell office:value-type="float" office:value="383" table:style-name="ce1">
            <text:p>383</text:p>
          </table:table-cell>
          <table:table-cell office:value-type="float" office:value="-3.4883700000000002" table:style-name="ce1">
            <text:p>-3.48837</text:p>
          </table:table-cell>
          <table:table-cell office:value-type="float" office:value="6.2288299999999997E-4" table:style-name="ce1">
            <text:p>0.000622883</text:p>
          </table:table-cell>
          <table:table-cell office:value-type="float" office:value="6.90582E-3" table:style-name="ce1">
            <text:p>0.00690582</text:p>
          </table:table-cell>
          <table:table-cell table:number-columns-repeated="1635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036" table:style-name="ce1">
            <text:p>1036</text:p>
          </table:table-cell>
          <table:table-cell office:value-type="float" office:value="1136" table:style-name="ce1">
            <text:p>1136</text:p>
          </table:table-cell>
          <table:table-cell office:value-type="float" office:value="0.65330699999999997" table:style-name="ce1">
            <text:p>0.653307</text:p>
          </table:table-cell>
          <table:table-cell office:value-type="float" office:value="-4.30585E-2" table:style-name="ce1">
            <text:p>-0.0430585</text:p>
          </table:table-cell>
          <table:table-cell office:value-type="float" office:value="-6.8225000000000002E-4" table:style-name="ce1">
            <text:p>-0.00068225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1128" table:style-name="ce1">
            <text:p>1128</text:p>
          </table:table-cell>
          <table:table-cell office:value-type="float" office:value="1523" table:style-name="ce1">
            <text:p>1523</text:p>
          </table:table-cell>
          <table:table-cell office:value-type="float" office:value="2.77657" table:style-name="ce1">
            <text:p>2.77657</text:p>
          </table:table-cell>
          <table:table-cell office:value-type="float" office:value="-0.57147899999999996" table:style-name="ce1">
            <text:p>-0.571479</text:p>
          </table:table-cell>
          <table:table-cell office:value-type="float" office:value="2.6286600000000001E-3" table:style-name="ce1">
            <text:p>0.00262866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1024" table:style-name="ce1">
            <text:p>1024</text:p>
          </table:table-cell>
          <table:table-cell office:value-type="float" office:value="1640" table:style-name="ce1">
            <text:p>1640</text:p>
          </table:table-cell>
          <table:table-cell office:value-type="float" office:value="3.4261200000000001" table:style-name="ce1">
            <text:p>3.42612</text:p>
          </table:table-cell>
          <table:table-cell office:value-type="float" office:value="-6.2991999999999996E-3" table:style-name="ce1">
            <text:p>-0.0062992</text:p>
          </table:table-cell>
          <table:table-cell office:value-type="float" office:value="-6.70165E-3" table:style-name="ce1">
            <text:p>-0.00670165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1015" table:style-name="ce1">
            <text:p>1015</text:p>
          </table:table-cell>
          <table:table-cell office:value-type="float" office:value="607" table:style-name="ce1">
            <text:p>607</text:p>
          </table:table-cell>
          <table:table-cell office:value-type="float" office:value="-2.2551000000000001" table:style-name="ce1">
            <text:p>-2.2551</text:p>
          </table:table-cell>
          <table:table-cell office:value-type="float" office:value="0.10312200000000001" table:style-name="ce1">
            <text:p>0.103122</text:p>
          </table:table-cell>
          <table:table-cell office:value-type="float" office:value="3.0026100000000002E-3" table:style-name="ce1">
            <text:p>0.00300261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1011" table:style-name="ce1">
            <text:p>1011</text:p>
          </table:table-cell>
          <table:table-cell office:value-type="float" office:value="384" table:style-name="ce1">
            <text:p>384</text:p>
          </table:table-cell>
          <table:table-cell office:value-type="float" office:value="-3.48142" table:style-name="ce1">
            <text:p>-3.48142</text:p>
          </table:table-cell>
          <table:table-cell office:value-type="float" office:value="0.13805700000000001" table:style-name="ce1">
            <text:p>0.138057</text:p>
          </table:table-cell>
          <table:table-cell office:value-type="float" office:value="4.9363000000000002E-3" table:style-name="ce1">
            <text:p>0.0049363</text:p>
          </table:table-cell>
          <table:table-cell table:number-columns-repeated="1635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043" table:style-name="ce1">
            <text:p>1043</text:p>
          </table:table-cell>
          <table:table-cell office:value-type="float" office:value="1135" table:style-name="ce1">
            <text:p>1135</text:p>
          </table:table-cell>
          <table:table-cell office:value-type="float" office:value="0.64740200000000003" table:style-name="ce1">
            <text:p>0.647402</text:p>
          </table:table-cell>
          <table:table-cell office:value-type="float" office:value="-8.1498299999999996E-2" table:style-name="ce1">
            <text:p>-0.0814983</text:p>
          </table:table-cell>
          <table:table-cell office:value-type="float" office:value="-1.2352899999999999E-4" table:style-name="ce1">
            <text:p>-0.000123529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980" table:style-name="ce1">
            <text:p>980</text:p>
          </table:table-cell>
          <table:table-cell office:value-type="float" office:value="584" table:style-name="ce1">
            <text:p>584</text:p>
          </table:table-cell>
          <table:table-cell office:value-type="float" office:value="-2.3795799999999998" table:style-name="ce1">
            <text:p>-2.37958</text:p>
          </table:table-cell>
          <table:table-cell office:value-type="float" office:value="0.29694500000000001" table:style-name="ce1">
            <text:p>0.296945</text:p>
          </table:table-cell>
          <table:table-cell office:value-type="float" office:value="4.9116700000000004E-4" table:style-name="ce1">
            <text:p>0.000491167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1088" table:style-name="ce1">
            <text:p>1088</text:p>
          </table:table-cell>
          <table:table-cell office:value-type="float" office:value="1683" table:style-name="ce1">
            <text:p>1683</text:p>
          </table:table-cell>
          <table:table-cell office:value-type="float" office:value="3.6589299999999998" table:style-name="ce1">
            <text:p>3.65893</text:p>
          </table:table-cell>
          <table:table-cell office:value-type="float" office:value="-0.36077399999999998" table:style-name="ce1">
            <text:p>-0.360774</text:p>
          </table:table-cell>
          <table:table-cell office:value-type="float" office:value="-2.1187900000000002E-3" table:style-name="ce1">
            <text:p>-0.00211879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963" table:style-name="ce1">
            <text:p>963</text:p>
          </table:table-cell>
          <table:table-cell office:value-type="float" office:value="391" table:style-name="ce1">
            <text:p>391</text:p>
          </table:table-cell>
          <table:table-cell office:value-type="float" office:value="-3.44014" table:style-name="ce1">
            <text:p>-3.44014</text:p>
          </table:table-cell>
          <table:table-cell office:value-type="float" office:value="0.40163599999999999" table:style-name="ce1">
            <text:p>0.401636</text:p>
          </table:table-cell>
          <table:table-cell office:value-type="float" office:value="1.10363E-3" table:style-name="ce1">
            <text:p>0.00110363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1199" table:style-name="ce1">
            <text:p>1199</text:p>
          </table:table-cell>
          <table:table-cell office:value-type="float" office:value="1752" table:style-name="ce1">
            <text:p>1752</text:p>
          </table:table-cell>
          <table:table-cell office:value-type="float" office:value="4.0320200000000002" table:style-name="ce1">
            <text:p>4.03202</text:p>
          </table:table-cell>
          <table:table-cell office:value-type="float" office:value="-0.97524100000000002" table:style-name="ce1">
            <text:p>-0.975241</text:p>
          </table:table-cell>
          <table:table-cell office:value-type="float" office:value="5.8858199999999999E-3" table:style-name="ce1">
            <text:p>0.00588582</text:p>
          </table:table-cell>
          <table:table-cell table:number-columns-repeated="1635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044" table:style-name="ce1">
            <text:p>1044</text:p>
          </table:table-cell>
          <table:table-cell office:value-type="float" office:value="1135" table:style-name="ce1">
            <text:p>1135</text:p>
          </table:table-cell>
          <table:table-cell office:value-type="float" office:value="0.64734400000000003" table:style-name="ce1">
            <text:p>0.647344</text:p>
          </table:table-cell>
          <table:table-cell office:value-type="float" office:value="-8.6998000000000006E-2" table:style-name="ce1">
            <text:p>-0.086998</text:p>
          </table:table-cell>
          <table:table-cell office:value-type="float" office:value="-4.5150800000000001E-5" table:style-name="ce2">
            <text:p>-4.52E-05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980" table:style-name="ce1">
            <text:p>980</text:p>
          </table:table-cell>
          <table:table-cell office:value-type="float" office:value="648" table:style-name="ce1">
            <text:p>648</text:p>
          </table:table-cell>
          <table:table-cell office:value-type="float" office:value="-2.0275699999999999" table:style-name="ce1">
            <text:p>-2.02757</text:p>
          </table:table-cell>
          <table:table-cell office:value-type="float" office:value="0.29323300000000002" table:style-name="ce1">
            <text:p>0.293233</text:p>
          </table:table-cell>
          <table:table-cell office:value-type="float" office:value="-1.53769E-4" table:style-name="ce1">
            <text:p>-0.000153769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1099" table:style-name="ce1">
            <text:p>1099</text:p>
          </table:table-cell>
          <table:table-cell office:value-type="float" office:value="1668" table:style-name="ce1">
            <text:p>1668</text:p>
          </table:table-cell>
          <table:table-cell office:value-type="float" office:value="3.57579" table:style-name="ce1">
            <text:p>3.57579</text:p>
          </table:table-cell>
          <table:table-cell office:value-type="float" office:value="-0.4204" table:style-name="ce1">
            <text:p>-0.4204</text:p>
          </table:table-cell>
          <table:table-cell office:value-type="float" office:value="-1.10548E-3" table:style-name="ce1">
            <text:p>-0.00110548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947" table:style-name="ce1">
            <text:p>947</text:p>
          </table:table-cell>
          <table:table-cell office:value-type="float" office:value="388" table:style-name="ce1">
            <text:p>388</text:p>
          </table:table-cell>
          <table:table-cell office:value-type="float" office:value="-3.4557199999999999" table:style-name="ce1">
            <text:p>-3.45572</text:p>
          </table:table-cell>
          <table:table-cell office:value-type="float" office:value="0.48980499999999999" table:style-name="ce1">
            <text:p>0.489805</text:p>
          </table:table-cell>
          <table:table-cell office:value-type="float" office:value="-1.20184E-4" table:style-name="ce1">
            <text:p>-0.000120184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1199" table:style-name="ce1">
            <text:p>1199</text:p>
          </table:table-cell>
          <table:table-cell office:value-type="float" office:value="1779" table:style-name="ce1">
            <text:p>1779</text:p>
          </table:table-cell>
          <table:table-cell office:value-type="float" office:value="4.1805300000000001" table:style-name="ce1">
            <text:p>4.18053</text:p>
          </table:table-cell>
          <table:table-cell office:value-type="float" office:value="-0.97680800000000001" table:style-name="ce1">
            <text:p>-0.976808</text:p>
          </table:table-cell>
          <table:table-cell office:value-type="float" office:value="5.6137399999999999E-3" table:style-name="ce1">
            <text:p>0.00561374</text:p>
          </table:table-cell>
          <table:table-cell table:number-columns-repeated="1635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047" table:style-name="ce1">
            <text:p>1047</text:p>
          </table:table-cell>
          <table:table-cell office:value-type="float" office:value="1135" table:style-name="ce1">
            <text:p>1135</text:p>
          </table:table-cell>
          <table:table-cell office:value-type="float" office:value="0.64717000000000002" table:style-name="ce1">
            <text:p>0.64717</text:p>
          </table:table-cell>
          <table:table-cell office:value-type="float" office:value="-0.10349700000000001" table:style-name="ce1">
            <text:p>-0.103497</text:p>
          </table:table-cell>
          <table:table-cell office:value-type="float" office:value="1.89982E-4" table:style-name="ce1">
            <text:p>0.000189982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1096" table:style-name="ce1">
            <text:p>1096</text:p>
          </table:table-cell>
          <table:table-cell office:value-type="float" office:value="1684" table:style-name="ce1">
            <text:p>1684</text:p>
          </table:table-cell>
          <table:table-cell office:value-type="float" office:value="3.6639599999999999" table:style-name="ce1">
            <text:p>3.66396</text:p>
          </table:table-cell>
          <table:table-cell office:value-type="float" office:value="-0.40482899999999999" table:style-name="ce1">
            <text:p>-0.404829</text:p>
          </table:table-cell>
          <table:table-cell office:value-type="float" office:value="-1.5018500000000001E-3" table:style-name="ce1">
            <text:p>-0.00150185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1003" table:style-name="ce1">
            <text:p>1003</text:p>
          </table:table-cell>
          <table:table-cell office:value-type="float" office:value="631" table:style-name="ce1">
            <text:p>631</text:p>
          </table:table-cell>
          <table:table-cell office:value-type="float" office:value="-2.1223999999999998" table:style-name="ce1">
            <text:p>-2.1224</text:p>
          </table:table-cell>
          <table:table-cell office:value-type="float" office:value="0.16772599999999999" table:style-name="ce1">
            <text:p>0.167726</text:p>
          </table:table-cell>
          <table:table-cell office:value-type="float" office:value="1.8202299999999999E-3" table:style-name="ce1">
            <text:p>0.00182023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979" table:style-name="ce1">
            <text:p>979</text:p>
          </table:table-cell>
          <table:table-cell office:value-type="float" office:value="391" table:style-name="ce1">
            <text:p>391</text:p>
          </table:table-cell>
          <table:table-cell office:value-type="float" office:value="-3.4410699999999999" table:style-name="ce1">
            <text:p>-3.44107</text:p>
          </table:table-cell>
          <table:table-cell office:value-type="float" office:value="0.313641" table:style-name="ce1">
            <text:p>0.313641</text:p>
          </table:table-cell>
          <table:table-cell office:value-type="float" office:value="2.3576700000000001E-3" table:style-name="ce1">
            <text:p>0.00235767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1200" table:style-name="ce1">
            <text:p>1200</text:p>
          </table:table-cell>
          <table:table-cell office:value-type="float" office:value="1847" table:style-name="ce1">
            <text:p>1847</text:p>
          </table:table-cell>
          <table:table-cell office:value-type="float" office:value="4.5544799999999999" table:style-name="ce1">
            <text:p>4.55448</text:p>
          </table:table-cell>
          <table:table-cell office:value-type="float" office:value="-0.98625200000000002" table:style-name="ce1">
            <text:p>-0.986252</text:p>
          </table:table-cell>
          <table:table-cell office:value-type="float" office:value="5.0068700000000001E-3" table:style-name="ce1">
            <text:p>0.00500687</text:p>
          </table:table-cell>
          <table:table-cell table:number-columns-repeated="1635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055" table:style-name="ce1">
            <text:p>1055</text:p>
          </table:table-cell>
          <table:table-cell office:value-type="float" office:value="1144" table:style-name="ce1">
            <text:p>1144</text:p>
          </table:table-cell>
          <table:table-cell office:value-type="float" office:value="0.69620899999999997" table:style-name="ce1">
            <text:p>0.696209</text:p>
          </table:table-cell>
          <table:table-cell office:value-type="float" office:value="-0.14801700000000001" table:style-name="ce1">
            <text:p>-0.148017</text:p>
          </table:table-cell>
          <table:table-cell office:value-type="float" office:value="7.2630999999999998E-4" table:style-name="ce1">
            <text:p>0.00072631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1023" table:style-name="ce1">
            <text:p>1023</text:p>
          </table:table-cell>
          <table:table-cell office:value-type="float" office:value="660" table:style-name="ce1">
            <text:p>660</text:p>
          </table:table-cell>
          <table:table-cell office:value-type="float" office:value="-1.9640500000000001" table:style-name="ce1">
            <text:p>-1.96405</text:p>
          </table:table-cell>
          <table:table-cell office:value-type="float" office:value="5.6050099999999999E-2" table:style-name="ce1">
            <text:p>0.0560501</text:p>
          </table:table-cell>
          <table:table-cell office:value-type="float" office:value="3.0955499999999999E-3" table:style-name="ce1">
            <text:p>0.00309555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1140" table:style-name="ce1">
            <text:p>1140</text:p>
          </table:table-cell>
          <table:table-cell office:value-type="float" office:value="1664" table:style-name="ce1">
            <text:p>1664</text:p>
          </table:table-cell>
          <table:table-cell office:value-type="float" office:value="3.5514100000000002" table:style-name="ce1">
            <text:p>3.55141</text:p>
          </table:table-cell>
          <table:table-cell office:value-type="float" office:value="-0.64565499999999998" table:style-name="ce1">
            <text:p>-0.645655</text:p>
          </table:table-cell>
          <table:table-cell office:value-type="float" office:value="2.14832E-3" table:style-name="ce1">
            <text:p>0.00214832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1016" table:style-name="ce1">
            <text:p>1016</text:p>
          </table:table-cell>
          <table:table-cell office:value-type="float" office:value="375" table:style-name="ce1">
            <text:p>375</text:p>
          </table:table-cell>
          <table:table-cell office:value-type="float" office:value="-3.5312100000000002" table:style-name="ce1">
            <text:p>-3.53121</text:p>
          </table:table-cell>
          <table:table-cell office:value-type="float" office:value="0.111081" table:style-name="ce1">
            <text:p>0.111081</text:p>
          </table:table-cell>
          <table:table-cell office:value-type="float" office:value="5.4188800000000001E-3" table:style-name="ce1">
            <text:p>0.00541888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1199" table:style-name="ce1">
            <text:p>1199</text:p>
          </table:table-cell>
          <table:table-cell office:value-type="float" office:value="1867" table:style-name="ce1">
            <text:p>1867</text:p>
          </table:table-cell>
          <table:table-cell office:value-type="float" office:value="4.6645500000000002" table:style-name="ce1">
            <text:p>4.66455</text:p>
          </table:table-cell>
          <table:table-cell office:value-type="float" office:value="-0.98191300000000004" table:style-name="ce1">
            <text:p>-0.981913</text:p>
          </table:table-cell>
          <table:table-cell office:value-type="float" office:value="4.7269499999999997E-3" table:style-name="ce1">
            <text:p>0.00472695</text:p>
          </table:table-cell>
          <table:table-cell table:number-columns-repeated="1635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055" table:style-name="ce1">
            <text:p>1055</text:p>
          </table:table-cell>
          <table:table-cell office:value-type="float" office:value="1143" table:style-name="ce1">
            <text:p>1143</text:p>
          </table:table-cell>
          <table:table-cell office:value-type="float" office:value="0.69070900000000002" table:style-name="ce1">
            <text:p>0.690709</text:p>
          </table:table-cell>
          <table:table-cell office:value-type="float" office:value="-0.14795900000000001" table:style-name="ce1">
            <text:p>-0.147959</text:p>
          </table:table-cell>
          <table:table-cell office:value-type="float" office:value="7.3638800000000004E-4" table:style-name="ce1">
            <text:p>0.000736388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1027" table:style-name="ce1">
            <text:p>1027</text:p>
          </table:table-cell>
          <table:table-cell office:value-type="float" office:value="571" table:style-name="ce1">
            <text:p>571</text:p>
          </table:table-cell>
          <table:table-cell office:value-type="float" office:value="-2.4538000000000002" table:style-name="ce1">
            <text:p>-2.4538</text:p>
          </table:table-cell>
          <table:table-cell office:value-type="float" office:value="3.9214199999999998E-2" table:style-name="ce1">
            <text:p>0.0392142</text:p>
          </table:table-cell>
          <table:table-cell office:value-type="float" office:value="4.3059200000000004E-3" table:style-name="ce1">
            <text:p>0.00430592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1107" table:style-name="ce1">
            <text:p>1107</text:p>
          </table:table-cell>
          <table:table-cell office:value-type="float" office:value="1727" table:style-name="ce1">
            <text:p>1727</text:p>
          </table:table-cell>
          <table:table-cell office:value-type="float" office:value="3.8998400000000002" table:style-name="ce1">
            <text:p>3.89984</text:p>
          </table:table-cell>
          <table:table-cell office:value-type="float" office:value="-0.46782000000000001" table:style-name="ce1">
            <text:p>-0.46782</text:p>
          </table:table-cell>
          <table:table-cell office:value-type="float" office:value="-1.0730099999999999E-3" table:style-name="ce1">
            <text:p>-0.00107301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1028" table:style-name="ce1">
            <text:p>1028</text:p>
          </table:table-cell>
          <table:table-cell office:value-type="float" office:value="395" table:style-name="ce1">
            <text:p>395</text:p>
          </table:table-cell>
          <table:table-cell office:value-type="float" office:value="-3.4218999999999999" table:style-name="ce1">
            <text:p>-3.4219</text:p>
          </table:table-cell>
          <table:table-cell office:value-type="float" office:value="4.3924299999999999E-2" table:style-name="ce1">
            <text:p>0.0439243</text:p>
          </table:table-cell>
          <table:table-cell office:value-type="float" office:value="6.1578700000000002E-3" table:style-name="ce1">
            <text:p>0.00615787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1203" table:style-name="ce1">
            <text:p>1203</text:p>
          </table:table-cell>
          <table:table-cell office:value-type="float" office:value="1688" table:style-name="ce1">
            <text:p>1688</text:p>
          </table:table-cell>
          <table:table-cell office:value-type="float" office:value="3.67977" table:style-name="ce1">
            <text:p>3.67977</text:p>
          </table:table-cell>
          <table:table-cell office:value-type="float" office:value="-0.99352799999999997" table:style-name="ce1">
            <text:p>-0.993528</text:p>
          </table:table-cell>
          <table:table-cell office:value-type="float" office:value="6.8442599999999996E-3" table:style-name="ce1">
            <text:p>0.00684426</text:p>
          </table:table-cell>
          <table:table-cell table:number-columns-repeated="1635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063" table:style-name="ce1">
            <text:p>1063</text:p>
          </table:table-cell>
          <table:table-cell office:value-type="float" office:value="1144" table:style-name="ce1">
            <text:p>1144</text:p>
          </table:table-cell>
          <table:table-cell office:value-type="float" office:value="0.69574599999999998" table:style-name="ce1">
            <text:p>0.695746</text:p>
          </table:table-cell>
          <table:table-cell office:value-type="float" office:value="-0.19201399999999999" table:style-name="ce1">
            <text:p>-0.192014</text:p>
          </table:table-cell>
          <table:table-cell office:value-type="float" office:value="1.35333E-3" table:style-name="ce1">
            <text:p>0.00135333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1004" table:style-name="ce1">
            <text:p>1004</text:p>
          </table:table-cell>
          <table:table-cell office:value-type="float" office:value="572" table:style-name="ce1">
            <text:p>572</text:p>
          </table:table-cell>
          <table:table-cell office:value-type="float" office:value="-2.4469699999999999" table:style-name="ce1">
            <text:p>-2.44697</text:p>
          </table:table-cell>
          <table:table-cell office:value-type="float" office:value="0.16564899999999999" table:style-name="ce1">
            <text:p>0.165649</text:p>
          </table:table-cell>
          <table:table-cell office:value-type="float" office:value="2.4931599999999999E-3" table:style-name="ce1">
            <text:p>0.00249316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1104" table:style-name="ce1">
            <text:p>1104</text:p>
          </table:table-cell>
          <table:table-cell office:value-type="float" office:value="1699" table:style-name="ce1">
            <text:p>1699</text:p>
          </table:table-cell>
          <table:table-cell office:value-type="float" office:value="3.746" table:style-name="ce1">
            <text:p>3.746</text:p>
          </table:table-cell>
          <table:table-cell office:value-type="float" office:value="-0.44969700000000001" table:style-name="ce1">
            <text:p>-0.449697</text:p>
          </table:table-cell>
          <table:table-cell office:value-type="float" office:value="-1.0259799999999999E-3" table:style-name="ce1">
            <text:p>-0.00102598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968" table:style-name="ce1">
            <text:p>968</text:p>
          </table:table-cell>
          <table:table-cell office:value-type="float" office:value="388" table:style-name="ce1">
            <text:p>388</text:p>
          </table:table-cell>
          <table:table-cell office:value-type="float" office:value="-3.4569299999999998" table:style-name="ce1">
            <text:p>-3.45693</text:p>
          </table:table-cell>
          <table:table-cell office:value-type="float" office:value="0.37431199999999998" table:style-name="ce1">
            <text:p>0.374312</text:p>
          </table:table-cell>
          <table:table-cell office:value-type="float" office:value="1.52575E-3" table:style-name="ce1">
            <text:p>0.00152575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1199" table:style-name="ce1">
            <text:p>1199</text:p>
          </table:table-cell>
          <table:table-cell office:value-type="float" office:value="1851" table:style-name="ce1">
            <text:p>1851</text:p>
          </table:table-cell>
          <table:table-cell office:value-type="float" office:value="4.5765399999999996" table:style-name="ce1">
            <text:p>4.57654</text:p>
          </table:table-cell>
          <table:table-cell office:value-type="float" office:value="-0.98098399999999997" table:style-name="ce1">
            <text:p>-0.980984</text:p>
          </table:table-cell>
          <table:table-cell office:value-type="float" office:value="4.8881799999999998E-3" table:style-name="ce1">
            <text:p>0.00488818</text:p>
          </table:table-cell>
          <table:table-cell table:number-columns-repeated="1635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068" table:style-name="ce1">
            <text:p>1068</text:p>
          </table:table-cell>
          <table:table-cell office:value-type="float" office:value="1148" table:style-name="ce1">
            <text:p>1148</text:p>
          </table:table-cell>
          <table:table-cell office:value-type="float" office:value="0.71745800000000004" table:style-name="ce1">
            <text:p>0.717458</text:p>
          </table:table-cell>
          <table:table-cell office:value-type="float" office:value="-0.219745" table:style-name="ce1">
            <text:p>-0.219745</text:p>
          </table:table-cell>
          <table:table-cell office:value-type="float" office:value="1.70491E-3" table:style-name="ce1">
            <text:p>0.00170491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1015" table:style-name="ce1">
            <text:p>1015</text:p>
          </table:table-cell>
          <table:table-cell office:value-type="float" office:value="628" table:style-name="ce1">
            <text:p>628</text:p>
          </table:table-cell>
          <table:table-cell office:value-type="float" office:value="-2.1396000000000002" table:style-name="ce1">
            <text:p>-2.1396</text:p>
          </table:table-cell>
          <table:table-cell office:value-type="float" office:value="0.10190399999999999" table:style-name="ce1">
            <text:p>0.101904</text:p>
          </table:table-cell>
          <table:table-cell office:value-type="float" office:value="2.7909900000000001E-3" table:style-name="ce1">
            <text:p>0.00279099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1119" table:style-name="ce1">
            <text:p>1119</text:p>
          </table:table-cell>
          <table:table-cell office:value-type="float" office:value="1663" table:style-name="ce1">
            <text:p>1663</text:p>
          </table:table-cell>
          <table:table-cell office:value-type="float" office:value="3.5471300000000001" table:style-name="ce1">
            <text:p>3.54713</text:p>
          </table:table-cell>
          <table:table-cell office:value-type="float" office:value="-0.53010400000000002" table:style-name="ce1">
            <text:p>-0.530104</text:p>
          </table:table-cell>
          <table:table-cell office:value-type="float" office:value="5.1246099999999997E-4" table:style-name="ce1">
            <text:p>0.000512461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992" table:style-name="ce1">
            <text:p>992</text:p>
          </table:table-cell>
          <table:table-cell office:value-type="float" office:value="383" table:style-name="ce1">
            <text:p>383</text:p>
          </table:table-cell>
          <table:table-cell office:value-type="float" office:value="-3.4858199999999999" table:style-name="ce1">
            <text:p>-3.48582</text:p>
          </table:table-cell>
          <table:table-cell office:value-type="float" office:value="0.24260899999999999" table:style-name="ce1">
            <text:p>0.242609</text:p>
          </table:table-cell>
          <table:table-cell office:value-type="float" office:value="3.4572000000000001E-3" table:style-name="ce1">
            <text:p>0.0034572</text:p>
          </table:table-cell>
          <table:table-cell table:number-columns-repeated="16357" table:style-name="ce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067" table:style-name="ce1">
            <text:p>1067</text:p>
          </table:table-cell>
          <table:table-cell office:value-type="float" office:value="1148" table:style-name="ce1">
            <text:p>1148</text:p>
          </table:table-cell>
          <table:table-cell office:value-type="float" office:value="0.71751600000000004" table:style-name="ce1">
            <text:p>0.717516</text:p>
          </table:table-cell>
          <table:table-cell office:value-type="float" office:value="-0.21424499999999999" table:style-name="ce1">
            <text:p>-0.214245</text:p>
          </table:table-cell>
          <table:table-cell office:value-type="float" office:value="1.6265400000000001E-3" table:style-name="ce1">
            <text:p>0.00162654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1028" table:style-name="ce1">
            <text:p>1028</text:p>
          </table:table-cell>
          <table:table-cell office:value-type="float" office:value="619" table:style-name="ce1">
            <text:p>619</text:p>
          </table:table-cell>
          <table:table-cell office:value-type="float" office:value="-2.1898499999999999" table:style-name="ce1">
            <text:p>-2.18985</text:p>
          </table:table-cell>
          <table:table-cell office:value-type="float" office:value="3.0930099999999999E-2" table:style-name="ce1">
            <text:p>0.0309301</text:p>
          </table:table-cell>
          <table:table-cell office:value-type="float" office:value="3.9006000000000002E-3" table:style-name="ce1">
            <text:p>0.0039006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1072" table:style-name="ce1">
            <text:p>1072</text:p>
          </table:table-cell>
          <table:table-cell office:value-type="float" office:value="1716" table:style-name="ce1">
            <text:p>1716</text:p>
          </table:table-cell>
          <table:table-cell office:value-type="float" office:value="3.8413599999999999" table:style-name="ce1">
            <text:p>3.84136</text:p>
          </table:table-cell>
          <table:table-cell office:value-type="float" office:value="-0.27469300000000002" table:style-name="ce1">
            <text:p>-0.274693</text:p>
          </table:table-cell>
          <table:table-cell office:value-type="float" office:value="-3.7053799999999999E-3" table:style-name="ce1">
            <text:p>-0.00370538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1039" table:style-name="ce1">
            <text:p>1039</text:p>
          </table:table-cell>
          <table:table-cell office:value-type="float" office:value="387" table:style-name="ce1">
            <text:p>387</text:p>
          </table:table-cell>
          <table:table-cell office:value-type="float" office:value="-3.4665400000000002" table:style-name="ce1">
            <text:p>-3.46654</text:p>
          </table:table-cell>
          <table:table-cell office:value-type="float" office:value="-1.61082E-2" table:style-name="ce1">
            <text:p>-0.0161082</text:p>
          </table:table-cell>
          <table:table-cell office:value-type="float" office:value="7.10065E-3" table:style-name="ce1">
            <text:p>0.00710065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1215" table:style-name="ce1">
            <text:p>1215</text:p>
          </table:table-cell>
          <table:table-cell office:value-type="float" office:value="1619" table:style-name="ce1">
            <text:p>1619</text:p>
          </table:table-cell>
          <table:table-cell office:value-type="float" office:value="3.29956" table:style-name="ce1">
            <text:p>3.29956</text:p>
          </table:table-cell>
          <table:table-cell office:value-type="float" office:value="-1.05552" table:style-name="ce1">
            <text:p>-1.05552</text:p>
          </table:table-cell>
          <table:table-cell office:value-type="float" office:value="8.4801200000000007E-3" table:style-name="ce1">
            <text:p>0.00848012</text:p>
          </table:table-cell>
          <table:table-cell table:number-columns-repeated="1635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071" table:style-name="ce1">
            <text:p>1071</text:p>
          </table:table-cell>
          <table:table-cell office:value-type="float" office:value="1152" table:style-name="ce1">
            <text:p>1152</text:p>
          </table:table-cell>
          <table:table-cell office:value-type="float" office:value="0.73928499999999997" table:style-name="ce1">
            <text:p>0.739285</text:p>
          </table:table-cell>
          <table:table-cell office:value-type="float" office:value="-0.23647599999999999" table:style-name="ce1">
            <text:p>-0.236476</text:p>
          </table:table-cell>
          <table:table-cell office:value-type="float" office:value="1.89974E-3" table:style-name="ce1">
            <text:p>0.00189974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1039" table:style-name="ce1">
            <text:p>1039</text:p>
          </table:table-cell>
          <table:table-cell office:value-type="float" office:value="680" table:style-name="ce1">
            <text:p>680</text:p>
          </table:table-cell>
          <table:table-cell office:value-type="float" office:value="-1.85497" table:style-name="ce1">
            <text:p>-1.85497</text:p>
          </table:table-cell>
          <table:table-cell office:value-type="float" office:value="-3.3105099999999998E-2" table:style-name="ce1">
            <text:p>-0.0331051</text:p>
          </table:table-cell>
          <table:table-cell office:value-type="float" office:value="4.1480500000000003E-3" table:style-name="ce1">
            <text:p>0.00414805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1039" table:style-name="ce1">
            <text:p>1039</text:p>
          </table:table-cell>
          <table:table-cell office:value-type="float" office:value="1620" table:style-name="ce1">
            <text:p>1620</text:p>
          </table:table-cell>
          <table:table-cell office:value-type="float" office:value="3.3152499999999998" table:style-name="ce1">
            <text:p>3.31525</text:p>
          </table:table-cell>
          <table:table-cell office:value-type="float" office:value="-8.7634299999999998E-2" table:style-name="ce1">
            <text:p>-0.0876343</text:p>
          </table:table-cell>
          <table:table-cell office:value-type="float" office:value="-5.3244399999999997E-3" table:style-name="ce1">
            <text:p>-0.00532444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1019" table:style-name="ce1">
            <text:p>1019</text:p>
          </table:table-cell>
          <table:table-cell office:value-type="float" office:value="376" table:style-name="ce1">
            <text:p>376</text:p>
          </table:table-cell>
          <table:table-cell office:value-type="float" office:value="-3.52589" table:style-name="ce1">
            <text:p>-3.52589</text:p>
          </table:table-cell>
          <table:table-cell office:value-type="float" office:value="9.4523599999999999E-2" table:style-name="ce1">
            <text:p>0.0945236</text:p>
          </table:table-cell>
          <table:table-cell office:value-type="float" office:value="5.6439400000000001E-3" table:style-name="ce1">
            <text:p>0.00564394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1204" table:style-name="ce1">
            <text:p>1204</text:p>
          </table:table-cell>
          <table:table-cell office:value-type="float" office:value="1959" table:style-name="ce1">
            <text:p>1959</text:p>
          </table:table-cell>
          <table:table-cell office:value-type="float" office:value="5.17028" table:style-name="ce1">
            <text:p>5.17028</text:p>
          </table:table-cell>
          <table:table-cell office:value-type="float" office:value="-1.01475" table:style-name="ce1">
            <text:p>-1.01475</text:p>
          </table:table-cell>
          <table:table-cell office:value-type="float" office:value="4.1917400000000002E-3" table:style-name="ce1">
            <text:p>0.00419174</text:p>
          </table:table-cell>
          <table:table-cell table:number-columns-repeated="1635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076" table:style-name="ce1">
            <text:p>1076</text:p>
          </table:table-cell>
          <table:table-cell office:value-type="float" office:value="1148" table:style-name="ce1">
            <text:p>1148</text:p>
          </table:table-cell>
          <table:table-cell office:value-type="float" office:value="0.71699500000000005" table:style-name="ce1">
            <text:p>0.716995</text:p>
          </table:table-cell>
          <table:table-cell office:value-type="float" office:value="-0.26374199999999998" table:style-name="ce1">
            <text:p>-0.263742</text:p>
          </table:table-cell>
          <table:table-cell office:value-type="float" office:value="2.3319299999999999E-3" table:style-name="ce1">
            <text:p>0.00233193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1067" table:style-name="ce1">
            <text:p>1067</text:p>
          </table:table-cell>
          <table:table-cell office:value-type="float" office:value="691" table:style-name="ce1">
            <text:p>691</text:p>
          </table:table-cell>
          <table:table-cell office:value-type="float" office:value="-1.79609" table:style-name="ce1">
            <text:p>-1.79609</text:p>
          </table:table-cell>
          <table:table-cell office:value-type="float" office:value="-0.18773400000000001" table:style-name="ce1">
            <text:p>-0.187734</text:p>
          </table:table-cell>
          <table:table-cell office:value-type="float" office:value="6.2317800000000001E-3" table:style-name="ce1">
            <text:p>0.00623178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1111" table:style-name="ce1">
            <text:p>1111</text:p>
          </table:table-cell>
          <table:table-cell office:value-type="float" office:value="1699" table:style-name="ce1">
            <text:p>1699</text:p>
          </table:table-cell>
          <table:table-cell office:value-type="float" office:value="3.7456" table:style-name="ce1">
            <text:p>3.7456</text:p>
          </table:table-cell>
          <table:table-cell office:value-type="float" office:value="-0.48819499999999999" table:style-name="ce1">
            <text:p>-0.488195</text:p>
          </table:table-cell>
          <table:table-cell office:value-type="float" office:value="-4.77338E-4" table:style-name="ce1">
            <text:p>-0.000477338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1084" table:style-name="ce1">
            <text:p>1084</text:p>
          </table:table-cell>
          <table:table-cell office:value-type="float" office:value="344" table:style-name="ce1">
            <text:p>344</text:p>
          </table:table-cell>
          <table:table-cell office:value-type="float" office:value="-3.70566" table:style-name="ce1">
            <text:p>-3.70566</text:p>
          </table:table-cell>
          <table:table-cell office:value-type="float" office:value="-0.2611" table:style-name="ce1">
            <text:p>-0.2611</text:p>
          </table:table-cell>
          <table:table-cell office:value-type="float" office:value="1.1061E-2" table:style-name="ce1">
            <text:p>0.011061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1199" table:style-name="ce1">
            <text:p>1199</text:p>
          </table:table-cell>
          <table:table-cell office:value-type="float" office:value="1547" table:style-name="ce1">
            <text:p>1547</text:p>
          </table:table-cell>
          <table:table-cell office:value-type="float" office:value="2.9044699999999999" table:style-name="ce1">
            <text:p>2.90447</text:p>
          </table:table-cell>
          <table:table-cell office:value-type="float" office:value="-0.96334900000000001" table:style-name="ce1">
            <text:p>-0.963349</text:p>
          </table:table-cell>
          <table:table-cell office:value-type="float" office:value="7.9516299999999995E-3" table:style-name="ce1">
            <text:p>0.00795163</text:p>
          </table:table-cell>
          <table:table-cell table:number-columns-repeated="1635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079" table:style-name="ce1">
            <text:p>1079</text:p>
          </table:table-cell>
          <table:table-cell office:value-type="float" office:value="1156" table:style-name="ce1">
            <text:p>1156</text:p>
          </table:table-cell>
          <table:table-cell office:value-type="float" office:value="0.76082399999999994" table:style-name="ce1">
            <text:p>0.760824</text:p>
          </table:table-cell>
          <table:table-cell office:value-type="float" office:value="-0.28070499999999998" table:style-name="ce1">
            <text:p>-0.280705</text:p>
          </table:table-cell>
          <table:table-cell office:value-type="float" office:value="2.4864499999999999E-3" table:style-name="ce1">
            <text:p>0.00248645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1059" table:style-name="ce1">
            <text:p>1059</text:p>
          </table:table-cell>
          <table:table-cell office:value-type="float" office:value="600" table:style-name="ce1">
            <text:p>600</text:p>
          </table:table-cell>
          <table:table-cell office:value-type="float" office:value="-2.2961499999999999" table:style-name="ce1">
            <text:p>-2.29615</text:p>
          </table:table-cell>
          <table:table-cell office:value-type="float" office:value="-0.138458" table:style-name="ce1">
            <text:p>-0.138458</text:p>
          </table:table-cell>
          <table:table-cell office:value-type="float" office:value="6.5217799999999996E-3" table:style-name="ce1">
            <text:p>0.00652178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1080" table:style-name="ce1">
            <text:p>1080</text:p>
          </table:table-cell>
          <table:table-cell office:value-type="float" office:value="1647" table:style-name="ce1">
            <text:p>1647</text:p>
          </table:table-cell>
          <table:table-cell office:value-type="float" office:value="3.4613800000000001" table:style-name="ce1">
            <text:p>3.46138</text:p>
          </table:table-cell>
          <table:table-cell office:value-type="float" office:value="-0.31468800000000002" table:style-name="ce1">
            <text:p>-0.314688</text:p>
          </table:table-cell>
          <table:table-cell office:value-type="float" office:value="-2.3830399999999999E-3" table:style-name="ce1">
            <text:p>-0.00238304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987" table:style-name="ce1">
            <text:p>987</text:p>
          </table:table-cell>
          <table:table-cell office:value-type="float" office:value="352" table:style-name="ce1">
            <text:p>352</text:p>
          </table:table-cell>
          <table:table-cell office:value-type="float" office:value="-3.65604" table:style-name="ce1">
            <text:p>-3.65604</text:p>
          </table:table-cell>
          <table:table-cell office:value-type="float" office:value="0.27190599999999998" table:style-name="ce1">
            <text:p>0.271906</text:p>
          </table:table-cell>
          <table:table-cell office:value-type="float" office:value="3.3777E-3" table:style-name="ce1">
            <text:p>0.0033777</text:p>
          </table:table-cell>
          <table:table-cell table:number-columns-repeated="16357" table:style-name="ce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083" table:style-name="ce1">
            <text:p>1083</text:p>
          </table:table-cell>
          <table:table-cell office:value-type="float" office:value="1152" table:style-name="ce1">
            <text:p>1152</text:p>
          </table:table-cell>
          <table:table-cell office:value-type="float" office:value="0.738591" table:style-name="ce1">
            <text:p>0.738591</text:p>
          </table:table-cell>
          <table:table-cell office:value-type="float" office:value="-0.30247200000000002" table:style-name="ce1">
            <text:p>-0.302472</text:p>
          </table:table-cell>
          <table:table-cell office:value-type="float" office:value="2.8402700000000002E-3" table:style-name="ce1">
            <text:p>0.00284027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1092" table:style-name="ce1">
            <text:p>1092</text:p>
          </table:table-cell>
          <table:table-cell office:value-type="float" office:value="608" table:style-name="ce1">
            <text:p>608</text:p>
          </table:table-cell>
          <table:table-cell office:value-type="float" office:value="-2.25406" table:style-name="ce1">
            <text:p>-2.25406</text:p>
          </table:table-cell>
          <table:table-cell office:value-type="float" office:value="-0.32041199999999997" table:style-name="ce1">
            <text:p>-0.320412</text:p>
          </table:table-cell>
          <table:table-cell office:value-type="float" office:value="9.0276200000000001E-3" table:style-name="ce1">
            <text:p>0.00902762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1084" table:style-name="ce1">
            <text:p>1084</text:p>
          </table:table-cell>
          <table:table-cell office:value-type="float" office:value="1756" table:style-name="ce1">
            <text:p>1756</text:p>
          </table:table-cell>
          <table:table-cell office:value-type="float" office:value="4.0606799999999996" table:style-name="ce1">
            <text:p>4.06068</text:p>
          </table:table-cell>
          <table:table-cell office:value-type="float" office:value="-0.34300999999999998" table:style-name="ce1">
            <text:p>-0.34301</text:p>
          </table:table-cell>
          <table:table-cell office:value-type="float" office:value="-3.1679299999999998E-3" table:style-name="ce1">
            <text:p>-0.00316793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1103" table:style-name="ce1">
            <text:p>1103</text:p>
          </table:table-cell>
          <table:table-cell office:value-type="float" office:value="396" table:style-name="ce1">
            <text:p>396</text:p>
          </table:table-cell>
          <table:table-cell office:value-type="float" office:value="-3.4207399999999999" table:style-name="ce1">
            <text:p>-3.42074</text:p>
          </table:table-cell>
          <table:table-cell office:value-type="float" office:value="-0.36860999999999999" table:style-name="ce1">
            <text:p>-0.36861</text:p>
          </table:table-cell>
          <table:table-cell office:value-type="float" office:value="1.20261E-2" table:style-name="ce1">
            <text:p>0.0120261</text:p>
          </table:table-cell>
          <table:table-cell table:number-columns-repeated="16357" table:style-name="ce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083" table:style-name="ce1">
            <text:p>1083</text:p>
          </table:table-cell>
          <table:table-cell office:value-type="float" office:value="1164" table:style-name="ce1">
            <text:p>1164</text:p>
          </table:table-cell>
          <table:table-cell office:value-type="float" office:value="0.80459400000000003" table:style-name="ce1">
            <text:p>0.804594</text:p>
          </table:table-cell>
          <table:table-cell office:value-type="float" office:value="-0.30316799999999999" table:style-name="ce1">
            <text:p>-0.303168</text:p>
          </table:table-cell>
          <table:table-cell office:value-type="float" office:value="2.7193500000000002E-3" table:style-name="ce1">
            <text:p>0.00271935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1068" table:style-name="ce1">
            <text:p>1068</text:p>
          </table:table-cell>
          <table:table-cell office:value-type="float" office:value="607" table:style-name="ce1">
            <text:p>607</text:p>
          </table:table-cell>
          <table:table-cell office:value-type="float" office:value="-2.2581699999999998" table:style-name="ce1">
            <text:p>-2.25817</text:p>
          </table:table-cell>
          <table:table-cell office:value-type="float" office:value="-0.188361" table:style-name="ce1">
            <text:p>-0.188361</text:p>
          </table:table-cell>
          <table:table-cell office:value-type="float" office:value="7.1566399999999997E-3" table:style-name="ce1">
            <text:p>0.00715664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1072" table:style-name="ce1">
            <text:p>1072</text:p>
          </table:table-cell>
          <table:table-cell office:value-type="float" office:value="1660" table:style-name="ce1">
            <text:p>1660</text:p>
          </table:table-cell>
          <table:table-cell office:value-type="float" office:value="3.53335" table:style-name="ce1">
            <text:p>3.53335</text:p>
          </table:table-cell>
          <table:table-cell office:value-type="float" office:value="-0.27144400000000002" table:style-name="ce1">
            <text:p>-0.271444</text:p>
          </table:table-cell>
          <table:table-cell office:value-type="float" office:value="-3.1410600000000002E-3" table:style-name="ce1">
            <text:p>-0.00314106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1064" table:style-name="ce1">
            <text:p>1064</text:p>
          </table:table-cell>
          <table:table-cell office:value-type="float" office:value="236" table:style-name="ce1">
            <text:p>236</text:p>
          </table:table-cell>
          <table:table-cell office:value-type="float" office:value="-4.2985199999999999" table:style-name="ce1">
            <text:p>-4.29852</text:p>
          </table:table-cell>
          <table:table-cell office:value-type="float" office:value="-0.144841" table:style-name="ce1">
            <text:p>-0.144841</text:p>
          </table:table-cell>
          <table:table-cell office:value-type="float" office:value="1.0581699999999999E-2" table:style-name="ce1">
            <text:p>0.0105817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1199" table:style-name="ce1">
            <text:p>1199</text:p>
          </table:table-cell>
          <table:table-cell office:value-type="float" office:value="516" table:style-name="ce1">
            <text:p>516</text:p>
          </table:table-cell>
          <table:table-cell office:value-type="float" office:value="-2.76627" table:style-name="ce1">
            <text:p>-2.76627</text:p>
          </table:table-cell>
          <table:table-cell office:value-type="float" office:value="-0.90354100000000004" table:style-name="ce1">
            <text:p>-0.903541</text:p>
          </table:table-cell>
          <table:table-cell office:value-type="float" office:value="1.8341099999999999E-2" table:style-name="ce1">
            <text:p>0.0183411</text:p>
          </table:table-cell>
          <table:table-cell table:number-columns-repeated="16350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091" table:style-name="ce1">
            <text:p>1091</text:p>
          </table:table-cell>
          <table:table-cell office:value-type="float" office:value="1164" table:style-name="ce1">
            <text:p>1164</text:p>
          </table:table-cell>
          <table:table-cell office:value-type="float" office:value="0.80413100000000004" table:style-name="ce1">
            <text:p>0.804131</text:p>
          </table:table-cell>
          <table:table-cell office:value-type="float" office:value="-0.34716599999999997" table:style-name="ce1">
            <text:p>-0.347166</text:p>
          </table:table-cell>
          <table:table-cell office:value-type="float" office:value="3.34637E-3" table:style-name="ce1">
            <text:p>0.00334637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1124" table:style-name="ce1">
            <text:p>1124</text:p>
          </table:table-cell>
          <table:table-cell office:value-type="float" office:value="659" table:style-name="ce1">
            <text:p>659</text:p>
          </table:table-cell>
          <table:table-cell office:value-type="float" office:value="-1.9754" table:style-name="ce1">
            <text:p>-1.9754</text:p>
          </table:table-cell>
          <table:table-cell office:value-type="float" office:value="-0.49936000000000003" table:style-name="ce1">
            <text:p>-0.49936</text:p>
          </table:table-cell>
          <table:table-cell office:value-type="float" office:value="1.10218E-2" table:style-name="ce1">
            <text:p>0.0110218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1159" table:style-name="ce1">
            <text:p>1159</text:p>
          </table:table-cell>
          <table:table-cell office:value-type="float" office:value="1635" table:style-name="ce1">
            <text:p>1635</text:p>
          </table:table-cell>
          <table:table-cell office:value-type="float" office:value="3.3908100000000001" table:style-name="ce1">
            <text:p>3.39081</text:p>
          </table:table-cell>
          <table:table-cell office:value-type="float" office:value="-0.74846699999999999" table:style-name="ce1">
            <text:p>-0.748467</text:p>
          </table:table-cell>
          <table:table-cell office:value-type="float" office:value="3.9297300000000002E-3" table:style-name="ce1">
            <text:p>0.00392973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1160" table:style-name="ce1">
            <text:p>1160</text:p>
          </table:table-cell>
          <table:table-cell office:value-type="float" office:value="388" table:style-name="ce1">
            <text:p>388</text:p>
          </table:table-cell>
          <table:table-cell office:value-type="float" office:value="-3.4680399999999998" table:style-name="ce1">
            <text:p>-3.46804</text:p>
          </table:table-cell>
          <table:table-cell office:value-type="float" office:value="-0.68162800000000001" table:style-name="ce1">
            <text:p>-0.681628</text:p>
          </table:table-cell>
          <table:table-cell office:value-type="float" office:value="1.65743E-2" table:style-name="ce1">
            <text:p>0.0165743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1200" table:style-name="ce1">
            <text:p>1200</text:p>
          </table:table-cell>
          <table:table-cell office:value-type="float" office:value="1871" table:style-name="ce1">
            <text:p>1871</text:p>
          </table:table-cell>
          <table:table-cell office:value-type="float" office:value="4.68649" table:style-name="ce1">
            <text:p>4.68649</text:p>
          </table:table-cell>
          <table:table-cell office:value-type="float" office:value="-0.98764399999999997" table:style-name="ce1">
            <text:p>-0.987644</text:p>
          </table:table-cell>
          <table:table-cell office:value-type="float" office:value="4.76502E-3" table:style-name="ce1">
            <text:p>0.00476502</text:p>
          </table:table-cell>
          <table:table-cell table:number-columns-repeated="16350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096" table:style-name="ce1">
            <text:p>1096</text:p>
          </table:table-cell>
          <table:table-cell office:value-type="float" office:value="1168" table:style-name="ce1">
            <text:p>1168</text:p>
          </table:table-cell>
          <table:table-cell office:value-type="float" office:value="0.82584299999999999" table:style-name="ce1">
            <text:p>0.825843</text:p>
          </table:table-cell>
          <table:table-cell office:value-type="float" office:value="-0.37489600000000001" table:style-name="ce1">
            <text:p>-0.374896</text:p>
          </table:table-cell>
          <table:table-cell office:value-type="float" office:value="3.6979500000000002E-3" table:style-name="ce1">
            <text:p>0.00369795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1040" table:style-name="ce1">
            <text:p>1040</text:p>
          </table:table-cell>
          <table:table-cell office:value-type="float" office:value="1628" table:style-name="ce1">
            <text:p>1628</text:p>
          </table:table-cell>
          <table:table-cell office:value-type="float" office:value="3.3591899999999999" table:style-name="ce1">
            <text:p>3.35919</text:p>
          </table:table-cell>
          <table:table-cell office:value-type="float" office:value="-9.3598100000000004E-2" table:style-name="ce1">
            <text:p>-0.0935981</text:p>
          </table:table-cell>
          <table:table-cell office:value-type="float" office:value="-5.3266800000000003E-3" table:style-name="ce1">
            <text:p>-0.00532668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1096" table:style-name="ce1">
            <text:p>1096</text:p>
          </table:table-cell>
          <table:table-cell office:value-type="float" office:value="623" table:style-name="ce1">
            <text:p>623</text:p>
          </table:table-cell>
          <table:table-cell office:value-type="float" office:value="-2.1717900000000001" table:style-name="ce1">
            <text:p>-2.17179</text:p>
          </table:table-cell>
          <table:table-cell office:value-type="float" office:value="-0.343281" table:style-name="ce1">
            <text:p>-0.343281</text:p>
          </table:table-cell>
          <table:table-cell office:value-type="float" office:value="9.1899800000000004E-3" table:style-name="ce1">
            <text:p>0.00918998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1144" table:style-name="ce1">
            <text:p>1144</text:p>
          </table:table-cell>
          <table:table-cell office:value-type="float" office:value="391" table:style-name="ce1">
            <text:p>391</text:p>
          </table:table-cell>
          <table:table-cell office:value-type="float" office:value="-3.4506199999999998" table:style-name="ce1">
            <text:p>-3.45062</text:p>
          </table:table-cell>
          <table:table-cell office:value-type="float" office:value="-0.59380699999999997" table:style-name="ce1">
            <text:p>-0.593807</text:p>
          </table:table-cell>
          <table:table-cell office:value-type="float" office:value="1.529E-2" table:style-name="ce1">
            <text:p>0.01529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1199" table:style-name="ce1">
            <text:p>1199</text:p>
          </table:table-cell>
          <table:table-cell office:value-type="float" office:value="820" table:style-name="ce1">
            <text:p>820</text:p>
          </table:table-cell>
          <table:table-cell office:value-type="float" office:value="-1.0942000000000001" table:style-name="ce1">
            <text:p>-1.0942</text:p>
          </table:table-cell>
          <table:table-cell office:value-type="float" office:value="-0.92117599999999999" table:style-name="ce1">
            <text:p>-0.921176</text:p>
          </table:table-cell>
          <table:table-cell office:value-type="float" office:value="1.52777E-2" table:style-name="ce1">
            <text:p>0.0152777</text:p>
          </table:table-cell>
          <table:table-cell table:number-columns-repeated="1635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096" table:style-name="ce1">
            <text:p>1096</text:p>
          </table:table-cell>
          <table:table-cell office:value-type="float" office:value="1163" table:style-name="ce1">
            <text:p>1163</text:p>
          </table:table-cell>
          <table:table-cell office:value-type="float" office:value="0.798342" table:style-name="ce1">
            <text:p>0.798342</text:p>
          </table:table-cell>
          <table:table-cell office:value-type="float" office:value="-0.37460599999999999" table:style-name="ce1">
            <text:p>-0.374606</text:p>
          </table:table-cell>
          <table:table-cell office:value-type="float" office:value="3.7483299999999998E-3" table:style-name="ce1">
            <text:p>0.00374833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1139" table:style-name="ce1">
            <text:p>1139</text:p>
          </table:table-cell>
          <table:table-cell office:value-type="float" office:value="1668" table:style-name="ce1">
            <text:p>1668</text:p>
          </table:table-cell>
          <table:table-cell office:value-type="float" office:value="3.5734699999999999" table:style-name="ce1">
            <text:p>3.57347</text:p>
          </table:table-cell>
          <table:table-cell office:value-type="float" office:value="-0.64038700000000004" table:style-name="ce1">
            <text:p>-0.640387</text:p>
          </table:table-cell>
          <table:table-cell office:value-type="float" office:value="2.0296300000000001E-3" table:style-name="ce1">
            <text:p>0.00202963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1071" table:style-name="ce1">
            <text:p>1071</text:p>
          </table:table-cell>
          <table:table-cell office:value-type="float" office:value="596" table:style-name="ce1">
            <text:p>596</text:p>
          </table:table-cell>
          <table:table-cell office:value-type="float" office:value="-2.3188499999999999" table:style-name="ce1">
            <text:p>-2.31885</text:p>
          </table:table-cell>
          <table:table-cell office:value-type="float" office:value="-0.20422199999999999" table:style-name="ce1">
            <text:p>-0.204222</text:p>
          </table:table-cell>
          <table:table-cell office:value-type="float" office:value="7.5026199999999998E-3" table:style-name="ce1">
            <text:p>0.00750262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1055" table:style-name="ce1">
            <text:p>1055</text:p>
          </table:table-cell>
          <table:table-cell office:value-type="float" office:value="392" table:style-name="ce1">
            <text:p>392</text:p>
          </table:table-cell>
          <table:table-cell office:value-type="float" office:value="-3.4399700000000002" table:style-name="ce1">
            <text:p>-3.43997</text:p>
          </table:table-cell>
          <table:table-cell office:value-type="float" office:value="-0.104393" table:style-name="ce1">
            <text:p>-0.104393</text:p>
          </table:table-cell>
          <table:table-cell office:value-type="float" office:value="8.3043100000000005E-3" table:style-name="ce1">
            <text:p>0.00830431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1199" table:style-name="ce1">
            <text:p>1199</text:p>
          </table:table-cell>
          <table:table-cell office:value-type="float" office:value="548" table:style-name="ce1">
            <text:p>548</text:p>
          </table:table-cell>
          <table:table-cell office:value-type="float" office:value="-2.5902599999999998" table:style-name="ce1">
            <text:p>-2.59026</text:p>
          </table:table-cell>
          <table:table-cell office:value-type="float" office:value="-0.90539800000000004" table:style-name="ce1">
            <text:p>-0.905398</text:p>
          </table:table-cell>
          <table:table-cell office:value-type="float" office:value="1.8018699999999999E-2" table:style-name="ce1">
            <text:p>0.0180187</text:p>
          </table:table-cell>
          <table:table-cell table:number-columns-repeated="1635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099" table:style-name="ce1">
            <text:p>1099</text:p>
          </table:table-cell>
          <table:table-cell office:value-type="float" office:value="1164" table:style-name="ce1">
            <text:p>1164</text:p>
          </table:table-cell>
          <table:table-cell office:value-type="float" office:value="0.80366800000000005" table:style-name="ce1">
            <text:p>0.803668</text:p>
          </table:table-cell>
          <table:table-cell office:value-type="float" office:value="-0.39116299999999998" table:style-name="ce1">
            <text:p>-0.391163</text:p>
          </table:table-cell>
          <table:table-cell office:value-type="float" office:value="3.9733900000000003E-3" table:style-name="ce1">
            <text:p>0.00397339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1076" table:style-name="ce1">
            <text:p>1076</text:p>
          </table:table-cell>
          <table:table-cell office:value-type="float" office:value="684" table:style-name="ce1">
            <text:p>684</text:p>
          </table:table-cell>
          <table:table-cell office:value-type="float" office:value="-1.83511" table:style-name="ce1">
            <text:p>-1.83511</text:p>
          </table:table-cell>
          <table:table-cell office:value-type="float" office:value="-0.23682600000000001" table:style-name="ce1">
            <text:p>-0.236826</text:p>
          </table:table-cell>
          <table:table-cell office:value-type="float" office:value="7.0077200000000003E-3" table:style-name="ce1">
            <text:p>0.00700772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1107" table:style-name="ce1">
            <text:p>1107</text:p>
          </table:table-cell>
          <table:table-cell office:value-type="float" office:value="1664" table:style-name="ce1">
            <text:p>1664</text:p>
          </table:table-cell>
          <table:table-cell office:value-type="float" office:value="3.5533199999999998" table:style-name="ce1">
            <text:p>3.55332</text:p>
          </table:table-cell>
          <table:table-cell office:value-type="float" office:value="-0.46416499999999999" table:style-name="ce1">
            <text:p>-0.464165</text:p>
          </table:table-cell>
          <table:table-cell office:value-type="float" office:value="-4.3814899999999998E-4" table:style-name="ce1">
            <text:p>-0.000438149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1055" table:style-name="ce1">
            <text:p>1055</text:p>
          </table:table-cell>
          <table:table-cell office:value-type="float" office:value="379" table:style-name="ce1">
            <text:p>379</text:p>
          </table:table-cell>
          <table:table-cell office:value-type="float" office:value="-3.5114700000000001" table:style-name="ce1">
            <text:p>-3.51147</text:p>
          </table:table-cell>
          <table:table-cell office:value-type="float" office:value="-0.103639" table:style-name="ce1">
            <text:p>-0.103639</text:p>
          </table:table-cell>
          <table:table-cell office:value-type="float" office:value="8.4353099999999997E-3" table:style-name="ce1">
            <text:p>0.00843531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1223" table:style-name="ce1">
            <text:p>1223</text:p>
          </table:table-cell>
          <table:table-cell office:value-type="float" office:value="1571" table:style-name="ce1">
            <text:p>1571</text:p>
          </table:table-cell>
          <table:table-cell office:value-type="float" office:value="3.0350899999999998" table:style-name="ce1">
            <text:p>3.03509</text:p>
          </table:table-cell>
          <table:table-cell office:value-type="float" office:value="-1.09673" table:style-name="ce1">
            <text:p>-1.09673</text:p>
          </table:table-cell>
          <table:table-cell office:value-type="float" office:value="9.5908399999999998E-3" table:style-name="ce1">
            <text:p>0.00959084</text:p>
          </table:table-cell>
          <table:table-cell table:number-columns-repeated="1635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107" table:style-name="ce1">
            <text:p>1107</text:p>
          </table:table-cell>
          <table:table-cell office:value-type="float" office:value="1172" table:style-name="ce1">
            <text:p>1172</text:p>
          </table:table-cell>
          <table:table-cell office:value-type="float" office:value="0.84720700000000004" table:style-name="ce1">
            <text:p>0.847207</text:p>
          </table:table-cell>
          <table:table-cell office:value-type="float" office:value="-0.43562499999999998" table:style-name="ce1">
            <text:p>-0.435625</text:p>
          </table:table-cell>
          <table:table-cell office:value-type="float" office:value="4.5197900000000001E-3" table:style-name="ce1">
            <text:p>0.00451979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1095" table:style-name="ce1">
            <text:p>1095</text:p>
          </table:table-cell>
          <table:table-cell office:value-type="float" office:value="607" table:style-name="ce1">
            <text:p>607</text:p>
          </table:table-cell>
          <table:table-cell office:value-type="float" office:value="-2.2597299999999998" table:style-name="ce1">
            <text:p>-2.25973</text:p>
          </table:table-cell>
          <table:table-cell office:value-type="float" office:value="-0.33685300000000001" table:style-name="ce1">
            <text:p>-0.336853</text:p>
          </table:table-cell>
          <table:table-cell office:value-type="float" office:value="9.2728299999999993E-3" table:style-name="ce1">
            <text:p>0.00927283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1123" table:style-name="ce1">
            <text:p>1123</text:p>
          </table:table-cell>
          <table:table-cell office:value-type="float" office:value="1708" table:style-name="ce1">
            <text:p>1708</text:p>
          </table:table-cell>
          <table:table-cell office:value-type="float" office:value="3.7944100000000001" table:style-name="ce1">
            <text:p>3.79441</text:p>
          </table:table-cell>
          <table:table-cell office:value-type="float" office:value="-0.55471300000000001" table:style-name="ce1">
            <text:p>-0.554713</text:p>
          </table:table-cell>
          <table:table-cell office:value-type="float" office:value="3.7250199999999998E-4" table:style-name="ce1">
            <text:p>0.000372502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1099" table:style-name="ce1">
            <text:p>1099</text:p>
          </table:table-cell>
          <table:table-cell office:value-type="float" office:value="391" table:style-name="ce1">
            <text:p>391</text:p>
          </table:table-cell>
          <table:table-cell office:value-type="float" office:value="-3.44801" table:style-name="ce1">
            <text:p>-3.44801</text:p>
          </table:table-cell>
          <table:table-cell office:value-type="float" office:value="-0.34632099999999999" table:style-name="ce1">
            <text:p>-0.346321</text:p>
          </table:table-cell>
          <table:table-cell office:value-type="float" office:value="1.1762999999999999E-2" table:style-name="ce1">
            <text:p>0.011763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1200" table:style-name="ce1">
            <text:p>1200</text:p>
          </table:table-cell>
          <table:table-cell office:value-type="float" office:value="344" table:style-name="ce1">
            <text:p>344</text:p>
          </table:table-cell>
          <table:table-cell office:value-type="float" office:value="-3.7123699999999999" table:style-name="ce1">
            <text:p>-3.71237</text:p>
          </table:table-cell>
          <table:table-cell office:value-type="float" office:value="-0.89906299999999995" table:style-name="ce1">
            <text:p>-0.899063</text:p>
          </table:table-cell>
          <table:table-cell office:value-type="float" office:value="2.0152799999999998E-2" table:style-name="ce1">
            <text:p>0.0201528</text:p>
          </table:table-cell>
          <table:table-cell table:number-columns-repeated="1635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108" table:style-name="ce1">
            <text:p>1108</text:p>
          </table:table-cell>
          <table:table-cell office:value-type="float" office:value="1172" table:style-name="ce1">
            <text:p>1172</text:p>
          </table:table-cell>
          <table:table-cell office:value-type="float" office:value="0.84714900000000004" table:style-name="ce1">
            <text:p>0.847149</text:p>
          </table:table-cell>
          <table:table-cell office:value-type="float" office:value="-0.44112400000000002" table:style-name="ce1">
            <text:p>-0.441124</text:p>
          </table:table-cell>
          <table:table-cell office:value-type="float" office:value="4.5981700000000004E-3" table:style-name="ce1">
            <text:p>0.00459817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1100" table:style-name="ce1">
            <text:p>1100</text:p>
          </table:table-cell>
          <table:table-cell office:value-type="float" office:value="667" table:style-name="ce1">
            <text:p>667</text:p>
          </table:table-cell>
          <table:table-cell office:value-type="float" office:value="-1.93001" table:style-name="ce1">
            <text:p>-1.93001</text:p>
          </table:table-cell>
          <table:table-cell office:value-type="float" office:value="-0.36783199999999999" table:style-name="ce1">
            <text:p>-0.367832</text:p>
          </table:table-cell>
          <table:table-cell office:value-type="float" office:value="9.0600999999999998E-3" table:style-name="ce1">
            <text:p>0.0090601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1135" table:style-name="ce1">
            <text:p>1135</text:p>
          </table:table-cell>
          <table:table-cell office:value-type="float" office:value="1695" table:style-name="ce1">
            <text:p>1695</text:p>
          </table:table-cell>
          <table:table-cell office:value-type="float" office:value="3.72221" table:style-name="ce1">
            <text:p>3.72221</text:p>
          </table:table-cell>
          <table:table-cell office:value-type="float" office:value="-0.61995500000000003" table:style-name="ce1">
            <text:p>-0.619955</text:p>
          </table:table-cell>
          <table:table-cell office:value-type="float" office:value="1.44404E-3" table:style-name="ce1">
            <text:p>0.00144404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1092" table:style-name="ce1">
            <text:p>1092</text:p>
          </table:table-cell>
          <table:table-cell office:value-type="float" office:value="387" table:style-name="ce1">
            <text:p>387</text:p>
          </table:table-cell>
          <table:table-cell office:value-type="float" office:value="-3.4696099999999999" table:style-name="ce1">
            <text:p>-3.46961</text:p>
          </table:table-cell>
          <table:table-cell office:value-type="float" office:value="-0.30759199999999998" table:style-name="ce1">
            <text:p>-0.307592</text:p>
          </table:table-cell>
          <table:table-cell office:value-type="float" office:value="1.1254699999999999E-2" table:style-name="ce1">
            <text:p>0.0112547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1200" table:style-name="ce1">
            <text:p>1200</text:p>
          </table:table-cell>
          <table:table-cell office:value-type="float" office:value="1752" table:style-name="ce1">
            <text:p>1752</text:p>
          </table:table-cell>
          <table:table-cell office:value-type="float" office:value="4.0319599999999998" table:style-name="ce1">
            <text:p>4.03196</text:p>
          </table:table-cell>
          <table:table-cell office:value-type="float" office:value="-0.98074099999999997" table:style-name="ce1">
            <text:p>-0.980741</text:p>
          </table:table-cell>
          <table:table-cell office:value-type="float" office:value="5.9642000000000002E-3" table:style-name="ce1">
            <text:p>0.0059642</text:p>
          </table:table-cell>
          <table:table-cell table:number-columns-repeated="1635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111" table:style-name="ce1">
            <text:p>1111</text:p>
          </table:table-cell>
          <table:table-cell office:value-type="float" office:value="1172" table:style-name="ce1">
            <text:p>1172</text:p>
          </table:table-cell>
          <table:table-cell office:value-type="float" office:value="0.84697599999999995" table:style-name="ce1">
            <text:p>0.846976</text:p>
          </table:table-cell>
          <table:table-cell office:value-type="float" office:value="-0.457623" table:style-name="ce1">
            <text:p>-0.457623</text:p>
          </table:table-cell>
          <table:table-cell office:value-type="float" office:value="4.8333100000000004E-3" table:style-name="ce1">
            <text:p>0.00483331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1059" table:style-name="ce1">
            <text:p>1059</text:p>
          </table:table-cell>
          <table:table-cell office:value-type="float" office:value="1608" table:style-name="ce1">
            <text:p>1608</text:p>
          </table:table-cell>
          <table:table-cell office:value-type="float" office:value="3.2480899999999999" table:style-name="ce1">
            <text:p>3.24809</text:p>
          </table:table-cell>
          <table:table-cell office:value-type="float" office:value="-0.196932" table:style-name="ce1">
            <text:p>-0.196932</text:p>
          </table:table-cell>
          <table:table-cell office:value-type="float" office:value="-3.6359600000000001E-3" table:style-name="ce1">
            <text:p>-0.00363596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1127" table:style-name="ce1">
            <text:p>1127</text:p>
          </table:table-cell>
          <table:table-cell office:value-type="float" office:value="655" table:style-name="ce1">
            <text:p>655</text:p>
          </table:table-cell>
          <table:table-cell office:value-type="float" office:value="-1.9975700000000001" table:style-name="ce1">
            <text:p>-1.99757</text:p>
          </table:table-cell>
          <table:table-cell office:value-type="float" office:value="-0.51562699999999995" table:style-name="ce1">
            <text:p>-0.515627</text:p>
          </table:table-cell>
          <table:table-cell office:value-type="float" office:value="1.12972E-2" table:style-name="ce1">
            <text:p>0.0112972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1200" table:style-name="ce1">
            <text:p>1200</text:p>
          </table:table-cell>
          <table:table-cell office:value-type="float" office:value="652" table:style-name="ce1">
            <text:p>652</text:p>
          </table:table-cell>
          <table:table-cell office:value-type="float" office:value="-2.0183" table:style-name="ce1">
            <text:p>-2.0183</text:p>
          </table:table-cell>
          <table:table-cell office:value-type="float" office:value="-0.91693000000000002" table:style-name="ce1">
            <text:p>-0.91693</text:p>
          </table:table-cell>
          <table:table-cell office:value-type="float" office:value="1.7049000000000002E-2" table:style-name="ce1">
            <text:p>0.017049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1152" table:style-name="ce1">
            <text:p>1152</text:p>
          </table:table-cell>
          <table:table-cell office:value-type="float" office:value="387" table:style-name="ce1">
            <text:p>387</text:p>
          </table:table-cell>
          <table:table-cell office:value-type="float" office:value="-3.4730799999999999" table:style-name="ce1">
            <text:p>-3.47308</text:p>
          </table:table-cell>
          <table:table-cell office:value-type="float" office:value="-0.63757299999999995" table:style-name="ce1">
            <text:p>-0.637573</text:p>
          </table:table-cell>
          <table:table-cell office:value-type="float" office:value="1.5957300000000001E-2" table:style-name="ce1">
            <text:p>0.0159573</text:p>
          </table:table-cell>
          <table:table-cell table:number-columns-repeated="1635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112" table:style-name="ce1">
            <text:p>1112</text:p>
          </table:table-cell>
          <table:table-cell office:value-type="float" office:value="1171" table:style-name="ce1">
            <text:p>1171</text:p>
          </table:table-cell>
          <table:table-cell office:value-type="float" office:value="0.841418" table:style-name="ce1">
            <text:p>0.841418</text:p>
          </table:table-cell>
          <table:table-cell office:value-type="float" office:value="-0.463065" table:style-name="ce1">
            <text:p>-0.463065</text:p>
          </table:table-cell>
          <table:table-cell office:value-type="float" office:value="4.9217599999999999E-3" table:style-name="ce1">
            <text:p>0.00492176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1068" table:style-name="ce1">
            <text:p>1068</text:p>
          </table:table-cell>
          <table:table-cell office:value-type="float" office:value="660" table:style-name="ce1">
            <text:p>660</text:p>
          </table:table-cell>
          <table:table-cell office:value-type="float" office:value="-1.9666600000000001" table:style-name="ce1">
            <text:p>-1.96666</text:p>
          </table:table-cell>
          <table:table-cell office:value-type="float" office:value="-0.191436" table:style-name="ce1">
            <text:p>-0.191436</text:p>
          </table:table-cell>
          <table:table-cell office:value-type="float" office:value="6.6225499999999996E-3" table:style-name="ce1">
            <text:p>0.00662255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1143" table:style-name="ce1">
            <text:p>1143</text:p>
          </table:table-cell>
          <table:table-cell office:value-type="float" office:value="1748" table:style-name="ce1">
            <text:p>1748</text:p>
          </table:table-cell>
          <table:table-cell office:value-type="float" office:value="4.0132599999999998" table:style-name="ce1">
            <text:p>4.01326</text:p>
          </table:table-cell>
          <table:table-cell office:value-type="float" office:value="-0.66702700000000004" table:style-name="ce1">
            <text:p>-0.667027</text:p>
          </table:table-cell>
          <table:table-cell office:value-type="float" office:value="1.5369699999999999E-3" table:style-name="ce1">
            <text:p>0.00153697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1055" table:style-name="ce1">
            <text:p>1055</text:p>
          </table:table-cell>
          <table:table-cell office:value-type="float" office:value="376" table:style-name="ce1">
            <text:p>376</text:p>
          </table:table-cell>
          <table:table-cell office:value-type="float" office:value="-3.5279699999999998" table:style-name="ce1">
            <text:p>-3.52797</text:p>
          </table:table-cell>
          <table:table-cell office:value-type="float" office:value="-0.103465" table:style-name="ce1">
            <text:p>-0.103465</text:p>
          </table:table-cell>
          <table:table-cell office:value-type="float" office:value="8.4655400000000006E-3" table:style-name="ce1">
            <text:p>0.00846554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1199" table:style-name="ce1">
            <text:p>1199</text:p>
          </table:table-cell>
          <table:table-cell office:value-type="float" office:value="484" table:style-name="ce1">
            <text:p>484</text:p>
          </table:table-cell>
          <table:table-cell office:value-type="float" office:value="-2.9422799999999998" table:style-name="ce1">
            <text:p>-2.94228</text:p>
          </table:table-cell>
          <table:table-cell office:value-type="float" office:value="-0.90168499999999996" table:style-name="ce1">
            <text:p>-0.901685</text:p>
          </table:table-cell>
          <table:table-cell office:value-type="float" office:value="1.8663599999999999E-2" table:style-name="ce1">
            <text:p>0.0186636</text:p>
          </table:table-cell>
          <table:table-cell table:number-columns-repeated="1635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116" table:style-name="ce1">
            <text:p>1116</text:p>
          </table:table-cell>
          <table:table-cell office:value-type="float" office:value="1171" table:style-name="ce1">
            <text:p>1171</text:p>
          </table:table-cell>
          <table:table-cell office:value-type="float" office:value="0.84118599999999999" table:style-name="ce1">
            <text:p>0.841186</text:p>
          </table:table-cell>
          <table:table-cell office:value-type="float" office:value="-0.485064" table:style-name="ce1">
            <text:p>-0.485064</text:p>
          </table:table-cell>
          <table:table-cell office:value-type="float" office:value="5.2352700000000002E-3" table:style-name="ce1">
            <text:p>0.00523527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1064" table:style-name="ce1">
            <text:p>1064</text:p>
          </table:table-cell>
          <table:table-cell office:value-type="float" office:value="767" table:style-name="ce1">
            <text:p>767</text:p>
          </table:table-cell>
          <table:table-cell office:value-type="float" office:value="-1.3778999999999999" table:style-name="ce1">
            <text:p>-1.3779</text:p>
          </table:table-cell>
          <table:table-cell office:value-type="float" office:value="-0.17564399999999999" table:style-name="ce1">
            <text:p>-0.175644</text:p>
          </table:table-cell>
          <table:table-cell office:value-type="float" office:value="5.23078E-3" table:style-name="ce1">
            <text:p>0.00523078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1091" table:style-name="ce1">
            <text:p>1091</text:p>
          </table:table-cell>
          <table:table-cell office:value-type="float" office:value="1700" table:style-name="ce1">
            <text:p>1700</text:p>
          </table:table-cell>
          <table:table-cell office:value-type="float" office:value="3.7522600000000002" table:style-name="ce1">
            <text:p>3.75226</text:p>
          </table:table-cell>
          <table:table-cell office:value-type="float" office:value="-0.37825900000000001" table:style-name="ce1">
            <text:p>-0.378259</text:p>
          </table:table-cell>
          <table:table-cell office:value-type="float" office:value="-2.0549700000000001E-3" table:style-name="ce1">
            <text:p>-0.00205497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1187" table:style-name="ce1">
            <text:p>1187</text:p>
          </table:table-cell>
          <table:table-cell office:value-type="float" office:value="1591" table:style-name="ce1">
            <text:p>1591</text:p>
          </table:table-cell>
          <table:table-cell office:value-type="float" office:value="3.1471800000000001" table:style-name="ce1">
            <text:p>3.14718</text:p>
          </table:table-cell>
          <table:table-cell office:value-type="float" office:value="-0.89990599999999998" table:style-name="ce1">
            <text:p>-0.899906</text:p>
          </table:table-cell>
          <table:table-cell office:value-type="float" office:value="6.5677000000000001E-3" table:style-name="ce1">
            <text:p>0.0065677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1164" table:style-name="ce1">
            <text:p>1164</text:p>
          </table:table-cell>
          <table:table-cell office:value-type="float" office:value="355" table:style-name="ce1">
            <text:p>355</text:p>
          </table:table-cell>
          <table:table-cell office:value-type="float" office:value="-3.6497799999999998" table:style-name="ce1">
            <text:p>-3.64978</text:p>
          </table:table-cell>
          <table:table-cell office:value-type="float" office:value="-0.70171300000000003" table:style-name="ce1">
            <text:p>-0.701713</text:p>
          </table:table-cell>
          <table:table-cell office:value-type="float" office:value="1.7220300000000001E-2" table:style-name="ce1">
            <text:p>0.0172203</text:p>
          </table:table-cell>
          <table:table-cell table:number-columns-repeated="1635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119" table:style-name="ce1">
            <text:p>1119</text:p>
          </table:table-cell>
          <table:table-cell office:value-type="float" office:value="1175" table:style-name="ce1">
            <text:p>1175</text:p>
          </table:table-cell>
          <table:table-cell office:value-type="float" office:value="0.86301399999999995" table:style-name="ce1">
            <text:p>0.863014</text:p>
          </table:table-cell>
          <table:table-cell office:value-type="float" office:value="-0.50179499999999999" table:style-name="ce1">
            <text:p>-0.501795</text:p>
          </table:table-cell>
          <table:table-cell office:value-type="float" office:value="5.4301000000000002E-3" table:style-name="ce1">
            <text:p>0.0054301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1079" table:style-name="ce1">
            <text:p>1079</text:p>
          </table:table-cell>
          <table:table-cell office:value-type="float" office:value="772" table:style-name="ce1">
            <text:p>772</text:p>
          </table:table-cell>
          <table:table-cell office:value-type="float" office:value="-1.35127" table:style-name="ce1">
            <text:p>-1.35127</text:p>
          </table:table-cell>
          <table:table-cell office:value-type="float" office:value="-0.25842900000000002" table:style-name="ce1">
            <text:p>-0.258429</text:p>
          </table:table-cell>
          <table:table-cell office:value-type="float" office:value="6.3560700000000001E-3" table:style-name="ce1">
            <text:p>0.00635607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1144" table:style-name="ce1">
            <text:p>1144</text:p>
          </table:table-cell>
          <table:table-cell office:value-type="float" office:value="1632" table:style-name="ce1">
            <text:p>1632</text:p>
          </table:table-cell>
          <table:table-cell office:value-type="float" office:value="3.3751699999999998" table:style-name="ce1">
            <text:p>3.37517</text:p>
          </table:table-cell>
          <table:table-cell office:value-type="float" office:value="-0.665798" table:style-name="ce1">
            <text:p>-0.665798</text:p>
          </table:table-cell>
          <table:table-cell office:value-type="float" office:value="2.7843E-3" table:style-name="ce1">
            <text:p>0.0027843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1200" table:style-name="ce1">
            <text:p>1200</text:p>
          </table:table-cell>
          <table:table-cell office:value-type="float" office:value="1640" table:style-name="ce1">
            <text:p>1640</text:p>
          </table:table-cell>
          <table:table-cell office:value-type="float" office:value="3.41594" table:style-name="ce1">
            <text:p>3.41594</text:p>
          </table:table-cell>
          <table:table-cell office:value-type="float" office:value="-0.974244" table:style-name="ce1">
            <text:p>-0.974244</text:p>
          </table:table-cell>
          <table:table-cell office:value-type="float" office:value="7.0928299999999996E-3" table:style-name="ce1">
            <text:p>0.00709283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1059" table:style-name="ce1">
            <text:p>1059</text:p>
          </table:table-cell>
          <table:table-cell office:value-type="float" office:value="380" table:style-name="ce1">
            <text:p>380</text:p>
          </table:table-cell>
          <table:table-cell office:value-type="float" office:value="-3.5062000000000002" table:style-name="ce1">
            <text:p>-3.5062</text:p>
          </table:table-cell>
          <table:table-cell office:value-type="float" office:value="-0.125696" table:style-name="ce1">
            <text:p>-0.125696</text:p>
          </table:table-cell>
          <table:table-cell office:value-type="float" office:value="8.73874E-3" table:style-name="ce1">
            <text:p>0.00873874</text:p>
          </table:table-cell>
          <table:table-cell table:number-columns-repeated="1635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123" table:style-name="ce1">
            <text:p>1123</text:p>
          </table:table-cell>
          <table:table-cell office:value-type="float" office:value="1176" table:style-name="ce1">
            <text:p>1176</text:p>
          </table:table-cell>
          <table:table-cell office:value-type="float" office:value="0.868282" table:style-name="ce1">
            <text:p>0.868282</text:p>
          </table:table-cell>
          <table:table-cell office:value-type="float" office:value="-0.52385199999999998" table:style-name="ce1">
            <text:p>-0.523852</text:p>
          </table:table-cell>
          <table:table-cell office:value-type="float" office:value="5.7335299999999997E-3" table:style-name="ce1">
            <text:p>0.00573353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1159" table:style-name="ce1">
            <text:p>1159</text:p>
          </table:table-cell>
          <table:table-cell office:value-type="float" office:value="1624" table:style-name="ce1">
            <text:p>1624</text:p>
          </table:table-cell>
          <table:table-cell office:value-type="float" office:value="3.3302999999999998" table:style-name="ce1">
            <text:p>3.3303</text:p>
          </table:table-cell>
          <table:table-cell office:value-type="float" office:value="-0.74782899999999997" table:style-name="ce1">
            <text:p>-0.747829</text:p>
          </table:table-cell>
          <table:table-cell office:value-type="float" office:value="4.0405800000000002E-3" table:style-name="ce1">
            <text:p>0.00404058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1071" table:style-name="ce1">
            <text:p>1071</text:p>
          </table:table-cell>
          <table:table-cell office:value-type="float" office:value="632" table:style-name="ce1">
            <text:p>632</text:p>
          </table:table-cell>
          <table:table-cell office:value-type="float" office:value="-2.1208399999999998" table:style-name="ce1">
            <text:p>-2.12084</text:p>
          </table:table-cell>
          <table:table-cell office:value-type="float" office:value="-0.20631099999999999" table:style-name="ce1">
            <text:p>-0.206311</text:p>
          </table:table-cell>
          <table:table-cell office:value-type="float" office:value="7.1398399999999997E-3" table:style-name="ce1">
            <text:p>0.00713984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1040" table:style-name="ce1">
            <text:p>1040</text:p>
          </table:table-cell>
          <table:table-cell office:value-type="float" office:value="368" table:style-name="ce1">
            <text:p>368</text:p>
          </table:table-cell>
          <table:table-cell office:value-type="float" office:value="-3.57111" table:style-name="ce1">
            <text:p>-3.57111</text:p>
          </table:table-cell>
          <table:table-cell office:value-type="float" office:value="-2.0505700000000002E-2" table:style-name="ce1">
            <text:p>-0.0205057</text:p>
          </table:table-cell>
          <table:table-cell office:value-type="float" office:value="7.3704900000000004E-3" table:style-name="ce1">
            <text:p>0.00737049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1223" table:style-name="ce1">
            <text:p>1223</text:p>
          </table:table-cell>
          <table:table-cell office:value-type="float" office:value="1772" table:style-name="ce1">
            <text:p>1772</text:p>
          </table:table-cell>
          <table:table-cell office:value-type="float" office:value="4.1406400000000003" table:style-name="ce1">
            <text:p>4.14064</text:p>
          </table:table-cell>
          <table:table-cell office:value-type="float" office:value="-1.10839" table:style-name="ce1">
            <text:p>-1.10839</text:p>
          </table:table-cell>
          <table:table-cell office:value-type="float" office:value="7.5653400000000003E-3" table:style-name="ce1">
            <text:p>0.00756534</text:p>
          </table:table-cell>
          <table:table-cell table:number-columns-repeated="1635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128" table:style-name="ce1">
            <text:p>1128</text:p>
          </table:table-cell>
          <table:table-cell office:value-type="float" office:value="1179" table:style-name="ce1">
            <text:p>1179</text:p>
          </table:table-cell>
          <table:table-cell office:value-type="float" office:value="0.884494" table:style-name="ce1">
            <text:p>0.884494</text:p>
          </table:table-cell>
          <table:table-cell office:value-type="float" office:value="-0.55152400000000001" table:style-name="ce1">
            <text:p>-0.551524</text:p>
          </table:table-cell>
          <table:table-cell office:value-type="float" office:value="6.0951900000000003E-3" table:style-name="ce1">
            <text:p>0.00609519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1167" table:style-name="ce1">
            <text:p>1167</text:p>
          </table:table-cell>
          <table:table-cell office:value-type="float" office:value="1679" table:style-name="ce1">
            <text:p>1679</text:p>
          </table:table-cell>
          <table:table-cell office:value-type="float" office:value="3.6323500000000002" table:style-name="ce1">
            <text:p>3.63235</text:p>
          </table:table-cell>
          <table:table-cell office:value-type="float" office:value="-0.79501699999999997" table:style-name="ce1">
            <text:p>-0.795017</text:p>
          </table:table-cell>
          <table:table-cell office:value-type="float" office:value="4.1133599999999999E-3" table:style-name="ce1">
            <text:p>0.00411336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1143" table:style-name="ce1">
            <text:p>1143</text:p>
          </table:table-cell>
          <table:table-cell office:value-type="float" office:value="740" table:style-name="ce1">
            <text:p>740</text:p>
          </table:table-cell>
          <table:table-cell office:value-type="float" office:value="-1.53098" table:style-name="ce1">
            <text:p>-1.53098</text:p>
          </table:table-cell>
          <table:table-cell office:value-type="float" office:value="-0.60855300000000001" table:style-name="ce1">
            <text:p>-0.608553</text:p>
          </table:table-cell>
          <table:table-cell office:value-type="float" office:value="1.1694700000000001E-2" table:style-name="ce1">
            <text:p>0.0116947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1228" table:style-name="ce1">
            <text:p>1228</text:p>
          </table:table-cell>
          <table:table-cell office:value-type="float" office:value="1611" table:style-name="ce1">
            <text:p>1611</text:p>
          </table:table-cell>
          <table:table-cell office:value-type="float" office:value="3.25481" table:style-name="ce1">
            <text:p>3.25481</text:p>
          </table:table-cell>
          <table:table-cell office:value-type="float" office:value="-1.1265499999999999" table:style-name="ce1">
            <text:p>-1.12655</text:p>
          </table:table-cell>
          <table:table-cell office:value-type="float" office:value="9.5796500000000003E-3" table:style-name="ce1">
            <text:p>0.00957965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1020" table:style-name="ce1">
            <text:p>1020</text:p>
          </table:table-cell>
          <table:table-cell office:value-type="float" office:value="388" table:style-name="ce1">
            <text:p>388</text:p>
          </table:table-cell>
          <table:table-cell office:value-type="float" office:value="-3.45994" table:style-name="ce1">
            <text:p>-3.45994</text:p>
          </table:table-cell>
          <table:table-cell office:value-type="float" office:value="8.8327799999999998E-2" table:style-name="ce1">
            <text:p>0.0883278</text:p>
          </table:table-cell>
          <table:table-cell office:value-type="float" office:value="5.6013900000000004E-3" table:style-name="ce1">
            <text:p>0.00560139</text:p>
          </table:table-cell>
          <table:table-cell table:number-columns-repeated="1635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132" table:style-name="ce1">
            <text:p>1132</text:p>
          </table:table-cell>
          <table:table-cell office:value-type="float" office:value="1179" table:style-name="ce1">
            <text:p>1179</text:p>
          </table:table-cell>
          <table:table-cell office:value-type="float" office:value="0.88426199999999999" table:style-name="ce1">
            <text:p>0.884262</text:p>
          </table:table-cell>
          <table:table-cell office:value-type="float" office:value="-0.57352300000000001" table:style-name="ce1">
            <text:p>-0.573523</text:p>
          </table:table-cell>
          <table:table-cell office:value-type="float" office:value="6.4086999999999998E-3" table:style-name="ce1">
            <text:p>0.0064087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1199" table:style-name="ce1">
            <text:p>1199</text:p>
          </table:table-cell>
          <table:table-cell office:value-type="float" office:value="1684" table:style-name="ce1">
            <text:p>1684</text:p>
          </table:table-cell>
          <table:table-cell office:value-type="float" office:value="3.6579999999999999" table:style-name="ce1">
            <text:p>3.658</text:p>
          </table:table-cell>
          <table:table-cell office:value-type="float" office:value="-0.97129699999999997" table:style-name="ce1">
            <text:p>-0.971297</text:p>
          </table:table-cell>
          <table:table-cell office:value-type="float" office:value="6.5710600000000001E-3" table:style-name="ce1">
            <text:p>0.00657106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1071" table:style-name="ce1">
            <text:p>1071</text:p>
          </table:table-cell>
          <table:table-cell office:value-type="float" office:value="651" table:style-name="ce1">
            <text:p>651</text:p>
          </table:table-cell>
          <table:table-cell office:value-type="float" office:value="-2.01633" table:style-name="ce1">
            <text:p>-2.01633</text:p>
          </table:table-cell>
          <table:table-cell office:value-type="float" office:value="-0.20741299999999999" table:style-name="ce1">
            <text:p>-0.207413</text:p>
          </table:table-cell>
          <table:table-cell office:value-type="float" office:value="6.9483799999999997E-3" table:style-name="ce1">
            <text:p>0.00694838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1028" table:style-name="ce1">
            <text:p>1028</text:p>
          </table:table-cell>
          <table:table-cell office:value-type="float" office:value="395" table:style-name="ce1">
            <text:p>395</text:p>
          </table:table-cell>
          <table:table-cell office:value-type="float" office:value="-3.4218999999999999" table:style-name="ce1">
            <text:p>-3.4219</text:p>
          </table:table-cell>
          <table:table-cell office:value-type="float" office:value="4.3924299999999999E-2" table:style-name="ce1">
            <text:p>0.0439243</text:p>
          </table:table-cell>
          <table:table-cell office:value-type="float" office:value="6.1578700000000002E-3" table:style-name="ce1">
            <text:p>0.00615787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1099" table:style-name="ce1">
            <text:p>1099</text:p>
          </table:table-cell>
          <table:table-cell office:value-type="float" office:value="1619" table:style-name="ce1">
            <text:p>1619</text:p>
          </table:table-cell>
          <table:table-cell office:value-type="float" office:value="3.30627" table:style-name="ce1">
            <text:p>3.30627</text:p>
          </table:table-cell>
          <table:table-cell office:value-type="float" office:value="-0.41755700000000001" table:style-name="ce1">
            <text:p>-0.417557</text:p>
          </table:table-cell>
          <table:table-cell office:value-type="float" office:value="-6.1170099999999998E-4" table:style-name="ce1">
            <text:p>-0.000611701</text:p>
          </table:table-cell>
          <table:table-cell table:number-columns-repeated="1635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136" table:style-name="ce1">
            <text:p>1136</text:p>
          </table:table-cell>
          <table:table-cell office:value-type="float" office:value="1183" table:style-name="ce1">
            <text:p>1183</text:p>
          </table:table-cell>
          <table:table-cell office:value-type="float" office:value="0.90603199999999995" table:style-name="ce1">
            <text:p>0.906032</text:p>
          </table:table-cell>
          <table:table-cell office:value-type="float" office:value="-0.59575400000000001" table:style-name="ce1">
            <text:p>-0.595754</text:p>
          </table:table-cell>
          <table:table-cell office:value-type="float" office:value="6.6819000000000002E-3" table:style-name="ce1">
            <text:p>0.0066819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1168" table:style-name="ce1">
            <text:p>1168</text:p>
          </table:table-cell>
          <table:table-cell office:value-type="float" office:value="1651" table:style-name="ce1">
            <text:p>1651</text:p>
          </table:table-cell>
          <table:table-cell office:value-type="float" office:value="3.4782899999999999" table:style-name="ce1">
            <text:p>3.47829</text:p>
          </table:table-cell>
          <table:table-cell office:value-type="float" office:value="-0.79889200000000005" table:style-name="ce1">
            <text:p>-0.798892</text:p>
          </table:table-cell>
          <table:table-cell office:value-type="float" office:value="4.4739000000000003E-3" table:style-name="ce1">
            <text:p>0.0044739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1100" table:style-name="ce1">
            <text:p>1100</text:p>
          </table:table-cell>
          <table:table-cell office:value-type="float" office:value="683" table:style-name="ce1">
            <text:p>683</text:p>
          </table:table-cell>
          <table:table-cell office:value-type="float" office:value="-1.8420000000000001" table:style-name="ce1">
            <text:p>-1.842</text:p>
          </table:table-cell>
          <table:table-cell office:value-type="float" office:value="-0.36875999999999998" table:style-name="ce1">
            <text:p>-0.36876</text:p>
          </table:table-cell>
          <table:table-cell office:value-type="float" office:value="8.8988599999999998E-3" table:style-name="ce1">
            <text:p>0.00889886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1087" table:style-name="ce1">
            <text:p>1087</text:p>
          </table:table-cell>
          <table:table-cell office:value-type="float" office:value="384" table:style-name="ce1">
            <text:p>384</text:p>
          </table:table-cell>
          <table:table-cell office:value-type="float" office:value="-3.4858199999999999" table:style-name="ce1">
            <text:p>-3.48582</text:p>
          </table:table-cell>
          <table:table-cell office:value-type="float" office:value="-0.27991899999999997" table:style-name="ce1">
            <text:p>-0.279919</text:p>
          </table:table-cell>
          <table:table-cell office:value-type="float" office:value="1.0893E-2" table:style-name="ce1">
            <text:p>0.010893</text:p>
          </table:table-cell>
          <table:table-cell table:number-columns-repeated="16357" table:style-name="ce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139" table:style-name="ce1">
            <text:p>1139</text:p>
          </table:table-cell>
          <table:table-cell office:value-type="float" office:value="1183" table:style-name="ce1">
            <text:p>1183</text:p>
          </table:table-cell>
          <table:table-cell office:value-type="float" office:value="0.90585800000000005" table:style-name="ce1">
            <text:p>0.905858</text:p>
          </table:table-cell>
          <table:table-cell office:value-type="float" office:value="-0.61225300000000005" table:style-name="ce1">
            <text:p>-0.612253</text:p>
          </table:table-cell>
          <table:table-cell office:value-type="float" office:value="6.9170300000000002E-3" table:style-name="ce1">
            <text:p>0.00691703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1132" table:style-name="ce1">
            <text:p>1132</text:p>
          </table:table-cell>
          <table:table-cell office:value-type="float" office:value="723" table:style-name="ce1">
            <text:p>723</text:p>
          </table:table-cell>
          <table:table-cell office:value-type="float" office:value="-1.62384" table:style-name="ce1">
            <text:p>-1.62384</text:p>
          </table:table-cell>
          <table:table-cell office:value-type="float" office:value="-0.54706999999999995" table:style-name="ce1">
            <text:p>-0.54707</text:p>
          </table:table-cell>
          <table:table-cell office:value-type="float" office:value="1.10039E-2" table:style-name="ce1">
            <text:p>0.0110039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1207" table:style-name="ce1">
            <text:p>1207</text:p>
          </table:table-cell>
          <table:table-cell office:value-type="float" office:value="1628" table:style-name="ce1">
            <text:p>1628</text:p>
          </table:table-cell>
          <table:table-cell office:value-type="float" office:value="3.3495300000000001" table:style-name="ce1">
            <text:p>3.34953</text:p>
          </table:table-cell>
          <table:table-cell office:value-type="float" office:value="-1.0120499999999999" table:style-name="ce1">
            <text:p>-1.01205</text:p>
          </table:table-cell>
          <table:table-cell office:value-type="float" office:value="7.7624E-3" table:style-name="ce1">
            <text:p>0.0077624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1124" table:style-name="ce1">
            <text:p>1124</text:p>
          </table:table-cell>
          <table:table-cell office:value-type="float" office:value="1632" table:style-name="ce1">
            <text:p>1632</text:p>
          </table:table-cell>
          <table:table-cell office:value-type="float" office:value="3.3763299999999998" table:style-name="ce1">
            <text:p>3.37633</text:p>
          </table:table-cell>
          <table:table-cell office:value-type="float" office:value="-0.55580399999999996" table:style-name="ce1">
            <text:p>-0.555804</text:p>
          </table:table-cell>
          <table:table-cell office:value-type="float" office:value="1.21674E-3" table:style-name="ce1">
            <text:p>0.00121674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1007" table:style-name="ce1">
            <text:p>1007</text:p>
          </table:table-cell>
          <table:table-cell office:value-type="float" office:value="372" table:style-name="ce1">
            <text:p>372</text:p>
          </table:table-cell>
          <table:table-cell office:value-type="float" office:value="-3.5471900000000001" table:style-name="ce1">
            <text:p>-3.54719</text:p>
          </table:table-cell>
          <table:table-cell office:value-type="float" office:value="0.16075200000000001" table:style-name="ce1">
            <text:p>0.160752</text:p>
          </table:table-cell>
          <table:table-cell office:value-type="float" office:value="4.7437199999999999E-3" table:style-name="ce1">
            <text:p>0.00474372</text:p>
          </table:table-cell>
          <table:table-cell table:number-columns-repeated="1635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139" table:style-name="ce1">
            <text:p>1139</text:p>
          </table:table-cell>
          <table:table-cell office:value-type="float" office:value="1179" table:style-name="ce1">
            <text:p>1179</text:p>
          </table:table-cell>
          <table:table-cell office:value-type="float" office:value="0.883857" table:style-name="ce1">
            <text:p>0.883857</text:p>
          </table:table-cell>
          <table:table-cell office:value-type="float" office:value="-0.61202100000000004" table:style-name="ce1">
            <text:p>-0.612021</text:p>
          </table:table-cell>
          <table:table-cell office:value-type="float" office:value="6.9573400000000002E-3" table:style-name="ce1">
            <text:p>0.00695734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1104" table:style-name="ce1">
            <text:p>1104</text:p>
          </table:table-cell>
          <table:table-cell office:value-type="float" office:value="696" table:style-name="ce1">
            <text:p>696</text:p>
          </table:table-cell>
          <table:table-cell office:value-type="float" office:value="-1.7707299999999999" table:style-name="ce1">
            <text:p>-1.77073</text:p>
          </table:table-cell>
          <table:table-cell office:value-type="float" office:value="-0.391513" table:style-name="ce1">
            <text:p>-0.391513</text:p>
          </table:table-cell>
          <table:table-cell office:value-type="float" office:value="9.0813700000000001E-3" table:style-name="ce1">
            <text:p>0.00908137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1184" table:style-name="ce1">
            <text:p>1184</text:p>
          </table:table-cell>
          <table:table-cell office:value-type="float" office:value="1688" table:style-name="ce1">
            <text:p>1688</text:p>
          </table:table-cell>
          <table:table-cell office:value-type="float" office:value="3.6808700000000001" table:style-name="ce1">
            <text:p>3.68087</text:p>
          </table:table-cell>
          <table:table-cell office:value-type="float" office:value="-0.88903299999999996" table:style-name="ce1">
            <text:p>-0.889033</text:p>
          </table:table-cell>
          <table:table-cell office:value-type="float" office:value="5.3550899999999999E-3" table:style-name="ce1">
            <text:p>0.00535509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1199" table:style-name="ce1">
            <text:p>1199</text:p>
          </table:table-cell>
          <table:table-cell office:value-type="float" office:value="1815" table:style-name="ce1">
            <text:p>1815</text:p>
          </table:table-cell>
          <table:table-cell office:value-type="float" office:value="4.3785299999999996" table:style-name="ce1">
            <text:p>4.37853</text:p>
          </table:table-cell>
          <table:table-cell office:value-type="float" office:value="-0.97889599999999999" table:style-name="ce1">
            <text:p>-0.978896</text:p>
          </table:table-cell>
          <table:table-cell office:value-type="float" office:value="5.2509599999999998E-3" table:style-name="ce1">
            <text:p>0.00525096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1080" table:style-name="ce1">
            <text:p>1080</text:p>
          </table:table-cell>
          <table:table-cell office:value-type="float" office:value="371" table:style-name="ce1">
            <text:p>371</text:p>
          </table:table-cell>
          <table:table-cell office:value-type="float" office:value="-3.5569199999999999" table:style-name="ce1">
            <text:p>-3.55692</text:p>
          </table:table-cell>
          <table:table-cell office:value-type="float" office:value="-0.24066699999999999" table:style-name="ce1">
            <text:p>-0.240667</text:p>
          </table:table-cell>
          <table:table-cell office:value-type="float" office:value="1.0475399999999999E-2" table:style-name="ce1">
            <text:p>0.0104754</text:p>
          </table:table-cell>
          <table:table-cell table:number-columns-repeated="1635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147" table:style-name="ce1">
            <text:p>1147</text:p>
          </table:table-cell>
          <table:table-cell office:value-type="float" office:value="1175" table:style-name="ce1">
            <text:p>1175</text:p>
          </table:table-cell>
          <table:table-cell office:value-type="float" office:value="0.86139399999999999" table:style-name="ce1">
            <text:p>0.861394</text:p>
          </table:table-cell>
          <table:table-cell office:value-type="float" office:value="-0.65578599999999998" table:style-name="ce1">
            <text:p>-0.655786</text:p>
          </table:table-cell>
          <table:table-cell office:value-type="float" office:value="7.6246700000000001E-3" table:style-name="ce1">
            <text:p>0.00762467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1099" table:style-name="ce1">
            <text:p>1099</text:p>
          </table:table-cell>
          <table:table-cell office:value-type="float" office:value="700" table:style-name="ce1">
            <text:p>700</text:p>
          </table:table-cell>
          <table:table-cell office:value-type="float" office:value="-1.74844" table:style-name="ce1">
            <text:p>-1.74844</text:p>
          </table:table-cell>
          <table:table-cell office:value-type="float" office:value="-0.36424600000000001" table:style-name="ce1">
            <text:p>-0.364246</text:p>
          </table:table-cell>
          <table:table-cell office:value-type="float" office:value="8.6491699999999994E-3" table:style-name="ce1">
            <text:p>0.00864917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1188" table:style-name="ce1">
            <text:p>1188</text:p>
          </table:table-cell>
          <table:table-cell office:value-type="float" office:value="1760" table:style-name="ce1">
            <text:p>1760</text:p>
          </table:table-cell>
          <table:table-cell office:value-type="float" office:value="4.0766600000000004" table:style-name="ce1">
            <text:p>4.07666</text:p>
          </table:table-cell>
          <table:table-cell office:value-type="float" office:value="-0.91520900000000005" table:style-name="ce1">
            <text:p>-0.915209</text:p>
          </table:table-cell>
          <table:table-cell office:value-type="float" office:value="4.94305E-3" table:style-name="ce1">
            <text:p>0.00494305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1199" table:style-name="ce1">
            <text:p>1199</text:p>
          </table:table-cell>
          <table:table-cell office:value-type="float" office:value="1827" table:style-name="ce1">
            <text:p>1827</text:p>
          </table:table-cell>
          <table:table-cell office:value-type="float" office:value="4.4445399999999999" table:style-name="ce1">
            <text:p>4.44454</text:p>
          </table:table-cell>
          <table:table-cell office:value-type="float" office:value="-0.97959200000000002" table:style-name="ce1">
            <text:p>-0.979592</text:p>
          </table:table-cell>
          <table:table-cell office:value-type="float" office:value="5.1300299999999998E-3" table:style-name="ce1">
            <text:p>0.00513003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1100" table:style-name="ce1">
            <text:p>1100</text:p>
          </table:table-cell>
          <table:table-cell office:value-type="float" office:value="376" table:style-name="ce1">
            <text:p>376</text:p>
          </table:table-cell>
          <table:table-cell office:value-type="float" office:value="-3.53057" table:style-name="ce1">
            <text:p>-3.53057</text:p>
          </table:table-cell>
          <table:table-cell office:value-type="float" office:value="-0.35095100000000001" table:style-name="ce1">
            <text:p>-0.350951</text:p>
          </table:table-cell>
          <table:table-cell office:value-type="float" office:value="1.19925E-2" table:style-name="ce1">
            <text:p>0.0119925</text:p>
          </table:table-cell>
          <table:table-cell table:number-columns-repeated="1635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147" table:style-name="ce1">
            <text:p>1147</text:p>
          </table:table-cell>
          <table:table-cell office:value-type="float" office:value="1180" table:style-name="ce1">
            <text:p>1180</text:p>
          </table:table-cell>
          <table:table-cell office:value-type="float" office:value="0.88889499999999999" table:style-name="ce1">
            <text:p>0.888895</text:p>
          </table:table-cell>
          <table:table-cell office:value-type="float" office:value="-0.65607599999999999" table:style-name="ce1">
            <text:p>-0.656076</text:p>
          </table:table-cell>
          <table:table-cell office:value-type="float" office:value="7.57429E-3" table:style-name="ce1">
            <text:p>0.00757429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1143" table:style-name="ce1">
            <text:p>1143</text:p>
          </table:table-cell>
          <table:table-cell office:value-type="float" office:value="704" table:style-name="ce1">
            <text:p>704</text:p>
          </table:table-cell>
          <table:table-cell office:value-type="float" office:value="-1.72899" table:style-name="ce1">
            <text:p>-1.72899</text:p>
          </table:table-cell>
          <table:table-cell office:value-type="float" office:value="-0.60646500000000003" table:style-name="ce1">
            <text:p>-0.606465</text:p>
          </table:table-cell>
          <table:table-cell office:value-type="float" office:value="1.2057500000000001E-2" table:style-name="ce1">
            <text:p>0.0120575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1151" table:style-name="ce1">
            <text:p>1151</text:p>
          </table:table-cell>
          <table:table-cell office:value-type="float" office:value="1680" table:style-name="ce1">
            <text:p>1680</text:p>
          </table:table-cell>
          <table:table-cell office:value-type="float" office:value="3.6387800000000001" table:style-name="ce1">
            <text:p>3.63878</text:p>
          </table:table-cell>
          <table:table-cell office:value-type="float" office:value="-0.70708000000000004" table:style-name="ce1">
            <text:p>-0.70708</text:p>
          </table:table-cell>
          <table:table-cell office:value-type="float" office:value="2.8492399999999998E-3" table:style-name="ce1">
            <text:p>0.00284924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1212" table:style-name="ce1">
            <text:p>1212</text:p>
          </table:table-cell>
          <table:table-cell office:value-type="float" office:value="1703" table:style-name="ce1">
            <text:p>1703</text:p>
          </table:table-cell>
          <table:table-cell office:value-type="float" office:value="3.7617600000000002" table:style-name="ce1">
            <text:p>3.76176</text:p>
          </table:table-cell>
          <table:table-cell office:value-type="float" office:value="-1.04389" table:style-name="ce1">
            <text:p>-1.04389</text:p>
          </table:table-cell>
          <table:table-cell office:value-type="float" office:value="7.3985099999999996E-3" table:style-name="ce1">
            <text:p>0.00739851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1147" table:style-name="ce1">
            <text:p>1147</text:p>
          </table:table-cell>
          <table:table-cell office:value-type="float" office:value="388" table:style-name="ce1">
            <text:p>388</text:p>
          </table:table-cell>
          <table:table-cell office:value-type="float" office:value="-3.4672900000000002" table:style-name="ce1">
            <text:p>-3.46729</text:p>
          </table:table-cell>
          <table:table-cell office:value-type="float" office:value="-0.61013200000000001" table:style-name="ce1">
            <text:p>-0.610132</text:p>
          </table:table-cell>
          <table:table-cell office:value-type="float" office:value="1.55554E-2" table:style-name="ce1">
            <text:p>0.0155554</text:p>
          </table:table-cell>
          <table:table-cell table:number-columns-repeated="1635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151" table:style-name="ce1">
            <text:p>1151</text:p>
          </table:table-cell>
          <table:table-cell office:value-type="float" office:value="1179" table:style-name="ce1">
            <text:p>1179</text:p>
          </table:table-cell>
          <table:table-cell office:value-type="float" office:value="0.88316300000000003" table:style-name="ce1">
            <text:p>0.883163</text:p>
          </table:table-cell>
          <table:table-cell office:value-type="float" office:value="-0.67801699999999998" table:style-name="ce1">
            <text:p>-0.678017</text:p>
          </table:table-cell>
          <table:table-cell office:value-type="float" office:value="7.8978799999999995E-3" table:style-name="ce1">
            <text:p>0.00789788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1060" table:style-name="ce1">
            <text:p>1060</text:p>
          </table:table-cell>
          <table:table-cell office:value-type="float" office:value="648" table:style-name="ce1">
            <text:p>648</text:p>
          </table:table-cell>
          <table:table-cell office:value-type="float" office:value="-2.0322" table:style-name="ce1">
            <text:p>-2.0322</text:p>
          </table:table-cell>
          <table:table-cell office:value-type="float" office:value="-0.14674200000000001" table:style-name="ce1">
            <text:p>-0.146742</text:p>
          </table:table-cell>
          <table:table-cell office:value-type="float" office:value="6.1164499999999998E-3" table:style-name="ce1">
            <text:p>0.00611645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1247" table:style-name="ce1">
            <text:p>1247</text:p>
          </table:table-cell>
          <table:table-cell office:value-type="float" office:value="1688" table:style-name="ce1">
            <text:p>1688</text:p>
          </table:table-cell>
          <table:table-cell office:value-type="float" office:value="3.6772300000000002" table:style-name="ce1">
            <text:p>3.67723</text:p>
          </table:table-cell>
          <table:table-cell office:value-type="float" office:value="-1.2355100000000001" table:style-name="ce1">
            <text:p>-1.23551</text:p>
          </table:table-cell>
          <table:table-cell office:value-type="float" office:value="1.0292900000000001E-2" table:style-name="ce1">
            <text:p>0.0102929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1144" table:style-name="ce1">
            <text:p>1144</text:p>
          </table:table-cell>
          <table:table-cell office:value-type="float" office:value="1655" table:style-name="ce1">
            <text:p>1655</text:p>
          </table:table-cell>
          <table:table-cell office:value-type="float" office:value="3.5016799999999999" table:style-name="ce1">
            <text:p>3.50168</text:p>
          </table:table-cell>
          <table:table-cell office:value-type="float" office:value="-0.66713199999999995" table:style-name="ce1">
            <text:p>-0.667132</text:p>
          </table:table-cell>
          <table:table-cell office:value-type="float" office:value="2.55252E-3" table:style-name="ce1">
            <text:p>0.00255252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1020" table:style-name="ce1">
            <text:p>1020</text:p>
          </table:table-cell>
          <table:table-cell office:value-type="float" office:value="375" table:style-name="ce1">
            <text:p>375</text:p>
          </table:table-cell>
          <table:table-cell office:value-type="float" office:value="-3.53145" table:style-name="ce1">
            <text:p>-3.53145</text:p>
          </table:table-cell>
          <table:table-cell office:value-type="float" office:value="8.9081900000000006E-2" table:style-name="ce1">
            <text:p>0.0890819</text:p>
          </table:table-cell>
          <table:table-cell office:value-type="float" office:value="5.7324000000000003E-3" table:style-name="ce1">
            <text:p>0.0057324</text:p>
          </table:table-cell>
          <table:table-cell table:number-columns-repeated="1635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156" table:style-name="ce1">
            <text:p>1156</text:p>
          </table:table-cell>
          <table:table-cell office:value-type="float" office:value="1183" table:style-name="ce1">
            <text:p>1183</text:p>
          </table:table-cell>
          <table:table-cell office:value-type="float" office:value="0.90487499999999998" table:style-name="ce1">
            <text:p>0.904875</text:p>
          </table:table-cell>
          <table:table-cell office:value-type="float" office:value="-0.70574700000000001" table:style-name="ce1">
            <text:p>-0.705747</text:p>
          </table:table-cell>
          <table:table-cell office:value-type="float" office:value="8.2494600000000001E-3" table:style-name="ce1">
            <text:p>0.00824946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1216" table:style-name="ce1">
            <text:p>1216</text:p>
          </table:table-cell>
          <table:table-cell office:value-type="float" office:value="1671" table:style-name="ce1">
            <text:p>1671</text:p>
          </table:table-cell>
          <table:table-cell office:value-type="float" office:value="3.5855199999999998" table:style-name="ce1">
            <text:p>3.58552</text:p>
          </table:table-cell>
          <table:table-cell office:value-type="float" office:value="-1.0640400000000001" table:style-name="ce1">
            <text:p>-1.06404</text:p>
          </table:table-cell>
          <table:table-cell office:value-type="float" office:value="8.03449E-3" table:style-name="ce1">
            <text:p>0.00803449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1107" table:style-name="ce1">
            <text:p>1107</text:p>
          </table:table-cell>
          <table:table-cell office:value-type="float" office:value="644" table:style-name="ce1">
            <text:p>644</text:p>
          </table:table-cell>
          <table:table-cell office:value-type="float" office:value="-2.0569199999999999" table:style-name="ce1">
            <text:p>-2.05692</text:p>
          </table:table-cell>
          <table:table-cell office:value-type="float" office:value="-0.40499499999999999" table:style-name="ce1">
            <text:p>-0.404995</text:p>
          </table:table-cell>
          <table:table-cell office:value-type="float" office:value="9.8405100000000002E-3" table:style-name="ce1">
            <text:p>0.00984051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1164" table:style-name="ce1">
            <text:p>1164</text:p>
          </table:table-cell>
          <table:table-cell office:value-type="float" office:value="1704" table:style-name="ce1">
            <text:p>1704</text:p>
          </table:table-cell>
          <table:table-cell office:value-type="float" office:value="3.7700300000000002" table:style-name="ce1">
            <text:p>3.77003</text:p>
          </table:table-cell>
          <table:table-cell office:value-type="float" office:value="-0.77996799999999999" table:style-name="ce1">
            <text:p>-0.779968</text:p>
          </table:table-cell>
          <table:table-cell office:value-type="float" office:value="3.6262999999999998E-3" table:style-name="ce1">
            <text:p>0.0036263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1136" table:style-name="ce1">
            <text:p>1136</text:p>
          </table:table-cell>
          <table:table-cell office:value-type="float" office:value="388" table:style-name="ce1">
            <text:p>388</text:p>
          </table:table-cell>
          <table:table-cell office:value-type="float" office:value="-3.46665" table:style-name="ce1">
            <text:p>-3.46665</text:p>
          </table:table-cell>
          <table:table-cell office:value-type="float" office:value="-0.54963600000000001" table:style-name="ce1">
            <text:p>-0.549636</text:p>
          </table:table-cell>
          <table:table-cell office:value-type="float" office:value="1.46932E-2" table:style-name="ce1">
            <text:p>0.0146932</text:p>
          </table:table-cell>
          <table:table-cell table:number-columns-repeated="1635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159" table:style-name="ce1">
            <text:p>1159</text:p>
          </table:table-cell>
          <table:table-cell office:value-type="float" office:value="1184" table:style-name="ce1">
            <text:p>1184</text:p>
          </table:table-cell>
          <table:table-cell office:value-type="float" office:value="0.91020100000000004" table:style-name="ce1">
            <text:p>0.910201</text:p>
          </table:table-cell>
          <table:table-cell office:value-type="float" office:value="-0.72230399999999995" table:style-name="ce1">
            <text:p>-0.722304</text:p>
          </table:table-cell>
          <table:table-cell office:value-type="float" office:value="8.4745099999999993E-3" table:style-name="ce1">
            <text:p>0.00847451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1124" table:style-name="ce1">
            <text:p>1124</text:p>
          </table:table-cell>
          <table:table-cell office:value-type="float" office:value="596" table:style-name="ce1">
            <text:p>596</text:p>
          </table:table-cell>
          <table:table-cell office:value-type="float" office:value="-2.3219099999999999" table:style-name="ce1">
            <text:p>-2.32191</text:p>
          </table:table-cell>
          <table:table-cell office:value-type="float" office:value="-0.49570599999999998" table:style-name="ce1">
            <text:p>-0.495706</text:p>
          </table:table-cell>
          <table:table-cell office:value-type="float" office:value="1.16566E-2" table:style-name="ce1">
            <text:p>0.0116566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1203" table:style-name="ce1">
            <text:p>1203</text:p>
          </table:table-cell>
          <table:table-cell office:value-type="float" office:value="1772" table:style-name="ce1">
            <text:p>1772</text:p>
          </table:table-cell>
          <table:table-cell office:value-type="float" office:value="4.1417900000000003" table:style-name="ce1">
            <text:p>4.14179</text:p>
          </table:table-cell>
          <table:table-cell office:value-type="float" office:value="-0.99839999999999995" table:style-name="ce1">
            <text:p>-0.9984</text:p>
          </table:table-cell>
          <table:table-cell office:value-type="float" office:value="5.9977900000000002E-3" table:style-name="ce1">
            <text:p>0.00599779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1195" table:style-name="ce1">
            <text:p>1195</text:p>
          </table:table-cell>
          <table:table-cell office:value-type="float" office:value="1787" table:style-name="ce1">
            <text:p>1787</text:p>
          </table:table-cell>
          <table:table-cell office:value-type="float" office:value="4.2247599999999998" table:style-name="ce1">
            <text:p>4.22476</text:p>
          </table:table-cell>
          <table:table-cell office:value-type="float" office:value="-0.95527300000000004" table:style-name="ce1">
            <text:p>-0.955273</text:p>
          </table:table-cell>
          <table:table-cell office:value-type="float" office:value="5.2196100000000004E-3" table:style-name="ce1">
            <text:p>0.00521961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1111" table:style-name="ce1">
            <text:p>1111</text:p>
          </table:table-cell>
          <table:table-cell office:value-type="float" office:value="359" table:style-name="ce1">
            <text:p>359</text:p>
          </table:table-cell>
          <table:table-cell office:value-type="float" office:value="-3.6247199999999999" table:style-name="ce1">
            <text:p>-3.62472</text:p>
          </table:table-cell>
          <table:table-cell office:value-type="float" office:value="-0.41046100000000002" table:style-name="ce1">
            <text:p>-0.410461</text:p>
          </table:table-cell>
          <table:table-cell office:value-type="float" office:value="1.3025999999999999E-2" table:style-name="ce1">
            <text:p>0.013026</text:p>
          </table:table-cell>
          <table:table-cell table:number-columns-repeated="1635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164" table:style-name="ce1">
            <text:p>1164</text:p>
          </table:table-cell>
          <table:table-cell office:value-type="float" office:value="1184" table:style-name="ce1">
            <text:p>1184</text:p>
          </table:table-cell>
          <table:table-cell office:value-type="float" office:value="0.90991200000000005" table:style-name="ce1">
            <text:p>0.909912</text:p>
          </table:table-cell>
          <table:table-cell office:value-type="float" office:value="-0.749803" table:style-name="ce1">
            <text:p>-0.749803</text:p>
          </table:table-cell>
          <table:table-cell office:value-type="float" office:value="8.8664E-3" table:style-name="ce1">
            <text:p>0.0088664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1215" table:style-name="ce1">
            <text:p>1215</text:p>
          </table:table-cell>
          <table:table-cell office:value-type="float" office:value="1636" table:style-name="ce1">
            <text:p>1636</text:p>
          </table:table-cell>
          <table:table-cell office:value-type="float" office:value="3.3930699999999998" table:style-name="ce1">
            <text:p>3.39307</text:p>
          </table:table-cell>
          <table:table-cell office:value-type="float" office:value="-1.0565100000000001" table:style-name="ce1">
            <text:p>-1.05651</text:p>
          </table:table-cell>
          <table:table-cell office:value-type="float" office:value="8.3088099999999998E-3" table:style-name="ce1">
            <text:p>0.00830881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1175" table:style-name="ce1">
            <text:p>1175</text:p>
          </table:table-cell>
          <table:table-cell office:value-type="float" office:value="683" table:style-name="ce1">
            <text:p>683</text:p>
          </table:table-cell>
          <table:table-cell office:value-type="float" office:value="-1.8463400000000001" table:style-name="ce1">
            <text:p>-1.84634</text:p>
          </table:table-cell>
          <table:table-cell office:value-type="float" office:value="-0.78123600000000004" table:style-name="ce1">
            <text:p>-0.781236</text:p>
          </table:table-cell>
          <table:table-cell office:value-type="float" office:value="1.4777200000000001E-2" table:style-name="ce1">
            <text:p>0.0147772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1143" table:style-name="ce1">
            <text:p>1143</text:p>
          </table:table-cell>
          <table:table-cell office:value-type="float" office:value="1707" table:style-name="ce1">
            <text:p>1707</text:p>
          </table:table-cell>
          <table:table-cell office:value-type="float" office:value="3.78775" table:style-name="ce1">
            <text:p>3.78775</text:p>
          </table:table-cell>
          <table:table-cell office:value-type="float" office:value="-0.66464900000000005" table:style-name="ce1">
            <text:p>-0.664649</text:p>
          </table:table-cell>
          <table:table-cell office:value-type="float" office:value="1.95013E-3" table:style-name="ce1">
            <text:p>0.00195013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1200" table:style-name="ce1">
            <text:p>1200</text:p>
          </table:table-cell>
          <table:table-cell office:value-type="float" office:value="460" table:style-name="ce1">
            <text:p>460</text:p>
          </table:table-cell>
          <table:table-cell office:value-type="float" office:value="-3.0743399999999999" table:style-name="ce1">
            <text:p>-3.07434</text:p>
          </table:table-cell>
          <table:table-cell office:value-type="float" office:value="-0.90579200000000004" table:style-name="ce1">
            <text:p>-0.905792</text:p>
          </table:table-cell>
          <table:table-cell office:value-type="float" office:value="1.8983799999999999E-2" table:style-name="ce1">
            <text:p>0.0189838</text:p>
          </table:table-cell>
          <table:table-cell table:number-columns-repeated="1635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167" table:style-name="ce1">
            <text:p>1167</text:p>
          </table:table-cell>
          <table:table-cell office:value-type="float" office:value="1183" table:style-name="ce1">
            <text:p>1183</text:p>
          </table:table-cell>
          <table:table-cell office:value-type="float" office:value="0.90423799999999999" table:style-name="ce1">
            <text:p>0.904238</text:p>
          </table:table-cell>
          <table:table-cell office:value-type="float" office:value="-0.76624400000000004" table:style-name="ce1">
            <text:p>-0.766244</text:p>
          </table:table-cell>
          <table:table-cell office:value-type="float" office:value="9.1116099999999992E-3" table:style-name="ce1">
            <text:p>0.00911161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1099" table:style-name="ce1">
            <text:p>1099</text:p>
          </table:table-cell>
          <table:table-cell office:value-type="float" office:value="579" table:style-name="ce1">
            <text:p>579</text:p>
          </table:table-cell>
          <table:table-cell office:value-type="float" office:value="-2.4139699999999999" table:style-name="ce1">
            <text:p>-2.41397</text:p>
          </table:table-cell>
          <table:table-cell office:value-type="float" office:value="-0.35722700000000002" table:style-name="ce1">
            <text:p>-0.357227</text:p>
          </table:table-cell>
          <table:table-cell office:value-type="float" office:value="9.8685100000000005E-3" table:style-name="ce1">
            <text:p>0.00986851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1203" table:style-name="ce1">
            <text:p>1203</text:p>
          </table:table-cell>
          <table:table-cell office:value-type="float" office:value="1703" table:style-name="ce1">
            <text:p>1703</text:p>
          </table:table-cell>
          <table:table-cell office:value-type="float" office:value="3.7622800000000001" table:style-name="ce1">
            <text:p>3.76228</text:p>
          </table:table-cell>
          <table:table-cell office:value-type="float" office:value="-0.994398" table:style-name="ce1">
            <text:p>-0.994398</text:p>
          </table:table-cell>
          <table:table-cell office:value-type="float" office:value="6.6931100000000004E-3" table:style-name="ce1">
            <text:p>0.00669311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1195" table:style-name="ce1">
            <text:p>1195</text:p>
          </table:table-cell>
          <table:table-cell office:value-type="float" office:value="1731" table:style-name="ce1">
            <text:p>1731</text:p>
          </table:table-cell>
          <table:table-cell office:value-type="float" office:value="3.91675" table:style-name="ce1">
            <text:p>3.91675</text:p>
          </table:table-cell>
          <table:table-cell office:value-type="float" office:value="-0.95202500000000001" table:style-name="ce1">
            <text:p>-0.952025</text:p>
          </table:table-cell>
          <table:table-cell office:value-type="float" office:value="5.7839299999999996E-3" table:style-name="ce1">
            <text:p>0.00578393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1067" table:style-name="ce1">
            <text:p>1067</text:p>
          </table:table-cell>
          <table:table-cell office:value-type="float" office:value="352" table:style-name="ce1">
            <text:p>352</text:p>
          </table:table-cell>
          <table:table-cell office:value-type="float" office:value="-3.6606700000000001" table:style-name="ce1">
            <text:p>-3.66067</text:p>
          </table:table-cell>
          <table:table-cell office:value-type="float" office:value="-0.168069" table:style-name="ce1">
            <text:p>-0.168069</text:p>
          </table:table-cell>
          <table:table-cell office:value-type="float" office:value="9.6479200000000008E-3" table:style-name="ce1">
            <text:p>0.00964792</text:p>
          </table:table-cell>
          <table:table-cell table:number-columns-repeated="1635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172" table:style-name="ce1">
            <text:p>1172</text:p>
          </table:table-cell>
          <table:table-cell office:value-type="float" office:value="1192" table:style-name="ce1">
            <text:p>1192</text:p>
          </table:table-cell>
          <table:table-cell office:value-type="float" office:value="0.95345100000000005" table:style-name="ce1">
            <text:p>0.953451</text:p>
          </table:table-cell>
          <table:table-cell office:value-type="float" office:value="-0.79426399999999997" table:style-name="ce1">
            <text:p>-0.794264</text:p>
          </table:table-cell>
          <table:table-cell office:value-type="float" office:value="9.4128100000000006E-3" table:style-name="ce1">
            <text:p>0.00941281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1160" table:style-name="ce1">
            <text:p>1160</text:p>
          </table:table-cell>
          <table:table-cell office:value-type="float" office:value="652" table:style-name="ce1">
            <text:p>652</text:p>
          </table:table-cell>
          <table:table-cell office:value-type="float" office:value="-2.0159799999999999" table:style-name="ce1">
            <text:p>-2.01598</text:p>
          </table:table-cell>
          <table:table-cell office:value-type="float" office:value="-0.69694299999999998" table:style-name="ce1">
            <text:p>-0.696943</text:p>
          </table:table-cell>
          <table:table-cell office:value-type="float" office:value="1.39139E-2" table:style-name="ce1">
            <text:p>0.0139139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1164" table:style-name="ce1">
            <text:p>1164</text:p>
          </table:table-cell>
          <table:table-cell office:value-type="float" office:value="1679" table:style-name="ce1">
            <text:p>1679</text:p>
          </table:table-cell>
          <table:table-cell office:value-type="float" office:value="3.63253" table:style-name="ce1">
            <text:p>3.63253</text:p>
          </table:table-cell>
          <table:table-cell office:value-type="float" office:value="-0.77851800000000004" table:style-name="ce1">
            <text:p>-0.778518</text:p>
          </table:table-cell>
          <table:table-cell office:value-type="float" office:value="3.8782299999999999E-3" table:style-name="ce1">
            <text:p>0.00387823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1255" table:style-name="ce1">
            <text:p>1255</text:p>
          </table:table-cell>
          <table:table-cell office:value-type="float" office:value="1720" table:style-name="ce1">
            <text:p>1720</text:p>
          </table:table-cell>
          <table:table-cell office:value-type="float" office:value="3.85277" table:style-name="ce1">
            <text:p>3.85277</text:p>
          </table:table-cell>
          <table:table-cell office:value-type="float" office:value="-1.2813699999999999" table:style-name="ce1">
            <text:p>-1.28137</text:p>
          </table:table-cell>
          <table:table-cell office:value-type="float" office:value="1.05974E-2" table:style-name="ce1">
            <text:p>0.0105974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1180" table:style-name="ce1">
            <text:p>1180</text:p>
          </table:table-cell>
          <table:table-cell office:value-type="float" office:value="312" table:style-name="ce1">
            <text:p>312</text:p>
          </table:table-cell>
          <table:table-cell office:value-type="float" office:value="-3.8872200000000001" table:style-name="ce1">
            <text:p>-3.88722</text:p>
          </table:table-cell>
          <table:table-cell office:value-type="float" office:value="-0.78721300000000005" table:style-name="ce1">
            <text:p>-0.787213</text:p>
          </table:table-cell>
          <table:table-cell office:value-type="float" office:value="1.89077E-2" table:style-name="ce1">
            <text:p>0.0189077</text:p>
          </table:table-cell>
          <table:table-cell table:number-columns-repeated="1635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176" table:style-name="ce1">
            <text:p>1176</text:p>
          </table:table-cell>
          <table:table-cell office:value-type="float" office:value="1192" table:style-name="ce1">
            <text:p>1192</text:p>
          </table:table-cell>
          <table:table-cell office:value-type="float" office:value="0.95321900000000004" table:style-name="ce1">
            <text:p>0.953219</text:p>
          </table:table-cell>
          <table:table-cell office:value-type="float" office:value="-0.81626299999999996" table:style-name="ce1">
            <text:p>-0.816263</text:p>
          </table:table-cell>
          <table:table-cell office:value-type="float" office:value="9.7263200000000001E-3" table:style-name="ce1">
            <text:p>0.00972632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1184" table:style-name="ce1">
            <text:p>1184</text:p>
          </table:table-cell>
          <table:table-cell office:value-type="float" office:value="691" table:style-name="ce1">
            <text:p>691</text:p>
          </table:table-cell>
          <table:table-cell office:value-type="float" office:value="-1.8028599999999999" table:style-name="ce1">
            <text:p>-1.80286</text:p>
          </table:table-cell>
          <table:table-cell office:value-type="float" office:value="-0.83119799999999999" table:style-name="ce1">
            <text:p>-0.831198</text:p>
          </table:table-cell>
          <table:table-cell office:value-type="float" office:value="1.5402000000000001E-2" table:style-name="ce1">
            <text:p>0.015402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1200" table:style-name="ce1">
            <text:p>1200</text:p>
          </table:table-cell>
          <table:table-cell office:value-type="float" office:value="580" table:style-name="ce1">
            <text:p>580</text:p>
          </table:table-cell>
          <table:table-cell office:value-type="float" office:value="-2.41431" table:style-name="ce1">
            <text:p>-2.41431</text:p>
          </table:table-cell>
          <table:table-cell office:value-type="float" office:value="-0.91275399999999995" table:style-name="ce1">
            <text:p>-0.912754</text:p>
          </table:table-cell>
          <table:table-cell office:value-type="float" office:value="1.7774600000000002E-2" table:style-name="ce1">
            <text:p>0.0177746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1159" table:style-name="ce1">
            <text:p>1159</text:p>
          </table:table-cell>
          <table:table-cell office:value-type="float" office:value="1715" table:style-name="ce1">
            <text:p>1715</text:p>
          </table:table-cell>
          <table:table-cell office:value-type="float" office:value="3.8308300000000002" table:style-name="ce1">
            <text:p>3.83083</text:p>
          </table:table-cell>
          <table:table-cell office:value-type="float" office:value="-0.753108" table:style-name="ce1">
            <text:p>-0.753108</text:p>
          </table:table-cell>
          <table:table-cell office:value-type="float" office:value="3.1235600000000001E-3" table:style-name="ce1">
            <text:p>0.00312356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1211" table:style-name="ce1">
            <text:p>1211</text:p>
          </table:table-cell>
          <table:table-cell office:value-type="float" office:value="1775" table:style-name="ce1">
            <text:p>1775</text:p>
          </table:table-cell>
          <table:table-cell office:value-type="float" office:value="4.1578299999999997" table:style-name="ce1">
            <text:p>4.15783</text:p>
          </table:table-cell>
          <table:table-cell office:value-type="float" office:value="-1.04257" table:style-name="ce1">
            <text:p>-1.04257</text:p>
          </table:table-cell>
          <table:table-cell office:value-type="float" office:value="6.5945800000000001E-3" table:style-name="ce1">
            <text:p>0.00659458</text:p>
          </table:table-cell>
          <table:table-cell table:number-columns-repeated="1635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179" table:style-name="ce1">
            <text:p>1179</text:p>
          </table:table-cell>
          <table:table-cell office:value-type="float" office:value="1192" table:style-name="ce1">
            <text:p>1192</text:p>
          </table:table-cell>
          <table:table-cell office:value-type="float" office:value="0.95304599999999995" table:style-name="ce1">
            <text:p>0.953046</text:p>
          </table:table-cell>
          <table:table-cell office:value-type="float" office:value="-0.832762" table:style-name="ce1">
            <text:p>-0.832762</text:p>
          </table:table-cell>
          <table:table-cell office:value-type="float" office:value="9.9614500000000002E-3" table:style-name="ce1">
            <text:p>0.00996145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1227" table:style-name="ce1">
            <text:p>1227</text:p>
          </table:table-cell>
          <table:table-cell office:value-type="float" office:value="1700" table:style-name="ce1">
            <text:p>1700</text:p>
          </table:table-cell>
          <table:table-cell office:value-type="float" office:value="3.7443900000000001" table:style-name="ce1">
            <text:p>3.74439</text:p>
          </table:table-cell>
          <table:table-cell office:value-type="float" office:value="-1.12622" table:style-name="ce1">
            <text:p>-1.12622</text:p>
          </table:table-cell>
          <table:table-cell office:value-type="float" office:value="8.6044099999999998E-3" table:style-name="ce1">
            <text:p>0.00860441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1131" table:style-name="ce1">
            <text:p>1131</text:p>
          </table:table-cell>
          <table:table-cell office:value-type="float" office:value="619" table:style-name="ce1">
            <text:p>619</text:p>
          </table:table-cell>
          <table:table-cell office:value-type="float" office:value="-2.1958099999999998" table:style-name="ce1">
            <text:p>-2.19581</text:p>
          </table:table-cell>
          <table:table-cell office:value-type="float" office:value="-0.53553799999999996" table:style-name="ce1">
            <text:p>-0.535538</text:p>
          </table:table-cell>
          <table:table-cell office:value-type="float" office:value="1.19735E-2" table:style-name="ce1">
            <text:p>0.0119735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1163" table:style-name="ce1">
            <text:p>1163</text:p>
          </table:table-cell>
          <table:table-cell office:value-type="float" office:value="1672" table:style-name="ce1">
            <text:p>1672</text:p>
          </table:table-cell>
          <table:table-cell office:value-type="float" office:value="3.5940799999999999" table:style-name="ce1">
            <text:p>3.59408</text:p>
          </table:table-cell>
          <table:table-cell office:value-type="float" office:value="-0.77261199999999997" table:style-name="ce1">
            <text:p>-0.772612</text:p>
          </table:table-cell>
          <table:table-cell office:value-type="float" office:value="3.87039E-3" table:style-name="ce1">
            <text:p>0.00387039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1107" table:style-name="ce1">
            <text:p>1107</text:p>
          </table:table-cell>
          <table:table-cell office:value-type="float" office:value="243" table:style-name="ce1">
            <text:p>243</text:p>
          </table:table-cell>
          <table:table-cell office:value-type="float" office:value="-4.2625099999999998" table:style-name="ce1">
            <text:p>-4.26251</text:p>
          </table:table-cell>
          <table:table-cell office:value-type="float" office:value="-0.38173299999999999" table:style-name="ce1">
            <text:p>-0.381733</text:p>
          </table:table-cell>
          <table:table-cell office:value-type="float" office:value="1.38814E-2" table:style-name="ce1">
            <text:p>0.0138814</text:p>
          </table:table-cell>
          <table:table-cell table:number-columns-repeated="1635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184" table:style-name="ce1">
            <text:p>1184</text:p>
          </table:table-cell>
          <table:table-cell office:value-type="float" office:value="1199" table:style-name="ce1">
            <text:p>1199</text:p>
          </table:table-cell>
          <table:table-cell office:value-type="float" office:value="0.99125799999999997" table:style-name="ce1">
            <text:p>0.991258</text:p>
          </table:table-cell>
          <table:table-cell office:value-type="float" office:value="-0.86066699999999996" table:style-name="ce1">
            <text:p>-0.860667</text:p>
          </table:table-cell>
          <table:table-cell office:value-type="float" office:value="1.02828E-2" table:style-name="ce1">
            <text:p>0.0102828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1183" table:style-name="ce1">
            <text:p>1183</text:p>
          </table:table-cell>
          <table:table-cell office:value-type="float" office:value="1191" table:style-name="ce1">
            <text:p>1191</text:p>
          </table:table-cell>
          <table:table-cell office:value-type="float" office:value="0.94731399999999999" table:style-name="ce1">
            <text:p>0.947314</text:p>
          </table:table-cell>
          <table:table-cell office:value-type="float" office:value="-0.85470299999999999" table:style-name="ce1">
            <text:p>-0.854703</text:p>
          </table:table-cell>
          <table:table-cell office:value-type="float" office:value="1.0285000000000001E-2" table:style-name="ce1">
            <text:p>0.010285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1124" table:style-name="ce1">
            <text:p>1124</text:p>
          </table:table-cell>
          <table:table-cell office:value-type="float" office:value="652" table:style-name="ce1">
            <text:p>652</text:p>
          </table:table-cell>
          <table:table-cell office:value-type="float" office:value="-2.0139" table:style-name="ce1">
            <text:p>-2.0139</text:p>
          </table:table-cell>
          <table:table-cell office:value-type="float" office:value="-0.49895400000000001" table:style-name="ce1">
            <text:p>-0.498954</text:p>
          </table:table-cell>
          <table:table-cell office:value-type="float" office:value="1.1092299999999999E-2" table:style-name="ce1">
            <text:p>0.0110923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1279" table:style-name="ce1">
            <text:p>1279</text:p>
          </table:table-cell>
          <table:table-cell office:value-type="float" office:value="1723" table:style-name="ce1">
            <text:p>1723</text:p>
          </table:table-cell>
          <table:table-cell office:value-type="float" office:value="3.86788" table:style-name="ce1">
            <text:p>3.86788</text:p>
          </table:table-cell>
          <table:table-cell office:value-type="float" office:value="-1.41353" table:style-name="ce1">
            <text:p>-1.41353</text:p>
          </table:table-cell>
          <table:table-cell office:value-type="float" office:value="1.2448300000000001E-2" table:style-name="ce1">
            <text:p>0.0124483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1200" table:style-name="ce1">
            <text:p>1200</text:p>
          </table:table-cell>
          <table:table-cell office:value-type="float" office:value="739" table:style-name="ce1">
            <text:p>739</text:p>
          </table:table-cell>
          <table:table-cell office:value-type="float" office:value="-1.5397799999999999" table:style-name="ce1">
            <text:p>-1.53978</text:p>
          </table:table-cell>
          <table:table-cell office:value-type="float" office:value="-0.92197700000000005" table:style-name="ce1">
            <text:p>-0.921977</text:p>
          </table:table-cell>
          <table:table-cell office:value-type="float" office:value="1.6172300000000001E-2" table:style-name="ce1">
            <text:p>0.0161723</text:p>
          </table:table-cell>
          <table:table-cell table:number-columns-repeated="1635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188" table:style-name="ce1">
            <text:p>1188</text:p>
          </table:table-cell>
          <table:table-cell office:value-type="float" office:value="1200" table:style-name="ce1">
            <text:p>1200</text:p>
          </table:table-cell>
          <table:table-cell office:value-type="float" office:value="0.99652700000000005" table:style-name="ce1">
            <text:p>0.996527</text:p>
          </table:table-cell>
          <table:table-cell office:value-type="float" office:value="-0.88272399999999995" table:style-name="ce1">
            <text:p>-0.882724</text:p>
          </table:table-cell>
          <table:table-cell office:value-type="float" office:value="1.05862E-2" table:style-name="ce1">
            <text:p>0.0105862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1188" table:style-name="ce1">
            <text:p>1188</text:p>
          </table:table-cell>
          <table:table-cell office:value-type="float" office:value="1196" table:style-name="ce1">
            <text:p>1196</text:p>
          </table:table-cell>
          <table:table-cell office:value-type="float" office:value="0.974526" table:style-name="ce1">
            <text:p>0.974526</text:p>
          </table:table-cell>
          <table:table-cell office:value-type="float" office:value="-0.88249100000000003" table:style-name="ce1">
            <text:p>-0.882491</text:p>
          </table:table-cell>
          <table:table-cell office:value-type="float" office:value="1.0626500000000001E-2" table:style-name="ce1">
            <text:p>0.0106265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1116" table:style-name="ce1">
            <text:p>1116</text:p>
          </table:table-cell>
          <table:table-cell office:value-type="float" office:value="712" table:style-name="ce1">
            <text:p>712</text:p>
          </table:table-cell>
          <table:table-cell office:value-type="float" office:value="-1.6834199999999999" table:style-name="ce1">
            <text:p>-1.68342</text:p>
          </table:table-cell>
          <table:table-cell office:value-type="float" office:value="-0.45843699999999998" table:style-name="ce1">
            <text:p>-0.458437</text:p>
          </table:table-cell>
          <table:table-cell office:value-type="float" office:value="9.8606700000000002E-3" table:style-name="ce1">
            <text:p>0.00986067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1244" table:style-name="ce1">
            <text:p>1244</text:p>
          </table:table-cell>
          <table:table-cell office:value-type="float" office:value="1663" table:style-name="ce1">
            <text:p>1663</text:p>
          </table:table-cell>
          <table:table-cell office:value-type="float" office:value="3.5398999999999998" table:style-name="ce1">
            <text:p>3.5399</text:p>
          </table:table-cell>
          <table:table-cell office:value-type="float" office:value="-1.21756" table:style-name="ce1">
            <text:p>-1.21756</text:p>
          </table:table-cell>
          <table:table-cell office:value-type="float" office:value="1.03097E-2" table:style-name="ce1">
            <text:p>0.0103097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1084" table:style-name="ce1">
            <text:p>1084</text:p>
          </table:table-cell>
          <table:table-cell office:value-type="float" office:value="387" table:style-name="ce1">
            <text:p>387</text:p>
          </table:table-cell>
          <table:table-cell office:value-type="float" office:value="-3.46915" table:style-name="ce1">
            <text:p>-3.46915</text:p>
          </table:table-cell>
          <table:table-cell office:value-type="float" office:value="-0.26359399999999999" table:style-name="ce1">
            <text:p>-0.263594</text:p>
          </table:table-cell>
          <table:table-cell office:value-type="float" office:value="1.0627599999999999E-2" table:style-name="ce1">
            <text:p>0.0106276</text:p>
          </table:table-cell>
          <table:table-cell table:number-columns-repeated="16350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191" table:style-name="ce1">
            <text:p>1191</text:p>
          </table:table-cell>
          <table:table-cell office:value-type="float" office:value="1200" table:style-name="ce1">
            <text:p>1200</text:p>
          </table:table-cell>
          <table:table-cell office:value-type="float" office:value="0.99635399999999996" table:style-name="ce1">
            <text:p>0.996354</text:p>
          </table:table-cell>
          <table:table-cell office:value-type="float" office:value="-0.89922299999999999" table:style-name="ce1">
            <text:p>-0.899223</text:p>
          </table:table-cell>
          <table:table-cell office:value-type="float" office:value="1.08214E-2" table:style-name="ce1">
            <text:p>0.0108214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1264" table:style-name="ce1">
            <text:p>1264</text:p>
          </table:table-cell>
          <table:table-cell office:value-type="float" office:value="1667" table:style-name="ce1">
            <text:p>1667</text:p>
          </table:table-cell>
          <table:table-cell office:value-type="float" office:value="3.56074" table:style-name="ce1">
            <text:p>3.56074</text:p>
          </table:table-cell>
          <table:table-cell office:value-type="float" office:value="-1.32779" table:style-name="ce1">
            <text:p>-1.32779</text:p>
          </table:table-cell>
          <table:table-cell office:value-type="float" office:value="1.1836899999999999E-2" table:style-name="ce1">
            <text:p>0.0118369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1104" table:style-name="ce1">
            <text:p>1104</text:p>
          </table:table-cell>
          <table:table-cell office:value-type="float" office:value="712" table:style-name="ce1">
            <text:p>712</text:p>
          </table:table-cell>
          <table:table-cell office:value-type="float" office:value="-1.6827300000000001" table:style-name="ce1">
            <text:p>-1.68273</text:p>
          </table:table-cell>
          <table:table-cell office:value-type="float" office:value="-0.39244099999999998" table:style-name="ce1">
            <text:p>-0.392441</text:p>
          </table:table-cell>
          <table:table-cell office:value-type="float" office:value="8.92014E-3" table:style-name="ce1">
            <text:p>0.00892014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1043" table:style-name="ce1">
            <text:p>1043</text:p>
          </table:table-cell>
          <table:table-cell office:value-type="float" office:value="387" table:style-name="ce1">
            <text:p>387</text:p>
          </table:table-cell>
          <table:table-cell office:value-type="float" office:value="-3.4667699999999999" table:style-name="ce1">
            <text:p>-3.46677</text:p>
          </table:table-cell>
          <table:table-cell office:value-type="float" office:value="-3.8107000000000002E-2" table:style-name="ce1">
            <text:p>-0.038107</text:p>
          </table:table-cell>
          <table:table-cell office:value-type="float" office:value="7.4141600000000004E-3" table:style-name="ce1">
            <text:p>0.00741416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1156" table:style-name="ce1">
            <text:p>1156</text:p>
          </table:table-cell>
          <table:table-cell office:value-type="float" office:value="1655" table:style-name="ce1">
            <text:p>1655</text:p>
          </table:table-cell>
          <table:table-cell office:value-type="float" office:value="3.5009899999999998" table:style-name="ce1">
            <text:p>3.50099</text:p>
          </table:table-cell>
          <table:table-cell office:value-type="float" office:value="-0.733128" table:style-name="ce1">
            <text:p>-0.733128</text:p>
          </table:table-cell>
          <table:table-cell office:value-type="float" office:value="3.4930500000000001E-3" table:style-name="ce1">
            <text:p>0.00349305</text:p>
          </table:table-cell>
          <table:table-cell table:number-columns-repeated="1635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200" table:style-name="ce1">
            <text:p>1200</text:p>
          </table:table-cell>
          <table:table-cell office:value-type="float" office:value="1204" table:style-name="ce1">
            <text:p>1204</text:p>
          </table:table-cell>
          <table:table-cell office:value-type="float" office:value="1.01783" table:style-name="ce1">
            <text:p>1.01783</text:p>
          </table:table-cell>
          <table:table-cell office:value-type="float" office:value="-0.94895200000000002" table:style-name="ce1">
            <text:p>-0.948952</text:p>
          </table:table-cell>
          <table:table-cell office:value-type="float" office:value="1.14865E-2" table:style-name="ce1">
            <text:p>0.0114865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1196" table:style-name="ce1">
            <text:p>1196</text:p>
          </table:table-cell>
          <table:table-cell office:value-type="float" office:value="1199" table:style-name="ce1">
            <text:p>1199</text:p>
          </table:table-cell>
          <table:table-cell office:value-type="float" office:value="0.990564" table:style-name="ce1">
            <text:p>0.990564</text:p>
          </table:table-cell>
          <table:table-cell office:value-type="float" office:value="-0.92666300000000001" table:style-name="ce1">
            <text:p>-0.926663</text:p>
          </table:table-cell>
          <table:table-cell office:value-type="float" office:value="1.12233E-2" table:style-name="ce1">
            <text:p>0.0112233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1248" table:style-name="ce1">
            <text:p>1248</text:p>
          </table:table-cell>
          <table:table-cell office:value-type="float" office:value="1675" table:style-name="ce1">
            <text:p>1675</text:p>
          </table:table-cell>
          <table:table-cell office:value-type="float" office:value="3.6056699999999999" table:style-name="ce1">
            <text:p>3.60567</text:p>
          </table:table-cell>
          <table:table-cell office:value-type="float" office:value="-1.2402599999999999" table:style-name="ce1">
            <text:p>-1.24026</text:p>
          </table:table-cell>
          <table:table-cell office:value-type="float" office:value="1.0502299999999999E-2" table:style-name="ce1">
            <text:p>0.0105023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1156" table:style-name="ce1">
            <text:p>1156</text:p>
          </table:table-cell>
          <table:table-cell office:value-type="float" office:value="727" table:style-name="ce1">
            <text:p>727</text:p>
          </table:table-cell>
          <table:table-cell office:value-type="float" office:value="-1.6032299999999999" table:style-name="ce1">
            <text:p>-1.60323</text:p>
          </table:table-cell>
          <table:table-cell office:value-type="float" office:value="-0.67929499999999998" table:style-name="ce1">
            <text:p>-0.679295</text:p>
          </table:table-cell>
          <table:table-cell office:value-type="float" office:value="1.2844599999999999E-2" table:style-name="ce1">
            <text:p>0.0128446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1092" table:style-name="ce1">
            <text:p>1092</text:p>
          </table:table-cell>
          <table:table-cell office:value-type="float" office:value="388" table:style-name="ce1">
            <text:p>388</text:p>
          </table:table-cell>
          <table:table-cell office:value-type="float" office:value="-3.4641099999999998" table:style-name="ce1">
            <text:p>-3.46411</text:p>
          </table:table-cell>
          <table:table-cell office:value-type="float" office:value="-0.30764999999999998" table:style-name="ce1">
            <text:p>-0.30765</text:p>
          </table:table-cell>
          <table:table-cell office:value-type="float" office:value="1.12446E-2" table:style-name="ce1">
            <text:p>0.0112446</text:p>
          </table:table-cell>
          <table:table-cell table:number-columns-repeated="1635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199" table:style-name="ce1">
            <text:p>1199</text:p>
          </table:table-cell>
          <table:table-cell office:value-type="float" office:value="1200" table:style-name="ce1">
            <text:p>1200</text:p>
          </table:table-cell>
          <table:table-cell office:value-type="float" office:value="0.99589099999999997" table:style-name="ce1">
            <text:p>0.995891</text:p>
          </table:table-cell>
          <table:table-cell office:value-type="float" office:value="-0.94321999999999995" table:style-name="ce1">
            <text:p>-0.94322</text:p>
          </table:table-cell>
          <table:table-cell office:value-type="float" office:value="1.1448399999999999E-2" table:style-name="ce1">
            <text:p>0.0114484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1159" table:style-name="ce1">
            <text:p>1159</text:p>
          </table:table-cell>
          <table:table-cell office:value-type="float" office:value="695" table:style-name="ce1">
            <text:p>695</text:p>
          </table:table-cell>
          <table:table-cell office:value-type="float" office:value="-1.7794099999999999" table:style-name="ce1">
            <text:p>-1.77941</text:p>
          </table:table-cell>
          <table:table-cell office:value-type="float" office:value="-0.69393800000000005" table:style-name="ce1">
            <text:p>-0.693938</text:p>
          </table:table-cell>
          <table:table-cell office:value-type="float" office:value="1.34022E-2" table:style-name="ce1">
            <text:p>0.0134022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1236" table:style-name="ce1">
            <text:p>1236</text:p>
          </table:table-cell>
          <table:table-cell office:value-type="float" office:value="1744" table:style-name="ce1">
            <text:p>1744</text:p>
          </table:table-cell>
          <table:table-cell office:value-type="float" office:value="3.9858799999999999" table:style-name="ce1">
            <text:p>3.98588</text:p>
          </table:table-cell>
          <table:table-cell office:value-type="float" office:value="-1.1782699999999999" table:style-name="ce1">
            <text:p>-1.17827</text:p>
          </table:table-cell>
          <table:table-cell office:value-type="float" office:value="8.8664099999999999E-3" table:style-name="ce1">
            <text:p>0.00886641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1140" table:style-name="ce1">
            <text:p>1140</text:p>
          </table:table-cell>
          <table:table-cell office:value-type="float" office:value="380" table:style-name="ce1">
            <text:p>380</text:p>
          </table:table-cell>
          <table:table-cell office:value-type="float" office:value="-3.5108899999999998" table:style-name="ce1">
            <text:p>-3.51089</text:p>
          </table:table-cell>
          <table:table-cell office:value-type="float" office:value="-0.57116999999999996" table:style-name="ce1">
            <text:p>-0.57117</text:p>
          </table:table-cell>
          <table:table-cell office:value-type="float" office:value="1.50873E-2" table:style-name="ce1">
            <text:p>0.0150873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1240" table:style-name="ce1">
            <text:p>1240</text:p>
          </table:table-cell>
          <table:table-cell office:value-type="float" office:value="660" table:style-name="ce1">
            <text:p>660</text:p>
          </table:table-cell>
          <table:table-cell office:value-type="float" office:value="-1.97661" table:style-name="ce1">
            <text:p>-1.97661</text:p>
          </table:table-cell>
          <table:table-cell office:value-type="float" office:value="-1.1373800000000001" table:style-name="ce1">
            <text:p>-1.13738</text:p>
          </table:table-cell>
          <table:table-cell office:value-type="float" office:value="2.01035E-2" table:style-name="ce1">
            <text:p>0.0201035</text:p>
          </table:table-cell>
          <table:table-cell table:number-columns-repeated="1635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204" table:style-name="ce1">
            <text:p>1204</text:p>
          </table:table-cell>
          <table:table-cell office:value-type="float" office:value="1207" table:style-name="ce1">
            <text:p>1207</text:p>
          </table:table-cell>
          <table:table-cell office:value-type="float" office:value="1.0341" table:style-name="ce1">
            <text:p>1.0341</text:p>
          </table:table-cell>
          <table:table-cell office:value-type="float" office:value="-0.97112500000000002" table:style-name="ce1">
            <text:p>-0.971125</text:p>
          </table:table-cell>
          <table:table-cell office:value-type="float" office:value="1.1769699999999999E-2" table:style-name="ce1">
            <text:p>0.0117697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float" office:value="1239" table:style-name="ce1">
            <text:p>1239</text:p>
          </table:table-cell>
          <table:table-cell office:value-type="float" office:value="1716" table:style-name="ce1">
            <text:p>1716</text:p>
          </table:table-cell>
          <table:table-cell office:value-type="float" office:value="3.8317000000000001" table:style-name="ce1">
            <text:p>3.8317</text:p>
          </table:table-cell>
          <table:table-cell office:value-type="float" office:value="-1.1931400000000001" table:style-name="ce1">
            <text:p>-1.19314</text:p>
          </table:table-cell>
          <table:table-cell office:value-type="float" office:value="9.3837E-3" table:style-name="ce1">
            <text:p>0.0093837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float" office:value="1164" table:style-name="ce1">
            <text:p>1164</text:p>
          </table:table-cell>
          <table:table-cell office:value-type="float" office:value="691" table:style-name="ce1">
            <text:p>691</text:p>
          </table:table-cell>
          <table:table-cell office:value-type="float" office:value="-1.8017000000000001" table:style-name="ce1">
            <text:p>-1.8017</text:p>
          </table:table-cell>
          <table:table-cell office:value-type="float" office:value="-0.72120399999999996" table:style-name="ce1">
            <text:p>-0.721204</text:p>
          </table:table-cell>
          <table:table-cell office:value-type="float" office:value="1.38344E-2" table:style-name="ce1">
            <text:p>0.0138344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float" office:value="1227" table:style-name="ce1">
            <text:p>1227</text:p>
          </table:table-cell>
          <table:table-cell office:value-type="float" office:value="728" table:style-name="ce1">
            <text:p>728</text:p>
          </table:table-cell>
          <table:table-cell office:value-type="float" office:value="-1.6018399999999999" table:style-name="ce1">
            <text:p>-1.60184</text:p>
          </table:table-cell>
          <table:table-cell office:value-type="float" office:value="-1.0698300000000001" table:style-name="ce1">
            <text:p>-1.06983</text:p>
          </table:table-cell>
          <table:table-cell office:value-type="float" office:value="1.83994E-2" table:style-name="ce1">
            <text:p>0.0183994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float" office:value="1147" table:style-name="ce1">
            <text:p>1147</text:p>
          </table:table-cell>
          <table:table-cell office:value-type="float" office:value="1671" table:style-name="ce1">
            <text:p>1671</text:p>
          </table:table-cell>
          <table:table-cell office:value-type="float" office:value="3.5895100000000002" table:style-name="ce1">
            <text:p>3.58951</text:p>
          </table:table-cell>
          <table:table-cell office:value-type="float" office:value="-0.68455900000000003" table:style-name="ce1">
            <text:p>-0.684559</text:p>
          </table:table-cell>
          <table:table-cell office:value-type="float" office:value="2.62642E-3" table:style-name="ce1">
            <text:p>0.00262642</text:p>
          </table:table-cell>
          <table:table-cell table:number-columns-repeated="1635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204" table:style-name="ce1">
            <text:p>1204</text:p>
          </table:table-cell>
          <table:table-cell office:value-type="float" office:value="1199" table:style-name="ce1">
            <text:p>1199</text:p>
          </table:table-cell>
          <table:table-cell office:value-type="float" office:value="0.99010100000000001" table:style-name="ce1">
            <text:p>0.990101</text:p>
          </table:table-cell>
          <table:table-cell office:value-type="float" office:value="-0.97065999999999997" table:style-name="ce1">
            <text:p>-0.97066</text:p>
          </table:table-cell>
          <table:table-cell office:value-type="float" office:value="1.1850400000000001E-2" table:style-name="ce1">
            <text:p>0.0118504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float" office:value="1104" table:style-name="ce1">
            <text:p>1104</text:p>
          </table:table-cell>
          <table:table-cell office:value-type="float" office:value="760" table:style-name="ce1">
            <text:p>760</text:p>
          </table:table-cell>
          <table:table-cell office:value-type="float" office:value="-1.41872" table:style-name="ce1">
            <text:p>-1.41872</text:p>
          </table:table-cell>
          <table:table-cell office:value-type="float" office:value="-0.39522600000000002" table:style-name="ce1">
            <text:p>-0.395226</text:p>
          </table:table-cell>
          <table:table-cell office:value-type="float" office:value="8.4364399999999999E-3" table:style-name="ce1">
            <text:p>0.00843644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float" office:value="1224" table:style-name="ce1">
            <text:p>1224</text:p>
          </table:table-cell>
          <table:table-cell office:value-type="float" office:value="1664" table:style-name="ce1">
            <text:p>1664</text:p>
          </table:table-cell>
          <table:table-cell office:value-type="float" office:value="3.5465499999999999" table:style-name="ce1">
            <text:p>3.54655</text:p>
          </table:table-cell>
          <table:table-cell office:value-type="float" office:value="-1.1076299999999999" table:style-name="ce1">
            <text:p>-1.10763</text:p>
          </table:table-cell>
          <table:table-cell office:value-type="float" office:value="8.7320499999999999E-3" table:style-name="ce1">
            <text:p>0.00873205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float" office:value="1199" table:style-name="ce1">
            <text:p>1199</text:p>
          </table:table-cell>
          <table:table-cell office:value-type="float" office:value="688" table:style-name="ce1">
            <text:p>688</text:p>
          </table:table-cell>
          <table:table-cell office:value-type="float" office:value="-1.82023" table:style-name="ce1">
            <text:p>-1.82023</text:p>
          </table:table-cell>
          <table:table-cell office:value-type="float" office:value="-0.91351899999999997" table:style-name="ce1">
            <text:p>-0.913519</text:p>
          </table:table-cell>
          <table:table-cell office:value-type="float" office:value="1.6607899999999998E-2" table:style-name="ce1">
            <text:p>0.0166079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float" office:value="996" table:style-name="ce1">
            <text:p>996</text:p>
          </table:table-cell>
          <table:table-cell office:value-type="float" office:value="388" table:style-name="ce1">
            <text:p>388</text:p>
          </table:table-cell>
          <table:table-cell office:value-type="float" office:value="-3.4585499999999998" table:style-name="ce1">
            <text:p>-3.45855</text:p>
          </table:table-cell>
          <table:table-cell office:value-type="float" office:value="0.22031999999999999" table:style-name="ce1">
            <text:p>0.22032</text:p>
          </table:table-cell>
          <table:table-cell office:value-type="float" office:value="3.72033E-3" table:style-name="ce1">
            <text:p>0.00372033</text:p>
          </table:table-cell>
          <table:table-cell table:number-columns-repeated="16350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1211" table:style-name="ce1">
            <text:p>1211</text:p>
          </table:table-cell>
          <table:table-cell office:value-type="float" office:value="1212" table:style-name="ce1">
            <text:p>1212</text:p>
          </table:table-cell>
          <table:table-cell office:value-type="float" office:value="1.0611999999999999" table:style-name="ce1">
            <text:p>1.0612</text:p>
          </table:table-cell>
          <table:table-cell office:value-type="float" office:value="-1.0099100000000001" table:style-name="ce1">
            <text:p>-1.00991</text:p>
          </table:table-cell>
          <table:table-cell office:value-type="float" office:value="1.2267999999999999E-2" table:style-name="ce1">
            <text:p>0.012268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1132" table:style-name="ce1">
            <text:p>1132</text:p>
          </table:table-cell>
          <table:table-cell office:value-type="float" office:value="691" table:style-name="ce1">
            <text:p>691</text:p>
          </table:table-cell>
          <table:table-cell office:value-type="float" office:value="-1.7998499999999999" table:style-name="ce1">
            <text:p>-1.79985</text:p>
          </table:table-cell>
          <table:table-cell office:value-type="float" office:value="-0.54521399999999998" table:style-name="ce1">
            <text:p>-0.545214</text:p>
          </table:table-cell>
          <table:table-cell office:value-type="float" office:value="1.1326299999999999E-2" table:style-name="ce1">
            <text:p>0.0113263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1208" table:style-name="ce1">
            <text:p>1208</text:p>
          </table:table-cell>
          <table:table-cell office:value-type="float" office:value="711" table:style-name="ce1">
            <text:p>711</text:p>
          </table:table-cell>
          <table:table-cell office:value-type="float" office:value="-1.69424" table:style-name="ce1">
            <text:p>-1.69424</text:p>
          </table:table-cell>
          <table:table-cell office:value-type="float" office:value="-0.96435000000000004" table:style-name="ce1">
            <text:p>-0.96435</text:p>
          </table:table-cell>
          <table:table-cell office:value-type="float" office:value="1.7081499999999999E-2" table:style-name="ce1">
            <text:p>0.0170815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1292" table:style-name="ce1">
            <text:p>1292</text:p>
          </table:table-cell>
          <table:table-cell office:value-type="float" office:value="1720" table:style-name="ce1">
            <text:p>1720</text:p>
          </table:table-cell>
          <table:table-cell office:value-type="float" office:value="3.8506300000000002" table:style-name="ce1">
            <text:p>3.85063</text:p>
          </table:table-cell>
          <table:table-cell office:value-type="float" office:value="-1.4848600000000001" table:style-name="ce1">
            <text:p>-1.48486</text:p>
          </table:table-cell>
          <table:table-cell office:value-type="float" office:value="1.34974E-2" table:style-name="ce1">
            <text:p>0.0134974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1055" table:style-name="ce1">
            <text:p>1055</text:p>
          </table:table-cell>
          <table:table-cell office:value-type="float" office:value="348" table:style-name="ce1">
            <text:p>348</text:p>
          </table:table-cell>
          <table:table-cell office:value-type="float" office:value="-3.6819799999999998" table:style-name="ce1">
            <text:p>-3.68198</text:p>
          </table:table-cell>
          <table:table-cell office:value-type="float" office:value="-0.101841" table:style-name="ce1">
            <text:p>-0.101841</text:p>
          </table:table-cell>
          <table:table-cell office:value-type="float" office:value="8.7477000000000006E-3" table:style-name="ce1">
            <text:p>0.0087477</text:p>
          </table:table-cell>
          <table:table-cell table:number-columns-repeated="1635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1216" table:style-name="ce1">
            <text:p>1216</text:p>
          </table:table-cell>
          <table:table-cell office:value-type="float" office:value="1207" table:style-name="ce1">
            <text:p>1207</text:p>
          </table:table-cell>
          <table:table-cell office:value-type="float" office:value="1.0334099999999999" table:style-name="ce1">
            <text:p>1.03341</text:p>
          </table:table-cell>
          <table:table-cell office:value-type="float" office:value="-1.03712" table:style-name="ce1">
            <text:p>-1.03712</text:p>
          </table:table-cell>
          <table:table-cell office:value-type="float" office:value="1.2710300000000001E-2" table:style-name="ce1">
            <text:p>0.0127103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float" office:value="1176" table:style-name="ce1">
            <text:p>1176</text:p>
          </table:table-cell>
          <table:table-cell office:value-type="float" office:value="771" table:style-name="ce1">
            <text:p>771</text:p>
          </table:table-cell>
          <table:table-cell office:value-type="float" office:value="-1.3623799999999999" table:style-name="ce1">
            <text:p>-1.36238</text:p>
          </table:table-cell>
          <table:table-cell office:value-type="float" office:value="-0.79184100000000002" table:style-name="ce1">
            <text:p>-0.791841</text:p>
          </table:table-cell>
          <table:table-cell office:value-type="float" office:value="1.39688E-2" table:style-name="ce1">
            <text:p>0.0139688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float" office:value="1260" table:style-name="ce1">
            <text:p>1260</text:p>
          </table:table-cell>
          <table:table-cell office:value-type="float" office:value="1668" table:style-name="ce1">
            <text:p>1668</text:p>
          </table:table-cell>
          <table:table-cell office:value-type="float" office:value="3.5664699999999998" table:style-name="ce1">
            <text:p>3.56647</text:p>
          </table:table-cell>
          <table:table-cell office:value-type="float" office:value="-1.30585" table:style-name="ce1">
            <text:p>-1.30585</text:p>
          </table:table-cell>
          <table:table-cell office:value-type="float" office:value="1.1513300000000001E-2" table:style-name="ce1">
            <text:p>0.0115133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float" office:value="1247" table:style-name="ce1">
            <text:p>1247</text:p>
          </table:table-cell>
          <table:table-cell office:value-type="float" office:value="715" table:style-name="ce1">
            <text:p>715</text:p>
          </table:table-cell>
          <table:table-cell office:value-type="float" office:value="-1.6745000000000001" table:style-name="ce1">
            <text:p>-1.6745</text:p>
          </table:table-cell>
          <table:table-cell office:value-type="float" office:value="-1.1790700000000001" table:style-name="ce1">
            <text:p>-1.17907</text:p>
          </table:table-cell>
          <table:table-cell office:value-type="float" office:value="2.0097899999999998E-2" table:style-name="ce1">
            <text:p>0.0200979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float" office:value="1179" table:style-name="ce1">
            <text:p>1179</text:p>
          </table:table-cell>
          <table:table-cell office:value-type="float" office:value="1720" table:style-name="ce1">
            <text:p>1720</text:p>
          </table:table-cell>
          <table:table-cell office:value-type="float" office:value="3.85717" table:style-name="ce1">
            <text:p>3.85717</text:p>
          </table:table-cell>
          <table:table-cell office:value-type="float" office:value="-0.86339100000000002" table:style-name="ce1">
            <text:p>-0.863391</text:p>
          </table:table-cell>
          <table:table-cell office:value-type="float" office:value="4.64073E-3" table:style-name="ce1">
            <text:p>0.00464073</text:p>
          </table:table-cell>
          <table:table-cell table:number-columns-repeated="1635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216" table:style-name="ce1">
            <text:p>1216</text:p>
          </table:table-cell>
          <table:table-cell office:value-type="float" office:value="1208" table:style-name="ce1">
            <text:p>1208</text:p>
          </table:table-cell>
          <table:table-cell office:value-type="float" office:value="1.03891" table:style-name="ce1">
            <text:p>1.03891</text:p>
          </table:table-cell>
          <table:table-cell office:value-type="float" office:value="-1.03718" table:style-name="ce1">
            <text:p>-1.03718</text:p>
          </table:table-cell>
          <table:table-cell office:value-type="float" office:value="1.27002E-2" table:style-name="ce1">
            <text:p>0.0127002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float" office:value="1152" table:style-name="ce1">
            <text:p>1152</text:p>
          </table:table-cell>
          <table:table-cell office:value-type="float" office:value="743" table:style-name="ce1">
            <text:p>743</text:p>
          </table:table-cell>
          <table:table-cell office:value-type="float" office:value="-1.5149999999999999" table:style-name="ce1">
            <text:p>-1.515</text:p>
          </table:table-cell>
          <table:table-cell office:value-type="float" office:value="-0.65822400000000003" table:style-name="ce1">
            <text:p>-0.658224</text:p>
          </table:table-cell>
          <table:table-cell office:value-type="float" office:value="1.23699E-2" table:style-name="ce1">
            <text:p>0.0123699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float" office:value="1235" table:style-name="ce1">
            <text:p>1235</text:p>
          </table:table-cell>
          <table:table-cell office:value-type="float" office:value="795" table:style-name="ce1">
            <text:p>795</text:p>
          </table:table-cell>
          <table:table-cell office:value-type="float" office:value="-1.2337899999999999" table:style-name="ce1">
            <text:p>-1.23379</text:p>
          </table:table-cell>
          <table:table-cell office:value-type="float" office:value="-1.11771" table:style-name="ce1">
            <text:p>-1.11771</text:p>
          </table:table-cell>
          <table:table-cell office:value-type="float" office:value="1.8351200000000002E-2" table:style-name="ce1">
            <text:p>0.0183512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float" office:value="1292" table:style-name="ce1">
            <text:p>1292</text:p>
          </table:table-cell>
          <table:table-cell office:value-type="float" office:value="1708" table:style-name="ce1">
            <text:p>1708</text:p>
          </table:table-cell>
          <table:table-cell office:value-type="float" office:value="3.7846299999999999" table:style-name="ce1">
            <text:p>3.78463</text:p>
          </table:table-cell>
          <table:table-cell office:value-type="float" office:value="-1.4841599999999999" table:style-name="ce1">
            <text:p>-1.48416</text:p>
          </table:table-cell>
          <table:table-cell office:value-type="float" office:value="1.36183E-2" table:style-name="ce1">
            <text:p>0.0136183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float" office:value="1192" table:style-name="ce1">
            <text:p>1192</text:p>
          </table:table-cell>
          <table:table-cell office:value-type="float" office:value="1707" table:style-name="ce1">
            <text:p>1707</text:p>
          </table:table-cell>
          <table:table-cell office:value-type="float" office:value="3.78491" table:style-name="ce1">
            <text:p>3.78491</text:p>
          </table:table-cell>
          <table:table-cell office:value-type="float" office:value="-0.93413299999999999" table:style-name="ce1">
            <text:p>-0.934133</text:p>
          </table:table-cell>
          <table:table-cell office:value-type="float" office:value="5.7906399999999997E-3" table:style-name="ce1">
            <text:p>0.00579064</text:p>
          </table:table-cell>
          <table:table-cell table:number-columns-repeated="1635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1223" table:style-name="ce1">
            <text:p>1223</text:p>
          </table:table-cell>
          <table:table-cell office:value-type="float" office:value="1216" table:style-name="ce1">
            <text:p>1216</text:p>
          </table:table-cell>
          <table:table-cell office:value-type="float" office:value="1.0825100000000001" table:style-name="ce1">
            <text:p>1.08251</text:p>
          </table:table-cell>
          <table:table-cell office:value-type="float" office:value="-1.0761400000000001" table:style-name="ce1">
            <text:p>-1.07614</text:p>
          </table:table-cell>
          <table:table-cell office:value-type="float" office:value="1.31682E-2" table:style-name="ce1">
            <text:p>0.0131682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float" office:value="1224" table:style-name="ce1">
            <text:p>1224</text:p>
          </table:table-cell>
          <table:table-cell office:value-type="float" office:value="740" table:style-name="ce1">
            <text:p>740</text:p>
          </table:table-cell>
          <table:table-cell office:value-type="float" office:value="-1.53566" table:style-name="ce1">
            <text:p>-1.53566</text:p>
          </table:table-cell>
          <table:table-cell office:value-type="float" office:value="-1.05403" table:style-name="ce1">
            <text:p>-1.05403</text:p>
          </table:table-cell>
          <table:table-cell office:value-type="float" office:value="1.8043300000000002E-2" table:style-name="ce1">
            <text:p>0.0180433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float" office:value="1143" table:style-name="ce1">
            <text:p>1143</text:p>
          </table:table-cell>
          <table:table-cell office:value-type="float" office:value="796" table:style-name="ce1">
            <text:p>796</text:p>
          </table:table-cell>
          <table:table-cell office:value-type="float" office:value="-1.22296" table:style-name="ce1">
            <text:p>-1.22296</text:p>
          </table:table-cell>
          <table:table-cell office:value-type="float" office:value="-0.61180199999999996" table:style-name="ce1">
            <text:p>-0.611802</text:p>
          </table:table-cell>
          <table:table-cell office:value-type="float" office:value="1.11304E-2" table:style-name="ce1">
            <text:p>0.0111304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float" office:value="1248" table:style-name="ce1">
            <text:p>1248</text:p>
          </table:table-cell>
          <table:table-cell office:value-type="float" office:value="1752" table:style-name="ce1">
            <text:p>1752</text:p>
          </table:table-cell>
          <table:table-cell office:value-type="float" office:value="4.0291899999999998" table:style-name="ce1">
            <text:p>4.02919</text:p>
          </table:table-cell>
          <table:table-cell office:value-type="float" office:value="-1.2447299999999999" table:style-name="ce1">
            <text:p>-1.24473</text:p>
          </table:table-cell>
          <table:table-cell office:value-type="float" office:value="9.72633E-3" table:style-name="ce1">
            <text:p>0.00972633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float" office:value="1227" table:style-name="ce1">
            <text:p>1227</text:p>
          </table:table-cell>
          <table:table-cell office:value-type="float" office:value="383" table:style-name="ce1">
            <text:p>383</text:p>
          </table:table-cell>
          <table:table-cell office:value-type="float" office:value="-3.4994200000000002" table:style-name="ce1">
            <text:p>-3.49942</text:p>
          </table:table-cell>
          <table:table-cell office:value-type="float" office:value="-1.04982" table:style-name="ce1">
            <text:p>-1.04982</text:p>
          </table:table-cell>
          <table:table-cell office:value-type="float" office:value="2.1876E-2" table:style-name="ce1">
            <text:p>0.021876</text:p>
          </table:table-cell>
          <table:table-cell table:number-columns-repeated="1635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224" table:style-name="ce1">
            <text:p>1224</text:p>
          </table:table-cell>
          <table:table-cell office:value-type="float" office:value="1211" table:style-name="ce1">
            <text:p>1211</text:p>
          </table:table-cell>
          <table:table-cell office:value-type="float" office:value="1.0549500000000001" table:style-name="ce1">
            <text:p>1.05495</text:p>
          </table:table-cell>
          <table:table-cell office:value-type="float" office:value="-1.08135" table:style-name="ce1">
            <text:p>-1.08135</text:p>
          </table:table-cell>
          <table:table-cell office:value-type="float" office:value="1.3297E-2" table:style-name="ce1">
            <text:p>0.013297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float" office:value="1196" table:style-name="ce1">
            <text:p>1196</text:p>
          </table:table-cell>
          <table:table-cell office:value-type="float" office:value="664" table:style-name="ce1">
            <text:p>664</text:p>
          </table:table-cell>
          <table:table-cell office:value-type="float" office:value="-1.9520599999999999" table:style-name="ce1">
            <text:p>-1.95206</text:p>
          </table:table-cell>
          <table:table-cell office:value-type="float" office:value="-0.89562799999999998" table:style-name="ce1">
            <text:p>-0.895628</text:p>
          </table:table-cell>
          <table:table-cell office:value-type="float" office:value="1.66146E-2" table:style-name="ce1">
            <text:p>0.0166146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float" office:value="1204" table:style-name="ce1">
            <text:p>1204</text:p>
          </table:table-cell>
          <table:table-cell office:value-type="float" office:value="652" table:style-name="ce1">
            <text:p>652</text:p>
          </table:table-cell>
          <table:table-cell office:value-type="float" office:value="-2.0185300000000002" table:style-name="ce1">
            <text:p>-2.01853</text:p>
          </table:table-cell>
          <table:table-cell office:value-type="float" office:value="-0.93892900000000001" table:style-name="ce1">
            <text:p>-0.938929</text:p>
          </table:table-cell>
          <table:table-cell office:value-type="float" office:value="1.7362499999999999E-2" table:style-name="ce1">
            <text:p>0.0173625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float" office:value="1243" table:style-name="ce1">
            <text:p>1243</text:p>
          </table:table-cell>
          <table:table-cell office:value-type="float" office:value="1744" table:style-name="ce1">
            <text:p>1744</text:p>
          </table:table-cell>
          <table:table-cell office:value-type="float" office:value="3.9854699999999998" table:style-name="ce1">
            <text:p>3.98547</text:p>
          </table:table-cell>
          <table:table-cell office:value-type="float" office:value="-1.2167600000000001" table:style-name="ce1">
            <text:p>-1.21676</text:p>
          </table:table-cell>
          <table:table-cell office:value-type="float" office:value="9.4150599999999994E-3" table:style-name="ce1">
            <text:p>0.00941506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float" office:value="1172" table:style-name="ce1">
            <text:p>1172</text:p>
          </table:table-cell>
          <table:table-cell office:value-type="float" office:value="372" table:style-name="ce1">
            <text:p>372</text:p>
          </table:table-cell>
          <table:table-cell office:value-type="float" office:value="-3.55674" table:style-name="ce1">
            <text:p>-3.55674</text:p>
          </table:table-cell>
          <table:table-cell office:value-type="float" office:value="-0.74669600000000003" table:style-name="ce1">
            <text:p>-0.746696</text:p>
          </table:table-cell>
          <table:table-cell office:value-type="float" office:value="1.7676000000000001E-2" table:style-name="ce1">
            <text:p>0.017676</text:p>
          </table:table-cell>
          <table:table-cell table:number-columns-repeated="1635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227" table:style-name="ce1">
            <text:p>1227</text:p>
          </table:table-cell>
          <table:table-cell office:value-type="float" office:value="1215" table:style-name="ce1">
            <text:p>1215</text:p>
          </table:table-cell>
          <table:table-cell office:value-type="float" office:value="1.07677" table:style-name="ce1">
            <text:p>1.07677</text:p>
          </table:table-cell>
          <table:table-cell office:value-type="float" office:value="-1.0980799999999999" table:style-name="ce1">
            <text:p>-1.09808</text:p>
          </table:table-cell>
          <table:table-cell office:value-type="float" office:value="1.34918E-2" table:style-name="ce1">
            <text:p>0.0134918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1188" table:style-name="ce1">
            <text:p>1188</text:p>
          </table:table-cell>
          <table:table-cell office:value-type="float" office:value="763" table:style-name="ce1">
            <text:p>763</text:p>
          </table:table-cell>
          <table:table-cell office:value-type="float" office:value="-1.4070800000000001" table:style-name="ce1">
            <text:p>-1.40708</text:p>
          </table:table-cell>
          <table:table-cell office:value-type="float" office:value="-0.85737300000000005" table:style-name="ce1">
            <text:p>-0.857373</text:p>
          </table:table-cell>
          <table:table-cell office:value-type="float" office:value="1.49899E-2" table:style-name="ce1">
            <text:p>0.0149899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1268" table:style-name="ce1">
            <text:p>1268</text:p>
          </table:table-cell>
          <table:table-cell office:value-type="float" office:value="1735" table:style-name="ce1">
            <text:p>1735</text:p>
          </table:table-cell>
          <table:table-cell office:value-type="float" office:value="3.93452" table:style-name="ce1">
            <text:p>3.93452</text:p>
          </table:table-cell>
          <table:table-cell office:value-type="float" office:value="-1.3537300000000001" table:style-name="ce1">
            <text:p>-1.35373</text:p>
          </table:table-cell>
          <table:table-cell office:value-type="float" office:value="1.14652E-2" table:style-name="ce1">
            <text:p>0.0114652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1160" table:style-name="ce1">
            <text:p>1160</text:p>
          </table:table-cell>
          <table:table-cell office:value-type="float" office:value="384" table:style-name="ce1">
            <text:p>384</text:p>
          </table:table-cell>
          <table:table-cell office:value-type="float" office:value="-3.49004" table:style-name="ce1">
            <text:p>-3.49004</text:p>
          </table:table-cell>
          <table:table-cell office:value-type="float" office:value="-0.681396" table:style-name="ce1">
            <text:p>-0.681396</text:p>
          </table:table-cell>
          <table:table-cell office:value-type="float" office:value="1.66146E-2" table:style-name="ce1">
            <text:p>0.016614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1212" table:style-name="ce1">
            <text:p>1212</text:p>
          </table:table-cell>
          <table:table-cell office:value-type="float" office:value="391" table:style-name="ce1">
            <text:p>391</text:p>
          </table:table-cell>
          <table:table-cell office:value-type="float" office:value="-3.4545499999999998" table:style-name="ce1">
            <text:p>-3.45455</text:p>
          </table:table-cell>
          <table:table-cell office:value-type="float" office:value="-0.96778600000000004" table:style-name="ce1">
            <text:p>-0.967786</text:p>
          </table:table-cell>
          <table:table-cell office:value-type="float" office:value="2.0619700000000001E-2" table:style-name="ce1">
            <text:p>0.0206197</text:p>
          </table:table-cell>
          <table:table-cell table:number-columns-repeated="1635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1232" table:style-name="ce1">
            <text:p>1232</text:p>
          </table:table-cell>
          <table:table-cell office:value-type="float" office:value="1211" table:style-name="ce1">
            <text:p>1211</text:p>
          </table:table-cell>
          <table:table-cell office:value-type="float" office:value="1.0544800000000001" table:style-name="ce1">
            <text:p>1.05448</text:p>
          </table:table-cell>
          <table:table-cell office:value-type="float" office:value="-1.1253500000000001" table:style-name="ce1">
            <text:p>-1.12535</text:p>
          </table:table-cell>
          <table:table-cell office:value-type="float" office:value="1.3924000000000001E-2" table:style-name="ce1">
            <text:p>0.013924</text:p>
          </table:table-cell>
          <table:table-cell table:style-name="ce1"/>
          <table:table-cell office:value-type="float" office:value="201" table:style-name="ce1">
            <text:p>201</text:p>
          </table:table-cell>
          <table:table-cell office:value-type="float" office:value="1212" table:style-name="ce1">
            <text:p>1212</text:p>
          </table:table-cell>
          <table:table-cell office:value-type="float" office:value="696" table:style-name="ce1">
            <text:p>696</text:p>
          </table:table-cell>
          <table:table-cell office:value-type="float" office:value="-1.77698" table:style-name="ce1">
            <text:p>-1.77698</text:p>
          </table:table-cell>
          <table:table-cell office:value-type="float" office:value="-0.98547899999999999" table:style-name="ce1">
            <text:p>-0.985479</text:p>
          </table:table-cell>
          <table:table-cell office:value-type="float" office:value="1.7546200000000001E-2" table:style-name="ce1">
            <text:p>0.0175462</text:p>
          </table:table-cell>
          <table:table-cell table:style-name="ce1"/>
          <table:table-cell office:value-type="float" office:value="201" table:style-name="ce1">
            <text:p>201</text:p>
          </table:table-cell>
          <table:table-cell office:value-type="float" office:value="1152" table:style-name="ce1">
            <text:p>1152</text:p>
          </table:table-cell>
          <table:table-cell office:value-type="float" office:value="680" table:style-name="ce1">
            <text:p>680</text:p>
          </table:table-cell>
          <table:table-cell office:value-type="float" office:value="-1.86151" table:style-name="ce1">
            <text:p>-1.86151</text:p>
          </table:table-cell>
          <table:table-cell office:value-type="float" office:value="-0.65456999999999999" table:style-name="ce1">
            <text:p>-0.65457</text:p>
          </table:table-cell>
          <table:table-cell office:value-type="float" office:value="1.3004699999999999E-2" table:style-name="ce1">
            <text:p>0.0130047</text:p>
          </table:table-cell>
          <table:table-cell table:style-name="ce1"/>
          <table:table-cell office:value-type="float" office:value="201" table:style-name="ce1">
            <text:p>201</text:p>
          </table:table-cell>
          <table:table-cell office:value-type="float" office:value="1239" table:style-name="ce1">
            <text:p>1239</text:p>
          </table:table-cell>
          <table:table-cell office:value-type="float" office:value="1768" table:style-name="ce1">
            <text:p>1768</text:p>
          </table:table-cell>
          <table:table-cell office:value-type="float" office:value="4.1177099999999998" table:style-name="ce1">
            <text:p>4.11771</text:p>
          </table:table-cell>
          <table:table-cell office:value-type="float" office:value="-1.1961599999999999" table:style-name="ce1">
            <text:p>-1.19616</text:p>
          </table:table-cell>
          <table:table-cell office:value-type="float" office:value="8.8596899999999999E-3" table:style-name="ce1">
            <text:p>0.00885969</text:p>
          </table:table-cell>
          <table:table-cell table:style-name="ce1"/>
          <table:table-cell office:value-type="float" office:value="201" table:style-name="ce1">
            <text:p>201</text:p>
          </table:table-cell>
          <table:table-cell office:value-type="float" office:value="1196" table:style-name="ce1">
            <text:p>1196</text:p>
          </table:table-cell>
          <table:table-cell office:value-type="float" office:value="396" table:style-name="ce1">
            <text:p>396</text:p>
          </table:table-cell>
          <table:table-cell office:value-type="float" office:value="-3.4261200000000001" table:style-name="ce1">
            <text:p>-3.42612</text:p>
          </table:table-cell>
          <table:table-cell office:value-type="float" office:value="-0.880081" table:style-name="ce1">
            <text:p>-0.880081</text:p>
          </table:table-cell>
          <table:table-cell office:value-type="float" office:value="1.9315300000000001E-2" table:style-name="ce1">
            <text:p>0.0193153</text:p>
          </table:table-cell>
          <table:table-cell table:number-columns-repeated="1635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235" table:style-name="ce1">
            <text:p>1235</text:p>
          </table:table-cell>
          <table:table-cell office:value-type="float" office:value="1211" table:style-name="ce1">
            <text:p>1211</text:p>
          </table:table-cell>
          <table:table-cell office:value-type="float" office:value="1.0543100000000001" table:style-name="ce1">
            <text:p>1.05431</text:p>
          </table:table-cell>
          <table:table-cell office:value-type="float" office:value="-1.14185" table:style-name="ce1">
            <text:p>-1.14185</text:p>
          </table:table-cell>
          <table:table-cell office:value-type="float" office:value="1.4159100000000001E-2" table:style-name="ce1">
            <text:p>0.0141591</text:p>
          </table:table-cell>
          <table:table-cell table:style-name="ce1"/>
          <table:table-cell office:value-type="float" office:value="202" table:style-name="ce1">
            <text:p>202</text:p>
          </table:table-cell>
          <table:table-cell office:value-type="float" office:value="1191" table:style-name="ce1">
            <text:p>1191</text:p>
          </table:table-cell>
          <table:table-cell office:value-type="float" office:value="667" table:style-name="ce1">
            <text:p>667</text:p>
          </table:table-cell>
          <table:table-cell office:value-type="float" office:value="-1.93527" table:style-name="ce1">
            <text:p>-1.93527</text:p>
          </table:table-cell>
          <table:table-cell office:value-type="float" office:value="-0.86830300000000005" table:style-name="ce1">
            <text:p>-0.868303</text:p>
          </table:table-cell>
          <table:table-cell office:value-type="float" office:value="1.6192499999999999E-2" table:style-name="ce1">
            <text:p>0.0161925</text:p>
          </table:table-cell>
          <table:table-cell table:style-name="ce1"/>
          <table:table-cell office:value-type="float" office:value="202" table:style-name="ce1">
            <text:p>202</text:p>
          </table:table-cell>
          <table:table-cell office:value-type="float" office:value="1284" table:style-name="ce1">
            <text:p>1284</text:p>
          </table:table-cell>
          <table:table-cell office:value-type="float" office:value="1672" table:style-name="ce1">
            <text:p>1672</text:p>
          </table:table-cell>
          <table:table-cell office:value-type="float" office:value="3.5870799999999998" table:style-name="ce1">
            <text:p>3.58708</text:p>
          </table:table-cell>
          <table:table-cell office:value-type="float" office:value="-1.43807" table:style-name="ce1">
            <text:p>-1.43807</text:p>
          </table:table-cell>
          <table:table-cell office:value-type="float" office:value="1.3354100000000001E-2" table:style-name="ce1">
            <text:p>0.0133541</text:p>
          </table:table-cell>
          <table:table-cell table:style-name="ce1"/>
          <table:table-cell office:value-type="float" office:value="202" table:style-name="ce1">
            <text:p>202</text:p>
          </table:table-cell>
          <table:table-cell office:value-type="float" office:value="1207" table:style-name="ce1">
            <text:p>1207</text:p>
          </table:table-cell>
          <table:table-cell office:value-type="float" office:value="563" table:style-name="ce1">
            <text:p>563</text:p>
          </table:table-cell>
          <table:table-cell office:value-type="float" office:value="-2.5082200000000001" table:style-name="ce1">
            <text:p>-2.50822</text:p>
          </table:table-cell>
          <table:table-cell office:value-type="float" office:value="-0.95026500000000003" table:style-name="ce1">
            <text:p>-0.950265</text:p>
          </table:table-cell>
          <table:table-cell office:value-type="float" office:value="1.8494500000000001E-2" table:style-name="ce1">
            <text:p>0.0184945</text:p>
          </table:table-cell>
          <table:table-cell table:style-name="ce1"/>
          <table:table-cell office:value-type="float" office:value="202" table:style-name="ce1">
            <text:p>202</text:p>
          </table:table-cell>
          <table:table-cell office:value-type="float" office:value="1164" table:style-name="ce1">
            <text:p>1164</text:p>
          </table:table-cell>
          <table:table-cell office:value-type="float" office:value="351" table:style-name="ce1">
            <text:p>351</text:p>
          </table:table-cell>
          <table:table-cell office:value-type="float" office:value="-3.67178" table:style-name="ce1">
            <text:p>-3.67178</text:p>
          </table:table-cell>
          <table:table-cell office:value-type="float" office:value="-0.70148100000000002" table:style-name="ce1">
            <text:p>-0.701481</text:p>
          </table:table-cell>
          <table:table-cell office:value-type="float" office:value="1.7260600000000001E-2" table:style-name="ce1">
            <text:p>0.0172606</text:p>
          </table:table-cell>
          <table:table-cell table:number-columns-repeated="1635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240" table:style-name="ce1">
            <text:p>1240</text:p>
          </table:table-cell>
          <table:table-cell office:value-type="float" office:value="1212" table:style-name="ce1">
            <text:p>1212</text:p>
          </table:table-cell>
          <table:table-cell office:value-type="float" office:value="1.05952" table:style-name="ce1">
            <text:p>1.05952</text:p>
          </table:table-cell>
          <table:table-cell office:value-type="float" office:value="-1.1694" table:style-name="ce1">
            <text:p>-1.1694</text:p>
          </table:table-cell>
          <table:table-cell office:value-type="float" office:value="1.4541E-2" table:style-name="ce1">
            <text:p>0.014541</text:p>
          </table:table-cell>
          <table:table-cell table:style-name="ce1"/>
          <table:table-cell office:value-type="float" office:value="203" table:style-name="ce1">
            <text:p>203</text:p>
          </table:table-cell>
          <table:table-cell office:value-type="float" office:value="1211" table:style-name="ce1">
            <text:p>1211</text:p>
          </table:table-cell>
          <table:table-cell office:value-type="float" office:value="707" table:style-name="ce1">
            <text:p>707</text:p>
          </table:table-cell>
          <table:table-cell office:value-type="float" office:value="-1.7164200000000001" table:style-name="ce1">
            <text:p>-1.71642</text:p>
          </table:table-cell>
          <table:table-cell office:value-type="float" office:value="-0.98061699999999996" table:style-name="ce1">
            <text:p>-0.980617</text:p>
          </table:table-cell>
          <table:table-cell office:value-type="float" office:value="1.7356900000000001E-2" table:style-name="ce1">
            <text:p>0.0173569</text:p>
          </table:table-cell>
          <table:table-cell table:style-name="ce1"/>
          <table:table-cell office:value-type="float" office:value="203" table:style-name="ce1">
            <text:p>203</text:p>
          </table:table-cell>
          <table:table-cell office:value-type="float" office:value="1251" table:style-name="ce1">
            <text:p>1251</text:p>
          </table:table-cell>
          <table:table-cell office:value-type="float" office:value="1723" table:style-name="ce1">
            <text:p>1723</text:p>
          </table:table-cell>
          <table:table-cell office:value-type="float" office:value="3.8694999999999999" table:style-name="ce1">
            <text:p>3.8695</text:p>
          </table:table-cell>
          <table:table-cell office:value-type="float" office:value="-1.2595400000000001" table:style-name="ce1">
            <text:p>-1.25954</text:p>
          </table:table-cell>
          <table:table-cell office:value-type="float" office:value="1.0253699999999999E-2" table:style-name="ce1">
            <text:p>0.0102537</text:p>
          </table:table-cell>
          <table:table-cell table:style-name="ce1"/>
          <table:table-cell office:value-type="float" office:value="203" table:style-name="ce1">
            <text:p>203</text:p>
          </table:table-cell>
          <table:table-cell office:value-type="float" office:value="1196" table:style-name="ce1">
            <text:p>1196</text:p>
          </table:table-cell>
          <table:table-cell office:value-type="float" office:value="583" table:style-name="ce1">
            <text:p>583</text:p>
          </table:table-cell>
          <table:table-cell office:value-type="float" office:value="-2.39758" table:style-name="ce1">
            <text:p>-2.39758</text:p>
          </table:table-cell>
          <table:table-cell office:value-type="float" office:value="-0.89092899999999997" table:style-name="ce1">
            <text:p>-0.890929</text:p>
          </table:table-cell>
          <table:table-cell office:value-type="float" office:value="1.74308E-2" table:style-name="ce1">
            <text:p>0.0174308</text:p>
          </table:table-cell>
          <table:table-cell table:style-name="ce1"/>
          <table:table-cell office:value-type="float" office:value="203" table:style-name="ce1">
            <text:p>203</text:p>
          </table:table-cell>
          <table:table-cell office:value-type="float" office:value="1196" table:style-name="ce1">
            <text:p>1196</text:p>
          </table:table-cell>
          <table:table-cell office:value-type="float" office:value="384" table:style-name="ce1">
            <text:p>384</text:p>
          </table:table-cell>
          <table:table-cell office:value-type="float" office:value="-3.49213" table:style-name="ce1">
            <text:p>-3.49213</text:p>
          </table:table-cell>
          <table:table-cell office:value-type="float" office:value="-0.87938499999999997" table:style-name="ce1">
            <text:p>-0.879385</text:p>
          </table:table-cell>
          <table:table-cell office:value-type="float" office:value="1.9436200000000001E-2" table:style-name="ce1">
            <text:p>0.0194362</text:p>
          </table:table-cell>
          <table:table-cell table:number-columns-repeated="1635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1243" table:style-name="ce1">
            <text:p>1243</text:p>
          </table:table-cell>
          <table:table-cell office:value-type="float" office:value="1224" table:style-name="ce1">
            <text:p>1224</text:p>
          </table:table-cell>
          <table:table-cell office:value-type="float" office:value="1.1253500000000001" table:style-name="ce1">
            <text:p>1.12535</text:p>
          </table:table-cell>
          <table:table-cell office:value-type="float" office:value="-1.1866000000000001" table:style-name="ce1">
            <text:p>-1.1866</text:p>
          </table:table-cell>
          <table:table-cell office:value-type="float" office:value="1.46552E-2" table:style-name="ce1">
            <text:p>0.0146552</text:p>
          </table:table-cell>
          <table:table-cell table:style-name="ce1"/>
          <table:table-cell office:value-type="float" office:value="204" table:style-name="ce1">
            <text:p>204</text:p>
          </table:table-cell>
          <table:table-cell office:value-type="float" office:value="1199" table:style-name="ce1">
            <text:p>1199</text:p>
          </table:table-cell>
          <table:table-cell office:value-type="float" office:value="788" table:style-name="ce1">
            <text:p>788</text:p>
          </table:table-cell>
          <table:table-cell office:value-type="float" office:value="-1.2702100000000001" table:style-name="ce1">
            <text:p>-1.27021</text:p>
          </table:table-cell>
          <table:table-cell office:value-type="float" office:value="-0.91932000000000003" table:style-name="ce1">
            <text:p>-0.91932</text:p>
          </table:table-cell>
          <table:table-cell office:value-type="float" office:value="1.56002E-2" table:style-name="ce1">
            <text:p>0.0156002</text:p>
          </table:table-cell>
          <table:table-cell table:style-name="ce1"/>
          <table:table-cell office:value-type="float" office:value="204" table:style-name="ce1">
            <text:p>204</text:p>
          </table:table-cell>
          <table:table-cell office:value-type="float" office:value="1255" table:style-name="ce1">
            <text:p>1255</text:p>
          </table:table-cell>
          <table:table-cell office:value-type="float" office:value="1711" table:style-name="ce1">
            <text:p>1711</text:p>
          </table:table-cell>
          <table:table-cell office:value-type="float" office:value="3.8032699999999999" table:style-name="ce1">
            <text:p>3.80327</text:p>
          </table:table-cell>
          <table:table-cell office:value-type="float" office:value="-1.28085" table:style-name="ce1">
            <text:p>-1.28085</text:p>
          </table:table-cell>
          <table:table-cell office:value-type="float" office:value="1.0688100000000001E-2" table:style-name="ce1">
            <text:p>0.0106881</text:p>
          </table:table-cell>
          <table:table-cell table:style-name="ce1"/>
          <table:table-cell office:value-type="float" office:value="204" table:style-name="ce1">
            <text:p>204</text:p>
          </table:table-cell>
          <table:table-cell office:value-type="float" office:value="1179" table:style-name="ce1">
            <text:p>1179</text:p>
          </table:table-cell>
          <table:table-cell office:value-type="float" office:value="716" table:style-name="ce1">
            <text:p>716</text:p>
          </table:table-cell>
          <table:table-cell office:value-type="float" office:value="-1.6650700000000001" table:style-name="ce1">
            <text:p>-1.66507</text:p>
          </table:table-cell>
          <table:table-cell office:value-type="float" office:value="-0.80515000000000003" table:style-name="ce1">
            <text:p>-0.80515</text:p>
          </table:table-cell>
          <table:table-cell office:value-type="float" office:value="1.4758200000000001E-2" table:style-name="ce1">
            <text:p>0.0147582</text:p>
          </table:table-cell>
          <table:table-cell table:style-name="ce1"/>
          <table:table-cell office:value-type="float" office:value="204" table:style-name="ce1">
            <text:p>204</text:p>
          </table:table-cell>
          <table:table-cell office:value-type="float" office:value="1136" table:style-name="ce1">
            <text:p>1136</text:p>
          </table:table-cell>
          <table:table-cell office:value-type="float" office:value="396" table:style-name="ce1">
            <text:p>396</text:p>
          </table:table-cell>
          <table:table-cell office:value-type="float" office:value="-3.42265" table:style-name="ce1">
            <text:p>-3.42265</text:p>
          </table:table-cell>
          <table:table-cell office:value-type="float" office:value="-0.55010000000000003" table:style-name="ce1">
            <text:p>-0.5501</text:p>
          </table:table-cell>
          <table:table-cell office:value-type="float" office:value="1.46126E-2" table:style-name="ce1">
            <text:p>0.0146126</text:p>
          </table:table-cell>
          <table:table-cell table:number-columns-repeated="16350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1244" table:style-name="ce1">
            <text:p>1244</text:p>
          </table:table-cell>
          <table:table-cell office:value-type="float" office:value="1215" table:style-name="ce1">
            <text:p>1215</text:p>
          </table:table-cell>
          <table:table-cell office:value-type="float" office:value="1.07579" table:style-name="ce1">
            <text:p>1.07579</text:p>
          </table:table-cell>
          <table:table-cell office:value-type="float" office:value="-1.1915800000000001" table:style-name="ce1">
            <text:p>-1.19158</text:p>
          </table:table-cell>
          <table:table-cell office:value-type="float" office:value="1.4824199999999999E-2" table:style-name="ce1">
            <text:p>0.0148242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float" office:value="1212" table:style-name="ce1">
            <text:p>1212</text:p>
          </table:table-cell>
          <table:table-cell office:value-type="float" office:value="700" table:style-name="ce1">
            <text:p>700</text:p>
          </table:table-cell>
          <table:table-cell office:value-type="float" office:value="-1.75498" table:style-name="ce1">
            <text:p>-1.75498</text:p>
          </table:table-cell>
          <table:table-cell office:value-type="float" office:value="-0.985711" table:style-name="ce1">
            <text:p>-0.985711</text:p>
          </table:table-cell>
          <table:table-cell office:value-type="float" office:value="1.7505900000000001E-2" table:style-name="ce1">
            <text:p>0.0175059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float" office:value="1243" table:style-name="ce1">
            <text:p>1243</text:p>
          </table:table-cell>
          <table:table-cell office:value-type="float" office:value="1747" table:style-name="ce1">
            <text:p>1747</text:p>
          </table:table-cell>
          <table:table-cell office:value-type="float" office:value="4.00197" table:style-name="ce1">
            <text:p>4.00197</text:p>
          </table:table-cell>
          <table:table-cell office:value-type="float" office:value="-1.2169399999999999" table:style-name="ce1">
            <text:p>-1.21694</text:p>
          </table:table-cell>
          <table:table-cell office:value-type="float" office:value="9.3848200000000003E-3" table:style-name="ce1">
            <text:p>0.00938482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float" office:value="1195" table:style-name="ce1">
            <text:p>1195</text:p>
          </table:table-cell>
          <table:table-cell office:value-type="float" office:value="536" table:style-name="ce1">
            <text:p>536</text:p>
          </table:table-cell>
          <table:table-cell office:value-type="float" office:value="-2.6560299999999999" table:style-name="ce1">
            <text:p>-2.65603</text:p>
          </table:table-cell>
          <table:table-cell office:value-type="float" office:value="-0.88270300000000002" table:style-name="ce1">
            <text:p>-0.882703</text:p>
          </table:table-cell>
          <table:table-cell office:value-type="float" office:value="1.7826100000000001E-2" table:style-name="ce1">
            <text:p>0.0178261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float" office:value="1187" table:style-name="ce1">
            <text:p>1187</text:p>
          </table:table-cell>
          <table:table-cell office:value-type="float" office:value="388" table:style-name="ce1">
            <text:p>388</text:p>
          </table:table-cell>
          <table:table-cell office:value-type="float" office:value="-3.4696099999999999" table:style-name="ce1">
            <text:p>-3.46961</text:p>
          </table:table-cell>
          <table:table-cell office:value-type="float" office:value="-0.83011999999999997" table:style-name="ce1">
            <text:p>-0.83012</text:p>
          </table:table-cell>
          <table:table-cell office:value-type="float" office:value="1.8690499999999999E-2" table:style-name="ce1">
            <text:p>0.0186905</text:p>
          </table:table-cell>
          <table:table-cell table:number-columns-repeated="16350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1252" table:style-name="ce1">
            <text:p>1252</text:p>
          </table:table-cell>
          <table:table-cell office:value-type="float" office:value="1216" table:style-name="ce1">
            <text:p>1216</text:p>
          </table:table-cell>
          <table:table-cell office:value-type="float" office:value="1.08083" table:style-name="ce1">
            <text:p>1.08083</text:p>
          </table:table-cell>
          <table:table-cell office:value-type="float" office:value="-1.23563" table:style-name="ce1">
            <text:p>-1.23563</text:p>
          </table:table-cell>
          <table:table-cell office:value-type="float" office:value="1.54412E-2" table:style-name="ce1">
            <text:p>0.0154412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float" office:value="1196" table:style-name="ce1">
            <text:p>1196</text:p>
          </table:table-cell>
          <table:table-cell office:value-type="float" office:value="787" table:style-name="ce1">
            <text:p>787</text:p>
          </table:table-cell>
          <table:table-cell office:value-type="float" office:value="-1.2755300000000001" table:style-name="ce1">
            <text:p>-1.27553</text:p>
          </table:table-cell>
          <table:table-cell office:value-type="float" office:value="-0.90276299999999998" table:style-name="ce1">
            <text:p>-0.902763</text:p>
          </table:table-cell>
          <table:table-cell office:value-type="float" office:value="1.5375099999999999E-2" table:style-name="ce1">
            <text:p>0.0153751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float" office:value="1199" table:style-name="ce1">
            <text:p>1199</text:p>
          </table:table-cell>
          <table:table-cell office:value-type="float" office:value="775" table:style-name="ce1">
            <text:p>775</text:p>
          </table:table-cell>
          <table:table-cell office:value-type="float" office:value="-1.34171" table:style-name="ce1">
            <text:p>-1.34171</text:p>
          </table:table-cell>
          <table:table-cell office:value-type="float" office:value="-0.91856599999999999" table:style-name="ce1">
            <text:p>-0.918566</text:p>
          </table:table-cell>
          <table:table-cell office:value-type="float" office:value="1.5731200000000001E-2" table:style-name="ce1">
            <text:p>0.0157312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float" office:value="1275" table:style-name="ce1">
            <text:p>1275</text:p>
          </table:table-cell>
          <table:table-cell office:value-type="float" office:value="1756" table:style-name="ce1">
            <text:p>1756</text:p>
          </table:table-cell>
          <table:table-cell office:value-type="float" office:value="4.04962" table:style-name="ce1">
            <text:p>4.04962</text:p>
          </table:table-cell>
          <table:table-cell office:value-type="float" office:value="-1.3934500000000001" table:style-name="ce1">
            <text:p>-1.39345</text:p>
          </table:table-cell>
          <table:table-cell office:value-type="float" office:value="1.1802200000000001E-2" table:style-name="ce1">
            <text:p>0.0118022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float" office:value="1136" table:style-name="ce1">
            <text:p>1136</text:p>
          </table:table-cell>
          <table:table-cell office:value-type="float" office:value="391" table:style-name="ce1">
            <text:p>391</text:p>
          </table:table-cell>
          <table:table-cell office:value-type="float" office:value="-3.4501499999999998" table:style-name="ce1">
            <text:p>-3.45015</text:p>
          </table:table-cell>
          <table:table-cell office:value-type="float" office:value="-0.54981000000000002" table:style-name="ce1">
            <text:p>-0.54981</text:p>
          </table:table-cell>
          <table:table-cell office:value-type="float" office:value="1.4663000000000001E-2" table:style-name="ce1">
            <text:p>0.014663</text:p>
          </table:table-cell>
          <table:table-cell table:number-columns-repeated="16350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1256" table:style-name="ce1">
            <text:p>1256</text:p>
          </table:table-cell>
          <table:table-cell office:value-type="float" office:value="1224" table:style-name="ce1">
            <text:p>1224</text:p>
          </table:table-cell>
          <table:table-cell office:value-type="float" office:value="1.1246" table:style-name="ce1">
            <text:p>1.1246</text:p>
          </table:table-cell>
          <table:table-cell office:value-type="float" office:value="-1.2580899999999999" table:style-name="ce1">
            <text:p>-1.25809</text:p>
          </table:table-cell>
          <table:table-cell office:value-type="float" office:value="1.56741E-2" table:style-name="ce1">
            <text:p>0.0156741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office:value-type="float" office:value="1188" table:style-name="ce1">
            <text:p>1188</text:p>
          </table:table-cell>
          <table:table-cell office:value-type="float" office:value="756" table:style-name="ce1">
            <text:p>756</text:p>
          </table:table-cell>
          <table:table-cell office:value-type="float" office:value="-1.4455800000000001" table:style-name="ce1">
            <text:p>-1.44558</text:p>
          </table:table-cell>
          <table:table-cell office:value-type="float" office:value="-0.85696700000000003" table:style-name="ce1">
            <text:p>-0.856967</text:p>
          </table:table-cell>
          <table:table-cell office:value-type="float" office:value="1.5060499999999999E-2" table:style-name="ce1">
            <text:p>0.0150605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office:value-type="float" office:value="1228" table:style-name="ce1">
            <text:p>1228</text:p>
          </table:table-cell>
          <table:table-cell office:value-type="float" office:value="752" table:style-name="ce1">
            <text:p>752</text:p>
          </table:table-cell>
          <table:table-cell office:value-type="float" office:value="-1.4698899999999999" table:style-name="ce1">
            <text:p>-1.46989</text:p>
          </table:table-cell>
          <table:table-cell office:value-type="float" office:value="-1.0767199999999999" table:style-name="ce1">
            <text:p>-1.07672</text:p>
          </table:table-cell>
          <table:table-cell office:value-type="float" office:value="1.8235899999999999E-2" table:style-name="ce1">
            <text:p>0.0182359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office:value-type="float" office:value="1348" table:style-name="ce1">
            <text:p>1348</text:p>
          </table:table-cell>
          <table:table-cell office:value-type="float" office:value="1635" table:style-name="ce1">
            <text:p>1635</text:p>
          </table:table-cell>
          <table:table-cell office:value-type="float" office:value="3.3798699999999999" table:style-name="ce1">
            <text:p>3.37987</text:p>
          </table:table-cell>
          <table:table-cell office:value-type="float" office:value="-1.7879100000000001" table:style-name="ce1">
            <text:p>-1.78791</text:p>
          </table:table-cell>
          <table:table-cell office:value-type="float" office:value="1.8743099999999999E-2" table:style-name="ce1">
            <text:p>0.0187431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office:value-type="float" office:value="1216" table:style-name="ce1">
            <text:p>1216</text:p>
          </table:table-cell>
          <table:table-cell office:value-type="float" office:value="376" table:style-name="ce1">
            <text:p>376</text:p>
          </table:table-cell>
          <table:table-cell office:value-type="float" office:value="-3.53729" table:style-name="ce1">
            <text:p>-3.53729</text:p>
          </table:table-cell>
          <table:table-cell office:value-type="float" office:value="-0.98891499999999999" table:style-name="ce1">
            <text:p>-0.988915</text:p>
          </table:table-cell>
          <table:table-cell office:value-type="float" office:value="2.10844E-2" table:style-name="ce1">
            <text:p>0.0210844</text:p>
          </table:table-cell>
          <table:table-cell table:number-columns-repeated="16350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1256" table:style-name="ce1">
            <text:p>1256</text:p>
          </table:table-cell>
          <table:table-cell office:value-type="float" office:value="1224" table:style-name="ce1">
            <text:p>1224</text:p>
          </table:table-cell>
          <table:table-cell office:value-type="float" office:value="1.1246" table:style-name="ce1">
            <text:p>1.1246</text:p>
          </table:table-cell>
          <table:table-cell office:value-type="float" office:value="-1.2580899999999999" table:style-name="ce1">
            <text:p>-1.25809</text:p>
          </table:table-cell>
          <table:table-cell office:value-type="float" office:value="1.56741E-2" table:style-name="ce1">
            <text:p>0.0156741</text:p>
          </table:table-cell>
          <table:table-cell table:style-name="ce1"/>
          <table:table-cell office:value-type="float" office:value="208" table:style-name="ce1">
            <text:p>208</text:p>
          </table:table-cell>
          <table:table-cell office:value-type="float" office:value="1224" table:style-name="ce1">
            <text:p>1224</text:p>
          </table:table-cell>
          <table:table-cell office:value-type="float" office:value="676" table:style-name="ce1">
            <text:p>676</text:p>
          </table:table-cell>
          <table:table-cell office:value-type="float" office:value="-1.88768" table:style-name="ce1">
            <text:p>-1.88768</text:p>
          </table:table-cell>
          <table:table-cell office:value-type="float" office:value="-1.0503199999999999" table:style-name="ce1">
            <text:p>-1.05032</text:p>
          </table:table-cell>
          <table:table-cell office:value-type="float" office:value="1.8688199999999999E-2" table:style-name="ce1">
            <text:p>0.0186882</text:p>
          </table:table-cell>
          <table:table-cell table:style-name="ce1"/>
          <table:table-cell office:value-type="float" office:value="208" table:style-name="ce1">
            <text:p>208</text:p>
          </table:table-cell>
          <table:table-cell office:value-type="float" office:value="1272" table:style-name="ce1">
            <text:p>1272</text:p>
          </table:table-cell>
          <table:table-cell office:value-type="float" office:value="1736" table:style-name="ce1">
            <text:p>1736</text:p>
          </table:table-cell>
          <table:table-cell office:value-type="float" office:value="3.9397899999999999" table:style-name="ce1">
            <text:p>3.93979</text:p>
          </table:table-cell>
          <table:table-cell office:value-type="float" office:value="-1.3757900000000001" table:style-name="ce1">
            <text:p>-1.37579</text:p>
          </table:table-cell>
          <table:table-cell office:value-type="float" office:value="1.1768600000000001E-2" table:style-name="ce1">
            <text:p>0.0117686</text:p>
          </table:table-cell>
          <table:table-cell table:style-name="ce1"/>
          <table:table-cell office:value-type="float" office:value="208" table:style-name="ce1">
            <text:p>208</text:p>
          </table:table-cell>
          <table:table-cell office:value-type="float" office:value="1211" table:style-name="ce1">
            <text:p>1211</text:p>
          </table:table-cell>
          <table:table-cell office:value-type="float" office:value="395" table:style-name="ce1">
            <text:p>395</text:p>
          </table:table-cell>
          <table:table-cell office:value-type="float" office:value="-3.43249" table:style-name="ce1">
            <text:p>-3.43249</text:p>
          </table:table-cell>
          <table:table-cell office:value-type="float" office:value="-0.96251799999999998" table:style-name="ce1">
            <text:p>-0.962518</text:p>
          </table:table-cell>
          <table:table-cell office:value-type="float" office:value="2.0500999999999998E-2" table:style-name="ce1">
            <text:p>0.020501</text:p>
          </table:table-cell>
          <table:table-cell table:style-name="ce1"/>
          <table:table-cell office:value-type="float" office:value="208" table:style-name="ce1">
            <text:p>208</text:p>
          </table:table-cell>
          <table:table-cell office:value-type="float" office:value="1168" table:style-name="ce1">
            <text:p>1168</text:p>
          </table:table-cell>
          <table:table-cell office:value-type="float" office:value="444" table:style-name="ce1">
            <text:p>444</text:p>
          </table:table-cell>
          <table:table-cell office:value-type="float" office:value="-3.1604899999999998" table:style-name="ce1">
            <text:p>-3.16049</text:p>
          </table:table-cell>
          <table:table-cell office:value-type="float" office:value="-0.72887400000000002" table:style-name="ce1">
            <text:p>-0.728874</text:p>
          </table:table-cell>
          <table:table-cell office:value-type="float" office:value="1.6636999999999999E-2" table:style-name="ce1">
            <text:p>0.016637</text:p>
          </table:table-cell>
          <table:table-cell table:number-columns-repeated="16350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1260" table:style-name="ce1">
            <text:p>1260</text:p>
          </table:table-cell>
          <table:table-cell office:value-type="float" office:value="1232" table:style-name="ce1">
            <text:p>1232</text:p>
          </table:table-cell>
          <table:table-cell office:value-type="float" office:value="1.1683699999999999" table:style-name="ce1">
            <text:p>1.16837</text:p>
          </table:table-cell>
          <table:table-cell office:value-type="float" office:value="-1.2805599999999999" table:style-name="ce1">
            <text:p>-1.28056</text:p>
          </table:table-cell>
          <table:table-cell office:value-type="float" office:value="1.5907000000000001E-2" table:style-name="ce1">
            <text:p>0.015907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1212" table:style-name="ce1">
            <text:p>1212</text:p>
          </table:table-cell>
          <table:table-cell office:value-type="float" office:value="775" table:style-name="ce1">
            <text:p>775</text:p>
          </table:table-cell>
          <table:table-cell office:value-type="float" office:value="-1.34246" table:style-name="ce1">
            <text:p>-1.34246</text:p>
          </table:table-cell>
          <table:table-cell office:value-type="float" office:value="-0.990062" table:style-name="ce1">
            <text:p>-0.990062</text:p>
          </table:table-cell>
          <table:table-cell office:value-type="float" office:value="1.67501E-2" table:style-name="ce1">
            <text:p>0.0167501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1280" table:style-name="ce1">
            <text:p>1280</text:p>
          </table:table-cell>
          <table:table-cell office:value-type="float" office:value="1744" table:style-name="ce1">
            <text:p>1744</text:p>
          </table:table-cell>
          <table:table-cell office:value-type="float" office:value="3.98333" table:style-name="ce1">
            <text:p>3.98333</text:p>
          </table:table-cell>
          <table:table-cell office:value-type="float" office:value="-1.42025" table:style-name="ce1">
            <text:p>-1.42025</text:p>
          </table:table-cell>
          <table:table-cell office:value-type="float" office:value="1.2315E-2" table:style-name="ce1">
            <text:p>0.012315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1195" table:style-name="ce1">
            <text:p>1195</text:p>
          </table:table-cell>
          <table:table-cell office:value-type="float" office:value="471" table:style-name="ce1">
            <text:p>471</text:p>
          </table:table-cell>
          <table:table-cell office:value-type="float" office:value="-3.01355" table:style-name="ce1">
            <text:p>-3.01355</text:p>
          </table:table-cell>
          <table:table-cell office:value-type="float" office:value="-0.87893200000000005" table:style-name="ce1">
            <text:p>-0.878932</text:p>
          </table:table-cell>
          <table:table-cell office:value-type="float" office:value="1.84811E-2" table:style-name="ce1">
            <text:p>0.0184811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1188" table:style-name="ce1">
            <text:p>1188</text:p>
          </table:table-cell>
          <table:table-cell office:value-type="float" office:value="331" table:style-name="ce1">
            <text:p>331</text:p>
          </table:table-cell>
          <table:table-cell office:value-type="float" office:value="-3.7831800000000002" table:style-name="ce1">
            <text:p>-3.78318</text:p>
          </table:table-cell>
          <table:table-cell office:value-type="float" office:value="-0.83231299999999997" table:style-name="ce1">
            <text:p>-0.832313</text:p>
          </table:table-cell>
          <table:table-cell office:value-type="float" office:value="1.9343300000000001E-2" table:style-name="ce1">
            <text:p>0.0193433</text:p>
          </table:table-cell>
          <table:table-cell table:number-columns-repeated="16350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1264" table:style-name="ce1">
            <text:p>1264</text:p>
          </table:table-cell>
          <table:table-cell office:value-type="float" office:value="1235" table:style-name="ce1">
            <text:p>1235</text:p>
          </table:table-cell>
          <table:table-cell office:value-type="float" office:value="1.1846399999999999" table:style-name="ce1">
            <text:p>1.18464</text:p>
          </table:table-cell>
          <table:table-cell office:value-type="float" office:value="-1.3027299999999999" table:style-name="ce1">
            <text:p>-1.30273</text:p>
          </table:table-cell>
          <table:table-cell office:value-type="float" office:value="1.6190199999999998E-2" table:style-name="ce1">
            <text:p>0.0161902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1299" table:style-name="ce1">
            <text:p>1299</text:p>
          </table:table-cell>
          <table:table-cell office:value-type="float" office:value="1784" table:style-name="ce1">
            <text:p>1784</text:p>
          </table:table-cell>
          <table:table-cell office:value-type="float" office:value="4.2022399999999998" table:style-name="ce1">
            <text:p>4.20224</text:p>
          </table:table-cell>
          <table:table-cell office:value-type="float" office:value="-1.5270699999999999" table:style-name="ce1">
            <text:p>-1.52707</text:p>
          </table:table-cell>
          <table:table-cell office:value-type="float" office:value="1.3401100000000001E-2" table:style-name="ce1">
            <text:p>0.0134011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1227" table:style-name="ce1">
            <text:p>1227</text:p>
          </table:table-cell>
          <table:table-cell office:value-type="float" office:value="595" table:style-name="ce1">
            <text:p>595</text:p>
          </table:table-cell>
          <table:table-cell office:value-type="float" office:value="-2.3333699999999999" table:style-name="ce1">
            <text:p>-2.33337</text:p>
          </table:table-cell>
          <table:table-cell office:value-type="float" office:value="-1.06212" table:style-name="ce1">
            <text:p>-1.06212</text:p>
          </table:table-cell>
          <table:table-cell office:value-type="float" office:value="1.97396E-2" table:style-name="ce1">
            <text:p>0.0197396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1212" table:style-name="ce1">
            <text:p>1212</text:p>
          </table:table-cell>
          <table:table-cell office:value-type="float" office:value="375" table:style-name="ce1">
            <text:p>375</text:p>
          </table:table-cell>
          <table:table-cell office:value-type="float" office:value="-3.5425599999999999" table:style-name="ce1">
            <text:p>-3.54256</text:p>
          </table:table-cell>
          <table:table-cell office:value-type="float" office:value="-0.966858" table:style-name="ce1">
            <text:p>-0.966858</text:p>
          </table:table-cell>
          <table:table-cell office:value-type="float" office:value="2.0780900000000001E-2" table:style-name="ce1">
            <text:p>0.0207809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1195" table:style-name="ce1">
            <text:p>1195</text:p>
          </table:table-cell>
          <table:table-cell office:value-type="float" office:value="292" table:style-name="ce1">
            <text:p>292</text:p>
          </table:table-cell>
          <table:table-cell office:value-type="float" office:value="-3.9980899999999999" table:style-name="ce1">
            <text:p>-3.99809</text:p>
          </table:table-cell>
          <table:table-cell office:value-type="float" office:value="-0.86854799999999999" table:style-name="ce1">
            <text:p>-0.868548</text:p>
          </table:table-cell>
          <table:table-cell office:value-type="float" office:value="2.0284900000000002E-2" table:style-name="ce1">
            <text:p>0.0202849</text:p>
          </table:table-cell>
          <table:table-cell table:number-columns-repeated="16350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1267" table:style-name="ce1">
            <text:p>1267</text:p>
          </table:table-cell>
          <table:table-cell office:value-type="float" office:value="1227" table:style-name="ce1">
            <text:p>1227</text:p>
          </table:table-cell>
          <table:table-cell office:value-type="float" office:value="1.14046" table:style-name="ce1">
            <text:p>1.14046</text:p>
          </table:table-cell>
          <table:table-cell office:value-type="float" office:value="-1.3187599999999999" table:style-name="ce1">
            <text:p>-1.31876</text:p>
          </table:table-cell>
          <table:table-cell office:value-type="float" office:value="1.6506E-2" table:style-name="ce1">
            <text:p>0.016506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float" office:value="1267" table:style-name="ce1">
            <text:p>1267</text:p>
          </table:table-cell>
          <table:table-cell office:value-type="float" office:value="692" table:style-name="ce1">
            <text:p>692</text:p>
          </table:table-cell>
          <table:table-cell office:value-type="float" office:value="-1.80216" table:style-name="ce1">
            <text:p>-1.80216</text:p>
          </table:table-cell>
          <table:table-cell office:value-type="float" office:value="-1.28773" table:style-name="ce1">
            <text:p>-1.28773</text:p>
          </table:table-cell>
          <table:table-cell office:value-type="float" office:value="2.1897300000000001E-2" table:style-name="ce1">
            <text:p>0.0218973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float" office:value="1196" table:style-name="ce1">
            <text:p>1196</text:p>
          </table:table-cell>
          <table:table-cell office:value-type="float" office:value="743" table:style-name="ce1">
            <text:p>743</text:p>
          </table:table-cell>
          <table:table-cell office:value-type="float" office:value="-1.5175399999999999" table:style-name="ce1">
            <text:p>-1.51754</text:p>
          </table:table-cell>
          <table:table-cell office:value-type="float" office:value="-0.90020999999999995" table:style-name="ce1">
            <text:p>-0.90021</text:p>
          </table:table-cell>
          <table:table-cell office:value-type="float" office:value="1.5818499999999999E-2" table:style-name="ce1">
            <text:p>0.0158185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float" office:value="1260" table:style-name="ce1">
            <text:p>1260</text:p>
          </table:table-cell>
          <table:table-cell office:value-type="float" office:value="384" table:style-name="ce1">
            <text:p>384</text:p>
          </table:table-cell>
          <table:table-cell office:value-type="float" office:value="-3.4958300000000002" table:style-name="ce1">
            <text:p>-3.49583</text:p>
          </table:table-cell>
          <table:table-cell office:value-type="float" office:value="-1.23136" table:style-name="ce1">
            <text:p>-1.23136</text:p>
          </table:table-cell>
          <table:table-cell office:value-type="float" office:value="2.4452399999999999E-2" table:style-name="ce1">
            <text:p>0.0244524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float" office:value="1208" table:style-name="ce1">
            <text:p>1208</text:p>
          </table:table-cell>
          <table:table-cell office:value-type="float" office:value="1711" table:style-name="ce1">
            <text:p>1711</text:p>
          </table:table-cell>
          <table:table-cell office:value-type="float" office:value="3.80599" table:style-name="ce1">
            <text:p>3.80599</text:p>
          </table:table-cell>
          <table:table-cell office:value-type="float" office:value="-1.0223599999999999" table:style-name="ce1">
            <text:p>-1.02236</text:p>
          </table:table-cell>
          <table:table-cell office:value-type="float" office:value="7.0043800000000002E-3" table:style-name="ce1">
            <text:p>0.00700438</text:p>
          </table:table-cell>
          <table:table-cell table:number-columns-repeated="16350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1275" table:style-name="ce1">
            <text:p>1275</text:p>
          </table:table-cell>
          <table:table-cell office:value-type="float" office:value="1236" table:style-name="ce1">
            <text:p>1236</text:p>
          </table:table-cell>
          <table:table-cell office:value-type="float" office:value="1.1895" table:style-name="ce1">
            <text:p>1.1895</text:p>
          </table:table-cell>
          <table:table-cell office:value-type="float" office:value="-1.36328" table:style-name="ce1">
            <text:p>-1.36328</text:p>
          </table:table-cell>
          <table:table-cell office:value-type="float" office:value="1.70423E-2" table:style-name="ce1">
            <text:p>0.0170423</text:p>
          </table:table-cell>
          <table:table-cell table:style-name="ce1"/>
          <table:table-cell office:value-type="float" office:value="212" table:style-name="ce1">
            <text:p>212</text:p>
          </table:table-cell>
          <table:table-cell office:value-type="float" office:value="1244" table:style-name="ce1">
            <text:p>1244</text:p>
          </table:table-cell>
          <table:table-cell office:value-type="float" office:value="652" table:style-name="ce1">
            <text:p>652</text:p>
          </table:table-cell>
          <table:table-cell office:value-type="float" office:value="-2.0208400000000002" table:style-name="ce1">
            <text:p>-2.02084</text:p>
          </table:table-cell>
          <table:table-cell office:value-type="float" office:value="-1.15892" table:style-name="ce1">
            <text:p>-1.15892</text:p>
          </table:table-cell>
          <table:table-cell office:value-type="float" office:value="2.0497600000000001E-2" table:style-name="ce1">
            <text:p>0.0204976</text:p>
          </table:table-cell>
          <table:table-cell table:style-name="ce1"/>
          <table:table-cell office:value-type="float" office:value="212" table:style-name="ce1">
            <text:p>212</text:p>
          </table:table-cell>
          <table:table-cell office:value-type="float" office:value="1300" table:style-name="ce1">
            <text:p>1300</text:p>
          </table:table-cell>
          <table:table-cell office:value-type="float" office:value="1791" table:style-name="ce1">
            <text:p>1791</text:p>
          </table:table-cell>
          <table:table-cell office:value-type="float" office:value="4.2406899999999998" table:style-name="ce1">
            <text:p>4.24069</text:p>
          </table:table-cell>
          <table:table-cell office:value-type="float" office:value="-1.5329699999999999" table:style-name="ce1">
            <text:p>-1.53297</text:p>
          </table:table-cell>
          <table:table-cell office:value-type="float" office:value="1.3409000000000001E-2" table:style-name="ce1">
            <text:p>0.013409</text:p>
          </table:table-cell>
          <table:table-cell table:style-name="ce1"/>
          <table:table-cell office:value-type="float" office:value="212" table:style-name="ce1">
            <text:p>212</text:p>
          </table:table-cell>
          <table:table-cell office:value-type="float" office:value="1231" table:style-name="ce1">
            <text:p>1231</text:p>
          </table:table-cell>
          <table:table-cell office:value-type="float" office:value="395" table:style-name="ce1">
            <text:p>395</text:p>
          </table:table-cell>
          <table:table-cell office:value-type="float" office:value="-3.4336500000000001" table:style-name="ce1">
            <text:p>-3.43365</text:p>
          </table:table-cell>
          <table:table-cell office:value-type="float" office:value="-1.0725100000000001" table:style-name="ce1">
            <text:p>-1.07251</text:p>
          </table:table-cell>
          <table:table-cell office:value-type="float" office:value="2.2068600000000001E-2" table:style-name="ce1">
            <text:p>0.0220686</text:p>
          </table:table-cell>
          <table:table-cell table:style-name="ce1"/>
          <table:table-cell office:value-type="float" office:value="212" table:style-name="ce1">
            <text:p>212</text:p>
          </table:table-cell>
          <table:table-cell office:value-type="float" office:value="1171" table:style-name="ce1">
            <text:p>1171</text:p>
          </table:table-cell>
          <table:table-cell office:value-type="float" office:value="420" table:style-name="ce1">
            <text:p>420</text:p>
          </table:table-cell>
          <table:table-cell office:value-type="float" office:value="-3.2926700000000002" table:style-name="ce1">
            <text:p>-3.29267</text:p>
          </table:table-cell>
          <table:table-cell office:value-type="float" office:value="-0.743981" table:style-name="ce1">
            <text:p>-0.743981</text:p>
          </table:table-cell>
          <table:table-cell office:value-type="float" office:value="1.7114000000000001E-2" table:style-name="ce1">
            <text:p>0.017114</text:p>
          </table:table-cell>
          <table:table-cell table:number-columns-repeated="16350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1280" table:style-name="ce1">
            <text:p>1280</text:p>
          </table:table-cell>
          <table:table-cell office:value-type="float" office:value="1240" table:style-name="ce1">
            <text:p>1240</text:p>
          </table:table-cell>
          <table:table-cell office:value-type="float" office:value="1.2112099999999999" table:style-name="ce1">
            <text:p>1.21121</text:p>
          </table:table-cell>
          <table:table-cell office:value-type="float" office:value="-1.3910199999999999" table:style-name="ce1">
            <text:p>-1.39102</text:p>
          </table:table-cell>
          <table:table-cell office:value-type="float" office:value="1.73939E-2" table:style-name="ce1">
            <text:p>0.0173939</text:p>
          </table:table-cell>
          <table:table-cell table:style-name="ce1"/>
          <table:table-cell office:value-type="float" office:value="213" table:style-name="ce1">
            <text:p>213</text:p>
          </table:table-cell>
          <table:table-cell office:value-type="float" office:value="1271" table:style-name="ce1">
            <text:p>1271</text:p>
          </table:table-cell>
          <table:table-cell office:value-type="float" office:value="704" table:style-name="ce1">
            <text:p>704</text:p>
          </table:table-cell>
          <table:table-cell office:value-type="float" office:value="-1.7363900000000001" table:style-name="ce1">
            <text:p>-1.73639</text:p>
          </table:table-cell>
          <table:table-cell office:value-type="float" office:value="-1.3104199999999999" table:style-name="ce1">
            <text:p>-1.31042</text:p>
          </table:table-cell>
          <table:table-cell office:value-type="float" office:value="2.20898E-2" table:style-name="ce1">
            <text:p>0.0220898</text:p>
          </table:table-cell>
          <table:table-cell table:style-name="ce1"/>
          <table:table-cell office:value-type="float" office:value="213" table:style-name="ce1">
            <text:p>213</text:p>
          </table:table-cell>
          <table:table-cell office:value-type="float" office:value="1251" table:style-name="ce1">
            <text:p>1251</text:p>
          </table:table-cell>
          <table:table-cell office:value-type="float" office:value="1732" table:style-name="ce1">
            <text:p>1732</text:p>
          </table:table-cell>
          <table:table-cell office:value-type="float" office:value="3.9190100000000001" table:style-name="ce1">
            <text:p>3.91901</text:p>
          </table:table-cell>
          <table:table-cell office:value-type="float" office:value="-1.26006" table:style-name="ce1">
            <text:p>-1.26006</text:p>
          </table:table-cell>
          <table:table-cell office:value-type="float" office:value="1.0163E-2" table:style-name="ce1">
            <text:p>0.010163</text:p>
          </table:table-cell>
          <table:table-cell table:style-name="ce1"/>
          <table:table-cell office:value-type="float" office:value="213" table:style-name="ce1">
            <text:p>213</text:p>
          </table:table-cell>
          <table:table-cell office:value-type="float" office:value="1224" table:style-name="ce1">
            <text:p>1224</text:p>
          </table:table-cell>
          <table:table-cell office:value-type="float" office:value="392" table:style-name="ce1">
            <text:p>392</text:p>
          </table:table-cell>
          <table:table-cell office:value-type="float" office:value="-3.4497499999999999" table:style-name="ce1">
            <text:p>-3.44975</text:p>
          </table:table-cell>
          <table:table-cell office:value-type="float" office:value="-1.0338400000000001" table:style-name="ce1">
            <text:p>-1.03384</text:p>
          </table:table-cell>
          <table:table-cell office:value-type="float" office:value="2.1550099999999999E-2" table:style-name="ce1">
            <text:p>0.0215501</text:p>
          </table:table-cell>
          <table:table-cell table:number-columns-repeated="16357" table:style-name="ce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1276" table:style-name="ce1">
            <text:p>1276</text:p>
          </table:table-cell>
          <table:table-cell office:value-type="float" office:value="1240" table:style-name="ce1">
            <text:p>1240</text:p>
          </table:table-cell>
          <table:table-cell office:value-type="float" office:value="1.2114400000000001" table:style-name="ce1">
            <text:p>1.21144</text:p>
          </table:table-cell>
          <table:table-cell office:value-type="float" office:value="-1.3690199999999999" table:style-name="ce1">
            <text:p>-1.36902</text:p>
          </table:table-cell>
          <table:table-cell office:value-type="float" office:value="1.7080399999999999E-2" table:style-name="ce1">
            <text:p>0.0170804</text:p>
          </table:table-cell>
          <table:table-cell table:style-name="ce1"/>
          <table:table-cell office:value-type="float" office:value="214" table:style-name="ce1">
            <text:p>214</text:p>
          </table:table-cell>
          <table:table-cell office:value-type="float" office:value="1320" table:style-name="ce1">
            <text:p>1320</text:p>
          </table:table-cell>
          <table:table-cell office:value-type="float" office:value="1716" table:style-name="ce1">
            <text:p>1716</text:p>
          </table:table-cell>
          <table:table-cell office:value-type="float" office:value="3.82701" table:style-name="ce1">
            <text:p>3.82701</text:p>
          </table:table-cell>
          <table:table-cell office:value-type="float" office:value="-1.63862" table:style-name="ce1">
            <text:p>-1.63862</text:p>
          </table:table-cell>
          <table:table-cell office:value-type="float" office:value="1.5732300000000001E-2" table:style-name="ce1">
            <text:p>0.0157323</text:p>
          </table:table-cell>
          <table:table-cell table:style-name="ce1"/>
          <table:table-cell office:value-type="float" office:value="214" table:style-name="ce1">
            <text:p>214</text:p>
          </table:table-cell>
          <table:table-cell office:value-type="float" office:value="1219" table:style-name="ce1">
            <text:p>1219</text:p>
          </table:table-cell>
          <table:table-cell office:value-type="float" office:value="679" table:style-name="ce1">
            <text:p>679</text:p>
          </table:table-cell>
          <table:table-cell office:value-type="float" office:value="-1.8708899999999999" table:style-name="ce1">
            <text:p>-1.87089</text:p>
          </table:table-cell>
          <table:table-cell office:value-type="float" office:value="-1.0229900000000001" table:style-name="ce1">
            <text:p>-1.02299</text:p>
          </table:table-cell>
          <table:table-cell office:value-type="float" office:value="1.82661E-2" table:style-name="ce1">
            <text:p>0.0182661</text:p>
          </table:table-cell>
          <table:table-cell table:style-name="ce1"/>
          <table:table-cell office:value-type="float" office:value="214" table:style-name="ce1">
            <text:p>214</text:p>
          </table:table-cell>
          <table:table-cell office:value-type="float" office:value="1196" table:style-name="ce1">
            <text:p>1196</text:p>
          </table:table-cell>
          <table:table-cell office:value-type="float" office:value="447" table:style-name="ce1">
            <text:p>447</text:p>
          </table:table-cell>
          <table:table-cell office:value-type="float" office:value="-3.14561" table:style-name="ce1">
            <text:p>-3.14561</text:p>
          </table:table-cell>
          <table:table-cell office:value-type="float" office:value="-0.88304000000000005" table:style-name="ce1">
            <text:p>-0.88304</text:p>
          </table:table-cell>
          <table:table-cell office:value-type="float" office:value="1.88013E-2" table:style-name="ce1">
            <text:p>0.0188013</text:p>
          </table:table-cell>
          <table:table-cell table:style-name="ce1"/>
          <table:table-cell office:value-type="float" office:value="214" table:style-name="ce1">
            <text:p>214</text:p>
          </table:table-cell>
          <table:table-cell office:value-type="float" office:value="1191" table:style-name="ce1">
            <text:p>1191</text:p>
          </table:table-cell>
          <table:table-cell office:value-type="float" office:value="395" table:style-name="ce1">
            <text:p>395</text:p>
          </table:table-cell>
          <table:table-cell office:value-type="float" office:value="-3.4313400000000001" table:style-name="ce1">
            <text:p>-3.43134</text:p>
          </table:table-cell>
          <table:table-cell office:value-type="float" office:value="-0.85252499999999998" table:style-name="ce1">
            <text:p>-0.852525</text:p>
          </table:table-cell>
          <table:table-cell office:value-type="float" office:value="1.89334E-2" table:style-name="ce1">
            <text:p>0.0189334</text:p>
          </table:table-cell>
          <table:table-cell table:number-columns-repeated="16350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1283" table:style-name="ce1">
            <text:p>1283</text:p>
          </table:table-cell>
          <table:table-cell office:value-type="float" office:value="1244" table:style-name="ce1">
            <text:p>1244</text:p>
          </table:table-cell>
          <table:table-cell office:value-type="float" office:value="1.2330399999999999" table:style-name="ce1">
            <text:p>1.23304</text:p>
          </table:table-cell>
          <table:table-cell office:value-type="float" office:value="-1.4077500000000001" table:style-name="ce1">
            <text:p>-1.40775</text:p>
          </table:table-cell>
          <table:table-cell office:value-type="float" office:value="1.7588699999999999E-2" table:style-name="ce1">
            <text:p>0.0175887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1288" table:style-name="ce1">
            <text:p>1288</text:p>
          </table:table-cell>
          <table:table-cell office:value-type="float" office:value="1744" table:style-name="ce1">
            <text:p>1744</text:p>
          </table:table-cell>
          <table:table-cell office:value-type="float" office:value="3.9828700000000001" table:style-name="ce1">
            <text:p>3.98287</text:p>
          </table:table-cell>
          <table:table-cell office:value-type="float" office:value="-1.4642500000000001" table:style-name="ce1">
            <text:p>-1.46425</text:p>
          </table:table-cell>
          <table:table-cell office:value-type="float" office:value="1.29421E-2" table:style-name="ce1">
            <text:p>0.0129421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1267" table:style-name="ce1">
            <text:p>1267</text:p>
          </table:table-cell>
          <table:table-cell office:value-type="float" office:value="592" table:style-name="ce1">
            <text:p>592</text:p>
          </table:table-cell>
          <table:table-cell office:value-type="float" office:value="-2.3521899999999998" table:style-name="ce1">
            <text:p>-2.35219</text:p>
          </table:table-cell>
          <table:table-cell office:value-type="float" office:value="-1.28193" table:style-name="ce1">
            <text:p>-1.28193</text:p>
          </table:table-cell>
          <table:table-cell office:value-type="float" office:value="2.2904999999999998E-2" table:style-name="ce1">
            <text:p>0.022905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1188" table:style-name="ce1">
            <text:p>1188</text:p>
          </table:table-cell>
          <table:table-cell office:value-type="float" office:value="700" table:style-name="ce1">
            <text:p>700</text:p>
          </table:table-cell>
          <table:table-cell office:value-type="float" office:value="-1.75359" table:style-name="ce1">
            <text:p>-1.75359</text:p>
          </table:table-cell>
          <table:table-cell office:value-type="float" office:value="-0.85371900000000001" table:style-name="ce1">
            <text:p>-0.853719</text:p>
          </table:table-cell>
          <table:table-cell office:value-type="float" office:value="1.5624799999999999E-2" table:style-name="ce1">
            <text:p>0.0156248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1280" table:style-name="ce1">
            <text:p>1280</text:p>
          </table:table-cell>
          <table:table-cell office:value-type="float" office:value="396" table:style-name="ce1">
            <text:p>396</text:p>
          </table:table-cell>
          <table:table-cell office:value-type="float" office:value="-3.4309799999999999" table:style-name="ce1">
            <text:p>-3.43098</text:p>
          </table:table-cell>
          <table:table-cell office:value-type="float" office:value="-1.34205" table:style-name="ce1">
            <text:p>-1.34205</text:p>
          </table:table-cell>
          <table:table-cell office:value-type="float" office:value="2.5898999999999998E-2" table:style-name="ce1">
            <text:p>0.025899</text:p>
          </table:table-cell>
          <table:table-cell table:number-columns-repeated="16350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1288" table:style-name="ce1">
            <text:p>1288</text:p>
          </table:table-cell>
          <table:table-cell office:value-type="float" office:value="1239" table:style-name="ce1">
            <text:p>1239</text:p>
          </table:table-cell>
          <table:table-cell office:value-type="float" office:value="1.2052499999999999" table:style-name="ce1">
            <text:p>1.20525</text:p>
          </table:table-cell>
          <table:table-cell office:value-type="float" office:value="-1.4349499999999999" table:style-name="ce1">
            <text:p>-1.43495</text:p>
          </table:table-cell>
          <table:table-cell office:value-type="float" office:value="1.8030999999999998E-2" table:style-name="ce1">
            <text:p>0.018031</text:p>
          </table:table-cell>
          <table:table-cell table:style-name="ce1"/>
          <table:table-cell office:value-type="float" office:value="216" table:style-name="ce1">
            <text:p>216</text:p>
          </table:table-cell>
          <table:table-cell office:value-type="float" office:value="1248" table:style-name="ce1">
            <text:p>1248</text:p>
          </table:table-cell>
          <table:table-cell office:value-type="float" office:value="771" table:style-name="ce1">
            <text:p>771</text:p>
          </table:table-cell>
          <table:table-cell office:value-type="float" office:value="-1.3665499999999999" table:style-name="ce1">
            <text:p>-1.36655</text:p>
          </table:table-cell>
          <table:table-cell office:value-type="float" office:value="-1.1878200000000001" table:style-name="ce1">
            <text:p>-1.18782</text:p>
          </table:table-cell>
          <table:table-cell office:value-type="float" office:value="1.9612000000000001E-2" table:style-name="ce1">
            <text:p>0.019612</text:p>
          </table:table-cell>
          <table:table-cell table:style-name="ce1"/>
          <table:table-cell office:value-type="float" office:value="216" table:style-name="ce1">
            <text:p>216</text:p>
          </table:table-cell>
          <table:table-cell office:value-type="float" office:value="1324" table:style-name="ce1">
            <text:p>1324</text:p>
          </table:table-cell>
          <table:table-cell office:value-type="float" office:value="1791" table:style-name="ce1">
            <text:p>1791</text:p>
          </table:table-cell>
          <table:table-cell office:value-type="float" office:value="4.2393000000000001" table:style-name="ce1">
            <text:p>4.2393</text:p>
          </table:table-cell>
          <table:table-cell office:value-type="float" office:value="-1.66496" table:style-name="ce1">
            <text:p>-1.66496</text:p>
          </table:table-cell>
          <table:table-cell office:value-type="float" office:value="1.529E-2" table:style-name="ce1">
            <text:p>0.01529</text:p>
          </table:table-cell>
          <table:table-cell table:style-name="ce1"/>
          <table:table-cell office:value-type="float" office:value="216" table:style-name="ce1">
            <text:p>216</text:p>
          </table:table-cell>
          <table:table-cell office:value-type="float" office:value="1215" table:style-name="ce1">
            <text:p>1215</text:p>
          </table:table-cell>
          <table:table-cell office:value-type="float" office:value="383" table:style-name="ce1">
            <text:p>383</text:p>
          </table:table-cell>
          <table:table-cell office:value-type="float" office:value="-3.4987300000000001" table:style-name="ce1">
            <text:p>-3.49873</text:p>
          </table:table-cell>
          <table:table-cell office:value-type="float" office:value="-0.98382099999999995" table:style-name="ce1">
            <text:p>-0.983821</text:p>
          </table:table-cell>
          <table:table-cell office:value-type="float" office:value="2.09354E-2" table:style-name="ce1">
            <text:p>0.0209354</text:p>
          </table:table-cell>
          <table:table-cell table:number-columns-repeated="16357" table:style-name="ce1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1291" table:style-name="ce1">
            <text:p>1291</text:p>
          </table:table-cell>
          <table:table-cell office:value-type="float" office:value="1236" table:style-name="ce1">
            <text:p>1236</text:p>
          </table:table-cell>
          <table:table-cell office:value-type="float" office:value="1.18858" table:style-name="ce1">
            <text:p>1.18858</text:p>
          </table:table-cell>
          <table:table-cell office:value-type="float" office:value="-1.4512799999999999" table:style-name="ce1">
            <text:p>-1.45128</text:p>
          </table:table-cell>
          <table:table-cell office:value-type="float" office:value="1.8296400000000001E-2" table:style-name="ce1">
            <text:p>0.0182964</text:p>
          </table:table-cell>
          <table:table-cell table:style-name="ce1"/>
          <table:table-cell office:value-type="float" office:value="217" table:style-name="ce1">
            <text:p>217</text:p>
          </table:table-cell>
          <table:table-cell office:value-type="float" office:value="1267" table:style-name="ce1">
            <text:p>1267</text:p>
          </table:table-cell>
          <table:table-cell office:value-type="float" office:value="720" table:style-name="ce1">
            <text:p>720</text:p>
          </table:table-cell>
          <table:table-cell office:value-type="float" office:value="-1.6481600000000001" table:style-name="ce1">
            <text:p>-1.64816</text:p>
          </table:table-cell>
          <table:table-cell office:value-type="float" office:value="-1.28935" table:style-name="ce1">
            <text:p>-1.28935</text:p>
          </table:table-cell>
          <table:table-cell office:value-type="float" office:value="2.1615100000000002E-2" table:style-name="ce1">
            <text:p>0.0216151</text:p>
          </table:table-cell>
          <table:table-cell table:style-name="ce1"/>
          <table:table-cell office:value-type="float" office:value="217" table:style-name="ce1">
            <text:p>217</text:p>
          </table:table-cell>
          <table:table-cell office:value-type="float" office:value="1276" table:style-name="ce1">
            <text:p>1276</text:p>
          </table:table-cell>
          <table:table-cell office:value-type="float" office:value="1740" table:style-name="ce1">
            <text:p>1740</text:p>
          </table:table-cell>
          <table:table-cell office:value-type="float" office:value="3.96156" table:style-name="ce1">
            <text:p>3.96156</text:p>
          </table:table-cell>
          <table:table-cell office:value-type="float" office:value="-1.39802" table:style-name="ce1">
            <text:p>-1.39802</text:p>
          </table:table-cell>
          <table:table-cell office:value-type="float" office:value="1.20418E-2" table:style-name="ce1">
            <text:p>0.0120418</text:p>
          </table:table-cell>
          <table:table-cell table:style-name="ce1"/>
          <table:table-cell office:value-type="float" office:value="217" table:style-name="ce1">
            <text:p>217</text:p>
          </table:table-cell>
          <table:table-cell office:value-type="float" office:value="1196" table:style-name="ce1">
            <text:p>1196</text:p>
          </table:table-cell>
          <table:table-cell office:value-type="float" office:value="624" table:style-name="ce1">
            <text:p>624</text:p>
          </table:table-cell>
          <table:table-cell office:value-type="float" office:value="-2.1720700000000002" table:style-name="ce1">
            <text:p>-2.17207</text:p>
          </table:table-cell>
          <table:table-cell office:value-type="float" office:value="-0.89330699999999996" table:style-name="ce1">
            <text:p>-0.893307</text:p>
          </table:table-cell>
          <table:table-cell office:value-type="float" office:value="1.70177E-2" table:style-name="ce1">
            <text:p>0.0170177</text:p>
          </table:table-cell>
          <table:table-cell table:style-name="ce1"/>
          <table:table-cell office:value-type="float" office:value="217" table:style-name="ce1">
            <text:p>217</text:p>
          </table:table-cell>
          <table:table-cell office:value-type="float" office:value="1247" table:style-name="ce1">
            <text:p>1247</text:p>
          </table:table-cell>
          <table:table-cell office:value-type="float" office:value="391" table:style-name="ce1">
            <text:p>391</text:p>
          </table:table-cell>
          <table:table-cell office:value-type="float" office:value="-3.4565800000000002" table:style-name="ce1">
            <text:p>-3.45658</text:p>
          </table:table-cell>
          <table:table-cell office:value-type="float" office:value="-1.16028" table:style-name="ce1">
            <text:p>-1.16028</text:p>
          </table:table-cell>
          <table:table-cell office:value-type="float" office:value="2.3362899999999999E-2" table:style-name="ce1">
            <text:p>0.0233629</text:p>
          </table:table-cell>
          <table:table-cell table:number-columns-repeated="16350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1295" table:style-name="ce1">
            <text:p>1295</text:p>
          </table:table-cell>
          <table:table-cell office:value-type="float" office:value="1247" table:style-name="ce1">
            <text:p>1247</text:p>
          </table:table-cell>
          <table:table-cell office:value-type="float" office:value="1.24885" table:style-name="ce1">
            <text:p>1.24885</text:p>
          </table:table-cell>
          <table:table-cell office:value-type="float" office:value="-1.4739199999999999" table:style-name="ce1">
            <text:p>-1.47392</text:p>
          </table:table-cell>
          <table:table-cell office:value-type="float" office:value="1.8499000000000002E-2" table:style-name="ce1">
            <text:p>0.018499</text:p>
          </table:table-cell>
          <table:table-cell table:style-name="ce1"/>
          <table:table-cell office:value-type="float" office:value="218" table:style-name="ce1">
            <text:p>218</text:p>
          </table:table-cell>
          <table:table-cell office:value-type="float" office:value="1319" table:style-name="ce1">
            <text:p>1319</text:p>
          </table:table-cell>
          <table:table-cell office:value-type="float" office:value="1715" table:style-name="ce1">
            <text:p>1715</text:p>
          </table:table-cell>
          <table:table-cell office:value-type="float" office:value="3.8215699999999999" table:style-name="ce1">
            <text:p>3.82157</text:p>
          </table:table-cell>
          <table:table-cell office:value-type="float" office:value="-1.63306" table:style-name="ce1">
            <text:p>-1.63306</text:p>
          </table:table-cell>
          <table:table-cell office:value-type="float" office:value="1.5664000000000001E-2" table:style-name="ce1">
            <text:p>0.015664</text:p>
          </table:table-cell>
          <table:table-cell table:style-name="ce1"/>
          <table:table-cell office:value-type="float" office:value="218" table:style-name="ce1">
            <text:p>218</text:p>
          </table:table-cell>
          <table:table-cell office:value-type="float" office:value="1231" table:style-name="ce1">
            <text:p>1231</text:p>
          </table:table-cell>
          <table:table-cell office:value-type="float" office:value="747" table:style-name="ce1">
            <text:p>747</text:p>
          </table:table-cell>
          <table:table-cell office:value-type="float" office:value="-1.4975700000000001" table:style-name="ce1">
            <text:p>-1.49757</text:p>
          </table:table-cell>
          <table:table-cell office:value-type="float" office:value="-1.09293" table:style-name="ce1">
            <text:p>-1.09293</text:p>
          </table:table-cell>
          <table:table-cell office:value-type="float" office:value="1.85214E-2" table:style-name="ce1">
            <text:p>0.0185214</text:p>
          </table:table-cell>
          <table:table-cell table:style-name="ce1"/>
          <table:table-cell office:value-type="float" office:value="218" table:style-name="ce1">
            <text:p>218</text:p>
          </table:table-cell>
          <table:table-cell office:value-type="float" office:value="1196" table:style-name="ce1">
            <text:p>1196</text:p>
          </table:table-cell>
          <table:table-cell office:value-type="float" office:value="436" table:style-name="ce1">
            <text:p>436</text:p>
          </table:table-cell>
          <table:table-cell office:value-type="float" office:value="-3.2061199999999999" table:style-name="ce1">
            <text:p>-3.20612</text:p>
          </table:table-cell>
          <table:table-cell office:value-type="float" office:value="-0.88240099999999999" table:style-name="ce1">
            <text:p>-0.882401</text:p>
          </table:table-cell>
          <table:table-cell office:value-type="float" office:value="1.8912200000000001E-2" table:style-name="ce1">
            <text:p>0.0189122</text:p>
          </table:table-cell>
          <table:table-cell table:style-name="ce1"/>
          <table:table-cell office:value-type="float" office:value="218" table:style-name="ce1">
            <text:p>218</text:p>
          </table:table-cell>
          <table:table-cell office:value-type="float" office:value="1196" table:style-name="ce1">
            <text:p>1196</text:p>
          </table:table-cell>
          <table:table-cell office:value-type="float" office:value="380" table:style-name="ce1">
            <text:p>380</text:p>
          </table:table-cell>
          <table:table-cell office:value-type="float" office:value="-3.5141300000000002" table:style-name="ce1">
            <text:p>-3.51413</text:p>
          </table:table-cell>
          <table:table-cell office:value-type="float" office:value="-0.87915299999999996" table:style-name="ce1">
            <text:p>-0.879153</text:p>
          </table:table-cell>
          <table:table-cell office:value-type="float" office:value="1.9476500000000001E-2" table:style-name="ce1">
            <text:p>0.0194765</text:p>
          </table:table-cell>
          <table:table-cell table:number-columns-repeated="16350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1299" table:style-name="ce1">
            <text:p>1299</text:p>
          </table:table-cell>
          <table:table-cell office:value-type="float" office:value="1248" table:style-name="ce1">
            <text:p>1248</text:p>
          </table:table-cell>
          <table:table-cell office:value-type="float" office:value="1.2541199999999999" table:style-name="ce1">
            <text:p>1.25412</text:p>
          </table:table-cell>
          <table:table-cell office:value-type="float" office:value="-1.49597" table:style-name="ce1">
            <text:p>-1.49597</text:p>
          </table:table-cell>
          <table:table-cell office:value-type="float" office:value="1.88025E-2" table:style-name="ce1">
            <text:p>0.0188025</text:p>
          </table:table-cell>
          <table:table-cell table:style-name="ce1"/>
          <table:table-cell office:value-type="float" office:value="219" table:style-name="ce1">
            <text:p>219</text:p>
          </table:table-cell>
          <table:table-cell office:value-type="float" office:value="1239" table:style-name="ce1">
            <text:p>1239</text:p>
          </table:table-cell>
          <table:table-cell office:value-type="float" office:value="792" table:style-name="ce1">
            <text:p>792</text:p>
          </table:table-cell>
          <table:table-cell office:value-type="float" office:value="-1.2505200000000001" table:style-name="ce1">
            <text:p>-1.25052</text:p>
          </table:table-cell>
          <table:table-cell office:value-type="float" office:value="-1.13954" table:style-name="ce1">
            <text:p>-1.13954</text:p>
          </table:table-cell>
          <table:table-cell office:value-type="float" office:value="1.8695E-2" table:style-name="ce1">
            <text:p>0.018695</text:p>
          </table:table-cell>
          <table:table-cell table:style-name="ce1"/>
          <table:table-cell office:value-type="float" office:value="219" table:style-name="ce1">
            <text:p>219</text:p>
          </table:table-cell>
          <table:table-cell office:value-type="float" office:value="1360" table:style-name="ce1">
            <text:p>1360</text:p>
          </table:table-cell>
          <table:table-cell office:value-type="float" office:value="1703" table:style-name="ce1">
            <text:p>1703</text:p>
          </table:table-cell>
          <table:table-cell office:value-type="float" office:value="3.75319" table:style-name="ce1">
            <text:p>3.75319</text:p>
          </table:table-cell>
          <table:table-cell office:value-type="float" office:value="-1.85785" table:style-name="ce1">
            <text:p>-1.85785</text:p>
          </table:table-cell>
          <table:table-cell office:value-type="float" office:value="1.8998399999999999E-2" table:style-name="ce1">
            <text:p>0.0189984</text:p>
          </table:table-cell>
          <table:table-cell table:style-name="ce1"/>
          <table:table-cell office:value-type="float" office:value="219" table:style-name="ce1">
            <text:p>219</text:p>
          </table:table-cell>
          <table:table-cell office:value-type="float" office:value="1196" table:style-name="ce1">
            <text:p>1196</text:p>
          </table:table-cell>
          <table:table-cell office:value-type="float" office:value="468" table:style-name="ce1">
            <text:p>468</text:p>
          </table:table-cell>
          <table:table-cell office:value-type="float" office:value="-3.0301100000000001" table:style-name="ce1">
            <text:p>-3.03011</text:p>
          </table:table-cell>
          <table:table-cell office:value-type="float" office:value="-0.88425799999999999" table:style-name="ce1">
            <text:p>-0.884258</text:p>
          </table:table-cell>
          <table:table-cell office:value-type="float" office:value="1.8589700000000001E-2" table:style-name="ce1">
            <text:p>0.0185897</text:p>
          </table:table-cell>
          <table:table-cell table:style-name="ce1"/>
          <table:table-cell office:value-type="float" office:value="219" table:style-name="ce1">
            <text:p>219</text:p>
          </table:table-cell>
          <table:table-cell office:value-type="float" office:value="1192" table:style-name="ce1">
            <text:p>1192</text:p>
          </table:table-cell>
          <table:table-cell office:value-type="float" office:value="392" table:style-name="ce1">
            <text:p>392</text:p>
          </table:table-cell>
          <table:table-cell office:value-type="float" office:value="-3.4478900000000001" table:style-name="ce1">
            <text:p>-3.44789</text:p>
          </table:table-cell>
          <table:table-cell office:value-type="float" office:value="-0.85785" table:style-name="ce1">
            <text:p>-0.85785</text:p>
          </table:table-cell>
          <table:table-cell office:value-type="float" office:value="1.9042099999999999E-2" table:style-name="ce1">
            <text:p>0.0190421</text:p>
          </table:table-cell>
          <table:table-cell table:number-columns-repeated="16350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304" table:style-name="ce1">
            <text:p>1304</text:p>
          </table:table-cell>
          <table:table-cell office:value-type="float" office:value="1248" table:style-name="ce1">
            <text:p>1248</text:p>
          </table:table-cell>
          <table:table-cell office:value-type="float" office:value="1.25383" table:style-name="ce1">
            <text:p>1.25383</text:p>
          </table:table-cell>
          <table:table-cell office:value-type="float" office:value="-1.5234700000000001" table:style-name="ce1">
            <text:p>-1.52347</text:p>
          </table:table-cell>
          <table:table-cell office:value-type="float" office:value="1.91944E-2" table:style-name="ce1">
            <text:p>0.0191944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1355" table:style-name="ce1">
            <text:p>1355</text:p>
          </table:table-cell>
          <table:table-cell office:value-type="float" office:value="1660" table:style-name="ce1">
            <text:p>1660</text:p>
          </table:table-cell>
          <table:table-cell office:value-type="float" office:value="3.5169700000000002" table:style-name="ce1">
            <text:p>3.51697</text:p>
          </table:table-cell>
          <table:table-cell office:value-type="float" office:value="-1.82786" table:style-name="ce1">
            <text:p>-1.82786</text:p>
          </table:table-cell>
          <table:table-cell office:value-type="float" office:value="1.9039799999999999E-2" table:style-name="ce1">
            <text:p>0.0190398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1236" table:style-name="ce1">
            <text:p>1236</text:p>
          </table:table-cell>
          <table:table-cell office:value-type="float" office:value="688" table:style-name="ce1">
            <text:p>688</text:p>
          </table:table-cell>
          <table:table-cell office:value-type="float" office:value="-1.82237" table:style-name="ce1">
            <text:p>-1.82237</text:p>
          </table:table-cell>
          <table:table-cell office:value-type="float" office:value="-1.1170100000000001" table:style-name="ce1">
            <text:p>-1.11701</text:p>
          </table:table-cell>
          <table:table-cell office:value-type="float" office:value="1.9507900000000002E-2" table:style-name="ce1">
            <text:p>0.0195079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1203" table:style-name="ce1">
            <text:p>1203</text:p>
          </table:table-cell>
          <table:table-cell office:value-type="float" office:value="340" table:style-name="ce1">
            <text:p>340</text:p>
          </table:table-cell>
          <table:table-cell office:value-type="float" office:value="-3.73454" table:style-name="ce1">
            <text:p>-3.73454</text:p>
          </table:table-cell>
          <table:table-cell office:value-type="float" office:value="-0.91532999999999998" table:style-name="ce1">
            <text:p>-0.91533</text:p>
          </table:table-cell>
          <table:table-cell office:value-type="float" office:value="2.0428200000000001E-2" table:style-name="ce1">
            <text:p>0.0204282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1196" table:style-name="ce1">
            <text:p>1196</text:p>
          </table:table-cell>
          <table:table-cell office:value-type="float" office:value="327" table:style-name="ce1">
            <text:p>327</text:p>
          </table:table-cell>
          <table:table-cell office:value-type="float" office:value="-3.8056399999999999" table:style-name="ce1">
            <text:p>-3.80564</text:p>
          </table:table-cell>
          <table:table-cell office:value-type="float" office:value="-0.87607800000000002" table:style-name="ce1">
            <text:p>-0.876078</text:p>
          </table:table-cell>
          <table:table-cell office:value-type="float" office:value="2.00106E-2" table:style-name="ce1">
            <text:p>0.0200106</text:p>
          </table:table-cell>
          <table:table-cell table:number-columns-repeated="16350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303" table:style-name="ce1">
            <text:p>1303</text:p>
          </table:table-cell>
          <table:table-cell office:value-type="float" office:value="1243" table:style-name="ce1">
            <text:p>1243</text:p>
          </table:table-cell>
          <table:table-cell office:value-type="float" office:value="1.22638" table:style-name="ce1">
            <text:p>1.22638</text:p>
          </table:table-cell>
          <table:table-cell office:value-type="float" office:value="-1.5176799999999999" table:style-name="ce1">
            <text:p>-1.51768</text:p>
          </table:table-cell>
          <table:table-cell office:value-type="float" office:value="1.91664E-2" table:style-name="ce1">
            <text:p>0.0191664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float" office:value="1279" table:style-name="ce1">
            <text:p>1279</text:p>
          </table:table-cell>
          <table:table-cell office:value-type="float" office:value="739" table:style-name="ce1">
            <text:p>739</text:p>
          </table:table-cell>
          <table:table-cell office:value-type="float" office:value="-1.5443499999999999" table:style-name="ce1">
            <text:p>-1.54435</text:p>
          </table:table-cell>
          <table:table-cell office:value-type="float" office:value="-1.3564499999999999" table:style-name="ce1">
            <text:p>-1.35645</text:p>
          </table:table-cell>
          <table:table-cell office:value-type="float" office:value="2.2364200000000001E-2" table:style-name="ce1">
            <text:p>0.0223642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float" office:value="1336" table:style-name="ce1">
            <text:p>1336</text:p>
          </table:table-cell>
          <table:table-cell office:value-type="float" office:value="1732" table:style-name="ce1">
            <text:p>1732</text:p>
          </table:table-cell>
          <table:table-cell office:value-type="float" office:value="3.9140899999999998" table:style-name="ce1">
            <text:p>3.91409</text:p>
          </table:table-cell>
          <table:table-cell office:value-type="float" office:value="-1.7275400000000001" table:style-name="ce1">
            <text:p>-1.72754</text:p>
          </table:table-cell>
          <table:table-cell office:value-type="float" office:value="1.6825099999999999E-2" table:style-name="ce1">
            <text:p>0.0168251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float" office:value="1235" table:style-name="ce1">
            <text:p>1235</text:p>
          </table:table-cell>
          <table:table-cell office:value-type="float" office:value="363" table:style-name="ce1">
            <text:p>363</text:p>
          </table:table-cell>
          <table:table-cell office:value-type="float" office:value="-3.60989" table:style-name="ce1">
            <text:p>-3.60989</text:p>
          </table:table-cell>
          <table:table-cell office:value-type="float" office:value="-1.0926499999999999" table:style-name="ce1">
            <text:p>-1.09265</text:p>
          </table:table-cell>
          <table:table-cell office:value-type="float" office:value="2.2704499999999999E-2" table:style-name="ce1">
            <text:p>0.0227045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float" office:value="616" table:style-name="ce1">
            <text:p>616</text:p>
          </table:table-cell>
          <table:table-cell office:value-type="float" office:value="92" table:style-name="ce1">
            <text:p>92</text:p>
          </table:table-cell>
          <table:table-cell office:value-type="float" office:value="-5.0646399999999998" table:style-name="ce1">
            <text:p>-5.06464</text:p>
          </table:table-cell>
          <table:table-cell office:value-type="float" office:value="2.3273700000000002" table:style-name="ce1">
            <text:p>2.32737</text:p>
          </table:table-cell>
          <table:table-cell office:value-type="float" office:value="-2.3080400000000001E-2" table:style-name="ce1">
            <text:p>-0.0230804</text:p>
          </table:table-cell>
          <table:table-cell table:number-columns-repeated="16350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1311" table:style-name="ce1">
            <text:p>1311</text:p>
          </table:table-cell>
          <table:table-cell office:value-type="float" office:value="1247" table:style-name="ce1">
            <text:p>1247</text:p>
          </table:table-cell>
          <table:table-cell office:value-type="float" office:value="1.2479199999999999" table:style-name="ce1">
            <text:p>1.24792</text:p>
          </table:table-cell>
          <table:table-cell office:value-type="float" office:value="-1.5619099999999999" table:style-name="ce1">
            <text:p>-1.56191</text:p>
          </table:table-cell>
          <table:table-cell office:value-type="float" office:value="1.9753099999999999E-2" table:style-name="ce1">
            <text:p>0.0197531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float" office:value="1220" table:style-name="ce1">
            <text:p>1220</text:p>
          </table:table-cell>
          <table:table-cell office:value-type="float" office:value="847" table:style-name="ce1">
            <text:p>847</text:p>
          </table:table-cell>
          <table:table-cell office:value-type="float" office:value="-0.94690700000000005" table:style-name="ce1">
            <text:p>-0.946907</text:p>
          </table:table-cell>
          <table:table-cell office:value-type="float" office:value="-1.0382400000000001" table:style-name="ce1">
            <text:p>-1.03824</text:p>
          </table:table-cell>
          <table:table-cell office:value-type="float" office:value="1.66515E-2" table:style-name="ce1">
            <text:p>0.0166515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float" office:value="1208" table:style-name="ce1">
            <text:p>1208</text:p>
          </table:table-cell>
          <table:table-cell office:value-type="float" office:value="788" table:style-name="ce1">
            <text:p>788</text:p>
          </table:table-cell>
          <table:table-cell office:value-type="float" office:value="-1.2707299999999999" table:style-name="ce1">
            <text:p>-1.27073</text:p>
          </table:table-cell>
          <table:table-cell office:value-type="float" office:value="-0.96881700000000004" table:style-name="ce1">
            <text:p>-0.968817</text:p>
          </table:table-cell>
          <table:table-cell office:value-type="float" office:value="1.63056E-2" table:style-name="ce1">
            <text:p>0.0163056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float" office:value="1196" table:style-name="ce1">
            <text:p>1196</text:p>
          </table:table-cell>
          <table:table-cell office:value-type="float" office:value="715" table:style-name="ce1">
            <text:p>715</text:p>
          </table:table-cell>
          <table:table-cell office:value-type="float" office:value="-1.6715500000000001" table:style-name="ce1">
            <text:p>-1.67155</text:p>
          </table:table-cell>
          <table:table-cell office:value-type="float" office:value="-0.898586" table:style-name="ce1">
            <text:p>-0.898586</text:p>
          </table:table-cell>
          <table:table-cell office:value-type="float" office:value="1.6100699999999999E-2" table:style-name="ce1">
            <text:p>0.0161007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float" office:value="1403" table:style-name="ce1">
            <text:p>1403</text:p>
          </table:table-cell>
          <table:table-cell office:value-type="float" office:value="1711" table:style-name="ce1">
            <text:p>1711</text:p>
          </table:table-cell>
          <table:table-cell office:value-type="float" office:value="3.7947099999999998" table:style-name="ce1">
            <text:p>3.79471</text:p>
          </table:table-cell>
          <table:table-cell office:value-type="float" office:value="-2.0948000000000002" table:style-name="ce1">
            <text:p>-2.0948</text:p>
          </table:table-cell>
          <table:table-cell office:value-type="float" office:value="2.2287999999999999E-2" table:style-name="ce1">
            <text:p>0.022288</text:p>
          </table:table-cell>
          <table:table-cell table:number-columns-repeated="16350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1312" table:style-name="ce1">
            <text:p>1312</text:p>
          </table:table-cell>
          <table:table-cell office:value-type="float" office:value="1252" table:style-name="ce1">
            <text:p>1252</text:p>
          </table:table-cell>
          <table:table-cell office:value-type="float" office:value="1.27536" table:style-name="ce1">
            <text:p>1.27536</text:p>
          </table:table-cell>
          <table:table-cell office:value-type="float" office:value="-1.5677000000000001" table:style-name="ce1">
            <text:p>-1.5677</text:p>
          </table:table-cell>
          <table:table-cell office:value-type="float" office:value="1.9781099999999999E-2" table:style-name="ce1">
            <text:p>0.0197811</text:p>
          </table:table-cell>
          <table:table-cell table:style-name="ce1"/>
          <table:table-cell office:value-type="float" office:value="223" table:style-name="ce1">
            <text:p>223</text:p>
          </table:table-cell>
          <table:table-cell office:value-type="float" office:value="1287" table:style-name="ce1">
            <text:p>1287</text:p>
          </table:table-cell>
          <table:table-cell office:value-type="float" office:value="692" table:style-name="ce1">
            <text:p>692</text:p>
          </table:table-cell>
          <table:table-cell office:value-type="float" office:value="-1.80332" table:style-name="ce1">
            <text:p>-1.80332</text:p>
          </table:table-cell>
          <table:table-cell office:value-type="float" office:value="-1.3977200000000001" table:style-name="ce1">
            <text:p>-1.39772</text:p>
          </table:table-cell>
          <table:table-cell office:value-type="float" office:value="2.3464800000000001E-2" table:style-name="ce1">
            <text:p>0.0234648</text:p>
          </table:table-cell>
          <table:table-cell table:style-name="ce1"/>
          <table:table-cell office:value-type="float" office:value="223" table:style-name="ce1">
            <text:p>223</text:p>
          </table:table-cell>
          <table:table-cell office:value-type="float" office:value="1319" table:style-name="ce1">
            <text:p>1319</text:p>
          </table:table-cell>
          <table:table-cell office:value-type="float" office:value="1784" table:style-name="ce1">
            <text:p>1784</text:p>
          </table:table-cell>
          <table:table-cell office:value-type="float" office:value="4.2010800000000001" table:style-name="ce1">
            <text:p>4.20108</text:p>
          </table:table-cell>
          <table:table-cell office:value-type="float" office:value="-1.63706" table:style-name="ce1">
            <text:p>-1.63706</text:p>
          </table:table-cell>
          <table:table-cell office:value-type="float" office:value="1.49687E-2" table:style-name="ce1">
            <text:p>0.0149687</text:p>
          </table:table-cell>
          <table:table-cell table:style-name="ce1"/>
          <table:table-cell office:value-type="float" office:value="223" table:style-name="ce1">
            <text:p>223</text:p>
          </table:table-cell>
          <table:table-cell office:value-type="float" office:value="575" table:style-name="ce1">
            <text:p>575</text:p>
          </table:table-cell>
          <table:table-cell office:value-type="float" office:value="87" table:style-name="ce1">
            <text:p>87</text:p>
          </table:table-cell>
          <table:table-cell office:value-type="float" office:value="-5.0897699999999997" table:style-name="ce1">
            <text:p>-5.08977</text:p>
          </table:table-cell>
          <table:table-cell office:value-type="float" office:value="2.55315" table:style-name="ce1">
            <text:p>2.55315</text:p>
          </table:table-cell>
          <table:table-cell office:value-type="float" office:value="-2.6243499999999999E-2" table:style-name="ce1">
            <text:p>-0.0262435</text:p>
          </table:table-cell>
          <table:table-cell table:style-name="ce1"/>
          <table:table-cell office:value-type="float" office:value="223" table:style-name="ce1">
            <text:p>223</text:p>
          </table:table-cell>
          <table:table-cell office:value-type="float" office:value="1292" table:style-name="ce1">
            <text:p>1292</text:p>
          </table:table-cell>
          <table:table-cell office:value-type="float" office:value="387" table:style-name="ce1">
            <text:p>387</text:p>
          </table:table-cell>
          <table:table-cell office:value-type="float" office:value="-3.4811800000000002" table:style-name="ce1">
            <text:p>-3.48118</text:p>
          </table:table-cell>
          <table:table-cell office:value-type="float" office:value="-1.4075299999999999" table:style-name="ce1">
            <text:p>-1.40753</text:p>
          </table:table-cell>
          <table:table-cell office:value-type="float" office:value="2.6930200000000001E-2" table:style-name="ce1">
            <text:p>0.0269302</text:p>
          </table:table-cell>
          <table:table-cell table:number-columns-repeated="16350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1315" table:style-name="ce1">
            <text:p>1315</text:p>
          </table:table-cell>
          <table:table-cell office:value-type="float" office:value="1252" table:style-name="ce1">
            <text:p>1252</text:p>
          </table:table-cell>
          <table:table-cell office:value-type="float" office:value="1.27519" table:style-name="ce1">
            <text:p>1.27519</text:p>
          </table:table-cell>
          <table:table-cell office:value-type="float" office:value="-1.5842000000000001" table:style-name="ce1">
            <text:p>-1.5842</text:p>
          </table:table-cell>
          <table:table-cell office:value-type="float" office:value="2.0016200000000001E-2" table:style-name="ce1">
            <text:p>0.0200162</text:p>
          </table:table-cell>
          <table:table-cell table:style-name="ce1"/>
          <table:table-cell office:value-type="float" office:value="224" table:style-name="ce1">
            <text:p>224</text:p>
          </table:table-cell>
          <table:table-cell office:value-type="float" office:value="1243" table:style-name="ce1">
            <text:p>1243</text:p>
          </table:table-cell>
          <table:table-cell office:value-type="float" office:value="843" table:style-name="ce1">
            <text:p>843</text:p>
          </table:table-cell>
          <table:table-cell office:value-type="float" office:value="-0.97023899999999996" table:style-name="ce1">
            <text:p>-0.970239</text:p>
          </table:table-cell>
          <table:table-cell office:value-type="float" office:value="-1.1645000000000001" table:style-name="ce1">
            <text:p>-1.1645</text:p>
          </table:table-cell>
          <table:table-cell office:value-type="float" office:value="1.8494500000000001E-2" table:style-name="ce1">
            <text:p>0.0184945</text:p>
          </table:table-cell>
          <table:table-cell table:style-name="ce1"/>
          <table:table-cell office:value-type="float" office:value="224" table:style-name="ce1">
            <text:p>224</text:p>
          </table:table-cell>
          <table:table-cell office:value-type="float" office:value="1319" table:style-name="ce1">
            <text:p>1319</text:p>
          </table:table-cell>
          <table:table-cell office:value-type="float" office:value="1751" table:style-name="ce1">
            <text:p>1751</text:p>
          </table:table-cell>
          <table:table-cell office:value-type="float" office:value="4.0195800000000004" table:style-name="ce1">
            <text:p>4.01958</text:p>
          </table:table-cell>
          <table:table-cell office:value-type="float" office:value="-1.6351500000000001" table:style-name="ce1">
            <text:p>-1.63515</text:p>
          </table:table-cell>
          <table:table-cell office:value-type="float" office:value="1.5301199999999999E-2" table:style-name="ce1">
            <text:p>0.0153012</text:p>
          </table:table-cell>
          <table:table-cell table:style-name="ce1"/>
          <table:table-cell office:value-type="float" office:value="224" table:style-name="ce1">
            <text:p>224</text:p>
          </table:table-cell>
          <table:table-cell office:value-type="float" office:value="1224" table:style-name="ce1">
            <text:p>1224</text:p>
          </table:table-cell>
          <table:table-cell office:value-type="float" office:value="747" table:style-name="ce1">
            <text:p>747</text:p>
          </table:table-cell>
          <table:table-cell office:value-type="float" office:value="-1.49716" table:style-name="ce1">
            <text:p>-1.49716</text:p>
          </table:table-cell>
          <table:table-cell office:value-type="float" office:value="-1.05443" table:style-name="ce1">
            <text:p>-1.05443</text:p>
          </table:table-cell>
          <table:table-cell office:value-type="float" office:value="1.7972800000000001E-2" table:style-name="ce1">
            <text:p>0.0179728</text:p>
          </table:table-cell>
          <table:table-cell table:style-name="ce1"/>
          <table:table-cell office:value-type="float" office:value="224" table:style-name="ce1">
            <text:p>224</text:p>
          </table:table-cell>
          <table:table-cell office:value-type="float" office:value="1176" table:style-name="ce1">
            <text:p>1176</text:p>
          </table:table-cell>
          <table:table-cell office:value-type="float" office:value="632" table:style-name="ce1">
            <text:p>632</text:p>
          </table:table-cell>
          <table:table-cell office:value-type="float" office:value="-2.1269100000000001" table:style-name="ce1">
            <text:p>-2.12691</text:p>
          </table:table-cell>
          <table:table-cell office:value-type="float" office:value="-0.78377799999999997" table:style-name="ce1">
            <text:p>-0.783778</text:p>
          </table:table-cell>
          <table:table-cell office:value-type="float" office:value="1.5369499999999999E-2" table:style-name="ce1">
            <text:p>0.0153695</text:p>
          </table:table-cell>
          <table:table-cell table:number-columns-repeated="16350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319" table:style-name="ce1">
            <text:p>1319</text:p>
          </table:table-cell>
          <table:table-cell office:value-type="float" office:value="1251" table:style-name="ce1">
            <text:p>1251</text:p>
          </table:table-cell>
          <table:table-cell office:value-type="float" office:value="1.26946" table:style-name="ce1">
            <text:p>1.26946</text:p>
          </table:table-cell>
          <table:table-cell office:value-type="float" office:value="-1.6061399999999999" table:style-name="ce1">
            <text:p>-1.60614</text:p>
          </table:table-cell>
          <table:table-cell office:value-type="float" office:value="2.0339800000000002E-2" table:style-name="ce1">
            <text:p>0.0203398</text:p>
          </table:table-cell>
          <table:table-cell table:style-name="ce1"/>
          <table:table-cell office:value-type="float" office:value="225" table:style-name="ce1">
            <text:p>225</text:p>
          </table:table-cell>
          <table:table-cell office:value-type="float" office:value="1276" table:style-name="ce1">
            <text:p>1276</text:p>
          </table:table-cell>
          <table:table-cell office:value-type="float" office:value="760" table:style-name="ce1">
            <text:p>760</text:p>
          </table:table-cell>
          <table:table-cell office:value-type="float" office:value="-1.4286700000000001" table:style-name="ce1">
            <text:p>-1.42867</text:p>
          </table:table-cell>
          <table:table-cell office:value-type="float" office:value="-1.34117" table:style-name="ce1">
            <text:p>-1.34117</text:p>
          </table:table-cell>
          <table:table-cell office:value-type="float" office:value="2.19174E-2" table:style-name="ce1">
            <text:p>0.0219174</text:p>
          </table:table-cell>
          <table:table-cell table:style-name="ce1"/>
          <table:table-cell office:value-type="float" office:value="225" table:style-name="ce1">
            <text:p>225</text:p>
          </table:table-cell>
          <table:table-cell office:value-type="float" office:value="1388" table:style-name="ce1">
            <text:p>1388</text:p>
          </table:table-cell>
          <table:table-cell office:value-type="float" office:value="1672" table:style-name="ce1">
            <text:p>1672</text:p>
          </table:table-cell>
          <table:table-cell office:value-type="float" office:value="3.58107" table:style-name="ce1">
            <text:p>3.58107</text:p>
          </table:table-cell>
          <table:table-cell office:value-type="float" office:value="-2.01004" table:style-name="ce1">
            <text:p>-2.01004</text:p>
          </table:table-cell>
          <table:table-cell office:value-type="float" office:value="2.1505400000000001E-2" table:style-name="ce1">
            <text:p>0.0215054</text:p>
          </table:table-cell>
          <table:table-cell table:style-name="ce1"/>
          <table:table-cell office:value-type="float" office:value="225" table:style-name="ce1">
            <text:p>225</text:p>
          </table:table-cell>
          <table:table-cell office:value-type="float" office:value="1367" table:style-name="ce1">
            <text:p>1367</text:p>
          </table:table-cell>
          <table:table-cell office:value-type="float" office:value="863" table:style-name="ce1">
            <text:p>863</text:p>
          </table:table-cell>
          <table:table-cell office:value-type="float" office:value="-0.86740899999999999" table:style-name="ce1">
            <text:p>-0.867409</text:p>
          </table:table-cell>
          <table:table-cell office:value-type="float" office:value="-1.84762" table:style-name="ce1">
            <text:p>-1.84762</text:p>
          </table:table-cell>
          <table:table-cell office:value-type="float" office:value="2.80118E-2" table:style-name="ce1">
            <text:p>0.0280118</text:p>
          </table:table-cell>
          <table:table-cell table:style-name="ce1"/>
          <table:table-cell office:value-type="float" office:value="225" table:style-name="ce1">
            <text:p>225</text:p>
          </table:table-cell>
          <table:table-cell office:value-type="float" office:value="1204" table:style-name="ce1">
            <text:p>1204</text:p>
          </table:table-cell>
          <table:table-cell office:value-type="float" office:value="395" table:style-name="ce1">
            <text:p>395</text:p>
          </table:table-cell>
          <table:table-cell office:value-type="float" office:value="-3.4320900000000001" table:style-name="ce1">
            <text:p>-3.43209</text:p>
          </table:table-cell>
          <table:table-cell office:value-type="float" office:value="-0.92402099999999998" table:style-name="ce1">
            <text:p>-0.924021</text:p>
          </table:table-cell>
          <table:table-cell office:value-type="float" office:value="1.9952399999999999E-2" table:style-name="ce1">
            <text:p>0.0199524</text:p>
          </table:table-cell>
          <table:table-cell table:number-columns-repeated="16350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1323" table:style-name="ce1">
            <text:p>1323</text:p>
          </table:table-cell>
          <table:table-cell office:value-type="float" office:value="1251" table:style-name="ce1">
            <text:p>1251</text:p>
          </table:table-cell>
          <table:table-cell office:value-type="float" office:value="1.2692300000000001" table:style-name="ce1">
            <text:p>1.26923</text:p>
          </table:table-cell>
          <table:table-cell office:value-type="float" office:value="-1.6281399999999999" table:style-name="ce1">
            <text:p>-1.62814</text:p>
          </table:table-cell>
          <table:table-cell office:value-type="float" office:value="2.0653299999999999E-2" table:style-name="ce1">
            <text:p>0.0206533</text:p>
          </table:table-cell>
          <table:table-cell table:style-name="ce1"/>
          <table:table-cell office:value-type="float" office:value="226" table:style-name="ce1">
            <text:p>226</text:p>
          </table:table-cell>
          <table:table-cell office:value-type="float" office:value="1364" table:style-name="ce1">
            <text:p>1364</text:p>
          </table:table-cell>
          <table:table-cell office:value-type="float" office:value="1768" table:style-name="ce1">
            <text:p>1768</text:p>
          </table:table-cell>
          <table:table-cell office:value-type="float" office:value="4.1104799999999999" table:style-name="ce1">
            <text:p>4.11048</text:p>
          </table:table-cell>
          <table:table-cell office:value-type="float" office:value="-1.8836200000000001" table:style-name="ce1">
            <text:p>-1.88362</text:p>
          </table:table-cell>
          <table:table-cell office:value-type="float" office:value="1.8656900000000001E-2" table:style-name="ce1">
            <text:p>0.0186569</text:p>
          </table:table-cell>
          <table:table-cell table:style-name="ce1"/>
          <table:table-cell office:value-type="float" office:value="226" table:style-name="ce1">
            <text:p>226</text:p>
          </table:table-cell>
          <table:table-cell office:value-type="float" office:value="1292" table:style-name="ce1">
            <text:p>1292</text:p>
          </table:table-cell>
          <table:table-cell office:value-type="float" office:value="684" table:style-name="ce1">
            <text:p>684</text:p>
          </table:table-cell>
          <table:table-cell office:value-type="float" office:value="-1.84761" table:style-name="ce1">
            <text:p>-1.84761</text:p>
          </table:table-cell>
          <table:table-cell office:value-type="float" office:value="-1.42476" table:style-name="ce1">
            <text:p>-1.42476</text:p>
          </table:table-cell>
          <table:table-cell office:value-type="float" office:value="2.3937300000000002E-2" table:style-name="ce1">
            <text:p>0.0239373</text:p>
          </table:table-cell>
          <table:table-cell table:style-name="ce1"/>
          <table:table-cell office:value-type="float" office:value="226" table:style-name="ce1">
            <text:p>226</text:p>
          </table:table-cell>
          <table:table-cell office:value-type="float" office:value="559" table:style-name="ce1">
            <text:p>559</text:p>
          </table:table-cell>
          <table:table-cell office:value-type="float" office:value="80" table:style-name="ce1">
            <text:p>80</text:p>
          </table:table-cell>
          <table:table-cell office:value-type="float" office:value="-5.1273400000000002" table:style-name="ce1">
            <text:p>-5.12734</text:p>
          </table:table-cell>
          <table:table-cell office:value-type="float" office:value="2.6415500000000001" table:style-name="ce1">
            <text:p>2.64155</text:p>
          </table:table-cell>
          <table:table-cell office:value-type="float" office:value="-2.7427E-2" table:style-name="ce1">
            <text:p>-0.027427</text:p>
          </table:table-cell>
          <table:table-cell table:style-name="ce1"/>
          <table:table-cell office:value-type="float" office:value="226" table:style-name="ce1">
            <text:p>226</text:p>
          </table:table-cell>
          <table:table-cell office:value-type="float" office:value="1272" table:style-name="ce1">
            <text:p>1272</text:p>
          </table:table-cell>
          <table:table-cell office:value-type="float" office:value="396" table:style-name="ce1">
            <text:p>396</text:p>
          </table:table-cell>
          <table:table-cell office:value-type="float" office:value="-3.43052" table:style-name="ce1">
            <text:p>-3.43052</text:p>
          </table:table-cell>
          <table:table-cell office:value-type="float" office:value="-1.29806" table:style-name="ce1">
            <text:p>-1.29806</text:p>
          </table:table-cell>
          <table:table-cell office:value-type="float" office:value="2.5271999999999999E-2" table:style-name="ce1">
            <text:p>0.025272</text:p>
          </table:table-cell>
          <table:table-cell table:number-columns-repeated="16350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324" table:style-name="ce1">
            <text:p>1324</text:p>
          </table:table-cell>
          <table:table-cell office:value-type="float" office:value="1240" table:style-name="ce1">
            <text:p>1240</text:p>
          </table:table-cell>
          <table:table-cell office:value-type="float" office:value="1.2086699999999999" table:style-name="ce1">
            <text:p>1.20867</text:p>
          </table:table-cell>
          <table:table-cell office:value-type="float" office:value="-1.633" table:style-name="ce1">
            <text:p>-1.633</text:p>
          </table:table-cell>
          <table:table-cell office:value-type="float" office:value="2.08425E-2" table:style-name="ce1">
            <text:p>0.0208425</text:p>
          </table:table-cell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1251" table:style-name="ce1">
            <text:p>1251</text:p>
          </table:table-cell>
          <table:table-cell office:value-type="float" office:value="775" table:style-name="ce1">
            <text:p>775</text:p>
          </table:table-cell>
          <table:table-cell office:value-type="float" office:value="-1.3447199999999999" table:style-name="ce1">
            <text:p>-1.34472</text:p>
          </table:table-cell>
          <table:table-cell office:value-type="float" office:value="-1.20455" table:style-name="ce1">
            <text:p>-1.20455</text:p>
          </table:table-cell>
          <table:table-cell office:value-type="float" office:value="1.9806799999999999E-2" table:style-name="ce1">
            <text:p>0.0198068</text:p>
          </table:table-cell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1375" table:style-name="ce1">
            <text:p>1375</text:p>
          </table:table-cell>
          <table:table-cell office:value-type="float" office:value="1711" table:style-name="ce1">
            <text:p>1711</text:p>
          </table:table-cell>
          <table:table-cell office:value-type="float" office:value="3.7963300000000002" table:style-name="ce1">
            <text:p>3.79633</text:p>
          </table:table-cell>
          <table:table-cell office:value-type="float" office:value="-1.9408099999999999" table:style-name="ce1">
            <text:p>-1.94081</text:p>
          </table:table-cell>
          <table:table-cell office:value-type="float" office:value="2.00935E-2" table:style-name="ce1">
            <text:p>0.0200935</text:p>
          </table:table-cell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1180" table:style-name="ce1">
            <text:p>1180</text:p>
          </table:table-cell>
          <table:table-cell office:value-type="float" office:value="391" table:style-name="ce1">
            <text:p>391</text:p>
          </table:table-cell>
          <table:table-cell office:value-type="float" office:value="-3.4527000000000001" table:style-name="ce1">
            <text:p>-3.4527</text:p>
          </table:table-cell>
          <table:table-cell office:value-type="float" office:value="-0.79179600000000006" table:style-name="ce1">
            <text:p>-0.791796</text:p>
          </table:table-cell>
          <table:table-cell office:value-type="float" office:value="1.8111599999999999E-2" table:style-name="ce1">
            <text:p>0.0181116</text:p>
          </table:table-cell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1179" table:style-name="ce1">
            <text:p>1179</text:p>
          </table:table-cell>
          <table:table-cell office:value-type="float" office:value="399" table:style-name="ce1">
            <text:p>399</text:p>
          </table:table-cell>
          <table:table-cell office:value-type="float" office:value="-3.4086400000000001" table:style-name="ce1">
            <text:p>-3.40864</text:p>
          </table:table-cell>
          <table:table-cell office:value-type="float" office:value="-0.78676000000000001" table:style-name="ce1">
            <text:p>-0.78676</text:p>
          </table:table-cell>
          <table:table-cell office:value-type="float" office:value="1.7952599999999999E-2" table:style-name="ce1">
            <text:p>0.0179526</text:p>
          </table:table-cell>
          <table:table-cell table:number-columns-repeated="16350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332" table:style-name="ce1">
            <text:p>1332</text:p>
          </table:table-cell>
          <table:table-cell office:value-type="float" office:value="1255" table:style-name="ce1">
            <text:p>1255</text:p>
          </table:table-cell>
          <table:table-cell office:value-type="float" office:value="1.29071" table:style-name="ce1">
            <text:p>1.29071</text:p>
          </table:table-cell>
          <table:table-cell office:value-type="float" office:value="-1.67787" table:style-name="ce1">
            <text:p>-1.67787</text:p>
          </table:table-cell>
          <table:table-cell office:value-type="float" office:value="2.1318400000000001E-2" table:style-name="ce1">
            <text:p>0.0213184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office:value-type="float" office:value="1279" table:style-name="ce1">
            <text:p>1279</text:p>
          </table:table-cell>
          <table:table-cell office:value-type="float" office:value="768" table:style-name="ce1">
            <text:p>768</text:p>
          </table:table-cell>
          <table:table-cell office:value-type="float" office:value="-1.3848400000000001" table:style-name="ce1">
            <text:p>-1.38484</text:p>
          </table:table-cell>
          <table:table-cell office:value-type="float" office:value="-1.3581300000000001" table:style-name="ce1">
            <text:p>-1.35813</text:p>
          </table:table-cell>
          <table:table-cell office:value-type="float" office:value="2.2071899999999998E-2" table:style-name="ce1">
            <text:p>0.0220719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office:value-type="float" office:value="1339" table:style-name="ce1">
            <text:p>1339</text:p>
          </table:table-cell>
          <table:table-cell office:value-type="float" office:value="1831" table:style-name="ce1">
            <text:p>1831</text:p>
          </table:table-cell>
          <table:table-cell office:value-type="float" office:value="4.4584400000000004" table:style-name="ce1">
            <text:p>4.45844</text:p>
          </table:table-cell>
          <table:table-cell office:value-type="float" office:value="-1.7497799999999999" table:style-name="ce1">
            <text:p>-1.74978</text:p>
          </table:table-cell>
          <table:table-cell office:value-type="float" office:value="1.60626E-2" table:style-name="ce1">
            <text:p>0.0160626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office:value-type="float" office:value="1192" table:style-name="ce1">
            <text:p>1192</text:p>
          </table:table-cell>
          <table:table-cell office:value-type="float" office:value="515" table:style-name="ce1">
            <text:p>515</text:p>
          </table:table-cell>
          <table:table-cell office:value-type="float" office:value="-2.7713700000000001" table:style-name="ce1">
            <text:p>-2.77137</text:p>
          </table:table-cell>
          <table:table-cell office:value-type="float" office:value="-0.86498600000000003" table:style-name="ce1">
            <text:p>-0.864986</text:p>
          </table:table-cell>
          <table:table-cell office:value-type="float" office:value="1.7802599999999998E-2" table:style-name="ce1">
            <text:p>0.0178026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office:value-type="float" office:value="1163" table:style-name="ce1">
            <text:p>1163</text:p>
          </table:table-cell>
          <table:table-cell office:value-type="float" office:value="379" table:style-name="ce1">
            <text:p>379</text:p>
          </table:table-cell>
          <table:table-cell office:value-type="float" office:value="-3.5177200000000002" table:style-name="ce1">
            <text:p>-3.51772</text:p>
          </table:table-cell>
          <table:table-cell office:value-type="float" office:value="-0.69760500000000003" table:style-name="ce1">
            <text:p>-0.697605</text:p>
          </table:table-cell>
          <table:table-cell office:value-type="float" office:value="1.6900100000000001E-2" table:style-name="ce1">
            <text:p>0.0169001</text:p>
          </table:table-cell>
          <table:table-cell table:number-columns-repeated="16350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1331" table:style-name="ce1">
            <text:p>1331</text:p>
          </table:table-cell>
          <table:table-cell office:value-type="float" office:value="1247" table:style-name="ce1">
            <text:p>1247</text:p>
          </table:table-cell>
          <table:table-cell office:value-type="float" office:value="1.2467600000000001" table:style-name="ce1">
            <text:p>1.24676</text:p>
          </table:table-cell>
          <table:table-cell office:value-type="float" office:value="-1.67191" table:style-name="ce1">
            <text:p>-1.67191</text:p>
          </table:table-cell>
          <table:table-cell office:value-type="float" office:value="2.1320599999999999E-2" table:style-name="ce1">
            <text:p>0.0213206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1428" table:style-name="ce1">
            <text:p>1428</text:p>
          </table:table-cell>
          <table:table-cell office:value-type="float" office:value="1751" table:style-name="ce1">
            <text:p>1751</text:p>
          </table:table-cell>
          <table:table-cell office:value-type="float" office:value="4.0132700000000003" table:style-name="ce1">
            <text:p>4.01327</text:p>
          </table:table-cell>
          <table:table-cell office:value-type="float" office:value="-2.23461" table:style-name="ce1">
            <text:p>-2.23461</text:p>
          </table:table-cell>
          <table:table-cell office:value-type="float" office:value="2.3844400000000002E-2" table:style-name="ce1">
            <text:p>0.0238444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1232" table:style-name="ce1">
            <text:p>1232</text:p>
          </table:table-cell>
          <table:table-cell office:value-type="float" office:value="724" table:style-name="ce1">
            <text:p>724</text:p>
          </table:table-cell>
          <table:table-cell office:value-type="float" office:value="-1.6241300000000001" table:style-name="ce1">
            <text:p>-1.62413</text:p>
          </table:table-cell>
          <table:table-cell office:value-type="float" office:value="-1.0971" table:style-name="ce1">
            <text:p>-1.0971</text:p>
          </table:table-cell>
          <table:table-cell office:value-type="float" office:value="1.88316E-2" table:style-name="ce1">
            <text:p>0.0188316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1195" table:style-name="ce1">
            <text:p>1195</text:p>
          </table:table-cell>
          <table:table-cell office:value-type="float" office:value="576" table:style-name="ce1">
            <text:p>576</text:p>
          </table:table-cell>
          <table:table-cell office:value-type="float" office:value="-2.4360200000000001" table:style-name="ce1">
            <text:p>-2.43602</text:p>
          </table:table-cell>
          <table:table-cell office:value-type="float" office:value="-0.885023" table:style-name="ce1">
            <text:p>-0.885023</text:p>
          </table:table-cell>
          <table:table-cell office:value-type="float" office:value="1.7423000000000001E-2" table:style-name="ce1">
            <text:p>0.017423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1156" table:style-name="ce1">
            <text:p>1156</text:p>
          </table:table-cell>
          <table:table-cell office:value-type="float" office:value="387" table:style-name="ce1">
            <text:p>387</text:p>
          </table:table-cell>
          <table:table-cell office:value-type="float" office:value="-3.4733100000000001" table:style-name="ce1">
            <text:p>-3.47331</text:p>
          </table:table-cell>
          <table:table-cell office:value-type="float" office:value="-0.65957200000000005" table:style-name="ce1">
            <text:p>-0.659572</text:p>
          </table:table-cell>
          <table:table-cell office:value-type="float" office:value="1.6270799999999998E-2" table:style-name="ce1">
            <text:p>0.0162708</text:p>
          </table:table-cell>
          <table:table-cell table:number-columns-repeated="16350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1336" table:style-name="ce1">
            <text:p>1336</text:p>
          </table:table-cell>
          <table:table-cell office:value-type="float" office:value="1252" table:style-name="ce1">
            <text:p>1252</text:p>
          </table:table-cell>
          <table:table-cell office:value-type="float" office:value="1.2739799999999999" table:style-name="ce1">
            <text:p>1.27398</text:p>
          </table:table-cell>
          <table:table-cell office:value-type="float" office:value="-1.6996899999999999" table:style-name="ce1">
            <text:p>-1.69969</text:p>
          </table:table-cell>
          <table:table-cell office:value-type="float" office:value="2.16621E-2" table:style-name="ce1">
            <text:p>0.0216621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1300" table:style-name="ce1">
            <text:p>1300</text:p>
          </table:table-cell>
          <table:table-cell office:value-type="float" office:value="735" table:style-name="ce1">
            <text:p>735</text:p>
          </table:table-cell>
          <table:table-cell office:value-type="float" office:value="-1.5675600000000001" table:style-name="ce1">
            <text:p>-1.56756</text:p>
          </table:table-cell>
          <table:table-cell office:value-type="float" office:value="-1.4717100000000001" table:style-name="ce1">
            <text:p>-1.47171</text:p>
          </table:table-cell>
          <table:table-cell office:value-type="float" office:value="2.40504E-2" table:style-name="ce1">
            <text:p>0.0240504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1404" table:style-name="ce1">
            <text:p>1404</text:p>
          </table:table-cell>
          <table:table-cell office:value-type="float" office:value="1788" table:style-name="ce1">
            <text:p>1788</text:p>
          </table:table-cell>
          <table:table-cell office:value-type="float" office:value="4.2181699999999998" table:style-name="ce1">
            <text:p>4.21817</text:p>
          </table:table-cell>
          <table:table-cell office:value-type="float" office:value="-2.1047699999999998" table:style-name="ce1">
            <text:p>-2.10477</text:p>
          </table:table-cell>
          <table:table-cell office:value-type="float" office:value="2.1590499999999999E-2" table:style-name="ce1">
            <text:p>0.0215905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1195" table:style-name="ce1">
            <text:p>1195</text:p>
          </table:table-cell>
          <table:table-cell office:value-type="float" office:value="532" table:style-name="ce1">
            <text:p>532</text:p>
          </table:table-cell>
          <table:table-cell office:value-type="float" office:value="-2.6780300000000001" table:style-name="ce1">
            <text:p>-2.67803</text:p>
          </table:table-cell>
          <table:table-cell office:value-type="float" office:value="-0.88247100000000001" table:style-name="ce1">
            <text:p>-0.882471</text:p>
          </table:table-cell>
          <table:table-cell office:value-type="float" office:value="1.7866400000000001E-2" table:style-name="ce1">
            <text:p>0.0178664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1135" table:style-name="ce1">
            <text:p>1135</text:p>
          </table:table-cell>
          <table:table-cell office:value-type="float" office:value="288" table:style-name="ce1">
            <text:p>288</text:p>
          </table:table-cell>
          <table:table-cell office:value-type="float" office:value="-4.0166199999999996" table:style-name="ce1">
            <text:p>-4.01662</text:p>
          </table:table-cell>
          <table:table-cell office:value-type="float" office:value="-0.53833500000000001" table:style-name="ce1">
            <text:p>-0.538335</text:p>
          </table:table-cell>
          <table:table-cell office:value-type="float" office:value="1.5622499999999999E-2" table:style-name="ce1">
            <text:p>0.0156225</text:p>
          </table:table-cell>
          <table:table-cell table:number-columns-repeated="16350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1340" table:style-name="ce1">
            <text:p>1340</text:p>
          </table:table-cell>
          <table:table-cell office:value-type="float" office:value="1256" table:style-name="ce1">
            <text:p>1256</text:p>
          </table:table-cell>
          <table:table-cell office:value-type="float" office:value="1.29575" table:style-name="ce1">
            <text:p>1.29575</text:p>
          </table:table-cell>
          <table:table-cell office:value-type="float" office:value="-1.7219199999999999" table:style-name="ce1">
            <text:p>-1.72192</text:p>
          </table:table-cell>
          <table:table-cell office:value-type="float" office:value="2.1935300000000001E-2" table:style-name="ce1">
            <text:p>0.0219353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1324" table:style-name="ce1">
            <text:p>1324</text:p>
          </table:table-cell>
          <table:table-cell office:value-type="float" office:value="791" table:style-name="ce1">
            <text:p>791</text:p>
          </table:table-cell>
          <table:table-cell office:value-type="float" office:value="-1.2609399999999999" table:style-name="ce1">
            <text:p>-1.26094</text:p>
          </table:table-cell>
          <table:table-cell office:value-type="float" office:value="-1.6069500000000001" table:style-name="ce1">
            <text:p>-1.60695</text:p>
          </table:table-cell>
          <table:table-cell office:value-type="float" office:value="2.5367199999999999E-2" table:style-name="ce1">
            <text:p>0.0253672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1392" table:style-name="ce1">
            <text:p>1392</text:p>
          </table:table-cell>
          <table:table-cell office:value-type="float" office:value="1711" table:style-name="ce1">
            <text:p>1711</text:p>
          </table:table-cell>
          <table:table-cell office:value-type="float" office:value="3.7953399999999999" table:style-name="ce1">
            <text:p>3.79534</text:p>
          </table:table-cell>
          <table:table-cell office:value-type="float" office:value="-2.0343" table:style-name="ce1">
            <text:p>-2.0343</text:p>
          </table:table-cell>
          <table:table-cell office:value-type="float" office:value="2.1425900000000001E-2" table:style-name="ce1">
            <text:p>0.0214259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1243" table:style-name="ce1">
            <text:p>1243</text:p>
          </table:table-cell>
          <table:table-cell office:value-type="float" office:value="832" table:style-name="ce1">
            <text:p>832</text:p>
          </table:table-cell>
          <table:table-cell office:value-type="float" office:value="-1.03074" table:style-name="ce1">
            <text:p>-1.03074</text:p>
          </table:table-cell>
          <table:table-cell office:value-type="float" office:value="-1.1638599999999999" table:style-name="ce1">
            <text:p>-1.16386</text:p>
          </table:table-cell>
          <table:table-cell office:value-type="float" office:value="1.8605400000000001E-2" table:style-name="ce1">
            <text:p>0.0186054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1348" table:style-name="ce1">
            <text:p>1348</text:p>
          </table:table-cell>
          <table:table-cell office:value-type="float" office:value="395" table:style-name="ce1">
            <text:p>395</text:p>
          </table:table-cell>
          <table:table-cell office:value-type="float" office:value="-3.44042" table:style-name="ce1">
            <text:p>-3.44042</text:p>
          </table:table-cell>
          <table:table-cell office:value-type="float" office:value="-1.7159800000000001" table:style-name="ce1">
            <text:p>-1.71598</text:p>
          </table:table-cell>
          <table:table-cell office:value-type="float" office:value="3.1238800000000001E-2" table:style-name="ce1">
            <text:p>0.0312388</text:p>
          </table:table-cell>
          <table:table-cell table:number-columns-repeated="16350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1343" table:style-name="ce1">
            <text:p>1343</text:p>
          </table:table-cell>
          <table:table-cell office:value-type="float" office:value="1248" table:style-name="ce1">
            <text:p>1248</text:p>
          </table:table-cell>
          <table:table-cell office:value-type="float" office:value="1.2515700000000001" table:style-name="ce1">
            <text:p>1.25157</text:p>
          </table:table-cell>
          <table:table-cell office:value-type="float" office:value="-1.7379599999999999" table:style-name="ce1">
            <text:p>-1.73796</text:p>
          </table:table-cell>
          <table:table-cell office:value-type="float" office:value="2.2251099999999999E-2" table:style-name="ce1">
            <text:p>0.0222511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1283" table:style-name="ce1">
            <text:p>1283</text:p>
          </table:table-cell>
          <table:table-cell office:value-type="float" office:value="807" table:style-name="ce1">
            <text:p>807</text:p>
          </table:table-cell>
          <table:table-cell office:value-type="float" office:value="-1.17056" table:style-name="ce1">
            <text:p>-1.17056</text:p>
          </table:table-cell>
          <table:table-cell office:value-type="float" office:value="-1.3824000000000001" table:style-name="ce1">
            <text:p>-1.3824</text:p>
          </table:table-cell>
          <table:table-cell office:value-type="float" office:value="2.1992399999999999E-2" table:style-name="ce1">
            <text:p>0.0219924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1287" table:style-name="ce1">
            <text:p>1287</text:p>
          </table:table-cell>
          <table:table-cell office:value-type="float" office:value="795" table:style-name="ce1">
            <text:p>795</text:p>
          </table:table-cell>
          <table:table-cell office:value-type="float" office:value="-1.2367999999999999" table:style-name="ce1">
            <text:p>-1.2368</text:p>
          </table:table-cell>
          <table:table-cell office:value-type="float" office:value="-1.4036999999999999" table:style-name="ce1">
            <text:p>-1.4037</text:p>
          </table:table-cell>
          <table:table-cell office:value-type="float" office:value="2.24269E-2" table:style-name="ce1">
            <text:p>0.0224269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1188" table:style-name="ce1">
            <text:p>1188</text:p>
          </table:table-cell>
          <table:table-cell office:value-type="float" office:value="676" table:style-name="ce1">
            <text:p>676</text:p>
          </table:table-cell>
          <table:table-cell office:value-type="float" office:value="-1.8855999999999999" table:style-name="ce1">
            <text:p>-1.8856</text:p>
          </table:table-cell>
          <table:table-cell office:value-type="float" office:value="-0.85232600000000003" table:style-name="ce1">
            <text:p>-0.852326</text:p>
          </table:table-cell>
          <table:table-cell office:value-type="float" office:value="1.5866600000000002E-2" table:style-name="ce1">
            <text:p>0.0158666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1444" table:style-name="ce1">
            <text:p>1444</text:p>
          </table:table-cell>
          <table:table-cell office:value-type="float" office:value="1716" table:style-name="ce1">
            <text:p>1716</text:p>
          </table:table-cell>
          <table:table-cell office:value-type="float" office:value="3.8198400000000001" table:style-name="ce1">
            <text:p>3.81984</text:p>
          </table:table-cell>
          <table:table-cell office:value-type="float" office:value="-2.3205800000000001" table:style-name="ce1">
            <text:p>-2.32058</text:p>
          </table:table-cell>
          <table:table-cell office:value-type="float" office:value="2.5451100000000001E-2" table:style-name="ce1">
            <text:p>0.0254511</text:p>
          </table:table-cell>
          <table:table-cell table:number-columns-repeated="16350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1352" table:style-name="ce1">
            <text:p>1352</text:p>
          </table:table-cell>
          <table:table-cell office:value-type="float" office:value="1259" table:style-name="ce1">
            <text:p>1259</text:p>
          </table:table-cell>
          <table:table-cell office:value-type="float" office:value="1.31155" table:style-name="ce1">
            <text:p>1.31155</text:p>
          </table:table-cell>
          <table:table-cell office:value-type="float" office:value="-1.78809" table:style-name="ce1">
            <text:p>-1.78809</text:p>
          </table:table-cell>
          <table:table-cell office:value-type="float" office:value="2.2845600000000001E-2" table:style-name="ce1">
            <text:p>0.0228456</text:p>
          </table:table-cell>
          <table:table-cell table:style-name="ce1"/>
          <table:table-cell office:value-type="float" office:value="233" table:style-name="ce1">
            <text:p>233</text:p>
          </table:table-cell>
          <table:table-cell office:value-type="float" office:value="1399" table:style-name="ce1">
            <text:p>1399</text:p>
          </table:table-cell>
          <table:table-cell office:value-type="float" office:value="1744" table:style-name="ce1">
            <text:p>1744</text:p>
          </table:table-cell>
          <table:table-cell office:value-type="float" office:value="3.9764499999999998" table:style-name="ce1">
            <text:p>3.97645</text:p>
          </table:table-cell>
          <table:table-cell office:value-type="float" office:value="-2.0747100000000001" table:style-name="ce1">
            <text:p>-2.07471</text:p>
          </table:table-cell>
          <table:table-cell office:value-type="float" office:value="2.1642000000000002E-2" table:style-name="ce1">
            <text:p>0.021642</text:p>
          </table:table-cell>
          <table:table-cell table:style-name="ce1"/>
          <table:table-cell office:value-type="float" office:value="233" table:style-name="ce1">
            <text:p>233</text:p>
          </table:table-cell>
          <table:table-cell office:value-type="float" office:value="1259" table:style-name="ce1">
            <text:p>1259</text:p>
          </table:table-cell>
          <table:table-cell office:value-type="float" office:value="736" table:style-name="ce1">
            <text:p>736</text:p>
          </table:table-cell>
          <table:table-cell office:value-type="float" office:value="-1.55969" table:style-name="ce1">
            <text:p>-1.55969</text:p>
          </table:table-cell>
          <table:table-cell office:value-type="float" office:value="-1.2462800000000001" table:style-name="ce1">
            <text:p>-1.24628</text:p>
          </table:table-cell>
          <table:table-cell office:value-type="float" office:value="2.0826799999999999E-2" table:style-name="ce1">
            <text:p>0.0208268</text:p>
          </table:table-cell>
          <table:table-cell table:style-name="ce1"/>
          <table:table-cell office:value-type="float" office:value="233" table:style-name="ce1">
            <text:p>233</text:p>
          </table:table-cell>
          <table:table-cell office:value-type="float" office:value="1212" table:style-name="ce1">
            <text:p>1212</text:p>
          </table:table-cell>
          <table:table-cell office:value-type="float" office:value="352" table:style-name="ce1">
            <text:p>352</text:p>
          </table:table-cell>
          <table:table-cell office:value-type="float" office:value="-3.66906" table:style-name="ce1">
            <text:p>-3.66906</text:p>
          </table:table-cell>
          <table:table-cell office:value-type="float" office:value="-0.96552400000000005" table:style-name="ce1">
            <text:p>-0.965524</text:p>
          </table:table-cell>
          <table:table-cell office:value-type="float" office:value="2.1012699999999999E-2" table:style-name="ce1">
            <text:p>0.0210127</text:p>
          </table:table-cell>
          <table:table-cell table:style-name="ce1"/>
          <table:table-cell office:value-type="float" office:value="233" table:style-name="ce1">
            <text:p>233</text:p>
          </table:table-cell>
          <table:table-cell office:value-type="float" office:value="1195" table:style-name="ce1">
            <text:p>1195</text:p>
          </table:table-cell>
          <table:table-cell office:value-type="float" office:value="304" table:style-name="ce1">
            <text:p>304</text:p>
          </table:table-cell>
          <table:table-cell office:value-type="float" office:value="-3.9320900000000001" table:style-name="ce1">
            <text:p>-3.93209</text:p>
          </table:table-cell>
          <table:table-cell office:value-type="float" office:value="-0.86924500000000005" table:style-name="ce1">
            <text:p>-0.869245</text:p>
          </table:table-cell>
          <table:table-cell office:value-type="float" office:value="2.0164000000000001E-2" table:style-name="ce1">
            <text:p>0.020164</text:p>
          </table:table-cell>
          <table:table-cell table:number-columns-repeated="16350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1351" table:style-name="ce1">
            <text:p>1351</text:p>
          </table:table-cell>
          <table:table-cell office:value-type="float" office:value="1256" table:style-name="ce1">
            <text:p>1256</text:p>
          </table:table-cell>
          <table:table-cell office:value-type="float" office:value="1.29511" table:style-name="ce1">
            <text:p>1.29511</text:p>
          </table:table-cell>
          <table:table-cell office:value-type="float" office:value="-1.7824199999999999" table:style-name="ce1">
            <text:p>-1.78242</text:p>
          </table:table-cell>
          <table:table-cell office:value-type="float" office:value="2.2797499999999998E-2" table:style-name="ce1">
            <text:p>0.0227975</text:p>
          </table:table-cell>
          <table:table-cell table:style-name="ce1"/>
          <table:table-cell office:value-type="float" office:value="234" table:style-name="ce1">
            <text:p>234</text:p>
          </table:table-cell>
          <table:table-cell office:value-type="float" office:value="1340" table:style-name="ce1">
            <text:p>1340</text:p>
          </table:table-cell>
          <table:table-cell office:value-type="float" office:value="803" table:style-name="ce1">
            <text:p>803</text:p>
          </table:table-cell>
          <table:table-cell office:value-type="float" office:value="-1.1958599999999999" table:style-name="ce1">
            <text:p>-1.19586</text:p>
          </table:table-cell>
          <table:table-cell office:value-type="float" office:value="-1.6956500000000001" table:style-name="ce1">
            <text:p>-1.69565</text:p>
          </table:table-cell>
          <table:table-cell office:value-type="float" office:value="2.6500300000000001E-2" table:style-name="ce1">
            <text:p>0.0265003</text:p>
          </table:table-cell>
          <table:table-cell table:style-name="ce1"/>
          <table:table-cell office:value-type="float" office:value="234" table:style-name="ce1">
            <text:p>234</text:p>
          </table:table-cell>
          <table:table-cell office:value-type="float" office:value="1340" table:style-name="ce1">
            <text:p>1340</text:p>
          </table:table-cell>
          <table:table-cell office:value-type="float" office:value="787" table:style-name="ce1">
            <text:p>787</text:p>
          </table:table-cell>
          <table:table-cell office:value-type="float" office:value="-1.28386" table:style-name="ce1">
            <text:p>-1.28386</text:p>
          </table:table-cell>
          <table:table-cell office:value-type="float" office:value="-1.69472" table:style-name="ce1">
            <text:p>-1.69472</text:p>
          </table:table-cell>
          <table:table-cell office:value-type="float" office:value="2.6661500000000001E-2" table:style-name="ce1">
            <text:p>0.0266615</text:p>
          </table:table-cell>
          <table:table-cell table:style-name="ce1"/>
          <table:table-cell office:value-type="float" office:value="234" table:style-name="ce1">
            <text:p>234</text:p>
          </table:table-cell>
          <table:table-cell office:value-type="float" office:value="1376" table:style-name="ce1">
            <text:p>1376</text:p>
          </table:table-cell>
          <table:table-cell office:value-type="float" office:value="1767" table:style-name="ce1">
            <text:p>1767</text:p>
          </table:table-cell>
          <table:table-cell office:value-type="float" office:value="4.1042800000000002" table:style-name="ce1">
            <text:p>4.10428</text:p>
          </table:table-cell>
          <table:table-cell office:value-type="float" office:value="-1.94956" table:style-name="ce1">
            <text:p>-1.94956</text:p>
          </table:table-cell>
          <table:table-cell office:value-type="float" office:value="1.96075E-2" table:style-name="ce1">
            <text:p>0.0196075</text:p>
          </table:table-cell>
          <table:table-cell table:style-name="ce1"/>
          <table:table-cell office:value-type="float" office:value="234" table:style-name="ce1">
            <text:p>234</text:p>
          </table:table-cell>
          <table:table-cell office:value-type="float" office:value="1196" table:style-name="ce1">
            <text:p>1196</text:p>
          </table:table-cell>
          <table:table-cell office:value-type="float" office:value="456" table:style-name="ce1">
            <text:p>456</text:p>
          </table:table-cell>
          <table:table-cell office:value-type="float" office:value="-3.0961099999999999" table:style-name="ce1">
            <text:p>-3.09611</text:p>
          </table:table-cell>
          <table:table-cell office:value-type="float" office:value="-0.88356199999999996" table:style-name="ce1">
            <text:p>-0.883562</text:p>
          </table:table-cell>
          <table:table-cell office:value-type="float" office:value="1.8710600000000001E-2" table:style-name="ce1">
            <text:p>0.0187106</text:p>
          </table:table-cell>
          <table:table-cell table:number-columns-repeated="16350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1355" table:style-name="ce1">
            <text:p>1355</text:p>
          </table:table-cell>
          <table:table-cell office:value-type="float" office:value="1255" table:style-name="ce1">
            <text:p>1255</text:p>
          </table:table-cell>
          <table:table-cell office:value-type="float" office:value="1.28938" table:style-name="ce1">
            <text:p>1.28938</text:p>
          </table:table-cell>
          <table:table-cell office:value-type="float" office:value="-1.80436" table:style-name="ce1">
            <text:p>-1.80436</text:p>
          </table:table-cell>
          <table:table-cell office:value-type="float" office:value="2.3121099999999999E-2" table:style-name="ce1">
            <text:p>0.0231211</text:p>
          </table:table-cell>
          <table:table-cell table:style-name="ce1"/>
          <table:table-cell office:value-type="float" office:value="235" table:style-name="ce1">
            <text:p>235</text:p>
          </table:table-cell>
          <table:table-cell office:value-type="float" office:value="1408" table:style-name="ce1">
            <text:p>1408</text:p>
          </table:table-cell>
          <table:table-cell office:value-type="float" office:value="1739" table:style-name="ce1">
            <text:p>1739</text:p>
          </table:table-cell>
          <table:table-cell office:value-type="float" office:value="3.94842" table:style-name="ce1">
            <text:p>3.94842</text:p>
          </table:table-cell>
          <table:table-cell office:value-type="float" office:value="-2.12392" table:style-name="ce1">
            <text:p>-2.12392</text:p>
          </table:table-cell>
          <table:table-cell office:value-type="float" office:value="2.2397799999999999E-2" table:style-name="ce1">
            <text:p>0.0223978</text:p>
          </table:table-cell>
          <table:table-cell table:style-name="ce1"/>
          <table:table-cell office:value-type="float" office:value="235" table:style-name="ce1">
            <text:p>235</text:p>
          </table:table-cell>
          <table:table-cell office:value-type="float" office:value="1295" table:style-name="ce1">
            <text:p>1295</text:p>
          </table:table-cell>
          <table:table-cell office:value-type="float" office:value="779" table:style-name="ce1">
            <text:p>779</text:p>
          </table:table-cell>
          <table:table-cell office:value-type="float" office:value="-1.3252600000000001" table:style-name="ce1">
            <text:p>-1.32526</text:p>
          </table:table-cell>
          <table:table-cell office:value-type="float" office:value="-1.4467699999999999" table:style-name="ce1">
            <text:p>-1.44677</text:p>
          </table:table-cell>
          <table:table-cell office:value-type="float" office:value="2.3215099999999999E-2" table:style-name="ce1">
            <text:p>0.0232151</text:p>
          </table:table-cell>
          <table:table-cell table:style-name="ce1"/>
          <table:table-cell office:value-type="float" office:value="235" table:style-name="ce1">
            <text:p>235</text:p>
          </table:table-cell>
          <table:table-cell office:value-type="float" office:value="1231" table:style-name="ce1">
            <text:p>1231</text:p>
          </table:table-cell>
          <table:table-cell office:value-type="float" office:value="295" table:style-name="ce1">
            <text:p>295</text:p>
          </table:table-cell>
          <table:table-cell office:value-type="float" office:value="-3.98367" table:style-name="ce1">
            <text:p>-3.98367</text:p>
          </table:table-cell>
          <table:table-cell office:value-type="float" office:value="-1.06671" table:style-name="ce1">
            <text:p>-1.06671</text:p>
          </table:table-cell>
          <table:table-cell office:value-type="float" office:value="2.3076300000000001E-2" table:style-name="ce1">
            <text:p>0.0230763</text:p>
          </table:table-cell>
          <table:table-cell table:number-columns-repeated="16357" table:style-name="ce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1359" table:style-name="ce1">
            <text:p>1359</text:p>
          </table:table-cell>
          <table:table-cell office:value-type="float" office:value="1256" table:style-name="ce1">
            <text:p>1256</text:p>
          </table:table-cell>
          <table:table-cell office:value-type="float" office:value="1.2946500000000001" table:style-name="ce1">
            <text:p>1.29465</text:p>
          </table:table-cell>
          <table:table-cell office:value-type="float" office:value="-1.8264199999999999" table:style-name="ce1">
            <text:p>-1.82642</text:p>
          </table:table-cell>
          <table:table-cell office:value-type="float" office:value="2.3424500000000001E-2" table:style-name="ce1">
            <text:p>0.0234245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float" office:value="1328" table:style-name="ce1">
            <text:p>1328</text:p>
          </table:table-cell>
          <table:table-cell office:value-type="float" office:value="780" table:style-name="ce1">
            <text:p>780</text:p>
          </table:table-cell>
          <table:table-cell office:value-type="float" office:value="-1.3216699999999999" table:style-name="ce1">
            <text:p>-1.32167</text:p>
          </table:table-cell>
          <table:table-cell office:value-type="float" office:value="-1.62832" table:style-name="ce1">
            <text:p>-1.62832</text:p>
          </table:table-cell>
          <table:table-cell office:value-type="float" office:value="2.5791499999999998E-2" table:style-name="ce1">
            <text:p>0.0257915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float" office:value="1255" table:style-name="ce1">
            <text:p>1255</text:p>
          </table:table-cell>
          <table:table-cell office:value-type="float" office:value="800" table:style-name="ce1">
            <text:p>800</text:p>
          </table:table-cell>
          <table:table-cell office:value-type="float" office:value="-1.2074400000000001" table:style-name="ce1">
            <text:p>-1.20744</text:p>
          </table:table-cell>
          <table:table-cell office:value-type="float" office:value="-1.228" table:style-name="ce1">
            <text:p>-1.228</text:p>
          </table:table-cell>
          <table:table-cell office:value-type="float" office:value="1.9868400000000001E-2" table:style-name="ce1">
            <text:p>0.0198684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float" office:value="1423" table:style-name="ce1">
            <text:p>1423</text:p>
          </table:table-cell>
          <table:table-cell office:value-type="float" office:value="1816" table:style-name="ce1">
            <text:p>1816</text:p>
          </table:table-cell>
          <table:table-cell office:value-type="float" office:value="4.3710699999999996" table:style-name="ce1">
            <text:p>4.37107</text:p>
          </table:table-cell>
          <table:table-cell office:value-type="float" office:value="-2.21088" table:style-name="ce1">
            <text:p>-2.21088</text:p>
          </table:table-cell>
          <table:table-cell office:value-type="float" office:value="2.2797499999999998E-2" table:style-name="ce1">
            <text:p>0.0227975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float" office:value="1280" table:style-name="ce1">
            <text:p>1280</text:p>
          </table:table-cell>
          <table:table-cell office:value-type="float" office:value="379" table:style-name="ce1">
            <text:p>379</text:p>
          </table:table-cell>
          <table:table-cell office:value-type="float" office:value="-3.5244900000000001" table:style-name="ce1">
            <text:p>-3.52449</text:p>
          </table:table-cell>
          <table:table-cell office:value-type="float" office:value="-1.34107" table:style-name="ce1">
            <text:p>-1.34107</text:p>
          </table:table-cell>
          <table:table-cell office:value-type="float" office:value="2.6070300000000001E-2" table:style-name="ce1">
            <text:p>0.0260703</text:p>
          </table:table-cell>
          <table:table-cell table:number-columns-repeated="16350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1364" table:style-name="ce1">
            <text:p>1364</text:p>
          </table:table-cell>
          <table:table-cell office:value-type="float" office:value="1263" table:style-name="ce1">
            <text:p>1263</text:p>
          </table:table-cell>
          <table:table-cell office:value-type="float" office:value="1.3328599999999999" table:style-name="ce1">
            <text:p>1.33286</text:p>
          </table:table-cell>
          <table:table-cell office:value-type="float" office:value="-1.85432" table:style-name="ce1">
            <text:p>-1.85432</text:p>
          </table:table-cell>
          <table:table-cell office:value-type="float" office:value="2.37459E-2" table:style-name="ce1">
            <text:p>0.0237459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1288" table:style-name="ce1">
            <text:p>1288</text:p>
          </table:table-cell>
          <table:table-cell office:value-type="float" office:value="792" table:style-name="ce1">
            <text:p>792</text:p>
          </table:table-cell>
          <table:table-cell office:value-type="float" office:value="-1.25335" table:style-name="ce1">
            <text:p>-1.25335</text:p>
          </table:table-cell>
          <table:table-cell office:value-type="float" office:value="-1.4090199999999999" table:style-name="ce1">
            <text:p>-1.40902</text:p>
          </table:table-cell>
          <table:table-cell office:value-type="float" office:value="2.25355E-2" table:style-name="ce1">
            <text:p>0.0225355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1443" table:style-name="ce1">
            <text:p>1443</text:p>
          </table:table-cell>
          <table:table-cell office:value-type="float" office:value="1740" table:style-name="ce1">
            <text:p>1740</text:p>
          </table:table-cell>
          <table:table-cell office:value-type="float" office:value="3.9519000000000002" table:style-name="ce1">
            <text:p>3.9519</text:p>
          </table:table-cell>
          <table:table-cell office:value-type="float" office:value="-2.3164699999999998" table:style-name="ce1">
            <text:p>-2.31647</text:p>
          </table:table-cell>
          <table:table-cell office:value-type="float" office:value="2.5130900000000001E-2" table:style-name="ce1">
            <text:p>0.0251309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1224" table:style-name="ce1">
            <text:p>1224</text:p>
          </table:table-cell>
          <table:table-cell office:value-type="float" office:value="392" table:style-name="ce1">
            <text:p>392</text:p>
          </table:table-cell>
          <table:table-cell office:value-type="float" office:value="-3.4497499999999999" table:style-name="ce1">
            <text:p>-3.44975</text:p>
          </table:table-cell>
          <table:table-cell office:value-type="float" office:value="-1.0338400000000001" table:style-name="ce1">
            <text:p>-1.03384</text:p>
          </table:table-cell>
          <table:table-cell office:value-type="float" office:value="2.1550099999999999E-2" table:style-name="ce1">
            <text:p>0.0215501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572" table:style-name="ce1">
            <text:p>572</text:p>
          </table:table-cell>
          <table:table-cell office:value-type="float" office:value="75" table:style-name="ce1">
            <text:p>75</text:p>
          </table:table-cell>
          <table:table-cell office:value-type="float" office:value="-5.1555900000000001" table:style-name="ce1">
            <text:p>-5.15559</text:p>
          </table:table-cell>
          <table:table-cell office:value-type="float" office:value="2.5703399999999998" table:style-name="ce1">
            <text:p>2.57034</text:p>
          </table:table-cell>
          <table:table-cell office:value-type="float" office:value="-2.6357700000000001E-2" table:style-name="ce1">
            <text:p>-0.0263577</text:p>
          </table:table-cell>
          <table:table-cell table:number-columns-repeated="16350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1368" table:style-name="ce1">
            <text:p>1368</text:p>
          </table:table-cell>
          <table:table-cell office:value-type="float" office:value="1264" table:style-name="ce1">
            <text:p>1264</text:p>
          </table:table-cell>
          <table:table-cell office:value-type="float" office:value="1.33813" table:style-name="ce1">
            <text:p>1.33813</text:p>
          </table:table-cell>
          <table:table-cell office:value-type="float" office:value="-1.8763799999999999" table:style-name="ce1">
            <text:p>-1.87638</text:p>
          </table:table-cell>
          <table:table-cell office:value-type="float" office:value="2.4049299999999999E-2" table:style-name="ce1">
            <text:p>0.0240493</text:p>
          </table:table-cell>
          <table:table-cell table:style-name="ce1"/>
          <table:table-cell office:value-type="float" office:value="238" table:style-name="ce1">
            <text:p>238</text:p>
          </table:table-cell>
          <table:table-cell office:value-type="float" office:value="1347" table:style-name="ce1">
            <text:p>1347</text:p>
          </table:table-cell>
          <table:table-cell office:value-type="float" office:value="776" table:style-name="ce1">
            <text:p>776</text:p>
          </table:table-cell>
          <table:table-cell office:value-type="float" office:value="-1.34477" table:style-name="ce1">
            <text:p>-1.34477</text:p>
          </table:table-cell>
          <table:table-cell office:value-type="float" office:value="-1.73258" table:style-name="ce1">
            <text:p>-1.73258</text:p>
          </table:table-cell>
          <table:table-cell office:value-type="float" office:value="2.7321000000000002E-2" table:style-name="ce1">
            <text:p>0.027321</text:p>
          </table:table-cell>
          <table:table-cell table:style-name="ce1"/>
          <table:table-cell office:value-type="float" office:value="238" table:style-name="ce1">
            <text:p>238</text:p>
          </table:table-cell>
          <table:table-cell office:value-type="float" office:value="1411" table:style-name="ce1">
            <text:p>1411</text:p>
          </table:table-cell>
          <table:table-cell office:value-type="float" office:value="1724" table:style-name="ce1">
            <text:p>1724</text:p>
          </table:table-cell>
          <table:table-cell office:value-type="float" office:value="3.8657499999999998" table:style-name="ce1">
            <text:p>3.86575</text:p>
          </table:table-cell>
          <table:table-cell office:value-type="float" office:value="-2.1395499999999998" table:style-name="ce1">
            <text:p>-2.13955</text:p>
          </table:table-cell>
          <table:table-cell office:value-type="float" office:value="2.2784100000000002E-2" table:style-name="ce1">
            <text:p>0.0227841</text:p>
          </table:table-cell>
          <table:table-cell table:style-name="ce1"/>
          <table:table-cell office:value-type="float" office:value="238" table:style-name="ce1">
            <text:p>238</text:p>
          </table:table-cell>
          <table:table-cell office:value-type="float" office:value="1191" table:style-name="ce1">
            <text:p>1191</text:p>
          </table:table-cell>
          <table:table-cell office:value-type="float" office:value="476" table:style-name="ce1">
            <text:p>476</text:p>
          </table:table-cell>
          <table:table-cell office:value-type="float" office:value="-2.9858199999999999" table:style-name="ce1">
            <text:p>-2.98582</text:p>
          </table:table-cell>
          <table:table-cell office:value-type="float" office:value="-0.85722299999999996" table:style-name="ce1">
            <text:p>-0.857223</text:p>
          </table:table-cell>
          <table:table-cell office:value-type="float" office:value="1.81172E-2" table:style-name="ce1">
            <text:p>0.0181172</text:p>
          </table:table-cell>
          <table:table-cell table:style-name="ce1"/>
          <table:table-cell office:value-type="float" office:value="238" table:style-name="ce1">
            <text:p>238</text:p>
          </table:table-cell>
          <table:table-cell office:value-type="float" office:value="1304" table:style-name="ce1">
            <text:p>1304</text:p>
          </table:table-cell>
          <table:table-cell office:value-type="float" office:value="316" table:style-name="ce1">
            <text:p>316</text:p>
          </table:table-cell>
          <table:table-cell office:value-type="float" office:value="-3.8723900000000002" table:style-name="ce1">
            <text:p>-3.87239</text:p>
          </table:table-cell>
          <table:table-cell office:value-type="float" office:value="-1.4694100000000001" table:style-name="ce1">
            <text:p>-1.46941</text:p>
          </table:table-cell>
          <table:table-cell office:value-type="float" office:value="2.8586199999999999E-2" table:style-name="ce1">
            <text:p>0.0285862</text:p>
          </table:table-cell>
          <table:table-cell table:number-columns-repeated="16350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1372" table:style-name="ce1">
            <text:p>1372</text:p>
          </table:table-cell>
          <table:table-cell office:value-type="float" office:value="1268" table:style-name="ce1">
            <text:p>1268</text:p>
          </table:table-cell>
          <table:table-cell office:value-type="float" office:value="1.3599000000000001" table:style-name="ce1">
            <text:p>1.3599</text:p>
          </table:table-cell>
          <table:table-cell office:value-type="float" office:value="-1.8986099999999999" table:style-name="ce1">
            <text:p>-1.89861</text:p>
          </table:table-cell>
          <table:table-cell office:value-type="float" office:value="2.43225E-2" table:style-name="ce1">
            <text:p>0.0243225</text:p>
          </table:table-cell>
          <table:table-cell table:style-name="ce1"/>
          <table:table-cell office:value-type="float" office:value="239" table:style-name="ce1">
            <text:p>239</text:p>
          </table:table-cell>
          <table:table-cell office:value-type="float" office:value="1292" table:style-name="ce1">
            <text:p>1292</text:p>
          </table:table-cell>
          <table:table-cell office:value-type="float" office:value="772" table:style-name="ce1">
            <text:p>772</text:p>
          </table:table-cell>
          <table:table-cell office:value-type="float" office:value="-1.3635900000000001" table:style-name="ce1">
            <text:p>-1.36359</text:p>
          </table:table-cell>
          <table:table-cell office:value-type="float" office:value="-1.4298599999999999" table:style-name="ce1">
            <text:p>-1.42986</text:p>
          </table:table-cell>
          <table:table-cell office:value-type="float" office:value="2.3050500000000002E-2" table:style-name="ce1">
            <text:p>0.0230505</text:p>
          </table:table-cell>
          <table:table-cell table:style-name="ce1"/>
          <table:table-cell office:value-type="float" office:value="239" table:style-name="ce1">
            <text:p>239</text:p>
          </table:table-cell>
          <table:table-cell office:value-type="float" office:value="1383" table:style-name="ce1">
            <text:p>1383</text:p>
          </table:table-cell>
          <table:table-cell office:value-type="float" office:value="1772" table:style-name="ce1">
            <text:p>1772</text:p>
          </table:table-cell>
          <table:table-cell office:value-type="float" office:value="4.1313800000000001" table:style-name="ce1">
            <text:p>4.13138</text:p>
          </table:table-cell>
          <table:table-cell office:value-type="float" office:value="-1.98834" table:style-name="ce1">
            <text:p>-1.98834</text:p>
          </table:table-cell>
          <table:table-cell office:value-type="float" office:value="2.01058E-2" table:style-name="ce1">
            <text:p>0.0201058</text:p>
          </table:table-cell>
          <table:table-cell table:style-name="ce1"/>
          <table:table-cell office:value-type="float" office:value="239" table:style-name="ce1">
            <text:p>239</text:p>
          </table:table-cell>
          <table:table-cell office:value-type="float" office:value="580" table:style-name="ce1">
            <text:p>580</text:p>
          </table:table-cell>
          <table:table-cell office:value-type="float" office:value="79" table:style-name="ce1">
            <text:p>79</text:p>
          </table:table-cell>
          <table:table-cell office:value-type="float" office:value="-5.1340599999999998" table:style-name="ce1">
            <text:p>-5.13406</text:p>
          </table:table-cell>
          <table:table-cell office:value-type="float" office:value="2.5261100000000001" table:style-name="ce1">
            <text:p>2.52611</text:p>
          </table:table-cell>
          <table:table-cell office:value-type="float" office:value="-2.5770999999999999E-2" table:style-name="ce1">
            <text:p>-0.025771</text:p>
          </table:table-cell>
          <table:table-cell table:style-name="ce1"/>
          <table:table-cell office:value-type="float" office:value="239" table:style-name="ce1">
            <text:p>239</text:p>
          </table:table-cell>
          <table:table-cell office:value-type="float" office:value="1211" table:style-name="ce1">
            <text:p>1211</text:p>
          </table:table-cell>
          <table:table-cell office:value-type="float" office:value="363" table:style-name="ce1">
            <text:p>363</text:p>
          </table:table-cell>
          <table:table-cell office:value-type="float" office:value="-3.6084999999999998" table:style-name="ce1">
            <text:p>-3.6085</text:p>
          </table:table-cell>
          <table:table-cell office:value-type="float" office:value="-0.96066200000000002" table:style-name="ce1">
            <text:p>-0.960662</text:p>
          </table:table-cell>
          <table:table-cell office:value-type="float" office:value="2.0823500000000002E-2" table:style-name="ce1">
            <text:p>0.0208235</text:p>
          </table:table-cell>
          <table:table-cell table:number-columns-repeated="16350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1376" table:style-name="ce1">
            <text:p>1376</text:p>
          </table:table-cell>
          <table:table-cell office:value-type="float" office:value="1263" table:style-name="ce1">
            <text:p>1263</text:p>
          </table:table-cell>
          <table:table-cell office:value-type="float" office:value="1.33216" table:style-name="ce1">
            <text:p>1.33216</text:p>
          </table:table-cell>
          <table:table-cell office:value-type="float" office:value="-1.92032" table:style-name="ce1">
            <text:p>-1.92032</text:p>
          </table:table-cell>
          <table:table-cell office:value-type="float" office:value="2.4686400000000001E-2" table:style-name="ce1">
            <text:p>0.0246864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1352" table:style-name="ce1">
            <text:p>1352</text:p>
          </table:table-cell>
          <table:table-cell office:value-type="float" office:value="832" table:style-name="ce1">
            <text:p>832</text:p>
          </table:table-cell>
          <table:table-cell office:value-type="float" office:value="-1.03705" table:style-name="ce1">
            <text:p>-1.03705</text:p>
          </table:table-cell>
          <table:table-cell office:value-type="float" office:value="-1.76332" table:style-name="ce1">
            <text:p>-1.76332</text:p>
          </table:table-cell>
          <table:table-cell office:value-type="float" office:value="2.7148599999999998E-2" table:style-name="ce1">
            <text:p>0.0271486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1351" table:style-name="ce1">
            <text:p>1351</text:p>
          </table:table-cell>
          <table:table-cell office:value-type="float" office:value="791" table:style-name="ce1">
            <text:p>791</text:p>
          </table:table-cell>
          <table:table-cell office:value-type="float" office:value="-1.2625" table:style-name="ce1">
            <text:p>-1.2625</text:p>
          </table:table-cell>
          <table:table-cell office:value-type="float" office:value="-1.75545" table:style-name="ce1">
            <text:p>-1.75545</text:p>
          </table:table-cell>
          <table:table-cell office:value-type="float" office:value="2.7483400000000002E-2" table:style-name="ce1">
            <text:p>0.0274834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1456" table:style-name="ce1">
            <text:p>1456</text:p>
          </table:table-cell>
          <table:table-cell office:value-type="float" office:value="1768" table:style-name="ce1">
            <text:p>1768</text:p>
          </table:table-cell>
          <table:table-cell office:value-type="float" office:value="4.1051500000000001" table:style-name="ce1">
            <text:p>4.10515</text:p>
          </table:table-cell>
          <table:table-cell office:value-type="float" office:value="-2.3895900000000001" table:style-name="ce1">
            <text:p>-2.38959</text:p>
          </table:table-cell>
          <table:table-cell office:value-type="float" office:value="2.58677E-2" table:style-name="ce1">
            <text:p>0.0258677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576" table:style-name="ce1">
            <text:p>576</text:p>
          </table:table-cell>
          <table:table-cell office:value-type="float" office:value="87" table:style-name="ce1">
            <text:p>87</text:p>
          </table:table-cell>
          <table:table-cell office:value-type="float" office:value="-5.0898199999999996" table:style-name="ce1">
            <text:p>-5.08982</text:p>
          </table:table-cell>
          <table:table-cell office:value-type="float" office:value="2.54765" table:style-name="ce1">
            <text:p>2.54765</text:p>
          </table:table-cell>
          <table:table-cell office:value-type="float" office:value="-2.61651E-2" table:style-name="ce1">
            <text:p>-0.0261651</text:p>
          </table:table-cell>
          <table:table-cell table:number-columns-repeated="16350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1379" table:style-name="ce1">
            <text:p>1379</text:p>
          </table:table-cell>
          <table:table-cell office:value-type="float" office:value="1267" table:style-name="ce1">
            <text:p>1267</text:p>
          </table:table-cell>
          <table:table-cell office:value-type="float" office:value="1.35399" table:style-name="ce1">
            <text:p>1.35399</text:p>
          </table:table-cell>
          <table:table-cell office:value-type="float" office:value="-1.9370499999999999" table:style-name="ce1">
            <text:p>-1.93705</text:p>
          </table:table-cell>
          <table:table-cell office:value-type="float" office:value="2.4881199999999999E-2" table:style-name="ce1">
            <text:p>0.0248812</text:p>
          </table:table-cell>
          <table:table-cell table:style-name="ce1"/>
          <table:table-cell office:value-type="float" office:value="241" table:style-name="ce1">
            <text:p>241</text:p>
          </table:table-cell>
          <table:table-cell office:value-type="float" office:value="1316" table:style-name="ce1">
            <text:p>1316</text:p>
          </table:table-cell>
          <table:table-cell office:value-type="float" office:value="879" table:style-name="ce1">
            <text:p>879</text:p>
          </table:table-cell>
          <table:table-cell office:value-type="float" office:value="-0.77645399999999998" table:style-name="ce1">
            <text:p>-0.776454</text:p>
          </table:table-cell>
          <table:table-cell office:value-type="float" office:value="-1.56806" table:style-name="ce1">
            <text:p>-1.56806</text:p>
          </table:table-cell>
          <table:table-cell office:value-type="float" office:value="2.3853300000000001E-2" table:style-name="ce1">
            <text:p>0.0238533</text:p>
          </table:table-cell>
          <table:table-cell table:style-name="ce1"/>
          <table:table-cell office:value-type="float" office:value="241" table:style-name="ce1">
            <text:p>241</text:p>
          </table:table-cell>
          <table:table-cell office:value-type="float" office:value="1292" table:style-name="ce1">
            <text:p>1292</text:p>
          </table:table-cell>
          <table:table-cell office:value-type="float" office:value="756" table:style-name="ce1">
            <text:p>756</text:p>
          </table:table-cell>
          <table:table-cell office:value-type="float" office:value="-1.4515899999999999" table:style-name="ce1">
            <text:p>-1.45159</text:p>
          </table:table-cell>
          <table:table-cell office:value-type="float" office:value="-1.42893" table:style-name="ce1">
            <text:p>-1.42893</text:p>
          </table:table-cell>
          <table:table-cell office:value-type="float" office:value="2.3211800000000001E-2" table:style-name="ce1">
            <text:p>0.0232118</text:p>
          </table:table-cell>
          <table:table-cell table:style-name="ce1"/>
          <table:table-cell office:value-type="float" office:value="241" table:style-name="ce1">
            <text:p>241</text:p>
          </table:table-cell>
          <table:table-cell office:value-type="float" office:value="1440" table:style-name="ce1">
            <text:p>1440</text:p>
          </table:table-cell>
          <table:table-cell office:value-type="float" office:value="1752" table:style-name="ce1">
            <text:p>1752</text:p>
          </table:table-cell>
          <table:table-cell office:value-type="float" office:value="4.0180800000000003" table:style-name="ce1">
            <text:p>4.01808</text:p>
          </table:table-cell>
          <table:table-cell office:value-type="float" office:value="-2.3006700000000002" table:style-name="ce1">
            <text:p>-2.30067</text:p>
          </table:table-cell>
          <table:table-cell office:value-type="float" office:value="2.4774899999999999E-2" table:style-name="ce1">
            <text:p>0.0247749</text:p>
          </table:table-cell>
          <table:table-cell table:style-name="ce1"/>
          <table:table-cell office:value-type="float" office:value="241" table:style-name="ce1">
            <text:p>241</text:p>
          </table:table-cell>
          <table:table-cell office:value-type="float" office:value="1251" table:style-name="ce1">
            <text:p>1251</text:p>
          </table:table-cell>
          <table:table-cell office:value-type="float" office:value="375" table:style-name="ce1">
            <text:p>375</text:p>
          </table:table-cell>
          <table:table-cell office:value-type="float" office:value="-3.54481" table:style-name="ce1">
            <text:p>-3.54481</text:p>
          </table:table-cell>
          <table:table-cell office:value-type="float" office:value="-1.1813499999999999" table:style-name="ce1">
            <text:p>-1.18135</text:p>
          </table:table-cell>
          <table:table-cell office:value-type="float" office:value="2.38377E-2" table:style-name="ce1">
            <text:p>0.0238377</text:p>
          </table:table-cell>
          <table:table-cell table:number-columns-repeated="16350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1384" table:style-name="ce1">
            <text:p>1384</text:p>
          </table:table-cell>
          <table:table-cell office:value-type="float" office:value="1267" table:style-name="ce1">
            <text:p>1267</text:p>
          </table:table-cell>
          <table:table-cell office:value-type="float" office:value="1.3536999999999999" table:style-name="ce1">
            <text:p>1.3537</text:p>
          </table:table-cell>
          <table:table-cell office:value-type="float" office:value="-1.96455" table:style-name="ce1">
            <text:p>-1.96455</text:p>
          </table:table-cell>
          <table:table-cell office:value-type="float" office:value="2.52731E-2" table:style-name="ce1">
            <text:p>0.0252731</text:p>
          </table:table-cell>
          <table:table-cell table:style-name="ce1"/>
          <table:table-cell office:value-type="float" office:value="242" table:style-name="ce1">
            <text:p>242</text:p>
          </table:table-cell>
          <table:table-cell office:value-type="float" office:value="1407" table:style-name="ce1">
            <text:p>1407</text:p>
          </table:table-cell>
          <table:table-cell office:value-type="float" office:value="1772" table:style-name="ce1">
            <text:p>1772</text:p>
          </table:table-cell>
          <table:table-cell office:value-type="float" office:value="4.1299900000000003" table:style-name="ce1">
            <text:p>4.12999</text:p>
          </table:table-cell>
          <table:table-cell office:value-type="float" office:value="-2.1203400000000001" table:style-name="ce1">
            <text:p>-2.12034</text:p>
          </table:table-cell>
          <table:table-cell office:value-type="float" office:value="2.1986800000000001E-2" table:style-name="ce1">
            <text:p>0.0219868</text:p>
          </table:table-cell>
          <table:table-cell table:style-name="ce1"/>
          <table:table-cell office:value-type="float" office:value="242" table:style-name="ce1">
            <text:p>242</text:p>
          </table:table-cell>
          <table:table-cell office:value-type="float" office:value="1348" table:style-name="ce1">
            <text:p>1348</text:p>
          </table:table-cell>
          <table:table-cell office:value-type="float" office:value="756" table:style-name="ce1">
            <text:p>756</text:p>
          </table:table-cell>
          <table:table-cell office:value-type="float" office:value="-1.4548300000000001" table:style-name="ce1">
            <text:p>-1.45483</text:p>
          </table:table-cell>
          <table:table-cell office:value-type="float" office:value="-1.73692" table:style-name="ce1">
            <text:p>-1.73692</text:p>
          </table:table-cell>
          <table:table-cell office:value-type="float" office:value="2.7600900000000001E-2" table:style-name="ce1">
            <text:p>0.0276009</text:p>
          </table:table-cell>
          <table:table-cell table:style-name="ce1"/>
          <table:table-cell office:value-type="float" office:value="242" table:style-name="ce1">
            <text:p>242</text:p>
          </table:table-cell>
          <table:table-cell office:value-type="float" office:value="1315" table:style-name="ce1">
            <text:p>1315</text:p>
          </table:table-cell>
          <table:table-cell office:value-type="float" office:value="339" table:style-name="ce1">
            <text:p>339</text:p>
          </table:table-cell>
          <table:table-cell office:value-type="float" office:value="-3.7465199999999999" table:style-name="ce1">
            <text:p>-3.74652</text:p>
          </table:table-cell>
          <table:table-cell office:value-type="float" office:value="-1.5312399999999999" table:style-name="ce1">
            <text:p>-1.53124</text:p>
          </table:table-cell>
          <table:table-cell office:value-type="float" office:value="2.9216599999999999E-2" table:style-name="ce1">
            <text:p>0.0292166</text:p>
          </table:table-cell>
          <table:table-cell table:number-columns-repeated="16357" table:style-name="ce1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1388" table:style-name="ce1">
            <text:p>1388</text:p>
          </table:table-cell>
          <table:table-cell office:value-type="float" office:value="1271" table:style-name="ce1">
            <text:p>1271</text:p>
          </table:table-cell>
          <table:table-cell office:value-type="float" office:value="1.37547" table:style-name="ce1">
            <text:p>1.37547</text:p>
          </table:table-cell>
          <table:table-cell office:value-type="float" office:value="-1.98678" table:style-name="ce1">
            <text:p>-1.98678</text:p>
          </table:table-cell>
          <table:table-cell office:value-type="float" office:value="2.5546300000000001E-2" table:style-name="ce1">
            <text:p>0.0255463</text:p>
          </table:table-cell>
          <table:table-cell table:style-name="ce1"/>
          <table:table-cell office:value-type="float" office:value="243" table:style-name="ce1">
            <text:p>243</text:p>
          </table:table-cell>
          <table:table-cell office:value-type="float" office:value="1355" table:style-name="ce1">
            <text:p>1355</text:p>
          </table:table-cell>
          <table:table-cell office:value-type="float" office:value="747" table:style-name="ce1">
            <text:p>747</text:p>
          </table:table-cell>
          <table:table-cell office:value-type="float" office:value="-1.50474" table:style-name="ce1">
            <text:p>-1.50474</text:p>
          </table:table-cell>
          <table:table-cell office:value-type="float" office:value="-1.7748900000000001" table:style-name="ce1">
            <text:p>-1.77489</text:p>
          </table:table-cell>
          <table:table-cell office:value-type="float" office:value="2.8240299999999999E-2" table:style-name="ce1">
            <text:p>0.0282403</text:p>
          </table:table-cell>
          <table:table-cell table:style-name="ce1"/>
          <table:table-cell office:value-type="float" office:value="243" table:style-name="ce1">
            <text:p>243</text:p>
          </table:table-cell>
          <table:table-cell office:value-type="float" office:value="1408" table:style-name="ce1">
            <text:p>1408</text:p>
          </table:table-cell>
          <table:table-cell office:value-type="float" office:value="1732" table:style-name="ce1">
            <text:p>1732</text:p>
          </table:table-cell>
          <table:table-cell office:value-type="float" office:value="3.9099200000000001" table:style-name="ce1">
            <text:p>3.90992</text:p>
          </table:table-cell>
          <table:table-cell office:value-type="float" office:value="-2.1235200000000001" table:style-name="ce1">
            <text:p>-2.12352</text:p>
          </table:table-cell>
          <table:table-cell office:value-type="float" office:value="2.24683E-2" table:style-name="ce1">
            <text:p>0.0224683</text:p>
          </table:table-cell>
          <table:table-cell table:style-name="ce1"/>
          <table:table-cell office:value-type="float" office:value="243" table:style-name="ce1">
            <text:p>243</text:p>
          </table:table-cell>
          <table:table-cell office:value-type="float" office:value="1436" table:style-name="ce1">
            <text:p>1436</text:p>
          </table:table-cell>
          <table:table-cell office:value-type="float" office:value="800" table:style-name="ce1">
            <text:p>800</text:p>
          </table:table-cell>
          <table:table-cell office:value-type="float" office:value="-1.2179199999999999" table:style-name="ce1">
            <text:p>-1.21792</text:p>
          </table:table-cell>
          <table:table-cell office:value-type="float" office:value="-2.2234400000000001" table:style-name="ce1">
            <text:p>-2.22344</text:p>
          </table:table-cell>
          <table:table-cell office:value-type="float" office:value="3.4054800000000003E-2" table:style-name="ce1">
            <text:p>0.0340548</text:p>
          </table:table-cell>
          <table:table-cell table:style-name="ce1"/>
          <table:table-cell office:value-type="float" office:value="243" table:style-name="ce1">
            <text:p>243</text:p>
          </table:table-cell>
          <table:table-cell office:value-type="float" office:value="1327" table:style-name="ce1">
            <text:p>1327</text:p>
          </table:table-cell>
          <table:table-cell office:value-type="float" office:value="375" table:style-name="ce1">
            <text:p>375</text:p>
          </table:table-cell>
          <table:table-cell office:value-type="float" office:value="-3.54921" table:style-name="ce1">
            <text:p>-3.54921</text:p>
          </table:table-cell>
          <table:table-cell office:value-type="float" office:value="-1.5993200000000001" table:style-name="ce1">
            <text:p>-1.59932</text:p>
          </table:table-cell>
          <table:table-cell office:value-type="float" office:value="2.9794399999999999E-2" table:style-name="ce1">
            <text:p>0.0297944</text:p>
          </table:table-cell>
          <table:table-cell table:number-columns-repeated="16350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1387" table:style-name="ce1">
            <text:p>1387</text:p>
          </table:table-cell>
          <table:table-cell office:value-type="float" office:value="1267" table:style-name="ce1">
            <text:p>1267</text:p>
          </table:table-cell>
          <table:table-cell office:value-type="float" office:value="1.3535299999999999" table:style-name="ce1">
            <text:p>1.35353</text:p>
          </table:table-cell>
          <table:table-cell office:value-type="float" office:value="-1.98105" table:style-name="ce1">
            <text:p>-1.98105</text:p>
          </table:table-cell>
          <table:table-cell office:value-type="float" office:value="2.5508200000000002E-2" table:style-name="ce1">
            <text:p>0.0255082</text:p>
          </table:table-cell>
          <table:table-cell table:style-name="ce1"/>
          <table:table-cell office:value-type="float" office:value="244" table:style-name="ce1">
            <text:p>244</text:p>
          </table:table-cell>
          <table:table-cell office:value-type="float" office:value="1368" table:style-name="ce1">
            <text:p>1368</text:p>
          </table:table-cell>
          <table:table-cell office:value-type="float" office:value="771" table:style-name="ce1">
            <text:p>771</text:p>
          </table:table-cell>
          <table:table-cell office:value-type="float" office:value="-1.3734900000000001" table:style-name="ce1">
            <text:p>-1.37349</text:p>
          </table:table-cell>
          <table:table-cell office:value-type="float" office:value="-1.84778" table:style-name="ce1">
            <text:p>-1.84778</text:p>
          </table:table-cell>
          <table:table-cell office:value-type="float" office:value="2.9017299999999999E-2" table:style-name="ce1">
            <text:p>0.0290173</text:p>
          </table:table-cell>
          <table:table-cell table:style-name="ce1"/>
          <table:table-cell office:value-type="float" office:value="244" table:style-name="ce1">
            <text:p>244</text:p>
          </table:table-cell>
          <table:table-cell office:value-type="float" office:value="1411" table:style-name="ce1">
            <text:p>1411</text:p>
          </table:table-cell>
          <table:table-cell office:value-type="float" office:value="1840" table:style-name="ce1">
            <text:p>1840</text:p>
          </table:table-cell>
          <table:table-cell office:value-type="float" office:value="4.5037700000000003" table:style-name="ce1">
            <text:p>4.50377</text:p>
          </table:table-cell>
          <table:table-cell office:value-type="float" office:value="-2.14628" table:style-name="ce1">
            <text:p>-2.14628</text:p>
          </table:table-cell>
          <table:table-cell office:value-type="float" office:value="2.1615100000000002E-2" table:style-name="ce1">
            <text:p>0.0216151</text:p>
          </table:table-cell>
          <table:table-cell table:style-name="ce1"/>
          <table:table-cell office:value-type="float" office:value="244" table:style-name="ce1">
            <text:p>244</text:p>
          </table:table-cell>
          <table:table-cell office:value-type="float" office:value="1340" table:style-name="ce1">
            <text:p>1340</text:p>
          </table:table-cell>
          <table:table-cell office:value-type="float" office:value="384" table:style-name="ce1">
            <text:p>384</text:p>
          </table:table-cell>
          <table:table-cell office:value-type="float" office:value="-3.5004599999999999" table:style-name="ce1">
            <text:p>-3.50046</text:p>
          </table:table-cell>
          <table:table-cell office:value-type="float" office:value="-1.67134" table:style-name="ce1">
            <text:p>-1.67134</text:p>
          </table:table-cell>
          <table:table-cell office:value-type="float" office:value="3.0722599999999999E-2" table:style-name="ce1">
            <text:p>0.0307226</text:p>
          </table:table-cell>
          <table:table-cell table:style-name="ce1"/>
          <table:table-cell office:value-type="float" office:value="244" table:style-name="ce1">
            <text:p>244</text:p>
          </table:table-cell>
          <table:table-cell office:value-type="float" office:value="583" table:style-name="ce1">
            <text:p>583</text:p>
          </table:table-cell>
          <table:table-cell office:value-type="float" office:value="88" table:style-name="ce1">
            <text:p>88</text:p>
          </table:table-cell>
          <table:table-cell office:value-type="float" office:value="-5.0847300000000004" table:style-name="ce1">
            <text:p>-5.08473</text:p>
          </table:table-cell>
          <table:table-cell office:value-type="float" office:value="2.50909" table:style-name="ce1">
            <text:p>2.50909</text:p>
          </table:table-cell>
          <table:table-cell office:value-type="float" office:value="-2.5626599999999999E-2" table:style-name="ce1">
            <text:p>-0.0256266</text:p>
          </table:table-cell>
          <table:table-cell table:number-columns-repeated="16350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1396" table:style-name="ce1">
            <text:p>1396</text:p>
          </table:table-cell>
          <table:table-cell office:value-type="float" office:value="1276" table:style-name="ce1">
            <text:p>1276</text:p>
          </table:table-cell>
          <table:table-cell office:value-type="float" office:value="1.4025099999999999" table:style-name="ce1">
            <text:p>1.40251</text:p>
          </table:table-cell>
          <table:table-cell office:value-type="float" office:value="-2.0310700000000002" table:style-name="ce1">
            <text:p>-2.03107</text:p>
          </table:table-cell>
          <table:table-cell office:value-type="float" office:value="2.6122900000000001E-2" table:style-name="ce1">
            <text:p>0.0261229</text:p>
          </table:table-cell>
          <table:table-cell table:style-name="ce1"/>
          <table:table-cell office:value-type="float" office:value="245" table:style-name="ce1">
            <text:p>245</text:p>
          </table:table-cell>
          <table:table-cell office:value-type="float" office:value="580" table:style-name="ce1">
            <text:p>580</text:p>
          </table:table-cell>
          <table:table-cell office:value-type="float" office:value="87" table:style-name="ce1">
            <text:p>87</text:p>
          </table:table-cell>
          <table:table-cell office:value-type="float" office:value="-5.0900499999999997" table:style-name="ce1">
            <text:p>-5.09005</text:p>
          </table:table-cell>
          <table:table-cell office:value-type="float" office:value="2.5256500000000002" table:style-name="ce1">
            <text:p>2.52565</text:p>
          </table:table-cell>
          <table:table-cell office:value-type="float" office:value="-2.5851599999999999E-2" table:style-name="ce1">
            <text:p>-0.0258516</text:p>
          </table:table-cell>
          <table:table-cell table:style-name="ce1"/>
          <table:table-cell office:value-type="float" office:value="245" table:style-name="ce1">
            <text:p>245</text:p>
          </table:table-cell>
          <table:table-cell office:value-type="float" office:value="1412" table:style-name="ce1">
            <text:p>1412</text:p>
          </table:table-cell>
          <table:table-cell office:value-type="float" office:value="731" table:style-name="ce1">
            <text:p>731</text:p>
          </table:table-cell>
          <table:table-cell office:value-type="float" office:value="-1.5960399999999999" table:style-name="ce1">
            <text:p>-1.59604</text:p>
          </table:table-cell>
          <table:table-cell office:value-type="float" office:value="-2.08745" table:style-name="ce1">
            <text:p>-2.08745</text:p>
          </table:table-cell>
          <table:table-cell office:value-type="float" office:value="3.2869000000000002E-2" table:style-name="ce1">
            <text:p>0.032869</text:p>
          </table:table-cell>
          <table:table-cell table:style-name="ce1"/>
          <table:table-cell office:value-type="float" office:value="245" table:style-name="ce1">
            <text:p>245</text:p>
          </table:table-cell>
          <table:table-cell office:value-type="float" office:value="1343" table:style-name="ce1">
            <text:p>1343</text:p>
          </table:table-cell>
          <table:table-cell office:value-type="float" office:value="1775" table:style-name="ce1">
            <text:p>1775</text:p>
          </table:table-cell>
          <table:table-cell office:value-type="float" office:value="4.1501900000000003" table:style-name="ce1">
            <text:p>4.15019</text:p>
          </table:table-cell>
          <table:table-cell office:value-type="float" office:value="-1.7685299999999999" table:style-name="ce1">
            <text:p>-1.76853</text:p>
          </table:table-cell>
          <table:table-cell office:value-type="float" office:value="1.6940400000000001E-2" table:style-name="ce1">
            <text:p>0.0169404</text:p>
          </table:table-cell>
          <table:table-cell table:style-name="ce1"/>
          <table:table-cell office:value-type="float" office:value="245" table:style-name="ce1">
            <text:p>245</text:p>
          </table:table-cell>
          <table:table-cell office:value-type="float" office:value="1279" table:style-name="ce1">
            <text:p>1279</text:p>
          </table:table-cell>
          <table:table-cell office:value-type="float" office:value="356" table:style-name="ce1">
            <text:p>356</text:p>
          </table:table-cell>
          <table:table-cell office:value-type="float" office:value="-3.6509399999999999" table:style-name="ce1">
            <text:p>-3.65094</text:p>
          </table:table-cell>
          <table:table-cell office:value-type="float" office:value="-1.33423" table:style-name="ce1">
            <text:p>-1.33423</text:p>
          </table:table-cell>
          <table:table-cell office:value-type="float" office:value="2.6223699999999999E-2" table:style-name="ce1">
            <text:p>0.0262237</text:p>
          </table:table-cell>
          <table:table-cell table:number-columns-repeated="16350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400" table:style-name="ce1">
            <text:p>1400</text:p>
          </table:table-cell>
          <table:table-cell office:value-type="float" office:value="1280" table:style-name="ce1">
            <text:p>1280</text:p>
          </table:table-cell>
          <table:table-cell office:value-type="float" office:value="1.42428" table:style-name="ce1">
            <text:p>1.42428</text:p>
          </table:table-cell>
          <table:table-cell office:value-type="float" office:value="-2.0533000000000001" table:style-name="ce1">
            <text:p>-2.0533</text:p>
          </table:table-cell>
          <table:table-cell office:value-type="float" office:value="2.6396099999999999E-2" table:style-name="ce1">
            <text:p>0.0263961</text:p>
          </table:table-cell>
          <table:table-cell table:style-name="ce1"/>
          <table:table-cell office:value-type="float" office:value="246" table:style-name="ce1">
            <text:p>246</text:p>
          </table:table-cell>
          <table:table-cell office:value-type="float" office:value="1351" table:style-name="ce1">
            <text:p>1351</text:p>
          </table:table-cell>
          <table:table-cell office:value-type="float" office:value="775" table:style-name="ce1">
            <text:p>775</text:p>
          </table:table-cell>
          <table:table-cell office:value-type="float" office:value="-1.3505" table:style-name="ce1">
            <text:p>-1.3505</text:p>
          </table:table-cell>
          <table:table-cell office:value-type="float" office:value="-1.7545200000000001" table:style-name="ce1">
            <text:p>-1.75452</text:p>
          </table:table-cell>
          <table:table-cell office:value-type="float" office:value="2.7644599999999998E-2" table:style-name="ce1">
            <text:p>0.0276446</text:p>
          </table:table-cell>
          <table:table-cell table:style-name="ce1"/>
          <table:table-cell office:value-type="float" office:value="246" table:style-name="ce1">
            <text:p>246</text:p>
          </table:table-cell>
          <table:table-cell office:value-type="float" office:value="575" table:style-name="ce1">
            <text:p>575</text:p>
          </table:table-cell>
          <table:table-cell office:value-type="float" office:value="79" table:style-name="ce1">
            <text:p>79</text:p>
          </table:table-cell>
          <table:table-cell office:value-type="float" office:value="-5.1337700000000002" table:style-name="ce1">
            <text:p>-5.13377</text:p>
          </table:table-cell>
          <table:table-cell office:value-type="float" office:value="2.5536099999999999" table:style-name="ce1">
            <text:p>2.55361</text:p>
          </table:table-cell>
          <table:table-cell office:value-type="float" office:value="-2.6162899999999999E-2" table:style-name="ce1">
            <text:p>-0.0261629</text:p>
          </table:table-cell>
          <table:table-cell table:style-name="ce1"/>
          <table:table-cell office:value-type="float" office:value="246" table:style-name="ce1">
            <text:p>246</text:p>
          </table:table-cell>
          <table:table-cell office:value-type="float" office:value="1419" table:style-name="ce1">
            <text:p>1419</text:p>
          </table:table-cell>
          <table:table-cell office:value-type="float" office:value="1735" table:style-name="ce1">
            <text:p>1735</text:p>
          </table:table-cell>
          <table:table-cell office:value-type="float" office:value="3.9257900000000001" table:style-name="ce1">
            <text:p>3.92579</text:p>
          </table:table-cell>
          <table:table-cell office:value-type="float" office:value="-2.1841900000000001" table:style-name="ce1">
            <text:p>-2.18419</text:p>
          </table:table-cell>
          <table:table-cell office:value-type="float" office:value="2.33002E-2" table:style-name="ce1">
            <text:p>0.0233002</text:p>
          </table:table-cell>
          <table:table-cell table:style-name="ce1"/>
          <table:table-cell office:value-type="float" office:value="246" table:style-name="ce1">
            <text:p>246</text:p>
          </table:table-cell>
          <table:table-cell office:value-type="float" office:value="1316" table:style-name="ce1">
            <text:p>1316</text:p>
          </table:table-cell>
          <table:table-cell office:value-type="float" office:value="339" table:style-name="ce1">
            <text:p>339</text:p>
          </table:table-cell>
          <table:table-cell office:value-type="float" office:value="-3.7465799999999998" table:style-name="ce1">
            <text:p>-3.74658</text:p>
          </table:table-cell>
          <table:table-cell office:value-type="float" office:value="-1.53674" table:style-name="ce1">
            <text:p>-1.53674</text:p>
          </table:table-cell>
          <table:table-cell office:value-type="float" office:value="2.9295000000000002E-2" table:style-name="ce1">
            <text:p>0.029295</text:p>
          </table:table-cell>
          <table:table-cell table:number-columns-repeated="16350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403" table:style-name="ce1">
            <text:p>1403</text:p>
          </table:table-cell>
          <table:table-cell office:value-type="float" office:value="1276" table:style-name="ce1">
            <text:p>1276</text:p>
          </table:table-cell>
          <table:table-cell office:value-type="float" office:value="1.4020999999999999" table:style-name="ce1">
            <text:p>1.4021</text:p>
          </table:table-cell>
          <table:table-cell office:value-type="float" office:value="-2.0695600000000001" table:style-name="ce1">
            <text:p>-2.06956</text:p>
          </table:table-cell>
          <table:table-cell office:value-type="float" office:value="2.66716E-2" table:style-name="ce1">
            <text:p>0.0266716</text:p>
          </table:table-cell>
          <table:table-cell table:style-name="ce1"/>
          <table:table-cell office:value-type="float" office:value="247" table:style-name="ce1">
            <text:p>247</text:p>
          </table:table-cell>
          <table:table-cell office:value-type="float" office:value="1368" table:style-name="ce1">
            <text:p>1368</text:p>
          </table:table-cell>
          <table:table-cell office:value-type="float" office:value="799" table:style-name="ce1">
            <text:p>799</text:p>
          </table:table-cell>
          <table:table-cell office:value-type="float" office:value="-1.2194799999999999" table:style-name="ce1">
            <text:p>-1.21948</text:p>
          </table:table-cell>
          <table:table-cell office:value-type="float" office:value="-1.84941" table:style-name="ce1">
            <text:p>-1.84941</text:p>
          </table:table-cell>
          <table:table-cell office:value-type="float" office:value="2.8735199999999999E-2" table:style-name="ce1">
            <text:p>0.0287352</text:p>
          </table:table-cell>
          <table:table-cell table:style-name="ce1"/>
          <table:table-cell office:value-type="float" office:value="247" table:style-name="ce1">
            <text:p>247</text:p>
          </table:table-cell>
          <table:table-cell office:value-type="float" office:value="1364" table:style-name="ce1">
            <text:p>1364</text:p>
          </table:table-cell>
          <table:table-cell office:value-type="float" office:value="752" table:style-name="ce1">
            <text:p>752</text:p>
          </table:table-cell>
          <table:table-cell office:value-type="float" office:value="-1.47776" table:style-name="ce1">
            <text:p>-1.47776</text:p>
          </table:table-cell>
          <table:table-cell office:value-type="float" office:value="-1.8246800000000001" table:style-name="ce1">
            <text:p>-1.82468</text:p>
          </table:table-cell>
          <table:table-cell office:value-type="float" office:value="2.8895299999999999E-2" table:style-name="ce1">
            <text:p>0.0288953</text:p>
          </table:table-cell>
          <table:table-cell table:style-name="ce1"/>
          <table:table-cell office:value-type="float" office:value="247" table:style-name="ce1">
            <text:p>247</text:p>
          </table:table-cell>
          <table:table-cell office:value-type="float" office:value="580" table:style-name="ce1">
            <text:p>580</text:p>
          </table:table-cell>
          <table:table-cell office:value-type="float" office:value="84" table:style-name="ce1">
            <text:p>84</text:p>
          </table:table-cell>
          <table:table-cell office:value-type="float" office:value="-5.10656" table:style-name="ce1">
            <text:p>-5.10656</text:p>
          </table:table-cell>
          <table:table-cell office:value-type="float" office:value="2.52582" table:style-name="ce1">
            <text:p>2.52582</text:p>
          </table:table-cell>
          <table:table-cell office:value-type="float" office:value="-2.5821400000000001E-2" table:style-name="ce1">
            <text:p>-0.0258214</text:p>
          </table:table-cell>
          <table:table-cell table:style-name="ce1"/>
          <table:table-cell office:value-type="float" office:value="247" table:style-name="ce1">
            <text:p>247</text:p>
          </table:table-cell>
          <table:table-cell office:value-type="float" office:value="1452" table:style-name="ce1">
            <text:p>1452</text:p>
          </table:table-cell>
          <table:table-cell office:value-type="float" office:value="1739" table:style-name="ce1">
            <text:p>1739</text:p>
          </table:table-cell>
          <table:table-cell office:value-type="float" office:value="3.9458799999999998" table:style-name="ce1">
            <text:p>3.94588</text:p>
          </table:table-cell>
          <table:table-cell office:value-type="float" office:value="-2.36591" table:style-name="ce1">
            <text:p>-2.36591</text:p>
          </table:table-cell>
          <table:table-cell office:value-type="float" office:value="2.5846399999999999E-2" table:style-name="ce1">
            <text:p>0.0258464</text:p>
          </table:table-cell>
          <table:table-cell table:number-columns-repeated="16350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404" table:style-name="ce1">
            <text:p>1404</text:p>
          </table:table-cell>
          <table:table-cell office:value-type="float" office:value="1279" table:style-name="ce1">
            <text:p>1279</text:p>
          </table:table-cell>
          <table:table-cell office:value-type="float" office:value="1.41855" table:style-name="ce1">
            <text:p>1.41855</text:p>
          </table:table-cell>
          <table:table-cell office:value-type="float" office:value="-2.07524" table:style-name="ce1">
            <text:p>-2.07524</text:p>
          </table:table-cell>
          <table:table-cell office:value-type="float" office:value="2.6719699999999999E-2" table:style-name="ce1">
            <text:p>0.0267197</text:p>
          </table:table-cell>
          <table:table-cell table:style-name="ce1"/>
          <table:table-cell office:value-type="float" office:value="248" table:style-name="ce1">
            <text:p>248</text:p>
          </table:table-cell>
          <table:table-cell office:value-type="float" office:value="1375" table:style-name="ce1">
            <text:p>1375</text:p>
          </table:table-cell>
          <table:table-cell office:value-type="float" office:value="784" table:style-name="ce1">
            <text:p>784</text:p>
          </table:table-cell>
          <table:table-cell office:value-type="float" office:value="-1.3023899999999999" table:style-name="ce1">
            <text:p>-1.30239</text:p>
          </table:table-cell>
          <table:table-cell office:value-type="float" office:value="-1.88703" table:style-name="ce1">
            <text:p>-1.88703</text:p>
          </table:table-cell>
          <table:table-cell office:value-type="float" office:value="2.9434999999999999E-2" table:style-name="ce1">
            <text:p>0.029435</text:p>
          </table:table-cell>
          <table:table-cell table:style-name="ce1"/>
          <table:table-cell office:value-type="float" office:value="248" table:style-name="ce1">
            <text:p>248</text:p>
          </table:table-cell>
          <table:table-cell office:value-type="float" office:value="1384" table:style-name="ce1">
            <text:p>1384</text:p>
          </table:table-cell>
          <table:table-cell office:value-type="float" office:value="1884" table:style-name="ce1">
            <text:p>1884</text:p>
          </table:table-cell>
          <table:table-cell office:value-type="float" office:value="4.74735" table:style-name="ce1">
            <text:p>4.74735</text:p>
          </table:table-cell>
          <table:table-cell office:value-type="float" office:value="-2.00034" table:style-name="ce1">
            <text:p>-2.00034</text:p>
          </table:table-cell>
          <table:table-cell office:value-type="float" office:value="1.90555E-2" table:style-name="ce1">
            <text:p>0.0190555</text:p>
          </table:table-cell>
          <table:table-cell table:style-name="ce1"/>
          <table:table-cell office:value-type="float" office:value="248" table:style-name="ce1">
            <text:p>248</text:p>
          </table:table-cell>
          <table:table-cell office:value-type="float" office:value="1291" table:style-name="ce1">
            <text:p>1291</text:p>
          </table:table-cell>
          <table:table-cell office:value-type="float" office:value="867" table:style-name="ce1">
            <text:p>867</text:p>
          </table:table-cell>
          <table:table-cell office:value-type="float" office:value="-0.84101099999999995" table:style-name="ce1">
            <text:p>-0.841011</text:p>
          </table:table-cell>
          <table:table-cell office:value-type="float" office:value="-1.42987" table:style-name="ce1">
            <text:p>-1.42987</text:p>
          </table:table-cell>
          <table:table-cell office:value-type="float" office:value="2.2014800000000001E-2" table:style-name="ce1">
            <text:p>0.0220148</text:p>
          </table:table-cell>
          <table:table-cell table:style-name="ce1"/>
          <table:table-cell office:value-type="float" office:value="248" table:style-name="ce1">
            <text:p>248</text:p>
          </table:table-cell>
          <table:table-cell office:value-type="float" office:value="575" table:style-name="ce1">
            <text:p>575</text:p>
          </table:table-cell>
          <table:table-cell office:value-type="float" office:value="83" table:style-name="ce1">
            <text:p>83</text:p>
          </table:table-cell>
          <table:table-cell office:value-type="float" office:value="-5.1117699999999999" table:style-name="ce1">
            <text:p>-5.11177</text:p>
          </table:table-cell>
          <table:table-cell office:value-type="float" office:value="2.5533800000000002" table:style-name="ce1">
            <text:p>2.55338</text:p>
          </table:table-cell>
          <table:table-cell office:value-type="float" office:value="-2.6203199999999999E-2" table:style-name="ce1">
            <text:p>-0.0262032</text:p>
          </table:table-cell>
          <table:table-cell table:number-columns-repeated="16350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1407" table:style-name="ce1">
            <text:p>1407</text:p>
          </table:table-cell>
          <table:table-cell office:value-type="float" office:value="1280" table:style-name="ce1">
            <text:p>1280</text:p>
          </table:table-cell>
          <table:table-cell office:value-type="float" office:value="1.42387" table:style-name="ce1">
            <text:p>1.42387</text:p>
          </table:table-cell>
          <table:table-cell office:value-type="float" office:value="-2.0918000000000001" table:style-name="ce1">
            <text:p>-2.0918</text:p>
          </table:table-cell>
          <table:table-cell office:value-type="float" office:value="2.6944800000000001E-2" table:style-name="ce1">
            <text:p>0.0269448</text:p>
          </table:table-cell>
          <table:table-cell table:style-name="ce1"/>
          <table:table-cell office:value-type="float" office:value="249" table:style-name="ce1">
            <text:p>249</text:p>
          </table:table-cell>
          <table:table-cell office:value-type="float" office:value="579" table:style-name="ce1">
            <text:p>579</text:p>
          </table:table-cell>
          <table:table-cell office:value-type="float" office:value="88" table:style-name="ce1">
            <text:p>88</text:p>
          </table:table-cell>
          <table:table-cell office:value-type="float" office:value="-5.0845000000000002" table:style-name="ce1">
            <text:p>-5.0845</text:p>
          </table:table-cell>
          <table:table-cell office:value-type="float" office:value="2.5310899999999998" table:style-name="ce1">
            <text:p>2.53109</text:p>
          </table:table-cell>
          <table:table-cell office:value-type="float" office:value="-2.5940100000000001E-2" table:style-name="ce1">
            <text:p>-0.0259401</text:p>
          </table:table-cell>
          <table:table-cell table:style-name="ce1"/>
          <table:table-cell office:value-type="float" office:value="249" table:style-name="ce1">
            <text:p>249</text:p>
          </table:table-cell>
          <table:table-cell office:value-type="float" office:value="1408" table:style-name="ce1">
            <text:p>1408</text:p>
          </table:table-cell>
          <table:table-cell office:value-type="float" office:value="800" table:style-name="ce1">
            <text:p>800</text:p>
          </table:table-cell>
          <table:table-cell office:value-type="float" office:value="-1.2162999999999999" table:style-name="ce1">
            <text:p>-1.2163</text:p>
          </table:table-cell>
          <table:table-cell office:value-type="float" office:value="-2.0694499999999998" table:style-name="ce1">
            <text:p>-2.06945</text:p>
          </table:table-cell>
          <table:table-cell office:value-type="float" office:value="3.1860199999999998E-2" table:style-name="ce1">
            <text:p>0.0318602</text:p>
          </table:table-cell>
          <table:table-cell table:style-name="ce1"/>
          <table:table-cell office:value-type="float" office:value="249" table:style-name="ce1">
            <text:p>249</text:p>
          </table:table-cell>
          <table:table-cell office:value-type="float" office:value="1408" table:style-name="ce1">
            <text:p>1408</text:p>
          </table:table-cell>
          <table:table-cell office:value-type="float" office:value="768" table:style-name="ce1">
            <text:p>768</text:p>
          </table:table-cell>
          <table:table-cell office:value-type="float" office:value="-1.3923000000000001" table:style-name="ce1">
            <text:p>-1.3923</text:p>
          </table:table-cell>
          <table:table-cell office:value-type="float" office:value="-2.06759" table:style-name="ce1">
            <text:p>-2.06759</text:p>
          </table:table-cell>
          <table:table-cell office:value-type="float" office:value="3.2182700000000002E-2" table:style-name="ce1">
            <text:p>0.0321827</text:p>
          </table:table-cell>
          <table:table-cell table:style-name="ce1"/>
          <table:table-cell office:value-type="float" office:value="249" table:style-name="ce1">
            <text:p>249</text:p>
          </table:table-cell>
          <table:table-cell office:value-type="float" office:value="1404" table:style-name="ce1">
            <text:p>1404</text:p>
          </table:table-cell>
          <table:table-cell office:value-type="float" office:value="1843" table:style-name="ce1">
            <text:p>1843</text:p>
          </table:table-cell>
          <table:table-cell office:value-type="float" office:value="4.5206799999999996" table:style-name="ce1">
            <text:p>4.52068</text:p>
          </table:table-cell>
          <table:table-cell office:value-type="float" office:value="-2.1079599999999998" table:style-name="ce1">
            <text:p>-2.10796</text:p>
          </table:table-cell>
          <table:table-cell office:value-type="float" office:value="2.1036200000000001E-2" table:style-name="ce1">
            <text:p>0.0210362</text:p>
          </table:table-cell>
          <table:table-cell table:number-columns-repeated="16350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1415" table:style-name="ce1">
            <text:p>1415</text:p>
          </table:table-cell>
          <table:table-cell office:value-type="float" office:value="1275" table:style-name="ce1">
            <text:p>1275</text:p>
          </table:table-cell>
          <table:table-cell office:value-type="float" office:value="1.39591" table:style-name="ce1">
            <text:p>1.39591</text:p>
          </table:table-cell>
          <table:table-cell office:value-type="float" office:value="-2.1355" table:style-name="ce1">
            <text:p>-2.1355</text:p>
          </table:table-cell>
          <table:table-cell office:value-type="float" office:value="2.76222E-2" table:style-name="ce1">
            <text:p>0.0276222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1399" table:style-name="ce1">
            <text:p>1399</text:p>
          </table:table-cell>
          <table:table-cell office:value-type="float" office:value="824" table:style-name="ce1">
            <text:p>824</text:p>
          </table:table-cell>
          <table:table-cell office:value-type="float" office:value="-1.0837699999999999" table:style-name="ce1">
            <text:p>-1.08377</text:p>
          </table:table-cell>
          <table:table-cell office:value-type="float" office:value="-2.02135" table:style-name="ce1">
            <text:p>-2.02135</text:p>
          </table:table-cell>
          <table:table-cell office:value-type="float" office:value="3.09129E-2" table:style-name="ce1">
            <text:p>0.0309129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1395" table:style-name="ce1">
            <text:p>1395</text:p>
          </table:table-cell>
          <table:table-cell office:value-type="float" office:value="795" table:style-name="ce1">
            <text:p>795</text:p>
          </table:table-cell>
          <table:table-cell office:value-type="float" office:value="-1.24305" table:style-name="ce1">
            <text:p>-1.24305</text:p>
          </table:table-cell>
          <table:table-cell office:value-type="float" office:value="-1.99766" table:style-name="ce1">
            <text:p>-1.99766</text:p>
          </table:table-cell>
          <table:table-cell office:value-type="float" office:value="3.0891700000000001E-2" table:style-name="ce1">
            <text:p>0.0308917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580" table:style-name="ce1">
            <text:p>580</text:p>
          </table:table-cell>
          <table:table-cell office:value-type="float" office:value="92" table:style-name="ce1">
            <text:p>92</text:p>
          </table:table-cell>
          <table:table-cell office:value-type="float" office:value="-5.0625499999999999" table:style-name="ce1">
            <text:p>-5.06255</text:p>
          </table:table-cell>
          <table:table-cell office:value-type="float" office:value="2.52536" table:style-name="ce1">
            <text:p>2.52536</text:p>
          </table:table-cell>
          <table:table-cell office:value-type="float" office:value="-2.5902000000000001E-2" table:style-name="ce1">
            <text:p>-0.025902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1435" table:style-name="ce1">
            <text:p>1435</text:p>
          </table:table-cell>
          <table:table-cell office:value-type="float" office:value="1747" table:style-name="ce1">
            <text:p>1747</text:p>
          </table:table-cell>
          <table:table-cell office:value-type="float" office:value="3.9908600000000001" table:style-name="ce1">
            <text:p>3.99086</text:p>
          </table:table-cell>
          <table:table-cell office:value-type="float" office:value="-2.2728799999999998" table:style-name="ce1">
            <text:p>-2.27288</text:p>
          </table:table-cell>
          <table:table-cell office:value-type="float" office:value="2.4433400000000001E-2" table:style-name="ce1">
            <text:p>0.0244334</text:p>
          </table:table-cell>
          <table:table-cell table:number-columns-repeated="16350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1412" table:style-name="ce1">
            <text:p>1412</text:p>
          </table:table-cell>
          <table:table-cell office:value-type="float" office:value="1276" table:style-name="ce1">
            <text:p>1276</text:p>
          </table:table-cell>
          <table:table-cell office:value-type="float" office:value="1.40158" table:style-name="ce1">
            <text:p>1.40158</text:p>
          </table:table-cell>
          <table:table-cell office:value-type="float" office:value="-2.1190600000000002" table:style-name="ce1">
            <text:p>-2.11906</text:p>
          </table:table-cell>
          <table:table-cell office:value-type="float" office:value="2.7376999999999999E-2" table:style-name="ce1">
            <text:p>0.027377</text:p>
          </table:table-cell>
          <table:table-cell table:style-name="ce1"/>
          <table:table-cell office:value-type="float" office:value="251" table:style-name="ce1">
            <text:p>251</text:p>
          </table:table-cell>
          <table:table-cell office:value-type="float" office:value="1348" table:style-name="ce1">
            <text:p>1348</text:p>
          </table:table-cell>
          <table:table-cell office:value-type="float" office:value="800" table:style-name="ce1">
            <text:p>800</text:p>
          </table:table-cell>
          <table:table-cell office:value-type="float" office:value="-1.21282" table:style-name="ce1">
            <text:p>-1.21282</text:p>
          </table:table-cell>
          <table:table-cell office:value-type="float" office:value="-1.7394700000000001" table:style-name="ce1">
            <text:p>-1.73947</text:p>
          </table:table-cell>
          <table:table-cell office:value-type="float" office:value="2.7157500000000001E-2" table:style-name="ce1">
            <text:p>0.0271575</text:p>
          </table:table-cell>
          <table:table-cell table:style-name="ce1"/>
          <table:table-cell office:value-type="float" office:value="251" table:style-name="ce1">
            <text:p>251</text:p>
          </table:table-cell>
          <table:table-cell office:value-type="float" office:value="1343" table:style-name="ce1">
            <text:p>1343</text:p>
          </table:table-cell>
          <table:table-cell office:value-type="float" office:value="780" table:style-name="ce1">
            <text:p>780</text:p>
          </table:table-cell>
          <table:table-cell office:value-type="float" office:value="-1.32254" table:style-name="ce1">
            <text:p>-1.32254</text:p>
          </table:table-cell>
          <table:table-cell office:value-type="float" office:value="-1.7108099999999999" table:style-name="ce1">
            <text:p>-1.71081</text:p>
          </table:table-cell>
          <table:table-cell office:value-type="float" office:value="2.69672E-2" table:style-name="ce1">
            <text:p>0.0269672</text:p>
          </table:table-cell>
          <table:table-cell table:style-name="ce1"/>
          <table:table-cell office:value-type="float" office:value="251" table:style-name="ce1">
            <text:p>251</text:p>
          </table:table-cell>
          <table:table-cell office:value-type="float" office:value="1447" table:style-name="ce1">
            <text:p>1447</text:p>
          </table:table-cell>
          <table:table-cell office:value-type="float" office:value="1792" table:style-name="ce1">
            <text:p>1792</text:p>
          </table:table-cell>
          <table:table-cell office:value-type="float" office:value="4.2376800000000001" table:style-name="ce1">
            <text:p>4.23768</text:p>
          </table:table-cell>
          <table:table-cell office:value-type="float" office:value="-2.3414799999999998" table:style-name="ce1">
            <text:p>-2.34148</text:p>
          </table:table-cell>
          <table:table-cell office:value-type="float" office:value="2.4920399999999999E-2" table:style-name="ce1">
            <text:p>0.0249204</text:p>
          </table:table-cell>
          <table:table-cell table:style-name="ce1"/>
          <table:table-cell office:value-type="float" office:value="251" table:style-name="ce1">
            <text:p>251</text:p>
          </table:table-cell>
          <table:table-cell office:value-type="float" office:value="1252" table:style-name="ce1">
            <text:p>1252</text:p>
          </table:table-cell>
          <table:table-cell office:value-type="float" office:value="388" table:style-name="ce1">
            <text:p>388</text:p>
          </table:table-cell>
          <table:table-cell office:value-type="float" office:value="-3.4733700000000001" table:style-name="ce1">
            <text:p>-3.47337</text:p>
          </table:table-cell>
          <table:table-cell office:value-type="float" office:value="-1.1876" table:style-name="ce1">
            <text:p>-1.1876</text:p>
          </table:table-cell>
          <table:table-cell office:value-type="float" office:value="2.3785000000000001E-2" table:style-name="ce1">
            <text:p>0.023785</text:p>
          </table:table-cell>
          <table:table-cell table:number-columns-repeated="16350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1420" table:style-name="ce1">
            <text:p>1420</text:p>
          </table:table-cell>
          <table:table-cell office:value-type="float" office:value="1280" table:style-name="ce1">
            <text:p>1280</text:p>
          </table:table-cell>
          <table:table-cell office:value-type="float" office:value="1.4231199999999999" table:style-name="ce1">
            <text:p>1.42312</text:p>
          </table:table-cell>
          <table:table-cell office:value-type="float" office:value="-2.1632899999999999" table:style-name="ce1">
            <text:p>-2.16329</text:p>
          </table:table-cell>
          <table:table-cell office:value-type="float" office:value="2.7963700000000001E-2" table:style-name="ce1">
            <text:p>0.0279637</text:p>
          </table:table-cell>
          <table:table-cell table:style-name="ce1"/>
          <table:table-cell office:value-type="float" office:value="252" table:style-name="ce1">
            <text:p>252</text:p>
          </table:table-cell>
          <table:table-cell office:value-type="float" office:value="1423" table:style-name="ce1">
            <text:p>1423</text:p>
          </table:table-cell>
          <table:table-cell office:value-type="float" office:value="723" table:style-name="ce1">
            <text:p>723</text:p>
          </table:table-cell>
          <table:table-cell office:value-type="float" office:value="-1.6406799999999999" table:style-name="ce1">
            <text:p>-1.64068</text:p>
          </table:table-cell>
          <table:table-cell office:value-type="float" office:value="-2.1474799999999998" table:style-name="ce1">
            <text:p>-2.14748</text:p>
          </table:table-cell>
          <table:table-cell office:value-type="float" office:value="3.3811800000000003E-2" table:style-name="ce1">
            <text:p>0.0338118</text:p>
          </table:table-cell>
          <table:table-cell table:style-name="ce1"/>
          <table:table-cell office:value-type="float" office:value="252" table:style-name="ce1">
            <text:p>252</text:p>
          </table:table-cell>
          <table:table-cell office:value-type="float" office:value="1415" table:style-name="ce1">
            <text:p>1415</text:p>
          </table:table-cell>
          <table:table-cell office:value-type="float" office:value="1859" table:style-name="ce1">
            <text:p>1859</text:p>
          </table:table-cell>
          <table:table-cell office:value-type="float" office:value="4.6080500000000004" table:style-name="ce1">
            <text:p>4.60805</text:p>
          </table:table-cell>
          <table:table-cell office:value-type="float" office:value="-2.1693799999999999" table:style-name="ce1">
            <text:p>-2.16938</text:p>
          </table:table-cell>
          <table:table-cell office:value-type="float" office:value="2.1737200000000002E-2" table:style-name="ce1">
            <text:p>0.0217372</text:p>
          </table:table-cell>
          <table:table-cell table:style-name="ce1"/>
          <table:table-cell office:value-type="float" office:value="252" table:style-name="ce1">
            <text:p>252</text:p>
          </table:table-cell>
          <table:table-cell office:value-type="float" office:value="579" table:style-name="ce1">
            <text:p>579</text:p>
          </table:table-cell>
          <table:table-cell office:value-type="float" office:value="80" table:style-name="ce1">
            <text:p>80</text:p>
          </table:table-cell>
          <table:table-cell office:value-type="float" office:value="-5.1284999999999998" table:style-name="ce1">
            <text:p>-5.1285</text:p>
          </table:table-cell>
          <table:table-cell office:value-type="float" office:value="2.5315599999999998" table:style-name="ce1">
            <text:p>2.53156</text:p>
          </table:table-cell>
          <table:table-cell office:value-type="float" office:value="-2.5859400000000001E-2" table:style-name="ce1">
            <text:p>-0.0258594</text:p>
          </table:table-cell>
          <table:table-cell table:style-name="ce1"/>
          <table:table-cell office:value-type="float" office:value="252" table:style-name="ce1">
            <text:p>252</text:p>
          </table:table-cell>
          <table:table-cell office:value-type="float" office:value="1303" table:style-name="ce1">
            <text:p>1303</text:p>
          </table:table-cell>
          <table:table-cell office:value-type="float" office:value="927" table:style-name="ce1">
            <text:p>927</text:p>
          </table:table-cell>
          <table:table-cell office:value-type="float" office:value="-0.51169100000000001" table:style-name="ce1">
            <text:p>-0.511691</text:p>
          </table:table-cell>
          <table:table-cell office:value-type="float" office:value="-1.49935" table:style-name="ce1">
            <text:p>-1.49935</text:p>
          </table:table-cell>
          <table:table-cell office:value-type="float" office:value="2.2350700000000001E-2" table:style-name="ce1">
            <text:p>0.0223507</text:p>
          </table:table-cell>
          <table:table-cell table:number-columns-repeated="16350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1423" table:style-name="ce1">
            <text:p>1423</text:p>
          </table:table-cell>
          <table:table-cell office:value-type="float" office:value="1287" table:style-name="ce1">
            <text:p>1287</text:p>
          </table:table-cell>
          <table:table-cell office:value-type="float" office:value="1.4614499999999999" table:style-name="ce1">
            <text:p>1.46145</text:p>
          </table:table-cell>
          <table:table-cell office:value-type="float" office:value="-2.1802000000000001" table:style-name="ce1">
            <text:p>-2.1802</text:p>
          </table:table-cell>
          <table:table-cell office:value-type="float" office:value="2.8128299999999998E-2" table:style-name="ce1">
            <text:p>0.0281283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float" office:value="1428" table:style-name="ce1">
            <text:p>1428</text:p>
          </table:table-cell>
          <table:table-cell office:value-type="float" office:value="835" table:style-name="ce1">
            <text:p>835</text:p>
          </table:table-cell>
          <table:table-cell office:value-type="float" office:value="-1.02495" table:style-name="ce1">
            <text:p>-1.02495</text:p>
          </table:table-cell>
          <table:table-cell office:value-type="float" office:value="-2.18147" table:style-name="ce1">
            <text:p>-2.18147</text:p>
          </table:table-cell>
          <table:table-cell office:value-type="float" office:value="3.3075E-2" table:style-name="ce1">
            <text:p>0.033075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float" office:value="1428" table:style-name="ce1">
            <text:p>1428</text:p>
          </table:table-cell>
          <table:table-cell office:value-type="float" office:value="775" table:style-name="ce1">
            <text:p>775</text:p>
          </table:table-cell>
          <table:table-cell office:value-type="float" office:value="-1.3549599999999999" table:style-name="ce1">
            <text:p>-1.35496</text:p>
          </table:table-cell>
          <table:table-cell office:value-type="float" office:value="-2.1779899999999999" table:style-name="ce1">
            <text:p>-2.17799</text:p>
          </table:table-cell>
          <table:table-cell office:value-type="float" office:value="3.36797E-2" table:style-name="ce1">
            <text:p>0.0336797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float" office:value="1404" table:style-name="ce1">
            <text:p>1404</text:p>
          </table:table-cell>
          <table:table-cell office:value-type="float" office:value="1848" table:style-name="ce1">
            <text:p>1848</text:p>
          </table:table-cell>
          <table:table-cell office:value-type="float" office:value="4.5481800000000003" table:style-name="ce1">
            <text:p>4.54818</text:p>
          </table:table-cell>
          <table:table-cell office:value-type="float" office:value="-2.10825" table:style-name="ce1">
            <text:p>-2.10825</text:p>
          </table:table-cell>
          <table:table-cell office:value-type="float" office:value="2.0985899999999998E-2" table:style-name="ce1">
            <text:p>0.0209859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float" office:value="604" table:style-name="ce1">
            <text:p>604</text:p>
          </table:table-cell>
          <table:table-cell office:value-type="float" office:value="91" table:style-name="ce1">
            <text:p>91</text:p>
          </table:table-cell>
          <table:table-cell office:value-type="float" office:value="-5.0694400000000002" table:style-name="ce1">
            <text:p>-5.06944</text:p>
          </table:table-cell>
          <table:table-cell office:value-type="float" office:value="2.3934299999999999" table:style-name="ce1">
            <text:p>2.39343</text:p>
          </table:table-cell>
          <table:table-cell office:value-type="float" office:value="-2.4010799999999999E-2" table:style-name="ce1">
            <text:p>-0.0240108</text:p>
          </table:table-cell>
          <table:table-cell table:number-columns-repeated="16350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1427" table:style-name="ce1">
            <text:p>1427</text:p>
          </table:table-cell>
          <table:table-cell office:value-type="float" office:value="1291" table:style-name="ce1">
            <text:p>1291</text:p>
          </table:table-cell>
          <table:table-cell office:value-type="float" office:value="1.48322" table:style-name="ce1">
            <text:p>1.48322</text:p>
          </table:table-cell>
          <table:table-cell office:value-type="float" office:value="-2.2024300000000001" table:style-name="ce1">
            <text:p>-2.20243</text:p>
          </table:table-cell>
          <table:table-cell office:value-type="float" office:value="2.84015E-2" table:style-name="ce1">
            <text:p>0.0284015</text:p>
          </table:table-cell>
          <table:table-cell table:style-name="ce1"/>
          <table:table-cell office:value-type="float" office:value="254" table:style-name="ce1">
            <text:p>254</text:p>
          </table:table-cell>
          <table:table-cell office:value-type="float" office:value="1360" table:style-name="ce1">
            <text:p>1360</text:p>
          </table:table-cell>
          <table:table-cell office:value-type="float" office:value="763" table:style-name="ce1">
            <text:p>763</text:p>
          </table:table-cell>
          <table:table-cell office:value-type="float" office:value="-1.41703" table:style-name="ce1">
            <text:p>-1.41703</text:p>
          </table:table-cell>
          <table:table-cell office:value-type="float" office:value="-1.80332" table:style-name="ce1">
            <text:p>-1.80332</text:p>
          </table:table-cell>
          <table:table-cell office:value-type="float" office:value="2.84709E-2" table:style-name="ce1">
            <text:p>0.0284709</text:p>
          </table:table-cell>
          <table:table-cell table:style-name="ce1"/>
          <table:table-cell office:value-type="float" office:value="254" table:style-name="ce1">
            <text:p>254</text:p>
          </table:table-cell>
          <table:table-cell office:value-type="float" office:value="1468" table:style-name="ce1">
            <text:p>1468</text:p>
          </table:table-cell>
          <table:table-cell office:value-type="float" office:value="1796" table:style-name="ce1">
            <text:p>1796</text:p>
          </table:table-cell>
          <table:table-cell office:value-type="float" office:value="4.25847" table:style-name="ce1">
            <text:p>4.25847</text:p>
          </table:table-cell>
          <table:table-cell office:value-type="float" office:value="-2.4572099999999999" table:style-name="ce1">
            <text:p>-2.45721</text:p>
          </table:table-cell>
          <table:table-cell office:value-type="float" office:value="2.6526000000000001E-2" table:style-name="ce1">
            <text:p>0.026526</text:p>
          </table:table-cell>
          <table:table-cell table:style-name="ce1"/>
          <table:table-cell office:value-type="float" office:value="254" table:style-name="ce1">
            <text:p>254</text:p>
          </table:table-cell>
          <table:table-cell office:value-type="float" office:value="1443" table:style-name="ce1">
            <text:p>1443</text:p>
          </table:table-cell>
          <table:table-cell office:value-type="float" office:value="835" table:style-name="ce1">
            <text:p>835</text:p>
          </table:table-cell>
          <table:table-cell office:value-type="float" office:value="-1.0258100000000001" table:style-name="ce1">
            <text:p>-1.02581</text:p>
          </table:table-cell>
          <table:table-cell office:value-type="float" office:value="-2.26397" table:style-name="ce1">
            <text:p>-2.26397</text:p>
          </table:table-cell>
          <table:table-cell office:value-type="float" office:value="3.4250700000000002E-2" table:style-name="ce1">
            <text:p>0.0342507</text:p>
          </table:table-cell>
          <table:table-cell table:style-name="ce1"/>
          <table:table-cell office:value-type="float" office:value="254" table:style-name="ce1">
            <text:p>254</text:p>
          </table:table-cell>
          <table:table-cell office:value-type="float" office:value="1320" table:style-name="ce1">
            <text:p>1320</text:p>
          </table:table-cell>
          <table:table-cell office:value-type="float" office:value="391" table:style-name="ce1">
            <text:p>391</text:p>
          </table:table-cell>
          <table:table-cell office:value-type="float" office:value="-3.4607999999999999" table:style-name="ce1">
            <text:p>-3.4608</text:p>
          </table:table-cell>
          <table:table-cell office:value-type="float" office:value="-1.56175" table:style-name="ce1">
            <text:p>-1.56175</text:p>
          </table:table-cell>
          <table:table-cell office:value-type="float" office:value="2.9084499999999999E-2" table:style-name="ce1">
            <text:p>0.0290845</text:p>
          </table:table-cell>
          <table:table-cell table:number-columns-repeated="1635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1431" table:style-name="ce1">
            <text:p>1431</text:p>
          </table:table-cell>
          <table:table-cell office:value-type="float" office:value="1295" table:style-name="ce1">
            <text:p>1295</text:p>
          </table:table-cell>
          <table:table-cell office:value-type="float" office:value="1.50499" table:style-name="ce1">
            <text:p>1.50499</text:p>
          </table:table-cell>
          <table:table-cell office:value-type="float" office:value="-2.2246600000000001" table:style-name="ce1">
            <text:p>-2.22466</text:p>
          </table:table-cell>
          <table:table-cell office:value-type="float" office:value="2.8674700000000001E-2" table:style-name="ce1">
            <text:p>0.0286747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1420" table:style-name="ce1">
            <text:p>1420</text:p>
          </table:table-cell>
          <table:table-cell office:value-type="float" office:value="884" table:style-name="ce1">
            <text:p>884</text:p>
          </table:table-cell>
          <table:table-cell office:value-type="float" office:value="-0.75497099999999995" table:style-name="ce1">
            <text:p>-0.754971</text:p>
          </table:table-cell>
          <table:table-cell office:value-type="float" office:value="-2.14032" table:style-name="ce1">
            <text:p>-2.14032</text:p>
          </table:table-cell>
          <table:table-cell office:value-type="float" office:value="3.1954200000000002E-2" table:style-name="ce1">
            <text:p>0.0319542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1527" table:style-name="ce1">
            <text:p>1527</text:p>
          </table:table-cell>
          <table:table-cell office:value-type="float" office:value="1683" table:style-name="ce1">
            <text:p>1683</text:p>
          </table:table-cell>
          <table:table-cell office:value-type="float" office:value="3.6335299999999999" table:style-name="ce1">
            <text:p>3.63353</text:p>
          </table:table-cell>
          <table:table-cell office:value-type="float" office:value="-2.7751399999999999" table:style-name="ce1">
            <text:p>-2.77514</text:p>
          </table:table-cell>
          <table:table-cell office:value-type="float" office:value="3.2288999999999998E-2" table:style-name="ce1">
            <text:p>0.032289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1424" table:style-name="ce1">
            <text:p>1424</text:p>
          </table:table-cell>
          <table:table-cell office:value-type="float" office:value="763" table:style-name="ce1">
            <text:p>763</text:p>
          </table:table-cell>
          <table:table-cell office:value-type="float" office:value="-1.42073" table:style-name="ce1">
            <text:p>-1.42073</text:p>
          </table:table-cell>
          <table:table-cell office:value-type="float" office:value="-2.1553" table:style-name="ce1">
            <text:p>-2.1553</text:p>
          </table:table-cell>
          <table:table-cell office:value-type="float" office:value="3.3487099999999999E-2" table:style-name="ce1">
            <text:p>0.0334871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1600" table:style-name="ce1">
            <text:p>1600</text:p>
          </table:table-cell>
          <table:table-cell office:value-type="float" office:value="1971" table:style-name="ce1">
            <text:p>1971</text:p>
          </table:table-cell>
          <table:table-cell office:value-type="float" office:value="5.2133700000000003" table:style-name="ce1">
            <text:p>5.21337</text:p>
          </table:table-cell>
          <table:table-cell office:value-type="float" office:value="-3.1933199999999999" table:style-name="ce1">
            <text:p>-3.19332</text:p>
          </table:table-cell>
          <table:table-cell office:value-type="float" office:value="3.5108399999999998E-2" table:style-name="ce1">
            <text:p>0.0351084</text:p>
          </table:table-cell>
          <table:table-cell table:number-columns-repeated="16350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1435" table:style-name="ce1">
            <text:p>1435</text:p>
          </table:table-cell>
          <table:table-cell office:value-type="float" office:value="1299" table:style-name="ce1">
            <text:p>1299</text:p>
          </table:table-cell>
          <table:table-cell office:value-type="float" office:value="1.5267599999999999" table:style-name="ce1">
            <text:p>1.52676</text:p>
          </table:table-cell>
          <table:table-cell office:value-type="float" office:value="-2.2468900000000001" table:style-name="ce1">
            <text:p>-2.24689</text:p>
          </table:table-cell>
          <table:table-cell office:value-type="float" office:value="2.8947899999999999E-2" table:style-name="ce1">
            <text:p>0.0289479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1456" table:style-name="ce1">
            <text:p>1456</text:p>
          </table:table-cell>
          <table:table-cell office:value-type="float" office:value="1791" table:style-name="ce1">
            <text:p>1791</text:p>
          </table:table-cell>
          <table:table-cell office:value-type="float" office:value="4.2316599999999998" table:style-name="ce1">
            <text:p>4.23166</text:p>
          </table:table-cell>
          <table:table-cell office:value-type="float" office:value="-2.3909199999999999" table:style-name="ce1">
            <text:p>-2.39092</text:p>
          </table:table-cell>
          <table:table-cell office:value-type="float" office:value="2.56359E-2" table:style-name="ce1">
            <text:p>0.0256359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1396" table:style-name="ce1">
            <text:p>1396</text:p>
          </table:table-cell>
          <table:table-cell office:value-type="float" office:value="784" table:style-name="ce1">
            <text:p>784</text:p>
          </table:table-cell>
          <table:table-cell office:value-type="float" office:value="-1.3036099999999999" table:style-name="ce1">
            <text:p>-1.30361</text:p>
          </table:table-cell>
          <table:table-cell office:value-type="float" office:value="-2.0025300000000001" table:style-name="ce1">
            <text:p>-2.00253</text:p>
          </table:table-cell>
          <table:table-cell office:value-type="float" office:value="3.1080900000000002E-2" table:style-name="ce1">
            <text:p>0.0310809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1479" table:style-name="ce1">
            <text:p>1479</text:p>
          </table:table-cell>
          <table:table-cell office:value-type="float" office:value="872" table:style-name="ce1">
            <text:p>872</text:p>
          </table:table-cell>
          <table:table-cell office:value-type="float" office:value="-0.82438699999999998" table:style-name="ce1">
            <text:p>-0.824387</text:p>
          </table:table-cell>
          <table:table-cell office:value-type="float" office:value="-2.4641099999999998" table:style-name="ce1">
            <text:p>-2.46411</text:p>
          </table:table-cell>
          <table:table-cell office:value-type="float" office:value="3.6699500000000003E-2" table:style-name="ce1">
            <text:p>0.0366995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1364" table:style-name="ce1">
            <text:p>1364</text:p>
          </table:table-cell>
          <table:table-cell office:value-type="float" office:value="376" table:style-name="ce1">
            <text:p>376</text:p>
          </table:table-cell>
          <table:table-cell office:value-type="float" office:value="-3.5458500000000002" table:style-name="ce1">
            <text:p>-3.54585</text:p>
          </table:table-cell>
          <table:table-cell office:value-type="float" office:value="-1.80287" table:style-name="ce1">
            <text:p>-1.80287</text:p>
          </table:table-cell>
          <table:table-cell office:value-type="float" office:value="3.2684299999999999E-2" table:style-name="ce1">
            <text:p>0.0326843</text:p>
          </table:table-cell>
          <table:table-cell table:number-columns-repeated="16350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1439" table:style-name="ce1">
            <text:p>1439</text:p>
          </table:table-cell>
          <table:table-cell office:value-type="float" office:value="1300" table:style-name="ce1">
            <text:p>1300</text:p>
          </table:table-cell>
          <table:table-cell office:value-type="float" office:value="1.53203" table:style-name="ce1">
            <text:p>1.53203</text:p>
          </table:table-cell>
          <table:table-cell office:value-type="float" office:value="-2.2689499999999998" table:style-name="ce1">
            <text:p>-2.26895</text:p>
          </table:table-cell>
          <table:table-cell office:value-type="float" office:value="2.9251300000000001E-2" table:style-name="ce1">
            <text:p>0.0292513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1487" table:style-name="ce1">
            <text:p>1487</text:p>
          </table:table-cell>
          <table:table-cell office:value-type="float" office:value="1727" table:style-name="ce1">
            <text:p>1727</text:p>
          </table:table-cell>
          <table:table-cell office:value-type="float" office:value="3.87785" table:style-name="ce1">
            <text:p>3.87785</text:p>
          </table:table-cell>
          <table:table-cell office:value-type="float" office:value="-2.5577000000000001" table:style-name="ce1">
            <text:p>-2.5577</text:p>
          </table:table-cell>
          <table:table-cell office:value-type="float" office:value="2.87105E-2" table:style-name="ce1">
            <text:p>0.0287105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1383" table:style-name="ce1">
            <text:p>1383</text:p>
          </table:table-cell>
          <table:table-cell office:value-type="float" office:value="792" table:style-name="ce1">
            <text:p>792</text:p>
          </table:table-cell>
          <table:table-cell office:value-type="float" office:value="-1.25885" table:style-name="ce1">
            <text:p>-1.25885</text:p>
          </table:table-cell>
          <table:table-cell office:value-type="float" office:value="-1.9314899999999999" table:style-name="ce1">
            <text:p>-1.93149</text:p>
          </table:table-cell>
          <table:table-cell office:value-type="float" office:value="2.9981399999999998E-2" table:style-name="ce1">
            <text:p>0.0299814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596" table:style-name="ce1">
            <text:p>596</text:p>
          </table:table-cell>
          <table:table-cell office:value-type="float" office:value="91" table:style-name="ce1">
            <text:p>91</text:p>
          </table:table-cell>
          <table:table-cell office:value-type="float" office:value="-5.0689799999999998" table:style-name="ce1">
            <text:p>-5.06898</text:p>
          </table:table-cell>
          <table:table-cell office:value-type="float" office:value="2.4374199999999999" table:style-name="ce1">
            <text:p>2.43742</text:p>
          </table:table-cell>
          <table:table-cell office:value-type="float" office:value="-2.4637900000000001E-2" table:style-name="ce1">
            <text:p>-0.0246379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1304" table:style-name="ce1">
            <text:p>1304</text:p>
          </table:table-cell>
          <table:table-cell office:value-type="float" office:value="348" table:style-name="ce1">
            <text:p>348</text:p>
          </table:table-cell>
          <table:table-cell office:value-type="float" office:value="-3.69638" table:style-name="ce1">
            <text:p>-3.69638</text:p>
          </table:table-cell>
          <table:table-cell office:value-type="float" office:value="-1.47126" table:style-name="ce1">
            <text:p>-1.47126</text:p>
          </table:table-cell>
          <table:table-cell office:value-type="float" office:value="2.8263799999999999E-2" table:style-name="ce1">
            <text:p>0.0282638</text:p>
          </table:table-cell>
          <table:table-cell table:number-columns-repeated="16350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444" table:style-name="ce1">
            <text:p>1444</text:p>
          </table:table-cell>
          <table:table-cell office:value-type="float" office:value="1300" table:style-name="ce1">
            <text:p>1300</text:p>
          </table:table-cell>
          <table:table-cell office:value-type="float" office:value="1.5317400000000001" table:style-name="ce1">
            <text:p>1.53174</text:p>
          </table:table-cell>
          <table:table-cell office:value-type="float" office:value="-2.29644" table:style-name="ce1">
            <text:p>-2.29644</text:p>
          </table:table-cell>
          <table:table-cell office:value-type="float" office:value="2.9643200000000001E-2" table:style-name="ce1">
            <text:p>0.0296432</text:p>
          </table:table-cell>
          <table:table-cell table:style-name="ce1"/>
          <table:table-cell office:value-type="float" office:value="258" table:style-name="ce1">
            <text:p>258</text:p>
          </table:table-cell>
          <table:table-cell office:value-type="float" office:value="1408" table:style-name="ce1">
            <text:p>1408</text:p>
          </table:table-cell>
          <table:table-cell office:value-type="float" office:value="851" table:style-name="ce1">
            <text:p>851</text:p>
          </table:table-cell>
          <table:table-cell office:value-type="float" office:value="-0.93578399999999995" table:style-name="ce1">
            <text:p>-0.935784</text:p>
          </table:table-cell>
          <table:table-cell office:value-type="float" office:value="-2.0724100000000001" table:style-name="ce1">
            <text:p>-2.07241</text:p>
          </table:table-cell>
          <table:table-cell office:value-type="float" office:value="3.1346300000000001E-2" table:style-name="ce1">
            <text:p>0.0313463</text:p>
          </table:table-cell>
          <table:table-cell table:style-name="ce1"/>
          <table:table-cell office:value-type="float" office:value="258" table:style-name="ce1">
            <text:p>258</text:p>
          </table:table-cell>
          <table:table-cell office:value-type="float" office:value="1403" table:style-name="ce1">
            <text:p>1403</text:p>
          </table:table-cell>
          <table:table-cell office:value-type="float" office:value="788" table:style-name="ce1">
            <text:p>788</text:p>
          </table:table-cell>
          <table:table-cell office:value-type="float" office:value="-1.2820100000000001" table:style-name="ce1">
            <text:p>-1.28201</text:p>
          </table:table-cell>
          <table:table-cell office:value-type="float" office:value="-2.0412599999999999" table:style-name="ce1">
            <text:p>-2.04126</text:p>
          </table:table-cell>
          <table:table-cell office:value-type="float" office:value="3.1589199999999998E-2" table:style-name="ce1">
            <text:p>0.0315892</text:p>
          </table:table-cell>
          <table:table-cell table:style-name="ce1"/>
          <table:table-cell office:value-type="float" office:value="258" table:style-name="ce1">
            <text:p>258</text:p>
          </table:table-cell>
          <table:table-cell office:value-type="float" office:value="1456" table:style-name="ce1">
            <text:p>1456</text:p>
          </table:table-cell>
          <table:table-cell office:value-type="float" office:value="1815" table:style-name="ce1">
            <text:p>1815</text:p>
          </table:table-cell>
          <table:table-cell office:value-type="float" office:value="4.3636600000000003" table:style-name="ce1">
            <text:p>4.36366</text:p>
          </table:table-cell>
          <table:table-cell office:value-type="float" office:value="-2.3923199999999998" table:style-name="ce1">
            <text:p>-2.39232</text:p>
          </table:table-cell>
          <table:table-cell office:value-type="float" office:value="2.5394E-2" table:style-name="ce1">
            <text:p>0.025394</text:p>
          </table:table-cell>
          <table:table-cell table:style-name="ce1"/>
          <table:table-cell office:value-type="float" office:value="258" table:style-name="ce1">
            <text:p>258</text:p>
          </table:table-cell>
          <table:table-cell office:value-type="float" office:value="603" table:style-name="ce1">
            <text:p>603</text:p>
          </table:table-cell>
          <table:table-cell office:value-type="float" office:value="87" table:style-name="ce1">
            <text:p>87</text:p>
          </table:table-cell>
          <table:table-cell office:value-type="float" office:value="-5.0913899999999996" table:style-name="ce1">
            <text:p>-5.09139</text:p>
          </table:table-cell>
          <table:table-cell office:value-type="float" office:value="2.3991600000000002" table:style-name="ce1">
            <text:p>2.39916</text:p>
          </table:table-cell>
          <table:table-cell office:value-type="float" office:value="-2.4048900000000002E-2" table:style-name="ce1">
            <text:p>-0.0240489</text:p>
          </table:table-cell>
          <table:table-cell table:number-columns-repeated="16350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1447" table:style-name="ce1">
            <text:p>1447</text:p>
          </table:table-cell>
          <table:table-cell office:value-type="float" office:value="1300" table:style-name="ce1">
            <text:p>1300</text:p>
          </table:table-cell>
          <table:table-cell office:value-type="float" office:value="1.53156" table:style-name="ce1">
            <text:p>1.53156</text:p>
          </table:table-cell>
          <table:table-cell office:value-type="float" office:value="-2.3129400000000002" table:style-name="ce1">
            <text:p>-2.31294</text:p>
          </table:table-cell>
          <table:table-cell office:value-type="float" office:value="2.9878399999999999E-2" table:style-name="ce1">
            <text:p>0.0298784</text:p>
          </table:table-cell>
          <table:table-cell table:style-name="ce1"/>
          <table:table-cell office:value-type="float" office:value="259" table:style-name="ce1">
            <text:p>259</text:p>
          </table:table-cell>
          <table:table-cell office:value-type="float" office:value="1403" table:style-name="ce1">
            <text:p>1403</text:p>
          </table:table-cell>
          <table:table-cell office:value-type="float" office:value="856" table:style-name="ce1">
            <text:p>856</text:p>
          </table:table-cell>
          <table:table-cell office:value-type="float" office:value="-0.90799399999999997" table:style-name="ce1">
            <text:p>-0.907994</text:p>
          </table:table-cell>
          <table:table-cell office:value-type="float" office:value="-2.0451999999999999" table:style-name="ce1">
            <text:p>-2.0452</text:p>
          </table:table-cell>
          <table:table-cell office:value-type="float" office:value="3.0904000000000001E-2" table:style-name="ce1">
            <text:p>0.030904</text:p>
          </table:table-cell>
          <table:table-cell table:style-name="ce1"/>
          <table:table-cell office:value-type="float" office:value="259" table:style-name="ce1">
            <text:p>259</text:p>
          </table:table-cell>
          <table:table-cell office:value-type="float" office:value="1403" table:style-name="ce1">
            <text:p>1403</text:p>
          </table:table-cell>
          <table:table-cell office:value-type="float" office:value="796" table:style-name="ce1">
            <text:p>796</text:p>
          </table:table-cell>
          <table:table-cell office:value-type="float" office:value="-1.2380100000000001" table:style-name="ce1">
            <text:p>-1.23801</text:p>
          </table:table-cell>
          <table:table-cell office:value-type="float" office:value="-2.0417200000000002" table:style-name="ce1">
            <text:p>-2.04172</text:p>
          </table:table-cell>
          <table:table-cell office:value-type="float" office:value="3.1508599999999998E-2" table:style-name="ce1">
            <text:p>0.0315086</text:p>
          </table:table-cell>
          <table:table-cell table:style-name="ce1"/>
          <table:table-cell office:value-type="float" office:value="259" table:style-name="ce1">
            <text:p>259</text:p>
          </table:table-cell>
          <table:table-cell office:value-type="float" office:value="1460" table:style-name="ce1">
            <text:p>1460</text:p>
          </table:table-cell>
          <table:table-cell office:value-type="float" office:value="1820" table:style-name="ce1">
            <text:p>1820</text:p>
          </table:table-cell>
          <table:table-cell office:value-type="float" office:value="4.39093" table:style-name="ce1">
            <text:p>4.39093</text:p>
          </table:table-cell>
          <table:table-cell office:value-type="float" office:value="-2.4146000000000001" table:style-name="ce1">
            <text:p>-2.4146</text:p>
          </table:table-cell>
          <table:table-cell office:value-type="float" office:value="2.5657200000000002E-2" table:style-name="ce1">
            <text:p>0.0256572</text:p>
          </table:table-cell>
          <table:table-cell table:style-name="ce1"/>
          <table:table-cell office:value-type="float" office:value="259" table:style-name="ce1">
            <text:p>259</text:p>
          </table:table-cell>
          <table:table-cell office:value-type="float" office:value="1380" table:style-name="ce1">
            <text:p>1380</text:p>
          </table:table-cell>
          <table:table-cell office:value-type="float" office:value="368" table:style-name="ce1">
            <text:p>368</text:p>
          </table:table-cell>
          <table:table-cell office:value-type="float" office:value="-3.5907800000000001" table:style-name="ce1">
            <text:p>-3.59078</text:p>
          </table:table-cell>
          <table:table-cell office:value-type="float" office:value="-1.8904000000000001" table:style-name="ce1">
            <text:p>-1.8904</text:p>
          </table:table-cell>
          <table:table-cell office:value-type="float" office:value="3.4018899999999998E-2" table:style-name="ce1">
            <text:p>0.0340189</text:p>
          </table:table-cell>
          <table:table-cell table:number-columns-repeated="16350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447" table:style-name="ce1">
            <text:p>1447</text:p>
          </table:table-cell>
          <table:table-cell office:value-type="float" office:value="1300" table:style-name="ce1">
            <text:p>1300</text:p>
          </table:table-cell>
          <table:table-cell office:value-type="float" office:value="1.53156" table:style-name="ce1">
            <text:p>1.53156</text:p>
          </table:table-cell>
          <table:table-cell office:value-type="float" office:value="-2.3129400000000002" table:style-name="ce1">
            <text:p>-2.31294</text:p>
          </table:table-cell>
          <table:table-cell office:value-type="float" office:value="2.9878399999999999E-2" table:style-name="ce1">
            <text:p>0.0298784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float" office:value="1380" table:style-name="ce1">
            <text:p>1380</text:p>
          </table:table-cell>
          <table:table-cell office:value-type="float" office:value="816" table:style-name="ce1">
            <text:p>816</text:p>
          </table:table-cell>
          <table:table-cell office:value-type="float" office:value="-1.1266700000000001" table:style-name="ce1">
            <text:p>-1.12667</text:p>
          </table:table-cell>
          <table:table-cell office:value-type="float" office:value="-1.91639" table:style-name="ce1">
            <text:p>-1.91639</text:p>
          </table:table-cell>
          <table:table-cell office:value-type="float" office:value="2.95044E-2" table:style-name="ce1">
            <text:p>0.0295044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float" office:value="1375" table:style-name="ce1">
            <text:p>1375</text:p>
          </table:table-cell>
          <table:table-cell office:value-type="float" office:value="788" table:style-name="ce1">
            <text:p>788</text:p>
          </table:table-cell>
          <table:table-cell office:value-type="float" office:value="-1.2803899999999999" table:style-name="ce1">
            <text:p>-1.28039</text:p>
          </table:table-cell>
          <table:table-cell office:value-type="float" office:value="-1.8872599999999999" table:style-name="ce1">
            <text:p>-1.88726</text:p>
          </table:table-cell>
          <table:table-cell office:value-type="float" office:value="2.93946E-2" table:style-name="ce1">
            <text:p>0.0293946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float" office:value="1483" table:style-name="ce1">
            <text:p>1483</text:p>
          </table:table-cell>
          <table:table-cell office:value-type="float" office:value="1783" table:style-name="ce1">
            <text:p>1783</text:p>
          </table:table-cell>
          <table:table-cell office:value-type="float" office:value="4.1860900000000001" table:style-name="ce1">
            <text:p>4.18609</text:p>
          </table:table-cell>
          <table:table-cell office:value-type="float" office:value="-2.5389499999999998" table:style-name="ce1">
            <text:p>-2.53895</text:p>
          </table:table-cell>
          <table:table-cell office:value-type="float" office:value="2.7832699999999998E-2" table:style-name="ce1">
            <text:p>0.0278327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float" office:value="603" table:style-name="ce1">
            <text:p>603</text:p>
          </table:table-cell>
          <table:table-cell office:value-type="float" office:value="99" table:style-name="ce1">
            <text:p>99</text:p>
          </table:table-cell>
          <table:table-cell office:value-type="float" office:value="-5.0253800000000002" table:style-name="ce1">
            <text:p>-5.02538</text:p>
          </table:table-cell>
          <table:table-cell office:value-type="float" office:value="2.39846" table:style-name="ce1">
            <text:p>2.39846</text:p>
          </table:table-cell>
          <table:table-cell office:value-type="float" office:value="-2.4169800000000002E-2" table:style-name="ce1">
            <text:p>-0.0241698</text:p>
          </table:table-cell>
          <table:table-cell table:number-columns-repeated="16350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1455" table:style-name="ce1">
            <text:p>1455</text:p>
          </table:table-cell>
          <table:table-cell office:value-type="float" office:value="1303" table:style-name="ce1">
            <text:p>1303</text:p>
          </table:table-cell>
          <table:table-cell office:value-type="float" office:value="1.5476000000000001" table:style-name="ce1">
            <text:p>1.5476</text:p>
          </table:table-cell>
          <table:table-cell office:value-type="float" office:value="-2.35711" table:style-name="ce1">
            <text:p>-2.35711</text:p>
          </table:table-cell>
          <table:table-cell office:value-type="float" office:value="3.0475200000000001E-2" table:style-name="ce1">
            <text:p>0.0304752</text:p>
          </table:table-cell>
          <table:table-cell table:style-name="ce1"/>
          <table:table-cell office:value-type="float" office:value="261" table:style-name="ce1">
            <text:p>261</text:p>
          </table:table-cell>
          <table:table-cell office:value-type="float" office:value="1428" table:style-name="ce1">
            <text:p>1428</text:p>
          </table:table-cell>
          <table:table-cell office:value-type="float" office:value="787" table:style-name="ce1">
            <text:p>787</text:p>
          </table:table-cell>
          <table:table-cell office:value-type="float" office:value="-1.2889600000000001" table:style-name="ce1">
            <text:p>-1.28896</text:p>
          </table:table-cell>
          <table:table-cell office:value-type="float" office:value="-2.17869" table:style-name="ce1">
            <text:p>-2.17869</text:p>
          </table:table-cell>
          <table:table-cell office:value-type="float" office:value="3.3558699999999997E-2" table:style-name="ce1">
            <text:p>0.0335587</text:p>
          </table:table-cell>
          <table:table-cell table:style-name="ce1"/>
          <table:table-cell office:value-type="float" office:value="261" table:style-name="ce1">
            <text:p>261</text:p>
          </table:table-cell>
          <table:table-cell office:value-type="float" office:value="1343" table:style-name="ce1">
            <text:p>1343</text:p>
          </table:table-cell>
          <table:table-cell office:value-type="float" office:value="803" table:style-name="ce1">
            <text:p>803</text:p>
          </table:table-cell>
          <table:table-cell office:value-type="float" office:value="-1.1960299999999999" table:style-name="ce1">
            <text:p>-1.19603</text:p>
          </table:table-cell>
          <table:table-cell office:value-type="float" office:value="-1.7121500000000001" table:style-name="ce1">
            <text:p>-1.71215</text:p>
          </table:table-cell>
          <table:table-cell office:value-type="float" office:value="2.6735399999999999E-2" table:style-name="ce1">
            <text:p>0.0267354</text:p>
          </table:table-cell>
          <table:table-cell table:style-name="ce1"/>
          <table:table-cell office:value-type="float" office:value="261" table:style-name="ce1">
            <text:p>261</text:p>
          </table:table-cell>
          <table:table-cell office:value-type="float" office:value="1496" table:style-name="ce1">
            <text:p>1496</text:p>
          </table:table-cell>
          <table:table-cell office:value-type="float" office:value="1819" table:style-name="ce1">
            <text:p>1819</text:p>
          </table:table-cell>
          <table:table-cell office:value-type="float" office:value="4.3833500000000001" table:style-name="ce1">
            <text:p>4.38335</text:p>
          </table:table-cell>
          <table:table-cell office:value-type="float" office:value="-2.61253" table:style-name="ce1">
            <text:p>-2.61253</text:p>
          </table:table-cell>
          <table:table-cell office:value-type="float" office:value="2.8488800000000002E-2" table:style-name="ce1">
            <text:p>0.0284888</text:p>
          </table:table-cell>
          <table:table-cell table:style-name="ce1"/>
          <table:table-cell office:value-type="float" office:value="261" table:style-name="ce1">
            <text:p>261</text:p>
          </table:table-cell>
          <table:table-cell office:value-type="float" office:value="595" table:style-name="ce1">
            <text:p>595</text:p>
          </table:table-cell>
          <table:table-cell office:value-type="float" office:value="91" table:style-name="ce1">
            <text:p>91</text:p>
          </table:table-cell>
          <table:table-cell office:value-type="float" office:value="-5.0689200000000003" table:style-name="ce1">
            <text:p>-5.06892</text:p>
          </table:table-cell>
          <table:table-cell office:value-type="float" office:value="2.44292" table:style-name="ce1">
            <text:p>2.44292</text:p>
          </table:table-cell>
          <table:table-cell office:value-type="float" office:value="-2.47163E-2" table:style-name="ce1">
            <text:p>-0.0247163</text:p>
          </table:table-cell>
          <table:table-cell table:number-columns-repeated="16350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1456" table:style-name="ce1">
            <text:p>1456</text:p>
          </table:table-cell>
          <table:table-cell office:value-type="float" office:value="1300" table:style-name="ce1">
            <text:p>1300</text:p>
          </table:table-cell>
          <table:table-cell office:value-type="float" office:value="1.53104" table:style-name="ce1">
            <text:p>1.53104</text:p>
          </table:table-cell>
          <table:table-cell office:value-type="float" office:value="-2.3624399999999999" table:style-name="ce1">
            <text:p>-2.36244</text:p>
          </table:table-cell>
          <table:table-cell office:value-type="float" office:value="3.0583800000000001E-2" table:style-name="ce1">
            <text:p>0.0305838</text:p>
          </table:table-cell>
          <table:table-cell table:style-name="ce1"/>
          <table:table-cell office:value-type="float" office:value="262" table:style-name="ce1">
            <text:p>262</text:p>
          </table:table-cell>
          <table:table-cell office:value-type="float" office:value="1371" table:style-name="ce1">
            <text:p>1371</text:p>
          </table:table-cell>
          <table:table-cell office:value-type="float" office:value="824" table:style-name="ce1">
            <text:p>824</text:p>
          </table:table-cell>
          <table:table-cell office:value-type="float" office:value="-1.0821499999999999" table:style-name="ce1">
            <text:p>-1.08215</text:p>
          </table:table-cell>
          <table:table-cell office:value-type="float" office:value="-1.8673500000000001" table:style-name="ce1">
            <text:p>-1.86735</text:p>
          </table:table-cell>
          <table:table-cell office:value-type="float" office:value="2.8718400000000002E-2" table:style-name="ce1">
            <text:p>0.0287184</text:p>
          </table:table-cell>
          <table:table-cell table:style-name="ce1"/>
          <table:table-cell office:value-type="float" office:value="262" table:style-name="ce1">
            <text:p>262</text:p>
          </table:table-cell>
          <table:table-cell office:value-type="float" office:value="1367" table:style-name="ce1">
            <text:p>1367</text:p>
          </table:table-cell>
          <table:table-cell office:value-type="float" office:value="791" table:style-name="ce1">
            <text:p>791</text:p>
          </table:table-cell>
          <table:table-cell office:value-type="float" office:value="-1.2634300000000001" table:style-name="ce1">
            <text:p>-1.26343</text:p>
          </table:table-cell>
          <table:table-cell office:value-type="float" office:value="-1.84344" table:style-name="ce1">
            <text:p>-1.84344</text:p>
          </table:table-cell>
          <table:table-cell office:value-type="float" office:value="2.87374E-2" table:style-name="ce1">
            <text:p>0.0287374</text:p>
          </table:table-cell>
          <table:table-cell table:style-name="ce1"/>
          <table:table-cell office:value-type="float" office:value="262" table:style-name="ce1">
            <text:p>262</text:p>
          </table:table-cell>
          <table:table-cell office:value-type="float" office:value="596" table:style-name="ce1">
            <text:p>596</text:p>
          </table:table-cell>
          <table:table-cell office:value-type="float" office:value="100" table:style-name="ce1">
            <text:p>100</text:p>
          </table:table-cell>
          <table:table-cell office:value-type="float" office:value="-5.0194799999999997" table:style-name="ce1">
            <text:p>-5.01948</text:p>
          </table:table-cell>
          <table:table-cell office:value-type="float" office:value="2.4369000000000001" table:style-name="ce1">
            <text:p>2.4369</text:p>
          </table:table-cell>
          <table:table-cell office:value-type="float" office:value="-2.47286E-2" table:style-name="ce1">
            <text:p>-0.0247286</text:p>
          </table:table-cell>
          <table:table-cell table:style-name="ce1"/>
          <table:table-cell office:value-type="float" office:value="262" table:style-name="ce1">
            <text:p>262</text:p>
          </table:table-cell>
          <table:table-cell office:value-type="float" office:value="1543" table:style-name="ce1">
            <text:p>1543</text:p>
          </table:table-cell>
          <table:table-cell office:value-type="float" office:value="1855" table:style-name="ce1">
            <text:p>1855</text:p>
          </table:table-cell>
          <table:table-cell office:value-type="float" office:value="4.57864" table:style-name="ce1">
            <text:p>4.57864</text:p>
          </table:table-cell>
          <table:table-cell office:value-type="float" office:value="-2.8731100000000001" table:style-name="ce1">
            <text:p>-2.87311</text:p>
          </table:table-cell>
          <table:table-cell office:value-type="float" office:value="3.1809799999999999E-2" table:style-name="ce1">
            <text:p>0.0318098</text:p>
          </table:table-cell>
          <table:table-cell table:number-columns-repeated="16350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1459" table:style-name="ce1">
            <text:p>1459</text:p>
          </table:table-cell>
          <table:table-cell office:value-type="float" office:value="1295" table:style-name="ce1">
            <text:p>1295</text:p>
          </table:table-cell>
          <table:table-cell office:value-type="float" office:value="1.5033700000000001" table:style-name="ce1">
            <text:p>1.50337</text:p>
          </table:table-cell>
          <table:table-cell office:value-type="float" office:value="-2.3786499999999999" table:style-name="ce1">
            <text:p>-2.37865</text:p>
          </table:table-cell>
          <table:table-cell office:value-type="float" office:value="3.0869299999999999E-2" table:style-name="ce1">
            <text:p>0.0308693</text:p>
          </table:table-cell>
          <table:table-cell table:style-name="ce1"/>
          <table:table-cell office:value-type="float" office:value="263" table:style-name="ce1">
            <text:p>263</text:p>
          </table:table-cell>
          <table:table-cell office:value-type="float" office:value="1404" table:style-name="ce1">
            <text:p>1404</text:p>
          </table:table-cell>
          <table:table-cell office:value-type="float" office:value="828" table:style-name="ce1">
            <text:p>828</text:p>
          </table:table-cell>
          <table:table-cell office:value-type="float" office:value="-1.06206" table:style-name="ce1">
            <text:p>-1.06206</text:p>
          </table:table-cell>
          <table:table-cell office:value-type="float" office:value="-2.04908" table:style-name="ce1">
            <text:p>-2.04908</text:p>
          </table:table-cell>
          <table:table-cell office:value-type="float" office:value="3.1264500000000001E-2" table:style-name="ce1">
            <text:p>0.0312645</text:p>
          </table:table-cell>
          <table:table-cell table:style-name="ce1"/>
          <table:table-cell office:value-type="float" office:value="263" table:style-name="ce1">
            <text:p>263</text:p>
          </table:table-cell>
          <table:table-cell office:value-type="float" office:value="1499" table:style-name="ce1">
            <text:p>1499</text:p>
          </table:table-cell>
          <table:table-cell office:value-type="float" office:value="1768" table:style-name="ce1">
            <text:p>1768</text:p>
          </table:table-cell>
          <table:table-cell office:value-type="float" office:value="4.1026699999999998" table:style-name="ce1">
            <text:p>4.10267</text:p>
          </table:table-cell>
          <table:table-cell office:value-type="float" office:value="-2.62608" table:style-name="ce1">
            <text:p>-2.62608</text:p>
          </table:table-cell>
          <table:table-cell office:value-type="float" office:value="2.9237900000000001E-2" table:style-name="ce1">
            <text:p>0.0292379</text:p>
          </table:table-cell>
          <table:table-cell table:style-name="ce1"/>
          <table:table-cell office:value-type="float" office:value="263" table:style-name="ce1">
            <text:p>263</text:p>
          </table:table-cell>
          <table:table-cell office:value-type="float" office:value="1399" table:style-name="ce1">
            <text:p>1399</text:p>
          </table:table-cell>
          <table:table-cell office:value-type="float" office:value="776" table:style-name="ce1">
            <text:p>776</text:p>
          </table:table-cell>
          <table:table-cell office:value-type="float" office:value="-1.34778" table:style-name="ce1">
            <text:p>-1.34778</text:p>
          </table:table-cell>
          <table:table-cell office:value-type="float" office:value="-2.0185599999999999" table:style-name="ce1">
            <text:p>-2.01856</text:p>
          </table:table-cell>
          <table:table-cell office:value-type="float" office:value="3.1396599999999997E-2" table:style-name="ce1">
            <text:p>0.0313966</text:p>
          </table:table-cell>
          <table:table-cell table:style-name="ce1"/>
          <table:table-cell office:value-type="float" office:value="263" table:style-name="ce1">
            <text:p>263</text:p>
          </table:table-cell>
          <table:table-cell office:value-type="float" office:value="616" table:style-name="ce1">
            <text:p>616</text:p>
          </table:table-cell>
          <table:table-cell office:value-type="float" office:value="95" table:style-name="ce1">
            <text:p>95</text:p>
          </table:table-cell>
          <table:table-cell office:value-type="float" office:value="-5.0481400000000001" table:style-name="ce1">
            <text:p>-5.04814</text:p>
          </table:table-cell>
          <table:table-cell office:value-type="float" office:value="2.3271999999999999" table:style-name="ce1">
            <text:p>2.3272</text:p>
          </table:table-cell>
          <table:table-cell office:value-type="float" office:value="-2.3110599999999999E-2" table:style-name="ce1">
            <text:p>-0.0231106</text:p>
          </table:table-cell>
          <table:table-cell table:number-columns-repeated="16350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1464" table:style-name="ce1">
            <text:p>1464</text:p>
          </table:table-cell>
          <table:table-cell office:value-type="float" office:value="1299" table:style-name="ce1">
            <text:p>1299</text:p>
          </table:table-cell>
          <table:table-cell office:value-type="float" office:value="1.52508" table:style-name="ce1">
            <text:p>1.52508</text:p>
          </table:table-cell>
          <table:table-cell office:value-type="float" office:value="-2.40638" table:style-name="ce1">
            <text:p>-2.40638</text:p>
          </table:table-cell>
          <table:table-cell office:value-type="float" office:value="3.1220899999999999E-2" table:style-name="ce1">
            <text:p>0.0312209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float" office:value="1424" table:style-name="ce1">
            <text:p>1424</text:p>
          </table:table-cell>
          <table:table-cell office:value-type="float" office:value="844" table:style-name="ce1">
            <text:p>844</text:p>
          </table:table-cell>
          <table:table-cell office:value-type="float" office:value="-0.97521199999999997" table:style-name="ce1">
            <text:p>-0.975212</text:p>
          </table:table-cell>
          <table:table-cell office:value-type="float" office:value="-2.16" table:style-name="ce1">
            <text:p>-2.16</text:p>
          </table:table-cell>
          <table:table-cell office:value-type="float" office:value="3.26708E-2" table:style-name="ce1">
            <text:p>0.0326708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float" office:value="1396" table:style-name="ce1">
            <text:p>1396</text:p>
          </table:table-cell>
          <table:table-cell office:value-type="float" office:value="651" table:style-name="ce1">
            <text:p>651</text:p>
          </table:table-cell>
          <table:table-cell office:value-type="float" office:value="-2.0351400000000002" table:style-name="ce1">
            <text:p>-2.03514</text:p>
          </table:table-cell>
          <table:table-cell office:value-type="float" office:value="-1.99481" table:style-name="ce1">
            <text:p>-1.99481</text:p>
          </table:table-cell>
          <table:table-cell office:value-type="float" office:value="3.2421100000000001E-2" table:style-name="ce1">
            <text:p>0.0324211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float" office:value="1523" table:style-name="ce1">
            <text:p>1523</text:p>
          </table:table-cell>
          <table:table-cell office:value-type="float" office:value="1851" table:style-name="ce1">
            <text:p>1851</text:p>
          </table:table-cell>
          <table:table-cell office:value-type="float" office:value="4.5578000000000003" table:style-name="ce1">
            <text:p>4.5578</text:p>
          </table:table-cell>
          <table:table-cell office:value-type="float" office:value="-2.76288" table:style-name="ce1">
            <text:p>-2.76288</text:p>
          </table:table-cell>
          <table:table-cell office:value-type="float" office:value="3.02826E-2" table:style-name="ce1">
            <text:p>0.0302826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float" office:value="1363" table:style-name="ce1">
            <text:p>1363</text:p>
          </table:table-cell>
          <table:table-cell office:value-type="float" office:value="392" table:style-name="ce1">
            <text:p>392</text:p>
          </table:table-cell>
          <table:table-cell office:value-type="float" office:value="-3.4577900000000001" table:style-name="ce1">
            <text:p>-3.45779</text:p>
          </table:table-cell>
          <table:table-cell office:value-type="float" office:value="-1.7983" table:style-name="ce1">
            <text:p>-1.7983</text:p>
          </table:table-cell>
          <table:table-cell office:value-type="float" office:value="3.24447E-2" table:style-name="ce1">
            <text:p>0.0324447</text:p>
          </table:table-cell>
          <table:table-cell table:number-columns-repeated="16350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1468" table:style-name="ce1">
            <text:p>1468</text:p>
          </table:table-cell>
          <table:table-cell office:value-type="float" office:value="1300" table:style-name="ce1">
            <text:p>1300</text:p>
          </table:table-cell>
          <table:table-cell office:value-type="float" office:value="1.5303500000000001" table:style-name="ce1">
            <text:p>1.53035</text:p>
          </table:table-cell>
          <table:table-cell office:value-type="float" office:value="-2.4284400000000002" table:style-name="ce1">
            <text:p>-2.42844</text:p>
          </table:table-cell>
          <table:table-cell office:value-type="float" office:value="3.1524299999999998E-2" table:style-name="ce1">
            <text:p>0.0315243</text:p>
          </table:table-cell>
          <table:table-cell table:style-name="ce1"/>
          <table:table-cell office:value-type="float" office:value="265" table:style-name="ce1">
            <text:p>265</text:p>
          </table:table-cell>
          <table:table-cell office:value-type="float" office:value="1428" table:style-name="ce1">
            <text:p>1428</text:p>
          </table:table-cell>
          <table:table-cell office:value-type="float" office:value="792" table:style-name="ce1">
            <text:p>792</text:p>
          </table:table-cell>
          <table:table-cell office:value-type="float" office:value="-1.26146" table:style-name="ce1">
            <text:p>-1.26146</text:p>
          </table:table-cell>
          <table:table-cell office:value-type="float" office:value="-2.1789800000000001" table:style-name="ce1">
            <text:p>-2.17898</text:p>
          </table:table-cell>
          <table:table-cell office:value-type="float" office:value="3.3508400000000001E-2" table:style-name="ce1">
            <text:p>0.0335084</text:p>
          </table:table-cell>
          <table:table-cell table:style-name="ce1"/>
          <table:table-cell office:value-type="float" office:value="265" table:style-name="ce1">
            <text:p>265</text:p>
          </table:table-cell>
          <table:table-cell office:value-type="float" office:value="1536" table:style-name="ce1">
            <text:p>1536</text:p>
          </table:table-cell>
          <table:table-cell office:value-type="float" office:value="1831" table:style-name="ce1">
            <text:p>1831</text:p>
          </table:table-cell>
          <table:table-cell office:value-type="float" office:value="4.4470400000000003" table:style-name="ce1">
            <text:p>4.44704</text:p>
          </table:table-cell>
          <table:table-cell office:value-type="float" office:value="-2.8332199999999998" table:style-name="ce1">
            <text:p>-2.83322</text:p>
          </table:table-cell>
          <table:table-cell office:value-type="float" office:value="3.1503000000000003E-2" table:style-name="ce1">
            <text:p>0.031503</text:p>
          </table:table-cell>
          <table:table-cell table:style-name="ce1"/>
          <table:table-cell office:value-type="float" office:value="265" table:style-name="ce1">
            <text:p>265</text:p>
          </table:table-cell>
          <table:table-cell office:value-type="float" office:value="584" table:style-name="ce1">
            <text:p>584</text:p>
          </table:table-cell>
          <table:table-cell office:value-type="float" office:value="88" table:style-name="ce1">
            <text:p>88</text:p>
          </table:table-cell>
          <table:table-cell office:value-type="float" office:value="-5.0847899999999999" table:style-name="ce1">
            <text:p>-5.08479</text:p>
          </table:table-cell>
          <table:table-cell office:value-type="float" office:value="2.50359" table:style-name="ce1">
            <text:p>2.50359</text:p>
          </table:table-cell>
          <table:table-cell office:value-type="float" office:value="-2.55482E-2" table:style-name="ce1">
            <text:p>-0.0255482</text:p>
          </table:table-cell>
          <table:table-cell table:style-name="ce1"/>
          <table:table-cell office:value-type="float" office:value="265" table:style-name="ce1">
            <text:p>265</text:p>
          </table:table-cell>
          <table:table-cell office:value-type="float" office:value="1599" table:style-name="ce1">
            <text:p>1599</text:p>
          </table:table-cell>
          <table:table-cell office:value-type="float" office:value="1848" table:style-name="ce1">
            <text:p>1848</text:p>
          </table:table-cell>
          <table:table-cell office:value-type="float" office:value="4.5369000000000002" table:style-name="ce1">
            <text:p>4.5369</text:p>
          </table:table-cell>
          <table:table-cell office:value-type="float" office:value="-3.1806899999999998" table:style-name="ce1">
            <text:p>-3.18069</text:p>
          </table:table-cell>
          <table:table-cell office:value-type="float" office:value="3.6269500000000003E-2" table:style-name="ce1">
            <text:p>0.0362695</text:p>
          </table:table-cell>
          <table:table-cell table:number-columns-repeated="16350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1471" table:style-name="ce1">
            <text:p>1471</text:p>
          </table:table-cell>
          <table:table-cell office:value-type="float" office:value="1304" table:style-name="ce1">
            <text:p>1304</text:p>
          </table:table-cell>
          <table:table-cell office:value-type="float" office:value="1.5521799999999999" table:style-name="ce1">
            <text:p>1.55218</text:p>
          </table:table-cell>
          <table:table-cell office:value-type="float" office:value="-2.4451700000000001" table:style-name="ce1">
            <text:p>-2.44517</text:p>
          </table:table-cell>
          <table:table-cell office:value-type="float" office:value="3.17191E-2" table:style-name="ce1">
            <text:p>0.0317191</text:p>
          </table:table-cell>
          <table:table-cell table:style-name="ce1"/>
          <table:table-cell office:value-type="float" office:value="266" table:style-name="ce1">
            <text:p>266</text:p>
          </table:table-cell>
          <table:table-cell office:value-type="float" office:value="1416" table:style-name="ce1">
            <text:p>1416</text:p>
          </table:table-cell>
          <table:table-cell office:value-type="float" office:value="844" table:style-name="ce1">
            <text:p>844</text:p>
          </table:table-cell>
          <table:table-cell office:value-type="float" office:value="-0.97474899999999998" table:style-name="ce1">
            <text:p>-0.974749</text:p>
          </table:table-cell>
          <table:table-cell office:value-type="float" office:value="-2.1160000000000001" table:style-name="ce1">
            <text:p>-2.116</text:p>
          </table:table-cell>
          <table:table-cell office:value-type="float" office:value="3.2043799999999997E-2" table:style-name="ce1">
            <text:p>0.0320438</text:p>
          </table:table-cell>
          <table:table-cell table:style-name="ce1"/>
          <table:table-cell office:value-type="float" office:value="266" table:style-name="ce1">
            <text:p>266</text:p>
          </table:table-cell>
          <table:table-cell office:value-type="float" office:value="1407" table:style-name="ce1">
            <text:p>1407</text:p>
          </table:table-cell>
          <table:table-cell office:value-type="float" office:value="791" table:style-name="ce1">
            <text:p>791</text:p>
          </table:table-cell>
          <table:table-cell office:value-type="float" office:value="-1.2657400000000001" table:style-name="ce1">
            <text:p>-1.26574</text:p>
          </table:table-cell>
          <table:table-cell office:value-type="float" office:value="-2.0634299999999999" table:style-name="ce1">
            <text:p>-2.06343</text:p>
          </table:table-cell>
          <table:table-cell office:value-type="float" office:value="3.1872499999999998E-2" table:style-name="ce1">
            <text:p>0.0318725</text:p>
          </table:table-cell>
          <table:table-cell table:style-name="ce1"/>
          <table:table-cell office:value-type="float" office:value="266" table:style-name="ce1">
            <text:p>266</text:p>
          </table:table-cell>
          <table:table-cell office:value-type="float" office:value="1523" table:style-name="ce1">
            <text:p>1523</text:p>
          </table:table-cell>
          <table:table-cell office:value-type="float" office:value="1764" table:style-name="ce1">
            <text:p>1764</text:p>
          </table:table-cell>
          <table:table-cell office:value-type="float" office:value="4.0792799999999998" table:style-name="ce1">
            <text:p>4.07928</text:p>
          </table:table-cell>
          <table:table-cell office:value-type="float" office:value="-2.7578399999999998" table:style-name="ce1">
            <text:p>-2.75784</text:p>
          </table:table-cell>
          <table:table-cell office:value-type="float" office:value="3.1159300000000001E-2" table:style-name="ce1">
            <text:p>0.0311593</text:p>
          </table:table-cell>
          <table:table-cell table:style-name="ce1"/>
          <table:table-cell office:value-type="float" office:value="266" table:style-name="ce1">
            <text:p>266</text:p>
          </table:table-cell>
          <table:table-cell office:value-type="float" office:value="1356" table:style-name="ce1">
            <text:p>1356</text:p>
          </table:table-cell>
          <table:table-cell office:value-type="float" office:value="375" table:style-name="ce1">
            <text:p>375</text:p>
          </table:table-cell>
          <table:table-cell office:value-type="float" office:value="-3.5508899999999999" table:style-name="ce1">
            <text:p>-3.55089</text:p>
          </table:table-cell>
          <table:table-cell office:value-type="float" office:value="-1.75881" table:style-name="ce1">
            <text:p>-1.75881</text:p>
          </table:table-cell>
          <table:table-cell office:value-type="float" office:value="3.20673E-2" table:style-name="ce1">
            <text:p>0.0320673</text:p>
          </table:table-cell>
          <table:table-cell table:number-columns-repeated="16350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1479" table:style-name="ce1">
            <text:p>1479</text:p>
          </table:table-cell>
          <table:table-cell office:value-type="float" office:value="1304" table:style-name="ce1">
            <text:p>1304</text:p>
          </table:table-cell>
          <table:table-cell office:value-type="float" office:value="1.5517099999999999" table:style-name="ce1">
            <text:p>1.55171</text:p>
          </table:table-cell>
          <table:table-cell office:value-type="float" office:value="-2.4891700000000001" table:style-name="ce1">
            <text:p>-2.48917</text:p>
          </table:table-cell>
          <table:table-cell office:value-type="float" office:value="3.2346100000000003E-2" table:style-name="ce1">
            <text:p>0.0323461</text:p>
          </table:table-cell>
          <table:table-cell table:style-name="ce1"/>
          <table:table-cell office:value-type="float" office:value="267" table:style-name="ce1">
            <text:p>267</text:p>
          </table:table-cell>
          <table:table-cell office:value-type="float" office:value="1416" table:style-name="ce1">
            <text:p>1416</text:p>
          </table:table-cell>
          <table:table-cell office:value-type="float" office:value="900" table:style-name="ce1">
            <text:p>900</text:p>
          </table:table-cell>
          <table:table-cell office:value-type="float" office:value="-0.666736" table:style-name="ce1">
            <text:p>-0.666736</text:p>
          </table:table-cell>
          <table:table-cell office:value-type="float" office:value="-2.1192500000000001" table:style-name="ce1">
            <text:p>-2.11925</text:p>
          </table:table-cell>
          <table:table-cell office:value-type="float" office:value="3.1479500000000001E-2" table:style-name="ce1">
            <text:p>0.0314795</text:p>
          </table:table-cell>
          <table:table-cell table:style-name="ce1"/>
          <table:table-cell office:value-type="float" office:value="267" table:style-name="ce1">
            <text:p>267</text:p>
          </table:table-cell>
          <table:table-cell office:value-type="float" office:value="1384" table:style-name="ce1">
            <text:p>1384</text:p>
          </table:table-cell>
          <table:table-cell office:value-type="float" office:value="715" table:style-name="ce1">
            <text:p>715</text:p>
          </table:table-cell>
          <table:table-cell office:value-type="float" office:value="-1.6824300000000001" table:style-name="ce1">
            <text:p>-1.68243</text:p>
          </table:table-cell>
          <table:table-cell office:value-type="float" office:value="-1.9325300000000001" table:style-name="ce1">
            <text:p>-1.93253</text:p>
          </table:table-cell>
          <table:table-cell office:value-type="float" office:value="3.0835700000000001E-2" table:style-name="ce1">
            <text:p>0.0308357</text:p>
          </table:table-cell>
          <table:table-cell table:style-name="ce1"/>
          <table:table-cell office:value-type="float" office:value="267" table:style-name="ce1">
            <text:p>267</text:p>
          </table:table-cell>
          <table:table-cell office:value-type="float" office:value="1551" table:style-name="ce1">
            <text:p>1551</text:p>
          </table:table-cell>
          <table:table-cell office:value-type="float" office:value="1827" table:style-name="ce1">
            <text:p>1827</text:p>
          </table:table-cell>
          <table:table-cell office:value-type="float" office:value="4.4241700000000002" table:style-name="ce1">
            <text:p>4.42417</text:p>
          </table:table-cell>
          <table:table-cell office:value-type="float" office:value="-2.9154800000000001" table:style-name="ce1">
            <text:p>-2.91548</text:p>
          </table:table-cell>
          <table:table-cell office:value-type="float" office:value="3.2718999999999998E-2" table:style-name="ce1">
            <text:p>0.032719</text:p>
          </table:table-cell>
          <table:table-cell table:style-name="ce1"/>
          <table:table-cell office:value-type="float" office:value="267" table:style-name="ce1">
            <text:p>267</text:p>
          </table:table-cell>
          <table:table-cell office:value-type="float" office:value="1320" table:style-name="ce1">
            <text:p>1320</text:p>
          </table:table-cell>
          <table:table-cell office:value-type="float" office:value="316" table:style-name="ce1">
            <text:p>316</text:p>
          </table:table-cell>
          <table:table-cell office:value-type="float" office:value="-3.8733200000000001" table:style-name="ce1">
            <text:p>-3.87332</text:p>
          </table:table-cell>
          <table:table-cell office:value-type="float" office:value="-1.5573999999999999" table:style-name="ce1">
            <text:p>-1.5574</text:p>
          </table:table-cell>
          <table:table-cell office:value-type="float" office:value="2.98403E-2" table:style-name="ce1">
            <text:p>0.0298403</text:p>
          </table:table-cell>
          <table:table-cell table:number-columns-repeated="16350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1479" table:style-name="ce1">
            <text:p>1479</text:p>
          </table:table-cell>
          <table:table-cell office:value-type="float" office:value="1303" table:style-name="ce1">
            <text:p>1303</text:p>
          </table:table-cell>
          <table:table-cell office:value-type="float" office:value="1.5462100000000001" table:style-name="ce1">
            <text:p>1.54621</text:p>
          </table:table-cell>
          <table:table-cell office:value-type="float" office:value="-2.4891100000000002" table:style-name="ce1">
            <text:p>-2.48911</text:p>
          </table:table-cell>
          <table:table-cell office:value-type="float" office:value="3.2356200000000002E-2" table:style-name="ce1">
            <text:p>0.0323562</text:p>
          </table:table-cell>
          <table:table-cell table:style-name="ce1"/>
          <table:table-cell office:value-type="float" office:value="268" table:style-name="ce1">
            <text:p>268</text:p>
          </table:table-cell>
          <table:table-cell office:value-type="float" office:value="1432" table:style-name="ce1">
            <text:p>1432</text:p>
          </table:table-cell>
          <table:table-cell office:value-type="float" office:value="759" table:style-name="ce1">
            <text:p>759</text:p>
          </table:table-cell>
          <table:table-cell office:value-type="float" office:value="-1.44319" table:style-name="ce1">
            <text:p>-1.44319</text:p>
          </table:table-cell>
          <table:table-cell office:value-type="float" office:value="-2.1990599999999998" table:style-name="ce1">
            <text:p>-2.19906</text:p>
          </table:table-cell>
          <table:table-cell office:value-type="float" office:value="3.4154400000000001E-2" table:style-name="ce1">
            <text:p>0.0341544</text:p>
          </table:table-cell>
          <table:table-cell table:style-name="ce1"/>
          <table:table-cell office:value-type="float" office:value="268" table:style-name="ce1">
            <text:p>268</text:p>
          </table:table-cell>
          <table:table-cell office:value-type="float" office:value="1555" table:style-name="ce1">
            <text:p>1555</text:p>
          </table:table-cell>
          <table:table-cell office:value-type="float" office:value="1856" table:style-name="ce1">
            <text:p>1856</text:p>
          </table:table-cell>
          <table:table-cell office:value-type="float" office:value="4.58345" table:style-name="ce1">
            <text:p>4.58345</text:p>
          </table:table-cell>
          <table:table-cell office:value-type="float" office:value="-2.9391600000000002" table:style-name="ce1">
            <text:p>-2.93916</text:p>
          </table:table-cell>
          <table:table-cell office:value-type="float" office:value="3.27403E-2" table:style-name="ce1">
            <text:p>0.0327403</text:p>
          </table:table-cell>
          <table:table-cell table:style-name="ce1"/>
          <table:table-cell office:value-type="float" office:value="268" table:style-name="ce1">
            <text:p>268</text:p>
          </table:table-cell>
          <table:table-cell office:value-type="float" office:value="1371" table:style-name="ce1">
            <text:p>1371</text:p>
          </table:table-cell>
          <table:table-cell office:value-type="float" office:value="820" table:style-name="ce1">
            <text:p>820</text:p>
          </table:table-cell>
          <table:table-cell office:value-type="float" office:value="-1.10415" table:style-name="ce1">
            <text:p>-1.10415</text:p>
          </table:table-cell>
          <table:table-cell office:value-type="float" office:value="-1.8671199999999999" table:style-name="ce1">
            <text:p>-1.86712</text:p>
          </table:table-cell>
          <table:table-cell office:value-type="float" office:value="2.8758700000000002E-2" table:style-name="ce1">
            <text:p>0.0287587</text:p>
          </table:table-cell>
          <table:table-cell table:style-name="ce1"/>
          <table:table-cell office:value-type="float" office:value="268" table:style-name="ce1">
            <text:p>268</text:p>
          </table:table-cell>
          <table:table-cell office:value-type="float" office:value="608" table:style-name="ce1">
            <text:p>608</text:p>
          </table:table-cell>
          <table:table-cell office:value-type="float" office:value="96" table:style-name="ce1">
            <text:p>96</text:p>
          </table:table-cell>
          <table:table-cell office:value-type="float" office:value="-5.0421699999999996" table:style-name="ce1">
            <text:p>-5.04217</text:p>
          </table:table-cell>
          <table:table-cell office:value-type="float" office:value="2.37114" table:style-name="ce1">
            <text:p>2.37114</text:p>
          </table:table-cell>
          <table:table-cell office:value-type="float" office:value="-2.37477E-2" table:style-name="ce1">
            <text:p>-0.0237477</text:p>
          </table:table-cell>
          <table:table-cell table:number-columns-repeated="16350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1488" table:style-name="ce1">
            <text:p>1488</text:p>
          </table:table-cell>
          <table:table-cell office:value-type="float" office:value="1303" table:style-name="ce1">
            <text:p>1303</text:p>
          </table:table-cell>
          <table:table-cell office:value-type="float" office:value="1.54569" table:style-name="ce1">
            <text:p>1.54569</text:p>
          </table:table-cell>
          <table:table-cell office:value-type="float" office:value="-2.5386000000000002" table:style-name="ce1">
            <text:p>-2.5386</text:p>
          </table:table-cell>
          <table:table-cell office:value-type="float" office:value="3.3061599999999997E-2" table:style-name="ce1">
            <text:p>0.0330616</text:p>
          </table:table-cell>
          <table:table-cell table:style-name="ce1"/>
          <table:table-cell office:value-type="float" office:value="269" table:style-name="ce1">
            <text:p>269</text:p>
          </table:table-cell>
          <table:table-cell office:value-type="float" office:value="1484" table:style-name="ce1">
            <text:p>1484</text:p>
          </table:table-cell>
          <table:table-cell office:value-type="float" office:value="844" table:style-name="ce1">
            <text:p>844</text:p>
          </table:table-cell>
          <table:table-cell office:value-type="float" office:value="-0.97868299999999997" table:style-name="ce1">
            <text:p>-0.978683</text:p>
          </table:table-cell>
          <table:table-cell office:value-type="float" office:value="-2.4899800000000001" table:style-name="ce1">
            <text:p>-2.48998</text:p>
          </table:table-cell>
          <table:table-cell office:value-type="float" office:value="3.7373499999999997E-2" table:style-name="ce1">
            <text:p>0.0373735</text:p>
          </table:table-cell>
          <table:table-cell table:style-name="ce1"/>
          <table:table-cell office:value-type="float" office:value="269" table:style-name="ce1">
            <text:p>269</text:p>
          </table:table-cell>
          <table:table-cell office:value-type="float" office:value="1524" table:style-name="ce1">
            <text:p>1524</text:p>
          </table:table-cell>
          <table:table-cell office:value-type="float" office:value="1840" table:style-name="ce1">
            <text:p>1840</text:p>
          </table:table-cell>
          <table:table-cell office:value-type="float" office:value="4.4972399999999997" table:style-name="ce1">
            <text:p>4.49724</text:p>
          </table:table-cell>
          <table:table-cell office:value-type="float" office:value="-2.7677399999999999" table:style-name="ce1">
            <text:p>-2.76774</text:p>
          </table:table-cell>
          <table:table-cell office:value-type="float" office:value="3.04718E-2" table:style-name="ce1">
            <text:p>0.0304718</text:p>
          </table:table-cell>
          <table:table-cell table:style-name="ce1"/>
          <table:table-cell office:value-type="float" office:value="269" table:style-name="ce1">
            <text:p>269</text:p>
          </table:table-cell>
          <table:table-cell office:value-type="float" office:value="1428" table:style-name="ce1">
            <text:p>1428</text:p>
          </table:table-cell>
          <table:table-cell office:value-type="float" office:value="780" table:style-name="ce1">
            <text:p>780</text:p>
          </table:table-cell>
          <table:table-cell office:value-type="float" office:value="-1.3274600000000001" table:style-name="ce1">
            <text:p>-1.32746</text:p>
          </table:table-cell>
          <table:table-cell office:value-type="float" office:value="-2.17828" table:style-name="ce1">
            <text:p>-2.17828</text:p>
          </table:table-cell>
          <table:table-cell office:value-type="float" office:value="3.3629300000000001E-2" table:style-name="ce1">
            <text:p>0.0336293</text:p>
          </table:table-cell>
          <table:table-cell table:style-name="ce1"/>
          <table:table-cell office:value-type="float" office:value="269" table:style-name="ce1">
            <text:p>269</text:p>
          </table:table-cell>
          <table:table-cell office:value-type="float" office:value="592" table:style-name="ce1">
            <text:p>592</text:p>
          </table:table-cell>
          <table:table-cell office:value-type="float" office:value="91" table:style-name="ce1">
            <text:p>91</text:p>
          </table:table-cell>
          <table:table-cell office:value-type="float" office:value="-5.0687499999999996" table:style-name="ce1">
            <text:p>-5.06875</text:p>
          </table:table-cell>
          <table:table-cell office:value-type="float" office:value="2.4594200000000002" table:style-name="ce1">
            <text:p>2.45942</text:p>
          </table:table-cell>
          <table:table-cell office:value-type="float" office:value="-2.4951399999999999E-2" table:style-name="ce1">
            <text:p>-0.0249514</text:p>
          </table:table-cell>
          <table:table-cell table:number-columns-repeated="16350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1487" table:style-name="ce1">
            <text:p>1487</text:p>
          </table:table-cell>
          <table:table-cell office:value-type="float" office:value="1308" table:style-name="ce1">
            <text:p>1308</text:p>
          </table:table-cell>
          <table:table-cell office:value-type="float" office:value="1.57325" table:style-name="ce1">
            <text:p>1.57325</text:p>
          </table:table-cell>
          <table:table-cell office:value-type="float" office:value="-2.5333899999999998" table:style-name="ce1">
            <text:p>-2.53339</text:p>
          </table:table-cell>
          <table:table-cell office:value-type="float" office:value="3.2932900000000001E-2" table:style-name="ce1">
            <text:p>0.0329329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1440" table:style-name="ce1">
            <text:p>1440</text:p>
          </table:table-cell>
          <table:table-cell office:value-type="float" office:value="875" table:style-name="ce1">
            <text:p>875</text:p>
          </table:table-cell>
          <table:table-cell office:value-type="float" office:value="-0.80562999999999996" table:style-name="ce1">
            <text:p>-0.80563</text:p>
          </table:table-cell>
          <table:table-cell office:value-type="float" office:value="-2.24979" table:style-name="ce1">
            <text:p>-2.24979</text:p>
          </table:table-cell>
          <table:table-cell office:value-type="float" office:value="3.3612499999999997E-2" table:style-name="ce1">
            <text:p>0.0336125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1428" table:style-name="ce1">
            <text:p>1428</text:p>
          </table:table-cell>
          <table:table-cell office:value-type="float" office:value="779" table:style-name="ce1">
            <text:p>779</text:p>
          </table:table-cell>
          <table:table-cell office:value-type="float" office:value="-1.3329599999999999" table:style-name="ce1">
            <text:p>-1.33296</text:p>
          </table:table-cell>
          <table:table-cell office:value-type="float" office:value="-2.1782300000000001" table:style-name="ce1">
            <text:p>-2.17823</text:p>
          </table:table-cell>
          <table:table-cell office:value-type="float" office:value="3.36394E-2" table:style-name="ce1">
            <text:p>0.0336394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1500" table:style-name="ce1">
            <text:p>1500</text:p>
          </table:table-cell>
          <table:table-cell office:value-type="float" office:value="1892" table:style-name="ce1">
            <text:p>1892</text:p>
          </table:table-cell>
          <table:table-cell office:value-type="float" office:value="4.7846399999999996" table:style-name="ce1">
            <text:p>4.78464</text:p>
          </table:table-cell>
          <table:table-cell office:value-type="float" office:value="-2.6387700000000001" table:style-name="ce1">
            <text:p>-2.63877</text:p>
          </table:table-cell>
          <table:table-cell office:value-type="float" office:value="2.80667E-2" table:style-name="ce1">
            <text:p>0.0280667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1388" table:style-name="ce1">
            <text:p>1388</text:p>
          </table:table-cell>
          <table:table-cell office:value-type="float" office:value="392" table:style-name="ce1">
            <text:p>392</text:p>
          </table:table-cell>
          <table:table-cell office:value-type="float" office:value="-3.4592299999999998" table:style-name="ce1">
            <text:p>-3.45923</text:p>
          </table:table-cell>
          <table:table-cell office:value-type="float" office:value="-1.9357899999999999" table:style-name="ce1">
            <text:p>-1.93579</text:p>
          </table:table-cell>
          <table:table-cell office:value-type="float" office:value="3.44041E-2" table:style-name="ce1">
            <text:p>0.0344041</text:p>
          </table:table-cell>
          <table:table-cell table:number-columns-repeated="16350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1496" table:style-name="ce1">
            <text:p>1496</text:p>
          </table:table-cell>
          <table:table-cell office:value-type="float" office:value="1308" table:style-name="ce1">
            <text:p>1308</text:p>
          </table:table-cell>
          <table:table-cell office:value-type="float" office:value="1.57273" table:style-name="ce1">
            <text:p>1.57273</text:p>
          </table:table-cell>
          <table:table-cell office:value-type="float" office:value="-2.5828899999999999" table:style-name="ce1">
            <text:p>-2.58289</text:p>
          </table:table-cell>
          <table:table-cell office:value-type="float" office:value="3.3638300000000003E-2" table:style-name="ce1">
            <text:p>0.0336383</text:p>
          </table:table-cell>
          <table:table-cell table:style-name="ce1"/>
          <table:table-cell office:value-type="float" office:value="271" table:style-name="ce1">
            <text:p>271</text:p>
          </table:table-cell>
          <table:table-cell office:value-type="float" office:value="1404" table:style-name="ce1">
            <text:p>1404</text:p>
          </table:table-cell>
          <table:table-cell office:value-type="float" office:value="783" table:style-name="ce1">
            <text:p>783</text:p>
          </table:table-cell>
          <table:table-cell office:value-type="float" office:value="-1.3095699999999999" table:style-name="ce1">
            <text:p>-1.30957</text:p>
          </table:table-cell>
          <table:table-cell office:value-type="float" office:value="-2.0464699999999998" table:style-name="ce1">
            <text:p>-2.04647</text:p>
          </table:table-cell>
          <table:table-cell office:value-type="float" office:value="3.1718000000000003E-2" table:style-name="ce1">
            <text:p>0.031718</text:p>
          </table:table-cell>
          <table:table-cell table:style-name="ce1"/>
          <table:table-cell office:value-type="float" office:value="271" table:style-name="ce1">
            <text:p>271</text:p>
          </table:table-cell>
          <table:table-cell office:value-type="float" office:value="1555" table:style-name="ce1">
            <text:p>1555</text:p>
          </table:table-cell>
          <table:table-cell office:value-type="float" office:value="1768" table:style-name="ce1">
            <text:p>1768</text:p>
          </table:table-cell>
          <table:table-cell office:value-type="float" office:value="4.0994299999999999" table:style-name="ce1">
            <text:p>4.09943</text:p>
          </table:table-cell>
          <table:table-cell office:value-type="float" office:value="-2.9340600000000001" table:style-name="ce1">
            <text:p>-2.93406</text:p>
          </table:table-cell>
          <table:table-cell office:value-type="float" office:value="3.36271E-2" table:style-name="ce1">
            <text:p>0.0336271</text:p>
          </table:table-cell>
          <table:table-cell table:style-name="ce1"/>
          <table:table-cell office:value-type="float" office:value="271" table:style-name="ce1">
            <text:p>271</text:p>
          </table:table-cell>
          <table:table-cell office:value-type="float" office:value="1615" table:style-name="ce1">
            <text:p>1615</text:p>
          </table:table-cell>
          <table:table-cell office:value-type="float" office:value="1771" table:style-name="ce1">
            <text:p>1771</text:p>
          </table:table-cell>
          <table:table-cell office:value-type="float" office:value="4.1124499999999999" table:style-name="ce1">
            <text:p>4.11245</text:p>
          </table:table-cell>
          <table:table-cell office:value-type="float" office:value="-3.2642099999999998" table:style-name="ce1">
            <text:p>-3.26421</text:p>
          </table:table-cell>
          <table:table-cell office:value-type="float" office:value="3.82995E-2" table:style-name="ce1">
            <text:p>0.0382995</text:p>
          </table:table-cell>
          <table:table-cell table:style-name="ce1"/>
          <table:table-cell office:value-type="float" office:value="271" table:style-name="ce1">
            <text:p>271</text:p>
          </table:table-cell>
          <table:table-cell office:value-type="float" office:value="1532" table:style-name="ce1">
            <text:p>1532</text:p>
          </table:table-cell>
          <table:table-cell office:value-type="float" office:value="815" table:style-name="ce1">
            <text:p>815</text:p>
          </table:table-cell>
          <table:table-cell office:value-type="float" office:value="-1.14097" table:style-name="ce1">
            <text:p>-1.14097</text:p>
          </table:table-cell>
          <table:table-cell office:value-type="float" office:value="-2.7522799999999998" table:style-name="ce1">
            <text:p>-2.75228</text:p>
          </table:table-cell>
          <table:table-cell office:value-type="float" office:value="4.1427899999999997E-2" table:style-name="ce1">
            <text:p>0.0414279</text:p>
          </table:table-cell>
          <table:table-cell table:number-columns-repeated="16350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1500" table:style-name="ce1">
            <text:p>1500</text:p>
          </table:table-cell>
          <table:table-cell office:value-type="float" office:value="1307" table:style-name="ce1">
            <text:p>1307</text:p>
          </table:table-cell>
          <table:table-cell office:value-type="float" office:value="1.5669999999999999" table:style-name="ce1">
            <text:p>1.567</text:p>
          </table:table-cell>
          <table:table-cell office:value-type="float" office:value="-2.6048300000000002" table:style-name="ce1">
            <text:p>-2.60483</text:p>
          </table:table-cell>
          <table:table-cell office:value-type="float" office:value="3.39618E-2" table:style-name="ce1">
            <text:p>0.0339618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float" office:value="1436" table:style-name="ce1">
            <text:p>1436</text:p>
          </table:table-cell>
          <table:table-cell office:value-type="float" office:value="827" table:style-name="ce1">
            <text:p>827</text:p>
          </table:table-cell>
          <table:table-cell office:value-type="float" office:value="-1.06941" table:style-name="ce1">
            <text:p>-1.06941</text:p>
          </table:table-cell>
          <table:table-cell office:value-type="float" office:value="-2.2250100000000002" table:style-name="ce1">
            <text:p>-2.22501</text:p>
          </table:table-cell>
          <table:table-cell office:value-type="float" office:value="3.3782699999999999E-2" table:style-name="ce1">
            <text:p>0.0337827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float" office:value="1472" table:style-name="ce1">
            <text:p>1472</text:p>
          </table:table-cell>
          <table:table-cell office:value-type="float" office:value="788" table:style-name="ce1">
            <text:p>788</text:p>
          </table:table-cell>
          <table:table-cell office:value-type="float" office:value="-1.286" table:style-name="ce1">
            <text:p>-1.286</text:p>
          </table:table-cell>
          <table:table-cell office:value-type="float" office:value="-2.4207299999999998" table:style-name="ce1">
            <text:p>-2.42073</text:p>
          </table:table-cell>
          <table:table-cell office:value-type="float" office:value="3.6997299999999997E-2" table:style-name="ce1">
            <text:p>0.0369973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float" office:value="1527" table:style-name="ce1">
            <text:p>1527</text:p>
          </table:table-cell>
          <table:table-cell office:value-type="float" office:value="1812" table:style-name="ce1">
            <text:p>1812</text:p>
          </table:table-cell>
          <table:table-cell office:value-type="float" office:value="4.3430600000000004" table:style-name="ce1">
            <text:p>4.34306</text:p>
          </table:table-cell>
          <table:table-cell office:value-type="float" office:value="-2.7826200000000001" table:style-name="ce1">
            <text:p>-2.78262</text:p>
          </table:table-cell>
          <table:table-cell office:value-type="float" office:value="3.0989099999999999E-2" table:style-name="ce1">
            <text:p>0.0309891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float" office:value="1599" table:style-name="ce1">
            <text:p>1599</text:p>
          </table:table-cell>
          <table:table-cell office:value-type="float" office:value="1904" table:style-name="ce1">
            <text:p>1904</text:p>
          </table:table-cell>
          <table:table-cell office:value-type="float" office:value="4.8449099999999996" table:style-name="ce1">
            <text:p>4.84491</text:p>
          </table:table-cell>
          <table:table-cell office:value-type="float" office:value="-3.1839300000000001" table:style-name="ce1">
            <text:p>-3.18393</text:p>
          </table:table-cell>
          <table:table-cell office:value-type="float" office:value="3.5705199999999999E-2" table:style-name="ce1">
            <text:p>0.0357052</text:p>
          </table:table-cell>
          <table:table-cell table:number-columns-repeated="16350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1504" table:style-name="ce1">
            <text:p>1504</text:p>
          </table:table-cell>
          <table:table-cell office:value-type="float" office:value="1311" table:style-name="ce1">
            <text:p>1311</text:p>
          </table:table-cell>
          <table:table-cell office:value-type="float" office:value="1.58877" table:style-name="ce1">
            <text:p>1.58877</text:p>
          </table:table-cell>
          <table:table-cell office:value-type="float" office:value="-2.6270600000000002" table:style-name="ce1">
            <text:p>-2.62706</text:p>
          </table:table-cell>
          <table:table-cell office:value-type="float" office:value="3.4235000000000002E-2" table:style-name="ce1">
            <text:p>0.034235</text:p>
          </table:table-cell>
          <table:table-cell table:style-name="ce1"/>
          <table:table-cell office:value-type="float" office:value="273" table:style-name="ce1">
            <text:p>273</text:p>
          </table:table-cell>
          <table:table-cell office:value-type="float" office:value="1575" table:style-name="ce1">
            <text:p>1575</text:p>
          </table:table-cell>
          <table:table-cell office:value-type="float" office:value="1767" table:style-name="ce1">
            <text:p>1767</text:p>
          </table:table-cell>
          <table:table-cell office:value-type="float" office:value="4.0927699999999998" table:style-name="ce1">
            <text:p>4.09277</text:p>
          </table:table-cell>
          <table:table-cell office:value-type="float" office:value="-3.04399" table:style-name="ce1">
            <text:p>-3.04399</text:p>
          </table:table-cell>
          <table:table-cell office:value-type="float" office:value="3.5204699999999998E-2" table:style-name="ce1">
            <text:p>0.0352047</text:p>
          </table:table-cell>
          <table:table-cell table:style-name="ce1"/>
          <table:table-cell office:value-type="float" office:value="273" table:style-name="ce1">
            <text:p>273</text:p>
          </table:table-cell>
          <table:table-cell office:value-type="float" office:value="1420" table:style-name="ce1">
            <text:p>1420</text:p>
          </table:table-cell>
          <table:table-cell office:value-type="float" office:value="788" table:style-name="ce1">
            <text:p>788</text:p>
          </table:table-cell>
          <table:table-cell office:value-type="float" office:value="-1.2829900000000001" table:style-name="ce1">
            <text:p>-1.28299</text:p>
          </table:table-cell>
          <table:table-cell office:value-type="float" office:value="-2.1347499999999999" table:style-name="ce1">
            <text:p>-2.13475</text:p>
          </table:table-cell>
          <table:table-cell office:value-type="float" office:value="3.2921600000000002E-2" table:style-name="ce1">
            <text:p>0.0329216</text:p>
          </table:table-cell>
          <table:table-cell table:style-name="ce1"/>
          <table:table-cell office:value-type="float" office:value="273" table:style-name="ce1">
            <text:p>273</text:p>
          </table:table-cell>
          <table:table-cell office:value-type="float" office:value="1600" table:style-name="ce1">
            <text:p>1600</text:p>
          </table:table-cell>
          <table:table-cell office:value-type="float" office:value="1915" table:style-name="ce1">
            <text:p>1915</text:p>
          </table:table-cell>
          <table:table-cell office:value-type="float" office:value="4.9053599999999999" table:style-name="ce1">
            <text:p>4.90536</text:p>
          </table:table-cell>
          <table:table-cell office:value-type="float" office:value="-3.19007" table:style-name="ce1">
            <text:p>-3.19007</text:p>
          </table:table-cell>
          <table:table-cell office:value-type="float" office:value="3.5672700000000002E-2" table:style-name="ce1">
            <text:p>0.0356727</text:p>
          </table:table-cell>
          <table:table-cell table:style-name="ce1"/>
          <table:table-cell office:value-type="float" office:value="273" table:style-name="ce1">
            <text:p>273</text:p>
          </table:table-cell>
          <table:table-cell office:value-type="float" office:value="1528" table:style-name="ce1">
            <text:p>1528</text:p>
          </table:table-cell>
          <table:table-cell office:value-type="float" office:value="832" table:style-name="ce1">
            <text:p>832</text:p>
          </table:table-cell>
          <table:table-cell office:value-type="float" office:value="-1.0472300000000001" table:style-name="ce1">
            <text:p>-1.04723</text:p>
          </table:table-cell>
          <table:table-cell office:value-type="float" office:value="-2.7312699999999999" table:style-name="ce1">
            <text:p>-2.73127</text:p>
          </table:table-cell>
          <table:table-cell office:value-type="float" office:value="4.0943100000000003E-2" table:style-name="ce1">
            <text:p>0.0409431</text:p>
          </table:table-cell>
          <table:table-cell table:number-columns-repeated="16350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1504" table:style-name="ce1">
            <text:p>1504</text:p>
          </table:table-cell>
          <table:table-cell office:value-type="float" office:value="1311" table:style-name="ce1">
            <text:p>1311</text:p>
          </table:table-cell>
          <table:table-cell office:value-type="float" office:value="1.58877" table:style-name="ce1">
            <text:p>1.58877</text:p>
          </table:table-cell>
          <table:table-cell office:value-type="float" office:value="-2.6270600000000002" table:style-name="ce1">
            <text:p>-2.62706</text:p>
          </table:table-cell>
          <table:table-cell office:value-type="float" office:value="3.4235000000000002E-2" table:style-name="ce1">
            <text:p>0.034235</text:p>
          </table:table-cell>
          <table:table-cell table:style-name="ce1"/>
          <table:table-cell office:value-type="float" office:value="274" table:style-name="ce1">
            <text:p>274</text:p>
          </table:table-cell>
          <table:table-cell office:value-type="float" office:value="1428" table:style-name="ce1">
            <text:p>1428</text:p>
          </table:table-cell>
          <table:table-cell office:value-type="float" office:value="815" table:style-name="ce1">
            <text:p>815</text:p>
          </table:table-cell>
          <table:table-cell office:value-type="float" office:value="-1.1349499999999999" table:style-name="ce1">
            <text:p>-1.13495</text:p>
          </table:table-cell>
          <table:table-cell office:value-type="float" office:value="-2.18031" table:style-name="ce1">
            <text:p>-2.18031</text:p>
          </table:table-cell>
          <table:table-cell office:value-type="float" office:value="3.3276600000000003E-2" table:style-name="ce1">
            <text:p>0.0332766</text:p>
          </table:table-cell>
          <table:table-cell table:style-name="ce1"/>
          <table:table-cell office:value-type="float" office:value="274" table:style-name="ce1">
            <text:p>274</text:p>
          </table:table-cell>
          <table:table-cell office:value-type="float" office:value="1420" table:style-name="ce1">
            <text:p>1420</text:p>
          </table:table-cell>
          <table:table-cell office:value-type="float" office:value="788" table:style-name="ce1">
            <text:p>788</text:p>
          </table:table-cell>
          <table:table-cell office:value-type="float" office:value="-1.2829900000000001" table:style-name="ce1">
            <text:p>-1.28299</text:p>
          </table:table-cell>
          <table:table-cell office:value-type="float" office:value="-2.1347499999999999" table:style-name="ce1">
            <text:p>-2.13475</text:p>
          </table:table-cell>
          <table:table-cell office:value-type="float" office:value="3.2921600000000002E-2" table:style-name="ce1">
            <text:p>0.0329216</text:p>
          </table:table-cell>
          <table:table-cell table:style-name="ce1"/>
          <table:table-cell office:value-type="float" office:value="274" table:style-name="ce1">
            <text:p>274</text:p>
          </table:table-cell>
          <table:table-cell office:value-type="float" office:value="1603" table:style-name="ce1">
            <text:p>1603</text:p>
          </table:table-cell>
          <table:table-cell office:value-type="float" office:value="1780" table:style-name="ce1">
            <text:p>1780</text:p>
          </table:table-cell>
          <table:table-cell office:value-type="float" office:value="4.1626500000000002" table:style-name="ce1">
            <text:p>4.16265</text:p>
          </table:table-cell>
          <table:table-cell office:value-type="float" office:value="-3.1987399999999999" table:style-name="ce1">
            <text:p>-3.19874</text:p>
          </table:table-cell>
          <table:table-cell office:value-type="float" office:value="3.7268299999999997E-2" table:style-name="ce1">
            <text:p>0.0372683</text:p>
          </table:table-cell>
          <table:table-cell table:style-name="ce1"/>
          <table:table-cell office:value-type="float" office:value="274" table:style-name="ce1">
            <text:p>274</text:p>
          </table:table-cell>
          <table:table-cell office:value-type="float" office:value="1596" table:style-name="ce1">
            <text:p>1596</text:p>
          </table:table-cell>
          <table:table-cell office:value-type="float" office:value="1795" table:style-name="ce1">
            <text:p>1795</text:p>
          </table:table-cell>
          <table:table-cell office:value-type="float" office:value="4.2455600000000002" table:style-name="ce1">
            <text:p>4.24556</text:p>
          </table:table-cell>
          <table:table-cell office:value-type="float" office:value="-3.1611099999999999" table:style-name="ce1">
            <text:p>-3.16111</text:p>
          </table:table-cell>
          <table:table-cell office:value-type="float" office:value="3.6568499999999997E-2" table:style-name="ce1">
            <text:p>0.0365685</text:p>
          </table:table-cell>
          <table:table-cell table:number-columns-repeated="16350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1508" table:style-name="ce1">
            <text:p>1508</text:p>
          </table:table-cell>
          <table:table-cell office:value-type="float" office:value="1316" table:style-name="ce1">
            <text:p>1316</text:p>
          </table:table-cell>
          <table:table-cell office:value-type="float" office:value="1.6160399999999999" table:style-name="ce1">
            <text:p>1.61604</text:p>
          </table:table-cell>
          <table:table-cell office:value-type="float" office:value="-2.6493500000000001" table:style-name="ce1">
            <text:p>-2.64935</text:p>
          </table:table-cell>
          <table:table-cell office:value-type="float" office:value="3.44982E-2" table:style-name="ce1">
            <text:p>0.0344982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float" office:value="1468" table:style-name="ce1">
            <text:p>1468</text:p>
          </table:table-cell>
          <table:table-cell office:value-type="float" office:value="864" table:style-name="ce1">
            <text:p>864</text:p>
          </table:table-cell>
          <table:table-cell office:value-type="float" office:value="-0.867753" table:style-name="ce1">
            <text:p>-0.867753</text:p>
          </table:table-cell>
          <table:table-cell office:value-type="float" office:value="-2.4031400000000001" table:style-name="ce1">
            <text:p>-2.40314</text:p>
          </table:table-cell>
          <table:table-cell office:value-type="float" office:value="3.5917900000000003E-2" table:style-name="ce1">
            <text:p>0.0359179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float" office:value="1516" table:style-name="ce1">
            <text:p>1516</text:p>
          </table:table-cell>
          <table:table-cell office:value-type="float" office:value="1779" table:style-name="ce1">
            <text:p>1779</text:p>
          </table:table-cell>
          <table:table-cell office:value-type="float" office:value="4.1621800000000002" table:style-name="ce1">
            <text:p>4.16218</text:p>
          </table:table-cell>
          <table:table-cell office:value-type="float" office:value="-2.7202099999999998" table:style-name="ce1">
            <text:p>-2.72021</text:p>
          </table:table-cell>
          <table:table-cell office:value-type="float" office:value="3.04595E-2" table:style-name="ce1">
            <text:p>0.0304595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float" office:value="1467" table:style-name="ce1">
            <text:p>1467</text:p>
          </table:table-cell>
          <table:table-cell office:value-type="float" office:value="771" table:style-name="ce1">
            <text:p>771</text:p>
          </table:table-cell>
          <table:table-cell office:value-type="float" office:value="-1.3792199999999999" table:style-name="ce1">
            <text:p>-1.37922</text:p>
          </table:table-cell>
          <table:table-cell office:value-type="float" office:value="-2.3922500000000002" table:style-name="ce1">
            <text:p>-2.39225</text:p>
          </table:table-cell>
          <table:table-cell office:value-type="float" office:value="3.6776700000000002E-2" table:style-name="ce1">
            <text:p>0.0367767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float" office:value="592" table:style-name="ce1">
            <text:p>592</text:p>
          </table:table-cell>
          <table:table-cell office:value-type="float" office:value="88" table:style-name="ce1">
            <text:p>88</text:p>
          </table:table-cell>
          <table:table-cell office:value-type="float" office:value="-5.0852500000000003" table:style-name="ce1">
            <text:p>-5.08525</text:p>
          </table:table-cell>
          <table:table-cell office:value-type="float" office:value="2.4596" table:style-name="ce1">
            <text:p>2.4596</text:p>
          </table:table-cell>
          <table:table-cell office:value-type="float" office:value="-2.4921200000000001E-2" table:style-name="ce1">
            <text:p>-0.0249212</text:p>
          </table:table-cell>
          <table:table-cell table:number-columns-repeated="16350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1511" table:style-name="ce1">
            <text:p>1511</text:p>
          </table:table-cell>
          <table:table-cell office:value-type="float" office:value="1308" table:style-name="ce1">
            <text:p>1308</text:p>
          </table:table-cell>
          <table:table-cell office:value-type="float" office:value="1.57186" table:style-name="ce1">
            <text:p>1.57186</text:p>
          </table:table-cell>
          <table:table-cell office:value-type="float" office:value="-2.6653899999999999" table:style-name="ce1">
            <text:p>-2.66539</text:p>
          </table:table-cell>
          <table:table-cell office:value-type="float" office:value="3.4813900000000002E-2" table:style-name="ce1">
            <text:p>0.0348139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office:value-type="float" office:value="1439" table:style-name="ce1">
            <text:p>1439</text:p>
          </table:table-cell>
          <table:table-cell office:value-type="float" office:value="852" table:style-name="ce1">
            <text:p>852</text:p>
          </table:table-cell>
          <table:table-cell office:value-type="float" office:value="-0.93207799999999996" table:style-name="ce1">
            <text:p>-0.932078</text:p>
          </table:table-cell>
          <table:table-cell office:value-type="float" office:value="-2.2429600000000001" table:style-name="ce1">
            <text:p>-2.24296</text:p>
          </table:table-cell>
          <table:table-cell office:value-type="float" office:value="3.3765900000000001E-2" table:style-name="ce1">
            <text:p>0.0337659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office:value-type="float" office:value="612" table:style-name="ce1">
            <text:p>612</text:p>
          </table:table-cell>
          <table:table-cell office:value-type="float" office:value="96" table:style-name="ce1">
            <text:p>96</text:p>
          </table:table-cell>
          <table:table-cell office:value-type="float" office:value="-5.0423999999999998" table:style-name="ce1">
            <text:p>-5.0424</text:p>
          </table:table-cell>
          <table:table-cell office:value-type="float" office:value="2.3491399999999998" table:style-name="ce1">
            <text:p>2.34914</text:p>
          </table:table-cell>
          <table:table-cell office:value-type="float" office:value="-2.3434199999999999E-2" table:style-name="ce1">
            <text:p>-0.0234342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office:value-type="float" office:value="1419" table:style-name="ce1">
            <text:p>1419</text:p>
          </table:table-cell>
          <table:table-cell office:value-type="float" office:value="776" table:style-name="ce1">
            <text:p>776</text:p>
          </table:table-cell>
          <table:table-cell office:value-type="float" office:value="-1.34894" table:style-name="ce1">
            <text:p>-1.34894</text:p>
          </table:table-cell>
          <table:table-cell office:value-type="float" office:value="-2.1285599999999998" table:style-name="ce1">
            <text:p>-2.12856</text:p>
          </table:table-cell>
          <table:table-cell office:value-type="float" office:value="3.2964199999999999E-2" table:style-name="ce1">
            <text:p>0.0329642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office:value-type="float" office:value="1503" table:style-name="ce1">
            <text:p>1503</text:p>
          </table:table-cell>
          <table:table-cell office:value-type="float" office:value="1800" table:style-name="ce1">
            <text:p>1800</text:p>
          </table:table-cell>
          <table:table-cell office:value-type="float" office:value="4.2784399999999998" table:style-name="ce1">
            <text:p>4.27844</text:p>
          </table:table-cell>
          <table:table-cell office:value-type="float" office:value="-2.6499299999999999" table:style-name="ce1">
            <text:p>-2.64993</text:p>
          </table:table-cell>
          <table:table-cell office:value-type="float" office:value="2.9229000000000002E-2" table:style-name="ce1">
            <text:p>0.029229</text:p>
          </table:table-cell>
          <table:table-cell table:number-columns-repeated="16350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1515" table:style-name="ce1">
            <text:p>1515</text:p>
          </table:table-cell>
          <table:table-cell office:value-type="float" office:value="1316" table:style-name="ce1">
            <text:p>1316</text:p>
          </table:table-cell>
          <table:table-cell office:value-type="float" office:value="1.6156299999999999" table:style-name="ce1">
            <text:p>1.61563</text:p>
          </table:table-cell>
          <table:table-cell office:value-type="float" office:value="-2.6878500000000001" table:style-name="ce1">
            <text:p>-2.68785</text:p>
          </table:table-cell>
          <table:table-cell office:value-type="float" office:value="3.5046800000000003E-2" table:style-name="ce1">
            <text:p>0.0350468</text:p>
          </table:table-cell>
          <table:table-cell table:style-name="ce1"/>
          <table:table-cell office:value-type="float" office:value="277" table:style-name="ce1">
            <text:p>277</text:p>
          </table:table-cell>
          <table:table-cell office:value-type="float" office:value="1464" table:style-name="ce1">
            <text:p>1464</text:p>
          </table:table-cell>
          <table:table-cell office:value-type="float" office:value="823" table:style-name="ce1">
            <text:p>823</text:p>
          </table:table-cell>
          <table:table-cell office:value-type="float" office:value="-1.0930299999999999" table:style-name="ce1">
            <text:p>-1.09303</text:p>
          </table:table-cell>
          <table:table-cell office:value-type="float" office:value="-2.3787699999999998" table:style-name="ce1">
            <text:p>-2.37877</text:p>
          </table:table-cell>
          <table:table-cell office:value-type="float" office:value="3.6017599999999997E-2" table:style-name="ce1">
            <text:p>0.0360176</text:p>
          </table:table-cell>
          <table:table-cell table:style-name="ce1"/>
          <table:table-cell office:value-type="float" office:value="277" table:style-name="ce1">
            <text:p>277</text:p>
          </table:table-cell>
          <table:table-cell office:value-type="float" office:value="1463" table:style-name="ce1">
            <text:p>1463</text:p>
          </table:table-cell>
          <table:table-cell office:value-type="float" office:value="795" table:style-name="ce1">
            <text:p>795</text:p>
          </table:table-cell>
          <table:table-cell office:value-type="float" office:value="-1.24698" table:style-name="ce1">
            <text:p>-1.24698</text:p>
          </table:table-cell>
          <table:table-cell office:value-type="float" office:value="-2.3716400000000002" table:style-name="ce1">
            <text:p>-2.37164</text:p>
          </table:table-cell>
          <table:table-cell office:value-type="float" office:value="3.6221400000000001E-2" table:style-name="ce1">
            <text:p>0.0362214</text:p>
          </table:table-cell>
          <table:table-cell table:style-name="ce1"/>
          <table:table-cell office:value-type="float" office:value="277" table:style-name="ce1">
            <text:p>277</text:p>
          </table:table-cell>
          <table:table-cell office:value-type="float" office:value="1560" table:style-name="ce1">
            <text:p>1560</text:p>
          </table:table-cell>
          <table:table-cell office:value-type="float" office:value="1827" table:style-name="ce1">
            <text:p>1827</text:p>
          </table:table-cell>
          <table:table-cell office:value-type="float" office:value="4.4236500000000003" table:style-name="ce1">
            <text:p>4.42365</text:p>
          </table:table-cell>
          <table:table-cell office:value-type="float" office:value="-2.9649800000000002" table:style-name="ce1">
            <text:p>-2.96498</text:p>
          </table:table-cell>
          <table:table-cell office:value-type="float" office:value="3.34244E-2" table:style-name="ce1">
            <text:p>0.0334244</text:p>
          </table:table-cell>
          <table:table-cell table:style-name="ce1"/>
          <table:table-cell office:value-type="float" office:value="277" table:style-name="ce1">
            <text:p>277</text:p>
          </table:table-cell>
          <table:table-cell office:value-type="float" office:value="584" table:style-name="ce1">
            <text:p>584</text:p>
          </table:table-cell>
          <table:table-cell office:value-type="float" office:value="95" table:style-name="ce1">
            <text:p>95</text:p>
          </table:table-cell>
          <table:table-cell office:value-type="float" office:value="-5.0462800000000003" table:style-name="ce1">
            <text:p>-5.04628</text:p>
          </table:table-cell>
          <table:table-cell office:value-type="float" office:value="2.50319" table:style-name="ce1">
            <text:p>2.50319</text:p>
          </table:table-cell>
          <table:table-cell office:value-type="float" office:value="-2.5618700000000001E-2" table:style-name="ce1">
            <text:p>-0.0256187</text:p>
          </table:table-cell>
          <table:table-cell table:number-columns-repeated="16350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1519" table:style-name="ce1">
            <text:p>1519</text:p>
          </table:table-cell>
          <table:table-cell office:value-type="float" office:value="1312" table:style-name="ce1">
            <text:p>1312</text:p>
          </table:table-cell>
          <table:table-cell office:value-type="float" office:value="1.5933999999999999" table:style-name="ce1">
            <text:p>1.5934</text:p>
          </table:table-cell>
          <table:table-cell office:value-type="float" office:value="-2.7096200000000001" table:style-name="ce1">
            <text:p>-2.70962</text:p>
          </table:table-cell>
          <table:table-cell office:value-type="float" office:value="3.5400599999999997E-2" table:style-name="ce1">
            <text:p>0.0354006</text:p>
          </table:table-cell>
          <table:table-cell table:style-name="ce1"/>
          <table:table-cell office:value-type="float" office:value="278" table:style-name="ce1">
            <text:p>278</text:p>
          </table:table-cell>
          <table:table-cell office:value-type="float" office:value="603" table:style-name="ce1">
            <text:p>603</text:p>
          </table:table-cell>
          <table:table-cell office:value-type="float" office:value="96" table:style-name="ce1">
            <text:p>96</text:p>
          </table:table-cell>
          <table:table-cell office:value-type="float" office:value="-5.0418799999999999" table:style-name="ce1">
            <text:p>-5.04188</text:p>
          </table:table-cell>
          <table:table-cell office:value-type="float" office:value="2.3986399999999999" table:style-name="ce1">
            <text:p>2.39864</text:p>
          </table:table-cell>
          <table:table-cell office:value-type="float" office:value="-2.4139600000000001E-2" table:style-name="ce1">
            <text:p>-0.0241396</text:p>
          </table:table-cell>
          <table:table-cell table:style-name="ce1"/>
          <table:table-cell office:value-type="float" office:value="278" table:style-name="ce1">
            <text:p>278</text:p>
          </table:table-cell>
          <table:table-cell office:value-type="float" office:value="1443" table:style-name="ce1">
            <text:p>1443</text:p>
          </table:table-cell>
          <table:table-cell office:value-type="float" office:value="868" table:style-name="ce1">
            <text:p>868</text:p>
          </table:table-cell>
          <table:table-cell office:value-type="float" office:value="-0.84430499999999997" table:style-name="ce1">
            <text:p>-0.844305</text:p>
          </table:table-cell>
          <table:table-cell office:value-type="float" office:value="-2.2658800000000001" table:style-name="ce1">
            <text:p>-2.26588</text:p>
          </table:table-cell>
          <table:table-cell office:value-type="float" office:value="3.3918200000000003E-2" table:style-name="ce1">
            <text:p>0.0339182</text:p>
          </table:table-cell>
          <table:table-cell table:style-name="ce1"/>
          <table:table-cell office:value-type="float" office:value="278" table:style-name="ce1">
            <text:p>278</text:p>
          </table:table-cell>
          <table:table-cell office:value-type="float" office:value="1467" table:style-name="ce1">
            <text:p>1467</text:p>
          </table:table-cell>
          <table:table-cell office:value-type="float" office:value="764" table:style-name="ce1">
            <text:p>764</text:p>
          </table:table-cell>
          <table:table-cell office:value-type="float" office:value="-1.4177200000000001" table:style-name="ce1">
            <text:p>-1.41772</text:p>
          </table:table-cell>
          <table:table-cell office:value-type="float" office:value="-2.3918400000000002" table:style-name="ce1">
            <text:p>-2.39184</text:p>
          </table:table-cell>
          <table:table-cell office:value-type="float" office:value="3.6847299999999999E-2" table:style-name="ce1">
            <text:p>0.0368473</text:p>
          </table:table-cell>
          <table:table-cell table:style-name="ce1"/>
          <table:table-cell office:value-type="float" office:value="278" table:style-name="ce1">
            <text:p>278</text:p>
          </table:table-cell>
          <table:table-cell office:value-type="float" office:value="1611" table:style-name="ce1">
            <text:p>1611</text:p>
          </table:table-cell>
          <table:table-cell office:value-type="float" office:value="1771" table:style-name="ce1">
            <text:p>1771</text:p>
          </table:table-cell>
          <table:table-cell office:value-type="float" office:value="4.1126899999999997" table:style-name="ce1">
            <text:p>4.11269</text:p>
          </table:table-cell>
          <table:table-cell office:value-type="float" office:value="-3.24221" table:style-name="ce1">
            <text:p>-3.24221</text:p>
          </table:table-cell>
          <table:table-cell office:value-type="float" office:value="3.7985999999999999E-2" table:style-name="ce1">
            <text:p>0.037986</text:p>
          </table:table-cell>
          <table:table-cell table:number-columns-repeated="16350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1523" table:style-name="ce1">
            <text:p>1523</text:p>
          </table:table-cell>
          <table:table-cell office:value-type="float" office:value="1316" table:style-name="ce1">
            <text:p>1316</text:p>
          </table:table-cell>
          <table:table-cell office:value-type="float" office:value="1.61517" table:style-name="ce1">
            <text:p>1.61517</text:p>
          </table:table-cell>
          <table:table-cell office:value-type="float" office:value="-2.7318500000000001" table:style-name="ce1">
            <text:p>-2.73185</text:p>
          </table:table-cell>
          <table:table-cell office:value-type="float" office:value="3.5673799999999999E-2" table:style-name="ce1">
            <text:p>0.0356738</text:p>
          </table:table-cell>
          <table:table-cell table:style-name="ce1"/>
          <table:table-cell office:value-type="float" office:value="279" table:style-name="ce1">
            <text:p>279</text:p>
          </table:table-cell>
          <table:table-cell office:value-type="float" office:value="1460" table:style-name="ce1">
            <text:p>1460</text:p>
          </table:table-cell>
          <table:table-cell office:value-type="float" office:value="895" table:style-name="ce1">
            <text:p>895</text:p>
          </table:table-cell>
          <table:table-cell office:value-type="float" office:value="-0.69678300000000004" table:style-name="ce1">
            <text:p>-0.696783</text:p>
          </table:table-cell>
          <table:table-cell office:value-type="float" office:value="-2.3609499999999999" table:style-name="ce1">
            <text:p>-2.36095</text:p>
          </table:table-cell>
          <table:table-cell office:value-type="float" office:value="3.4978500000000003E-2" table:style-name="ce1">
            <text:p>0.0349785</text:p>
          </table:table-cell>
          <table:table-cell table:style-name="ce1"/>
          <table:table-cell office:value-type="float" office:value="279" table:style-name="ce1">
            <text:p>279</text:p>
          </table:table-cell>
          <table:table-cell office:value-type="float" office:value="1444" table:style-name="ce1">
            <text:p>1444</text:p>
          </table:table-cell>
          <table:table-cell office:value-type="float" office:value="791" table:style-name="ce1">
            <text:p>791</text:p>
          </table:table-cell>
          <table:table-cell office:value-type="float" office:value="-1.2678799999999999" table:style-name="ce1">
            <text:p>-1.26788</text:p>
          </table:table-cell>
          <table:table-cell office:value-type="float" office:value="-2.2669199999999998" table:style-name="ce1">
            <text:p>-2.26692</text:p>
          </table:table-cell>
          <table:table-cell office:value-type="float" office:value="3.4772499999999998E-2" table:style-name="ce1">
            <text:p>0.0347725</text:p>
          </table:table-cell>
          <table:table-cell table:style-name="ce1"/>
          <table:table-cell office:value-type="float" office:value="279" table:style-name="ce1">
            <text:p>279</text:p>
          </table:table-cell>
          <table:table-cell office:value-type="float" office:value="1583" table:style-name="ce1">
            <text:p>1583</text:p>
          </table:table-cell>
          <table:table-cell office:value-type="float" office:value="1764" table:style-name="ce1">
            <text:p>1764</text:p>
          </table:table-cell>
          <table:table-cell office:value-type="float" office:value="4.0758000000000001" table:style-name="ce1">
            <text:p>4.0758</text:p>
          </table:table-cell>
          <table:table-cell office:value-type="float" office:value="-3.0878199999999998" table:style-name="ce1">
            <text:p>-3.08782</text:p>
          </table:table-cell>
          <table:table-cell office:value-type="float" office:value="3.5861999999999998E-2" table:style-name="ce1">
            <text:p>0.035862</text:p>
          </table:table-cell>
          <table:table-cell table:style-name="ce1"/>
          <table:table-cell office:value-type="float" office:value="279" table:style-name="ce1">
            <text:p>279</text:p>
          </table:table-cell>
          <table:table-cell office:value-type="float" office:value="607" table:style-name="ce1">
            <text:p>607</text:p>
          </table:table-cell>
          <table:table-cell office:value-type="float" office:value="99" table:style-name="ce1">
            <text:p>99</text:p>
          </table:table-cell>
          <table:table-cell office:value-type="float" office:value="-5.0256100000000004" table:style-name="ce1">
            <text:p>-5.02561</text:p>
          </table:table-cell>
          <table:table-cell office:value-type="float" office:value="2.3764599999999998" table:style-name="ce1">
            <text:p>2.37646</text:p>
          </table:table-cell>
          <table:table-cell office:value-type="float" office:value="-2.38563E-2" table:style-name="ce1">
            <text:p>-0.0238563</text:p>
          </table:table-cell>
          <table:table-cell table:number-columns-repeated="16350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1527" table:style-name="ce1">
            <text:p>1527</text:p>
          </table:table-cell>
          <table:table-cell office:value-type="float" office:value="1316" table:style-name="ce1">
            <text:p>1316</text:p>
          </table:table-cell>
          <table:table-cell office:value-type="float" office:value="1.61494" table:style-name="ce1">
            <text:p>1.61494</text:p>
          </table:table-cell>
          <table:table-cell office:value-type="float" office:value="-2.7538499999999999" table:style-name="ce1">
            <text:p>-2.75385</text:p>
          </table:table-cell>
          <table:table-cell office:value-type="float" office:value="3.59873E-2" table:style-name="ce1">
            <text:p>0.0359873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1464" table:style-name="ce1">
            <text:p>1464</text:p>
          </table:table-cell>
          <table:table-cell office:value-type="float" office:value="787" table:style-name="ce1">
            <text:p>787</text:p>
          </table:table-cell>
          <table:table-cell office:value-type="float" office:value="-1.29104" table:style-name="ce1">
            <text:p>-1.29104</text:p>
          </table:table-cell>
          <table:table-cell office:value-type="float" office:value="-2.3766799999999999" table:style-name="ce1">
            <text:p>-2.37668</text:p>
          </table:table-cell>
          <table:table-cell office:value-type="float" office:value="3.6380299999999997E-2" table:style-name="ce1">
            <text:p>0.0363803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607" table:style-name="ce1">
            <text:p>607</text:p>
          </table:table-cell>
          <table:table-cell office:value-type="float" office:value="95" table:style-name="ce1">
            <text:p>95</text:p>
          </table:table-cell>
          <table:table-cell office:value-type="float" office:value="-5.0476200000000002" table:style-name="ce1">
            <text:p>-5.04762</text:p>
          </table:table-cell>
          <table:table-cell office:value-type="float" office:value="2.3767" table:style-name="ce1">
            <text:p>2.3767</text:p>
          </table:table-cell>
          <table:table-cell office:value-type="float" office:value="-2.3816E-2" table:style-name="ce1">
            <text:p>-0.023816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1580" table:style-name="ce1">
            <text:p>1580</text:p>
          </table:table-cell>
          <table:table-cell office:value-type="float" office:value="1831" table:style-name="ce1">
            <text:p>1831</text:p>
          </table:table-cell>
          <table:table-cell office:value-type="float" office:value="4.4444900000000001" table:style-name="ce1">
            <text:p>4.44449</text:p>
          </table:table-cell>
          <table:table-cell office:value-type="float" office:value="-3.0752000000000002" table:style-name="ce1">
            <text:p>-3.0752</text:p>
          </table:table-cell>
          <table:table-cell office:value-type="float" office:value="3.4951599999999999E-2" table:style-name="ce1">
            <text:p>0.0349516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1600" table:style-name="ce1">
            <text:p>1600</text:p>
          </table:table-cell>
          <table:table-cell office:value-type="float" office:value="1967" table:style-name="ce1">
            <text:p>1967</text:p>
          </table:table-cell>
          <table:table-cell office:value-type="float" office:value="5.19137" table:style-name="ce1">
            <text:p>5.19137</text:p>
          </table:table-cell>
          <table:table-cell office:value-type="float" office:value="-3.1930900000000002" table:style-name="ce1">
            <text:p>-3.19309</text:p>
          </table:table-cell>
          <table:table-cell office:value-type="float" office:value="3.5148699999999998E-2" table:style-name="ce1">
            <text:p>0.0351487</text:p>
          </table:table-cell>
          <table:table-cell table:number-columns-repeated="16350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1532" table:style-name="ce1">
            <text:p>1532</text:p>
          </table:table-cell>
          <table:table-cell office:value-type="float" office:value="1319" table:style-name="ce1">
            <text:p>1319</text:p>
          </table:table-cell>
          <table:table-cell office:value-type="float" office:value="1.6311500000000001" table:style-name="ce1">
            <text:p>1.63115</text:p>
          </table:table-cell>
          <table:table-cell office:value-type="float" office:value="-2.78152" table:style-name="ce1">
            <text:p>-2.78152</text:p>
          </table:table-cell>
          <table:table-cell office:value-type="float" office:value="3.6348999999999999E-2" table:style-name="ce1">
            <text:p>0.036349</text:p>
          </table:table-cell>
          <table:table-cell table:style-name="ce1"/>
          <table:table-cell office:value-type="float" office:value="281" table:style-name="ce1">
            <text:p>281</text:p>
          </table:table-cell>
          <table:table-cell office:value-type="float" office:value="1468" table:style-name="ce1">
            <text:p>1468</text:p>
          </table:table-cell>
          <table:table-cell office:value-type="float" office:value="804" table:style-name="ce1">
            <text:p>804</text:p>
          </table:table-cell>
          <table:table-cell office:value-type="float" office:value="-1.19777" table:style-name="ce1">
            <text:p>-1.19777</text:p>
          </table:table-cell>
          <table:table-cell office:value-type="float" office:value="-2.3996599999999999" table:style-name="ce1">
            <text:p>-2.39966</text:p>
          </table:table-cell>
          <table:table-cell office:value-type="float" office:value="3.6522499999999999E-2" table:style-name="ce1">
            <text:p>0.0365225</text:p>
          </table:table-cell>
          <table:table-cell table:style-name="ce1"/>
          <table:table-cell office:value-type="float" office:value="281" table:style-name="ce1">
            <text:p>281</text:p>
          </table:table-cell>
          <table:table-cell office:value-type="float" office:value="1467" table:style-name="ce1">
            <text:p>1467</text:p>
          </table:table-cell>
          <table:table-cell office:value-type="float" office:value="783" table:style-name="ce1">
            <text:p>783</text:p>
          </table:table-cell>
          <table:table-cell office:value-type="float" office:value="-1.31321" table:style-name="ce1">
            <text:p>-1.31321</text:p>
          </table:table-cell>
          <table:table-cell office:value-type="float" office:value="-2.3929499999999999" table:style-name="ce1">
            <text:p>-2.39295</text:p>
          </table:table-cell>
          <table:table-cell office:value-type="float" office:value="3.6655800000000002E-2" table:style-name="ce1">
            <text:p>0.0366558</text:p>
          </table:table-cell>
          <table:table-cell table:style-name="ce1"/>
          <table:table-cell office:value-type="float" office:value="281" table:style-name="ce1">
            <text:p>281</text:p>
          </table:table-cell>
          <table:table-cell office:value-type="float" office:value="1600" table:style-name="ce1">
            <text:p>1600</text:p>
          </table:table-cell>
          <table:table-cell office:value-type="float" office:value="1735" table:style-name="ce1">
            <text:p>1735</text:p>
          </table:table-cell>
          <table:table-cell office:value-type="float" office:value="3.9153099999999998" table:style-name="ce1">
            <text:p>3.91531</text:p>
          </table:table-cell>
          <table:table-cell office:value-type="float" office:value="-3.17963" table:style-name="ce1">
            <text:p>-3.17963</text:p>
          </table:table-cell>
          <table:table-cell office:value-type="float" office:value="3.7486600000000002E-2" table:style-name="ce1">
            <text:p>0.0374866</text:p>
          </table:table-cell>
          <table:table-cell table:style-name="ce1"/>
          <table:table-cell office:value-type="float" office:value="281" table:style-name="ce1">
            <text:p>281</text:p>
          </table:table-cell>
          <table:table-cell office:value-type="float" office:value="1499" table:style-name="ce1">
            <text:p>1499</text:p>
          </table:table-cell>
          <table:table-cell office:value-type="float" office:value="1788" table:style-name="ce1">
            <text:p>1788</text:p>
          </table:table-cell>
          <table:table-cell office:value-type="float" office:value="4.2126700000000001" table:style-name="ce1">
            <text:p>4.21267</text:p>
          </table:table-cell>
          <table:table-cell office:value-type="float" office:value="-2.62724" table:style-name="ce1">
            <text:p>-2.62724</text:p>
          </table:table-cell>
          <table:table-cell office:value-type="float" office:value="2.90364E-2" table:style-name="ce1">
            <text:p>0.0290364</text:p>
          </table:table-cell>
          <table:table-cell table:number-columns-repeated="16350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1540" table:style-name="ce1">
            <text:p>1540</text:p>
          </table:table-cell>
          <table:table-cell office:value-type="float" office:value="1332" table:style-name="ce1">
            <text:p>1332</text:p>
          </table:table-cell>
          <table:table-cell office:value-type="float" office:value="1.7021900000000001" table:style-name="ce1">
            <text:p>1.70219</text:p>
          </table:table-cell>
          <table:table-cell office:value-type="float" office:value="-2.8262700000000001" table:style-name="ce1">
            <text:p>-2.82627</text:p>
          </table:table-cell>
          <table:table-cell office:value-type="float" office:value="3.6845000000000003E-2" table:style-name="ce1">
            <text:p>0.036845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office:value-type="float" office:value="1487" table:style-name="ce1">
            <text:p>1487</text:p>
          </table:table-cell>
          <table:table-cell office:value-type="float" office:value="760" table:style-name="ce1">
            <text:p>760</text:p>
          </table:table-cell>
          <table:table-cell office:value-type="float" office:value="-1.4408799999999999" table:style-name="ce1">
            <text:p>-1.44088</text:p>
          </table:table-cell>
          <table:table-cell office:value-type="float" office:value="-2.5016099999999999" table:style-name="ce1">
            <text:p>-2.50161</text:p>
          </table:table-cell>
          <table:table-cell office:value-type="float" office:value="3.8455099999999999E-2" table:style-name="ce1">
            <text:p>0.0384551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office:value-type="float" office:value="1580" table:style-name="ce1">
            <text:p>1580</text:p>
          </table:table-cell>
          <table:table-cell office:value-type="float" office:value="1812" table:style-name="ce1">
            <text:p>1812</text:p>
          </table:table-cell>
          <table:table-cell office:value-type="float" office:value="4.3399900000000002" table:style-name="ce1">
            <text:p>4.33999</text:p>
          </table:table-cell>
          <table:table-cell office:value-type="float" office:value="-3.0741000000000001" table:style-name="ce1">
            <text:p>-3.0741</text:p>
          </table:table-cell>
          <table:table-cell office:value-type="float" office:value="3.5143099999999997E-2" table:style-name="ce1">
            <text:p>0.0351431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office:value-type="float" office:value="612" table:style-name="ce1">
            <text:p>612</text:p>
          </table:table-cell>
          <table:table-cell office:value-type="float" office:value="107" table:style-name="ce1">
            <text:p>107</text:p>
          </table:table-cell>
          <table:table-cell office:value-type="float" office:value="-4.9819000000000004" table:style-name="ce1">
            <text:p>-4.9819</text:p>
          </table:table-cell>
          <table:table-cell office:value-type="float" office:value="2.3485" table:style-name="ce1">
            <text:p>2.3485</text:p>
          </table:table-cell>
          <table:table-cell office:value-type="float" office:value="-2.3545099999999999E-2" table:style-name="ce1">
            <text:p>-0.0235451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office:value-type="float" office:value="1444" table:style-name="ce1">
            <text:p>1444</text:p>
          </table:table-cell>
          <table:table-cell office:value-type="float" office:value="164" table:style-name="ce1">
            <text:p>164</text:p>
          </table:table-cell>
          <table:table-cell office:value-type="float" office:value="-4.7165299999999997" table:style-name="ce1">
            <text:p>-4.71653</text:p>
          </table:table-cell>
          <table:table-cell office:value-type="float" office:value="-2.23055" table:style-name="ce1">
            <text:p>-2.23055</text:p>
          </table:table-cell>
          <table:table-cell office:value-type="float" office:value="4.1090799999999997E-2" table:style-name="ce1">
            <text:p>0.0410908</text:p>
          </table:table-cell>
          <table:table-cell table:number-columns-repeated="16350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1540" table:style-name="ce1">
            <text:p>1540</text:p>
          </table:table-cell>
          <table:table-cell office:value-type="float" office:value="1324" table:style-name="ce1">
            <text:p>1324</text:p>
          </table:table-cell>
          <table:table-cell office:value-type="float" office:value="1.6581900000000001" table:style-name="ce1">
            <text:p>1.65819</text:p>
          </table:table-cell>
          <table:table-cell office:value-type="float" office:value="-2.8258100000000002" table:style-name="ce1">
            <text:p>-2.82581</text:p>
          </table:table-cell>
          <table:table-cell office:value-type="float" office:value="3.6925600000000003E-2" table:style-name="ce1">
            <text:p>0.0369256</text:p>
          </table:table-cell>
          <table:table-cell table:style-name="ce1"/>
          <table:table-cell office:value-type="float" office:value="283" table:style-name="ce1">
            <text:p>283</text:p>
          </table:table-cell>
          <table:table-cell office:value-type="float" office:value="1519" table:style-name="ce1">
            <text:p>1519</text:p>
          </table:table-cell>
          <table:table-cell office:value-type="float" office:value="823" table:style-name="ce1">
            <text:p>823</text:p>
          </table:table-cell>
          <table:table-cell office:value-type="float" office:value="-1.0962099999999999" table:style-name="ce1">
            <text:p>-1.09621</text:p>
          </table:table-cell>
          <table:table-cell office:value-type="float" office:value="-2.6812499999999999" table:style-name="ce1">
            <text:p>-2.68125</text:p>
          </table:table-cell>
          <table:table-cell office:value-type="float" office:value="4.0328299999999997E-2" table:style-name="ce1">
            <text:p>0.0403283</text:p>
          </table:table-cell>
          <table:table-cell table:style-name="ce1"/>
          <table:table-cell office:value-type="float" office:value="283" table:style-name="ce1">
            <text:p>283</text:p>
          </table:table-cell>
          <table:table-cell office:value-type="float" office:value="604" table:style-name="ce1">
            <text:p>604</text:p>
          </table:table-cell>
          <table:table-cell office:value-type="float" office:value="95" table:style-name="ce1">
            <text:p>95</text:p>
          </table:table-cell>
          <table:table-cell office:value-type="float" office:value="-5.0474399999999999" table:style-name="ce1">
            <text:p>-5.04744</text:p>
          </table:table-cell>
          <table:table-cell office:value-type="float" office:value="2.3931900000000002" table:style-name="ce1">
            <text:p>2.39319</text:p>
          </table:table-cell>
          <table:table-cell office:value-type="float" office:value="-2.4051199999999998E-2" table:style-name="ce1">
            <text:p>-0.0240512</text:p>
          </table:table-cell>
          <table:table-cell table:style-name="ce1"/>
          <table:table-cell office:value-type="float" office:value="283" table:style-name="ce1">
            <text:p>283</text:p>
          </table:table-cell>
          <table:table-cell office:value-type="float" office:value="1587" table:style-name="ce1">
            <text:p>1587</text:p>
          </table:table-cell>
          <table:table-cell office:value-type="float" office:value="1768" table:style-name="ce1">
            <text:p>1768</text:p>
          </table:table-cell>
          <table:table-cell office:value-type="float" office:value="4.0975700000000002" table:style-name="ce1">
            <text:p>4.09757</text:p>
          </table:table-cell>
          <table:table-cell office:value-type="float" office:value="-3.1100500000000002" table:style-name="ce1">
            <text:p>-3.11005</text:p>
          </table:table-cell>
          <table:table-cell office:value-type="float" office:value="3.6135199999999999E-2" table:style-name="ce1">
            <text:p>0.0361352</text:p>
          </table:table-cell>
          <table:table-cell table:style-name="ce1"/>
          <table:table-cell office:value-type="float" office:value="283" table:style-name="ce1">
            <text:p>283</text:p>
          </table:table-cell>
          <table:table-cell office:value-type="float" office:value="1523" table:style-name="ce1">
            <text:p>1523</text:p>
          </table:table-cell>
          <table:table-cell office:value-type="float" office:value="676" table:style-name="ce1">
            <text:p>676</text:p>
          </table:table-cell>
          <table:table-cell office:value-type="float" office:value="-1.9049799999999999" table:style-name="ce1">
            <text:p>-1.90498</text:p>
          </table:table-cell>
          <table:table-cell office:value-type="float" office:value="-2.6947199999999998" table:style-name="ce1">
            <text:p>-2.69472</text:p>
          </table:table-cell>
          <table:table-cell office:value-type="float" office:value="4.21232E-2" table:style-name="ce1">
            <text:p>0.0421232</text:p>
          </table:table-cell>
          <table:table-cell table:number-columns-repeated="16350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1540" table:style-name="ce1">
            <text:p>1540</text:p>
          </table:table-cell>
          <table:table-cell office:value-type="float" office:value="1315" table:style-name="ce1">
            <text:p>1315</text:p>
          </table:table-cell>
          <table:table-cell office:value-type="float" office:value="1.60869" table:style-name="ce1">
            <text:p>1.60869</text:p>
          </table:table-cell>
          <table:table-cell office:value-type="float" office:value="-2.8252799999999998" table:style-name="ce1">
            <text:p>-2.82528</text:p>
          </table:table-cell>
          <table:table-cell office:value-type="float" office:value="3.7016300000000002E-2" table:style-name="ce1">
            <text:p>0.0370163</text:p>
          </table:table-cell>
          <table:table-cell table:style-name="ce1"/>
          <table:table-cell office:value-type="float" office:value="284" table:style-name="ce1">
            <text:p>284</text:p>
          </table:table-cell>
          <table:table-cell office:value-type="float" office:value="1532" table:style-name="ce1">
            <text:p>1532</text:p>
          </table:table-cell>
          <table:table-cell office:value-type="float" office:value="1775" table:style-name="ce1">
            <text:p>1775</text:p>
          </table:table-cell>
          <table:table-cell office:value-type="float" office:value="4.1392600000000002" table:style-name="ce1">
            <text:p>4.13926</text:p>
          </table:table-cell>
          <table:table-cell office:value-type="float" office:value="-2.8079700000000001" table:style-name="ce1">
            <text:p>-2.80797</text:p>
          </table:table-cell>
          <table:table-cell office:value-type="float" office:value="3.1753799999999999E-2" table:style-name="ce1">
            <text:p>0.0317538</text:p>
          </table:table-cell>
          <table:table-cell table:style-name="ce1"/>
          <table:table-cell office:value-type="float" office:value="284" table:style-name="ce1">
            <text:p>284</text:p>
          </table:table-cell>
          <table:table-cell office:value-type="float" office:value="1540" table:style-name="ce1">
            <text:p>1540</text:p>
          </table:table-cell>
          <table:table-cell office:value-type="float" office:value="812" table:style-name="ce1">
            <text:p>812</text:p>
          </table:table-cell>
          <table:table-cell office:value-type="float" office:value="-1.1579299999999999" table:style-name="ce1">
            <text:p>-1.15793</text:p>
          </table:table-cell>
          <table:table-cell office:value-type="float" office:value="-2.7961100000000001" table:style-name="ce1">
            <text:p>-2.79611</text:p>
          </table:table-cell>
          <table:table-cell office:value-type="float" office:value="4.20851E-2" table:style-name="ce1">
            <text:p>0.0420851</text:p>
          </table:table-cell>
          <table:table-cell table:style-name="ce1"/>
          <table:table-cell office:value-type="float" office:value="284" table:style-name="ce1">
            <text:p>284</text:p>
          </table:table-cell>
          <table:table-cell office:value-type="float" office:value="1559" table:style-name="ce1">
            <text:p>1559</text:p>
          </table:table-cell>
          <table:table-cell office:value-type="float" office:value="779" table:style-name="ce1">
            <text:p>779</text:p>
          </table:table-cell>
          <table:table-cell office:value-type="float" office:value="-1.3405400000000001" table:style-name="ce1">
            <text:p>-1.34054</text:p>
          </table:table-cell>
          <table:table-cell office:value-type="float" office:value="-2.8986900000000002" table:style-name="ce1">
            <text:p>-2.89869</text:p>
          </table:table-cell>
          <table:table-cell office:value-type="float" office:value="4.3906800000000003E-2" table:style-name="ce1">
            <text:p>0.0439068</text:p>
          </table:table-cell>
          <table:table-cell table:style-name="ce1"/>
          <table:table-cell office:value-type="float" office:value="284" table:style-name="ce1">
            <text:p>284</text:p>
          </table:table-cell>
          <table:table-cell office:value-type="float" office:value="611" table:style-name="ce1">
            <text:p>611</text:p>
          </table:table-cell>
          <table:table-cell office:value-type="float" office:value="99" table:style-name="ce1">
            <text:p>99</text:p>
          </table:table-cell>
          <table:table-cell office:value-type="float" office:value="-5.0258500000000002" table:style-name="ce1">
            <text:p>-5.02585</text:p>
          </table:table-cell>
          <table:table-cell office:value-type="float" office:value="2.35446" table:style-name="ce1">
            <text:p>2.35446</text:p>
          </table:table-cell>
          <table:table-cell office:value-type="float" office:value="-2.3542799999999999E-2" table:style-name="ce1">
            <text:p>-0.0235428</text:p>
          </table:table-cell>
          <table:table-cell table:number-columns-repeated="16350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1547" table:style-name="ce1">
            <text:p>1547</text:p>
          </table:table-cell>
          <table:table-cell office:value-type="float" office:value="1332" table:style-name="ce1">
            <text:p>1332</text:p>
          </table:table-cell>
          <table:table-cell office:value-type="float" office:value="1.7017899999999999" table:style-name="ce1">
            <text:p>1.70179</text:p>
          </table:table-cell>
          <table:table-cell office:value-type="float" office:value="-2.86477" table:style-name="ce1">
            <text:p>-2.86477</text:p>
          </table:table-cell>
          <table:table-cell office:value-type="float" office:value="3.7393700000000002E-2" table:style-name="ce1">
            <text:p>0.0373937</text:p>
          </table:table-cell>
          <table:table-cell table:style-name="ce1"/>
          <table:table-cell office:value-type="float" office:value="285" table:style-name="ce1">
            <text:p>285</text:p>
          </table:table-cell>
          <table:table-cell office:value-type="float" office:value="1495" table:style-name="ce1">
            <text:p>1495</text:p>
          </table:table-cell>
          <table:table-cell office:value-type="float" office:value="924" table:style-name="ce1">
            <text:p>924</text:p>
          </table:table-cell>
          <table:table-cell office:value-type="float" office:value="-0.53930100000000003" table:style-name="ce1">
            <text:p>-0.539301</text:p>
          </table:table-cell>
          <table:table-cell office:value-type="float" office:value="-2.5551200000000001" table:style-name="ce1">
            <text:p>-2.55512</text:p>
          </table:table-cell>
          <table:table-cell office:value-type="float" office:value="3.7429499999999997E-2" table:style-name="ce1">
            <text:p>0.0374295</text:p>
          </table:table-cell>
          <table:table-cell table:style-name="ce1"/>
          <table:table-cell office:value-type="float" office:value="285" table:style-name="ce1">
            <text:p>285</text:p>
          </table:table-cell>
          <table:table-cell office:value-type="float" office:value="611" table:style-name="ce1">
            <text:p>611</text:p>
          </table:table-cell>
          <table:table-cell office:value-type="float" office:value="104" table:style-name="ce1">
            <text:p>104</text:p>
          </table:table-cell>
          <table:table-cell office:value-type="float" office:value="-4.9983399999999998" table:style-name="ce1">
            <text:p>-4.99834</text:p>
          </table:table-cell>
          <table:table-cell office:value-type="float" office:value="2.3541699999999999" table:style-name="ce1">
            <text:p>2.35417</text:p>
          </table:table-cell>
          <table:table-cell office:value-type="float" office:value="-2.3593200000000002E-2" table:style-name="ce1">
            <text:p>-0.0235932</text:p>
          </table:table-cell>
          <table:table-cell table:style-name="ce1"/>
          <table:table-cell office:value-type="float" office:value="285" table:style-name="ce1">
            <text:p>285</text:p>
          </table:table-cell>
          <table:table-cell office:value-type="float" office:value="1472" table:style-name="ce1">
            <text:p>1472</text:p>
          </table:table-cell>
          <table:table-cell office:value-type="float" office:value="739" table:style-name="ce1">
            <text:p>739</text:p>
          </table:table-cell>
          <table:table-cell office:value-type="float" office:value="-1.5555099999999999" table:style-name="ce1">
            <text:p>-1.55551</text:p>
          </table:table-cell>
          <table:table-cell office:value-type="float" office:value="-2.4178899999999999" table:style-name="ce1">
            <text:p>-2.41789</text:p>
          </table:table-cell>
          <table:table-cell office:value-type="float" office:value="3.7491099999999999E-2" table:style-name="ce1">
            <text:p>0.0374911</text:p>
          </table:table-cell>
          <table:table-cell table:style-name="ce1"/>
          <table:table-cell office:value-type="float" office:value="285" table:style-name="ce1">
            <text:p>285</text:p>
          </table:table-cell>
          <table:table-cell office:value-type="float" office:value="1552" table:style-name="ce1">
            <text:p>1552</text:p>
          </table:table-cell>
          <table:table-cell office:value-type="float" office:value="1892" table:style-name="ce1">
            <text:p>1892</text:p>
          </table:table-cell>
          <table:table-cell office:value-type="float" office:value="4.7816299999999998" table:style-name="ce1">
            <text:p>4.78163</text:p>
          </table:table-cell>
          <table:table-cell office:value-type="float" office:value="-2.92475" table:style-name="ce1">
            <text:p>-2.92475</text:p>
          </table:table-cell>
          <table:table-cell office:value-type="float" office:value="3.2142400000000002E-2" table:style-name="ce1">
            <text:p>0.0321424</text:p>
          </table:table-cell>
          <table:table-cell table:number-columns-repeated="16350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1552" table:style-name="ce1">
            <text:p>1552</text:p>
          </table:table-cell>
          <table:table-cell office:value-type="float" office:value="1327" table:style-name="ce1">
            <text:p>1327</text:p>
          </table:table-cell>
          <table:table-cell office:value-type="float" office:value="1.6739999999999999" table:style-name="ce1">
            <text:p>1.674</text:p>
          </table:table-cell>
          <table:table-cell office:value-type="float" office:value="-2.8919800000000002" table:style-name="ce1">
            <text:p>-2.89198</text:p>
          </table:table-cell>
          <table:table-cell office:value-type="float" office:value="3.7835899999999999E-2" table:style-name="ce1">
            <text:p>0.0378359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float" office:value="615" table:style-name="ce1">
            <text:p>615</text:p>
          </table:table-cell>
          <table:table-cell office:value-type="float" office:value="99" table:style-name="ce1">
            <text:p>99</text:p>
          </table:table-cell>
          <table:table-cell office:value-type="float" office:value="-5.0260800000000003" table:style-name="ce1">
            <text:p>-5.02608</text:p>
          </table:table-cell>
          <table:table-cell office:value-type="float" office:value="2.3324699999999998" table:style-name="ce1">
            <text:p>2.33247</text:p>
          </table:table-cell>
          <table:table-cell office:value-type="float" office:value="-2.3229300000000001E-2" table:style-name="ce1">
            <text:p>-0.0232293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float" office:value="1528" table:style-name="ce1">
            <text:p>1528</text:p>
          </table:table-cell>
          <table:table-cell office:value-type="float" office:value="808" table:style-name="ce1">
            <text:p>808</text:p>
          </table:table-cell>
          <table:table-cell office:value-type="float" office:value="-1.1792400000000001" table:style-name="ce1">
            <text:p>-1.17924</text:p>
          </table:table-cell>
          <table:table-cell office:value-type="float" office:value="-2.7298800000000001" table:style-name="ce1">
            <text:p>-2.72988</text:p>
          </table:table-cell>
          <table:table-cell office:value-type="float" office:value="4.1184900000000003E-2" table:style-name="ce1">
            <text:p>0.0411849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float" office:value="1523" table:style-name="ce1">
            <text:p>1523</text:p>
          </table:table-cell>
          <table:table-cell office:value-type="float" office:value="787" table:style-name="ce1">
            <text:p>787</text:p>
          </table:table-cell>
          <table:table-cell office:value-type="float" office:value="-1.2944500000000001" table:style-name="ce1">
            <text:p>-1.29445</text:p>
          </table:table-cell>
          <table:table-cell office:value-type="float" office:value="-2.7011599999999998" table:style-name="ce1">
            <text:p>-2.70116</text:p>
          </table:table-cell>
          <table:table-cell office:value-type="float" office:value="4.1004600000000002E-2" table:style-name="ce1">
            <text:p>0.0410046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float" office:value="1600" table:style-name="ce1">
            <text:p>1600</text:p>
          </table:table-cell>
          <table:table-cell office:value-type="float" office:value="839" table:style-name="ce1">
            <text:p>839</text:p>
          </table:table-cell>
          <table:table-cell office:value-type="float" office:value="-1.0128999999999999" table:style-name="ce1">
            <text:p>-1.0129</text:p>
          </table:table-cell>
          <table:table-cell office:value-type="float" office:value="-3.12765" table:style-name="ce1">
            <text:p>-3.12765</text:p>
          </table:table-cell>
          <table:table-cell office:value-type="float" office:value="4.65157E-2" table:style-name="ce1">
            <text:p>0.0465157</text:p>
          </table:table-cell>
          <table:table-cell table:number-columns-repeated="16350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1552" table:style-name="ce1">
            <text:p>1552</text:p>
          </table:table-cell>
          <table:table-cell office:value-type="float" office:value="1328" table:style-name="ce1">
            <text:p>1328</text:p>
          </table:table-cell>
          <table:table-cell office:value-type="float" office:value="1.6795" table:style-name="ce1">
            <text:p>1.6795</text:p>
          </table:table-cell>
          <table:table-cell office:value-type="float" office:value="-2.8920300000000001" table:style-name="ce1">
            <text:p>-2.89203</text:p>
          </table:table-cell>
          <table:table-cell office:value-type="float" office:value="3.7825900000000003E-2" table:style-name="ce1">
            <text:p>0.0378259</text:p>
          </table:table-cell>
          <table:table-cell table:style-name="ce1"/>
          <table:table-cell office:value-type="float" office:value="287" table:style-name="ce1">
            <text:p>287</text:p>
          </table:table-cell>
          <table:table-cell office:value-type="float" office:value="1543" table:style-name="ce1">
            <text:p>1543</text:p>
          </table:table-cell>
          <table:table-cell office:value-type="float" office:value="948" table:style-name="ce1">
            <text:p>948</text:p>
          </table:table-cell>
          <table:table-cell office:value-type="float" office:value="-0.41007300000000002" table:style-name="ce1">
            <text:p>-0.410073</text:p>
          </table:table-cell>
          <table:table-cell office:value-type="float" office:value="-2.8204899999999999" table:style-name="ce1">
            <text:p>-2.82049</text:p>
          </table:table-cell>
          <table:table-cell office:value-type="float" office:value="4.0949800000000001E-2" table:style-name="ce1">
            <text:p>0.0409498</text:p>
          </table:table-cell>
          <table:table-cell table:style-name="ce1"/>
          <table:table-cell office:value-type="float" office:value="287" table:style-name="ce1">
            <text:p>287</text:p>
          </table:table-cell>
          <table:table-cell office:value-type="float" office:value="1576" table:style-name="ce1">
            <text:p>1576</text:p>
          </table:table-cell>
          <table:table-cell office:value-type="float" office:value="1788" table:style-name="ce1">
            <text:p>1788</text:p>
          </table:table-cell>
          <table:table-cell office:value-type="float" office:value="4.2082199999999998" table:style-name="ce1">
            <text:p>4.20822</text:p>
          </table:table-cell>
          <table:table-cell office:value-type="float" office:value="-3.05071" table:style-name="ce1">
            <text:p>-3.05071</text:p>
          </table:table-cell>
          <table:table-cell office:value-type="float" office:value="3.5071499999999999E-2" table:style-name="ce1">
            <text:p>0.0350715</text:p>
          </table:table-cell>
          <table:table-cell table:style-name="ce1"/>
          <table:table-cell office:value-type="float" office:value="287" table:style-name="ce1">
            <text:p>287</text:p>
          </table:table-cell>
          <table:table-cell office:value-type="float" office:value="607" table:style-name="ce1">
            <text:p>607</text:p>
          </table:table-cell>
          <table:table-cell office:value-type="float" office:value="96" table:style-name="ce1">
            <text:p>96</text:p>
          </table:table-cell>
          <table:table-cell office:value-type="float" office:value="-5.0421199999999997" table:style-name="ce1">
            <text:p>-5.04212</text:p>
          </table:table-cell>
          <table:table-cell office:value-type="float" office:value="2.3766400000000001" table:style-name="ce1">
            <text:p>2.37664</text:p>
          </table:table-cell>
          <table:table-cell office:value-type="float" office:value="-2.3826099999999999E-2" table:style-name="ce1">
            <text:p>-0.0238261</text:p>
          </table:table-cell>
          <table:table-cell table:style-name="ce1"/>
          <table:table-cell office:value-type="float" office:value="287" table:style-name="ce1">
            <text:p>287</text:p>
          </table:table-cell>
          <table:table-cell office:value-type="float" office:value="1532" table:style-name="ce1">
            <text:p>1532</text:p>
          </table:table-cell>
          <table:table-cell office:value-type="float" office:value="792" table:style-name="ce1">
            <text:p>792</text:p>
          </table:table-cell>
          <table:table-cell office:value-type="float" office:value="-1.2674700000000001" table:style-name="ce1">
            <text:p>-1.26747</text:p>
          </table:table-cell>
          <table:table-cell office:value-type="float" office:value="-2.75095" table:style-name="ce1">
            <text:p>-2.75095</text:p>
          </table:table-cell>
          <table:table-cell office:value-type="float" office:value="4.1659599999999998E-2" table:style-name="ce1">
            <text:p>0.0416596</text:p>
          </table:table-cell>
          <table:table-cell table:number-columns-repeated="16350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1559" table:style-name="ce1">
            <text:p>1559</text:p>
          </table:table-cell>
          <table:table-cell office:value-type="float" office:value="1332" table:style-name="ce1">
            <text:p>1332</text:p>
          </table:table-cell>
          <table:table-cell office:value-type="float" office:value="1.70109" table:style-name="ce1">
            <text:p>1.70109</text:p>
          </table:table-cell>
          <table:table-cell office:value-type="float" office:value="-2.9307599999999998" table:style-name="ce1">
            <text:p>-2.93076</text:p>
          </table:table-cell>
          <table:table-cell office:value-type="float" office:value="3.8334199999999999E-2" table:style-name="ce1">
            <text:p>0.0383342</text:p>
          </table:table-cell>
          <table:table-cell table:style-name="ce1"/>
          <table:table-cell office:value-type="float" office:value="288" table:style-name="ce1">
            <text:p>288</text:p>
          </table:table-cell>
          <table:table-cell office:value-type="float" office:value="1468" table:style-name="ce1">
            <text:p>1468</text:p>
          </table:table-cell>
          <table:table-cell office:value-type="float" office:value="891" table:style-name="ce1">
            <text:p>891</text:p>
          </table:table-cell>
          <table:table-cell office:value-type="float" office:value="-0.71924600000000005" table:style-name="ce1">
            <text:p>-0.719246</text:p>
          </table:table-cell>
          <table:table-cell office:value-type="float" office:value="-2.4047100000000001" table:style-name="ce1">
            <text:p>-2.40471</text:p>
          </table:table-cell>
          <table:table-cell office:value-type="float" office:value="3.5645799999999998E-2" table:style-name="ce1">
            <text:p>0.0356458</text:p>
          </table:table-cell>
          <table:table-cell table:style-name="ce1"/>
          <table:table-cell office:value-type="float" office:value="288" table:style-name="ce1">
            <text:p>288</text:p>
          </table:table-cell>
          <table:table-cell office:value-type="float" office:value="1639" table:style-name="ce1">
            <text:p>1639</text:p>
          </table:table-cell>
          <table:table-cell office:value-type="float" office:value="1884" table:style-name="ce1">
            <text:p>1884</text:p>
          </table:table-cell>
          <table:table-cell office:value-type="float" office:value="4.7325900000000001" table:style-name="ce1">
            <text:p>4.73259</text:p>
          </table:table-cell>
          <table:table-cell office:value-type="float" office:value="-3.4027599999999998" table:style-name="ce1">
            <text:p>-3.40276</text:p>
          </table:table-cell>
          <table:table-cell office:value-type="float" office:value="3.9041899999999997E-2" table:style-name="ce1">
            <text:p>0.0390419</text:p>
          </table:table-cell>
          <table:table-cell table:style-name="ce1"/>
          <table:table-cell office:value-type="float" office:value="288" table:style-name="ce1">
            <text:p>288</text:p>
          </table:table-cell>
          <table:table-cell office:value-type="float" office:value="1435" table:style-name="ce1">
            <text:p>1435</text:p>
          </table:table-cell>
          <table:table-cell office:value-type="float" office:value="792" table:style-name="ce1">
            <text:p>792</text:p>
          </table:table-cell>
          <table:table-cell office:value-type="float" office:value="-1.26186" table:style-name="ce1">
            <text:p>-1.26186</text:p>
          </table:table-cell>
          <table:table-cell office:value-type="float" office:value="-2.2174800000000001" table:style-name="ce1">
            <text:p>-2.21748</text:p>
          </table:table-cell>
          <table:table-cell office:value-type="float" office:value="3.4056999999999997E-2" table:style-name="ce1">
            <text:p>0.034057</text:p>
          </table:table-cell>
          <table:table-cell table:style-name="ce1"/>
          <table:table-cell office:value-type="float" office:value="288" table:style-name="ce1">
            <text:p>288</text:p>
          </table:table-cell>
          <table:table-cell office:value-type="float" office:value="608" table:style-name="ce1">
            <text:p>608</text:p>
          </table:table-cell>
          <table:table-cell office:value-type="float" office:value="92" table:style-name="ce1">
            <text:p>92</text:p>
          </table:table-cell>
          <table:table-cell office:value-type="float" office:value="-5.0641699999999998" table:style-name="ce1">
            <text:p>-5.06417</text:p>
          </table:table-cell>
          <table:table-cell office:value-type="float" office:value="2.3713700000000002" table:style-name="ce1">
            <text:p>2.37137</text:p>
          </table:table-cell>
          <table:table-cell office:value-type="float" office:value="-2.37074E-2" table:style-name="ce1">
            <text:p>-0.0237074</text:p>
          </table:table-cell>
          <table:table-cell table:number-columns-repeated="16350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1559" table:style-name="ce1">
            <text:p>1559</text:p>
          </table:table-cell>
          <table:table-cell office:value-type="float" office:value="1331" table:style-name="ce1">
            <text:p>1331</text:p>
          </table:table-cell>
          <table:table-cell office:value-type="float" office:value="1.6955899999999999" table:style-name="ce1">
            <text:p>1.69559</text:p>
          </table:table-cell>
          <table:table-cell office:value-type="float" office:value="-2.9307099999999999" table:style-name="ce1">
            <text:p>-2.93071</text:p>
          </table:table-cell>
          <table:table-cell office:value-type="float" office:value="3.8344299999999998E-2" table:style-name="ce1">
            <text:p>0.0383443</text:p>
          </table:table-cell>
          <table:table-cell table:style-name="ce1"/>
          <table:table-cell office:value-type="float" office:value="289" table:style-name="ce1">
            <text:p>289</text:p>
          </table:table-cell>
          <table:table-cell office:value-type="float" office:value="1576" table:style-name="ce1">
            <text:p>1576</text:p>
          </table:table-cell>
          <table:table-cell office:value-type="float" office:value="1859" table:style-name="ce1">
            <text:p>1859</text:p>
          </table:table-cell>
          <table:table-cell office:value-type="float" office:value="4.5987299999999998" table:style-name="ce1">
            <text:p>4.59873</text:p>
          </table:table-cell>
          <table:table-cell office:value-type="float" office:value="-3.0548299999999999" table:style-name="ce1">
            <text:p>-3.05483</text:p>
          </table:table-cell>
          <table:table-cell office:value-type="float" office:value="3.4355999999999998E-2" table:style-name="ce1">
            <text:p>0.034356</text:p>
          </table:table-cell>
          <table:table-cell table:style-name="ce1"/>
          <table:table-cell office:value-type="float" office:value="289" table:style-name="ce1">
            <text:p>289</text:p>
          </table:table-cell>
          <table:table-cell office:value-type="float" office:value="1500" table:style-name="ce1">
            <text:p>1500</text:p>
          </table:table-cell>
          <table:table-cell office:value-type="float" office:value="847" table:style-name="ce1">
            <text:p>847</text:p>
          </table:table-cell>
          <table:table-cell office:value-type="float" office:value="-0.96310799999999996" table:style-name="ce1">
            <text:p>-0.963108</text:p>
          </table:table-cell>
          <table:table-cell office:value-type="float" office:value="-2.5781499999999999" table:style-name="ce1">
            <text:p>-2.57815</text:p>
          </table:table-cell>
          <table:table-cell office:value-type="float" office:value="3.8597300000000001E-2" table:style-name="ce1">
            <text:p>0.0385973</text:p>
          </table:table-cell>
          <table:table-cell table:style-name="ce1"/>
          <table:table-cell office:value-type="float" office:value="289" table:style-name="ce1">
            <text:p>289</text:p>
          </table:table-cell>
          <table:table-cell office:value-type="float" office:value="1528" table:style-name="ce1">
            <text:p>1528</text:p>
          </table:table-cell>
          <table:table-cell office:value-type="float" office:value="791" table:style-name="ce1">
            <text:p>791</text:p>
          </table:table-cell>
          <table:table-cell office:value-type="float" office:value="-1.27274" table:style-name="ce1">
            <text:p>-1.27274</text:p>
          </table:table-cell>
          <table:table-cell office:value-type="float" office:value="-2.7288899999999998" table:style-name="ce1">
            <text:p>-2.72889</text:p>
          </table:table-cell>
          <table:table-cell office:value-type="float" office:value="4.1356200000000003E-2" table:style-name="ce1">
            <text:p>0.0413562</text:p>
          </table:table-cell>
          <table:table-cell table:style-name="ce1"/>
          <table:table-cell office:value-type="float" office:value="289" table:style-name="ce1">
            <text:p>289</text:p>
          </table:table-cell>
          <table:table-cell office:value-type="float" office:value="611" table:style-name="ce1">
            <text:p>611</text:p>
          </table:table-cell>
          <table:table-cell office:value-type="float" office:value="99" table:style-name="ce1">
            <text:p>99</text:p>
          </table:table-cell>
          <table:table-cell office:value-type="float" office:value="-5.0258500000000002" table:style-name="ce1">
            <text:p>-5.02585</text:p>
          </table:table-cell>
          <table:table-cell office:value-type="float" office:value="2.35446" table:style-name="ce1">
            <text:p>2.35446</text:p>
          </table:table-cell>
          <table:table-cell office:value-type="float" office:value="-2.3542799999999999E-2" table:style-name="ce1">
            <text:p>-0.0235428</text:p>
          </table:table-cell>
          <table:table-cell table:number-columns-repeated="16350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1567" table:style-name="ce1">
            <text:p>1567</text:p>
          </table:table-cell>
          <table:table-cell office:value-type="float" office:value="1331" table:style-name="ce1">
            <text:p>1331</text:p>
          </table:table-cell>
          <table:table-cell office:value-type="float" office:value="1.69513" table:style-name="ce1">
            <text:p>1.69513</text:p>
          </table:table-cell>
          <table:table-cell office:value-type="float" office:value="-2.9746999999999999" table:style-name="ce1">
            <text:p>-2.9747</text:p>
          </table:table-cell>
          <table:table-cell office:value-type="float" office:value="3.89713E-2" table:style-name="ce1">
            <text:p>0.0389713</text:p>
          </table:table-cell>
          <table:table-cell table:style-name="ce1"/>
          <table:table-cell office:value-type="float" office:value="290" table:style-name="ce1">
            <text:p>290</text:p>
          </table:table-cell>
          <table:table-cell office:value-type="float" office:value="1567" table:style-name="ce1">
            <text:p>1567</text:p>
          </table:table-cell>
          <table:table-cell office:value-type="float" office:value="1860" table:style-name="ce1">
            <text:p>1860</text:p>
          </table:table-cell>
          <table:table-cell office:value-type="float" office:value="4.6047500000000001" table:style-name="ce1">
            <text:p>4.60475</text:p>
          </table:table-cell>
          <table:table-cell office:value-type="float" office:value="-3.0053899999999998" table:style-name="ce1">
            <text:p>-3.00539</text:p>
          </table:table-cell>
          <table:table-cell office:value-type="float" office:value="3.3640499999999997E-2" table:style-name="ce1">
            <text:p>0.0336405</text:p>
          </table:table-cell>
          <table:table-cell table:style-name="ce1"/>
          <table:table-cell office:value-type="float" office:value="290" table:style-name="ce1">
            <text:p>290</text:p>
          </table:table-cell>
          <table:table-cell office:value-type="float" office:value="1544" table:style-name="ce1">
            <text:p>1544</text:p>
          </table:table-cell>
          <table:table-cell office:value-type="float" office:value="811" table:style-name="ce1">
            <text:p>811</text:p>
          </table:table-cell>
          <table:table-cell office:value-type="float" office:value="-1.1636599999999999" table:style-name="ce1">
            <text:p>-1.16366</text:p>
          </table:table-cell>
          <table:table-cell office:value-type="float" office:value="-2.8180499999999999" table:style-name="ce1">
            <text:p>-2.81805</text:p>
          </table:table-cell>
          <table:table-cell office:value-type="float" office:value="4.2408700000000001E-2" table:style-name="ce1">
            <text:p>0.0424087</text:p>
          </table:table-cell>
          <table:table-cell table:style-name="ce1"/>
          <table:table-cell office:value-type="float" office:value="290" table:style-name="ce1">
            <text:p>290</text:p>
          </table:table-cell>
          <table:table-cell office:value-type="float" office:value="1548" table:style-name="ce1">
            <text:p>1548</text:p>
          </table:table-cell>
          <table:table-cell office:value-type="float" office:value="796" table:style-name="ce1">
            <text:p>796</text:p>
          </table:table-cell>
          <table:table-cell office:value-type="float" office:value="-1.2464" table:style-name="ce1">
            <text:p>-1.2464</text:p>
          </table:table-cell>
          <table:table-cell office:value-type="float" office:value="-2.8391700000000002" table:style-name="ce1">
            <text:p>-2.83917</text:p>
          </table:table-cell>
          <table:table-cell office:value-type="float" office:value="4.2873399999999999E-2" table:style-name="ce1">
            <text:p>0.0428734</text:p>
          </table:table-cell>
          <table:table-cell table:style-name="ce1"/>
          <table:table-cell office:value-type="float" office:value="290" table:style-name="ce1">
            <text:p>290</text:p>
          </table:table-cell>
          <table:table-cell office:value-type="float" office:value="603" table:style-name="ce1">
            <text:p>603</text:p>
          </table:table-cell>
          <table:table-cell office:value-type="float" office:value="96" table:style-name="ce1">
            <text:p>96</text:p>
          </table:table-cell>
          <table:table-cell office:value-type="float" office:value="-5.0418799999999999" table:style-name="ce1">
            <text:p>-5.04188</text:p>
          </table:table-cell>
          <table:table-cell office:value-type="float" office:value="2.3986399999999999" table:style-name="ce1">
            <text:p>2.39864</text:p>
          </table:table-cell>
          <table:table-cell office:value-type="float" office:value="-2.4139600000000001E-2" table:style-name="ce1">
            <text:p>-0.0241396</text:p>
          </table:table-cell>
          <table:table-cell table:number-columns-repeated="16350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1571" table:style-name="ce1">
            <text:p>1571</text:p>
          </table:table-cell>
          <table:table-cell office:value-type="float" office:value="1344" table:style-name="ce1">
            <text:p>1344</text:p>
          </table:table-cell>
          <table:table-cell office:value-type="float" office:value="1.7664" table:style-name="ce1">
            <text:p>1.7664</text:p>
          </table:table-cell>
          <table:table-cell office:value-type="float" office:value="-2.9974599999999998" table:style-name="ce1">
            <text:p>-2.99746</text:p>
          </table:table-cell>
          <table:table-cell office:value-type="float" office:value="3.9153800000000002E-2" table:style-name="ce1">
            <text:p>0.0391538</text:p>
          </table:table-cell>
          <table:table-cell table:style-name="ce1"/>
          <table:table-cell office:value-type="float" office:value="291" table:style-name="ce1">
            <text:p>291</text:p>
          </table:table-cell>
          <table:table-cell office:value-type="float" office:value="1519" table:style-name="ce1">
            <text:p>1519</text:p>
          </table:table-cell>
          <table:table-cell office:value-type="float" office:value="859" table:style-name="ce1">
            <text:p>859</text:p>
          </table:table-cell>
          <table:table-cell office:value-type="float" office:value="-0.89820500000000003" table:style-name="ce1">
            <text:p>-0.898205</text:p>
          </table:table-cell>
          <table:table-cell office:value-type="float" office:value="-2.6833399999999998" table:style-name="ce1">
            <text:p>-2.68334</text:p>
          </table:table-cell>
          <table:table-cell office:value-type="float" office:value="3.9965599999999997E-2" table:style-name="ce1">
            <text:p>0.0399656</text:p>
          </table:table-cell>
          <table:table-cell table:style-name="ce1"/>
          <table:table-cell office:value-type="float" office:value="291" table:style-name="ce1">
            <text:p>291</text:p>
          </table:table-cell>
          <table:table-cell office:value-type="float" office:value="1515" table:style-name="ce1">
            <text:p>1515</text:p>
          </table:table-cell>
          <table:table-cell office:value-type="float" office:value="792" table:style-name="ce1">
            <text:p>792</text:p>
          </table:table-cell>
          <table:table-cell office:value-type="float" office:value="-1.2664899999999999" table:style-name="ce1">
            <text:p>-1.26649</text:p>
          </table:table-cell>
          <table:table-cell office:value-type="float" office:value="-2.6574499999999999" table:style-name="ce1">
            <text:p>-2.65745</text:p>
          </table:table-cell>
          <table:table-cell office:value-type="float" office:value="4.0327200000000001E-2" table:style-name="ce1">
            <text:p>0.0403272</text:p>
          </table:table-cell>
          <table:table-cell table:style-name="ce1"/>
          <table:table-cell office:value-type="float" office:value="291" table:style-name="ce1">
            <text:p>291</text:p>
          </table:table-cell>
          <table:table-cell office:value-type="float" office:value="1628" table:style-name="ce1">
            <text:p>1628</text:p>
          </table:table-cell>
          <table:table-cell office:value-type="float" office:value="1840" table:style-name="ce1">
            <text:p>1840</text:p>
          </table:table-cell>
          <table:table-cell office:value-type="float" office:value="4.4912200000000002" table:style-name="ce1">
            <text:p>4.49122</text:p>
          </table:table-cell>
          <table:table-cell office:value-type="float" office:value="-3.3397100000000002" table:style-name="ce1">
            <text:p>-3.33971</text:p>
          </table:table-cell>
          <table:table-cell office:value-type="float" office:value="3.86231E-2" table:style-name="ce1">
            <text:p>0.0386231</text:p>
          </table:table-cell>
          <table:table-cell table:style-name="ce1"/>
          <table:table-cell office:value-type="float" office:value="291" table:style-name="ce1">
            <text:p>291</text:p>
          </table:table-cell>
          <table:table-cell office:value-type="float" office:value="1532" table:style-name="ce1">
            <text:p>1532</text:p>
          </table:table-cell>
          <table:table-cell office:value-type="float" office:value="1771" table:style-name="ce1">
            <text:p>1771</text:p>
          </table:table-cell>
          <table:table-cell office:value-type="float" office:value="4.1172599999999999" table:style-name="ce1">
            <text:p>4.11726</text:p>
          </table:table-cell>
          <table:table-cell office:value-type="float" office:value="-2.8077399999999999" table:style-name="ce1">
            <text:p>-2.80774</text:p>
          </table:table-cell>
          <table:table-cell office:value-type="float" office:value="3.1794099999999999E-2" table:style-name="ce1">
            <text:p>0.0317941</text:p>
          </table:table-cell>
          <table:table-cell table:number-columns-repeated="16350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1576" table:style-name="ce1">
            <text:p>1576</text:p>
          </table:table-cell>
          <table:table-cell office:value-type="float" office:value="1339" table:style-name="ce1">
            <text:p>1339</text:p>
          </table:table-cell>
          <table:table-cell office:value-type="float" office:value="1.73861" table:style-name="ce1">
            <text:p>1.73861</text:p>
          </table:table-cell>
          <table:table-cell office:value-type="float" office:value="-3.02467" table:style-name="ce1">
            <text:p>-3.02467</text:p>
          </table:table-cell>
          <table:table-cell office:value-type="float" office:value="3.9596100000000002E-2" table:style-name="ce1">
            <text:p>0.0395961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office:value-type="float" office:value="1539" table:style-name="ce1">
            <text:p>1539</text:p>
          </table:table-cell>
          <table:table-cell office:value-type="float" office:value="904" table:style-name="ce1">
            <text:p>904</text:p>
          </table:table-cell>
          <table:table-cell office:value-type="float" office:value="-0.65185099999999996" table:style-name="ce1">
            <text:p>-0.651851</text:p>
          </table:table-cell>
          <table:table-cell office:value-type="float" office:value="-2.7959399999999999" table:style-name="ce1">
            <text:p>-2.79594</text:p>
          </table:table-cell>
          <table:table-cell office:value-type="float" office:value="4.1079699999999997E-2" table:style-name="ce1">
            <text:p>0.0410797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office:value-type="float" office:value="1536" table:style-name="ce1">
            <text:p>1536</text:p>
          </table:table-cell>
          <table:table-cell office:value-type="float" office:value="783" table:style-name="ce1">
            <text:p>783</text:p>
          </table:table-cell>
          <table:table-cell office:value-type="float" office:value="-1.31721" table:style-name="ce1">
            <text:p>-1.31721</text:p>
          </table:table-cell>
          <table:table-cell office:value-type="float" office:value="-2.7724199999999999" table:style-name="ce1">
            <text:p>-2.77242</text:p>
          </table:table-cell>
          <table:table-cell office:value-type="float" office:value="4.2063900000000001E-2" table:style-name="ce1">
            <text:p>0.0420639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office:value-type="float" office:value="1600" table:style-name="ce1">
            <text:p>1600</text:p>
          </table:table-cell>
          <table:table-cell office:value-type="float" office:value="1755" table:style-name="ce1">
            <text:p>1755</text:p>
          </table:table-cell>
          <table:table-cell office:value-type="float" office:value="4.0253199999999998" table:style-name="ce1">
            <text:p>4.02532</text:p>
          </table:table-cell>
          <table:table-cell office:value-type="float" office:value="-3.18079" table:style-name="ce1">
            <text:p>-3.18079</text:p>
          </table:table-cell>
          <table:table-cell office:value-type="float" office:value="3.7285100000000002E-2" table:style-name="ce1">
            <text:p>0.0372851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office:value-type="float" office:value="1588" table:style-name="ce1">
            <text:p>1588</text:p>
          </table:table-cell>
          <table:table-cell office:value-type="float" office:value="1767" table:style-name="ce1">
            <text:p>1767</text:p>
          </table:table-cell>
          <table:table-cell office:value-type="float" office:value="4.0920199999999998" table:style-name="ce1">
            <text:p>4.09202</text:p>
          </table:table-cell>
          <table:table-cell office:value-type="float" office:value="-3.1154899999999999" table:style-name="ce1">
            <text:p>-3.11549</text:p>
          </table:table-cell>
          <table:table-cell office:value-type="float" office:value="3.6223600000000002E-2" table:style-name="ce1">
            <text:p>0.0362236</text:p>
          </table:table-cell>
          <table:table-cell table:number-columns-repeated="16350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1580" table:style-name="ce1">
            <text:p>1580</text:p>
          </table:table-cell>
          <table:table-cell office:value-type="float" office:value="1336" table:style-name="ce1">
            <text:p>1336</text:p>
          </table:table-cell>
          <table:table-cell office:value-type="float" office:value="1.7218800000000001" table:style-name="ce1">
            <text:p>1.72188</text:p>
          </table:table-cell>
          <table:table-cell office:value-type="float" office:value="-3.0464899999999999" table:style-name="ce1">
            <text:p>-3.04649</text:p>
          </table:table-cell>
          <table:table-cell office:value-type="float" office:value="3.9939799999999998E-2" table:style-name="ce1">
            <text:p>0.0399398</text:p>
          </table:table-cell>
          <table:table-cell table:style-name="ce1"/>
          <table:table-cell office:value-type="float" office:value="293" table:style-name="ce1">
            <text:p>293</text:p>
          </table:table-cell>
          <table:table-cell office:value-type="float" office:value="1523" table:style-name="ce1">
            <text:p>1523</text:p>
          </table:table-cell>
          <table:table-cell office:value-type="float" office:value="879" table:style-name="ce1">
            <text:p>879</text:p>
          </table:table-cell>
          <table:table-cell office:value-type="float" office:value="-0.78843200000000002" table:style-name="ce1">
            <text:p>-0.788432</text:p>
          </table:table-cell>
          <table:table-cell office:value-type="float" office:value="-2.7065000000000001" table:style-name="ce1">
            <text:p>-2.7065</text:p>
          </table:table-cell>
          <table:table-cell office:value-type="float" office:value="4.0077500000000002E-2" table:style-name="ce1">
            <text:p>0.0400775</text:p>
          </table:table-cell>
          <table:table-cell table:style-name="ce1"/>
          <table:table-cell office:value-type="float" office:value="293" table:style-name="ce1">
            <text:p>293</text:p>
          </table:table-cell>
          <table:table-cell office:value-type="float" office:value="1612" table:style-name="ce1">
            <text:p>1612</text:p>
          </table:table-cell>
          <table:table-cell office:value-type="float" office:value="1831" table:style-name="ce1">
            <text:p>1831</text:p>
          </table:table-cell>
          <table:table-cell office:value-type="float" office:value="4.4426399999999999" table:style-name="ce1">
            <text:p>4.44264</text:p>
          </table:table-cell>
          <table:table-cell office:value-type="float" office:value="-3.2511899999999998" table:style-name="ce1">
            <text:p>-3.25119</text:p>
          </table:table-cell>
          <table:table-cell office:value-type="float" office:value="3.7459699999999999E-2" table:style-name="ce1">
            <text:p>0.0374597</text:p>
          </table:table-cell>
          <table:table-cell table:style-name="ce1"/>
          <table:table-cell office:value-type="float" office:value="293" table:style-name="ce1">
            <text:p>293</text:p>
          </table:table-cell>
          <table:table-cell office:value-type="float" office:value="1524" table:style-name="ce1">
            <text:p>1524</text:p>
          </table:table-cell>
          <table:table-cell office:value-type="float" office:value="788" table:style-name="ce1">
            <text:p>788</text:p>
          </table:table-cell>
          <table:table-cell office:value-type="float" office:value="-1.28901" table:style-name="ce1">
            <text:p>-1.28901</text:p>
          </table:table-cell>
          <table:table-cell office:value-type="float" office:value="-2.7067199999999998" table:style-name="ce1">
            <text:p>-2.70672</text:p>
          </table:table-cell>
          <table:table-cell office:value-type="float" office:value="4.1072900000000002E-2" table:style-name="ce1">
            <text:p>0.0410729</text:p>
          </table:table-cell>
          <table:table-cell table:style-name="ce1"/>
          <table:table-cell office:value-type="float" office:value="293" table:style-name="ce1">
            <text:p>293</text:p>
          </table:table-cell>
          <table:table-cell office:value-type="float" office:value="1491" table:style-name="ce1">
            <text:p>1491</text:p>
          </table:table-cell>
          <table:table-cell office:value-type="float" office:value="383" table:style-name="ce1">
            <text:p>383</text:p>
          </table:table-cell>
          <table:table-cell office:value-type="float" office:value="-3.5146999999999999" table:style-name="ce1">
            <text:p>-3.5147</text:p>
          </table:table-cell>
          <table:table-cell office:value-type="float" office:value="-2.5017299999999998" table:style-name="ce1">
            <text:p>-2.50173</text:p>
          </table:table-cell>
          <table:table-cell office:value-type="float" office:value="4.25677E-2" table:style-name="ce1">
            <text:p>0.0425677</text:p>
          </table:table-cell>
          <table:table-cell table:number-columns-repeated="16350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1580" table:style-name="ce1">
            <text:p>1580</text:p>
          </table:table-cell>
          <table:table-cell office:value-type="float" office:value="1343" table:style-name="ce1">
            <text:p>1343</text:p>
          </table:table-cell>
          <table:table-cell office:value-type="float" office:value="1.7603800000000001" table:style-name="ce1">
            <text:p>1.76038</text:p>
          </table:table-cell>
          <table:table-cell office:value-type="float" office:value="-3.0468999999999999" table:style-name="ce1">
            <text:p>-3.0469</text:p>
          </table:table-cell>
          <table:table-cell office:value-type="float" office:value="3.9869300000000003E-2" table:style-name="ce1">
            <text:p>0.0398693</text:p>
          </table:table-cell>
          <table:table-cell table:style-name="ce1"/>
          <table:table-cell office:value-type="float" office:value="294" table:style-name="ce1">
            <text:p>294</text:p>
          </table:table-cell>
          <table:table-cell office:value-type="float" office:value="1495" table:style-name="ce1">
            <text:p>1495</text:p>
          </table:table-cell>
          <table:table-cell office:value-type="float" office:value="880" table:style-name="ce1">
            <text:p>880</text:p>
          </table:table-cell>
          <table:table-cell office:value-type="float" office:value="-0.78131099999999998" table:style-name="ce1">
            <text:p>-0.781311</text:p>
          </table:table-cell>
          <table:table-cell office:value-type="float" office:value="-2.5525600000000002" table:style-name="ce1">
            <text:p>-2.55256</text:p>
          </table:table-cell>
          <table:table-cell office:value-type="float" office:value="3.7872900000000001E-2" table:style-name="ce1">
            <text:p>0.0378729</text:p>
          </table:table-cell>
          <table:table-cell table:style-name="ce1"/>
          <table:table-cell office:value-type="float" office:value="294" table:style-name="ce1">
            <text:p>294</text:p>
          </table:table-cell>
          <table:table-cell office:value-type="float" office:value="1663" table:style-name="ce1">
            <text:p>1663</text:p>
          </table:table-cell>
          <table:table-cell office:value-type="float" office:value="1815" table:style-name="ce1">
            <text:p>1815</text:p>
          </table:table-cell>
          <table:table-cell office:value-type="float" office:value="4.3516899999999996" table:style-name="ce1">
            <text:p>4.35169</text:p>
          </table:table-cell>
          <table:table-cell office:value-type="float" office:value="-3.5307499999999998" table:style-name="ce1">
            <text:p>-3.53075</text:p>
          </table:table-cell>
          <table:table-cell office:value-type="float" office:value="4.1618200000000001E-2" table:style-name="ce1">
            <text:p>0.0416182</text:p>
          </table:table-cell>
          <table:table-cell table:style-name="ce1"/>
          <table:table-cell office:value-type="float" office:value="294" table:style-name="ce1">
            <text:p>294</text:p>
          </table:table-cell>
          <table:table-cell office:value-type="float" office:value="1475" table:style-name="ce1">
            <text:p>1475</text:p>
          </table:table-cell>
          <table:table-cell office:value-type="float" office:value="776" table:style-name="ce1">
            <text:p>776</text:p>
          </table:table-cell>
          <table:table-cell office:value-type="float" office:value="-1.3521799999999999" table:style-name="ce1">
            <text:p>-1.35218</text:p>
          </table:table-cell>
          <table:table-cell office:value-type="float" office:value="-2.4365399999999999" table:style-name="ce1">
            <text:p>-2.43654</text:p>
          </table:table-cell>
          <table:table-cell office:value-type="float" office:value="3.7353299999999999E-2" table:style-name="ce1">
            <text:p>0.0373533</text:p>
          </table:table-cell>
          <table:table-cell table:style-name="ce1"/>
          <table:table-cell office:value-type="float" office:value="294" table:style-name="ce1">
            <text:p>294</text:p>
          </table:table-cell>
          <table:table-cell office:value-type="float" office:value="1404" table:style-name="ce1">
            <text:p>1404</text:p>
          </table:table-cell>
          <table:table-cell office:value-type="float" office:value="364" table:style-name="ce1">
            <text:p>364</text:p>
          </table:table-cell>
          <table:table-cell office:value-type="float" office:value="-3.6141700000000001" table:style-name="ce1">
            <text:p>-3.61417</text:p>
          </table:table-cell>
          <table:table-cell office:value-type="float" office:value="-2.02216" table:style-name="ce1">
            <text:p>-2.02216</text:p>
          </table:table-cell>
          <table:table-cell office:value-type="float" office:value="3.5940300000000001E-2" table:style-name="ce1">
            <text:p>0.0359403</text:p>
          </table:table-cell>
          <table:table-cell table:number-columns-repeated="16350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1583" table:style-name="ce1">
            <text:p>1583</text:p>
          </table:table-cell>
          <table:table-cell office:value-type="float" office:value="1339" table:style-name="ce1">
            <text:p>1339</text:p>
          </table:table-cell>
          <table:table-cell office:value-type="float" office:value="1.7382" table:style-name="ce1">
            <text:p>1.7382</text:p>
          </table:table-cell>
          <table:table-cell office:value-type="float" office:value="-3.0631599999999999" table:style-name="ce1">
            <text:p>-3.06316</text:p>
          </table:table-cell>
          <table:table-cell office:value-type="float" office:value="4.0144699999999998E-2" table:style-name="ce1">
            <text:p>0.0401447</text:p>
          </table:table-cell>
          <table:table-cell table:style-name="ce1"/>
          <table:table-cell office:value-type="float" office:value="295" table:style-name="ce1">
            <text:p>295</text:p>
          </table:table-cell>
          <table:table-cell office:value-type="float" office:value="1543" table:style-name="ce1">
            <text:p>1543</text:p>
          </table:table-cell>
          <table:table-cell office:value-type="float" office:value="804" table:style-name="ce1">
            <text:p>804</text:p>
          </table:table-cell>
          <table:table-cell office:value-type="float" office:value="-1.20211" table:style-name="ce1">
            <text:p>-1.20211</text:p>
          </table:table-cell>
          <table:table-cell office:value-type="float" office:value="-2.8121399999999999" table:style-name="ce1">
            <text:p>-2.81214</text:p>
          </table:table-cell>
          <table:table-cell office:value-type="float" office:value="4.2400899999999998E-2" table:style-name="ce1">
            <text:p>0.0424009</text:p>
          </table:table-cell>
          <table:table-cell table:style-name="ce1"/>
          <table:table-cell office:value-type="float" office:value="295" table:style-name="ce1">
            <text:p>295</text:p>
          </table:table-cell>
          <table:table-cell office:value-type="float" office:value="1547" table:style-name="ce1">
            <text:p>1547</text:p>
          </table:table-cell>
          <table:table-cell office:value-type="float" office:value="768" table:style-name="ce1">
            <text:p>768</text:p>
          </table:table-cell>
          <table:table-cell office:value-type="float" office:value="-1.40035" table:style-name="ce1">
            <text:p>-1.40035</text:p>
          </table:table-cell>
          <table:table-cell office:value-type="float" office:value="-2.8320500000000002" table:style-name="ce1">
            <text:p>-2.83205</text:p>
          </table:table-cell>
          <table:table-cell office:value-type="float" office:value="4.3077200000000003E-2" table:style-name="ce1">
            <text:p>0.0430772</text:p>
          </table:table-cell>
          <table:table-cell table:style-name="ce1"/>
          <table:table-cell office:value-type="float" office:value="295" table:style-name="ce1">
            <text:p>295</text:p>
          </table:table-cell>
          <table:table-cell office:value-type="float" office:value="607" table:style-name="ce1">
            <text:p>607</text:p>
          </table:table-cell>
          <table:table-cell office:value-type="float" office:value="103" table:style-name="ce1">
            <text:p>103</text:p>
          </table:table-cell>
          <table:table-cell office:value-type="float" office:value="-5.0036100000000001" table:style-name="ce1">
            <text:p>-5.00361</text:p>
          </table:table-cell>
          <table:table-cell office:value-type="float" office:value="2.3762300000000001" table:style-name="ce1">
            <text:p>2.37623</text:p>
          </table:table-cell>
          <table:table-cell office:value-type="float" office:value="-2.38966E-2" table:style-name="ce1">
            <text:p>-0.0238966</text:p>
          </table:table-cell>
          <table:table-cell table:style-name="ce1"/>
          <table:table-cell office:value-type="float" office:value="295" table:style-name="ce1">
            <text:p>295</text:p>
          </table:table-cell>
          <table:table-cell office:value-type="float" office:value="1564" table:style-name="ce1">
            <text:p>1564</text:p>
          </table:table-cell>
          <table:table-cell office:value-type="float" office:value="1768" table:style-name="ce1">
            <text:p>1768</text:p>
          </table:table-cell>
          <table:table-cell office:value-type="float" office:value="4.0989000000000004" table:style-name="ce1">
            <text:p>4.0989</text:p>
          </table:table-cell>
          <table:table-cell office:value-type="float" office:value="-2.9835600000000002" table:style-name="ce1">
            <text:p>-2.98356</text:p>
          </table:table-cell>
          <table:table-cell office:value-type="float" office:value="3.4332500000000002E-2" table:style-name="ce1">
            <text:p>0.0343325</text:p>
          </table:table-cell>
          <table:table-cell table:number-columns-repeated="16350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1592" table:style-name="ce1">
            <text:p>1592</text:p>
          </table:table-cell>
          <table:table-cell office:value-type="float" office:value="1343" table:style-name="ce1">
            <text:p>1343</text:p>
          </table:table-cell>
          <table:table-cell office:value-type="float" office:value="1.7596799999999999" table:style-name="ce1">
            <text:p>1.75968</text:p>
          </table:table-cell>
          <table:table-cell office:value-type="float" office:value="-3.1128900000000002" table:style-name="ce1">
            <text:p>-3.11289</text:p>
          </table:table-cell>
          <table:table-cell office:value-type="float" office:value="4.08098E-2" table:style-name="ce1">
            <text:p>0.0408098</text:p>
          </table:table-cell>
          <table:table-cell table:style-name="ce1"/>
          <table:table-cell office:value-type="float" office:value="296" table:style-name="ce1">
            <text:p>296</text:p>
          </table:table-cell>
          <table:table-cell office:value-type="float" office:value="1644" table:style-name="ce1">
            <text:p>1644</text:p>
          </table:table-cell>
          <table:table-cell office:value-type="float" office:value="1880" table:style-name="ce1">
            <text:p>1880</text:p>
          </table:table-cell>
          <table:table-cell office:value-type="float" office:value="4.7103000000000002" table:style-name="ce1">
            <text:p>4.7103</text:p>
          </table:table-cell>
          <table:table-cell office:value-type="float" office:value="-3.4300299999999999" table:style-name="ce1">
            <text:p>-3.43003</text:p>
          </table:table-cell>
          <table:table-cell office:value-type="float" office:value="3.9474000000000002E-2" table:style-name="ce1">
            <text:p>0.039474</text:p>
          </table:table-cell>
          <table:table-cell table:style-name="ce1"/>
          <table:table-cell office:value-type="float" office:value="296" table:style-name="ce1">
            <text:p>296</text:p>
          </table:table-cell>
          <table:table-cell office:value-type="float" office:value="1551" table:style-name="ce1">
            <text:p>1551</text:p>
          </table:table-cell>
          <table:table-cell office:value-type="float" office:value="811" table:style-name="ce1">
            <text:p>811</text:p>
          </table:table-cell>
          <table:table-cell office:value-type="float" office:value="-1.1640699999999999" table:style-name="ce1">
            <text:p>-1.16407</text:p>
          </table:table-cell>
          <table:table-cell office:value-type="float" office:value="-2.8565399999999999" table:style-name="ce1">
            <text:p>-2.85654</text:p>
          </table:table-cell>
          <table:table-cell office:value-type="float" office:value="4.29574E-2" table:style-name="ce1">
            <text:p>0.0429574</text:p>
          </table:table-cell>
          <table:table-cell table:style-name="ce1"/>
          <table:table-cell office:value-type="float" office:value="296" table:style-name="ce1">
            <text:p>296</text:p>
          </table:table-cell>
          <table:table-cell office:value-type="float" office:value="1551" table:style-name="ce1">
            <text:p>1551</text:p>
          </table:table-cell>
          <table:table-cell office:value-type="float" office:value="787" table:style-name="ce1">
            <text:p>787</text:p>
          </table:table-cell>
          <table:table-cell office:value-type="float" office:value="-1.2960700000000001" table:style-name="ce1">
            <text:p>-1.29607</text:p>
          </table:table-cell>
          <table:table-cell office:value-type="float" office:value="-2.8551500000000001" table:style-name="ce1">
            <text:p>-2.85515</text:p>
          </table:table-cell>
          <table:table-cell office:value-type="float" office:value="4.31992E-2" table:style-name="ce1">
            <text:p>0.0431992</text:p>
          </table:table-cell>
          <table:table-cell table:style-name="ce1"/>
          <table:table-cell office:value-type="float" office:value="296" table:style-name="ce1">
            <text:p>296</text:p>
          </table:table-cell>
          <table:table-cell office:value-type="float" office:value="1404" table:style-name="ce1">
            <text:p>1404</text:p>
          </table:table-cell>
          <table:table-cell office:value-type="float" office:value="391" table:style-name="ce1">
            <text:p>391</text:p>
          </table:table-cell>
          <table:table-cell office:value-type="float" office:value="-3.4656600000000002" table:style-name="ce1">
            <text:p>-3.46566</text:p>
          </table:table-cell>
          <table:table-cell office:value-type="float" office:value="-2.02373" table:style-name="ce1">
            <text:p>-2.02373</text:p>
          </table:table-cell>
          <table:table-cell office:value-type="float" office:value="3.5668199999999997E-2" table:style-name="ce1">
            <text:p>0.0356682</text:p>
          </table:table-cell>
          <table:table-cell table:number-columns-repeated="16350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1592" table:style-name="ce1">
            <text:p>1592</text:p>
          </table:table-cell>
          <table:table-cell office:value-type="float" office:value="1339" table:style-name="ce1">
            <text:p>1339</text:p>
          </table:table-cell>
          <table:table-cell office:value-type="float" office:value="1.7376799999999999" table:style-name="ce1">
            <text:p>1.73768</text:p>
          </table:table-cell>
          <table:table-cell office:value-type="float" office:value="-3.11266" table:style-name="ce1">
            <text:p>-3.11266</text:p>
          </table:table-cell>
          <table:table-cell office:value-type="float" office:value="4.08501E-2" table:style-name="ce1">
            <text:p>0.0408501</text:p>
          </table:table-cell>
          <table:table-cell table:style-name="ce1"/>
          <table:table-cell office:value-type="float" office:value="297" table:style-name="ce1">
            <text:p>297</text:p>
          </table:table-cell>
          <table:table-cell office:value-type="float" office:value="1556" table:style-name="ce1">
            <text:p>1556</text:p>
          </table:table-cell>
          <table:table-cell office:value-type="float" office:value="971" table:style-name="ce1">
            <text:p>971</text:p>
          </table:table-cell>
          <table:table-cell office:value-type="float" office:value="-0.28431899999999999" table:style-name="ce1">
            <text:p>-0.284319</text:p>
          </table:table-cell>
          <table:table-cell office:value-type="float" office:value="-2.8933200000000001" table:style-name="ce1">
            <text:p>-2.89332</text:p>
          </table:table-cell>
          <table:table-cell office:value-type="float" office:value="4.17369E-2" table:style-name="ce1">
            <text:p>0.0417369</text:p>
          </table:table-cell>
          <table:table-cell table:style-name="ce1"/>
          <table:table-cell office:value-type="float" office:value="297" table:style-name="ce1">
            <text:p>297</text:p>
          </table:table-cell>
          <table:table-cell office:value-type="float" office:value="1647" table:style-name="ce1">
            <text:p>1647</text:p>
          </table:table-cell>
          <table:table-cell office:value-type="float" office:value="1867" table:style-name="ce1">
            <text:p>1867</text:p>
          </table:table-cell>
          <table:table-cell office:value-type="float" office:value="4.63863" table:style-name="ce1">
            <text:p>4.63863</text:p>
          </table:table-cell>
          <table:table-cell office:value-type="float" office:value="-3.44577" table:style-name="ce1">
            <text:p>-3.44577</text:p>
          </table:table-cell>
          <table:table-cell office:value-type="float" office:value="3.9840199999999999E-2" table:style-name="ce1">
            <text:p>0.0398402</text:p>
          </table:table-cell>
          <table:table-cell table:style-name="ce1"/>
          <table:table-cell office:value-type="float" office:value="297" table:style-name="ce1">
            <text:p>297</text:p>
          </table:table-cell>
          <table:table-cell office:value-type="float" office:value="1536" table:style-name="ce1">
            <text:p>1536</text:p>
          </table:table-cell>
          <table:table-cell office:value-type="float" office:value="768" table:style-name="ce1">
            <text:p>768</text:p>
          </table:table-cell>
          <table:table-cell office:value-type="float" office:value="-1.39971" table:style-name="ce1">
            <text:p>-1.39971</text:p>
          </table:table-cell>
          <table:table-cell office:value-type="float" office:value="-2.77155" table:style-name="ce1">
            <text:p>-2.77155</text:p>
          </table:table-cell>
          <table:table-cell office:value-type="float" office:value="4.2215000000000003E-2" table:style-name="ce1">
            <text:p>0.042215</text:p>
          </table:table-cell>
          <table:table-cell table:style-name="ce1"/>
          <table:table-cell office:value-type="float" office:value="297" table:style-name="ce1">
            <text:p>297</text:p>
          </table:table-cell>
          <table:table-cell office:value-type="float" office:value="600" table:style-name="ce1">
            <text:p>600</text:p>
          </table:table-cell>
          <table:table-cell office:value-type="float" office:value="100" table:style-name="ce1">
            <text:p>100</text:p>
          </table:table-cell>
          <table:table-cell office:value-type="float" office:value="-5.0197099999999999" table:style-name="ce1">
            <text:p>-5.01971</text:p>
          </table:table-cell>
          <table:table-cell office:value-type="float" office:value="2.4148999999999998" table:style-name="ce1">
            <text:p>2.4149</text:p>
          </table:table-cell>
          <table:table-cell office:value-type="float" office:value="-2.4415099999999999E-2" table:style-name="ce1">
            <text:p>-0.0244151</text:p>
          </table:table-cell>
          <table:table-cell table:number-columns-repeated="16350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1600" table:style-name="ce1">
            <text:p>1600</text:p>
          </table:table-cell>
          <table:table-cell office:value-type="float" office:value="1339" table:style-name="ce1">
            <text:p>1339</text:p>
          </table:table-cell>
          <table:table-cell office:value-type="float" office:value="1.73722" table:style-name="ce1">
            <text:p>1.73722</text:p>
          </table:table-cell>
          <table:table-cell office:value-type="float" office:value="-3.15666" table:style-name="ce1">
            <text:p>-3.15666</text:p>
          </table:table-cell>
          <table:table-cell office:value-type="float" office:value="4.1477100000000003E-2" table:style-name="ce1">
            <text:p>0.0414771</text:p>
          </table:table-cell>
          <table:table-cell table:style-name="ce1"/>
          <table:table-cell office:value-type="float" office:value="298" table:style-name="ce1">
            <text:p>298</text:p>
          </table:table-cell>
          <table:table-cell office:value-type="float" office:value="620" table:style-name="ce1">
            <text:p>620</text:p>
          </table:table-cell>
          <table:table-cell office:value-type="float" office:value="103" table:style-name="ce1">
            <text:p>103</text:p>
          </table:table-cell>
          <table:table-cell office:value-type="float" office:value="-5.0043699999999998" table:style-name="ce1">
            <text:p>-5.00437</text:p>
          </table:table-cell>
          <table:table-cell office:value-type="float" office:value="2.3047399999999998" table:style-name="ce1">
            <text:p>2.30474</text:p>
          </table:table-cell>
          <table:table-cell office:value-type="float" office:value="-2.2877700000000001E-2" table:style-name="ce1">
            <text:p>-0.0228777</text:p>
          </table:table-cell>
          <table:table-cell table:style-name="ce1"/>
          <table:table-cell office:value-type="float" office:value="298" table:style-name="ce1">
            <text:p>298</text:p>
          </table:table-cell>
          <table:table-cell office:value-type="float" office:value="1544" table:style-name="ce1">
            <text:p>1544</text:p>
          </table:table-cell>
          <table:table-cell office:value-type="float" office:value="828" table:style-name="ce1">
            <text:p>828</text:p>
          </table:table-cell>
          <table:table-cell office:value-type="float" office:value="-1.07016" table:style-name="ce1">
            <text:p>-1.07016</text:p>
          </table:table-cell>
          <table:table-cell office:value-type="float" office:value="-2.8190300000000001" table:style-name="ce1">
            <text:p>-2.81903</text:p>
          </table:table-cell>
          <table:table-cell office:value-type="float" office:value="4.2237400000000001E-2" table:style-name="ce1">
            <text:p>0.0422374</text:p>
          </table:table-cell>
          <table:table-cell table:style-name="ce1"/>
          <table:table-cell office:value-type="float" office:value="298" table:style-name="ce1">
            <text:p>298</text:p>
          </table:table-cell>
          <table:table-cell office:value-type="float" office:value="1664" table:style-name="ce1">
            <text:p>1664</text:p>
          </table:table-cell>
          <table:table-cell office:value-type="float" office:value="1811" table:style-name="ce1">
            <text:p>1811</text:p>
          </table:table-cell>
          <table:table-cell office:value-type="float" office:value="4.3296299999999999" table:style-name="ce1">
            <text:p>4.32963</text:p>
          </table:table-cell>
          <table:table-cell office:value-type="float" office:value="-3.5360200000000002" table:style-name="ce1">
            <text:p>-3.53602</text:p>
          </table:table-cell>
          <table:table-cell office:value-type="float" office:value="4.17369E-2" table:style-name="ce1">
            <text:p>0.0417369</text:p>
          </table:table-cell>
          <table:table-cell table:style-name="ce1"/>
          <table:table-cell office:value-type="float" office:value="298" table:style-name="ce1">
            <text:p>298</text:p>
          </table:table-cell>
          <table:table-cell office:value-type="float" office:value="1531" table:style-name="ce1">
            <text:p>1531</text:p>
          </table:table-cell>
          <table:table-cell office:value-type="float" office:value="699" table:style-name="ce1">
            <text:p>699</text:p>
          </table:table-cell>
          <table:table-cell office:value-type="float" office:value="-1.77894" table:style-name="ce1">
            <text:p>-1.77894</text:p>
          </table:table-cell>
          <table:table-cell office:value-type="float" office:value="-2.7400500000000001" table:style-name="ce1">
            <text:p>-2.74005</text:p>
          </table:table-cell>
          <table:table-cell office:value-type="float" office:value="4.2518399999999998E-2" table:style-name="ce1">
            <text:p>0.0425184</text:p>
          </table:table-cell>
          <table:table-cell table:number-columns-repeated="16350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1603" table:style-name="ce1">
            <text:p>1603</text:p>
          </table:table-cell>
          <table:table-cell office:value-type="float" office:value="1344" table:style-name="ce1">
            <text:p>1344</text:p>
          </table:table-cell>
          <table:table-cell office:value-type="float" office:value="1.7645500000000001" table:style-name="ce1">
            <text:p>1.76455</text:p>
          </table:table-cell>
          <table:table-cell office:value-type="float" office:value="-3.1734499999999999" table:style-name="ce1">
            <text:p>-3.17345</text:p>
          </table:table-cell>
          <table:table-cell office:value-type="float" office:value="4.1661900000000002E-2" table:style-name="ce1">
            <text:p>0.0416619</text:p>
          </table:table-cell>
          <table:table-cell table:style-name="ce1"/>
          <table:table-cell office:value-type="float" office:value="299" table:style-name="ce1">
            <text:p>299</text:p>
          </table:table-cell>
          <table:table-cell office:value-type="float" office:value="1532" table:style-name="ce1">
            <text:p>1532</text:p>
          </table:table-cell>
          <table:table-cell office:value-type="float" office:value="803" table:style-name="ce1">
            <text:p>803</text:p>
          </table:table-cell>
          <table:table-cell office:value-type="float" office:value="-1.2069700000000001" table:style-name="ce1">
            <text:p>-1.20697</text:p>
          </table:table-cell>
          <table:table-cell office:value-type="float" office:value="-2.7515900000000002" table:style-name="ce1">
            <text:p>-2.75159</text:p>
          </table:table-cell>
          <table:table-cell office:value-type="float" office:value="4.1548799999999997E-2" table:style-name="ce1">
            <text:p>0.0415488</text:p>
          </table:table-cell>
          <table:table-cell table:style-name="ce1"/>
          <table:table-cell office:value-type="float" office:value="299" table:style-name="ce1">
            <text:p>299</text:p>
          </table:table-cell>
          <table:table-cell office:value-type="float" office:value="1567" table:style-name="ce1">
            <text:p>1567</text:p>
          </table:table-cell>
          <table:table-cell office:value-type="float" office:value="775" table:style-name="ce1">
            <text:p>775</text:p>
          </table:table-cell>
          <table:table-cell office:value-type="float" office:value="-1.363" table:style-name="ce1">
            <text:p>-1.363</text:p>
          </table:table-cell>
          <table:table-cell office:value-type="float" office:value="-2.94245" table:style-name="ce1">
            <text:p>-2.94245</text:p>
          </table:table-cell>
          <table:table-cell office:value-type="float" office:value="4.4574200000000001E-2" table:style-name="ce1">
            <text:p>0.0445742</text:p>
          </table:table-cell>
          <table:table-cell table:style-name="ce1"/>
          <table:table-cell office:value-type="float" office:value="299" table:style-name="ce1">
            <text:p>299</text:p>
          </table:table-cell>
          <table:table-cell office:value-type="float" office:value="1644" table:style-name="ce1">
            <text:p>1644</text:p>
          </table:table-cell>
          <table:table-cell office:value-type="float" office:value="1896" table:style-name="ce1">
            <text:p>1896</text:p>
          </table:table-cell>
          <table:table-cell office:value-type="float" office:value="4.7983099999999999" table:style-name="ce1">
            <text:p>4.79831</text:p>
          </table:table-cell>
          <table:table-cell office:value-type="float" office:value="-3.4309599999999998" table:style-name="ce1">
            <text:p>-3.43096</text:p>
          </table:table-cell>
          <table:table-cell office:value-type="float" office:value="3.9312800000000002E-2" table:style-name="ce1">
            <text:p>0.0393128</text:p>
          </table:table-cell>
          <table:table-cell table:style-name="ce1"/>
          <table:table-cell office:value-type="float" office:value="299" table:style-name="ce1">
            <text:p>299</text:p>
          </table:table-cell>
          <table:table-cell office:value-type="float" office:value="616" table:style-name="ce1">
            <text:p>616</text:p>
          </table:table-cell>
          <table:table-cell office:value-type="float" office:value="91" table:style-name="ce1">
            <text:p>91</text:p>
          </table:table-cell>
          <table:table-cell office:value-type="float" office:value="-5.0701400000000003" table:style-name="ce1">
            <text:p>-5.07014</text:p>
          </table:table-cell>
          <table:table-cell office:value-type="float" office:value="2.3274300000000001" table:style-name="ce1">
            <text:p>2.32743</text:p>
          </table:table-cell>
          <table:table-cell office:value-type="float" office:value="-2.3070299999999998E-2" table:style-name="ce1">
            <text:p>-0.0230703</text:p>
          </table:table-cell>
          <table:table-cell table:number-columns-repeated="16350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603" table:style-name="ce1">
            <text:p>1603</text:p>
          </table:table-cell>
          <table:table-cell office:value-type="float" office:value="1343" table:style-name="ce1">
            <text:p>1343</text:p>
          </table:table-cell>
          <table:table-cell office:value-type="float" office:value="1.75905" table:style-name="ce1">
            <text:p>1.75905</text:p>
          </table:table-cell>
          <table:table-cell office:value-type="float" office:value="-3.1733899999999999" table:style-name="ce1">
            <text:p>-3.17339</text:p>
          </table:table-cell>
          <table:table-cell office:value-type="float" office:value="4.1672000000000001E-2" table:style-name="ce1">
            <text:p>0.041672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1559" table:style-name="ce1">
            <text:p>1559</text:p>
          </table:table-cell>
          <table:table-cell office:value-type="float" office:value="955" table:style-name="ce1">
            <text:p>955</text:p>
          </table:table-cell>
          <table:table-cell office:value-type="float" office:value="-0.37249700000000002" table:style-name="ce1">
            <text:p>-0.372497</text:p>
          </table:table-cell>
          <table:table-cell office:value-type="float" office:value="-2.9089" table:style-name="ce1">
            <text:p>-2.9089</text:p>
          </table:table-cell>
          <table:table-cell office:value-type="float" office:value="4.2133299999999999E-2" table:style-name="ce1">
            <text:p>0.0421333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1540" table:style-name="ce1">
            <text:p>1540</text:p>
          </table:table-cell>
          <table:table-cell office:value-type="float" office:value="792" table:style-name="ce1">
            <text:p>792</text:p>
          </table:table-cell>
          <table:table-cell office:value-type="float" office:value="-1.2679400000000001" table:style-name="ce1">
            <text:p>-1.26794</text:p>
          </table:table-cell>
          <table:table-cell office:value-type="float" office:value="-2.79495" table:style-name="ce1">
            <text:p>-2.79495</text:p>
          </table:table-cell>
          <table:table-cell office:value-type="float" office:value="4.2286700000000003E-2" table:style-name="ce1">
            <text:p>0.0422867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1631" table:style-name="ce1">
            <text:p>1631</text:p>
          </table:table-cell>
          <table:table-cell office:value-type="float" office:value="1867" table:style-name="ce1">
            <text:p>1867</text:p>
          </table:table-cell>
          <table:table-cell office:value-type="float" office:value="4.6395499999999998" table:style-name="ce1">
            <text:p>4.63955</text:p>
          </table:table-cell>
          <table:table-cell office:value-type="float" office:value="-3.35778" table:style-name="ce1">
            <text:p>-3.35778</text:p>
          </table:table-cell>
          <table:table-cell office:value-type="float" office:value="3.8586099999999998E-2" table:style-name="ce1">
            <text:p>0.0385861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1607" table:style-name="ce1">
            <text:p>1607</text:p>
          </table:table-cell>
          <table:table-cell office:value-type="float" office:value="816" table:style-name="ce1">
            <text:p>816</text:p>
          </table:table-cell>
          <table:table-cell office:value-type="float" office:value="-1.13981" table:style-name="ce1">
            <text:p>-1.13981</text:p>
          </table:table-cell>
          <table:table-cell office:value-type="float" office:value="-3.1648200000000002" table:style-name="ce1">
            <text:p>-3.16482</text:p>
          </table:table-cell>
          <table:table-cell office:value-type="float" office:value="4.7296100000000001E-2" table:style-name="ce1">
            <text:p>0.0472961</text:p>
          </table:table-cell>
          <table:table-cell table:number-columns-repeated="16350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1608" table:style-name="ce1">
            <text:p>1608</text:p>
          </table:table-cell>
          <table:table-cell office:value-type="float" office:value="1340" table:style-name="ce1">
            <text:p>1340</text:p>
          </table:table-cell>
          <table:table-cell office:value-type="float" office:value="1.7422599999999999" table:style-name="ce1">
            <text:p>1.74226</text:p>
          </table:table-cell>
          <table:table-cell office:value-type="float" office:value="-3.2007099999999999" table:style-name="ce1">
            <text:p>-3.20071</text:p>
          </table:table-cell>
          <table:table-cell office:value-type="float" office:value="4.2094100000000002E-2" table:style-name="ce1">
            <text:p>0.0420941</text:p>
          </table:table-cell>
          <table:table-cell table:style-name="ce1"/>
          <table:table-cell office:value-type="float" office:value="301" table:style-name="ce1">
            <text:p>301</text:p>
          </table:table-cell>
          <table:table-cell office:value-type="float" office:value="1548" table:style-name="ce1">
            <text:p>1548</text:p>
          </table:table-cell>
          <table:table-cell office:value-type="float" office:value="908" table:style-name="ce1">
            <text:p>908</text:p>
          </table:table-cell>
          <table:table-cell office:value-type="float" office:value="-0.63037100000000001" table:style-name="ce1">
            <text:p>-0.630371</text:p>
          </table:table-cell>
          <table:table-cell office:value-type="float" office:value="-2.8456700000000001" table:style-name="ce1">
            <text:p>-2.84567</text:p>
          </table:table-cell>
          <table:table-cell office:value-type="float" office:value="4.1744700000000003E-2" table:style-name="ce1">
            <text:p>0.0417447</text:p>
          </table:table-cell>
          <table:table-cell table:style-name="ce1"/>
          <table:table-cell office:value-type="float" office:value="301" table:style-name="ce1">
            <text:p>301</text:p>
          </table:table-cell>
          <table:table-cell office:value-type="float" office:value="1647" table:style-name="ce1">
            <text:p>1647</text:p>
          </table:table-cell>
          <table:table-cell office:value-type="float" office:value="1787" table:style-name="ce1">
            <text:p>1787</text:p>
          </table:table-cell>
          <table:table-cell office:value-type="float" office:value="4.1986100000000004" table:style-name="ce1">
            <text:p>4.19861</text:p>
          </table:table-cell>
          <table:table-cell office:value-type="float" office:value="-3.4411299999999998" table:style-name="ce1">
            <text:p>-3.44113</text:p>
          </table:table-cell>
          <table:table-cell office:value-type="float" office:value="4.0646399999999999E-2" table:style-name="ce1">
            <text:p>0.0406464</text:p>
          </table:table-cell>
          <table:table-cell table:style-name="ce1"/>
          <table:table-cell office:value-type="float" office:value="301" table:style-name="ce1">
            <text:p>301</text:p>
          </table:table-cell>
          <table:table-cell office:value-type="float" office:value="1536" table:style-name="ce1">
            <text:p>1536</text:p>
          </table:table-cell>
          <table:table-cell office:value-type="float" office:value="767" table:style-name="ce1">
            <text:p>767</text:p>
          </table:table-cell>
          <table:table-cell office:value-type="float" office:value="-1.4052100000000001" table:style-name="ce1">
            <text:p>-1.40521</text:p>
          </table:table-cell>
          <table:table-cell office:value-type="float" office:value="-2.7715000000000001" table:style-name="ce1">
            <text:p>-2.7715</text:p>
          </table:table-cell>
          <table:table-cell office:value-type="float" office:value="4.2225100000000002E-2" table:style-name="ce1">
            <text:p>0.0422251</text:p>
          </table:table-cell>
          <table:table-cell table:style-name="ce1"/>
          <table:table-cell office:value-type="float" office:value="301" table:style-name="ce1">
            <text:p>301</text:p>
          </table:table-cell>
          <table:table-cell office:value-type="float" office:value="1491" table:style-name="ce1">
            <text:p>1491</text:p>
          </table:table-cell>
          <table:table-cell office:value-type="float" office:value="380" table:style-name="ce1">
            <text:p>380</text:p>
          </table:table-cell>
          <table:table-cell office:value-type="float" office:value="-3.5312000000000001" table:style-name="ce1">
            <text:p>-3.5312</text:p>
          </table:table-cell>
          <table:table-cell office:value-type="float" office:value="-2.50156" table:style-name="ce1">
            <text:p>-2.50156</text:p>
          </table:table-cell>
          <table:table-cell office:value-type="float" office:value="4.2597900000000001E-2" table:style-name="ce1">
            <text:p>0.0425979</text:p>
          </table:table-cell>
          <table:table-cell table:number-columns-repeated="16350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1612" table:style-name="ce1">
            <text:p>1612</text:p>
          </table:table-cell>
          <table:table-cell office:value-type="float" office:value="1344" table:style-name="ce1">
            <text:p>1344</text:p>
          </table:table-cell>
          <table:table-cell office:value-type="float" office:value="1.76403" table:style-name="ce1">
            <text:p>1.76403</text:p>
          </table:table-cell>
          <table:table-cell office:value-type="float" office:value="-3.2229399999999999" table:style-name="ce1">
            <text:p>-3.22294</text:p>
          </table:table-cell>
          <table:table-cell office:value-type="float" office:value="4.2367299999999997E-2" table:style-name="ce1">
            <text:p>0.0423673</text:p>
          </table:table-cell>
          <table:table-cell table:style-name="ce1"/>
          <table:table-cell office:value-type="float" office:value="302" table:style-name="ce1">
            <text:p>302</text:p>
          </table:table-cell>
          <table:table-cell office:value-type="float" office:value="1587" table:style-name="ce1">
            <text:p>1587</text:p>
          </table:table-cell>
          <table:table-cell office:value-type="float" office:value="943" table:style-name="ce1">
            <text:p>943</text:p>
          </table:table-cell>
          <table:table-cell office:value-type="float" office:value="-0.44012000000000001" table:style-name="ce1">
            <text:p>-0.44012</text:p>
          </table:table-cell>
          <table:table-cell office:value-type="float" office:value="-3.0621900000000002" table:style-name="ce1">
            <text:p>-3.06219</text:p>
          </table:table-cell>
          <table:table-cell office:value-type="float" office:value="4.4448799999999997E-2" table:style-name="ce1">
            <text:p>0.0444488</text:p>
          </table:table-cell>
          <table:table-cell table:style-name="ce1"/>
          <table:table-cell office:value-type="float" office:value="302" table:style-name="ce1">
            <text:p>302</text:p>
          </table:table-cell>
          <table:table-cell office:value-type="float" office:value="1635" table:style-name="ce1">
            <text:p>1635</text:p>
          </table:table-cell>
          <table:table-cell office:value-type="float" office:value="1796" table:style-name="ce1">
            <text:p>1796</text:p>
          </table:table-cell>
          <table:table-cell office:value-type="float" office:value="4.2488000000000001" table:style-name="ce1">
            <text:p>4.2488</text:p>
          </table:table-cell>
          <table:table-cell office:value-type="float" office:value="-3.3756599999999999" table:style-name="ce1">
            <text:p>-3.37566</text:p>
          </table:table-cell>
          <table:table-cell office:value-type="float" office:value="3.96151E-2" table:style-name="ce1">
            <text:p>0.0396151</text:p>
          </table:table-cell>
          <table:table-cell table:style-name="ce1"/>
          <table:table-cell office:value-type="float" office:value="302" table:style-name="ce1">
            <text:p>302</text:p>
          </table:table-cell>
          <table:table-cell office:value-type="float" office:value="1576" table:style-name="ce1">
            <text:p>1576</text:p>
          </table:table-cell>
          <table:table-cell office:value-type="float" office:value="767" table:style-name="ce1">
            <text:p>767</text:p>
          </table:table-cell>
          <table:table-cell office:value-type="float" office:value="-1.4075200000000001" table:style-name="ce1">
            <text:p>-1.40752</text:p>
          </table:table-cell>
          <table:table-cell office:value-type="float" office:value="-2.9914800000000001" table:style-name="ce1">
            <text:p>-2.99148</text:p>
          </table:table-cell>
          <table:table-cell office:value-type="float" office:value="4.5360200000000003E-2" table:style-name="ce1">
            <text:p>0.0453602</text:p>
          </table:table-cell>
          <table:table-cell table:style-name="ce1"/>
          <table:table-cell office:value-type="float" office:value="302" table:style-name="ce1">
            <text:p>302</text:p>
          </table:table-cell>
          <table:table-cell office:value-type="float" office:value="1548" table:style-name="ce1">
            <text:p>1548</text:p>
          </table:table-cell>
          <table:table-cell office:value-type="float" office:value="375" table:style-name="ce1">
            <text:p>375</text:p>
          </table:table-cell>
          <table:table-cell office:value-type="float" office:value="-3.5619999999999998" table:style-name="ce1">
            <text:p>-3.562</text:p>
          </table:table-cell>
          <table:table-cell office:value-type="float" office:value="-2.8147500000000001" table:style-name="ce1">
            <text:p>-2.81475</text:p>
          </table:table-cell>
          <table:table-cell office:value-type="float" office:value="4.7115900000000002E-2" table:style-name="ce1">
            <text:p>0.0471159</text:p>
          </table:table-cell>
          <table:table-cell table:number-columns-repeated="16350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1619" table:style-name="ce1">
            <text:p>1619</text:p>
          </table:table-cell>
          <table:table-cell office:value-type="float" office:value="1347" table:style-name="ce1">
            <text:p>1347</text:p>
          </table:table-cell>
          <table:table-cell office:value-type="float" office:value="1.7801199999999999" table:style-name="ce1">
            <text:p>1.78012</text:p>
          </table:table-cell>
          <table:table-cell office:value-type="float" office:value="-3.2616200000000002" table:style-name="ce1">
            <text:p>-3.26162</text:p>
          </table:table-cell>
          <table:table-cell office:value-type="float" office:value="4.2885699999999999E-2" table:style-name="ce1">
            <text:p>0.0428857</text:p>
          </table:table-cell>
          <table:table-cell table:style-name="ce1"/>
          <table:table-cell office:value-type="float" office:value="303" table:style-name="ce1">
            <text:p>303</text:p>
          </table:table-cell>
          <table:table-cell office:value-type="float" office:value="635" table:style-name="ce1">
            <text:p>635</text:p>
          </table:table-cell>
          <table:table-cell office:value-type="float" office:value="108" table:style-name="ce1">
            <text:p>108</text:p>
          </table:table-cell>
          <table:table-cell office:value-type="float" office:value="-4.9777300000000002" table:style-name="ce1">
            <text:p>-4.97773</text:p>
          </table:table-cell>
          <table:table-cell office:value-type="float" office:value="2.2219500000000001" table:style-name="ce1">
            <text:p>2.22195</text:p>
          </table:table-cell>
          <table:table-cell office:value-type="float" office:value="-2.1752500000000001E-2" table:style-name="ce1">
            <text:p>-0.0217525</text:p>
          </table:table-cell>
          <table:table-cell table:style-name="ce1"/>
          <table:table-cell office:value-type="float" office:value="303" table:style-name="ce1">
            <text:p>303</text:p>
          </table:table-cell>
          <table:table-cell office:value-type="float" office:value="1563" table:style-name="ce1">
            <text:p>1563</text:p>
          </table:table-cell>
          <table:table-cell office:value-type="float" office:value="907" table:style-name="ce1">
            <text:p>907</text:p>
          </table:table-cell>
          <table:table-cell office:value-type="float" office:value="-0.63673900000000005" table:style-name="ce1">
            <text:p>-0.636739</text:p>
          </table:table-cell>
          <table:table-cell office:value-type="float" office:value="-2.9281100000000002" table:style-name="ce1">
            <text:p>-2.92811</text:p>
          </table:table-cell>
          <table:table-cell office:value-type="float" office:value="4.2930500000000003E-2" table:style-name="ce1">
            <text:p>0.0429305</text:p>
          </table:table-cell>
          <table:table-cell table:style-name="ce1"/>
          <table:table-cell office:value-type="float" office:value="303" table:style-name="ce1">
            <text:p>303</text:p>
          </table:table-cell>
          <table:table-cell office:value-type="float" office:value="1656" table:style-name="ce1">
            <text:p>1656</text:p>
          </table:table-cell>
          <table:table-cell office:value-type="float" office:value="1748" table:style-name="ce1">
            <text:p>1748</text:p>
          </table:table-cell>
          <table:table-cell office:value-type="float" office:value="3.9835799999999999" table:style-name="ce1">
            <text:p>3.98358</text:p>
          </table:table-cell>
          <table:table-cell office:value-type="float" office:value="-3.4883700000000002" table:style-name="ce1">
            <text:p>-3.48837</text:p>
          </table:table-cell>
          <table:table-cell office:value-type="float" office:value="4.1744799999999999E-2" table:style-name="ce1">
            <text:p>0.0417448</text:p>
          </table:table-cell>
          <table:table-cell table:style-name="ce1"/>
          <table:table-cell office:value-type="float" office:value="303" table:style-name="ce1">
            <text:p>303</text:p>
          </table:table-cell>
          <table:table-cell office:value-type="float" office:value="1551" table:style-name="ce1">
            <text:p>1551</text:p>
          </table:table-cell>
          <table:table-cell office:value-type="float" office:value="792" table:style-name="ce1">
            <text:p>792</text:p>
          </table:table-cell>
          <table:table-cell office:value-type="float" office:value="-1.26857" table:style-name="ce1">
            <text:p>-1.26857</text:p>
          </table:table-cell>
          <table:table-cell office:value-type="float" office:value="-2.8554400000000002" table:style-name="ce1">
            <text:p>-2.85544</text:p>
          </table:table-cell>
          <table:table-cell office:value-type="float" office:value="4.3148800000000001E-2" table:style-name="ce1">
            <text:p>0.0431488</text:p>
          </table:table-cell>
          <table:table-cell table:number-columns-repeated="16350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1624" table:style-name="ce1">
            <text:p>1624</text:p>
          </table:table-cell>
          <table:table-cell office:value-type="float" office:value="1348" table:style-name="ce1">
            <text:p>1348</text:p>
          </table:table-cell>
          <table:table-cell office:value-type="float" office:value="1.7853300000000001" table:style-name="ce1">
            <text:p>1.78533</text:p>
          </table:table-cell>
          <table:table-cell office:value-type="float" office:value="-3.2891699999999999" table:style-name="ce1">
            <text:p>-3.28917</text:p>
          </table:table-cell>
          <table:table-cell office:value-type="float" office:value="4.32675E-2" table:style-name="ce1">
            <text:p>0.0432675</text:p>
          </table:table-cell>
          <table:table-cell table:style-name="ce1"/>
          <table:table-cell office:value-type="float" office:value="304" table:style-name="ce1">
            <text:p>304</text:p>
          </table:table-cell>
          <table:table-cell office:value-type="float" office:value="1595" table:style-name="ce1">
            <text:p>1595</text:p>
          </table:table-cell>
          <table:table-cell office:value-type="float" office:value="931" table:style-name="ce1">
            <text:p>931</text:p>
          </table:table-cell>
          <table:table-cell office:value-type="float" office:value="-0.50658499999999995" table:style-name="ce1">
            <text:p>-0.506585</text:p>
          </table:table-cell>
          <table:table-cell office:value-type="float" office:value="-3.1054900000000001" table:style-name="ce1">
            <text:p>-3.10549</text:p>
          </table:table-cell>
          <table:table-cell office:value-type="float" office:value="4.5196699999999999E-2" table:style-name="ce1">
            <text:p>0.0451967</text:p>
          </table:table-cell>
          <table:table-cell table:style-name="ce1"/>
          <table:table-cell office:value-type="float" office:value="304" table:style-name="ce1">
            <text:p>304</text:p>
          </table:table-cell>
          <table:table-cell office:value-type="float" office:value="1599" table:style-name="ce1">
            <text:p>1599</text:p>
          </table:table-cell>
          <table:table-cell office:value-type="float" office:value="920" table:style-name="ce1">
            <text:p>920</text:p>
          </table:table-cell>
          <table:table-cell office:value-type="float" office:value="-0.56731900000000002" table:style-name="ce1">
            <text:p>-0.567319</text:p>
          </table:table-cell>
          <table:table-cell office:value-type="float" office:value="-3.1268500000000001" table:style-name="ce1">
            <text:p>-3.12685</text:p>
          </table:table-cell>
          <table:table-cell office:value-type="float" office:value="4.5621099999999998E-2" table:style-name="ce1">
            <text:p>0.0456211</text:p>
          </table:table-cell>
          <table:table-cell table:style-name="ce1"/>
          <table:table-cell office:value-type="float" office:value="304" table:style-name="ce1">
            <text:p>304</text:p>
          </table:table-cell>
          <table:table-cell office:value-type="float" office:value="1671" table:style-name="ce1">
            <text:p>1671</text:p>
          </table:table-cell>
          <table:table-cell office:value-type="float" office:value="1856" table:style-name="ce1">
            <text:p>1856</text:p>
          </table:table-cell>
          <table:table-cell office:value-type="float" office:value="4.5767300000000004" table:style-name="ce1">
            <text:p>4.57673</text:p>
          </table:table-cell>
          <table:table-cell office:value-type="float" office:value="-3.5771299999999999" table:style-name="ce1">
            <text:p>-3.57713</text:p>
          </table:table-cell>
          <table:table-cell office:value-type="float" office:value="4.1832099999999997E-2" table:style-name="ce1">
            <text:p>0.0418321</text:p>
          </table:table-cell>
          <table:table-cell table:style-name="ce1"/>
          <table:table-cell office:value-type="float" office:value="304" table:style-name="ce1">
            <text:p>304</text:p>
          </table:table-cell>
          <table:table-cell office:value-type="float" office:value="1580" table:style-name="ce1">
            <text:p>1580</text:p>
          </table:table-cell>
          <table:table-cell office:value-type="float" office:value="791" table:style-name="ce1">
            <text:p>791</text:p>
          </table:table-cell>
          <table:table-cell office:value-type="float" office:value="-1.2757499999999999" table:style-name="ce1">
            <text:p>-1.27575</text:p>
          </table:table-cell>
          <table:table-cell office:value-type="float" office:value="-3.0148700000000002" table:style-name="ce1">
            <text:p>-3.01487</text:p>
          </table:table-cell>
          <table:table-cell office:value-type="float" office:value="4.5431899999999997E-2" table:style-name="ce1">
            <text:p>0.0454319</text:p>
          </table:table-cell>
          <table:table-cell table:number-columns-repeated="16350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1623" table:style-name="ce1">
            <text:p>1623</text:p>
          </table:table-cell>
          <table:table-cell office:value-type="float" office:value="1339" table:style-name="ce1">
            <text:p>1339</text:p>
          </table:table-cell>
          <table:table-cell office:value-type="float" office:value="1.7358899999999999" table:style-name="ce1">
            <text:p>1.73589</text:p>
          </table:table-cell>
          <table:table-cell office:value-type="float" office:value="-3.28315" table:style-name="ce1">
            <text:p>-3.28315</text:p>
          </table:table-cell>
          <table:table-cell office:value-type="float" office:value="4.32798E-2" table:style-name="ce1">
            <text:p>0.0432798</text:p>
          </table:table-cell>
          <table:table-cell table:style-name="ce1"/>
          <table:table-cell office:value-type="float" office:value="305" table:style-name="ce1">
            <text:p>305</text:p>
          </table:table-cell>
          <table:table-cell office:value-type="float" office:value="1543" table:style-name="ce1">
            <text:p>1543</text:p>
          </table:table-cell>
          <table:table-cell office:value-type="float" office:value="931" table:style-name="ce1">
            <text:p>931</text:p>
          </table:table-cell>
          <table:table-cell office:value-type="float" office:value="-0.50357700000000005" table:style-name="ce1">
            <text:p>-0.503577</text:p>
          </table:table-cell>
          <table:table-cell office:value-type="float" office:value="-2.8195100000000002" table:style-name="ce1">
            <text:p>-2.81951</text:p>
          </table:table-cell>
          <table:table-cell office:value-type="float" office:value="4.1121100000000001E-2" table:style-name="ce1">
            <text:p>0.0411211</text:p>
          </table:table-cell>
          <table:table-cell table:style-name="ce1"/>
          <table:table-cell office:value-type="float" office:value="305" table:style-name="ce1">
            <text:p>305</text:p>
          </table:table-cell>
          <table:table-cell office:value-type="float" office:value="1676" table:style-name="ce1">
            <text:p>1676</text:p>
          </table:table-cell>
          <table:table-cell office:value-type="float" office:value="1835" table:style-name="ce1">
            <text:p>1835</text:p>
          </table:table-cell>
          <table:table-cell office:value-type="float" office:value="4.4609399999999999" table:style-name="ce1">
            <text:p>4.46094</text:p>
          </table:table-cell>
          <table:table-cell office:value-type="float" office:value="-3.6034099999999998" table:style-name="ce1">
            <text:p>-3.60341</text:p>
          </table:table-cell>
          <table:table-cell office:value-type="float" office:value="4.2435599999999997E-2" table:style-name="ce1">
            <text:p>0.0424356</text:p>
          </table:table-cell>
          <table:table-cell table:style-name="ce1"/>
          <table:table-cell office:value-type="float" office:value="305" table:style-name="ce1">
            <text:p>305</text:p>
          </table:table-cell>
          <table:table-cell office:value-type="float" office:value="1604" table:style-name="ce1">
            <text:p>1604</text:p>
          </table:table-cell>
          <table:table-cell office:value-type="float" office:value="832" table:style-name="ce1">
            <text:p>832</text:p>
          </table:table-cell>
          <table:table-cell office:value-type="float" office:value="-1.0516300000000001" table:style-name="ce1">
            <text:p>-1.05163</text:p>
          </table:table-cell>
          <table:table-cell office:value-type="float" office:value="-3.1492499999999999" table:style-name="ce1">
            <text:p>-3.14925</text:p>
          </table:table-cell>
          <table:table-cell office:value-type="float" office:value="4.6899799999999998E-2" table:style-name="ce1">
            <text:p>0.0468998</text:p>
          </table:table-cell>
          <table:table-cell table:style-name="ce1"/>
          <table:table-cell office:value-type="float" office:value="305" table:style-name="ce1">
            <text:p>305</text:p>
          </table:table-cell>
          <table:table-cell office:value-type="float" office:value="623" table:style-name="ce1">
            <text:p>623</text:p>
          </table:table-cell>
          <table:table-cell office:value-type="float" office:value="108" table:style-name="ce1">
            <text:p>108</text:p>
          </table:table-cell>
          <table:table-cell office:value-type="float" office:value="-4.9770399999999997" table:style-name="ce1">
            <text:p>-4.97704</text:p>
          </table:table-cell>
          <table:table-cell office:value-type="float" office:value="2.2879499999999999" table:style-name="ce1">
            <text:p>2.28795</text:p>
          </table:table-cell>
          <table:table-cell office:value-type="float" office:value="-2.2693000000000001E-2" table:style-name="ce1">
            <text:p>-0.022693</text:p>
          </table:table-cell>
          <table:table-cell table:number-columns-repeated="16350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1628" table:style-name="ce1">
            <text:p>1628</text:p>
          </table:table-cell>
          <table:table-cell office:value-type="float" office:value="1344" table:style-name="ce1">
            <text:p>1344</text:p>
          </table:table-cell>
          <table:table-cell office:value-type="float" office:value="1.7630999999999999" table:style-name="ce1">
            <text:p>1.7631</text:p>
          </table:table-cell>
          <table:table-cell office:value-type="float" office:value="-3.31094" table:style-name="ce1">
            <text:p>-3.31094</text:p>
          </table:table-cell>
          <table:table-cell office:value-type="float" office:value="4.3621300000000002E-2" table:style-name="ce1">
            <text:p>0.0436213</text:p>
          </table:table-cell>
          <table:table-cell table:style-name="ce1"/>
          <table:table-cell office:value-type="float" office:value="306" table:style-name="ce1">
            <text:p>306</text:p>
          </table:table-cell>
          <table:table-cell office:value-type="float" office:value="1567" table:style-name="ce1">
            <text:p>1567</text:p>
          </table:table-cell>
          <table:table-cell office:value-type="float" office:value="799" table:style-name="ce1">
            <text:p>799</text:p>
          </table:table-cell>
          <table:table-cell office:value-type="float" office:value="-1.2310000000000001" table:style-name="ce1">
            <text:p>-1.231</text:p>
          </table:table-cell>
          <table:table-cell office:value-type="float" office:value="-2.9438399999999998" table:style-name="ce1">
            <text:p>-2.94384</text:p>
          </table:table-cell>
          <table:table-cell office:value-type="float" office:value="4.4332299999999998E-2" table:style-name="ce1">
            <text:p>0.0443323</text:p>
          </table:table-cell>
          <table:table-cell table:style-name="ce1"/>
          <table:table-cell office:value-type="float" office:value="306" table:style-name="ce1">
            <text:p>306</text:p>
          </table:table-cell>
          <table:table-cell office:value-type="float" office:value="1567" table:style-name="ce1">
            <text:p>1567</text:p>
          </table:table-cell>
          <table:table-cell office:value-type="float" office:value="775" table:style-name="ce1">
            <text:p>775</text:p>
          </table:table-cell>
          <table:table-cell office:value-type="float" office:value="-1.363" table:style-name="ce1">
            <text:p>-1.363</text:p>
          </table:table-cell>
          <table:table-cell office:value-type="float" office:value="-2.94245" table:style-name="ce1">
            <text:p>-2.94245</text:p>
          </table:table-cell>
          <table:table-cell office:value-type="float" office:value="4.4574200000000001E-2" table:style-name="ce1">
            <text:p>0.0445742</text:p>
          </table:table-cell>
          <table:table-cell table:style-name="ce1"/>
          <table:table-cell office:value-type="float" office:value="306" table:style-name="ce1">
            <text:p>306</text:p>
          </table:table-cell>
          <table:table-cell office:value-type="float" office:value="624" table:style-name="ce1">
            <text:p>624</text:p>
          </table:table-cell>
          <table:table-cell office:value-type="float" office:value="104" table:style-name="ce1">
            <text:p>104</text:p>
          </table:table-cell>
          <table:table-cell office:value-type="float" office:value="-4.9991000000000003" table:style-name="ce1">
            <text:p>-4.9991</text:p>
          </table:table-cell>
          <table:table-cell office:value-type="float" office:value="2.28268" table:style-name="ce1">
            <text:p>2.28268</text:p>
          </table:table-cell>
          <table:table-cell office:value-type="float" office:value="-2.2574299999999999E-2" table:style-name="ce1">
            <text:p>-0.0225743</text:p>
          </table:table-cell>
          <table:table-cell table:style-name="ce1"/>
          <table:table-cell office:value-type="float" office:value="306" table:style-name="ce1">
            <text:p>306</text:p>
          </table:table-cell>
          <table:table-cell office:value-type="float" office:value="1719" table:style-name="ce1">
            <text:p>1719</text:p>
          </table:table-cell>
          <table:table-cell office:value-type="float" office:value="1896" table:style-name="ce1">
            <text:p>1896</text:p>
          </table:table-cell>
          <table:table-cell office:value-type="float" office:value="4.7939699999999998" table:style-name="ce1">
            <text:p>4.79397</text:p>
          </table:table-cell>
          <table:table-cell office:value-type="float" office:value="-3.8434300000000001" table:style-name="ce1">
            <text:p>-3.84343</text:p>
          </table:table-cell>
          <table:table-cell office:value-type="float" office:value="4.5191099999999998E-2" table:style-name="ce1">
            <text:p>0.0451911</text:p>
          </table:table-cell>
          <table:table-cell table:number-columns-repeated="16350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1632" table:style-name="ce1">
            <text:p>1632</text:p>
          </table:table-cell>
          <table:table-cell office:value-type="float" office:value="1343" table:style-name="ce1">
            <text:p>1343</text:p>
          </table:table-cell>
          <table:table-cell office:value-type="float" office:value="1.7573700000000001" table:style-name="ce1">
            <text:p>1.75737</text:p>
          </table:table-cell>
          <table:table-cell office:value-type="float" office:value="-3.3328799999999998" table:style-name="ce1">
            <text:p>-3.33288</text:p>
          </table:table-cell>
          <table:table-cell office:value-type="float" office:value="4.3944900000000002E-2" table:style-name="ce1">
            <text:p>0.0439449</text:p>
          </table:table-cell>
          <table:table-cell table:style-name="ce1"/>
          <table:table-cell office:value-type="float" office:value="307" table:style-name="ce1">
            <text:p>307</text:p>
          </table:table-cell>
          <table:table-cell office:value-type="float" office:value="1560" table:style-name="ce1">
            <text:p>1560</text:p>
          </table:table-cell>
          <table:table-cell office:value-type="float" office:value="856" table:style-name="ce1">
            <text:p>856</text:p>
          </table:table-cell>
          <table:table-cell office:value-type="float" office:value="-0.91707799999999995" table:style-name="ce1">
            <text:p>-0.917078</text:p>
          </table:table-cell>
          <table:table-cell office:value-type="float" office:value="-2.9086500000000002" table:style-name="ce1">
            <text:p>-2.90865</text:p>
          </table:table-cell>
          <table:table-cell office:value-type="float" office:value="4.3209299999999999E-2" table:style-name="ce1">
            <text:p>0.0432093</text:p>
          </table:table-cell>
          <table:table-cell table:style-name="ce1"/>
          <table:table-cell office:value-type="float" office:value="307" table:style-name="ce1">
            <text:p>307</text:p>
          </table:table-cell>
          <table:table-cell office:value-type="float" office:value="1547" table:style-name="ce1">
            <text:p>1547</text:p>
          </table:table-cell>
          <table:table-cell office:value-type="float" office:value="787" table:style-name="ce1">
            <text:p>787</text:p>
          </table:table-cell>
          <table:table-cell office:value-type="float" office:value="-1.2958400000000001" table:style-name="ce1">
            <text:p>-1.29584</text:p>
          </table:table-cell>
          <table:table-cell office:value-type="float" office:value="-2.8331499999999998" table:style-name="ce1">
            <text:p>-2.83315</text:p>
          </table:table-cell>
          <table:table-cell office:value-type="float" office:value="4.2885699999999999E-2" table:style-name="ce1">
            <text:p>0.0428857</text:p>
          </table:table-cell>
          <table:table-cell table:style-name="ce1"/>
          <table:table-cell office:value-type="float" office:value="307" table:style-name="ce1">
            <text:p>307</text:p>
          </table:table-cell>
          <table:table-cell office:value-type="float" office:value="1707" table:style-name="ce1">
            <text:p>1707</text:p>
          </table:table-cell>
          <table:table-cell office:value-type="float" office:value="1868" table:style-name="ce1">
            <text:p>1868</text:p>
          </table:table-cell>
          <table:table-cell office:value-type="float" office:value="4.6406499999999999" table:style-name="ce1">
            <text:p>4.64065</text:p>
          </table:table-cell>
          <table:table-cell office:value-type="float" office:value="-3.7758099999999999" table:style-name="ce1">
            <text:p>-3.77581</text:p>
          </table:table-cell>
          <table:table-cell office:value-type="float" office:value="4.4532799999999997E-2" table:style-name="ce1">
            <text:p>0.0445328</text:p>
          </table:table-cell>
          <table:table-cell table:style-name="ce1"/>
          <table:table-cell office:value-type="float" office:value="307" table:style-name="ce1">
            <text:p>307</text:p>
          </table:table-cell>
          <table:table-cell office:value-type="float" office:value="619" table:style-name="ce1">
            <text:p>619</text:p>
          </table:table-cell>
          <table:table-cell office:value-type="float" office:value="111" table:style-name="ce1">
            <text:p>111</text:p>
          </table:table-cell>
          <table:table-cell office:value-type="float" office:value="-4.9603099999999998" table:style-name="ce1">
            <text:p>-4.96031</text:p>
          </table:table-cell>
          <table:table-cell office:value-type="float" office:value="2.3097699999999999" table:style-name="ce1">
            <text:p>2.30977</text:p>
          </table:table-cell>
          <table:table-cell office:value-type="float" office:value="-2.30367E-2" table:style-name="ce1">
            <text:p>-0.0230367</text:p>
          </table:table-cell>
          <table:table-cell table:number-columns-repeated="16350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1636" table:style-name="ce1">
            <text:p>1636</text:p>
          </table:table-cell>
          <table:table-cell office:value-type="float" office:value="1347" table:style-name="ce1">
            <text:p>1347</text:p>
          </table:table-cell>
          <table:table-cell office:value-type="float" office:value="1.7791399999999999" table:style-name="ce1">
            <text:p>1.77914</text:p>
          </table:table-cell>
          <table:table-cell office:value-type="float" office:value="-3.3551099999999998" table:style-name="ce1">
            <text:p>-3.35511</text:p>
          </table:table-cell>
          <table:table-cell office:value-type="float" office:value="4.4218100000000003E-2" table:style-name="ce1">
            <text:p>0.0442181</text:p>
          </table:table-cell>
          <table:table-cell table:style-name="ce1"/>
          <table:table-cell office:value-type="float" office:value="308" table:style-name="ce1">
            <text:p>308</text:p>
          </table:table-cell>
          <table:table-cell office:value-type="float" office:value="1768" table:style-name="ce1">
            <text:p>1768</text:p>
          </table:table-cell>
          <table:table-cell office:value-type="float" office:value="727" table:style-name="ce1">
            <text:p>727</text:p>
          </table:table-cell>
          <table:table-cell office:value-type="float" office:value="-1.6386400000000001" table:style-name="ce1">
            <text:p>-1.63864</text:p>
          </table:table-cell>
          <table:table-cell office:value-type="float" office:value="-4.0450999999999997" table:style-name="ce1">
            <text:p>-4.0451</text:p>
          </table:table-cell>
          <table:table-cell office:value-type="float" office:value="6.0811799999999999E-2" table:style-name="ce1">
            <text:p>0.0608118</text:p>
          </table:table-cell>
          <table:table-cell table:style-name="ce1"/>
          <table:table-cell office:value-type="float" office:value="308" table:style-name="ce1">
            <text:p>308</text:p>
          </table:table-cell>
          <table:table-cell office:value-type="float" office:value="1700" table:style-name="ce1">
            <text:p>1700</text:p>
          </table:table-cell>
          <table:table-cell office:value-type="float" office:value="864" table:style-name="ce1">
            <text:p>864</text:p>
          </table:table-cell>
          <table:table-cell office:value-type="float" office:value="-0.88117599999999996" table:style-name="ce1">
            <text:p>-0.881176</text:p>
          </table:table-cell>
          <table:table-cell office:value-type="float" office:value="-3.6790699999999998" table:style-name="ce1">
            <text:p>-3.67907</text:p>
          </table:table-cell>
          <table:table-cell office:value-type="float" office:value="5.41016E-2" table:style-name="ce1">
            <text:p>0.0541016</text:p>
          </table:table-cell>
          <table:table-cell table:style-name="ce1"/>
          <table:table-cell office:value-type="float" office:value="308" table:style-name="ce1">
            <text:p>308</text:p>
          </table:table-cell>
          <table:table-cell office:value-type="float" office:value="1523" table:style-name="ce1">
            <text:p>1523</text:p>
          </table:table-cell>
          <table:table-cell office:value-type="float" office:value="843" table:style-name="ce1">
            <text:p>843</text:p>
          </table:table-cell>
          <table:table-cell office:value-type="float" office:value="-0.98643999999999998" table:style-name="ce1">
            <text:p>-0.98644</text:p>
          </table:table-cell>
          <table:table-cell office:value-type="float" office:value="-2.7044100000000002" table:style-name="ce1">
            <text:p>-2.70441</text:p>
          </table:table-cell>
          <table:table-cell office:value-type="float" office:value="4.0440299999999998E-2" table:style-name="ce1">
            <text:p>0.0404403</text:p>
          </table:table-cell>
          <table:table-cell table:style-name="ce1"/>
          <table:table-cell office:value-type="float" office:value="308" table:style-name="ce1">
            <text:p>308</text:p>
          </table:table-cell>
          <table:table-cell office:value-type="float" office:value="1564" table:style-name="ce1">
            <text:p>1564</text:p>
          </table:table-cell>
          <table:table-cell office:value-type="float" office:value="796" table:style-name="ce1">
            <text:p>796</text:p>
          </table:table-cell>
          <table:table-cell office:value-type="float" office:value="-1.24732" table:style-name="ce1">
            <text:p>-1.24732</text:p>
          </table:table-cell>
          <table:table-cell office:value-type="float" office:value="-2.9271699999999998" table:style-name="ce1">
            <text:p>-2.92717</text:p>
          </table:table-cell>
          <table:table-cell office:value-type="float" office:value="4.4127399999999997E-2" table:style-name="ce1">
            <text:p>0.0441274</text:p>
          </table:table-cell>
          <table:table-cell table:number-columns-repeated="16350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1640" table:style-name="ce1">
            <text:p>1640</text:p>
          </table:table-cell>
          <table:table-cell office:value-type="float" office:value="1344" table:style-name="ce1">
            <text:p>1344</text:p>
          </table:table-cell>
          <table:table-cell office:value-type="float" office:value="1.76241" table:style-name="ce1">
            <text:p>1.76241</text:p>
          </table:table-cell>
          <table:table-cell office:value-type="float" office:value="-3.3769399999999998" table:style-name="ce1">
            <text:p>-3.37694</text:p>
          </table:table-cell>
          <table:table-cell office:value-type="float" office:value="4.4561900000000002E-2" table:style-name="ce1">
            <text:p>0.0445619</text:p>
          </table:table-cell>
          <table:table-cell table:style-name="ce1"/>
          <table:table-cell office:value-type="float" office:value="309" table:style-name="ce1">
            <text:p>309</text:p>
          </table:table-cell>
          <table:table-cell office:value-type="float" office:value="1579" table:style-name="ce1">
            <text:p>1579</text:p>
          </table:table-cell>
          <table:table-cell office:value-type="float" office:value="803" table:style-name="ce1">
            <text:p>803</text:p>
          </table:table-cell>
          <table:table-cell office:value-type="float" office:value="-1.2096899999999999" table:style-name="ce1">
            <text:p>-1.20969</text:p>
          </table:table-cell>
          <table:table-cell office:value-type="float" office:value="-3.0100699999999998" table:style-name="ce1">
            <text:p>-3.01007</text:p>
          </table:table-cell>
          <table:table-cell office:value-type="float" office:value="4.5232599999999998E-2" table:style-name="ce1">
            <text:p>0.0452326</text:p>
          </table:table-cell>
          <table:table-cell table:style-name="ce1"/>
          <table:table-cell office:value-type="float" office:value="309" table:style-name="ce1">
            <text:p>309</text:p>
          </table:table-cell>
          <table:table-cell office:value-type="float" office:value="1580" table:style-name="ce1">
            <text:p>1580</text:p>
          </table:table-cell>
          <table:table-cell office:value-type="float" office:value="784" table:style-name="ce1">
            <text:p>784</text:p>
          </table:table-cell>
          <table:table-cell office:value-type="float" office:value="-1.3142499999999999" table:style-name="ce1">
            <text:p>-1.31425</text:p>
          </table:table-cell>
          <table:table-cell office:value-type="float" office:value="-3.0144700000000002" table:style-name="ce1">
            <text:p>-3.01447</text:p>
          </table:table-cell>
          <table:table-cell office:value-type="float" office:value="4.5502399999999998E-2" table:style-name="ce1">
            <text:p>0.0455024</text:p>
          </table:table-cell>
          <table:table-cell table:style-name="ce1"/>
          <table:table-cell office:value-type="float" office:value="309" table:style-name="ce1">
            <text:p>309</text:p>
          </table:table-cell>
          <table:table-cell office:value-type="float" office:value="1708" table:style-name="ce1">
            <text:p>1708</text:p>
          </table:table-cell>
          <table:table-cell office:value-type="float" office:value="1856" table:style-name="ce1">
            <text:p>1856</text:p>
          </table:table-cell>
          <table:table-cell office:value-type="float" office:value="4.5745899999999997" table:style-name="ce1">
            <text:p>4.57459</text:p>
          </table:table-cell>
          <table:table-cell office:value-type="float" office:value="-3.7806199999999999" table:style-name="ce1">
            <text:p>-3.78062</text:p>
          </table:table-cell>
          <table:table-cell office:value-type="float" office:value="4.4732099999999997E-2" table:style-name="ce1">
            <text:p>0.0447321</text:p>
          </table:table-cell>
          <table:table-cell table:style-name="ce1"/>
          <table:table-cell office:value-type="float" office:value="309" table:style-name="ce1">
            <text:p>309</text:p>
          </table:table-cell>
          <table:table-cell office:value-type="float" office:value="627" table:style-name="ce1">
            <text:p>627</text:p>
          </table:table-cell>
          <table:table-cell office:value-type="float" office:value="111" table:style-name="ce1">
            <text:p>111</text:p>
          </table:table-cell>
          <table:table-cell office:value-type="float" office:value="-4.9607700000000001" table:style-name="ce1">
            <text:p>-4.96077</text:p>
          </table:table-cell>
          <table:table-cell office:value-type="float" office:value="2.2657699999999998" table:style-name="ce1">
            <text:p>2.26577</text:p>
          </table:table-cell>
          <table:table-cell office:value-type="float" office:value="-2.2409700000000001E-2" table:style-name="ce1">
            <text:p>-0.0224097</text:p>
          </table:table-cell>
          <table:table-cell table:number-columns-repeated="16350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1644" table:style-name="ce1">
            <text:p>1644</text:p>
          </table:table-cell>
          <table:table-cell office:value-type="float" office:value="1352" table:style-name="ce1">
            <text:p>1352</text:p>
          </table:table-cell>
          <table:table-cell office:value-type="float" office:value="1.8061799999999999" table:style-name="ce1">
            <text:p>1.80618</text:p>
          </table:table-cell>
          <table:table-cell office:value-type="float" office:value="-3.3994" table:style-name="ce1">
            <text:p>-3.3994</text:p>
          </table:table-cell>
          <table:table-cell office:value-type="float" office:value="4.4794800000000003E-2" table:style-name="ce1">
            <text:p>0.0447948</text:p>
          </table:table-cell>
          <table:table-cell table:style-name="ce1"/>
          <table:table-cell office:value-type="float" office:value="310" table:style-name="ce1">
            <text:p>310</text:p>
          </table:table-cell>
          <table:table-cell office:value-type="float" office:value="1739" table:style-name="ce1">
            <text:p>1739</text:p>
          </table:table-cell>
          <table:table-cell office:value-type="float" office:value="1779" table:style-name="ce1">
            <text:p>1779</text:p>
          </table:table-cell>
          <table:table-cell office:value-type="float" office:value="4.1492800000000001" table:style-name="ce1">
            <text:p>4.14928</text:p>
          </table:table-cell>
          <table:table-cell office:value-type="float" office:value="-3.9466399999999999" table:style-name="ce1">
            <text:p>-3.94664</text:p>
          </table:table-cell>
          <table:table-cell office:value-type="float" office:value="4.79377E-2" table:style-name="ce1">
            <text:p>0.0479377</text:p>
          </table:table-cell>
          <table:table-cell table:style-name="ce1"/>
          <table:table-cell office:value-type="float" office:value="310" table:style-name="ce1">
            <text:p>310</text:p>
          </table:table-cell>
          <table:table-cell office:value-type="float" office:value="1552" table:style-name="ce1">
            <text:p>1552</text:p>
          </table:table-cell>
          <table:table-cell office:value-type="float" office:value="875" table:style-name="ce1">
            <text:p>875</text:p>
          </table:table-cell>
          <table:table-cell office:value-type="float" office:value="-0.81211" table:style-name="ce1">
            <text:p>-0.81211</text:p>
          </table:table-cell>
          <table:table-cell office:value-type="float" office:value="-2.8657599999999999" table:style-name="ce1">
            <text:p>-2.86576</text:p>
          </table:table-cell>
          <table:table-cell office:value-type="float" office:value="4.2390799999999999E-2" table:style-name="ce1">
            <text:p>0.0423908</text:p>
          </table:table-cell>
          <table:table-cell table:style-name="ce1"/>
          <table:table-cell office:value-type="float" office:value="310" table:style-name="ce1">
            <text:p>310</text:p>
          </table:table-cell>
          <table:table-cell office:value-type="float" office:value="1543" table:style-name="ce1">
            <text:p>1543</text:p>
          </table:table-cell>
          <table:table-cell office:value-type="float" office:value="784" table:style-name="ce1">
            <text:p>784</text:p>
          </table:table-cell>
          <table:table-cell office:value-type="float" office:value="-1.3121100000000001" table:style-name="ce1">
            <text:p>-1.31211</text:p>
          </table:table-cell>
          <table:table-cell office:value-type="float" office:value="-2.8109799999999998" table:style-name="ce1">
            <text:p>-2.81098</text:p>
          </table:table-cell>
          <table:table-cell office:value-type="float" office:value="4.2602399999999999E-2" table:style-name="ce1">
            <text:p>0.0426024</text:p>
          </table:table-cell>
          <table:table-cell table:style-name="ce1"/>
          <table:table-cell office:value-type="float" office:value="310" table:style-name="ce1">
            <text:p>310</text:p>
          </table:table-cell>
          <table:table-cell office:value-type="float" office:value="1655" table:style-name="ce1">
            <text:p>1655</text:p>
          </table:table-cell>
          <table:table-cell office:value-type="float" office:value="855" table:style-name="ce1">
            <text:p>855</text:p>
          </table:table-cell>
          <table:table-cell office:value-type="float" office:value="-0.92807499999999998" table:style-name="ce1">
            <text:p>-0.928075</text:p>
          </table:table-cell>
          <table:table-cell office:value-type="float" office:value="-3.43106" table:style-name="ce1">
            <text:p>-3.43106</text:p>
          </table:table-cell>
          <table:table-cell office:value-type="float" office:value="5.0665300000000003E-2" table:style-name="ce1">
            <text:p>0.0506653</text:p>
          </table:table-cell>
          <table:table-cell table:number-columns-repeated="16350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1652" table:style-name="ce1">
            <text:p>1652</text:p>
          </table:table-cell>
          <table:table-cell office:value-type="float" office:value="1351" table:style-name="ce1">
            <text:p>1351</text:p>
          </table:table-cell>
          <table:table-cell office:value-type="float" office:value="1.8002199999999999" table:style-name="ce1">
            <text:p>1.80022</text:p>
          </table:table-cell>
          <table:table-cell office:value-type="float" office:value="-3.4433400000000001" table:style-name="ce1">
            <text:p>-3.44334</text:p>
          </table:table-cell>
          <table:table-cell office:value-type="float" office:value="4.5431899999999997E-2" table:style-name="ce1">
            <text:p>0.0454319</text:p>
          </table:table-cell>
          <table:table-cell table:style-name="ce1"/>
          <table:table-cell office:value-type="float" office:value="311" table:style-name="ce1">
            <text:p>311</text:p>
          </table:table-cell>
          <table:table-cell office:value-type="float" office:value="1568" table:style-name="ce1">
            <text:p>1568</text:p>
          </table:table-cell>
          <table:table-cell office:value-type="float" office:value="948" table:style-name="ce1">
            <text:p>948</text:p>
          </table:table-cell>
          <table:table-cell office:value-type="float" office:value="-0.41151900000000002" table:style-name="ce1">
            <text:p>-0.411519</text:p>
          </table:table-cell>
          <table:table-cell office:value-type="float" office:value="-2.9579900000000001" table:style-name="ce1">
            <text:p>-2.95799</text:p>
          </table:table-cell>
          <table:table-cell office:value-type="float" office:value="4.2909200000000002E-2" table:style-name="ce1">
            <text:p>0.0429092</text:p>
          </table:table-cell>
          <table:table-cell table:style-name="ce1"/>
          <table:table-cell office:value-type="float" office:value="311" table:style-name="ce1">
            <text:p>311</text:p>
          </table:table-cell>
          <table:table-cell office:value-type="float" office:value="1628" table:style-name="ce1">
            <text:p>1628</text:p>
          </table:table-cell>
          <table:table-cell office:value-type="float" office:value="943" table:style-name="ce1">
            <text:p>943</text:p>
          </table:table-cell>
          <table:table-cell office:value-type="float" office:value="-0.442492" table:style-name="ce1">
            <text:p>-0.442492</text:p>
          </table:table-cell>
          <table:table-cell office:value-type="float" office:value="-3.2876799999999999" table:style-name="ce1">
            <text:p>-3.28768</text:p>
          </table:table-cell>
          <table:table-cell office:value-type="float" office:value="4.7662299999999998E-2" table:style-name="ce1">
            <text:p>0.0476623</text:p>
          </table:table-cell>
          <table:table-cell table:style-name="ce1"/>
          <table:table-cell office:value-type="float" office:value="311" table:style-name="ce1">
            <text:p>311</text:p>
          </table:table-cell>
          <table:table-cell office:value-type="float" office:value="1535" table:style-name="ce1">
            <text:p>1535</text:p>
          </table:table-cell>
          <table:table-cell office:value-type="float" office:value="783" table:style-name="ce1">
            <text:p>783</text:p>
          </table:table-cell>
          <table:table-cell office:value-type="float" office:value="-1.31715" table:style-name="ce1">
            <text:p>-1.31715</text:p>
          </table:table-cell>
          <table:table-cell office:value-type="float" office:value="-2.7669199999999998" table:style-name="ce1">
            <text:p>-2.76692</text:p>
          </table:table-cell>
          <table:table-cell office:value-type="float" office:value="4.1985500000000002E-2" table:style-name="ce1">
            <text:p>0.0419855</text:p>
          </table:table-cell>
          <table:table-cell table:style-name="ce1"/>
          <table:table-cell office:value-type="float" office:value="311" table:style-name="ce1">
            <text:p>311</text:p>
          </table:table-cell>
          <table:table-cell office:value-type="float" office:value="1744" table:style-name="ce1">
            <text:p>1744</text:p>
          </table:table-cell>
          <table:table-cell office:value-type="float" office:value="1807" table:style-name="ce1">
            <text:p>1807</text:p>
          </table:table-cell>
          <table:table-cell office:value-type="float" office:value="4.3029999999999999" table:style-name="ce1">
            <text:p>4.303</text:p>
          </table:table-cell>
          <table:table-cell office:value-type="float" office:value="-3.9757600000000002" table:style-name="ce1">
            <text:p>-3.97576</text:p>
          </table:table-cell>
          <table:table-cell office:value-type="float" office:value="4.80475E-2" table:style-name="ce1">
            <text:p>0.0480475</text:p>
          </table:table-cell>
          <table:table-cell table:number-columns-repeated="16350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1656" table:style-name="ce1">
            <text:p>1656</text:p>
          </table:table-cell>
          <table:table-cell office:value-type="float" office:value="1356" table:style-name="ce1">
            <text:p>1356</text:p>
          </table:table-cell>
          <table:table-cell office:value-type="float" office:value="1.82748" table:style-name="ce1">
            <text:p>1.82748</text:p>
          </table:table-cell>
          <table:table-cell office:value-type="float" office:value="-3.46563" table:style-name="ce1">
            <text:p>-3.46563</text:p>
          </table:table-cell>
          <table:table-cell office:value-type="float" office:value="4.5695E-2" table:style-name="ce1">
            <text:p>0.045695</text:p>
          </table:table-cell>
          <table:table-cell table:style-name="ce1"/>
          <table:table-cell office:value-type="float" office:value="312" table:style-name="ce1">
            <text:p>312</text:p>
          </table:table-cell>
          <table:table-cell office:value-type="float" office:value="1699" table:style-name="ce1">
            <text:p>1699</text:p>
          </table:table-cell>
          <table:table-cell office:value-type="float" office:value="1836" table:style-name="ce1">
            <text:p>1836</text:p>
          </table:table-cell>
          <table:table-cell office:value-type="float" office:value="4.4651100000000001" table:style-name="ce1">
            <text:p>4.46511</text:p>
          </table:table-cell>
          <table:table-cell office:value-type="float" office:value="-3.7299600000000002" table:style-name="ce1">
            <text:p>-3.72996</text:p>
          </table:table-cell>
          <table:table-cell office:value-type="float" office:value="4.4228200000000002E-2" table:style-name="ce1">
            <text:p>0.0442282</text:p>
          </table:table-cell>
          <table:table-cell table:style-name="ce1"/>
          <table:table-cell office:value-type="float" office:value="312" table:style-name="ce1">
            <text:p>312</text:p>
          </table:table-cell>
          <table:table-cell office:value-type="float" office:value="1584" table:style-name="ce1">
            <text:p>1584</text:p>
          </table:table-cell>
          <table:table-cell office:value-type="float" office:value="811" table:style-name="ce1">
            <text:p>811</text:p>
          </table:table-cell>
          <table:table-cell office:value-type="float" office:value="-1.16598" table:style-name="ce1">
            <text:p>-1.16598</text:p>
          </table:table-cell>
          <table:table-cell office:value-type="float" office:value="-3.03803" table:style-name="ce1">
            <text:p>-3.03803</text:p>
          </table:table-cell>
          <table:table-cell office:value-type="float" office:value="4.5543800000000002E-2" table:style-name="ce1">
            <text:p>0.0455438</text:p>
          </table:table-cell>
          <table:table-cell table:style-name="ce1"/>
          <table:table-cell office:value-type="float" office:value="312" table:style-name="ce1">
            <text:p>312</text:p>
          </table:table-cell>
          <table:table-cell office:value-type="float" office:value="1587" table:style-name="ce1">
            <text:p>1587</text:p>
          </table:table-cell>
          <table:table-cell office:value-type="float" office:value="791" table:style-name="ce1">
            <text:p>791</text:p>
          </table:table-cell>
          <table:table-cell office:value-type="float" office:value="-1.27616" table:style-name="ce1">
            <text:p>-1.27616</text:p>
          </table:table-cell>
          <table:table-cell office:value-type="float" office:value="-3.0533700000000001" table:style-name="ce1">
            <text:p>-3.05337</text:p>
          </table:table-cell>
          <table:table-cell office:value-type="float" office:value="4.5980500000000001E-2" table:style-name="ce1">
            <text:p>0.0459805</text:p>
          </table:table-cell>
          <table:table-cell table:style-name="ce1"/>
          <table:table-cell office:value-type="float" office:value="312" table:style-name="ce1">
            <text:p>312</text:p>
          </table:table-cell>
          <table:table-cell office:value-type="float" office:value="1655" table:style-name="ce1">
            <text:p>1655</text:p>
          </table:table-cell>
          <table:table-cell office:value-type="float" office:value="836" table:style-name="ce1">
            <text:p>836</text:p>
          </table:table-cell>
          <table:table-cell office:value-type="float" office:value="-1.0325800000000001" table:style-name="ce1">
            <text:p>-1.03258</text:p>
          </table:table-cell>
          <table:table-cell office:value-type="float" office:value="-3.4299599999999999" table:style-name="ce1">
            <text:p>-3.42996</text:p>
          </table:table-cell>
          <table:table-cell office:value-type="float" office:value="5.0856699999999998E-2" table:style-name="ce1">
            <text:p>0.0508567</text:p>
          </table:table-cell>
          <table:table-cell table:number-columns-repeated="16350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1660" table:style-name="ce1">
            <text:p>1660</text:p>
          </table:table-cell>
          <table:table-cell office:value-type="float" office:value="1355" table:style-name="ce1">
            <text:p>1355</text:p>
          </table:table-cell>
          <table:table-cell office:value-type="float" office:value="1.82175" table:style-name="ce1">
            <text:p>1.82175</text:p>
          </table:table-cell>
          <table:table-cell office:value-type="float" office:value="-3.4875699999999998" table:style-name="ce1">
            <text:p>-3.48757</text:p>
          </table:table-cell>
          <table:table-cell office:value-type="float" office:value="4.60186E-2" table:style-name="ce1">
            <text:p>0.0460186</text:p>
          </table:table-cell>
          <table:table-cell table:style-name="ce1"/>
          <table:table-cell office:value-type="float" office:value="313" table:style-name="ce1">
            <text:p>313</text:p>
          </table:table-cell>
          <table:table-cell office:value-type="float" office:value="1599" table:style-name="ce1">
            <text:p>1599</text:p>
          </table:table-cell>
          <table:table-cell office:value-type="float" office:value="816" table:style-name="ce1">
            <text:p>816</text:p>
          </table:table-cell>
          <table:table-cell office:value-type="float" office:value="-1.13934" table:style-name="ce1">
            <text:p>-1.13934</text:p>
          </table:table-cell>
          <table:table-cell office:value-type="float" office:value="-3.1208200000000001" table:style-name="ce1">
            <text:p>-3.12082</text:p>
          </table:table-cell>
          <table:table-cell office:value-type="float" office:value="4.6669099999999998E-2" table:style-name="ce1">
            <text:p>0.0466691</text:p>
          </table:table-cell>
          <table:table-cell table:style-name="ce1"/>
          <table:table-cell office:value-type="float" office:value="313" table:style-name="ce1">
            <text:p>313</text:p>
          </table:table-cell>
          <table:table-cell office:value-type="float" office:value="1595" table:style-name="ce1">
            <text:p>1595</text:p>
          </table:table-cell>
          <table:table-cell office:value-type="float" office:value="819" table:style-name="ce1">
            <text:p>819</text:p>
          </table:table-cell>
          <table:table-cell office:value-type="float" office:value="-1.1226100000000001" table:style-name="ce1">
            <text:p>-1.12261</text:p>
          </table:table-cell>
          <table:table-cell office:value-type="float" office:value="-3.0989900000000001" table:style-name="ce1">
            <text:p>-3.09899</text:p>
          </table:table-cell>
          <table:table-cell office:value-type="float" office:value="4.6325400000000003E-2" table:style-name="ce1">
            <text:p>0.0463254</text:p>
          </table:table-cell>
          <table:table-cell table:style-name="ce1"/>
          <table:table-cell office:value-type="float" office:value="313" table:style-name="ce1">
            <text:p>313</text:p>
          </table:table-cell>
          <table:table-cell office:value-type="float" office:value="1695" table:style-name="ce1">
            <text:p>1695</text:p>
          </table:table-cell>
          <table:table-cell office:value-type="float" office:value="1839" table:style-name="ce1">
            <text:p>1839</text:p>
          </table:table-cell>
          <table:table-cell office:value-type="float" office:value="4.48184" table:style-name="ce1">
            <text:p>4.48184</text:p>
          </table:table-cell>
          <table:table-cell office:value-type="float" office:value="-3.7081300000000001" table:style-name="ce1">
            <text:p>-3.70813</text:p>
          </table:table-cell>
          <table:table-cell office:value-type="float" office:value="4.38845E-2" table:style-name="ce1">
            <text:p>0.0438845</text:p>
          </table:table-cell>
          <table:table-cell table:style-name="ce1"/>
          <table:table-cell office:value-type="float" office:value="313" table:style-name="ce1">
            <text:p>313</text:p>
          </table:table-cell>
          <table:table-cell office:value-type="float" office:value="1591" table:style-name="ce1">
            <text:p>1591</text:p>
          </table:table-cell>
          <table:table-cell office:value-type="float" office:value="739" table:style-name="ce1">
            <text:p>739</text:p>
          </table:table-cell>
          <table:table-cell office:value-type="float" office:value="-1.5624" table:style-name="ce1">
            <text:p>-1.5624</text:p>
          </table:table-cell>
          <table:table-cell office:value-type="float" office:value="-3.0723500000000001" table:style-name="ce1">
            <text:p>-3.07235</text:p>
          </table:table-cell>
          <table:table-cell office:value-type="float" office:value="4.6817999999999999E-2" table:style-name="ce1">
            <text:p>0.046818</text:p>
          </table:table-cell>
          <table:table-cell table:number-columns-repeated="16350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1663" table:style-name="ce1">
            <text:p>1663</text:p>
          </table:table-cell>
          <table:table-cell office:value-type="float" office:value="1355" table:style-name="ce1">
            <text:p>1355</text:p>
          </table:table-cell>
          <table:table-cell office:value-type="float" office:value="1.82158" table:style-name="ce1">
            <text:p>1.82158</text:p>
          </table:table-cell>
          <table:table-cell office:value-type="float" office:value="-3.50407" table:style-name="ce1">
            <text:p>-3.50407</text:p>
          </table:table-cell>
          <table:table-cell office:value-type="float" office:value="4.6253700000000002E-2" table:style-name="ce1">
            <text:p>0.0462537</text:p>
          </table:table-cell>
          <table:table-cell table:style-name="ce1"/>
          <table:table-cell office:value-type="float" office:value="314" table:style-name="ce1">
            <text:p>314</text:p>
          </table:table-cell>
          <table:table-cell office:value-type="float" office:value="1591" table:style-name="ce1">
            <text:p>1591</text:p>
          </table:table-cell>
          <table:table-cell office:value-type="float" office:value="939" table:style-name="ce1">
            <text:p>939</text:p>
          </table:table-cell>
          <table:table-cell office:value-type="float" office:value="-0.46235199999999999" table:style-name="ce1">
            <text:p>-0.462352</text:p>
          </table:table-cell>
          <table:table-cell office:value-type="float" office:value="-3.0839599999999998" table:style-name="ce1">
            <text:p>-3.08396</text:p>
          </table:table-cell>
          <table:table-cell office:value-type="float" office:value="4.4802599999999998E-2" table:style-name="ce1">
            <text:p>0.0448026</text:p>
          </table:table-cell>
          <table:table-cell table:style-name="ce1"/>
          <table:table-cell office:value-type="float" office:value="314" table:style-name="ce1">
            <text:p>314</text:p>
          </table:table-cell>
          <table:table-cell office:value-type="float" office:value="1760" table:style-name="ce1">
            <text:p>1760</text:p>
          </table:table-cell>
          <table:table-cell office:value-type="float" office:value="1847" table:style-name="ce1">
            <text:p>1847</text:p>
          </table:table-cell>
          <table:table-cell office:value-type="float" office:value="4.5220799999999999" table:style-name="ce1">
            <text:p>4.52208</text:p>
          </table:table-cell>
          <table:table-cell office:value-type="float" office:value="-4.0660800000000004" table:style-name="ce1">
            <text:p>-4.06608</text:p>
          </table:table-cell>
          <table:table-cell office:value-type="float" office:value="4.8898400000000002E-2" table:style-name="ce1">
            <text:p>0.0488984</text:p>
          </table:table-cell>
          <table:table-cell table:style-name="ce1"/>
          <table:table-cell office:value-type="float" office:value="314" table:style-name="ce1">
            <text:p>314</text:p>
          </table:table-cell>
          <table:table-cell office:value-type="float" office:value="1567" table:style-name="ce1">
            <text:p>1567</text:p>
          </table:table-cell>
          <table:table-cell office:value-type="float" office:value="788" table:style-name="ce1">
            <text:p>788</text:p>
          </table:table-cell>
          <table:table-cell office:value-type="float" office:value="-1.2915000000000001" table:style-name="ce1">
            <text:p>-1.2915</text:p>
          </table:table-cell>
          <table:table-cell office:value-type="float" office:value="-2.9432" table:style-name="ce1">
            <text:p>-2.9432</text:p>
          </table:table-cell>
          <table:table-cell office:value-type="float" office:value="4.4443200000000002E-2" table:style-name="ce1">
            <text:p>0.0444432</text:p>
          </table:table-cell>
          <table:table-cell table:style-name="ce1"/>
          <table:table-cell office:value-type="float" office:value="314" table:style-name="ce1">
            <text:p>314</text:p>
          </table:table-cell>
          <table:table-cell office:value-type="float" office:value="1667" table:style-name="ce1">
            <text:p>1667</text:p>
          </table:table-cell>
          <table:table-cell office:value-type="float" office:value="800" table:style-name="ce1">
            <text:p>800</text:p>
          </table:table-cell>
          <table:table-cell office:value-type="float" office:value="-1.2312799999999999" table:style-name="ce1">
            <text:p>-1.23128</text:p>
          </table:table-cell>
          <table:table-cell office:value-type="float" office:value="-3.4938699999999998" table:style-name="ce1">
            <text:p>-3.49387</text:p>
          </table:table-cell>
          <table:table-cell office:value-type="float" office:value="5.2159999999999998E-2" table:style-name="ce1">
            <text:p>0.05216</text:p>
          </table:table-cell>
          <table:table-cell table:number-columns-repeated="16350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1664" table:style-name="ce1">
            <text:p>1664</text:p>
          </table:table-cell>
          <table:table-cell office:value-type="float" office:value="1351" table:style-name="ce1">
            <text:p>1351</text:p>
          </table:table-cell>
          <table:table-cell office:value-type="float" office:value="1.79952" table:style-name="ce1">
            <text:p>1.79952</text:p>
          </table:table-cell>
          <table:table-cell office:value-type="float" office:value="-3.5093299999999998" table:style-name="ce1">
            <text:p>-3.50933</text:p>
          </table:table-cell>
          <table:table-cell office:value-type="float" office:value="4.6372400000000001E-2" table:style-name="ce1">
            <text:p>0.0463724</text:p>
          </table:table-cell>
          <table:table-cell table:style-name="ce1"/>
          <table:table-cell office:value-type="float" office:value="315" table:style-name="ce1">
            <text:p>315</text:p>
          </table:table-cell>
          <table:table-cell office:value-type="float" office:value="1611" table:style-name="ce1">
            <text:p>1611</text:p>
          </table:table-cell>
          <table:table-cell office:value-type="float" office:value="892" table:style-name="ce1">
            <text:p>892</text:p>
          </table:table-cell>
          <table:table-cell office:value-type="float" office:value="-0.72202" table:style-name="ce1">
            <text:p>-0.72202</text:p>
          </table:table-cell>
          <table:table-cell office:value-type="float" office:value="-3.1912199999999999" table:style-name="ce1">
            <text:p>-3.19122</text:p>
          </table:table-cell>
          <table:table-cell office:value-type="float" office:value="4.6843799999999998E-2" table:style-name="ce1">
            <text:p>0.0468438</text:p>
          </table:table-cell>
          <table:table-cell table:style-name="ce1"/>
          <table:table-cell office:value-type="float" office:value="315" table:style-name="ce1">
            <text:p>315</text:p>
          </table:table-cell>
          <table:table-cell office:value-type="float" office:value="1724" table:style-name="ce1">
            <text:p>1724</text:p>
          </table:table-cell>
          <table:table-cell office:value-type="float" office:value="1783" table:style-name="ce1">
            <text:p>1783</text:p>
          </table:table-cell>
          <table:table-cell office:value-type="float" office:value="4.1721500000000002" table:style-name="ce1">
            <text:p>4.17215</text:p>
          </table:table-cell>
          <table:table-cell office:value-type="float" office:value="-3.8643800000000001" table:style-name="ce1">
            <text:p>-3.86438</text:p>
          </table:table-cell>
          <table:table-cell office:value-type="float" office:value="4.6721699999999998E-2" table:style-name="ce1">
            <text:p>0.0467217</text:p>
          </table:table-cell>
          <table:table-cell table:style-name="ce1"/>
          <table:table-cell office:value-type="float" office:value="315" table:style-name="ce1">
            <text:p>315</text:p>
          </table:table-cell>
          <table:table-cell office:value-type="float" office:value="1603" table:style-name="ce1">
            <text:p>1603</text:p>
          </table:table-cell>
          <table:table-cell office:value-type="float" office:value="792" table:style-name="ce1">
            <text:p>792</text:p>
          </table:table-cell>
          <table:table-cell office:value-type="float" office:value="-1.2715799999999999" table:style-name="ce1">
            <text:p>-1.27158</text:p>
          </table:table-cell>
          <table:table-cell office:value-type="float" office:value="-3.1414300000000002" table:style-name="ce1">
            <text:p>-3.14143</text:p>
          </table:table-cell>
          <table:table-cell office:value-type="float" office:value="4.7224500000000003E-2" table:style-name="ce1">
            <text:p>0.0472245</text:p>
          </table:table-cell>
          <table:table-cell table:style-name="ce1"/>
          <table:table-cell office:value-type="float" office:value="315" table:style-name="ce1">
            <text:p>315</text:p>
          </table:table-cell>
          <table:table-cell office:value-type="float" office:value="1596" table:style-name="ce1">
            <text:p>1596</text:p>
          </table:table-cell>
          <table:table-cell office:value-type="float" office:value="755" table:style-name="ce1">
            <text:p>755</text:p>
          </table:table-cell>
          <table:table-cell office:value-type="float" office:value="-1.47468" table:style-name="ce1">
            <text:p>-1.47468</text:p>
          </table:table-cell>
          <table:table-cell office:value-type="float" office:value="-3.1007799999999999" table:style-name="ce1">
            <text:p>-3.10078</text:p>
          </table:table-cell>
          <table:table-cell office:value-type="float" office:value="4.7048699999999999E-2" table:style-name="ce1">
            <text:p>0.0470487</text:p>
          </table:table-cell>
          <table:table-cell table:number-columns-repeated="16350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1667" table:style-name="ce1">
            <text:p>1667</text:p>
          </table:table-cell>
          <table:table-cell office:value-type="float" office:value="1364" table:style-name="ce1">
            <text:p>1364</text:p>
          </table:table-cell>
          <table:table-cell office:value-type="float" office:value="1.8708499999999999" table:style-name="ce1">
            <text:p>1.87085</text:p>
          </table:table-cell>
          <table:table-cell office:value-type="float" office:value="-3.5265900000000001" table:style-name="ce1">
            <text:p>-3.52659</text:p>
          </table:table-cell>
          <table:table-cell office:value-type="float" office:value="4.6476499999999997E-2" table:style-name="ce1">
            <text:p>0.0464765</text:p>
          </table:table-cell>
          <table:table-cell table:style-name="ce1"/>
          <table:table-cell office:value-type="float" office:value="316" table:style-name="ce1">
            <text:p>316</text:p>
          </table:table-cell>
          <table:table-cell office:value-type="float" office:value="1620" table:style-name="ce1">
            <text:p>1620</text:p>
          </table:table-cell>
          <table:table-cell office:value-type="float" office:value="935" table:style-name="ce1">
            <text:p>935</text:p>
          </table:table-cell>
          <table:table-cell office:value-type="float" office:value="-0.48603099999999999" table:style-name="ce1">
            <text:p>-0.486031</text:p>
          </table:table-cell>
          <table:table-cell office:value-type="float" office:value="-3.24322" table:style-name="ce1">
            <text:p>-3.24322</text:p>
          </table:table-cell>
          <table:table-cell office:value-type="float" office:value="4.7115900000000002E-2" table:style-name="ce1">
            <text:p>0.0471159</text:p>
          </table:table-cell>
          <table:table-cell table:style-name="ce1"/>
          <table:table-cell office:value-type="float" office:value="316" table:style-name="ce1">
            <text:p>316</text:p>
          </table:table-cell>
          <table:table-cell office:value-type="float" office:value="1724" table:style-name="ce1">
            <text:p>1724</text:p>
          </table:table-cell>
          <table:table-cell office:value-type="float" office:value="1851" table:style-name="ce1">
            <text:p>1851</text:p>
          </table:table-cell>
          <table:table-cell office:value-type="float" office:value="4.54617" table:style-name="ce1">
            <text:p>4.54617</text:p>
          </table:table-cell>
          <table:table-cell office:value-type="float" office:value="-3.8683200000000002" table:style-name="ce1">
            <text:p>-3.86832</text:p>
          </table:table-cell>
          <table:table-cell office:value-type="float" office:value="4.6036500000000001E-2" table:style-name="ce1">
            <text:p>0.0460365</text:p>
          </table:table-cell>
          <table:table-cell table:style-name="ce1"/>
          <table:table-cell office:value-type="float" office:value="316" table:style-name="ce1">
            <text:p>316</text:p>
          </table:table-cell>
          <table:table-cell office:value-type="float" office:value="1603" table:style-name="ce1">
            <text:p>1603</text:p>
          </table:table-cell>
          <table:table-cell office:value-type="float" office:value="796" table:style-name="ce1">
            <text:p>796</text:p>
          </table:table-cell>
          <table:table-cell office:value-type="float" office:value="-1.2495799999999999" table:style-name="ce1">
            <text:p>-1.24958</text:p>
          </table:table-cell>
          <table:table-cell office:value-type="float" office:value="-3.1416599999999999" table:style-name="ce1">
            <text:p>-3.14166</text:p>
          </table:table-cell>
          <table:table-cell office:value-type="float" office:value="4.7184200000000003E-2" table:style-name="ce1">
            <text:p>0.0471842</text:p>
          </table:table-cell>
          <table:table-cell table:style-name="ce1"/>
          <table:table-cell office:value-type="float" office:value="316" table:style-name="ce1">
            <text:p>316</text:p>
          </table:table-cell>
          <table:table-cell office:value-type="float" office:value="1539" table:style-name="ce1">
            <text:p>1539</text:p>
          </table:table-cell>
          <table:table-cell office:value-type="float" office:value="872" table:style-name="ce1">
            <text:p>872</text:p>
          </table:table-cell>
          <table:table-cell office:value-type="float" office:value="-0.82785900000000001" table:style-name="ce1">
            <text:p>-0.827859</text:p>
          </table:table-cell>
          <table:table-cell office:value-type="float" office:value="-2.7940900000000002" table:style-name="ce1">
            <text:p>-2.79409</text:p>
          </table:table-cell>
          <table:table-cell office:value-type="float" office:value="4.1402099999999997E-2" table:style-name="ce1">
            <text:p>0.0414021</text:p>
          </table:table-cell>
          <table:table-cell table:number-columns-repeated="16350"/>
        </table:table-row>
        <table:table-row table:number-rows-repeated="10482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dc:creator>Sumit Mohanty</dc:creator>
    <meta:creation-date>2016-09-28T15:55:12Z</meta:creation-date>
    <dc:date>2016-09-28T15:55:12Z</dc:date>
  </office:meta>
</office:document-meta>
</file>